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data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4</text:p>
          </table:table-cell>
          <table:table-cell table:number-columns-repeated="3"/>
          <table:table-cell office:value-type="string" calcext:value-type="string">
            <text:p>HW8</text:p>
          </table:table-cell>
          <table:table-cell table:number-columns-repeated="3"/>
          <table:table-cell office:value-type="string" calcext:value-type="string">
            <text:p>HW3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20640" calcext:value-type="float">
            <text:p>2064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0640" calcext:value-type="float">
            <text:p>2064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0640" calcext:value-type="float">
            <text:p>2064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0640" calcext:value-type="float">
            <text:p>20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20640" calcext:value-type="float">
            <text:p>2064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20640" calcext:value-type="float">
            <text:p>2064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20640" calcext:value-type="float">
            <text:p>20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520141125" calcext:value-type="float">
            <text:p>0.0520141125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1065450832" calcext:value-type="float">
            <text:p>0.1065450832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41597537" calcext:value-type="float">
            <text:p>0.024159753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0183770657" calcext:value-type="float">
            <text:p>0.018377065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194470882" calcext:value-type="float">
            <text:p>0.0194470882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19464016" calcext:value-type="float">
            <text:p>0.019464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1518871" calcext:value-type="float">
            <text:p>0.02015188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1065450832" calcext:value-type="float">
            <text:p>0.10654508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1065450832" calcext:value-type="float">
            <text:p>0.10654508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1065450832" calcext:value-type="float">
            <text:p>0.1065450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80222057" calcext:value-type="float">
            <text:p>0.01802220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42200606" calcext:value-type="float">
            <text:p>0.02422006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40297876" calcext:value-type="float">
            <text:p>0.02402978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42075119" calcext:value-type="float">
            <text:p>0.024207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67394299" calcext:value-type="float">
            <text:p>0.01673942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4730667" calcext:value-type="float">
            <text:p>0.02047306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0702939" calcext:value-type="float">
            <text:p>0.0200702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1115962" calcext:value-type="float">
            <text:p>0.0201115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58932265" calcext:value-type="float">
            <text:p>0.01589322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9582406" calcext:value-type="float">
            <text:p>0.01795824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80077534" calcext:value-type="float">
            <text:p>0.0180077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9665573" calcext:value-type="float">
            <text:p>0.0179665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52995735" calcext:value-type="float">
            <text:p>0.01529957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69151388" calcext:value-type="float">
            <text:p>0.01691513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67136434" calcext:value-type="float">
            <text:p>0.01671364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67047884" calcext:value-type="float">
            <text:p>0.0167047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4864793" calcext:value-type="float">
            <text:p>0.014864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59208868" calcext:value-type="float">
            <text:p>0.01592088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58688352" calcext:value-type="float">
            <text:p>0.01586883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58576053" calcext:value-type="float">
            <text:p>0.0158576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4535984" calcext:value-type="float">
            <text:p>0.0145359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5272148" calcext:value-type="float">
            <text:p>0.0152721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52908117" calcext:value-type="float">
            <text:p>0.01529081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52666476" calcext:value-type="float">
            <text:p>0.0152666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42808631" calcext:value-type="float">
            <text:p>0.01428086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47860358" calcext:value-type="float">
            <text:p>0.01478603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48489978" calcext:value-type="float">
            <text:p>0.0148489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48288002" calcext:value-type="float">
            <text:p>0.0148288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40787233" calcext:value-type="float">
            <text:p>0.01407872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45439785" calcext:value-type="float">
            <text:p>0.01454397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45002753" calcext:value-type="float">
            <text:p>0.01450027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44987376" calcext:value-type="float">
            <text:p>0.014498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39157698" calcext:value-type="float">
            <text:p>0.01391576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4299362" calcext:value-type="float">
            <text:p>0.0142993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42309973" calcext:value-type="float">
            <text:p>0.01423099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42465048" calcext:value-type="float">
            <text:p>0.0142465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137824817" calcext:value-type="float">
            <text:p>0.0137824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41651276" calcext:value-type="float">
            <text:p>0.01416512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40392259" calcext:value-type="float">
            <text:p>0.01403922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40346764" calcext:value-type="float">
            <text:p>0.0140346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136721293" calcext:value-type="float">
            <text:p>0.01367212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38384709" calcext:value-type="float">
            <text:p>0.01383847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38838449" calcext:value-type="float">
            <text:p>0.01388384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38755888" calcext:value-type="float">
            <text:p>0.0138755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135798184" calcext:value-type="float">
            <text:p>0.01357981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139193451" calcext:value-type="float">
            <text:p>0.01391934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137633579" calcext:value-type="float">
            <text:p>0.01376335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13740615" calcext:value-type="float">
            <text:p>0.013740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135018975" calcext:value-type="float">
            <text:p>0.01350189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136502171" calcext:value-type="float">
            <text:p>0.01365021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136835054" calcext:value-type="float">
            <text:p>0.01368350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13634637" calcext:value-type="float">
            <text:p>0.013634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134355975" calcext:value-type="float">
            <text:p>0.01343559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135330595" calcext:value-type="float">
            <text:p>0.01353305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135824429" calcext:value-type="float">
            <text:p>0.01358244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13534734" calcext:value-type="float">
            <text:p>0.013534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133787571" calcext:value-type="float">
            <text:p>0.01337875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134186558" calcext:value-type="float">
            <text:p>0.01341865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135025438" calcext:value-type="float">
            <text:p>0.01350254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134734781" calcext:value-type="float">
            <text:p>0.013473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133297043" calcext:value-type="float">
            <text:p>0.0133297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134661989" calcext:value-type="float">
            <text:p>0.01346619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134246098" calcext:value-type="float">
            <text:p>0.01342460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134007726" calcext:value-type="float">
            <text:p>0.0134007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132870758" calcext:value-type="float">
            <text:p>0.01328707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134467045" calcext:value-type="float">
            <text:p>0.01344670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133480709" calcext:value-type="float">
            <text:p>0.01334807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133545287" calcext:value-type="float">
            <text:p>0.0133545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132498024" calcext:value-type="float">
            <text:p>0.01324980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134248966" calcext:value-type="float">
            <text:p>0.01342489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133042168" calcext:value-type="float">
            <text:p>0.01330421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132790469" calcext:value-type="float">
            <text:p>0.013279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132170198" calcext:value-type="float">
            <text:p>0.01321701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132496068" calcext:value-type="float">
            <text:p>0.01324960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132796876" calcext:value-type="float">
            <text:p>0.01327968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132420138" calcext:value-type="float">
            <text:p>0.013242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13187998" calcext:value-type="float">
            <text:p>0.0131879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132751418" calcext:value-type="float">
            <text:p>0.01327514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132633727" calcext:value-type="float">
            <text:p>0.0132633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131987743" calcext:value-type="float">
            <text:p>0.0131987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131621705" calcext:value-type="float">
            <text:p>0.01316217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131769087" calcext:value-type="float">
            <text:p>0.01317690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132168541" calcext:value-type="float">
            <text:p>0.01321685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131658092" calcext:value-type="float">
            <text:p>0.0131658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131390328" calcext:value-type="float">
            <text:p>0.01313903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131602809" calcext:value-type="float">
            <text:p>0.01316028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131840492" calcext:value-type="float">
            <text:p>0.01318404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131526729" calcext:value-type="float">
            <text:p>0.0131526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131181953" calcext:value-type="float">
            <text:p>0.01311819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130759235" calcext:value-type="float">
            <text:p>0.01307592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131559242" calcext:value-type="float">
            <text:p>0.01315592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131336553" calcext:value-type="float">
            <text:p>0.0131336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130993333" calcext:value-type="float">
            <text:p>0.01309933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131215872" calcext:value-type="float">
            <text:p>0.0131215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131244604" calcext:value-type="float">
            <text:p>0.01312446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130963232" calcext:value-type="float">
            <text:p>0.0130963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130821392" calcext:value-type="float">
            <text:p>0.01308213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13134581" calcext:value-type="float">
            <text:p>0.0131345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130784353" calcext:value-type="float">
            <text:p>0.01307843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130787771" calcext:value-type="float">
            <text:p>0.0130787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130663943" calcext:value-type="float">
            <text:p>0.01306639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133169992" calcext:value-type="float">
            <text:p>0.01331699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130728465" calcext:value-type="float">
            <text:p>0.01307284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130835278" calcext:value-type="float">
            <text:p>0.0130835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130519187" calcext:value-type="float">
            <text:p>0.01305191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13078114" calcext:value-type="float">
            <text:p>0.0130781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13088149" calcext:value-type="float">
            <text:p>0.0130881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130568231" calcext:value-type="float">
            <text:p>0.0130568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130385077" calcext:value-type="float">
            <text:p>0.0130385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131881312" calcext:value-type="float">
            <text:p>0.01318813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130671933" calcext:value-type="float">
            <text:p>0.01306719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13027627" calcext:value-type="float">
            <text:p>0.013027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130260242" calcext:value-type="float">
            <text:p>0.01302602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13006879" calcext:value-type="float">
            <text:p>0.0130068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130522391" calcext:value-type="float">
            <text:p>0.01305223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130347274" calcext:value-type="float">
            <text:p>0.0130347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130143724" calcext:value-type="float">
            <text:p>0.01301437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130085777" calcext:value-type="float">
            <text:p>0.01300857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130486302" calcext:value-type="float">
            <text:p>0.01304863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13010893" calcext:value-type="float">
            <text:p>0.013010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130034471" calcext:value-type="float">
            <text:p>0.01300344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129631395" calcext:value-type="float">
            <text:p>0.01296313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130149564" calcext:value-type="float">
            <text:p>0.01301495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130057298" calcext:value-type="float">
            <text:p>0.013005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12993155" calcext:value-type="float">
            <text:p>0.0129931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130449291" calcext:value-type="float">
            <text:p>0.01304492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12979025" calcext:value-type="float">
            <text:p>0.0129790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130021842" calcext:value-type="float">
            <text:p>0.0130021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129834181" calcext:value-type="float">
            <text:p>0.01298341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130750453" calcext:value-type="float">
            <text:p>0.01307504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129649928" calcext:value-type="float">
            <text:p>0.01296499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129800839" calcext:value-type="float">
            <text:p>0.0129800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129741784" calcext:value-type="float">
            <text:p>0.01297417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13113928" calcext:value-type="float">
            <text:p>0.0131139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129719591" calcext:value-type="float">
            <text:p>0.0129719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129666841" calcext:value-type="float">
            <text:p>0.0129666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129653588" calcext:value-type="float">
            <text:p>0.01296535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12932173" calcext:value-type="float">
            <text:p>0.0129321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129837953" calcext:value-type="float">
            <text:p>0.01298379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129692154" calcext:value-type="float">
            <text:p>0.012969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29569136" calcext:value-type="float">
            <text:p>0.01295691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130335931" calcext:value-type="float">
            <text:p>0.01303359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129726352" calcext:value-type="float">
            <text:p>0.01297263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129519897" calcext:value-type="float">
            <text:p>0.0129519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129488055" calcext:value-type="float">
            <text:p>0.01294880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129407896" calcext:value-type="float">
            <text:p>0.0129407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129451621" calcext:value-type="float">
            <text:p>0.01294516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129363285" calcext:value-type="float">
            <text:p>0.0129363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29410028" calcext:value-type="float">
            <text:p>0.01294100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29558649" calcext:value-type="float">
            <text:p>0.01295586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2940825" calcext:value-type="float">
            <text:p>0.0129408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29290074" calcext:value-type="float">
            <text:p>0.0129290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129334945" calcext:value-type="float">
            <text:p>0.01293349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129229613" calcext:value-type="float">
            <text:p>0.01292296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129355425" calcext:value-type="float">
            <text:p>0.01293554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129302936" calcext:value-type="float">
            <text:p>0.0129302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12926233" calcext:value-type="float">
            <text:p>0.0129262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29314736" calcext:value-type="float">
            <text:p>0.01293147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2912361" calcext:value-type="float">
            <text:p>0.0129123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29362997" calcext:value-type="float">
            <text:p>0.0129362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129191922" calcext:value-type="float">
            <text:p>0.01291919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129517345" calcext:value-type="float">
            <text:p>0.01295173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1289267" calcext:value-type="float">
            <text:p>0.012892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129239755" calcext:value-type="float">
            <text:p>0.0129239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129123498" calcext:value-type="float">
            <text:p>0.01291234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130584156" calcext:value-type="float">
            <text:p>0.01305841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128962332" calcext:value-type="float">
            <text:p>0.01289623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129111977" calcext:value-type="float">
            <text:p>0.0129111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129056843" calcext:value-type="float">
            <text:p>0.01290568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129311839" calcext:value-type="float">
            <text:p>0.01293118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128982067" calcext:value-type="float">
            <text:p>0.0128982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129177431" calcext:value-type="float">
            <text:p>0.0129177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12899207" calcext:value-type="float">
            <text:p>0.0128992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130214998" calcext:value-type="float">
            <text:p>0.01302149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129083237" calcext:value-type="float">
            <text:p>0.01290832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12906854" calcext:value-type="float">
            <text:p>0.012906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28928684" calcext:value-type="float">
            <text:p>0.01289286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128926728" calcext:value-type="float">
            <text:p>0.01289267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12901118" calcext:value-type="float">
            <text:p>0.0129011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128932064" calcext:value-type="float">
            <text:p>0.012893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128866592" calcext:value-type="float">
            <text:p>0.01288665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1294271" calcext:value-type="float">
            <text:p>0.01294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128989881" calcext:value-type="float">
            <text:p>0.01289898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128927538" calcext:value-type="float">
            <text:p>0.0128927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128805898" calcext:value-type="float">
            <text:p>0.01288058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28797712" calcext:value-type="float">
            <text:p>0.01287977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28801968" calcext:value-type="float">
            <text:p>0.01288019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28886793" calcext:value-type="float">
            <text:p>0.012888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128746387" calcext:value-type="float">
            <text:p>0.01287463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129588237" calcext:value-type="float">
            <text:p>0.01295882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128659401" calcext:value-type="float">
            <text:p>0.01286594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128723504" calcext:value-type="float">
            <text:p>0.0128723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28687862" calcext:value-type="float">
            <text:p>0.01286878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128989127" calcext:value-type="float">
            <text:p>0.01289891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128469085" calcext:value-type="float">
            <text:p>0.01284690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128808292" calcext:value-type="float">
            <text:p>0.0128808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128630456" calcext:value-type="float">
            <text:p>0.0128630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129556851" calcext:value-type="float">
            <text:p>0.01295568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128627485" calcext:value-type="float">
            <text:p>0.01286274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128633883" calcext:value-type="float">
            <text:p>0.012863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28573887" calcext:value-type="float">
            <text:p>0.01285738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28866015" calcext:value-type="float">
            <text:p>0.01288660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28728189" calcext:value-type="float">
            <text:p>0.01287281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28582269" calcext:value-type="float">
            <text:p>0.0128582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128518306" calcext:value-type="float">
            <text:p>0.01285183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129505051" calcext:value-type="float">
            <text:p>0.01295050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128859719" calcext:value-type="float">
            <text:p>0.01288597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128604192" calcext:value-type="float">
            <text:p>0.0128604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28463497" calcext:value-type="float">
            <text:p>0.0128463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28026633" calcext:value-type="float">
            <text:p>0.01280266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28623517" calcext:value-type="float">
            <text:p>0.01286235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28589096" calcext:value-type="float">
            <text:p>0.0128589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128409425" calcext:value-type="float">
            <text:p>0.01284094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128675923" calcext:value-type="float">
            <text:p>0.01286759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128394356" calcext:value-type="float">
            <text:p>0.01283943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12861901" calcext:value-type="float">
            <text:p>0.012861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128356162" calcext:value-type="float">
            <text:p>0.01283561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28164422" calcext:value-type="float">
            <text:p>0.0128164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28260488" calcext:value-type="float">
            <text:p>0.01282604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28495535" calcext:value-type="float">
            <text:p>0.0128495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128303468" calcext:value-type="float">
            <text:p>0.01283034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128876735" calcext:value-type="float">
            <text:p>0.01288767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128141828" calcext:value-type="float">
            <text:p>0.01281418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128438566" calcext:value-type="float">
            <text:p>0.0128438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128251482" calcext:value-type="float">
            <text:p>0.01282514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128757562" calcext:value-type="float">
            <text:p>0.01287575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12801107" calcext:value-type="float">
            <text:p>0.0128011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128466142" calcext:value-type="float">
            <text:p>0.0128466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28200073" calcext:value-type="float">
            <text:p>0.01282000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129265273" calcext:value-type="float">
            <text:p>0.01292652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128104277" calcext:value-type="float">
            <text:p>0.01281042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128256157" calcext:value-type="float">
            <text:p>0.0128256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128149269" calcext:value-type="float">
            <text:p>0.01281492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127650239" calcext:value-type="float">
            <text:p>0.01276502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12833178" calcext:value-type="float">
            <text:p>0.0128331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128311338" calcext:value-type="float">
            <text:p>0.0128311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12809894" calcext:value-type="float">
            <text:p>0.0128098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2862674" calcext:value-type="float">
            <text:p>0.0128626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28304325" calcext:value-type="float">
            <text:p>0.01283043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28265088" calcext:value-type="float">
            <text:p>0.0128265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128049301" calcext:value-type="float">
            <text:p>0.01280493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127705447" calcext:value-type="float">
            <text:p>0.01277054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128053874" calcext:value-type="float">
            <text:p>0.01280538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128170783" calcext:value-type="float">
            <text:p>0.0128170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27999894" calcext:value-type="float">
            <text:p>0.01279998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128330868" calcext:value-type="float">
            <text:p>0.01283308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128065245" calcext:value-type="float">
            <text:p>0.01280652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128170326" calcext:value-type="float">
            <text:p>0.0128170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127950916" calcext:value-type="float">
            <text:p>0.01279509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127739534" calcext:value-type="float">
            <text:p>0.0127739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12776765" calcext:value-type="float">
            <text:p>0.0127767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128015652" calcext:value-type="float">
            <text:p>0.012801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27902515" calcext:value-type="float">
            <text:p>0.0127902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28825977" calcext:value-type="float">
            <text:p>0.01288259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27878813" calcext:value-type="float">
            <text:p>0.01278788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28056016" calcext:value-type="float">
            <text:p>0.0128056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127854515" calcext:value-type="float">
            <text:p>0.0127854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128760552" calcext:value-type="float">
            <text:p>0.01287605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12763463" calcext:value-type="float">
            <text:p>0.0127634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128026148" calcext:value-type="float">
            <text:p>0.0128026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127806896" calcext:value-type="float">
            <text:p>0.0127806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29235126" calcext:value-type="float">
            <text:p>0.01292351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27691915" calcext:value-type="float">
            <text:p>0.01276919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27947591" calcext:value-type="float">
            <text:p>0.0127947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127759641" calcext:value-type="float">
            <text:p>0.01277596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12867162" calcext:value-type="float">
            <text:p>0.0128671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127815828" calcext:value-type="float">
            <text:p>0.01278158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127930632" calcext:value-type="float">
            <text:p>0.0127930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12771287" calcext:value-type="float">
            <text:p>0.0127712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128873056" calcext:value-type="float">
            <text:p>0.01288730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127766719" calcext:value-type="float">
            <text:p>0.01277667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127824266" calcext:value-type="float">
            <text:p>0.012782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12766649" calcext:value-type="float">
            <text:p>0.0127666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127341319" calcext:value-type="float">
            <text:p>0.01273413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127630504" calcext:value-type="float">
            <text:p>0.01276305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127876848" calcext:value-type="float">
            <text:p>0.0127876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127620548" calcext:value-type="float">
            <text:p>0.01276205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127633279" calcext:value-type="float">
            <text:p>0.01276332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127620324" calcext:value-type="float">
            <text:p>0.01276203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127805267" calcext:value-type="float">
            <text:p>0.012780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127574895" calcext:value-type="float">
            <text:p>0.01275748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127475904" calcext:value-type="float">
            <text:p>0.01274759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127569363" calcext:value-type="float">
            <text:p>0.01275693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127815865" calcext:value-type="float">
            <text:p>0.0127815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27529576" calcext:value-type="float">
            <text:p>0.01275295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127944499" calcext:value-type="float">
            <text:p>0.01279444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127398632" calcext:value-type="float">
            <text:p>0.01273986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127777485" calcext:value-type="float">
            <text:p>0.0127777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2748464" calcext:value-type="float">
            <text:p>0.0127484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128313834" calcext:value-type="float">
            <text:p>0.01283138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127259102" calcext:value-type="float">
            <text:p>0.01272591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12769646" calcext:value-type="float">
            <text:p>0.01276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127440123" calcext:value-type="float">
            <text:p>0.01274401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28796101" calcext:value-type="float">
            <text:p>0.01287961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27336457" calcext:value-type="float">
            <text:p>0.01273364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2760547" calcext:value-type="float">
            <text:p>0.01276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127395922" calcext:value-type="float">
            <text:p>0.01273959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27635393" calcext:value-type="float">
            <text:p>0.01276353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2739161" calcext:value-type="float">
            <text:p>0.012739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27692362" calcext:value-type="float">
            <text:p>0.0127692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27351852" calcext:value-type="float">
            <text:p>0.01273518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128292041" calcext:value-type="float">
            <text:p>0.01282920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127407266" calcext:value-type="float">
            <text:p>0.0127407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127669908" calcext:value-type="float">
            <text:p>0.0127669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127308257" calcext:value-type="float">
            <text:p>0.01273082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127287963" calcext:value-type="float">
            <text:p>0.01272879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127236936" calcext:value-type="float">
            <text:p>0.0127236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127522312" calcext:value-type="float">
            <text:p>0.012752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27264848" calcext:value-type="float">
            <text:p>0.0127264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27512142" calcext:value-type="float">
            <text:p>0.01275121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27330525" calcext:value-type="float">
            <text:p>0.0127330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27541376" calcext:value-type="float">
            <text:p>0.012754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27221765" calcext:value-type="float">
            <text:p>0.01272217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127165699" calcext:value-type="float">
            <text:p>0.01271656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12714155" calcext:value-type="float">
            <text:p>0.0127141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127479807" calcext:value-type="float">
            <text:p>0.0127479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127179008" calcext:value-type="float">
            <text:p>0.01271790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27254277" calcext:value-type="float">
            <text:p>0.01272542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27081554" calcext:value-type="float">
            <text:p>0.01270815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2749617" calcext:value-type="float">
            <text:p>0.012749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27136493" calcext:value-type="float">
            <text:p>0.01271364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27468286" calcext:value-type="float">
            <text:p>0.01274682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26902852" calcext:value-type="float">
            <text:p>0.01269028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27399014" calcext:value-type="float">
            <text:p>0.0127399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127094286" calcext:value-type="float">
            <text:p>0.01270942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127739413" calcext:value-type="float">
            <text:p>0.01277394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126992902" calcext:value-type="float">
            <text:p>0.01269929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127322823" calcext:value-type="float">
            <text:p>0.012732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27052339" calcext:value-type="float">
            <text:p>0.01270523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27008352" calcext:value-type="float">
            <text:p>0.01270083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27177881" calcext:value-type="float">
            <text:p>0.01271778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27359992" calcext:value-type="float">
            <text:p>0.0127359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27010653" calcext:value-type="float">
            <text:p>0.01270106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127462279" calcext:value-type="float">
            <text:p>0.01274622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127158258" calcext:value-type="float">
            <text:p>0.01271582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127263805" calcext:value-type="float">
            <text:p>0.012726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26969172" calcext:value-type="float">
            <text:p>0.01269691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26926862" calcext:value-type="float">
            <text:p>0.01269268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26857879" calcext:value-type="float">
            <text:p>0.01268578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27292946" calcext:value-type="float">
            <text:p>0.0127292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126927989" calcext:value-type="float">
            <text:p>0.01269279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27360644" calcext:value-type="float">
            <text:p>0.01273606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26921805" calcext:value-type="float">
            <text:p>0.01269218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27242571" calcext:value-type="float">
            <text:p>0.0127242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126887094" calcext:value-type="float">
            <text:p>0.01268870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26571227" calcext:value-type="float">
            <text:p>0.01265712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26806451" calcext:value-type="float">
            <text:p>0.01268064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27136596" calcext:value-type="float">
            <text:p>0.0127136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126846414" calcext:value-type="float">
            <text:p>0.01268464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126981391" calcext:value-type="float">
            <text:p>0.01269813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126826148" calcext:value-type="float">
            <text:p>0.01268261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127147781" calcext:value-type="float">
            <text:p>0.0127147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126806181" calcext:value-type="float">
            <text:p>0.01268061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127113722" calcext:value-type="float">
            <text:p>0.0127113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12667492" calcext:value-type="float">
            <text:p>0.0126674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127201611" calcext:value-type="float">
            <text:p>0.0127201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126765938" calcext:value-type="float">
            <text:p>0.0126765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127641829" calcext:value-type="float">
            <text:p>0.01276418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126692541" calcext:value-type="float">
            <text:p>0.01266925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12708893" calcext:value-type="float">
            <text:p>0.012708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2672591" calcext:value-type="float">
            <text:p>0.012672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126789762" calcext:value-type="float">
            <text:p>0.01267897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126590775" calcext:value-type="float">
            <text:p>0.01265907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127126342" calcext:value-type="float">
            <text:p>0.012712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126686096" calcext:value-type="float">
            <text:p>0.012668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126590328" calcext:value-type="float">
            <text:p>0.01265903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126828346" calcext:value-type="float">
            <text:p>0.01268283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12690939" calcext:value-type="float">
            <text:p>0.012690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126646617" calcext:value-type="float">
            <text:p>0.01266466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26396446" calcext:value-type="float">
            <text:p>0.01263964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26555897" calcext:value-type="float">
            <text:p>0.01265558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26954233" calcext:value-type="float">
            <text:p>0.012695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126607288" calcext:value-type="float">
            <text:p>0.01266072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126632908" calcext:value-type="float">
            <text:p>0.01266329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126655567" calcext:value-type="float">
            <text:p>0.01266555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126911839" calcext:value-type="float">
            <text:p>0.0126911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126568284" calcext:value-type="float">
            <text:p>0.01265682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126615055" calcext:value-type="float">
            <text:p>0.01266150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126615632" calcext:value-type="float">
            <text:p>0.01266156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126885092" calcext:value-type="float">
            <text:p>0.0126885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126529438" calcext:value-type="float">
            <text:p>0.01265294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127776852" calcext:value-type="float">
            <text:p>0.01277768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126492064" calcext:value-type="float">
            <text:p>0.01264920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126832211" calcext:value-type="float">
            <text:p>0.012683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126490761" calcext:value-type="float">
            <text:p>0.01264907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126725174" calcext:value-type="float">
            <text:p>0.01267251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126409931" calcext:value-type="float">
            <text:p>0.01264099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126878396" calcext:value-type="float">
            <text:p>0.0126878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126452353" calcext:value-type="float">
            <text:p>0.01264523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128191374" calcext:value-type="float">
            <text:p>0.01281913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126417326" calcext:value-type="float">
            <text:p>0.01264173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126876179" calcext:value-type="float">
            <text:p>0.01268761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126750311" calcext:value-type="float">
            <text:p>0.01267503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126532447" calcext:value-type="float">
            <text:p>0.01265324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12696364" calcext:value-type="float">
            <text:p>0.0126963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126898522" calcext:value-type="float">
            <text:p>0.01268985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126428334" calcext:value-type="float">
            <text:p>0.01264283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126758181" calcext:value-type="float">
            <text:p>0.0126758181</text:p>
          </table:table-cell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.1065450832" calcext:value-type="float">
            <text:p>0.106545083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1597537" calcext:value-type="float">
            <text:p>0.0241597537</text:p>
          </table:table-cell>
          <table:table-cell office:value-type="float" office:value="0.0242200606" calcext:value-type="float">
            <text:p>0.0242200606</text:p>
          </table:table-cell>
          <table:table-cell office:value-type="float" office:value="0.0240297876" calcext:value-type="float">
            <text:p>0.0240297876</text:p>
          </table:table-cell>
          <table:table-cell office:value-type="float" office:value="0.0242075119" calcext:value-type="float">
            <text:p>0.024207511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1518871" calcext:value-type="float">
            <text:p>0.0201518871</text:p>
          </table:table-cell>
          <table:table-cell office:value-type="float" office:value="0.0204730667" calcext:value-type="float">
            <text:p>0.0204730667</text:p>
          </table:table-cell>
          <table:table-cell office:value-type="float" office:value="0.0200702939" calcext:value-type="float">
            <text:p>0.0200702939</text:p>
          </table:table-cell>
          <table:table-cell office:value-type="float" office:value="0.0201115962" calcext:value-type="float">
            <text:p>0.020111596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0222057" calcext:value-type="float">
            <text:p>0.0180222057</text:p>
          </table:table-cell>
          <table:table-cell office:value-type="float" office:value="0.0179582406" calcext:value-type="float">
            <text:p>0.0179582406</text:p>
          </table:table-cell>
          <table:table-cell office:value-type="float" office:value="0.0180077534" calcext:value-type="float">
            <text:p>0.0180077534</text:p>
          </table:table-cell>
          <table:table-cell office:value-type="float" office:value="0.0179665573" calcext:value-type="float">
            <text:p>0.017966557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7394299" calcext:value-type="float">
            <text:p>0.0167394299</text:p>
          </table:table-cell>
          <table:table-cell office:value-type="float" office:value="0.0169151388" calcext:value-type="float">
            <text:p>0.0169151388</text:p>
          </table:table-cell>
          <table:table-cell office:value-type="float" office:value="0.0167136434" calcext:value-type="float">
            <text:p>0.0167136434</text:p>
          </table:table-cell>
          <table:table-cell office:value-type="float" office:value="0.0167047884" calcext:value-type="float">
            <text:p>0.016704788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8932265" calcext:value-type="float">
            <text:p>0.0158932265</text:p>
          </table:table-cell>
          <table:table-cell office:value-type="float" office:value="0.0159208868" calcext:value-type="float">
            <text:p>0.0159208868</text:p>
          </table:table-cell>
          <table:table-cell office:value-type="float" office:value="0.0158688352" calcext:value-type="float">
            <text:p>0.0158688352</text:p>
          </table:table-cell>
          <table:table-cell office:value-type="float" office:value="0.0158576053" calcext:value-type="float">
            <text:p>0.015857605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2995735" calcext:value-type="float">
            <text:p>0.0152995735</text:p>
          </table:table-cell>
          <table:table-cell office:value-type="float" office:value="0.015272148" calcext:value-type="float">
            <text:p>0.015272148</text:p>
          </table:table-cell>
          <table:table-cell office:value-type="float" office:value="0.0152908117" calcext:value-type="float">
            <text:p>0.0152908117</text:p>
          </table:table-cell>
          <table:table-cell office:value-type="float" office:value="0.0152666476" calcext:value-type="float">
            <text:p>0.015266647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864793" calcext:value-type="float">
            <text:p>0.014864793</text:p>
          </table:table-cell>
          <table:table-cell office:value-type="float" office:value="0.0147860358" calcext:value-type="float">
            <text:p>0.0147860358</text:p>
          </table:table-cell>
          <table:table-cell office:value-type="float" office:value="0.0148489978" calcext:value-type="float">
            <text:p>0.0148489978</text:p>
          </table:table-cell>
          <table:table-cell office:value-type="float" office:value="0.0148288002" calcext:value-type="float">
            <text:p>0.014828800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535984" calcext:value-type="float">
            <text:p>0.014535984</text:p>
          </table:table-cell>
          <table:table-cell office:value-type="float" office:value="0.0145439785" calcext:value-type="float">
            <text:p>0.0145439785</text:p>
          </table:table-cell>
          <table:table-cell office:value-type="float" office:value="0.0145002753" calcext:value-type="float">
            <text:p>0.0145002753</text:p>
          </table:table-cell>
          <table:table-cell office:value-type="float" office:value="0.0144987376" calcext:value-type="float">
            <text:p>0.014498737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2808631" calcext:value-type="float">
            <text:p>0.0142808631</text:p>
          </table:table-cell>
          <table:table-cell office:value-type="float" office:value="0.014299362" calcext:value-type="float">
            <text:p>0.014299362</text:p>
          </table:table-cell>
          <table:table-cell office:value-type="float" office:value="0.0142309973" calcext:value-type="float">
            <text:p>0.0142309973</text:p>
          </table:table-cell>
          <table:table-cell office:value-type="float" office:value="0.0142465048" calcext:value-type="float">
            <text:p>0.014246504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0787233" calcext:value-type="float">
            <text:p>0.0140787233</text:p>
          </table:table-cell>
          <table:table-cell office:value-type="float" office:value="0.0141651276" calcext:value-type="float">
            <text:p>0.0141651276</text:p>
          </table:table-cell>
          <table:table-cell office:value-type="float" office:value="0.0140392259" calcext:value-type="float">
            <text:p>0.0140392259</text:p>
          </table:table-cell>
          <table:table-cell office:value-type="float" office:value="0.0140346764" calcext:value-type="float">
            <text:p>0.014034676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9157698" calcext:value-type="float">
            <text:p>0.0139157698</text:p>
          </table:table-cell>
          <table:table-cell office:value-type="float" office:value="0.0138384709" calcext:value-type="float">
            <text:p>0.0138384709</text:p>
          </table:table-cell>
          <table:table-cell office:value-type="float" office:value="0.0138838449" calcext:value-type="float">
            <text:p>0.0138838449</text:p>
          </table:table-cell>
          <table:table-cell office:value-type="float" office:value="0.0138755888" calcext:value-type="float">
            <text:p>0.013875588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7824817" calcext:value-type="float">
            <text:p>0.0137824817</text:p>
          </table:table-cell>
          <table:table-cell office:value-type="float" office:value="0.0139193451" calcext:value-type="float">
            <text:p>0.0139193451</text:p>
          </table:table-cell>
          <table:table-cell office:value-type="float" office:value="0.0137633579" calcext:value-type="float">
            <text:p>0.0137633579</text:p>
          </table:table-cell>
          <table:table-cell office:value-type="float" office:value="0.013740615" calcext:value-type="float">
            <text:p>0.01374061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36721293" calcext:value-type="float">
            <text:p>0.0136721293</text:p>
          </table:table-cell>
          <table:table-cell office:value-type="float" office:value="0.0136502171" calcext:value-type="float">
            <text:p>0.0136502171</text:p>
          </table:table-cell>
          <table:table-cell office:value-type="float" office:value="0.0136835054" calcext:value-type="float">
            <text:p>0.0136835054</text:p>
          </table:table-cell>
          <table:table-cell office:value-type="float" office:value="0.013634637" calcext:value-type="float">
            <text:p>0.01363463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5798184" calcext:value-type="float">
            <text:p>0.0135798184</text:p>
          </table:table-cell>
          <table:table-cell office:value-type="float" office:value="0.0135330595" calcext:value-type="float">
            <text:p>0.0135330595</text:p>
          </table:table-cell>
          <table:table-cell office:value-type="float" office:value="0.0135824429" calcext:value-type="float">
            <text:p>0.0135824429</text:p>
          </table:table-cell>
          <table:table-cell office:value-type="float" office:value="0.013534734" calcext:value-type="float">
            <text:p>0.01353473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35018975" calcext:value-type="float">
            <text:p>0.0135018975</text:p>
          </table:table-cell>
          <table:table-cell office:value-type="float" office:value="0.0134186558" calcext:value-type="float">
            <text:p>0.0134186558</text:p>
          </table:table-cell>
          <table:table-cell office:value-type="float" office:value="0.0135025438" calcext:value-type="float">
            <text:p>0.0135025438</text:p>
          </table:table-cell>
          <table:table-cell office:value-type="float" office:value="0.0134734781" calcext:value-type="float">
            <text:p>0.013473478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34355975" calcext:value-type="float">
            <text:p>0.0134355975</text:p>
          </table:table-cell>
          <table:table-cell office:value-type="float" office:value="0.0134661989" calcext:value-type="float">
            <text:p>0.0134661989</text:p>
          </table:table-cell>
          <table:table-cell office:value-type="float" office:value="0.0134246098" calcext:value-type="float">
            <text:p>0.0134246098</text:p>
          </table:table-cell>
          <table:table-cell office:value-type="float" office:value="0.0134007726" calcext:value-type="float">
            <text:p>0.013400772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33787571" calcext:value-type="float">
            <text:p>0.0133787571</text:p>
          </table:table-cell>
          <table:table-cell office:value-type="float" office:value="0.0134467045" calcext:value-type="float">
            <text:p>0.0134467045</text:p>
          </table:table-cell>
          <table:table-cell office:value-type="float" office:value="0.0133480709" calcext:value-type="float">
            <text:p>0.0133480709</text:p>
          </table:table-cell>
          <table:table-cell office:value-type="float" office:value="0.0133545287" calcext:value-type="float">
            <text:p>0.0133545287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33297043" calcext:value-type="float">
            <text:p>0.0133297043</text:p>
          </table:table-cell>
          <table:table-cell office:value-type="float" office:value="0.0134248966" calcext:value-type="float">
            <text:p>0.0134248966</text:p>
          </table:table-cell>
          <table:table-cell office:value-type="float" office:value="0.0133042168" calcext:value-type="float">
            <text:p>0.0133042168</text:p>
          </table:table-cell>
          <table:table-cell office:value-type="float" office:value="0.0132790469" calcext:value-type="float">
            <text:p>0.0132790469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2870758" calcext:value-type="float">
            <text:p>0.0132870758</text:p>
          </table:table-cell>
          <table:table-cell office:value-type="float" office:value="0.0132496068" calcext:value-type="float">
            <text:p>0.0132496068</text:p>
          </table:table-cell>
          <table:table-cell office:value-type="float" office:value="0.0132796876" calcext:value-type="float">
            <text:p>0.0132796876</text:p>
          </table:table-cell>
          <table:table-cell office:value-type="float" office:value="0.0132420138" calcext:value-type="float">
            <text:p>0.013242013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32498024" calcext:value-type="float">
            <text:p>0.0132498024</text:p>
          </table:table-cell>
          <table:table-cell office:value-type="float" office:value="0.0132751418" calcext:value-type="float">
            <text:p>0.0132751418</text:p>
          </table:table-cell>
          <table:table-cell office:value-type="float" office:value="0.0132633727" calcext:value-type="float">
            <text:p>0.0132633727</text:p>
          </table:table-cell>
          <table:table-cell office:value-type="float" office:value="0.0131987743" calcext:value-type="float">
            <text:p>0.013198774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2170198" calcext:value-type="float">
            <text:p>0.0132170198</text:p>
          </table:table-cell>
          <table:table-cell office:value-type="float" office:value="0.0131769087" calcext:value-type="float">
            <text:p>0.0131769087</text:p>
          </table:table-cell>
          <table:table-cell office:value-type="float" office:value="0.0132168541" calcext:value-type="float">
            <text:p>0.0132168541</text:p>
          </table:table-cell>
          <table:table-cell office:value-type="float" office:value="0.0131658092" calcext:value-type="float">
            <text:p>0.0131658092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187998" calcext:value-type="float">
            <text:p>0.013187998</text:p>
          </table:table-cell>
          <table:table-cell office:value-type="float" office:value="0.0131602809" calcext:value-type="float">
            <text:p>0.0131602809</text:p>
          </table:table-cell>
          <table:table-cell office:value-type="float" office:value="0.0131840492" calcext:value-type="float">
            <text:p>0.0131840492</text:p>
          </table:table-cell>
          <table:table-cell office:value-type="float" office:value="0.0131526729" calcext:value-type="float">
            <text:p>0.0131526729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31621705" calcext:value-type="float">
            <text:p>0.0131621705</text:p>
          </table:table-cell>
          <table:table-cell office:value-type="float" office:value="0.0130759235" calcext:value-type="float">
            <text:p>0.0130759235</text:p>
          </table:table-cell>
          <table:table-cell office:value-type="float" office:value="0.0131559242" calcext:value-type="float">
            <text:p>0.0131559242</text:p>
          </table:table-cell>
          <table:table-cell office:value-type="float" office:value="0.0131336553" calcext:value-type="float">
            <text:p>0.013133655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31390328" calcext:value-type="float">
            <text:p>0.0131390328</text:p>
          </table:table-cell>
          <table:table-cell office:value-type="float" office:value="0.0131215872" calcext:value-type="float">
            <text:p>0.0131215872</text:p>
          </table:table-cell>
          <table:table-cell office:value-type="float" office:value="0.0131244604" calcext:value-type="float">
            <text:p>0.0131244604</text:p>
          </table:table-cell>
          <table:table-cell office:value-type="float" office:value="0.0130963232" calcext:value-type="float">
            <text:p>0.013096323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31181953" calcext:value-type="float">
            <text:p>0.0131181953</text:p>
          </table:table-cell>
          <table:table-cell office:value-type="float" office:value="0.013134581" calcext:value-type="float">
            <text:p>0.013134581</text:p>
          </table:table-cell>
          <table:table-cell office:value-type="float" office:value="0.0130784353" calcext:value-type="float">
            <text:p>0.0130784353</text:p>
          </table:table-cell>
          <table:table-cell office:value-type="float" office:value="0.0130787771" calcext:value-type="float">
            <text:p>0.013078777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30993333" calcext:value-type="float">
            <text:p>0.0130993333</text:p>
          </table:table-cell>
          <table:table-cell office:value-type="float" office:value="0.0133169992" calcext:value-type="float">
            <text:p>0.0133169992</text:p>
          </table:table-cell>
          <table:table-cell office:value-type="float" office:value="0.0130728465" calcext:value-type="float">
            <text:p>0.0130728465</text:p>
          </table:table-cell>
          <table:table-cell office:value-type="float" office:value="0.0130835278" calcext:value-type="float">
            <text:p>0.0130835278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30821392" calcext:value-type="float">
            <text:p>0.0130821392</text:p>
          </table:table-cell>
          <table:table-cell office:value-type="float" office:value="0.013078114" calcext:value-type="float">
            <text:p>0.013078114</text:p>
          </table:table-cell>
          <table:table-cell office:value-type="float" office:value="0.013088149" calcext:value-type="float">
            <text:p>0.013088149</text:p>
          </table:table-cell>
          <table:table-cell office:value-type="float" office:value="0.0130568231" calcext:value-type="float">
            <text:p>0.0130568231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0663943" calcext:value-type="float">
            <text:p>0.0130663943</text:p>
          </table:table-cell>
          <table:table-cell office:value-type="float" office:value="0.0131881312" calcext:value-type="float">
            <text:p>0.0131881312</text:p>
          </table:table-cell>
          <table:table-cell office:value-type="float" office:value="0.0130671933" calcext:value-type="float">
            <text:p>0.0130671933</text:p>
          </table:table-cell>
          <table:table-cell office:value-type="float" office:value="0.013027627" calcext:value-type="float">
            <text:p>0.013027627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30519187" calcext:value-type="float">
            <text:p>0.0130519187</text:p>
          </table:table-cell>
          <table:table-cell office:value-type="float" office:value="0.013006879" calcext:value-type="float">
            <text:p>0.013006879</text:p>
          </table:table-cell>
          <table:table-cell office:value-type="float" office:value="0.0130522391" calcext:value-type="float">
            <text:p>0.0130522391</text:p>
          </table:table-cell>
          <table:table-cell office:value-type="float" office:value="0.0130347274" calcext:value-type="float">
            <text:p>0.0130347274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30385077" calcext:value-type="float">
            <text:p>0.0130385077</text:p>
          </table:table-cell>
          <table:table-cell office:value-type="float" office:value="0.0130085777" calcext:value-type="float">
            <text:p>0.0130085777</text:p>
          </table:table-cell>
          <table:table-cell office:value-type="float" office:value="0.0130486302" calcext:value-type="float">
            <text:p>0.0130486302</text:p>
          </table:table-cell>
          <table:table-cell office:value-type="float" office:value="0.013010893" calcext:value-type="float">
            <text:p>0.01301089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30260242" calcext:value-type="float">
            <text:p>0.0130260242</text:p>
          </table:table-cell>
          <table:table-cell office:value-type="float" office:value="0.0129631395" calcext:value-type="float">
            <text:p>0.0129631395</text:p>
          </table:table-cell>
          <table:table-cell office:value-type="float" office:value="0.0130149564" calcext:value-type="float">
            <text:p>0.0130149564</text:p>
          </table:table-cell>
          <table:table-cell office:value-type="float" office:value="0.0130057298" calcext:value-type="float">
            <text:p>0.0130057298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30143724" calcext:value-type="float">
            <text:p>0.0130143724</text:p>
          </table:table-cell>
          <table:table-cell office:value-type="float" office:value="0.0130449291" calcext:value-type="float">
            <text:p>0.0130449291</text:p>
          </table:table-cell>
          <table:table-cell office:value-type="float" office:value="0.012979025" calcext:value-type="float">
            <text:p>0.012979025</text:p>
          </table:table-cell>
          <table:table-cell office:value-type="float" office:value="0.0130021842" calcext:value-type="float">
            <text:p>0.0130021842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30034471" calcext:value-type="float">
            <text:p>0.0130034471</text:p>
          </table:table-cell>
          <table:table-cell office:value-type="float" office:value="0.0130750453" calcext:value-type="float">
            <text:p>0.0130750453</text:p>
          </table:table-cell>
          <table:table-cell office:value-type="float" office:value="0.0129649928" calcext:value-type="float">
            <text:p>0.0129649928</text:p>
          </table:table-cell>
          <table:table-cell office:value-type="float" office:value="0.0129800839" calcext:value-type="float">
            <text:p>0.0129800839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2993155" calcext:value-type="float">
            <text:p>0.012993155</text:p>
          </table:table-cell>
          <table:table-cell office:value-type="float" office:value="0.013113928" calcext:value-type="float">
            <text:p>0.013113928</text:p>
          </table:table-cell>
          <table:table-cell office:value-type="float" office:value="0.0129719591" calcext:value-type="float">
            <text:p>0.0129719591</text:p>
          </table:table-cell>
          <table:table-cell office:value-type="float" office:value="0.0129666841" calcext:value-type="float">
            <text:p>0.0129666841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29834181" calcext:value-type="float">
            <text:p>0.0129834181</text:p>
          </table:table-cell>
          <table:table-cell office:value-type="float" office:value="0.012932173" calcext:value-type="float">
            <text:p>0.012932173</text:p>
          </table:table-cell>
          <table:table-cell office:value-type="float" office:value="0.0129837953" calcext:value-type="float">
            <text:p>0.0129837953</text:p>
          </table:table-cell>
          <table:table-cell office:value-type="float" office:value="0.0129692154" calcext:value-type="float">
            <text:p>0.012969215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29741784" calcext:value-type="float">
            <text:p>0.0129741784</text:p>
          </table:table-cell>
          <table:table-cell office:value-type="float" office:value="0.0130335931" calcext:value-type="float">
            <text:p>0.0130335931</text:p>
          </table:table-cell>
          <table:table-cell office:value-type="float" office:value="0.0129726352" calcext:value-type="float">
            <text:p>0.0129726352</text:p>
          </table:table-cell>
          <table:table-cell office:value-type="float" office:value="0.0129519897" calcext:value-type="float">
            <text:p>0.012951989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29653588" calcext:value-type="float">
            <text:p>0.0129653588</text:p>
          </table:table-cell>
          <table:table-cell office:value-type="float" office:value="0.0129407896" calcext:value-type="float">
            <text:p>0.0129407896</text:p>
          </table:table-cell>
          <table:table-cell office:value-type="float" office:value="0.0129451621" calcext:value-type="float">
            <text:p>0.0129451621</text:p>
          </table:table-cell>
          <table:table-cell office:value-type="float" office:value="0.0129363285" calcext:value-type="float">
            <text:p>0.0129363285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9569136" calcext:value-type="float">
            <text:p>0.0129569136</text:p>
          </table:table-cell>
          <table:table-cell office:value-type="float" office:value="0.0129558649" calcext:value-type="float">
            <text:p>0.0129558649</text:p>
          </table:table-cell>
          <table:table-cell office:value-type="float" office:value="0.012940825" calcext:value-type="float">
            <text:p>0.012940825</text:p>
          </table:table-cell>
          <table:table-cell office:value-type="float" office:value="0.0129290074" calcext:value-type="float">
            <text:p>0.0129290074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29488055" calcext:value-type="float">
            <text:p>0.0129488055</text:p>
          </table:table-cell>
          <table:table-cell office:value-type="float" office:value="0.0129229613" calcext:value-type="float">
            <text:p>0.0129229613</text:p>
          </table:table-cell>
          <table:table-cell office:value-type="float" office:value="0.0129355425" calcext:value-type="float">
            <text:p>0.0129355425</text:p>
          </table:table-cell>
          <table:table-cell office:value-type="float" office:value="0.0129302936" calcext:value-type="float">
            <text:p>0.0129302936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29410028" calcext:value-type="float">
            <text:p>0.0129410028</text:p>
          </table:table-cell>
          <table:table-cell office:value-type="float" office:value="0.0129314736" calcext:value-type="float">
            <text:p>0.0129314736</text:p>
          </table:table-cell>
          <table:table-cell office:value-type="float" office:value="0.012912361" calcext:value-type="float">
            <text:p>0.012912361</text:p>
          </table:table-cell>
          <table:table-cell office:value-type="float" office:value="0.0129362997" calcext:value-type="float">
            <text:p>0.012936299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9334945" calcext:value-type="float">
            <text:p>0.0129334945</text:p>
          </table:table-cell>
          <table:table-cell office:value-type="float" office:value="0.0129517345" calcext:value-type="float">
            <text:p>0.0129517345</text:p>
          </table:table-cell>
          <table:table-cell office:value-type="float" office:value="0.01289267" calcext:value-type="float">
            <text:p>0.01289267</text:p>
          </table:table-cell>
          <table:table-cell office:value-type="float" office:value="0.0129239755" calcext:value-type="float">
            <text:p>0.0129239755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2926233" calcext:value-type="float">
            <text:p>0.012926233</text:p>
          </table:table-cell>
          <table:table-cell office:value-type="float" office:value="0.0130584156" calcext:value-type="float">
            <text:p>0.0130584156</text:p>
          </table:table-cell>
          <table:table-cell office:value-type="float" office:value="0.0128962332" calcext:value-type="float">
            <text:p>0.0128962332</text:p>
          </table:table-cell>
          <table:table-cell office:value-type="float" office:value="0.0129111977" calcext:value-type="float">
            <text:p>0.0129111977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29191922" calcext:value-type="float">
            <text:p>0.0129191922</text:p>
          </table:table-cell>
          <table:table-cell office:value-type="float" office:value="0.0129311839" calcext:value-type="float">
            <text:p>0.0129311839</text:p>
          </table:table-cell>
          <table:table-cell office:value-type="float" office:value="0.0128982067" calcext:value-type="float">
            <text:p>0.0128982067</text:p>
          </table:table-cell>
          <table:table-cell office:value-type="float" office:value="0.0129177431" calcext:value-type="float">
            <text:p>0.012917743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9123498" calcext:value-type="float">
            <text:p>0.0129123498</text:p>
          </table:table-cell>
          <table:table-cell office:value-type="float" office:value="0.0130214998" calcext:value-type="float">
            <text:p>0.0130214998</text:p>
          </table:table-cell>
          <table:table-cell office:value-type="float" office:value="0.0129083237" calcext:value-type="float">
            <text:p>0.0129083237</text:p>
          </table:table-cell>
          <table:table-cell office:value-type="float" office:value="0.012906854" calcext:value-type="float">
            <text:p>0.012906854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29056843" calcext:value-type="float">
            <text:p>0.0129056843</text:p>
          </table:table-cell>
          <table:table-cell office:value-type="float" office:value="0.0128926728" calcext:value-type="float">
            <text:p>0.0128926728</text:p>
          </table:table-cell>
          <table:table-cell office:value-type="float" office:value="0.012901118" calcext:value-type="float">
            <text:p>0.012901118</text:p>
          </table:table-cell>
          <table:table-cell office:value-type="float" office:value="0.0128932064" calcext:value-type="float">
            <text:p>0.012893206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899207" calcext:value-type="float">
            <text:p>0.012899207</text:p>
          </table:table-cell>
          <table:table-cell office:value-type="float" office:value="0.01294271" calcext:value-type="float">
            <text:p>0.01294271</text:p>
          </table:table-cell>
          <table:table-cell office:value-type="float" office:value="0.0128989881" calcext:value-type="float">
            <text:p>0.0128989881</text:p>
          </table:table-cell>
          <table:table-cell office:value-type="float" office:value="0.0128927538" calcext:value-type="float">
            <text:p>0.0128927538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28928684" calcext:value-type="float">
            <text:p>0.0128928684</text:p>
          </table:table-cell>
          <table:table-cell office:value-type="float" office:value="0.0128797712" calcext:value-type="float">
            <text:p>0.0128797712</text:p>
          </table:table-cell>
          <table:table-cell office:value-type="float" office:value="0.0128801968" calcext:value-type="float">
            <text:p>0.0128801968</text:p>
          </table:table-cell>
          <table:table-cell office:value-type="float" office:value="0.0128886793" calcext:value-type="float">
            <text:p>0.0128886793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28866592" calcext:value-type="float">
            <text:p>0.0128866592</text:p>
          </table:table-cell>
          <table:table-cell office:value-type="float" office:value="0.0129588237" calcext:value-type="float">
            <text:p>0.0129588237</text:p>
          </table:table-cell>
          <table:table-cell office:value-type="float" office:value="0.0128659401" calcext:value-type="float">
            <text:p>0.0128659401</text:p>
          </table:table-cell>
          <table:table-cell office:value-type="float" office:value="0.0128723504" calcext:value-type="float">
            <text:p>0.0128723504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28805898" calcext:value-type="float">
            <text:p>0.0128805898</text:p>
          </table:table-cell>
          <table:table-cell office:value-type="float" office:value="0.0128989127" calcext:value-type="float">
            <text:p>0.0128989127</text:p>
          </table:table-cell>
          <table:table-cell office:value-type="float" office:value="0.0128469085" calcext:value-type="float">
            <text:p>0.0128469085</text:p>
          </table:table-cell>
          <table:table-cell office:value-type="float" office:value="0.0128808292" calcext:value-type="float">
            <text:p>0.0128808292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28746387" calcext:value-type="float">
            <text:p>0.0128746387</text:p>
          </table:table-cell>
          <table:table-cell office:value-type="float" office:value="0.0129556851" calcext:value-type="float">
            <text:p>0.0129556851</text:p>
          </table:table-cell>
          <table:table-cell office:value-type="float" office:value="0.0128627485" calcext:value-type="float">
            <text:p>0.0128627485</text:p>
          </table:table-cell>
          <table:table-cell office:value-type="float" office:value="0.0128633883" calcext:value-type="float">
            <text:p>0.012863388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28687862" calcext:value-type="float">
            <text:p>0.0128687862</text:p>
          </table:table-cell>
          <table:table-cell office:value-type="float" office:value="0.0128866015" calcext:value-type="float">
            <text:p>0.0128866015</text:p>
          </table:table-cell>
          <table:table-cell office:value-type="float" office:value="0.0128728189" calcext:value-type="float">
            <text:p>0.0128728189</text:p>
          </table:table-cell>
          <table:table-cell office:value-type="float" office:value="0.0128582269" calcext:value-type="float">
            <text:p>0.0128582269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28630456" calcext:value-type="float">
            <text:p>0.0128630456</text:p>
          </table:table-cell>
          <table:table-cell office:value-type="float" office:value="0.0129505051" calcext:value-type="float">
            <text:p>0.0129505051</text:p>
          </table:table-cell>
          <table:table-cell office:value-type="float" office:value="0.0128859719" calcext:value-type="float">
            <text:p>0.0128859719</text:p>
          </table:table-cell>
          <table:table-cell office:value-type="float" office:value="0.0128604192" calcext:value-type="float">
            <text:p>0.0128604192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28573887" calcext:value-type="float">
            <text:p>0.0128573887</text:p>
          </table:table-cell>
          <table:table-cell office:value-type="float" office:value="0.0128026633" calcext:value-type="float">
            <text:p>0.0128026633</text:p>
          </table:table-cell>
          <table:table-cell office:value-type="float" office:value="0.0128623517" calcext:value-type="float">
            <text:p>0.0128623517</text:p>
          </table:table-cell>
          <table:table-cell office:value-type="float" office:value="0.0128589096" calcext:value-type="float">
            <text:p>0.0128589096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28518306" calcext:value-type="float">
            <text:p>0.0128518306</text:p>
          </table:table-cell>
          <table:table-cell office:value-type="float" office:value="0.0128675923" calcext:value-type="float">
            <text:p>0.0128675923</text:p>
          </table:table-cell>
          <table:table-cell office:value-type="float" office:value="0.0128394356" calcext:value-type="float">
            <text:p>0.0128394356</text:p>
          </table:table-cell>
          <table:table-cell office:value-type="float" office:value="0.012861901" calcext:value-type="float">
            <text:p>0.01286190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28463497" calcext:value-type="float">
            <text:p>0.0128463497</text:p>
          </table:table-cell>
          <table:table-cell office:value-type="float" office:value="0.0128164422" calcext:value-type="float">
            <text:p>0.0128164422</text:p>
          </table:table-cell>
          <table:table-cell office:value-type="float" office:value="0.0128260488" calcext:value-type="float">
            <text:p>0.0128260488</text:p>
          </table:table-cell>
          <table:table-cell office:value-type="float" office:value="0.0128495535" calcext:value-type="float">
            <text:p>0.0128495535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28409425" calcext:value-type="float">
            <text:p>0.0128409425</text:p>
          </table:table-cell>
          <table:table-cell office:value-type="float" office:value="0.0128876735" calcext:value-type="float">
            <text:p>0.0128876735</text:p>
          </table:table-cell>
          <table:table-cell office:value-type="float" office:value="0.0128141828" calcext:value-type="float">
            <text:p>0.0128141828</text:p>
          </table:table-cell>
          <table:table-cell office:value-type="float" office:value="0.0128438566" calcext:value-type="float">
            <text:p>0.0128438566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28356162" calcext:value-type="float">
            <text:p>0.0128356162</text:p>
          </table:table-cell>
          <table:table-cell office:value-type="float" office:value="0.0128757562" calcext:value-type="float">
            <text:p>0.0128757562</text:p>
          </table:table-cell>
          <table:table-cell office:value-type="float" office:value="0.012801107" calcext:value-type="float">
            <text:p>0.012801107</text:p>
          </table:table-cell>
          <table:table-cell office:value-type="float" office:value="0.0128466142" calcext:value-type="float">
            <text:p>0.0128466142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28303468" calcext:value-type="float">
            <text:p>0.0128303468</text:p>
          </table:table-cell>
          <table:table-cell office:value-type="float" office:value="0.0129265273" calcext:value-type="float">
            <text:p>0.0129265273</text:p>
          </table:table-cell>
          <table:table-cell office:value-type="float" office:value="0.0128104277" calcext:value-type="float">
            <text:p>0.0128104277</text:p>
          </table:table-cell>
          <table:table-cell office:value-type="float" office:value="0.0128256157" calcext:value-type="float">
            <text:p>0.012825615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28251482" calcext:value-type="float">
            <text:p>0.0128251482</text:p>
          </table:table-cell>
          <table:table-cell office:value-type="float" office:value="0.0127650239" calcext:value-type="float">
            <text:p>0.0127650239</text:p>
          </table:table-cell>
          <table:table-cell office:value-type="float" office:value="0.012833178" calcext:value-type="float">
            <text:p>0.012833178</text:p>
          </table:table-cell>
          <table:table-cell office:value-type="float" office:value="0.0128311338" calcext:value-type="float">
            <text:p>0.012831133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28200073" calcext:value-type="float">
            <text:p>0.0128200073</text:p>
          </table:table-cell>
          <table:table-cell office:value-type="float" office:value="0.012862674" calcext:value-type="float">
            <text:p>0.012862674</text:p>
          </table:table-cell>
          <table:table-cell office:value-type="float" office:value="0.0128304325" calcext:value-type="float">
            <text:p>0.0128304325</text:p>
          </table:table-cell>
          <table:table-cell office:value-type="float" office:value="0.0128265088" calcext:value-type="float">
            <text:p>0.0128265088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8149269" calcext:value-type="float">
            <text:p>0.0128149269</text:p>
          </table:table-cell>
          <table:table-cell office:value-type="float" office:value="0.0127705447" calcext:value-type="float">
            <text:p>0.0127705447</text:p>
          </table:table-cell>
          <table:table-cell office:value-type="float" office:value="0.0128053874" calcext:value-type="float">
            <text:p>0.0128053874</text:p>
          </table:table-cell>
          <table:table-cell office:value-type="float" office:value="0.0128170783" calcext:value-type="float">
            <text:p>0.0128170783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2809894" calcext:value-type="float">
            <text:p>0.012809894</text:p>
          </table:table-cell>
          <table:table-cell office:value-type="float" office:value="0.0128330868" calcext:value-type="float">
            <text:p>0.0128330868</text:p>
          </table:table-cell>
          <table:table-cell office:value-type="float" office:value="0.0128065245" calcext:value-type="float">
            <text:p>0.0128065245</text:p>
          </table:table-cell>
          <table:table-cell office:value-type="float" office:value="0.0128170326" calcext:value-type="float">
            <text:p>0.0128170326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28049301" calcext:value-type="float">
            <text:p>0.0128049301</text:p>
          </table:table-cell>
          <table:table-cell office:value-type="float" office:value="0.0127739534" calcext:value-type="float">
            <text:p>0.0127739534</text:p>
          </table:table-cell>
          <table:table-cell office:value-type="float" office:value="0.012776765" calcext:value-type="float">
            <text:p>0.012776765</text:p>
          </table:table-cell>
          <table:table-cell office:value-type="float" office:value="0.0128015652" calcext:value-type="float">
            <text:p>0.012801565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27999894" calcext:value-type="float">
            <text:p>0.0127999894</text:p>
          </table:table-cell>
          <table:table-cell office:value-type="float" office:value="0.0128825977" calcext:value-type="float">
            <text:p>0.0128825977</text:p>
          </table:table-cell>
          <table:table-cell office:value-type="float" office:value="0.0127878813" calcext:value-type="float">
            <text:p>0.0127878813</text:p>
          </table:table-cell>
          <table:table-cell office:value-type="float" office:value="0.0128056016" calcext:value-type="float">
            <text:p>0.012805601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7950916" calcext:value-type="float">
            <text:p>0.0127950916</text:p>
          </table:table-cell>
          <table:table-cell office:value-type="float" office:value="0.0128760552" calcext:value-type="float">
            <text:p>0.0128760552</text:p>
          </table:table-cell>
          <table:table-cell office:value-type="float" office:value="0.012763463" calcext:value-type="float">
            <text:p>0.012763463</text:p>
          </table:table-cell>
          <table:table-cell office:value-type="float" office:value="0.0128026148" calcext:value-type="float">
            <text:p>0.0128026148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27902515" calcext:value-type="float">
            <text:p>0.0127902515</text:p>
          </table:table-cell>
          <table:table-cell office:value-type="float" office:value="0.0129235126" calcext:value-type="float">
            <text:p>0.0129235126</text:p>
          </table:table-cell>
          <table:table-cell office:value-type="float" office:value="0.0127691915" calcext:value-type="float">
            <text:p>0.0127691915</text:p>
          </table:table-cell>
          <table:table-cell office:value-type="float" office:value="0.0127947591" calcext:value-type="float">
            <text:p>0.0127947591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27854515" calcext:value-type="float">
            <text:p>0.0127854515</text:p>
          </table:table-cell>
          <table:table-cell office:value-type="float" office:value="0.012867162" calcext:value-type="float">
            <text:p>0.012867162</text:p>
          </table:table-cell>
          <table:table-cell office:value-type="float" office:value="0.0127815828" calcext:value-type="float">
            <text:p>0.0127815828</text:p>
          </table:table-cell>
          <table:table-cell office:value-type="float" office:value="0.0127930632" calcext:value-type="float">
            <text:p>0.0127930632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27806896" calcext:value-type="float">
            <text:p>0.0127806896</text:p>
          </table:table-cell>
          <table:table-cell office:value-type="float" office:value="0.0128873056" calcext:value-type="float">
            <text:p>0.0128873056</text:p>
          </table:table-cell>
          <table:table-cell office:value-type="float" office:value="0.0127766719" calcext:value-type="float">
            <text:p>0.0127766719</text:p>
          </table:table-cell>
          <table:table-cell office:value-type="float" office:value="0.0127824266" calcext:value-type="float">
            <text:p>0.0127824266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27759641" calcext:value-type="float">
            <text:p>0.0127759641</text:p>
          </table:table-cell>
          <table:table-cell office:value-type="float" office:value="0.0127341319" calcext:value-type="float">
            <text:p>0.0127341319</text:p>
          </table:table-cell>
          <table:table-cell office:value-type="float" office:value="0.0127630504" calcext:value-type="float">
            <text:p>0.0127630504</text:p>
          </table:table-cell>
          <table:table-cell office:value-type="float" office:value="0.0127876848" calcext:value-type="float">
            <text:p>0.012787684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2771287" calcext:value-type="float">
            <text:p>0.012771287</text:p>
          </table:table-cell>
          <table:table-cell office:value-type="float" office:value="0.0127633279" calcext:value-type="float">
            <text:p>0.0127633279</text:p>
          </table:table-cell>
          <table:table-cell office:value-type="float" office:value="0.0127620324" calcext:value-type="float">
            <text:p>0.0127620324</text:p>
          </table:table-cell>
          <table:table-cell office:value-type="float" office:value="0.0127805267" calcext:value-type="float">
            <text:p>0.012780526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2766649" calcext:value-type="float">
            <text:p>0.012766649</text:p>
          </table:table-cell>
          <table:table-cell office:value-type="float" office:value="0.0127475904" calcext:value-type="float">
            <text:p>0.0127475904</text:p>
          </table:table-cell>
          <table:table-cell office:value-type="float" office:value="0.0127569363" calcext:value-type="float">
            <text:p>0.0127569363</text:p>
          </table:table-cell>
          <table:table-cell office:value-type="float" office:value="0.0127815865" calcext:value-type="float">
            <text:p>0.0127815865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27620548" calcext:value-type="float">
            <text:p>0.0127620548</text:p>
          </table:table-cell>
          <table:table-cell office:value-type="float" office:value="0.0127944499" calcext:value-type="float">
            <text:p>0.0127944499</text:p>
          </table:table-cell>
          <table:table-cell office:value-type="float" office:value="0.0127398632" calcext:value-type="float">
            <text:p>0.0127398632</text:p>
          </table:table-cell>
          <table:table-cell office:value-type="float" office:value="0.0127777485" calcext:value-type="float">
            <text:p>0.0127777485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27574895" calcext:value-type="float">
            <text:p>0.0127574895</text:p>
          </table:table-cell>
          <table:table-cell office:value-type="float" office:value="0.0128313834" calcext:value-type="float">
            <text:p>0.0128313834</text:p>
          </table:table-cell>
          <table:table-cell office:value-type="float" office:value="0.0127259102" calcext:value-type="float">
            <text:p>0.0127259102</text:p>
          </table:table-cell>
          <table:table-cell office:value-type="float" office:value="0.012769646" calcext:value-type="float">
            <text:p>0.012769646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27529576" calcext:value-type="float">
            <text:p>0.0127529576</text:p>
          </table:table-cell>
          <table:table-cell office:value-type="float" office:value="0.0128796101" calcext:value-type="float">
            <text:p>0.0128796101</text:p>
          </table:table-cell>
          <table:table-cell office:value-type="float" office:value="0.0127336457" calcext:value-type="float">
            <text:p>0.0127336457</text:p>
          </table:table-cell>
          <table:table-cell office:value-type="float" office:value="0.012760547" calcext:value-type="float">
            <text:p>0.012760547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2748464" calcext:value-type="float">
            <text:p>0.012748464</text:p>
          </table:table-cell>
          <table:table-cell office:value-type="float" office:value="0.0127635393" calcext:value-type="float">
            <text:p>0.0127635393</text:p>
          </table:table-cell>
          <table:table-cell office:value-type="float" office:value="0.012739161" calcext:value-type="float">
            <text:p>0.012739161</text:p>
          </table:table-cell>
          <table:table-cell office:value-type="float" office:value="0.0127692362" calcext:value-type="float">
            <text:p>0.0127692362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27440123" calcext:value-type="float">
            <text:p>0.0127440123</text:p>
          </table:table-cell>
          <table:table-cell office:value-type="float" office:value="0.0128292041" calcext:value-type="float">
            <text:p>0.0128292041</text:p>
          </table:table-cell>
          <table:table-cell office:value-type="float" office:value="0.0127407266" calcext:value-type="float">
            <text:p>0.0127407266</text:p>
          </table:table-cell>
          <table:table-cell office:value-type="float" office:value="0.0127669908" calcext:value-type="float">
            <text:p>0.0127669908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27395922" calcext:value-type="float">
            <text:p>0.0127395922</text:p>
          </table:table-cell>
          <table:table-cell office:value-type="float" office:value="0.0127287963" calcext:value-type="float">
            <text:p>0.0127287963</text:p>
          </table:table-cell>
          <table:table-cell office:value-type="float" office:value="0.0127236936" calcext:value-type="float">
            <text:p>0.0127236936</text:p>
          </table:table-cell>
          <table:table-cell office:value-type="float" office:value="0.0127522312" calcext:value-type="float">
            <text:p>0.0127522312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27351852" calcext:value-type="float">
            <text:p>0.0127351852</text:p>
          </table:table-cell>
          <table:table-cell office:value-type="float" office:value="0.0127512142" calcext:value-type="float">
            <text:p>0.0127512142</text:p>
          </table:table-cell>
          <table:table-cell office:value-type="float" office:value="0.0127330525" calcext:value-type="float">
            <text:p>0.0127330525</text:p>
          </table:table-cell>
          <table:table-cell office:value-type="float" office:value="0.0127541376" calcext:value-type="float">
            <text:p>0.0127541376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27308257" calcext:value-type="float">
            <text:p>0.0127308257</text:p>
          </table:table-cell>
          <table:table-cell office:value-type="float" office:value="0.0127165699" calcext:value-type="float">
            <text:p>0.0127165699</text:p>
          </table:table-cell>
          <table:table-cell office:value-type="float" office:value="0.012714155" calcext:value-type="float">
            <text:p>0.012714155</text:p>
          </table:table-cell>
          <table:table-cell office:value-type="float" office:value="0.0127479807" calcext:value-type="float">
            <text:p>0.0127479807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27264848" calcext:value-type="float">
            <text:p>0.0127264848</text:p>
          </table:table-cell>
          <table:table-cell office:value-type="float" office:value="0.0127254277" calcext:value-type="float">
            <text:p>0.0127254277</text:p>
          </table:table-cell>
          <table:table-cell office:value-type="float" office:value="0.0127081554" calcext:value-type="float">
            <text:p>0.0127081554</text:p>
          </table:table-cell>
          <table:table-cell office:value-type="float" office:value="0.012749617" calcext:value-type="float">
            <text:p>0.012749617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7221765" calcext:value-type="float">
            <text:p>0.0127221765</text:p>
          </table:table-cell>
          <table:table-cell office:value-type="float" office:value="0.0127468286" calcext:value-type="float">
            <text:p>0.0127468286</text:p>
          </table:table-cell>
          <table:table-cell office:value-type="float" office:value="0.0126902852" calcext:value-type="float">
            <text:p>0.0126902852</text:p>
          </table:table-cell>
          <table:table-cell office:value-type="float" office:value="0.0127399014" calcext:value-type="float">
            <text:p>0.0127399014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27179008" calcext:value-type="float">
            <text:p>0.0127179008</text:p>
          </table:table-cell>
          <table:table-cell office:value-type="float" office:value="0.0127739413" calcext:value-type="float">
            <text:p>0.0127739413</text:p>
          </table:table-cell>
          <table:table-cell office:value-type="float" office:value="0.0126992902" calcext:value-type="float">
            <text:p>0.0126992902</text:p>
          </table:table-cell>
          <table:table-cell office:value-type="float" office:value="0.0127322823" calcext:value-type="float">
            <text:p>0.0127322823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27136493" calcext:value-type="float">
            <text:p>0.0127136493</text:p>
          </table:table-cell>
          <table:table-cell office:value-type="float" office:value="0.0127008352" calcext:value-type="float">
            <text:p>0.0127008352</text:p>
          </table:table-cell>
          <table:table-cell office:value-type="float" office:value="0.0127177881" calcext:value-type="float">
            <text:p>0.0127177881</text:p>
          </table:table-cell>
          <table:table-cell office:value-type="float" office:value="0.0127359992" calcext:value-type="float">
            <text:p>0.012735999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27094286" calcext:value-type="float">
            <text:p>0.0127094286</text:p>
          </table:table-cell>
          <table:table-cell office:value-type="float" office:value="0.0127462279" calcext:value-type="float">
            <text:p>0.0127462279</text:p>
          </table:table-cell>
          <table:table-cell office:value-type="float" office:value="0.0127158258" calcext:value-type="float">
            <text:p>0.0127158258</text:p>
          </table:table-cell>
          <table:table-cell office:value-type="float" office:value="0.0127263805" calcext:value-type="float">
            <text:p>0.0127263805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27052339" calcext:value-type="float">
            <text:p>0.0127052339</text:p>
          </table:table-cell>
          <table:table-cell office:value-type="float" office:value="0.0126926862" calcext:value-type="float">
            <text:p>0.0126926862</text:p>
          </table:table-cell>
          <table:table-cell office:value-type="float" office:value="0.0126857879" calcext:value-type="float">
            <text:p>0.0126857879</text:p>
          </table:table-cell>
          <table:table-cell office:value-type="float" office:value="0.0127292946" calcext:value-type="float">
            <text:p>0.012729294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27010653" calcext:value-type="float">
            <text:p>0.0127010653</text:p>
          </table:table-cell>
          <table:table-cell office:value-type="float" office:value="0.0127360644" calcext:value-type="float">
            <text:p>0.0127360644</text:p>
          </table:table-cell>
          <table:table-cell office:value-type="float" office:value="0.0126921805" calcext:value-type="float">
            <text:p>0.0126921805</text:p>
          </table:table-cell>
          <table:table-cell office:value-type="float" office:value="0.0127242571" calcext:value-type="float">
            <text:p>0.0127242571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26969172" calcext:value-type="float">
            <text:p>0.0126969172</text:p>
          </table:table-cell>
          <table:table-cell office:value-type="float" office:value="0.0126571227" calcext:value-type="float">
            <text:p>0.0126571227</text:p>
          </table:table-cell>
          <table:table-cell office:value-type="float" office:value="0.0126806451" calcext:value-type="float">
            <text:p>0.0126806451</text:p>
          </table:table-cell>
          <table:table-cell office:value-type="float" office:value="0.0127136596" calcext:value-type="float">
            <text:p>0.012713659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26927989" calcext:value-type="float">
            <text:p>0.0126927989</text:p>
          </table:table-cell>
          <table:table-cell office:value-type="float" office:value="0.0126981391" calcext:value-type="float">
            <text:p>0.0126981391</text:p>
          </table:table-cell>
          <table:table-cell office:value-type="float" office:value="0.0126826148" calcext:value-type="float">
            <text:p>0.0126826148</text:p>
          </table:table-cell>
          <table:table-cell office:value-type="float" office:value="0.0127147781" calcext:value-type="float">
            <text:p>0.0127147781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26887094" calcext:value-type="float">
            <text:p>0.0126887094</text:p>
          </table:table-cell>
          <table:table-cell office:value-type="float" office:value="0.0127113722" calcext:value-type="float">
            <text:p>0.0127113722</text:p>
          </table:table-cell>
          <table:table-cell office:value-type="float" office:value="0.012667492" calcext:value-type="float">
            <text:p>0.012667492</text:p>
          </table:table-cell>
          <table:table-cell office:value-type="float" office:value="0.0127201611" calcext:value-type="float">
            <text:p>0.0127201611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26846414" calcext:value-type="float">
            <text:p>0.0126846414</text:p>
          </table:table-cell>
          <table:table-cell office:value-type="float" office:value="0.0127641829" calcext:value-type="float">
            <text:p>0.0127641829</text:p>
          </table:table-cell>
          <table:table-cell office:value-type="float" office:value="0.0126692541" calcext:value-type="float">
            <text:p>0.0126692541</text:p>
          </table:table-cell>
          <table:table-cell office:value-type="float" office:value="0.012708893" calcext:value-type="float">
            <text:p>0.01270889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26806181" calcext:value-type="float">
            <text:p>0.0126806181</text:p>
          </table:table-cell>
          <table:table-cell office:value-type="float" office:value="0.0126789762" calcext:value-type="float">
            <text:p>0.0126789762</text:p>
          </table:table-cell>
          <table:table-cell office:value-type="float" office:value="0.0126590775" calcext:value-type="float">
            <text:p>0.0126590775</text:p>
          </table:table-cell>
          <table:table-cell office:value-type="float" office:value="0.0127126342" calcext:value-type="float">
            <text:p>0.0127126342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26765938" calcext:value-type="float">
            <text:p>0.0126765938</text:p>
          </table:table-cell>
          <table:table-cell office:value-type="float" office:value="0.0126590328" calcext:value-type="float">
            <text:p>0.0126590328</text:p>
          </table:table-cell>
          <table:table-cell office:value-type="float" office:value="0.0126828346" calcext:value-type="float">
            <text:p>0.0126828346</text:p>
          </table:table-cell>
          <table:table-cell office:value-type="float" office:value="0.012690939" calcext:value-type="float">
            <text:p>0.01269093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2672591" calcext:value-type="float">
            <text:p>0.012672591</text:p>
          </table:table-cell>
          <table:table-cell office:value-type="float" office:value="0.0126396446" calcext:value-type="float">
            <text:p>0.0126396446</text:p>
          </table:table-cell>
          <table:table-cell office:value-type="float" office:value="0.0126555897" calcext:value-type="float">
            <text:p>0.0126555897</text:p>
          </table:table-cell>
          <table:table-cell office:value-type="float" office:value="0.0126954233" calcext:value-type="float">
            <text:p>0.012695423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26686096" calcext:value-type="float">
            <text:p>0.0126686096</text:p>
          </table:table-cell>
          <table:table-cell office:value-type="float" office:value="0.0126632908" calcext:value-type="float">
            <text:p>0.0126632908</text:p>
          </table:table-cell>
          <table:table-cell office:value-type="float" office:value="0.0126655567" calcext:value-type="float">
            <text:p>0.0126655567</text:p>
          </table:table-cell>
          <table:table-cell office:value-type="float" office:value="0.0126911839" calcext:value-type="float">
            <text:p>0.012691183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26646617" calcext:value-type="float">
            <text:p>0.0126646617</text:p>
          </table:table-cell>
          <table:table-cell office:value-type="float" office:value="0.0126615055" calcext:value-type="float">
            <text:p>0.0126615055</text:p>
          </table:table-cell>
          <table:table-cell office:value-type="float" office:value="0.0126615632" calcext:value-type="float">
            <text:p>0.0126615632</text:p>
          </table:table-cell>
          <table:table-cell office:value-type="float" office:value="0.0126885092" calcext:value-type="float">
            <text:p>0.012688509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26607288" calcext:value-type="float">
            <text:p>0.0126607288</text:p>
          </table:table-cell>
          <table:table-cell office:value-type="float" office:value="0.0127776852" calcext:value-type="float">
            <text:p>0.0127776852</text:p>
          </table:table-cell>
          <table:table-cell office:value-type="float" office:value="0.0126492064" calcext:value-type="float">
            <text:p>0.0126492064</text:p>
          </table:table-cell>
          <table:table-cell office:value-type="float" office:value="0.0126832211" calcext:value-type="float">
            <text:p>0.0126832211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26568284" calcext:value-type="float">
            <text:p>0.0126568284</text:p>
          </table:table-cell>
          <table:table-cell office:value-type="float" office:value="0.0126725174" calcext:value-type="float">
            <text:p>0.0126725174</text:p>
          </table:table-cell>
          <table:table-cell office:value-type="float" office:value="0.0126409931" calcext:value-type="float">
            <text:p>0.0126409931</text:p>
          </table:table-cell>
          <table:table-cell office:value-type="float" office:value="0.0126878396" calcext:value-type="float">
            <text:p>0.01268783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26529438" calcext:value-type="float">
            <text:p>0.0126529438</text:p>
          </table:table-cell>
          <table:table-cell office:value-type="float" office:value="0.0128191374" calcext:value-type="float">
            <text:p>0.0128191374</text:p>
          </table:table-cell>
          <table:table-cell office:value-type="float" office:value="0.0126417326" calcext:value-type="float">
            <text:p>0.0126417326</text:p>
          </table:table-cell>
          <table:table-cell office:value-type="float" office:value="0.0126876179" calcext:value-type="float">
            <text:p>0.012687617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26490761" calcext:value-type="float">
            <text:p>0.0126490761</text:p>
          </table:table-cell>
          <table:table-cell office:value-type="float" office:value="0.0126750311" calcext:value-type="float">
            <text:p>0.0126750311</text:p>
          </table:table-cell>
          <table:table-cell office:value-type="float" office:value="0.0126532447" calcext:value-type="float">
            <text:p>0.0126532447</text:p>
          </table:table-cell>
          <table:table-cell office:value-type="float" office:value="0.012696364" calcext:value-type="float">
            <text:p>0.01269636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26452353" calcext:value-type="float">
            <text:p>0.0126452353</text:p>
          </table:table-cell>
          <table:table-cell office:value-type="float" office:value="0.0126898522" calcext:value-type="float">
            <text:p>0.0126898522</text:p>
          </table:table-cell>
          <table:table-cell office:value-type="float" office:value="0.0126428334" calcext:value-type="float">
            <text:p>0.0126428334</text:p>
          </table:table-cell>
          <table:table-cell office:value-type="float" office:value="0.0126758181" calcext:value-type="float">
            <text:p>0.0126758181</text:p>
          </table:table-cell>
          <table:table-cell table:number-columns-repeated="12"/>
        </table:table-row>
      </table:table>
      <table:table table:name="musi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4</text:p>
          </table:table-cell>
          <table:table-cell table:number-columns-repeated="3"/>
          <table:table-cell office:value-type="string" calcext:value-type="string">
            <text:p>HW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463715" calcext:value-type="float">
            <text:p>463715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463715" calcext:value-type="float">
            <text:p>463715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927430" calcext:value-type="float">
            <text:p>92743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1391145" calcext:value-type="float">
            <text:p>1391145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463715" calcext:value-type="float">
            <text:p>463715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463715" calcext:value-type="float">
            <text:p>463715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463715" calcext:value-type="float">
            <text:p>463715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51.3710849285" calcext:value-type="float">
            <text:p>51.3710849285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3758688569" calcext:value-type="float">
            <text:p>0.3758688569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65871212" calcext:value-type="float">
            <text:p>0.0065871212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4405310154" calcext:value-type="float">
            <text:p>0.4405310154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8607959747" calcext:value-type="float">
            <text:p>0.860795974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.2339959145" calcext:value-type="float">
            <text:p>1.233995914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62766923" calcext:value-type="float">
            <text:p>0.00627669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3758688569" calcext:value-type="float">
            <text:p>0.37586885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3758688569" calcext:value-type="float">
            <text:p>0.37586885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3758688569" calcext:value-type="float">
            <text:p>0.37586885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61487011" calcext:value-type="float">
            <text:p>0.00614870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66116503" calcext:value-type="float">
            <text:p>0.00661165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67964992" calcext:value-type="float">
            <text:p>0.00679649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65787779" calcext:value-type="float">
            <text:p>0.00657877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0811257" calcext:value-type="float">
            <text:p>0.00608112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63988622" calcext:value-type="float">
            <text:p>0.0063988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64635016" calcext:value-type="float">
            <text:p>0.00646350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62707337" calcext:value-type="float">
            <text:p>0.00627073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60394811" calcext:value-type="float">
            <text:p>0.00603948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62411753" calcext:value-type="float">
            <text:p>0.00624117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6247275" calcext:value-type="float">
            <text:p>0.0062472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61446792" calcext:value-type="float">
            <text:p>0.00614467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60108677" calcext:value-type="float">
            <text:p>0.00601086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2068938" calcext:value-type="float">
            <text:p>0.0062068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1468077" calcext:value-type="float">
            <text:p>0.0061468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0773492" calcext:value-type="float">
            <text:p>0.00607734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5989613" calcext:value-type="float">
            <text:p>0.0059896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60668918" calcext:value-type="float">
            <text:p>0.00606689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60861334" calcext:value-type="float">
            <text:p>0.00608613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60384423" calcext:value-type="float">
            <text:p>0.00603844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59729051" calcext:value-type="float">
            <text:p>0.00597290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61054756" calcext:value-type="float">
            <text:p>0.00610547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60799629" calcext:value-type="float">
            <text:p>0.00607996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60121412" calcext:value-type="float">
            <text:p>0.00601214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59592198" calcext:value-type="float">
            <text:p>0.00595921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61725783" calcext:value-type="float">
            <text:p>0.00617257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60411626" calcext:value-type="float">
            <text:p>0.00604116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59904861" calcext:value-type="float">
            <text:p>0.00599048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594767" calcext:value-type="float">
            <text:p>0.005947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60474649" calcext:value-type="float">
            <text:p>0.00604746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59902789" calcext:value-type="float">
            <text:p>0.00599027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59734564" calcext:value-type="float">
            <text:p>0.00597345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59377057" calcext:value-type="float">
            <text:p>0.00593770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61706952" calcext:value-type="float">
            <text:p>0.00617069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60391114" calcext:value-type="float">
            <text:p>0.00603911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59617367" calcext:value-type="float">
            <text:p>0.00596173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59289336" calcext:value-type="float">
            <text:p>0.00592893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60576936" calcext:value-type="float">
            <text:p>0.0060576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60371002" calcext:value-type="float">
            <text:p>0.00603710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59521897" calcext:value-type="float">
            <text:p>0.00595218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59211096" calcext:value-type="float">
            <text:p>0.0059211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61814715" calcext:value-type="float">
            <text:p>0.00618147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59730564" calcext:value-type="float">
            <text:p>0.00597305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59412355" calcext:value-type="float">
            <text:p>0.00594123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59140641" calcext:value-type="float">
            <text:p>0.00591406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60114516" calcext:value-type="float">
            <text:p>0.00601145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59991269" calcext:value-type="float">
            <text:p>0.00599912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59326538" calcext:value-type="float">
            <text:p>0.00593265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59076622" calcext:value-type="float">
            <text:p>0.0059076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597667" calcext:value-type="float">
            <text:p>0.005976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59639039" calcext:value-type="float">
            <text:p>0.00596390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59264055" calcext:value-type="float">
            <text:p>0.00592640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59017967" calcext:value-type="float">
            <text:p>0.00590179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59703058" calcext:value-type="float">
            <text:p>0.00597030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59966496" calcext:value-type="float">
            <text:p>0.00599664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59211534" calcext:value-type="float">
            <text:p>0.00592115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58963965" calcext:value-type="float">
            <text:p>0.00589639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5991647" calcext:value-type="float">
            <text:p>0.0059916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60490281" calcext:value-type="float">
            <text:p>0.00604902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59142667" calcext:value-type="float">
            <text:p>0.00591426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58913999" calcext:value-type="float">
            <text:p>0.00589139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60020504" calcext:value-type="float">
            <text:p>0.00600205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59230574" calcext:value-type="float">
            <text:p>0.00592305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59086359" calcext:value-type="float">
            <text:p>0.005908635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58867577" calcext:value-type="float">
            <text:p>0.00588675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61729923" calcext:value-type="float">
            <text:p>0.00617299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59310701" calcext:value-type="float">
            <text:p>0.00593107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59047537" calcext:value-type="float">
            <text:p>0.00590475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58824327" calcext:value-type="float">
            <text:p>0.00588243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59842407" calcext:value-type="float">
            <text:p>0.00598424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59432024" calcext:value-type="float">
            <text:p>0.00594320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59015313" calcext:value-type="float">
            <text:p>0.00590153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58783693" calcext:value-type="float">
            <text:p>0.00587836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5985741" calcext:value-type="float">
            <text:p>0.0059857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59427037" calcext:value-type="float">
            <text:p>0.00594270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58961441" calcext:value-type="float">
            <text:p>0.005896144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58745625" calcext:value-type="float">
            <text:p>0.00587456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59710722" calcext:value-type="float">
            <text:p>0.0059710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59631746" calcext:value-type="float">
            <text:p>0.00596317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58921017" calcext:value-type="float">
            <text:p>0.005892101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58709765" calcext:value-type="float">
            <text:p>0.00587097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59511098" calcext:value-type="float">
            <text:p>0.00595110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5903089" calcext:value-type="float">
            <text:p>0.005903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58893594" calcext:value-type="float">
            <text:p>0.00588935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58676172" calcext:value-type="float">
            <text:p>0.00586761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59941602" calcext:value-type="float">
            <text:p>0.00599416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59331902" calcext:value-type="float">
            <text:p>0.00593319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58870488" calcext:value-type="float">
            <text:p>0.00588704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58644344" calcext:value-type="float">
            <text:p>0.00586443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61146291" calcext:value-type="float">
            <text:p>0.00611462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58971746" calcext:value-type="float">
            <text:p>0.00589717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58829775" calcext:value-type="float">
            <text:p>0.00588297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58614188" calcext:value-type="float">
            <text:p>0.00586141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59551573" calcext:value-type="float">
            <text:p>0.00595515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59226882" calcext:value-type="float">
            <text:p>0.00592268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58795805" calcext:value-type="float">
            <text:p>0.00587958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58585573" calcext:value-type="float">
            <text:p>0.00585855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59631276" calcext:value-type="float">
            <text:p>0.00596312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58882525" calcext:value-type="float">
            <text:p>0.0058882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58783777" calcext:value-type="float">
            <text:p>0.00587837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58558527" calcext:value-type="float">
            <text:p>0.00585585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67310086" calcext:value-type="float">
            <text:p>0.00673100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59098341" calcext:value-type="float">
            <text:p>0.00590983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58762026" calcext:value-type="float">
            <text:p>0.00587620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58532781" calcext:value-type="float">
            <text:p>0.00585327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62947907" calcext:value-type="float">
            <text:p>0.0062947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5929539" calcext:value-type="float">
            <text:p>0.0059295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58722855" calcext:value-type="float">
            <text:p>0.00587228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58508427" calcext:value-type="float">
            <text:p>0.00585084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63011325" calcext:value-type="float">
            <text:p>0.00630113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59052492" calcext:value-type="float">
            <text:p>0.00590524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58703846" calcext:value-type="float">
            <text:p>0.00587038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58485013" calcext:value-type="float">
            <text:p>0.00584850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59845168" calcext:value-type="float">
            <text:p>0.00598451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58678398" calcext:value-type="float">
            <text:p>0.00586783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58692596" calcext:value-type="float">
            <text:p>0.00586925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58462732" calcext:value-type="float">
            <text:p>0.00584627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64730444" calcext:value-type="float">
            <text:p>0.00647304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58934921" calcext:value-type="float">
            <text:p>0.00589349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58680638" calcext:value-type="float">
            <text:p>0.00586806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58441572" calcext:value-type="float">
            <text:p>0.0058441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59484793" calcext:value-type="float">
            <text:p>0.0059484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59258146" calcext:value-type="float">
            <text:p>0.00592581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58644586" calcext:value-type="float">
            <text:p>0.00586445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58421316" calcext:value-type="float">
            <text:p>0.00584213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60533886" calcext:value-type="float">
            <text:p>0.00605338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5857592" calcext:value-type="float">
            <text:p>0.0058575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58630975" calcext:value-type="float">
            <text:p>0.00586309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58401944" calcext:value-type="float">
            <text:p>0.00584019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59633288" calcext:value-type="float">
            <text:p>0.00596332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58673262" calcext:value-type="float">
            <text:p>0.00586732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5862073" calcext:value-type="float">
            <text:p>0.0058620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58383546" calcext:value-type="float">
            <text:p>0.00583835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1396193" calcext:value-type="float">
            <text:p>0.00613961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587019" calcext:value-type="float">
            <text:p>0.005870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58611711" calcext:value-type="float">
            <text:p>0.00586117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58365851" calcext:value-type="float">
            <text:p>0.00583658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4866245" calcext:value-type="float">
            <text:p>0.00648662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58759674" calcext:value-type="float">
            <text:p>0.00587596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58578891" calcext:value-type="float">
            <text:p>0.00585788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58348947" calcext:value-type="float">
            <text:p>0.00583489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59216367" calcext:value-type="float">
            <text:p>0.00592163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5909475" calcext:value-type="float">
            <text:p>0.0059094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58570779" calcext:value-type="float">
            <text:p>0.00585707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58332765" calcext:value-type="float">
            <text:p>0.00583327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5948809" calcext:value-type="float">
            <text:p>0.0059488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58615943" calcext:value-type="float">
            <text:p>0.00586159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58565531" calcext:value-type="float">
            <text:p>0.00585655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58317273" calcext:value-type="float">
            <text:p>0.00583172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59703523" calcext:value-type="float">
            <text:p>0.00597035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58632614" calcext:value-type="float">
            <text:p>0.0058632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58553475" calcext:value-type="float">
            <text:p>0.00585534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58302227" calcext:value-type="float">
            <text:p>0.00583022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0460283" calcext:value-type="float">
            <text:p>0.00604602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5916751" calcext:value-type="float">
            <text:p>0.0059167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58527966" calcext:value-type="float">
            <text:p>0.00585279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58287871" calcext:value-type="float">
            <text:p>0.00582878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59724506" calcext:value-type="float">
            <text:p>0.00597245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58441791" calcext:value-type="float">
            <text:p>0.0058441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58518392" calcext:value-type="float">
            <text:p>0.00585183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58274264" calcext:value-type="float">
            <text:p>0.00582742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1236848" calcext:value-type="float">
            <text:p>0.0061236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58406089" calcext:value-type="float">
            <text:p>0.00584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58514019" calcext:value-type="float">
            <text:p>0.00585140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58261072" calcext:value-type="float">
            <text:p>0.00582610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2296041" calcext:value-type="float">
            <text:p>0.00622960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59107705" calcext:value-type="float">
            <text:p>0.00591077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58508855" calcext:value-type="float">
            <text:p>0.00585088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58248374" calcext:value-type="float">
            <text:p>0.00582483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1408458" calcext:value-type="float">
            <text:p>0.00614084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58550788" calcext:value-type="float">
            <text:p>0.00585507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58480464" calcext:value-type="float">
            <text:p>0.00584804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58236155" calcext:value-type="float">
            <text:p>0.00582361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59829564" calcext:value-type="float">
            <text:p>0.00598295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5844913" calcext:value-type="float">
            <text:p>0.0058449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58476776" calcext:value-type="float">
            <text:p>0.00584767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58224499" calcext:value-type="float">
            <text:p>0.00582244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59926505" calcext:value-type="float">
            <text:p>0.00599265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58495719" calcext:value-type="float">
            <text:p>0.00584957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58478927" calcext:value-type="float">
            <text:p>0.00584789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58213277" calcext:value-type="float">
            <text:p>0.00582132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0670921" calcext:value-type="float">
            <text:p>0.00606709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58328174" calcext:value-type="float">
            <text:p>0.00583281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58468343" calcext:value-type="float">
            <text:p>0.00584683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58202399" calcext:value-type="float">
            <text:p>0.00582023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59435517" calcext:value-type="float">
            <text:p>0.00594355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58960621" calcext:value-type="float">
            <text:p>0.00589606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58440589" calcext:value-type="float">
            <text:p>0.00584405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58191936" calcext:value-type="float">
            <text:p>0.0058191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59165489" calcext:value-type="float">
            <text:p>0.00591654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58283643" calcext:value-type="float">
            <text:p>0.00582836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58444878" calcext:value-type="float">
            <text:p>0.00584448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58181873" calcext:value-type="float">
            <text:p>0.00581818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59564258" calcext:value-type="float">
            <text:p>0.00595642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58286781" calcext:value-type="float">
            <text:p>0.00582867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58447602" calcext:value-type="float">
            <text:p>0.00584476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58172271" calcext:value-type="float">
            <text:p>0.0058172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59996368" calcext:value-type="float">
            <text:p>0.00599963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58428189" calcext:value-type="float">
            <text:p>0.00584281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58437278" calcext:value-type="float">
            <text:p>0.00584372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58162962" calcext:value-type="float">
            <text:p>0.00581629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0078688" calcext:value-type="float">
            <text:p>0.00600786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58382889" calcext:value-type="float">
            <text:p>0.00583828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5841129" calcext:value-type="float">
            <text:p>0.0058411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58153863" calcext:value-type="float">
            <text:p>0.00581538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0705543" calcext:value-type="float">
            <text:p>0.00607055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5861897" calcext:value-type="float">
            <text:p>0.0058618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58412333" calcext:value-type="float">
            <text:p>0.00584123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58145327" calcext:value-type="float">
            <text:p>0.00581453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59866747" calcext:value-type="float">
            <text:p>0.0059866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58467924" calcext:value-type="float">
            <text:p>0.00584679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5841827" calcext:value-type="float">
            <text:p>0.0058418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58136936" calcext:value-type="float">
            <text:p>0.0058136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59614736" calcext:value-type="float">
            <text:p>0.00596147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58961161" calcext:value-type="float">
            <text:p>0.0058961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58410387" calcext:value-type="float">
            <text:p>0.00584103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8128918" calcext:value-type="float">
            <text:p>0.00581289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60058511" calcext:value-type="float">
            <text:p>0.00600585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58197132" calcext:value-type="float">
            <text:p>0.00581971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58387532" calcext:value-type="float">
            <text:p>0.00583875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8121136" calcext:value-type="float">
            <text:p>0.00581211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60607838" calcext:value-type="float">
            <text:p>0.00606078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58218585" calcext:value-type="float">
            <text:p>0.00582185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58390144" calcext:value-type="float">
            <text:p>0.00583901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8113709" calcext:value-type="float">
            <text:p>0.00581137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60340906" calcext:value-type="float">
            <text:p>0.00603409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8213715" calcext:value-type="float">
            <text:p>0.00582137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8393287" calcext:value-type="float">
            <text:p>0.00583932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58106515" calcext:value-type="float">
            <text:p>0.0058106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64554699" calcext:value-type="float">
            <text:p>0.00645546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8355583" calcext:value-type="float">
            <text:p>0.00583555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8384696" calcext:value-type="float">
            <text:p>0.00583846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8099497" calcext:value-type="float">
            <text:p>0.0058099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63030543" calcext:value-type="float">
            <text:p>0.00630305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8442014" calcext:value-type="float">
            <text:p>0.00584420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8361338" calcext:value-type="float">
            <text:p>0.00583613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809282" calcext:value-type="float">
            <text:p>0.0058092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67612841" calcext:value-type="float">
            <text:p>0.00676128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58709844" calcext:value-type="float">
            <text:p>0.00587098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58365474" calcext:value-type="float">
            <text:p>0.00583654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8086384" calcext:value-type="float">
            <text:p>0.00580863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9962636" calcext:value-type="float">
            <text:p>0.00599626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8359266" calcext:value-type="float">
            <text:p>0.0058359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8376789" calcext:value-type="float">
            <text:p>0.00583767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8080186" calcext:value-type="float">
            <text:p>0.00580801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67974422" calcext:value-type="float">
            <text:p>0.0067974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8343541" calcext:value-type="float">
            <text:p>0.00583435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8365734" calcext:value-type="float">
            <text:p>0.00583657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8074109" calcext:value-type="float">
            <text:p>0.00580741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61239735" calcext:value-type="float">
            <text:p>0.00612397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8202692" calcext:value-type="float">
            <text:p>0.00582026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8343289" calcext:value-type="float">
            <text:p>0.00583432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8068265" calcext:value-type="float">
            <text:p>0.00580682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60145208" calcext:value-type="float">
            <text:p>0.00601452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8136061" calcext:value-type="float">
            <text:p>0.00581360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8350037" calcext:value-type="float">
            <text:p>0.00583500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8062593" calcext:value-type="float">
            <text:p>0.00580625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60266787" calcext:value-type="float">
            <text:p>0.00602667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811241" calcext:value-type="float">
            <text:p>0.0058112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8358996" calcext:value-type="float">
            <text:p>0.00583589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8057215" calcext:value-type="float">
            <text:p>0.00580572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9891641" calcext:value-type="float">
            <text:p>0.00598916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82091" calcext:value-type="float">
            <text:p>0.005820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8346777" calcext:value-type="float">
            <text:p>0.00583467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8051846" calcext:value-type="float">
            <text:p>0.00580518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66707483" calcext:value-type="float">
            <text:p>0.00667074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8538937" calcext:value-type="float">
            <text:p>0.00585389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832585" calcext:value-type="float">
            <text:p>0.00583258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8046882" calcext:value-type="float">
            <text:p>0.00580468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974621" calcext:value-type="float">
            <text:p>0.0059746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8547687" calcext:value-type="float">
            <text:p>0.00585476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8334586" calcext:value-type="float">
            <text:p>0.00583345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8041848" calcext:value-type="float">
            <text:p>0.0058041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60038585" calcext:value-type="float">
            <text:p>0.00600385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8500175" calcext:value-type="float">
            <text:p>0.0058500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8340416" calcext:value-type="float">
            <text:p>0.00583404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8037173" calcext:value-type="float">
            <text:p>0.00580371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9889355" calcext:value-type="float">
            <text:p>0.00598893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8193817" calcext:value-type="float">
            <text:p>0.0058193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8330391" calcext:value-type="float">
            <text:p>0.00583303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803253" calcext:value-type="float">
            <text:p>0.0058032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61718337" calcext:value-type="float">
            <text:p>0.00617183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8207307" calcext:value-type="float">
            <text:p>0.0058207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8311364" calcext:value-type="float">
            <text:p>0.00583113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8028242" calcext:value-type="float">
            <text:p>0.00580282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61042737" calcext:value-type="float">
            <text:p>0.00610427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8033289" calcext:value-type="float">
            <text:p>0.00580332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8320919" calcext:value-type="float">
            <text:p>0.00583209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8023906" calcext:value-type="float">
            <text:p>0.00580239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65979082" calcext:value-type="float">
            <text:p>0.00659790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8024572" calcext:value-type="float">
            <text:p>0.0058024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8329976" calcext:value-type="float">
            <text:p>0.00583299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801972" calcext:value-type="float">
            <text:p>0.0058019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62929271" calcext:value-type="float">
            <text:p>0.0062929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8327788" calcext:value-type="float">
            <text:p>0.00583277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8319797" calcext:value-type="float">
            <text:p>0.00583197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801572" calcext:value-type="float">
            <text:p>0.005801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6093015" calcext:value-type="float">
            <text:p>0.0060930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854201" calcext:value-type="float">
            <text:p>0.0058542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8298246" calcext:value-type="float">
            <text:p>0.00582982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8011813" calcext:value-type="float">
            <text:p>0.00580118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60400711" calcext:value-type="float">
            <text:p>0.00604007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849753" calcext:value-type="float">
            <text:p>0.0058497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8310432" calcext:value-type="float">
            <text:p>0.00583104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8008125" calcext:value-type="float">
            <text:p>0.0058008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60350979" calcext:value-type="float">
            <text:p>0.00603509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8655022" calcext:value-type="float">
            <text:p>0.00586550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8319215" calcext:value-type="float">
            <text:p>0.00583192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8004437" calcext:value-type="float">
            <text:p>0.00580044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65989546" calcext:value-type="float">
            <text:p>0.00659895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867823" calcext:value-type="float">
            <text:p>0.0058678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8305948" calcext:value-type="float">
            <text:p>0.00583059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8001052" calcext:value-type="float">
            <text:p>0.00580010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60410267" calcext:value-type="float">
            <text:p>0.00604102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7976856" calcext:value-type="float">
            <text:p>0.00579768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8284784" calcext:value-type="float">
            <text:p>0.00582847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7997629" calcext:value-type="float">
            <text:p>0.00579976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9774662" calcext:value-type="float">
            <text:p>0.00597746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8238511" calcext:value-type="float">
            <text:p>0.00582385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8300784" calcext:value-type="float">
            <text:p>0.00583007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7994421" calcext:value-type="float">
            <text:p>0.00579944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60469154" calcext:value-type="float">
            <text:p>0.00604691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7964739" calcext:value-type="float">
            <text:p>0.00579647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830979" calcext:value-type="float">
            <text:p>0.0058309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7991175" calcext:value-type="float">
            <text:p>0.0057991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66631581" calcext:value-type="float">
            <text:p>0.00666315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8126096" calcext:value-type="float">
            <text:p>0.005812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8295582" calcext:value-type="float">
            <text:p>0.005829558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7988125" calcext:value-type="float">
            <text:p>0.0057988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65320851" calcext:value-type="float">
            <text:p>0.00653208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8442233" calcext:value-type="float">
            <text:p>0.00584422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8278921" calcext:value-type="float">
            <text:p>0.00582789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7985252" calcext:value-type="float">
            <text:p>0.00579852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60311109" calcext:value-type="float">
            <text:p>0.00603111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8113686" calcext:value-type="float">
            <text:p>0.00581136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8293319" calcext:value-type="float">
            <text:p>0.00582933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7982337" calcext:value-type="float">
            <text:p>0.00579823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60867872" calcext:value-type="float">
            <text:p>0.0060867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8268066" calcext:value-type="float">
            <text:p>0.00582680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8301031" calcext:value-type="float">
            <text:p>0.00583010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7979622" calcext:value-type="float">
            <text:p>0.0057979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60140896" calcext:value-type="float">
            <text:p>0.0060140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8588134" calcext:value-type="float">
            <text:p>0.00585881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8288099" calcext:value-type="float">
            <text:p>0.00582880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7976977" calcext:value-type="float">
            <text:p>0.00579769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60589476" calcext:value-type="float">
            <text:p>0.00605894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8962065" calcext:value-type="float">
            <text:p>0.00589620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8267168" calcext:value-type="float">
            <text:p>0.00582671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7974346" calcext:value-type="float">
            <text:p>0.00579743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6083657" calcext:value-type="float">
            <text:p>0.0060836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8164019" calcext:value-type="float">
            <text:p>0.00581640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8279568" calcext:value-type="float">
            <text:p>0.00582795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7971808" calcext:value-type="float">
            <text:p>0.00579718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61514876" calcext:value-type="float">
            <text:p>0.00615148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7933312" calcext:value-type="float">
            <text:p>0.00579333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829413" calcext:value-type="float">
            <text:p>0.0058294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7969396" calcext:value-type="float">
            <text:p>0.00579693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71022026" calcext:value-type="float">
            <text:p>0.00710220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8150953" calcext:value-type="float">
            <text:p>0.00581509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8279978" calcext:value-type="float">
            <text:p>0.00582799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796704" calcext:value-type="float">
            <text:p>0.0057967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65564718" calcext:value-type="float">
            <text:p>0.00655647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8603277" calcext:value-type="float">
            <text:p>0.00586032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8262269" calcext:value-type="float">
            <text:p>0.00582622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7964744" calcext:value-type="float">
            <text:p>0.0057964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66820718" calcext:value-type="float">
            <text:p>0.00668207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8940854" calcext:value-type="float">
            <text:p>0.00589408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8274576" calcext:value-type="float">
            <text:p>0.00582745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7962602" calcext:value-type="float">
            <text:p>0.00579626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61362437" calcext:value-type="float">
            <text:p>0.00613624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8206832" calcext:value-type="float">
            <text:p>0.00582068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8289533" calcext:value-type="float">
            <text:p>0.00582895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7960399" calcext:value-type="float">
            <text:p>0.00579603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66800565" calcext:value-type="float">
            <text:p>0.00668005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7943058" calcext:value-type="float">
            <text:p>0.00579430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8274637" calcext:value-type="float">
            <text:p>0.00582746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7958346" calcext:value-type="float">
            <text:p>0.00579583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64710556" calcext:value-type="float">
            <text:p>0.00647105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8177169" calcext:value-type="float">
            <text:p>0.00581771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8258078" calcext:value-type="float">
            <text:p>0.00582580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7956325" calcext:value-type="float">
            <text:p>0.00579563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64817844" calcext:value-type="float">
            <text:p>0.00648178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79408" calcext:value-type="float">
            <text:p>0.005794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827561" calcext:value-type="float">
            <text:p>0.0058275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7954486" calcext:value-type="float">
            <text:p>0.00579544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60749236" calcext:value-type="float">
            <text:p>0.00607492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7967352" calcext:value-type="float">
            <text:p>0.00579673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8282078" calcext:value-type="float">
            <text:p>0.00582820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7952525" calcext:value-type="float">
            <text:p>0.0057952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61843162" calcext:value-type="float">
            <text:p>0.00618431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7947468" calcext:value-type="float">
            <text:p>0.00579474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827005" calcext:value-type="float">
            <text:p>0.0058270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67371391" calcext:value-type="float">
            <text:p>0.00673713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8549307" calcext:value-type="float">
            <text:p>0.0058549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8252495" calcext:value-type="float">
            <text:p>0.00582524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9924964" calcext:value-type="float">
            <text:p>0.00599249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8796825" calcext:value-type="float">
            <text:p>0.00587968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8268886" calcext:value-type="float">
            <text:p>0.005826888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.3758688569" calcext:value-type="float">
            <text:p>0.375868856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5871212" calcext:value-type="float">
            <text:p>0.0065871212</text:p>
          </table:table-cell>
          <table:table-cell office:value-type="float" office:value="0.0066116503" calcext:value-type="float">
            <text:p>0.0066116503</text:p>
          </table:table-cell>
          <table:table-cell office:value-type="float" office:value="0.0067964992" calcext:value-type="float">
            <text:p>0.0067964992</text:p>
          </table:table-cell>
          <table:table-cell office:value-type="float" office:value="0.0065787779" calcext:value-type="float">
            <text:p>0.00657877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2766923" calcext:value-type="float">
            <text:p>0.0062766923</text:p>
          </table:table-cell>
          <table:table-cell office:value-type="float" office:value="0.0063988622" calcext:value-type="float">
            <text:p>0.0063988622</text:p>
          </table:table-cell>
          <table:table-cell office:value-type="float" office:value="0.0064635016" calcext:value-type="float">
            <text:p>0.0064635016</text:p>
          </table:table-cell>
          <table:table-cell office:value-type="float" office:value="0.0062707337" calcext:value-type="float">
            <text:p>0.006270733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1487011" calcext:value-type="float">
            <text:p>0.0061487011</text:p>
          </table:table-cell>
          <table:table-cell office:value-type="float" office:value="0.0062411753" calcext:value-type="float">
            <text:p>0.0062411753</text:p>
          </table:table-cell>
          <table:table-cell office:value-type="float" office:value="0.006247275" calcext:value-type="float">
            <text:p>0.006247275</text:p>
          </table:table-cell>
          <table:table-cell office:value-type="float" office:value="0.0061446792" calcext:value-type="float">
            <text:p>0.006144679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0811257" calcext:value-type="float">
            <text:p>0.0060811257</text:p>
          </table:table-cell>
          <table:table-cell office:value-type="float" office:value="0.0062068938" calcext:value-type="float">
            <text:p>0.0062068938</text:p>
          </table:table-cell>
          <table:table-cell office:value-type="float" office:value="0.0061468077" calcext:value-type="float">
            <text:p>0.0061468077</text:p>
          </table:table-cell>
          <table:table-cell office:value-type="float" office:value="0.0060773492" calcext:value-type="float">
            <text:p>0.006077349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0394811" calcext:value-type="float">
            <text:p>0.0060394811</text:p>
          </table:table-cell>
          <table:table-cell office:value-type="float" office:value="0.0060668918" calcext:value-type="float">
            <text:p>0.0060668918</text:p>
          </table:table-cell>
          <table:table-cell office:value-type="float" office:value="0.0060861334" calcext:value-type="float">
            <text:p>0.0060861334</text:p>
          </table:table-cell>
          <table:table-cell office:value-type="float" office:value="0.0060384423" calcext:value-type="float">
            <text:p>0.006038442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0108677" calcext:value-type="float">
            <text:p>0.0060108677</text:p>
          </table:table-cell>
          <table:table-cell office:value-type="float" office:value="0.0061054756" calcext:value-type="float">
            <text:p>0.0061054756</text:p>
          </table:table-cell>
          <table:table-cell office:value-type="float" office:value="0.0060799629" calcext:value-type="float">
            <text:p>0.0060799629</text:p>
          </table:table-cell>
          <table:table-cell office:value-type="float" office:value="0.0060121412" calcext:value-type="float">
            <text:p>0.006012141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989613" calcext:value-type="float">
            <text:p>0.005989613</text:p>
          </table:table-cell>
          <table:table-cell office:value-type="float" office:value="0.0061725783" calcext:value-type="float">
            <text:p>0.0061725783</text:p>
          </table:table-cell>
          <table:table-cell office:value-type="float" office:value="0.0060411626" calcext:value-type="float">
            <text:p>0.0060411626</text:p>
          </table:table-cell>
          <table:table-cell office:value-type="float" office:value="0.0059904861" calcext:value-type="float">
            <text:p>0.005990486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9729051" calcext:value-type="float">
            <text:p>0.0059729051</text:p>
          </table:table-cell>
          <table:table-cell office:value-type="float" office:value="0.0060474649" calcext:value-type="float">
            <text:p>0.0060474649</text:p>
          </table:table-cell>
          <table:table-cell office:value-type="float" office:value="0.0059902789" calcext:value-type="float">
            <text:p>0.0059902789</text:p>
          </table:table-cell>
          <table:table-cell office:value-type="float" office:value="0.0059734564" calcext:value-type="float">
            <text:p>0.005973456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9592198" calcext:value-type="float">
            <text:p>0.0059592198</text:p>
          </table:table-cell>
          <table:table-cell office:value-type="float" office:value="0.0061706952" calcext:value-type="float">
            <text:p>0.0061706952</text:p>
          </table:table-cell>
          <table:table-cell office:value-type="float" office:value="0.0060391114" calcext:value-type="float">
            <text:p>0.0060391114</text:p>
          </table:table-cell>
          <table:table-cell office:value-type="float" office:value="0.0059617367" calcext:value-type="float">
            <text:p>0.005961736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94767" calcext:value-type="float">
            <text:p>0.00594767</text:p>
          </table:table-cell>
          <table:table-cell office:value-type="float" office:value="0.0060576936" calcext:value-type="float">
            <text:p>0.0060576936</text:p>
          </table:table-cell>
          <table:table-cell office:value-type="float" office:value="0.0060371002" calcext:value-type="float">
            <text:p>0.0060371002</text:p>
          </table:table-cell>
          <table:table-cell office:value-type="float" office:value="0.0059521897" calcext:value-type="float">
            <text:p>0.005952189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9377057" calcext:value-type="float">
            <text:p>0.0059377057</text:p>
          </table:table-cell>
          <table:table-cell office:value-type="float" office:value="0.0061814715" calcext:value-type="float">
            <text:p>0.0061814715</text:p>
          </table:table-cell>
          <table:table-cell office:value-type="float" office:value="0.0059730564" calcext:value-type="float">
            <text:p>0.0059730564</text:p>
          </table:table-cell>
          <table:table-cell office:value-type="float" office:value="0.0059412355" calcext:value-type="float">
            <text:p>0.005941235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9289336" calcext:value-type="float">
            <text:p>0.0059289336</text:p>
          </table:table-cell>
          <table:table-cell office:value-type="float" office:value="0.0060114516" calcext:value-type="float">
            <text:p>0.0060114516</text:p>
          </table:table-cell>
          <table:table-cell office:value-type="float" office:value="0.0059991269" calcext:value-type="float">
            <text:p>0.0059991269</text:p>
          </table:table-cell>
          <table:table-cell office:value-type="float" office:value="0.0059326538" calcext:value-type="float">
            <text:p>0.005932653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9211096" calcext:value-type="float">
            <text:p>0.0059211096</text:p>
          </table:table-cell>
          <table:table-cell office:value-type="float" office:value="0.00597667" calcext:value-type="float">
            <text:p>0.00597667</text:p>
          </table:table-cell>
          <table:table-cell office:value-type="float" office:value="0.0059639039" calcext:value-type="float">
            <text:p>0.0059639039</text:p>
          </table:table-cell>
          <table:table-cell office:value-type="float" office:value="0.0059264055" calcext:value-type="float">
            <text:p>0.005926405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9140641" calcext:value-type="float">
            <text:p>0.0059140641</text:p>
          </table:table-cell>
          <table:table-cell office:value-type="float" office:value="0.0059703058" calcext:value-type="float">
            <text:p>0.0059703058</text:p>
          </table:table-cell>
          <table:table-cell office:value-type="float" office:value="0.0059966496" calcext:value-type="float">
            <text:p>0.0059966496</text:p>
          </table:table-cell>
          <table:table-cell office:value-type="float" office:value="0.0059211534" calcext:value-type="float">
            <text:p>0.005921153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9076622" calcext:value-type="float">
            <text:p>0.0059076622</text:p>
          </table:table-cell>
          <table:table-cell office:value-type="float" office:value="0.005991647" calcext:value-type="float">
            <text:p>0.005991647</text:p>
          </table:table-cell>
          <table:table-cell office:value-type="float" office:value="0.0060490281" calcext:value-type="float">
            <text:p>0.0060490281</text:p>
          </table:table-cell>
          <table:table-cell office:value-type="float" office:value="0.0059142667" calcext:value-type="float">
            <text:p>0.005914266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9017967" calcext:value-type="float">
            <text:p>0.0059017967</text:p>
          </table:table-cell>
          <table:table-cell office:value-type="float" office:value="0.0060020504" calcext:value-type="float">
            <text:p>0.0060020504</text:p>
          </table:table-cell>
          <table:table-cell office:value-type="float" office:value="0.0059230574" calcext:value-type="float">
            <text:p>0.0059230574</text:p>
          </table:table-cell>
          <table:table-cell office:value-type="float" office:value="0.0059086359" calcext:value-type="float">
            <text:p>0.005908635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8963965" calcext:value-type="float">
            <text:p>0.0058963965</text:p>
          </table:table-cell>
          <table:table-cell office:value-type="float" office:value="0.0061729923" calcext:value-type="float">
            <text:p>0.0061729923</text:p>
          </table:table-cell>
          <table:table-cell office:value-type="float" office:value="0.0059310701" calcext:value-type="float">
            <text:p>0.0059310701</text:p>
          </table:table-cell>
          <table:table-cell office:value-type="float" office:value="0.0059047537" calcext:value-type="float">
            <text:p>0.005904753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8913999" calcext:value-type="float">
            <text:p>0.0058913999</text:p>
          </table:table-cell>
          <table:table-cell office:value-type="float" office:value="0.0059842407" calcext:value-type="float">
            <text:p>0.0059842407</text:p>
          </table:table-cell>
          <table:table-cell office:value-type="float" office:value="0.0059432024" calcext:value-type="float">
            <text:p>0.0059432024</text:p>
          </table:table-cell>
          <table:table-cell office:value-type="float" office:value="0.0059015313" calcext:value-type="float">
            <text:p>0.00590153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58867577" calcext:value-type="float">
            <text:p>0.0058867577</text:p>
          </table:table-cell>
          <table:table-cell office:value-type="float" office:value="0.005985741" calcext:value-type="float">
            <text:p>0.005985741</text:p>
          </table:table-cell>
          <table:table-cell office:value-type="float" office:value="0.0059427037" calcext:value-type="float">
            <text:p>0.0059427037</text:p>
          </table:table-cell>
          <table:table-cell office:value-type="float" office:value="0.0058961441" calcext:value-type="float">
            <text:p>0.005896144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58824327" calcext:value-type="float">
            <text:p>0.0058824327</text:p>
          </table:table-cell>
          <table:table-cell office:value-type="float" office:value="0.0059710722" calcext:value-type="float">
            <text:p>0.0059710722</text:p>
          </table:table-cell>
          <table:table-cell office:value-type="float" office:value="0.0059631746" calcext:value-type="float">
            <text:p>0.0059631746</text:p>
          </table:table-cell>
          <table:table-cell office:value-type="float" office:value="0.0058921017" calcext:value-type="float">
            <text:p>0.005892101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8783693" calcext:value-type="float">
            <text:p>0.0058783693</text:p>
          </table:table-cell>
          <table:table-cell office:value-type="float" office:value="0.0059511098" calcext:value-type="float">
            <text:p>0.0059511098</text:p>
          </table:table-cell>
          <table:table-cell office:value-type="float" office:value="0.005903089" calcext:value-type="float">
            <text:p>0.005903089</text:p>
          </table:table-cell>
          <table:table-cell office:value-type="float" office:value="0.0058893594" calcext:value-type="float">
            <text:p>0.0058893594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58745625" calcext:value-type="float">
            <text:p>0.0058745625</text:p>
          </table:table-cell>
          <table:table-cell office:value-type="float" office:value="0.0059941602" calcext:value-type="float">
            <text:p>0.0059941602</text:p>
          </table:table-cell>
          <table:table-cell office:value-type="float" office:value="0.0059331902" calcext:value-type="float">
            <text:p>0.0059331902</text:p>
          </table:table-cell>
          <table:table-cell office:value-type="float" office:value="0.0058870488" calcext:value-type="float">
            <text:p>0.0058870488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8709765" calcext:value-type="float">
            <text:p>0.0058709765</text:p>
          </table:table-cell>
          <table:table-cell office:value-type="float" office:value="0.0061146291" calcext:value-type="float">
            <text:p>0.0061146291</text:p>
          </table:table-cell>
          <table:table-cell office:value-type="float" office:value="0.0058971746" calcext:value-type="float">
            <text:p>0.0058971746</text:p>
          </table:table-cell>
          <table:table-cell office:value-type="float" office:value="0.0058829775" calcext:value-type="float">
            <text:p>0.005882977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58676172" calcext:value-type="float">
            <text:p>0.0058676172</text:p>
          </table:table-cell>
          <table:table-cell office:value-type="float" office:value="0.0059551573" calcext:value-type="float">
            <text:p>0.0059551573</text:p>
          </table:table-cell>
          <table:table-cell office:value-type="float" office:value="0.0059226882" calcext:value-type="float">
            <text:p>0.0059226882</text:p>
          </table:table-cell>
          <table:table-cell office:value-type="float" office:value="0.0058795805" calcext:value-type="float">
            <text:p>0.005879580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58644344" calcext:value-type="float">
            <text:p>0.0058644344</text:p>
          </table:table-cell>
          <table:table-cell office:value-type="float" office:value="0.0059631276" calcext:value-type="float">
            <text:p>0.0059631276</text:p>
          </table:table-cell>
          <table:table-cell office:value-type="float" office:value="0.0058882525" calcext:value-type="float">
            <text:p>0.0058882525</text:p>
          </table:table-cell>
          <table:table-cell office:value-type="float" office:value="0.0058783777" calcext:value-type="float">
            <text:p>0.0058783777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8614188" calcext:value-type="float">
            <text:p>0.0058614188</text:p>
          </table:table-cell>
          <table:table-cell office:value-type="float" office:value="0.0067310086" calcext:value-type="float">
            <text:p>0.0067310086</text:p>
          </table:table-cell>
          <table:table-cell office:value-type="float" office:value="0.0059098341" calcext:value-type="float">
            <text:p>0.0059098341</text:p>
          </table:table-cell>
          <table:table-cell office:value-type="float" office:value="0.0058762026" calcext:value-type="float">
            <text:p>0.005876202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58585573" calcext:value-type="float">
            <text:p>0.0058585573</text:p>
          </table:table-cell>
          <table:table-cell office:value-type="float" office:value="0.0062947907" calcext:value-type="float">
            <text:p>0.0062947907</text:p>
          </table:table-cell>
          <table:table-cell office:value-type="float" office:value="0.005929539" calcext:value-type="float">
            <text:p>0.005929539</text:p>
          </table:table-cell>
          <table:table-cell office:value-type="float" office:value="0.0058722855" calcext:value-type="float">
            <text:p>0.005872285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8558527" calcext:value-type="float">
            <text:p>0.0058558527</text:p>
          </table:table-cell>
          <table:table-cell office:value-type="float" office:value="0.0063011325" calcext:value-type="float">
            <text:p>0.0063011325</text:p>
          </table:table-cell>
          <table:table-cell office:value-type="float" office:value="0.0059052492" calcext:value-type="float">
            <text:p>0.0059052492</text:p>
          </table:table-cell>
          <table:table-cell office:value-type="float" office:value="0.0058703846" calcext:value-type="float">
            <text:p>0.0058703846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8532781" calcext:value-type="float">
            <text:p>0.0058532781</text:p>
          </table:table-cell>
          <table:table-cell office:value-type="float" office:value="0.0059845168" calcext:value-type="float">
            <text:p>0.0059845168</text:p>
          </table:table-cell>
          <table:table-cell office:value-type="float" office:value="0.0058678398" calcext:value-type="float">
            <text:p>0.0058678398</text:p>
          </table:table-cell>
          <table:table-cell office:value-type="float" office:value="0.0058692596" calcext:value-type="float">
            <text:p>0.005869259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58508427" calcext:value-type="float">
            <text:p>0.0058508427</text:p>
          </table:table-cell>
          <table:table-cell office:value-type="float" office:value="0.0064730444" calcext:value-type="float">
            <text:p>0.0064730444</text:p>
          </table:table-cell>
          <table:table-cell office:value-type="float" office:value="0.0058934921" calcext:value-type="float">
            <text:p>0.0058934921</text:p>
          </table:table-cell>
          <table:table-cell office:value-type="float" office:value="0.0058680638" calcext:value-type="float">
            <text:p>0.005868063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8485013" calcext:value-type="float">
            <text:p>0.0058485013</text:p>
          </table:table-cell>
          <table:table-cell office:value-type="float" office:value="0.0059484793" calcext:value-type="float">
            <text:p>0.0059484793</text:p>
          </table:table-cell>
          <table:table-cell office:value-type="float" office:value="0.0059258146" calcext:value-type="float">
            <text:p>0.0059258146</text:p>
          </table:table-cell>
          <table:table-cell office:value-type="float" office:value="0.0058644586" calcext:value-type="float">
            <text:p>0.005864458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8462732" calcext:value-type="float">
            <text:p>0.0058462732</text:p>
          </table:table-cell>
          <table:table-cell office:value-type="float" office:value="0.0060533886" calcext:value-type="float">
            <text:p>0.0060533886</text:p>
          </table:table-cell>
          <table:table-cell office:value-type="float" office:value="0.005857592" calcext:value-type="float">
            <text:p>0.005857592</text:p>
          </table:table-cell>
          <table:table-cell office:value-type="float" office:value="0.0058630975" calcext:value-type="float">
            <text:p>0.005863097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8441572" calcext:value-type="float">
            <text:p>0.0058441572</text:p>
          </table:table-cell>
          <table:table-cell office:value-type="float" office:value="0.0059633288" calcext:value-type="float">
            <text:p>0.0059633288</text:p>
          </table:table-cell>
          <table:table-cell office:value-type="float" office:value="0.0058673262" calcext:value-type="float">
            <text:p>0.0058673262</text:p>
          </table:table-cell>
          <table:table-cell office:value-type="float" office:value="0.005862073" calcext:value-type="float">
            <text:p>0.005862073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8421316" calcext:value-type="float">
            <text:p>0.0058421316</text:p>
          </table:table-cell>
          <table:table-cell office:value-type="float" office:value="0.0061396193" calcext:value-type="float">
            <text:p>0.0061396193</text:p>
          </table:table-cell>
          <table:table-cell office:value-type="float" office:value="0.00587019" calcext:value-type="float">
            <text:p>0.00587019</text:p>
          </table:table-cell>
          <table:table-cell office:value-type="float" office:value="0.0058611711" calcext:value-type="float">
            <text:p>0.005861171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58401944" calcext:value-type="float">
            <text:p>0.0058401944</text:p>
          </table:table-cell>
          <table:table-cell office:value-type="float" office:value="0.0064866245" calcext:value-type="float">
            <text:p>0.0064866245</text:p>
          </table:table-cell>
          <table:table-cell office:value-type="float" office:value="0.0058759674" calcext:value-type="float">
            <text:p>0.0058759674</text:p>
          </table:table-cell>
          <table:table-cell office:value-type="float" office:value="0.0058578891" calcext:value-type="float">
            <text:p>0.005857889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58383546" calcext:value-type="float">
            <text:p>0.0058383546</text:p>
          </table:table-cell>
          <table:table-cell office:value-type="float" office:value="0.0059216367" calcext:value-type="float">
            <text:p>0.0059216367</text:p>
          </table:table-cell>
          <table:table-cell office:value-type="float" office:value="0.005909475" calcext:value-type="float">
            <text:p>0.005909475</text:p>
          </table:table-cell>
          <table:table-cell office:value-type="float" office:value="0.0058570779" calcext:value-type="float">
            <text:p>0.0058570779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58365851" calcext:value-type="float">
            <text:p>0.0058365851</text:p>
          </table:table-cell>
          <table:table-cell office:value-type="float" office:value="0.005948809" calcext:value-type="float">
            <text:p>0.005948809</text:p>
          </table:table-cell>
          <table:table-cell office:value-type="float" office:value="0.0058615943" calcext:value-type="float">
            <text:p>0.0058615943</text:p>
          </table:table-cell>
          <table:table-cell office:value-type="float" office:value="0.0058565531" calcext:value-type="float">
            <text:p>0.0058565531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58348947" calcext:value-type="float">
            <text:p>0.0058348947</text:p>
          </table:table-cell>
          <table:table-cell office:value-type="float" office:value="0.0059703523" calcext:value-type="float">
            <text:p>0.0059703523</text:p>
          </table:table-cell>
          <table:table-cell office:value-type="float" office:value="0.0058632614" calcext:value-type="float">
            <text:p>0.0058632614</text:p>
          </table:table-cell>
          <table:table-cell office:value-type="float" office:value="0.0058553475" calcext:value-type="float">
            <text:p>0.005855347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58332765" calcext:value-type="float">
            <text:p>0.0058332765</text:p>
          </table:table-cell>
          <table:table-cell office:value-type="float" office:value="0.0060460283" calcext:value-type="float">
            <text:p>0.0060460283</text:p>
          </table:table-cell>
          <table:table-cell office:value-type="float" office:value="0.005916751" calcext:value-type="float">
            <text:p>0.005916751</text:p>
          </table:table-cell>
          <table:table-cell office:value-type="float" office:value="0.0058527966" calcext:value-type="float">
            <text:p>0.005852796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8317273" calcext:value-type="float">
            <text:p>0.0058317273</text:p>
          </table:table-cell>
          <table:table-cell office:value-type="float" office:value="0.0059724506" calcext:value-type="float">
            <text:p>0.0059724506</text:p>
          </table:table-cell>
          <table:table-cell office:value-type="float" office:value="0.0058441791" calcext:value-type="float">
            <text:p>0.0058441791</text:p>
          </table:table-cell>
          <table:table-cell office:value-type="float" office:value="0.0058518392" calcext:value-type="float">
            <text:p>0.005851839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8302227" calcext:value-type="float">
            <text:p>0.0058302227</text:p>
          </table:table-cell>
          <table:table-cell office:value-type="float" office:value="0.0061236848" calcext:value-type="float">
            <text:p>0.0061236848</text:p>
          </table:table-cell>
          <table:table-cell office:value-type="float" office:value="0.0058406089" calcext:value-type="float">
            <text:p>0.0058406089</text:p>
          </table:table-cell>
          <table:table-cell office:value-type="float" office:value="0.0058514019" calcext:value-type="float">
            <text:p>0.0058514019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58287871" calcext:value-type="float">
            <text:p>0.0058287871</text:p>
          </table:table-cell>
          <table:table-cell office:value-type="float" office:value="0.0062296041" calcext:value-type="float">
            <text:p>0.0062296041</text:p>
          </table:table-cell>
          <table:table-cell office:value-type="float" office:value="0.0059107705" calcext:value-type="float">
            <text:p>0.0059107705</text:p>
          </table:table-cell>
          <table:table-cell office:value-type="float" office:value="0.0058508855" calcext:value-type="float">
            <text:p>0.005850885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8274264" calcext:value-type="float">
            <text:p>0.0058274264</text:p>
          </table:table-cell>
          <table:table-cell office:value-type="float" office:value="0.0061408458" calcext:value-type="float">
            <text:p>0.0061408458</text:p>
          </table:table-cell>
          <table:table-cell office:value-type="float" office:value="0.0058550788" calcext:value-type="float">
            <text:p>0.0058550788</text:p>
          </table:table-cell>
          <table:table-cell office:value-type="float" office:value="0.0058480464" calcext:value-type="float">
            <text:p>0.0058480464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8261072" calcext:value-type="float">
            <text:p>0.0058261072</text:p>
          </table:table-cell>
          <table:table-cell office:value-type="float" office:value="0.0059829564" calcext:value-type="float">
            <text:p>0.0059829564</text:p>
          </table:table-cell>
          <table:table-cell office:value-type="float" office:value="0.005844913" calcext:value-type="float">
            <text:p>0.005844913</text:p>
          </table:table-cell>
          <table:table-cell office:value-type="float" office:value="0.0058476776" calcext:value-type="float">
            <text:p>0.005847677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8248374" calcext:value-type="float">
            <text:p>0.0058248374</text:p>
          </table:table-cell>
          <table:table-cell office:value-type="float" office:value="0.0059926505" calcext:value-type="float">
            <text:p>0.0059926505</text:p>
          </table:table-cell>
          <table:table-cell office:value-type="float" office:value="0.0058495719" calcext:value-type="float">
            <text:p>0.0058495719</text:p>
          </table:table-cell>
          <table:table-cell office:value-type="float" office:value="0.0058478927" calcext:value-type="float">
            <text:p>0.0058478927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8236155" calcext:value-type="float">
            <text:p>0.0058236155</text:p>
          </table:table-cell>
          <table:table-cell office:value-type="float" office:value="0.0060670921" calcext:value-type="float">
            <text:p>0.0060670921</text:p>
          </table:table-cell>
          <table:table-cell office:value-type="float" office:value="0.0058328174" calcext:value-type="float">
            <text:p>0.0058328174</text:p>
          </table:table-cell>
          <table:table-cell office:value-type="float" office:value="0.0058468343" calcext:value-type="float">
            <text:p>0.005846834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8224499" calcext:value-type="float">
            <text:p>0.0058224499</text:p>
          </table:table-cell>
          <table:table-cell office:value-type="float" office:value="0.0059435517" calcext:value-type="float">
            <text:p>0.0059435517</text:p>
          </table:table-cell>
          <table:table-cell office:value-type="float" office:value="0.0058960621" calcext:value-type="float">
            <text:p>0.0058960621</text:p>
          </table:table-cell>
          <table:table-cell office:value-type="float" office:value="0.0058440589" calcext:value-type="float">
            <text:p>0.0058440589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8213277" calcext:value-type="float">
            <text:p>0.0058213277</text:p>
          </table:table-cell>
          <table:table-cell office:value-type="float" office:value="0.0059165489" calcext:value-type="float">
            <text:p>0.0059165489</text:p>
          </table:table-cell>
          <table:table-cell office:value-type="float" office:value="0.0058283643" calcext:value-type="float">
            <text:p>0.0058283643</text:p>
          </table:table-cell>
          <table:table-cell office:value-type="float" office:value="0.0058444878" calcext:value-type="float">
            <text:p>0.005844487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8202399" calcext:value-type="float">
            <text:p>0.0058202399</text:p>
          </table:table-cell>
          <table:table-cell office:value-type="float" office:value="0.0059564258" calcext:value-type="float">
            <text:p>0.0059564258</text:p>
          </table:table-cell>
          <table:table-cell office:value-type="float" office:value="0.0058286781" calcext:value-type="float">
            <text:p>0.0058286781</text:p>
          </table:table-cell>
          <table:table-cell office:value-type="float" office:value="0.0058447602" calcext:value-type="float">
            <text:p>0.0058447602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58191936" calcext:value-type="float">
            <text:p>0.0058191936</text:p>
          </table:table-cell>
          <table:table-cell office:value-type="float" office:value="0.0059996368" calcext:value-type="float">
            <text:p>0.0059996368</text:p>
          </table:table-cell>
          <table:table-cell office:value-type="float" office:value="0.0058428189" calcext:value-type="float">
            <text:p>0.0058428189</text:p>
          </table:table-cell>
          <table:table-cell office:value-type="float" office:value="0.0058437278" calcext:value-type="float">
            <text:p>0.005843727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181873" calcext:value-type="float">
            <text:p>0.0058181873</text:p>
          </table:table-cell>
          <table:table-cell office:value-type="float" office:value="0.0060078688" calcext:value-type="float">
            <text:p>0.0060078688</text:p>
          </table:table-cell>
          <table:table-cell office:value-type="float" office:value="0.0058382889" calcext:value-type="float">
            <text:p>0.0058382889</text:p>
          </table:table-cell>
          <table:table-cell office:value-type="float" office:value="0.005841129" calcext:value-type="float">
            <text:p>0.005841129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58172271" calcext:value-type="float">
            <text:p>0.0058172271</text:p>
          </table:table-cell>
          <table:table-cell office:value-type="float" office:value="0.0060705543" calcext:value-type="float">
            <text:p>0.0060705543</text:p>
          </table:table-cell>
          <table:table-cell office:value-type="float" office:value="0.005861897" calcext:value-type="float">
            <text:p>0.005861897</text:p>
          </table:table-cell>
          <table:table-cell office:value-type="float" office:value="0.0058412333" calcext:value-type="float">
            <text:p>0.0058412333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8162962" calcext:value-type="float">
            <text:p>0.0058162962</text:p>
          </table:table-cell>
          <table:table-cell office:value-type="float" office:value="0.0059866747" calcext:value-type="float">
            <text:p>0.0059866747</text:p>
          </table:table-cell>
          <table:table-cell office:value-type="float" office:value="0.0058467924" calcext:value-type="float">
            <text:p>0.0058467924</text:p>
          </table:table-cell>
          <table:table-cell office:value-type="float" office:value="0.005841827" calcext:value-type="float">
            <text:p>0.005841827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8153863" calcext:value-type="float">
            <text:p>0.0058153863</text:p>
          </table:table-cell>
          <table:table-cell office:value-type="float" office:value="0.0059614736" calcext:value-type="float">
            <text:p>0.0059614736</text:p>
          </table:table-cell>
          <table:table-cell office:value-type="float" office:value="0.0058961161" calcext:value-type="float">
            <text:p>0.0058961161</text:p>
          </table:table-cell>
          <table:table-cell office:value-type="float" office:value="0.0058410387" calcext:value-type="float">
            <text:p>0.0058410387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8145327" calcext:value-type="float">
            <text:p>0.0058145327</text:p>
          </table:table-cell>
          <table:table-cell office:value-type="float" office:value="0.0060058511" calcext:value-type="float">
            <text:p>0.0060058511</text:p>
          </table:table-cell>
          <table:table-cell office:value-type="float" office:value="0.0058197132" calcext:value-type="float">
            <text:p>0.0058197132</text:p>
          </table:table-cell>
          <table:table-cell office:value-type="float" office:value="0.0058387532" calcext:value-type="float">
            <text:p>0.0058387532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8136936" calcext:value-type="float">
            <text:p>0.0058136936</text:p>
          </table:table-cell>
          <table:table-cell office:value-type="float" office:value="0.0060607838" calcext:value-type="float">
            <text:p>0.0060607838</text:p>
          </table:table-cell>
          <table:table-cell office:value-type="float" office:value="0.0058218585" calcext:value-type="float">
            <text:p>0.0058218585</text:p>
          </table:table-cell>
          <table:table-cell office:value-type="float" office:value="0.0058390144" calcext:value-type="float">
            <text:p>0.0058390144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8128918" calcext:value-type="float">
            <text:p>0.0058128918</text:p>
          </table:table-cell>
          <table:table-cell office:value-type="float" office:value="0.0060340906" calcext:value-type="float">
            <text:p>0.0060340906</text:p>
          </table:table-cell>
          <table:table-cell office:value-type="float" office:value="0.0058213715" calcext:value-type="float">
            <text:p>0.0058213715</text:p>
          </table:table-cell>
          <table:table-cell office:value-type="float" office:value="0.0058393287" calcext:value-type="float">
            <text:p>0.0058393287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8121136" calcext:value-type="float">
            <text:p>0.0058121136</text:p>
          </table:table-cell>
          <table:table-cell office:value-type="float" office:value="0.0064554699" calcext:value-type="float">
            <text:p>0.0064554699</text:p>
          </table:table-cell>
          <table:table-cell office:value-type="float" office:value="0.0058355583" calcext:value-type="float">
            <text:p>0.0058355583</text:p>
          </table:table-cell>
          <table:table-cell office:value-type="float" office:value="0.0058384696" calcext:value-type="float">
            <text:p>0.0058384696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8113709" calcext:value-type="float">
            <text:p>0.0058113709</text:p>
          </table:table-cell>
          <table:table-cell office:value-type="float" office:value="0.0063030543" calcext:value-type="float">
            <text:p>0.0063030543</text:p>
          </table:table-cell>
          <table:table-cell office:value-type="float" office:value="0.0058442014" calcext:value-type="float">
            <text:p>0.0058442014</text:p>
          </table:table-cell>
          <table:table-cell office:value-type="float" office:value="0.0058361338" calcext:value-type="float">
            <text:p>0.005836133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8106515" calcext:value-type="float">
            <text:p>0.0058106515</text:p>
          </table:table-cell>
          <table:table-cell office:value-type="float" office:value="0.0067612841" calcext:value-type="float">
            <text:p>0.0067612841</text:p>
          </table:table-cell>
          <table:table-cell office:value-type="float" office:value="0.0058709844" calcext:value-type="float">
            <text:p>0.0058709844</text:p>
          </table:table-cell>
          <table:table-cell office:value-type="float" office:value="0.0058365474" calcext:value-type="float">
            <text:p>0.005836547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8099497" calcext:value-type="float">
            <text:p>0.0058099497</text:p>
          </table:table-cell>
          <table:table-cell office:value-type="float" office:value="0.0059962636" calcext:value-type="float">
            <text:p>0.0059962636</text:p>
          </table:table-cell>
          <table:table-cell office:value-type="float" office:value="0.0058359266" calcext:value-type="float">
            <text:p>0.0058359266</text:p>
          </table:table-cell>
          <table:table-cell office:value-type="float" office:value="0.0058376789" calcext:value-type="float">
            <text:p>0.005837678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809282" calcext:value-type="float">
            <text:p>0.005809282</text:p>
          </table:table-cell>
          <table:table-cell office:value-type="float" office:value="0.0067974422" calcext:value-type="float">
            <text:p>0.0067974422</text:p>
          </table:table-cell>
          <table:table-cell office:value-type="float" office:value="0.0058343541" calcext:value-type="float">
            <text:p>0.0058343541</text:p>
          </table:table-cell>
          <table:table-cell office:value-type="float" office:value="0.0058365734" calcext:value-type="float">
            <text:p>0.005836573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58086384" calcext:value-type="float">
            <text:p>0.0058086384</text:p>
          </table:table-cell>
          <table:table-cell office:value-type="float" office:value="0.0061239735" calcext:value-type="float">
            <text:p>0.0061239735</text:p>
          </table:table-cell>
          <table:table-cell office:value-type="float" office:value="0.0058202692" calcext:value-type="float">
            <text:p>0.0058202692</text:p>
          </table:table-cell>
          <table:table-cell office:value-type="float" office:value="0.0058343289" calcext:value-type="float">
            <text:p>0.0058343289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8080186" calcext:value-type="float">
            <text:p>0.0058080186</text:p>
          </table:table-cell>
          <table:table-cell office:value-type="float" office:value="0.0060145208" calcext:value-type="float">
            <text:p>0.0060145208</text:p>
          </table:table-cell>
          <table:table-cell office:value-type="float" office:value="0.0058136061" calcext:value-type="float">
            <text:p>0.0058136061</text:p>
          </table:table-cell>
          <table:table-cell office:value-type="float" office:value="0.0058350037" calcext:value-type="float">
            <text:p>0.0058350037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8074109" calcext:value-type="float">
            <text:p>0.0058074109</text:p>
          </table:table-cell>
          <table:table-cell office:value-type="float" office:value="0.0060266787" calcext:value-type="float">
            <text:p>0.0060266787</text:p>
          </table:table-cell>
          <table:table-cell office:value-type="float" office:value="0.005811241" calcext:value-type="float">
            <text:p>0.005811241</text:p>
          </table:table-cell>
          <table:table-cell office:value-type="float" office:value="0.0058358996" calcext:value-type="float">
            <text:p>0.0058358996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58068265" calcext:value-type="float">
            <text:p>0.0058068265</text:p>
          </table:table-cell>
          <table:table-cell office:value-type="float" office:value="0.0059891641" calcext:value-type="float">
            <text:p>0.0059891641</text:p>
          </table:table-cell>
          <table:table-cell office:value-type="float" office:value="0.00582091" calcext:value-type="float">
            <text:p>0.00582091</text:p>
          </table:table-cell>
          <table:table-cell office:value-type="float" office:value="0.0058346777" calcext:value-type="float">
            <text:p>0.0058346777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58062593" calcext:value-type="float">
            <text:p>0.0058062593</text:p>
          </table:table-cell>
          <table:table-cell office:value-type="float" office:value="0.0066707483" calcext:value-type="float">
            <text:p>0.0066707483</text:p>
          </table:table-cell>
          <table:table-cell office:value-type="float" office:value="0.0058538937" calcext:value-type="float">
            <text:p>0.0058538937</text:p>
          </table:table-cell>
          <table:table-cell office:value-type="float" office:value="0.005832585" calcext:value-type="float">
            <text:p>0.00583258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8057215" calcext:value-type="float">
            <text:p>0.0058057215</text:p>
          </table:table-cell>
          <table:table-cell office:value-type="float" office:value="0.005974621" calcext:value-type="float">
            <text:p>0.005974621</text:p>
          </table:table-cell>
          <table:table-cell office:value-type="float" office:value="0.0058547687" calcext:value-type="float">
            <text:p>0.0058547687</text:p>
          </table:table-cell>
          <table:table-cell office:value-type="float" office:value="0.0058334586" calcext:value-type="float">
            <text:p>0.005833458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8051846" calcext:value-type="float">
            <text:p>0.0058051846</text:p>
          </table:table-cell>
          <table:table-cell office:value-type="float" office:value="0.0060038585" calcext:value-type="float">
            <text:p>0.0060038585</text:p>
          </table:table-cell>
          <table:table-cell office:value-type="float" office:value="0.0058500175" calcext:value-type="float">
            <text:p>0.0058500175</text:p>
          </table:table-cell>
          <table:table-cell office:value-type="float" office:value="0.0058340416" calcext:value-type="float">
            <text:p>0.0058340416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58046882" calcext:value-type="float">
            <text:p>0.0058046882</text:p>
          </table:table-cell>
          <table:table-cell office:value-type="float" office:value="0.0059889355" calcext:value-type="float">
            <text:p>0.0059889355</text:p>
          </table:table-cell>
          <table:table-cell office:value-type="float" office:value="0.0058193817" calcext:value-type="float">
            <text:p>0.0058193817</text:p>
          </table:table-cell>
          <table:table-cell office:value-type="float" office:value="0.0058330391" calcext:value-type="float">
            <text:p>0.005833039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58041848" calcext:value-type="float">
            <text:p>0.0058041848</text:p>
          </table:table-cell>
          <table:table-cell office:value-type="float" office:value="0.0061718337" calcext:value-type="float">
            <text:p>0.0061718337</text:p>
          </table:table-cell>
          <table:table-cell office:value-type="float" office:value="0.0058207307" calcext:value-type="float">
            <text:p>0.0058207307</text:p>
          </table:table-cell>
          <table:table-cell office:value-type="float" office:value="0.0058311364" calcext:value-type="float">
            <text:p>0.0058311364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58037173" calcext:value-type="float">
            <text:p>0.0058037173</text:p>
          </table:table-cell>
          <table:table-cell office:value-type="float" office:value="0.0061042737" calcext:value-type="float">
            <text:p>0.0061042737</text:p>
          </table:table-cell>
          <table:table-cell office:value-type="float" office:value="0.0058033289" calcext:value-type="float">
            <text:p>0.0058033289</text:p>
          </table:table-cell>
          <table:table-cell office:value-type="float" office:value="0.0058320919" calcext:value-type="float">
            <text:p>0.0058320919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5803253" calcext:value-type="float">
            <text:p>0.005803253</text:p>
          </table:table-cell>
          <table:table-cell office:value-type="float" office:value="0.0065979082" calcext:value-type="float">
            <text:p>0.0065979082</text:p>
          </table:table-cell>
          <table:table-cell office:value-type="float" office:value="0.0058024572" calcext:value-type="float">
            <text:p>0.0058024572</text:p>
          </table:table-cell>
          <table:table-cell office:value-type="float" office:value="0.0058329976" calcext:value-type="float">
            <text:p>0.005832997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58028242" calcext:value-type="float">
            <text:p>0.0058028242</text:p>
          </table:table-cell>
          <table:table-cell office:value-type="float" office:value="0.0062929271" calcext:value-type="float">
            <text:p>0.0062929271</text:p>
          </table:table-cell>
          <table:table-cell office:value-type="float" office:value="0.0058327788" calcext:value-type="float">
            <text:p>0.0058327788</text:p>
          </table:table-cell>
          <table:table-cell office:value-type="float" office:value="0.0058319797" calcext:value-type="float">
            <text:p>0.005831979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58023906" calcext:value-type="float">
            <text:p>0.0058023906</text:p>
          </table:table-cell>
          <table:table-cell office:value-type="float" office:value="0.006093015" calcext:value-type="float">
            <text:p>0.006093015</text:p>
          </table:table-cell>
          <table:table-cell office:value-type="float" office:value="0.005854201" calcext:value-type="float">
            <text:p>0.005854201</text:p>
          </table:table-cell>
          <table:table-cell office:value-type="float" office:value="0.0058298246" calcext:value-type="float">
            <text:p>0.005829824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5801972" calcext:value-type="float">
            <text:p>0.005801972</text:p>
          </table:table-cell>
          <table:table-cell office:value-type="float" office:value="0.0060400711" calcext:value-type="float">
            <text:p>0.0060400711</text:p>
          </table:table-cell>
          <table:table-cell office:value-type="float" office:value="0.005849753" calcext:value-type="float">
            <text:p>0.005849753</text:p>
          </table:table-cell>
          <table:table-cell office:value-type="float" office:value="0.0058310432" calcext:value-type="float">
            <text:p>0.005831043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801572" calcext:value-type="float">
            <text:p>0.005801572</text:p>
          </table:table-cell>
          <table:table-cell office:value-type="float" office:value="0.0060350979" calcext:value-type="float">
            <text:p>0.0060350979</text:p>
          </table:table-cell>
          <table:table-cell office:value-type="float" office:value="0.0058655022" calcext:value-type="float">
            <text:p>0.0058655022</text:p>
          </table:table-cell>
          <table:table-cell office:value-type="float" office:value="0.0058319215" calcext:value-type="float">
            <text:p>0.005831921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58011813" calcext:value-type="float">
            <text:p>0.0058011813</text:p>
          </table:table-cell>
          <table:table-cell office:value-type="float" office:value="0.0065989546" calcext:value-type="float">
            <text:p>0.0065989546</text:p>
          </table:table-cell>
          <table:table-cell office:value-type="float" office:value="0.005867823" calcext:value-type="float">
            <text:p>0.005867823</text:p>
          </table:table-cell>
          <table:table-cell office:value-type="float" office:value="0.0058305948" calcext:value-type="float">
            <text:p>0.0058305948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8008125" calcext:value-type="float">
            <text:p>0.0058008125</text:p>
          </table:table-cell>
          <table:table-cell office:value-type="float" office:value="0.0060410267" calcext:value-type="float">
            <text:p>0.0060410267</text:p>
          </table:table-cell>
          <table:table-cell office:value-type="float" office:value="0.0057976856" calcext:value-type="float">
            <text:p>0.0057976856</text:p>
          </table:table-cell>
          <table:table-cell office:value-type="float" office:value="0.0058284784" calcext:value-type="float">
            <text:p>0.0058284784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8004437" calcext:value-type="float">
            <text:p>0.0058004437</text:p>
          </table:table-cell>
          <table:table-cell office:value-type="float" office:value="0.0059774662" calcext:value-type="float">
            <text:p>0.0059774662</text:p>
          </table:table-cell>
          <table:table-cell office:value-type="float" office:value="0.0058238511" calcext:value-type="float">
            <text:p>0.0058238511</text:p>
          </table:table-cell>
          <table:table-cell office:value-type="float" office:value="0.0058300784" calcext:value-type="float">
            <text:p>0.005830078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58001052" calcext:value-type="float">
            <text:p>0.0058001052</text:p>
          </table:table-cell>
          <table:table-cell office:value-type="float" office:value="0.0060469154" calcext:value-type="float">
            <text:p>0.0060469154</text:p>
          </table:table-cell>
          <table:table-cell office:value-type="float" office:value="0.0057964739" calcext:value-type="float">
            <text:p>0.0057964739</text:p>
          </table:table-cell>
          <table:table-cell office:value-type="float" office:value="0.005830979" calcext:value-type="float">
            <text:p>0.005830979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57997629" calcext:value-type="float">
            <text:p>0.0057997629</text:p>
          </table:table-cell>
          <table:table-cell office:value-type="float" office:value="0.0066631581" calcext:value-type="float">
            <text:p>0.0066631581</text:p>
          </table:table-cell>
          <table:table-cell office:value-type="float" office:value="0.0058126096" calcext:value-type="float">
            <text:p>0.0058126096</text:p>
          </table:table-cell>
          <table:table-cell office:value-type="float" office:value="0.0058295582" calcext:value-type="float">
            <text:p>0.005829558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57994421" calcext:value-type="float">
            <text:p>0.0057994421</text:p>
          </table:table-cell>
          <table:table-cell office:value-type="float" office:value="0.0065320851" calcext:value-type="float">
            <text:p>0.0065320851</text:p>
          </table:table-cell>
          <table:table-cell office:value-type="float" office:value="0.0058442233" calcext:value-type="float">
            <text:p>0.0058442233</text:p>
          </table:table-cell>
          <table:table-cell office:value-type="float" office:value="0.0058278921" calcext:value-type="float">
            <text:p>0.005827892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57991175" calcext:value-type="float">
            <text:p>0.0057991175</text:p>
          </table:table-cell>
          <table:table-cell office:value-type="float" office:value="0.0060311109" calcext:value-type="float">
            <text:p>0.0060311109</text:p>
          </table:table-cell>
          <table:table-cell office:value-type="float" office:value="0.0058113686" calcext:value-type="float">
            <text:p>0.0058113686</text:p>
          </table:table-cell>
          <table:table-cell office:value-type="float" office:value="0.0058293319" calcext:value-type="float">
            <text:p>0.0058293319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57988125" calcext:value-type="float">
            <text:p>0.0057988125</text:p>
          </table:table-cell>
          <table:table-cell office:value-type="float" office:value="0.0060867872" calcext:value-type="float">
            <text:p>0.0060867872</text:p>
          </table:table-cell>
          <table:table-cell office:value-type="float" office:value="0.0058268066" calcext:value-type="float">
            <text:p>0.0058268066</text:p>
          </table:table-cell>
          <table:table-cell office:value-type="float" office:value="0.0058301031" calcext:value-type="float">
            <text:p>0.005830103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7985252" calcext:value-type="float">
            <text:p>0.0057985252</text:p>
          </table:table-cell>
          <table:table-cell office:value-type="float" office:value="0.0060140896" calcext:value-type="float">
            <text:p>0.0060140896</text:p>
          </table:table-cell>
          <table:table-cell office:value-type="float" office:value="0.0058588134" calcext:value-type="float">
            <text:p>0.0058588134</text:p>
          </table:table-cell>
          <table:table-cell office:value-type="float" office:value="0.0058288099" calcext:value-type="float">
            <text:p>0.0058288099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57982337" calcext:value-type="float">
            <text:p>0.0057982337</text:p>
          </table:table-cell>
          <table:table-cell office:value-type="float" office:value="0.0060589476" calcext:value-type="float">
            <text:p>0.0060589476</text:p>
          </table:table-cell>
          <table:table-cell office:value-type="float" office:value="0.0058962065" calcext:value-type="float">
            <text:p>0.0058962065</text:p>
          </table:table-cell>
          <table:table-cell office:value-type="float" office:value="0.0058267168" calcext:value-type="float">
            <text:p>0.005826716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57979622" calcext:value-type="float">
            <text:p>0.0057979622</text:p>
          </table:table-cell>
          <table:table-cell office:value-type="float" office:value="0.006083657" calcext:value-type="float">
            <text:p>0.006083657</text:p>
          </table:table-cell>
          <table:table-cell office:value-type="float" office:value="0.0058164019" calcext:value-type="float">
            <text:p>0.0058164019</text:p>
          </table:table-cell>
          <table:table-cell office:value-type="float" office:value="0.0058279568" calcext:value-type="float">
            <text:p>0.005827956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57976977" calcext:value-type="float">
            <text:p>0.0057976977</text:p>
          </table:table-cell>
          <table:table-cell office:value-type="float" office:value="0.0061514876" calcext:value-type="float">
            <text:p>0.0061514876</text:p>
          </table:table-cell>
          <table:table-cell office:value-type="float" office:value="0.0057933312" calcext:value-type="float">
            <text:p>0.0057933312</text:p>
          </table:table-cell>
          <table:table-cell office:value-type="float" office:value="0.005829413" calcext:value-type="float">
            <text:p>0.00582941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57974346" calcext:value-type="float">
            <text:p>0.0057974346</text:p>
          </table:table-cell>
          <table:table-cell office:value-type="float" office:value="0.0071022026" calcext:value-type="float">
            <text:p>0.0071022026</text:p>
          </table:table-cell>
          <table:table-cell office:value-type="float" office:value="0.0058150953" calcext:value-type="float">
            <text:p>0.0058150953</text:p>
          </table:table-cell>
          <table:table-cell office:value-type="float" office:value="0.0058279978" calcext:value-type="float">
            <text:p>0.005827997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7971808" calcext:value-type="float">
            <text:p>0.0057971808</text:p>
          </table:table-cell>
          <table:table-cell office:value-type="float" office:value="0.0065564718" calcext:value-type="float">
            <text:p>0.0065564718</text:p>
          </table:table-cell>
          <table:table-cell office:value-type="float" office:value="0.0058603277" calcext:value-type="float">
            <text:p>0.0058603277</text:p>
          </table:table-cell>
          <table:table-cell office:value-type="float" office:value="0.0058262269" calcext:value-type="float">
            <text:p>0.0058262269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57969396" calcext:value-type="float">
            <text:p>0.0057969396</text:p>
          </table:table-cell>
          <table:table-cell office:value-type="float" office:value="0.0066820718" calcext:value-type="float">
            <text:p>0.0066820718</text:p>
          </table:table-cell>
          <table:table-cell office:value-type="float" office:value="0.0058940854" calcext:value-type="float">
            <text:p>0.0058940854</text:p>
          </table:table-cell>
          <table:table-cell office:value-type="float" office:value="0.0058274576" calcext:value-type="float">
            <text:p>0.0058274576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5796704" calcext:value-type="float">
            <text:p>0.005796704</text:p>
          </table:table-cell>
          <table:table-cell office:value-type="float" office:value="0.0061362437" calcext:value-type="float">
            <text:p>0.0061362437</text:p>
          </table:table-cell>
          <table:table-cell office:value-type="float" office:value="0.0058206832" calcext:value-type="float">
            <text:p>0.0058206832</text:p>
          </table:table-cell>
          <table:table-cell office:value-type="float" office:value="0.0058289533" calcext:value-type="float">
            <text:p>0.005828953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57964744" calcext:value-type="float">
            <text:p>0.0057964744</text:p>
          </table:table-cell>
          <table:table-cell office:value-type="float" office:value="0.0066800565" calcext:value-type="float">
            <text:p>0.0066800565</text:p>
          </table:table-cell>
          <table:table-cell office:value-type="float" office:value="0.0057943058" calcext:value-type="float">
            <text:p>0.0057943058</text:p>
          </table:table-cell>
          <table:table-cell office:value-type="float" office:value="0.0058274637" calcext:value-type="float">
            <text:p>0.0058274637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57962602" calcext:value-type="float">
            <text:p>0.0057962602</text:p>
          </table:table-cell>
          <table:table-cell office:value-type="float" office:value="0.0064710556" calcext:value-type="float">
            <text:p>0.0064710556</text:p>
          </table:table-cell>
          <table:table-cell office:value-type="float" office:value="0.0058177169" calcext:value-type="float">
            <text:p>0.0058177169</text:p>
          </table:table-cell>
          <table:table-cell office:value-type="float" office:value="0.0058258078" calcext:value-type="float">
            <text:p>0.005825807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57960399" calcext:value-type="float">
            <text:p>0.0057960399</text:p>
          </table:table-cell>
          <table:table-cell office:value-type="float" office:value="0.0064817844" calcext:value-type="float">
            <text:p>0.0064817844</text:p>
          </table:table-cell>
          <table:table-cell office:value-type="float" office:value="0.00579408" calcext:value-type="float">
            <text:p>0.00579408</text:p>
          </table:table-cell>
          <table:table-cell office:value-type="float" office:value="0.005827561" calcext:value-type="float">
            <text:p>0.005827561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57958346" calcext:value-type="float">
            <text:p>0.0057958346</text:p>
          </table:table-cell>
          <table:table-cell office:value-type="float" office:value="0.0060749236" calcext:value-type="float">
            <text:p>0.0060749236</text:p>
          </table:table-cell>
          <table:table-cell office:value-type="float" office:value="0.0057967352" calcext:value-type="float">
            <text:p>0.0057967352</text:p>
          </table:table-cell>
          <table:table-cell office:value-type="float" office:value="0.0058282078" calcext:value-type="float">
            <text:p>0.0058282078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57956325" calcext:value-type="float">
            <text:p>0.0057956325</text:p>
          </table:table-cell>
          <table:table-cell office:value-type="float" office:value="0.0061843162" calcext:value-type="float">
            <text:p>0.0061843162</text:p>
          </table:table-cell>
          <table:table-cell office:value-type="float" office:value="0.0057947468" calcext:value-type="float">
            <text:p>0.0057947468</text:p>
          </table:table-cell>
          <table:table-cell office:value-type="float" office:value="0.005827005" calcext:value-type="float">
            <text:p>0.005827005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57954486" calcext:value-type="float">
            <text:p>0.0057954486</text:p>
          </table:table-cell>
          <table:table-cell office:value-type="float" office:value="0.0067371391" calcext:value-type="float">
            <text:p>0.0067371391</text:p>
          </table:table-cell>
          <table:table-cell office:value-type="float" office:value="0.0058549307" calcext:value-type="float">
            <text:p>0.0058549307</text:p>
          </table:table-cell>
          <table:table-cell office:value-type="float" office:value="0.0058252495" calcext:value-type="float">
            <text:p>0.005825249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7952525" calcext:value-type="float">
            <text:p>0.0057952525</text:p>
          </table:table-cell>
          <table:table-cell office:value-type="float" office:value="0.0059924964" calcext:value-type="float">
            <text:p>0.0059924964</text:p>
          </table:table-cell>
          <table:table-cell office:value-type="float" office:value="0.0058796825" calcext:value-type="float">
            <text:p>0.0058796825</text:p>
          </table:table-cell>
          <table:table-cell office:value-type="float" office:value="0.0058268886" calcext:value-type="float">
            <text:p>0.0058268886</text:p>
          </table:table-cell>
          <table:table-cell table:number-columns-repeated="10"/>
        </table:table-row>
      </table:table>
      <table:table table:name="synthetic100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4</text:p>
          </table:table-cell>
          <table:table-cell table:number-columns-repeated="3"/>
          <table:table-cell office:value-type="string" calcext:value-type="string">
            <text:p>HW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.8594710827" calcext:value-type="float">
            <text:p>2.8594710827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178885479" calcext:value-type="float">
            <text:p>0.0178885479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33909425" calcext:value-type="float">
            <text:p>0.013390942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0967540741" calcext:value-type="float">
            <text:p>0.096754074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1857118607" calcext:value-type="float">
            <text:p>0.185711860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3597519398" calcext:value-type="float">
            <text:p>0.3597519398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01952786" calcext:value-type="float">
            <text:p>0.01019527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178885479" calcext:value-type="float">
            <text:p>0.01788854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178885479" calcext:value-type="float">
            <text:p>0.01788854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178885479" calcext:value-type="float">
            <text:p>0.01788854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79129422" calcext:value-type="float">
            <text:p>0.0079129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37369921" calcext:value-type="float">
            <text:p>0.01373699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44822737" calcext:value-type="float">
            <text:p>0.01448227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33921327" calcext:value-type="float">
            <text:p>0.01339213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2796008" calcext:value-type="float">
            <text:p>0.00627960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06888674" calcext:value-type="float">
            <text:p>0.01068886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19690849" calcext:value-type="float">
            <text:p>0.01196908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01982616" calcext:value-type="float">
            <text:p>0.01019826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51083807" calcext:value-type="float">
            <text:p>0.00510838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85753649" calcext:value-type="float">
            <text:p>0.00857536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98869996" calcext:value-type="float">
            <text:p>0.00988699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79145106" calcext:value-type="float">
            <text:p>0.007914510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42667855" calcext:value-type="float">
            <text:p>0.00426678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8837134" calcext:value-type="float">
            <text:p>0.00688371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82475608" calcext:value-type="float">
            <text:p>0.00824756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2810956" calcext:value-type="float">
            <text:p>0.00628109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36608519" calcext:value-type="float">
            <text:p>0.00366085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56500915" calcext:value-type="float">
            <text:p>0.00565009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7004248" calcext:value-type="float">
            <text:p>0.0070042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51098899" calcext:value-type="float">
            <text:p>0.00510988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32236679" calcext:value-type="float">
            <text:p>0.00322366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47763991" calcext:value-type="float">
            <text:p>0.00477639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59793373" calcext:value-type="float">
            <text:p>0.00597933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42686956" calcext:value-type="float">
            <text:p>0.00426869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29076261" calcext:value-type="float">
            <text:p>0.00290762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40525231" calcext:value-type="float">
            <text:p>0.00405252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51937043" calcext:value-type="float">
            <text:p>0.0051937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36634179" calcext:value-type="float">
            <text:p>0.00366341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26786875" calcext:value-type="float">
            <text:p>0.0026786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35283191" calcext:value-type="float">
            <text:p>0.00352831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4608429" calcext:value-type="float">
            <text:p>0.0046084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32253931" calcext:value-type="float">
            <text:p>0.00322539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25125146" calcext:value-type="float">
            <text:p>0.00251251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31232352" calcext:value-type="float">
            <text:p>0.00312323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41453354" calcext:value-type="float">
            <text:p>0.00414533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29092499" calcext:value-type="float">
            <text:p>0.00290924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23916587" calcext:value-type="float">
            <text:p>0.00239165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28554676" calcext:value-type="float">
            <text:p>0.00285546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37637237" calcext:value-type="float">
            <text:p>0.00376372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26805783" calcext:value-type="float">
            <text:p>0.00268057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23035978" calcext:value-type="float">
            <text:p>0.0023035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26920396" calcext:value-type="float">
            <text:p>0.00269203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34592855" calcext:value-type="float">
            <text:p>0.00345928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25136231" calcext:value-type="float">
            <text:p>0.00251362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22392836" calcext:value-type="float">
            <text:p>0.00223928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25196443" calcext:value-type="float">
            <text:p>0.00251964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32150426" calcext:value-type="float">
            <text:p>0.00321504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23928396" calcext:value-type="float">
            <text:p>0.00239283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21922311" calcext:value-type="float">
            <text:p>0.00219223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24357522" calcext:value-type="float">
            <text:p>0.00243575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30037521" calcext:value-type="float">
            <text:p>0.00300375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23046602" calcext:value-type="float">
            <text:p>0.00230466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2157755" calcext:value-type="float">
            <text:p>0.0021577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23625991" calcext:value-type="float">
            <text:p>0.00236259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28294986" calcext:value-type="float">
            <text:p>0.00282949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2240824" calcext:value-type="float">
            <text:p>0.00224082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21324377" calcext:value-type="float">
            <text:p>0.00213243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23086318" calcext:value-type="float">
            <text:p>0.00230863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2693634" calcext:value-type="float">
            <text:p>0.0026936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21940118" calcext:value-type="float">
            <text:p>0.00219401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21138082" calcext:value-type="float">
            <text:p>0.00211380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22495138" calcext:value-type="float">
            <text:p>0.00224951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25908398" calcext:value-type="float">
            <text:p>0.00259083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21590504" calcext:value-type="float">
            <text:p>0.00215905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2100077" calcext:value-type="float">
            <text:p>0.002100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22752301" calcext:value-type="float">
            <text:p>0.00227523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25079781" calcext:value-type="float">
            <text:p>0.00250797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21338589" calcext:value-type="float">
            <text:p>0.00213385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208994" calcext:value-type="float">
            <text:p>0.002089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2216818" calcext:value-type="float">
            <text:p>0.0022168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2422095" calcext:value-type="float">
            <text:p>0.0024220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21153591" calcext:value-type="float">
            <text:p>0.00211535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20824401" calcext:value-type="float">
            <text:p>0.00208244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21806061" calcext:value-type="float">
            <text:p>0.00218060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23675389" calcext:value-type="float">
            <text:p>0.00236753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21012065" calcext:value-type="float">
            <text:p>0.00210120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20768854" calcext:value-type="float">
            <text:p>0.00207688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21777342" calcext:value-type="float">
            <text:p>0.00217773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23121855" calcext:value-type="float">
            <text:p>0.00231218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20910571" calcext:value-type="float">
            <text:p>0.002091057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20727657" calcext:value-type="float">
            <text:p>0.00207276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22332433" calcext:value-type="float">
            <text:p>0.00223324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22683195" calcext:value-type="float">
            <text:p>0.00226831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20835248" calcext:value-type="float">
            <text:p>0.00208352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20697005" calcext:value-type="float">
            <text:p>0.00206970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21578658" calcext:value-type="float">
            <text:p>0.00215786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22291506" calcext:value-type="float">
            <text:p>0.00222915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20785041" calcext:value-type="float">
            <text:p>0.002078504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20674209" calcext:value-type="float">
            <text:p>0.00206742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21457954" calcext:value-type="float">
            <text:p>0.00214579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21993197" calcext:value-type="float">
            <text:p>0.00219931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20744472" calcext:value-type="float">
            <text:p>0.00207444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206572" calcext:value-type="float">
            <text:p>0.00206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21567603" calcext:value-type="float">
            <text:p>0.00215676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2179669" calcext:value-type="float">
            <text:p>0.0021796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20709722" calcext:value-type="float">
            <text:p>0.00207097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20644504" calcext:value-type="float">
            <text:p>0.00206445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21553834" calcext:value-type="float">
            <text:p>0.00215538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21591224" calcext:value-type="float">
            <text:p>0.00215912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20688619" calcext:value-type="float">
            <text:p>0.00206886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20634991" calcext:value-type="float">
            <text:p>0.00206349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21615294" calcext:value-type="float">
            <text:p>0.00216152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21409795" calcext:value-type="float">
            <text:p>0.00214097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20672535" calcext:value-type="float">
            <text:p>0.00206725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20627859" calcext:value-type="float">
            <text:p>0.00206278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21859184" calcext:value-type="float">
            <text:p>0.00218591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21273864" calcext:value-type="float">
            <text:p>0.00212738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20656514" calcext:value-type="float">
            <text:p>0.00206565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20622506" calcext:value-type="float">
            <text:p>0.00206225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21492084" calcext:value-type="float">
            <text:p>0.00214920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21167914" calcext:value-type="float">
            <text:p>0.00211679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20646367" calcext:value-type="float">
            <text:p>0.00206463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20618506" calcext:value-type="float">
            <text:p>0.00206185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21471088" calcext:value-type="float">
            <text:p>0.00214710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21083921" calcext:value-type="float">
            <text:p>0.00210839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20639168" calcext:value-type="float">
            <text:p>0.00206391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20615496" calcext:value-type="float">
            <text:p>0.00206154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21758345" calcext:value-type="float">
            <text:p>0.00217583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20999343" calcext:value-type="float">
            <text:p>0.00209993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20639249" calcext:value-type="float">
            <text:p>0.00206392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20613205" calcext:value-type="float">
            <text:p>0.00206132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21470285" calcext:value-type="float">
            <text:p>0.00214702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20977457" calcext:value-type="float">
            <text:p>0.00209774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20635298" calcext:value-type="float">
            <text:p>0.00206352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20611489" calcext:value-type="float">
            <text:p>0.00206114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21432419" calcext:value-type="float">
            <text:p>0.00214324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20882015" calcext:value-type="float">
            <text:p>0.00208820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20628313" calcext:value-type="float">
            <text:p>0.00206283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20610199" calcext:value-type="float">
            <text:p>0.00206101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22602666" calcext:value-type="float">
            <text:p>0.0022602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20917517" calcext:value-type="float">
            <text:p>0.00209175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20627796" calcext:value-type="float">
            <text:p>0.00206277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20609205" calcext:value-type="float">
            <text:p>0.00206092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22075302" calcext:value-type="float">
            <text:p>0.00220753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20847458" calcext:value-type="float">
            <text:p>0.00208474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20626907" calcext:value-type="float">
            <text:p>0.00206269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20608483" calcext:value-type="float">
            <text:p>0.00206084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21406382" calcext:value-type="float">
            <text:p>0.00214063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20806594" calcext:value-type="float">
            <text:p>0.00208065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20622581" calcext:value-type="float">
            <text:p>0.00206225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20607917" calcext:value-type="float">
            <text:p>0.00206079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21320283" calcext:value-type="float">
            <text:p>0.00213202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2091869" calcext:value-type="float">
            <text:p>0.0020918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20620765" calcext:value-type="float">
            <text:p>0.00206207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2060747" calcext:value-type="float">
            <text:p>0.002060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21275794" calcext:value-type="float">
            <text:p>0.00212757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20798349" calcext:value-type="float">
            <text:p>0.00207983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20620031" calcext:value-type="float">
            <text:p>0.00206200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20607151" calcext:value-type="float">
            <text:p>0.00206071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21742298" calcext:value-type="float">
            <text:p>0.00217422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20762447" calcext:value-type="float">
            <text:p>0.00207624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206249" calcext:value-type="float">
            <text:p>0.002062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20606893" calcext:value-type="float">
            <text:p>0.00206068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21566644" calcext:value-type="float">
            <text:p>0.00215666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2071986" calcext:value-type="float">
            <text:p>0.0020719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20624327" calcext:value-type="float">
            <text:p>0.00206243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20606716" calcext:value-type="float">
            <text:p>0.00206067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21386666" calcext:value-type="float">
            <text:p>0.0021386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20785986" calcext:value-type="float">
            <text:p>0.00207859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20620096" calcext:value-type="float">
            <text:p>0.00206200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20606574" calcext:value-type="float">
            <text:p>0.00206065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21171835" calcext:value-type="float">
            <text:p>0.00211718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20764803" calcext:value-type="float">
            <text:p>0.00207648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20621563" calcext:value-type="float">
            <text:p>0.00206215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20606469" calcext:value-type="float">
            <text:p>0.00206064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21220907" calcext:value-type="float">
            <text:p>0.0021220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20722791" calcext:value-type="float">
            <text:p>0.0020722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20622201" calcext:value-type="float">
            <text:p>0.00206222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20606371" calcext:value-type="float">
            <text:p>0.00206063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21392023" calcext:value-type="float">
            <text:p>0.00213920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206948" calcext:value-type="float">
            <text:p>0.002069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20619084" calcext:value-type="float">
            <text:p>0.00206190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20606306" calcext:value-type="float">
            <text:p>0.00206063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2143977" calcext:value-type="float">
            <text:p>0.0021439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20742563" calcext:value-type="float">
            <text:p>0.00207425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20618062" calcext:value-type="float">
            <text:p>0.00206180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20606252" calcext:value-type="float">
            <text:p>0.00206062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2137077" calcext:value-type="float">
            <text:p>0.002137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20700649" calcext:value-type="float">
            <text:p>0.00207006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2061802" calcext:value-type="float">
            <text:p>0.0020618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20606213" calcext:value-type="float">
            <text:p>0.00206062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21472524" calcext:value-type="float">
            <text:p>0.00214725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20678937" calcext:value-type="float">
            <text:p>0.00206789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20623403" calcext:value-type="float">
            <text:p>0.00206234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20606192" calcext:value-type="float">
            <text:p>0.00206061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21690966" calcext:value-type="float">
            <text:p>0.00216909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20678965" calcext:value-type="float">
            <text:p>0.00206789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20623121" calcext:value-type="float">
            <text:p>0.00206231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20606171" calcext:value-type="float">
            <text:p>0.00206061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21401381" calcext:value-type="float">
            <text:p>0.00214013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20704616" calcext:value-type="float">
            <text:p>0.00207046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20619195" calcext:value-type="float">
            <text:p>0.00206191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20606152" calcext:value-type="float">
            <text:p>0.00206061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22059719" calcext:value-type="float">
            <text:p>0.00220597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20718004" calcext:value-type="float">
            <text:p>0.00207180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20620893" calcext:value-type="float">
            <text:p>0.00206208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20606124" calcext:value-type="float">
            <text:p>0.00206061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21643618" calcext:value-type="float">
            <text:p>0.00216436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20709496" calcext:value-type="float">
            <text:p>0.00207094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20621696" calcext:value-type="float">
            <text:p>0.00206216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2060612" calcext:value-type="float">
            <text:p>0.0020606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21471055" calcext:value-type="float">
            <text:p>0.00214710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20696491" calcext:value-type="float">
            <text:p>0.00206964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20618741" calcext:value-type="float">
            <text:p>0.002061874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20606113" calcext:value-type="float">
            <text:p>0.00206061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21597929" calcext:value-type="float">
            <text:p>0.00215979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20697708" calcext:value-type="float">
            <text:p>0.00206977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20617782" calcext:value-type="float">
            <text:p>0.002061778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20606122" calcext:value-type="float">
            <text:p>0.00206061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21851207" calcext:value-type="float">
            <text:p>0.00218512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20700372" calcext:value-type="float">
            <text:p>0.00207003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20617803" calcext:value-type="float">
            <text:p>0.00206178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20606101" calcext:value-type="float">
            <text:p>0.00206061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21372263" calcext:value-type="float">
            <text:p>0.00213722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20678039" calcext:value-type="float">
            <text:p>0.00206780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20623249" calcext:value-type="float">
            <text:p>0.00206232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20606101" calcext:value-type="float">
            <text:p>0.00206061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21421202" calcext:value-type="float">
            <text:p>0.00214212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20680879" calcext:value-type="float">
            <text:p>0.00206808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20623023" calcext:value-type="float">
            <text:p>0.00206230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20606106" calcext:value-type="float">
            <text:p>0.00206061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21415562" calcext:value-type="float">
            <text:p>0.00214155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20688775" calcext:value-type="float">
            <text:p>0.00206887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20619107" calcext:value-type="float">
            <text:p>0.00206191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20606101" calcext:value-type="float">
            <text:p>0.00206061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21509067" calcext:value-type="float">
            <text:p>0.0021509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2070741" calcext:value-type="float">
            <text:p>0.0020707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20620811" calcext:value-type="float">
            <text:p>0.00206208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20606087" calcext:value-type="float">
            <text:p>0.00206060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21732496" calcext:value-type="float">
            <text:p>0.00217324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20668318" calcext:value-type="float">
            <text:p>0.00206683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20621638" calcext:value-type="float">
            <text:p>0.00206216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22159938" calcext:value-type="float">
            <text:p>0.0022159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20680577" calcext:value-type="float">
            <text:p>0.00206805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20618693" calcext:value-type="float">
            <text:p>0.00206186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21619077" calcext:value-type="float">
            <text:p>0.0021619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20750742" calcext:value-type="float">
            <text:p>0.00207507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20617747" calcext:value-type="float">
            <text:p>0.002061774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21720263" calcext:value-type="float">
            <text:p>0.00217202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20704875" calcext:value-type="float">
            <text:p>0.0020704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20617805" calcext:value-type="float">
            <text:p>0.00206178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21885135" calcext:value-type="float">
            <text:p>0.00218851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2066772" calcext:value-type="float">
            <text:p>0.0020667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20623244" calcext:value-type="float">
            <text:p>0.00206232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21541463" calcext:value-type="float">
            <text:p>0.00215414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2072168" calcext:value-type="float">
            <text:p>0.0020721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20623014" calcext:value-type="float">
            <text:p>0.00206230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20606087" calcext:value-type="float">
            <text:p>0.00206060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21581624" calcext:value-type="float">
            <text:p>0.00215816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20679545" calcext:value-type="float">
            <text:p>0.00206795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20619102" calcext:value-type="float">
            <text:p>0.00206191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22631304" calcext:value-type="float">
            <text:p>0.00226313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20801846" calcext:value-type="float">
            <text:p>0.00208018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20620807" calcext:value-type="float">
            <text:p>0.00206208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2060608" calcext:value-type="float">
            <text:p>0.0020606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22224879" calcext:value-type="float">
            <text:p>0.00222248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20719948" calcext:value-type="float">
            <text:p>0.00207199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20621622" calcext:value-type="float">
            <text:p>0.00206216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2060608" calcext:value-type="float">
            <text:p>0.0020606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21632048" calcext:value-type="float">
            <text:p>0.00216320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2074731" calcext:value-type="float">
            <text:p>0.0020747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20618702" calcext:value-type="float">
            <text:p>0.00206187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21429644" calcext:value-type="float">
            <text:p>0.00214296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20709198" calcext:value-type="float">
            <text:p>0.00207091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20617757" calcext:value-type="float">
            <text:p>0.00206177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20606101" calcext:value-type="float">
            <text:p>0.00206061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21384396" calcext:value-type="float">
            <text:p>0.00213843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20710507" calcext:value-type="float">
            <text:p>0.00207105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20617789" calcext:value-type="float">
            <text:p>0.00206177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21507249" calcext:value-type="float">
            <text:p>0.00215072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20666774" calcext:value-type="float">
            <text:p>0.00206667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20623251" calcext:value-type="float">
            <text:p>0.00206232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21993956" calcext:value-type="float">
            <text:p>0.00219939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20725045" calcext:value-type="float">
            <text:p>0.00207250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20622991" calcext:value-type="float">
            <text:p>0.00206229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21524255" calcext:value-type="float">
            <text:p>0.00215242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20676123" calcext:value-type="float">
            <text:p>0.00206761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20619098" calcext:value-type="float">
            <text:p>0.00206190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2132219" calcext:value-type="float">
            <text:p>0.0021322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20749525" calcext:value-type="float">
            <text:p>0.0020749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206208" calcext:value-type="float">
            <text:p>0.0020620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21359832" calcext:value-type="float">
            <text:p>0.00213598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20724456" calcext:value-type="float">
            <text:p>0.0020724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20621652" calcext:value-type="float">
            <text:p>0.00206216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20606094" calcext:value-type="float">
            <text:p>0.00206060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21480122" calcext:value-type="float">
            <text:p>0.00214801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20672497" calcext:value-type="float">
            <text:p>0.0020672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20618716" calcext:value-type="float">
            <text:p>0.00206187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21542355" calcext:value-type="float">
            <text:p>0.00215423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20704689" calcext:value-type="float">
            <text:p>0.00207046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2061777" calcext:value-type="float">
            <text:p>0.0020617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20606099" calcext:value-type="float">
            <text:p>0.00206060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21502667" calcext:value-type="float">
            <text:p>0.00215026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20691643" calcext:value-type="float">
            <text:p>0.00206916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20617822" calcext:value-type="float">
            <text:p>0.00206178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21542856" calcext:value-type="float">
            <text:p>0.00215428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20695499" calcext:value-type="float">
            <text:p>0.00206954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20623251" calcext:value-type="float">
            <text:p>0.00206232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21665455" calcext:value-type="float">
            <text:p>0.00216654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20702507" calcext:value-type="float">
            <text:p>0.00207025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20623016" calcext:value-type="float">
            <text:p>0.00206230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21386936" calcext:value-type="float">
            <text:p>0.0021386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20720141" calcext:value-type="float">
            <text:p>0.00207201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20619088" calcext:value-type="float">
            <text:p>0.00206190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21927608" calcext:value-type="float">
            <text:p>0.00219276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20728298" calcext:value-type="float">
            <text:p>0.00207282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20620809" calcext:value-type="float">
            <text:p>0.00206208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20606094" calcext:value-type="float">
            <text:p>0.00206060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21733416" calcext:value-type="float">
            <text:p>0.00217334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20664018" calcext:value-type="float">
            <text:p>0.00206640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20621638" calcext:value-type="float">
            <text:p>0.00206216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20606094" calcext:value-type="float">
            <text:p>0.00206060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21573466" calcext:value-type="float">
            <text:p>0.00215734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2071071" calcext:value-type="float">
            <text:p>0.0020710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20618709" calcext:value-type="float">
            <text:p>0.00206187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20606096" calcext:value-type="float">
            <text:p>0.0020606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21662307" calcext:value-type="float">
            <text:p>0.0021662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20681971" calcext:value-type="float">
            <text:p>0.00206819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20617754" calcext:value-type="float">
            <text:p>0.00206177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22089973" calcext:value-type="float">
            <text:p>0.00220899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20683596" calcext:value-type="float">
            <text:p>0.00206835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20617805" calcext:value-type="float">
            <text:p>0.00206178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20606094" calcext:value-type="float">
            <text:p>0.00206060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21530446" calcext:value-type="float">
            <text:p>0.00215304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20674618" calcext:value-type="float">
            <text:p>0.00206746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20623237" calcext:value-type="float">
            <text:p>0.00206232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21634062" calcext:value-type="float">
            <text:p>0.00216340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20683247" calcext:value-type="float">
            <text:p>0.00206832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20623002" calcext:value-type="float">
            <text:p>0.00206230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21553037" calcext:value-type="float">
            <text:p>0.00215530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2068735" calcext:value-type="float">
            <text:p>0.0020687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20619088" calcext:value-type="float">
            <text:p>0.00206190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21644433" calcext:value-type="float">
            <text:p>0.00216444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20706889" calcext:value-type="float">
            <text:p>0.00207068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20620823" calcext:value-type="float">
            <text:p>0.00206208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20606092" calcext:value-type="float">
            <text:p>0.00206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21895552" calcext:value-type="float">
            <text:p>0.00218955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2069257" calcext:value-type="float">
            <text:p>0.0020692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20621631" calcext:value-type="float">
            <text:p>0.00206216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20606085" calcext:value-type="float">
            <text:p>0.00206060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21898272" calcext:value-type="float">
            <text:p>0.0021898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20671806" calcext:value-type="float">
            <text:p>0.00206718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20618716" calcext:value-type="float">
            <text:p>0.00206187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20606085" calcext:value-type="float">
            <text:p>0.00206060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21621243" calcext:value-type="float">
            <text:p>0.00216212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20736007" calcext:value-type="float">
            <text:p>0.00207360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20617759" calcext:value-type="float">
            <text:p>0.002061775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20606087" calcext:value-type="float">
            <text:p>0.00206060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216488" calcext:value-type="float">
            <text:p>0.002164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20709967" calcext:value-type="float">
            <text:p>0.00207099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20617808" calcext:value-type="float">
            <text:p>0.002061780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20606087" calcext:value-type="float">
            <text:p>0.00206060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21980896" calcext:value-type="float">
            <text:p>0.0021980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20671145" calcext:value-type="float">
            <text:p>0.00206711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20623242" calcext:value-type="float">
            <text:p>0.00206232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21449304" calcext:value-type="float">
            <text:p>0.00214493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20671263" calcext:value-type="float">
            <text:p>0.00206712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20623009" calcext:value-type="float">
            <text:p>0.00206230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2152896" calcext:value-type="float">
            <text:p>0.002152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20709441" calcext:value-type="float">
            <text:p>0.00207094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20619095" calcext:value-type="float">
            <text:p>0.00206190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22785722" calcext:value-type="float">
            <text:p>0.0022785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20710223" calcext:value-type="float">
            <text:p>0.00207102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20620821" calcext:value-type="float">
            <text:p>0.00206208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20606089" calcext:value-type="float">
            <text:p>0.0020606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22151065" calcext:value-type="float">
            <text:p>0.00221510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20683068" calcext:value-type="float">
            <text:p>0.00206830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20621645" calcext:value-type="float">
            <text:p>0.00206216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21559563" calcext:value-type="float">
            <text:p>0.00215595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20682027" calcext:value-type="float">
            <text:p>0.00206820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20618706" calcext:value-type="float">
            <text:p>0.00206187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21437707" calcext:value-type="float">
            <text:p>0.00214377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20681431" calcext:value-type="float">
            <text:p>0.00206814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20617757" calcext:value-type="float">
            <text:p>0.0020617757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.0178885479" calcext:value-type="float">
            <text:p>0.017888547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3909425" calcext:value-type="float">
            <text:p>0.0133909425</text:p>
          </table:table-cell>
          <table:table-cell office:value-type="float" office:value="0.0137369921" calcext:value-type="float">
            <text:p>0.0137369921</text:p>
          </table:table-cell>
          <table:table-cell office:value-type="float" office:value="0.0144822737" calcext:value-type="float">
            <text:p>0.0144822737</text:p>
          </table:table-cell>
          <table:table-cell office:value-type="float" office:value="0.0133921327" calcext:value-type="float">
            <text:p>0.013392132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952786" calcext:value-type="float">
            <text:p>0.0101952786</text:p>
          </table:table-cell>
          <table:table-cell office:value-type="float" office:value="0.0106888674" calcext:value-type="float">
            <text:p>0.0106888674</text:p>
          </table:table-cell>
          <table:table-cell office:value-type="float" office:value="0.0119690849" calcext:value-type="float">
            <text:p>0.0119690849</text:p>
          </table:table-cell>
          <table:table-cell office:value-type="float" office:value="0.0101982616" calcext:value-type="float">
            <text:p>0.01019826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9129422" calcext:value-type="float">
            <text:p>0.0079129422</text:p>
          </table:table-cell>
          <table:table-cell office:value-type="float" office:value="0.0085753649" calcext:value-type="float">
            <text:p>0.0085753649</text:p>
          </table:table-cell>
          <table:table-cell office:value-type="float" office:value="0.0098869996" calcext:value-type="float">
            <text:p>0.0098869996</text:p>
          </table:table-cell>
          <table:table-cell office:value-type="float" office:value="0.0079145106" calcext:value-type="float">
            <text:p>0.00791451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2796008" calcext:value-type="float">
            <text:p>0.0062796008</text:p>
          </table:table-cell>
          <table:table-cell office:value-type="float" office:value="0.0068837134" calcext:value-type="float">
            <text:p>0.0068837134</text:p>
          </table:table-cell>
          <table:table-cell office:value-type="float" office:value="0.0082475608" calcext:value-type="float">
            <text:p>0.0082475608</text:p>
          </table:table-cell>
          <table:table-cell office:value-type="float" office:value="0.0062810956" calcext:value-type="float">
            <text:p>0.006281095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1083807" calcext:value-type="float">
            <text:p>0.0051083807</text:p>
          </table:table-cell>
          <table:table-cell office:value-type="float" office:value="0.0056500915" calcext:value-type="float">
            <text:p>0.0056500915</text:p>
          </table:table-cell>
          <table:table-cell office:value-type="float" office:value="0.007004248" calcext:value-type="float">
            <text:p>0.007004248</text:p>
          </table:table-cell>
          <table:table-cell office:value-type="float" office:value="0.0051098899" calcext:value-type="float">
            <text:p>0.005109889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2667855" calcext:value-type="float">
            <text:p>0.0042667855</text:p>
          </table:table-cell>
          <table:table-cell office:value-type="float" office:value="0.0047763991" calcext:value-type="float">
            <text:p>0.0047763991</text:p>
          </table:table-cell>
          <table:table-cell office:value-type="float" office:value="0.0059793373" calcext:value-type="float">
            <text:p>0.0059793373</text:p>
          </table:table-cell>
          <table:table-cell office:value-type="float" office:value="0.0042686956" calcext:value-type="float">
            <text:p>0.004268695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6608519" calcext:value-type="float">
            <text:p>0.0036608519</text:p>
          </table:table-cell>
          <table:table-cell office:value-type="float" office:value="0.0040525231" calcext:value-type="float">
            <text:p>0.0040525231</text:p>
          </table:table-cell>
          <table:table-cell office:value-type="float" office:value="0.0051937043" calcext:value-type="float">
            <text:p>0.0051937043</text:p>
          </table:table-cell>
          <table:table-cell office:value-type="float" office:value="0.0036634179" calcext:value-type="float">
            <text:p>0.003663417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2236679" calcext:value-type="float">
            <text:p>0.0032236679</text:p>
          </table:table-cell>
          <table:table-cell office:value-type="float" office:value="0.0035283191" calcext:value-type="float">
            <text:p>0.0035283191</text:p>
          </table:table-cell>
          <table:table-cell office:value-type="float" office:value="0.004608429" calcext:value-type="float">
            <text:p>0.004608429</text:p>
          </table:table-cell>
          <table:table-cell office:value-type="float" office:value="0.0032253931" calcext:value-type="float">
            <text:p>0.003225393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9076261" calcext:value-type="float">
            <text:p>0.0029076261</text:p>
          </table:table-cell>
          <table:table-cell office:value-type="float" office:value="0.0031232352" calcext:value-type="float">
            <text:p>0.0031232352</text:p>
          </table:table-cell>
          <table:table-cell office:value-type="float" office:value="0.0041453354" calcext:value-type="float">
            <text:p>0.0041453354</text:p>
          </table:table-cell>
          <table:table-cell office:value-type="float" office:value="0.0029092499" calcext:value-type="float">
            <text:p>0.0029092499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6786875" calcext:value-type="float">
            <text:p>0.0026786875</text:p>
          </table:table-cell>
          <table:table-cell office:value-type="float" office:value="0.0028554676" calcext:value-type="float">
            <text:p>0.0028554676</text:p>
          </table:table-cell>
          <table:table-cell office:value-type="float" office:value="0.0037637237" calcext:value-type="float">
            <text:p>0.0037637237</text:p>
          </table:table-cell>
          <table:table-cell office:value-type="float" office:value="0.0026805783" calcext:value-type="float">
            <text:p>0.002680578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5125146" calcext:value-type="float">
            <text:p>0.0025125146</text:p>
          </table:table-cell>
          <table:table-cell office:value-type="float" office:value="0.0026920396" calcext:value-type="float">
            <text:p>0.0026920396</text:p>
          </table:table-cell>
          <table:table-cell office:value-type="float" office:value="0.0034592855" calcext:value-type="float">
            <text:p>0.0034592855</text:p>
          </table:table-cell>
          <table:table-cell office:value-type="float" office:value="0.0025136231" calcext:value-type="float">
            <text:p>0.002513623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3916587" calcext:value-type="float">
            <text:p>0.0023916587</text:p>
          </table:table-cell>
          <table:table-cell office:value-type="float" office:value="0.0025196443" calcext:value-type="float">
            <text:p>0.0025196443</text:p>
          </table:table-cell>
          <table:table-cell office:value-type="float" office:value="0.0032150426" calcext:value-type="float">
            <text:p>0.0032150426</text:p>
          </table:table-cell>
          <table:table-cell office:value-type="float" office:value="0.0023928396" calcext:value-type="float">
            <text:p>0.002392839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3035978" calcext:value-type="float">
            <text:p>0.0023035978</text:p>
          </table:table-cell>
          <table:table-cell office:value-type="float" office:value="0.0024357522" calcext:value-type="float">
            <text:p>0.0024357522</text:p>
          </table:table-cell>
          <table:table-cell office:value-type="float" office:value="0.0030037521" calcext:value-type="float">
            <text:p>0.0030037521</text:p>
          </table:table-cell>
          <table:table-cell office:value-type="float" office:value="0.0023046602" calcext:value-type="float">
            <text:p>0.00230466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2392836" calcext:value-type="float">
            <text:p>0.0022392836</text:p>
          </table:table-cell>
          <table:table-cell office:value-type="float" office:value="0.0023625991" calcext:value-type="float">
            <text:p>0.0023625991</text:p>
          </table:table-cell>
          <table:table-cell office:value-type="float" office:value="0.0028294986" calcext:value-type="float">
            <text:p>0.0028294986</text:p>
          </table:table-cell>
          <table:table-cell office:value-type="float" office:value="0.002240824" calcext:value-type="float">
            <text:p>0.00224082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1922311" calcext:value-type="float">
            <text:p>0.0021922311</text:p>
          </table:table-cell>
          <table:table-cell office:value-type="float" office:value="0.0023086318" calcext:value-type="float">
            <text:p>0.0023086318</text:p>
          </table:table-cell>
          <table:table-cell office:value-type="float" office:value="0.002693634" calcext:value-type="float">
            <text:p>0.002693634</text:p>
          </table:table-cell>
          <table:table-cell office:value-type="float" office:value="0.0021940118" calcext:value-type="float">
            <text:p>0.002194011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157755" calcext:value-type="float">
            <text:p>0.002157755</text:p>
          </table:table-cell>
          <table:table-cell office:value-type="float" office:value="0.0022495138" calcext:value-type="float">
            <text:p>0.0022495138</text:p>
          </table:table-cell>
          <table:table-cell office:value-type="float" office:value="0.0025908398" calcext:value-type="float">
            <text:p>0.0025908398</text:p>
          </table:table-cell>
          <table:table-cell office:value-type="float" office:value="0.0021590504" calcext:value-type="float">
            <text:p>0.002159050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1324377" calcext:value-type="float">
            <text:p>0.0021324377</text:p>
          </table:table-cell>
          <table:table-cell office:value-type="float" office:value="0.0022752301" calcext:value-type="float">
            <text:p>0.0022752301</text:p>
          </table:table-cell>
          <table:table-cell office:value-type="float" office:value="0.0025079781" calcext:value-type="float">
            <text:p>0.0025079781</text:p>
          </table:table-cell>
          <table:table-cell office:value-type="float" office:value="0.0021338589" calcext:value-type="float">
            <text:p>0.002133858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21138082" calcext:value-type="float">
            <text:p>0.0021138082</text:p>
          </table:table-cell>
          <table:table-cell office:value-type="float" office:value="0.002216818" calcext:value-type="float">
            <text:p>0.002216818</text:p>
          </table:table-cell>
          <table:table-cell office:value-type="float" office:value="0.002422095" calcext:value-type="float">
            <text:p>0.002422095</text:p>
          </table:table-cell>
          <table:table-cell office:value-type="float" office:value="0.0021153591" calcext:value-type="float">
            <text:p>0.002115359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100077" calcext:value-type="float">
            <text:p>0.002100077</text:p>
          </table:table-cell>
          <table:table-cell office:value-type="float" office:value="0.0021806061" calcext:value-type="float">
            <text:p>0.0021806061</text:p>
          </table:table-cell>
          <table:table-cell office:value-type="float" office:value="0.0023675389" calcext:value-type="float">
            <text:p>0.0023675389</text:p>
          </table:table-cell>
          <table:table-cell office:value-type="float" office:value="0.0021012065" calcext:value-type="float">
            <text:p>0.002101206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08994" calcext:value-type="float">
            <text:p>0.00208994</text:p>
          </table:table-cell>
          <table:table-cell office:value-type="float" office:value="0.0021777342" calcext:value-type="float">
            <text:p>0.0021777342</text:p>
          </table:table-cell>
          <table:table-cell office:value-type="float" office:value="0.0023121855" calcext:value-type="float">
            <text:p>0.0023121855</text:p>
          </table:table-cell>
          <table:table-cell office:value-type="float" office:value="0.0020910571" calcext:value-type="float">
            <text:p>0.002091057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0824401" calcext:value-type="float">
            <text:p>0.0020824401</text:p>
          </table:table-cell>
          <table:table-cell office:value-type="float" office:value="0.0022332433" calcext:value-type="float">
            <text:p>0.0022332433</text:p>
          </table:table-cell>
          <table:table-cell office:value-type="float" office:value="0.0022683195" calcext:value-type="float">
            <text:p>0.0022683195</text:p>
          </table:table-cell>
          <table:table-cell office:value-type="float" office:value="0.0020835248" calcext:value-type="float">
            <text:p>0.002083524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0768854" calcext:value-type="float">
            <text:p>0.0020768854</text:p>
          </table:table-cell>
          <table:table-cell office:value-type="float" office:value="0.0021578658" calcext:value-type="float">
            <text:p>0.0021578658</text:p>
          </table:table-cell>
          <table:table-cell office:value-type="float" office:value="0.0022291506" calcext:value-type="float">
            <text:p>0.0022291506</text:p>
          </table:table-cell>
          <table:table-cell office:value-type="float" office:value="0.0020785041" calcext:value-type="float">
            <text:p>0.002078504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0727657" calcext:value-type="float">
            <text:p>0.0020727657</text:p>
          </table:table-cell>
          <table:table-cell office:value-type="float" office:value="0.0021457954" calcext:value-type="float">
            <text:p>0.0021457954</text:p>
          </table:table-cell>
          <table:table-cell office:value-type="float" office:value="0.0021993197" calcext:value-type="float">
            <text:p>0.0021993197</text:p>
          </table:table-cell>
          <table:table-cell office:value-type="float" office:value="0.0020744472" calcext:value-type="float">
            <text:p>0.002074447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0697005" calcext:value-type="float">
            <text:p>0.0020697005</text:p>
          </table:table-cell>
          <table:table-cell office:value-type="float" office:value="0.0021567603" calcext:value-type="float">
            <text:p>0.0021567603</text:p>
          </table:table-cell>
          <table:table-cell office:value-type="float" office:value="0.002179669" calcext:value-type="float">
            <text:p>0.002179669</text:p>
          </table:table-cell>
          <table:table-cell office:value-type="float" office:value="0.0020709722" calcext:value-type="float">
            <text:p>0.002070972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0674209" calcext:value-type="float">
            <text:p>0.0020674209</text:p>
          </table:table-cell>
          <table:table-cell office:value-type="float" office:value="0.0021553834" calcext:value-type="float">
            <text:p>0.0021553834</text:p>
          </table:table-cell>
          <table:table-cell office:value-type="float" office:value="0.0021591224" calcext:value-type="float">
            <text:p>0.0021591224</text:p>
          </table:table-cell>
          <table:table-cell office:value-type="float" office:value="0.0020688619" calcext:value-type="float">
            <text:p>0.0020688619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06572" calcext:value-type="float">
            <text:p>0.00206572</text:p>
          </table:table-cell>
          <table:table-cell office:value-type="float" office:value="0.0021615294" calcext:value-type="float">
            <text:p>0.0021615294</text:p>
          </table:table-cell>
          <table:table-cell office:value-type="float" office:value="0.0021409795" calcext:value-type="float">
            <text:p>0.0021409795</text:p>
          </table:table-cell>
          <table:table-cell office:value-type="float" office:value="0.0020672535" calcext:value-type="float">
            <text:p>0.002067253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0644504" calcext:value-type="float">
            <text:p>0.0020644504</text:p>
          </table:table-cell>
          <table:table-cell office:value-type="float" office:value="0.0021859184" calcext:value-type="float">
            <text:p>0.0021859184</text:p>
          </table:table-cell>
          <table:table-cell office:value-type="float" office:value="0.0021273864" calcext:value-type="float">
            <text:p>0.0021273864</text:p>
          </table:table-cell>
          <table:table-cell office:value-type="float" office:value="0.0020656514" calcext:value-type="float">
            <text:p>0.0020656514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0634991" calcext:value-type="float">
            <text:p>0.0020634991</text:p>
          </table:table-cell>
          <table:table-cell office:value-type="float" office:value="0.0021492084" calcext:value-type="float">
            <text:p>0.0021492084</text:p>
          </table:table-cell>
          <table:table-cell office:value-type="float" office:value="0.0021167914" calcext:value-type="float">
            <text:p>0.0021167914</text:p>
          </table:table-cell>
          <table:table-cell office:value-type="float" office:value="0.0020646367" calcext:value-type="float">
            <text:p>0.002064636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0627859" calcext:value-type="float">
            <text:p>0.0020627859</text:p>
          </table:table-cell>
          <table:table-cell office:value-type="float" office:value="0.0021471088" calcext:value-type="float">
            <text:p>0.0021471088</text:p>
          </table:table-cell>
          <table:table-cell office:value-type="float" office:value="0.0021083921" calcext:value-type="float">
            <text:p>0.0021083921</text:p>
          </table:table-cell>
          <table:table-cell office:value-type="float" office:value="0.0020639168" calcext:value-type="float">
            <text:p>0.002063916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0622506" calcext:value-type="float">
            <text:p>0.0020622506</text:p>
          </table:table-cell>
          <table:table-cell office:value-type="float" office:value="0.0021758345" calcext:value-type="float">
            <text:p>0.0021758345</text:p>
          </table:table-cell>
          <table:table-cell office:value-type="float" office:value="0.0020999343" calcext:value-type="float">
            <text:p>0.0020999343</text:p>
          </table:table-cell>
          <table:table-cell office:value-type="float" office:value="0.0020639249" calcext:value-type="float">
            <text:p>0.002063924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20618506" calcext:value-type="float">
            <text:p>0.0020618506</text:p>
          </table:table-cell>
          <table:table-cell office:value-type="float" office:value="0.0021470285" calcext:value-type="float">
            <text:p>0.0021470285</text:p>
          </table:table-cell>
          <table:table-cell office:value-type="float" office:value="0.0020977457" calcext:value-type="float">
            <text:p>0.0020977457</text:p>
          </table:table-cell>
          <table:table-cell office:value-type="float" office:value="0.0020635298" calcext:value-type="float">
            <text:p>0.002063529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20615496" calcext:value-type="float">
            <text:p>0.0020615496</text:p>
          </table:table-cell>
          <table:table-cell office:value-type="float" office:value="0.0021432419" calcext:value-type="float">
            <text:p>0.0021432419</text:p>
          </table:table-cell>
          <table:table-cell office:value-type="float" office:value="0.0020882015" calcext:value-type="float">
            <text:p>0.0020882015</text:p>
          </table:table-cell>
          <table:table-cell office:value-type="float" office:value="0.0020628313" calcext:value-type="float">
            <text:p>0.002062831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20613205" calcext:value-type="float">
            <text:p>0.0020613205</text:p>
          </table:table-cell>
          <table:table-cell office:value-type="float" office:value="0.0022602666" calcext:value-type="float">
            <text:p>0.0022602666</text:p>
          </table:table-cell>
          <table:table-cell office:value-type="float" office:value="0.0020917517" calcext:value-type="float">
            <text:p>0.0020917517</text:p>
          </table:table-cell>
          <table:table-cell office:value-type="float" office:value="0.0020627796" calcext:value-type="float">
            <text:p>0.0020627796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20611489" calcext:value-type="float">
            <text:p>0.0020611489</text:p>
          </table:table-cell>
          <table:table-cell office:value-type="float" office:value="0.0022075302" calcext:value-type="float">
            <text:p>0.0022075302</text:p>
          </table:table-cell>
          <table:table-cell office:value-type="float" office:value="0.0020847458" calcext:value-type="float">
            <text:p>0.0020847458</text:p>
          </table:table-cell>
          <table:table-cell office:value-type="float" office:value="0.0020626907" calcext:value-type="float">
            <text:p>0.0020626907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0610199" calcext:value-type="float">
            <text:p>0.0020610199</text:p>
          </table:table-cell>
          <table:table-cell office:value-type="float" office:value="0.0021406382" calcext:value-type="float">
            <text:p>0.0021406382</text:p>
          </table:table-cell>
          <table:table-cell office:value-type="float" office:value="0.0020806594" calcext:value-type="float">
            <text:p>0.0020806594</text:p>
          </table:table-cell>
          <table:table-cell office:value-type="float" office:value="0.0020622581" calcext:value-type="float">
            <text:p>0.002062258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0609205" calcext:value-type="float">
            <text:p>0.0020609205</text:p>
          </table:table-cell>
          <table:table-cell office:value-type="float" office:value="0.0021320283" calcext:value-type="float">
            <text:p>0.0021320283</text:p>
          </table:table-cell>
          <table:table-cell office:value-type="float" office:value="0.002091869" calcext:value-type="float">
            <text:p>0.002091869</text:p>
          </table:table-cell>
          <table:table-cell office:value-type="float" office:value="0.0020620765" calcext:value-type="float">
            <text:p>0.002062076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0608483" calcext:value-type="float">
            <text:p>0.0020608483</text:p>
          </table:table-cell>
          <table:table-cell office:value-type="float" office:value="0.0021275794" calcext:value-type="float">
            <text:p>0.0021275794</text:p>
          </table:table-cell>
          <table:table-cell office:value-type="float" office:value="0.0020798349" calcext:value-type="float">
            <text:p>0.0020798349</text:p>
          </table:table-cell>
          <table:table-cell office:value-type="float" office:value="0.0020620031" calcext:value-type="float">
            <text:p>0.0020620031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0607917" calcext:value-type="float">
            <text:p>0.0020607917</text:p>
          </table:table-cell>
          <table:table-cell office:value-type="float" office:value="0.0021742298" calcext:value-type="float">
            <text:p>0.0021742298</text:p>
          </table:table-cell>
          <table:table-cell office:value-type="float" office:value="0.0020762447" calcext:value-type="float">
            <text:p>0.0020762447</text:p>
          </table:table-cell>
          <table:table-cell office:value-type="float" office:value="0.00206249" calcext:value-type="float">
            <text:p>0.0020624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060747" calcext:value-type="float">
            <text:p>0.002060747</text:p>
          </table:table-cell>
          <table:table-cell office:value-type="float" office:value="0.0021566644" calcext:value-type="float">
            <text:p>0.0021566644</text:p>
          </table:table-cell>
          <table:table-cell office:value-type="float" office:value="0.002071986" calcext:value-type="float">
            <text:p>0.002071986</text:p>
          </table:table-cell>
          <table:table-cell office:value-type="float" office:value="0.0020624327" calcext:value-type="float">
            <text:p>0.0020624327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0607151" calcext:value-type="float">
            <text:p>0.0020607151</text:p>
          </table:table-cell>
          <table:table-cell office:value-type="float" office:value="0.0021386666" calcext:value-type="float">
            <text:p>0.0021386666</text:p>
          </table:table-cell>
          <table:table-cell office:value-type="float" office:value="0.0020785986" calcext:value-type="float">
            <text:p>0.0020785986</text:p>
          </table:table-cell>
          <table:table-cell office:value-type="float" office:value="0.0020620096" calcext:value-type="float">
            <text:p>0.002062009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0606893" calcext:value-type="float">
            <text:p>0.0020606893</text:p>
          </table:table-cell>
          <table:table-cell office:value-type="float" office:value="0.0021171835" calcext:value-type="float">
            <text:p>0.0021171835</text:p>
          </table:table-cell>
          <table:table-cell office:value-type="float" office:value="0.0020764803" calcext:value-type="float">
            <text:p>0.0020764803</text:p>
          </table:table-cell>
          <table:table-cell office:value-type="float" office:value="0.0020621563" calcext:value-type="float">
            <text:p>0.0020621563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0606716" calcext:value-type="float">
            <text:p>0.0020606716</text:p>
          </table:table-cell>
          <table:table-cell office:value-type="float" office:value="0.0021220907" calcext:value-type="float">
            <text:p>0.0021220907</text:p>
          </table:table-cell>
          <table:table-cell office:value-type="float" office:value="0.0020722791" calcext:value-type="float">
            <text:p>0.0020722791</text:p>
          </table:table-cell>
          <table:table-cell office:value-type="float" office:value="0.0020622201" calcext:value-type="float">
            <text:p>0.002062220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0606574" calcext:value-type="float">
            <text:p>0.0020606574</text:p>
          </table:table-cell>
          <table:table-cell office:value-type="float" office:value="0.0021392023" calcext:value-type="float">
            <text:p>0.0021392023</text:p>
          </table:table-cell>
          <table:table-cell office:value-type="float" office:value="0.00206948" calcext:value-type="float">
            <text:p>0.00206948</text:p>
          </table:table-cell>
          <table:table-cell office:value-type="float" office:value="0.0020619084" calcext:value-type="float">
            <text:p>0.0020619084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0606469" calcext:value-type="float">
            <text:p>0.0020606469</text:p>
          </table:table-cell>
          <table:table-cell office:value-type="float" office:value="0.002143977" calcext:value-type="float">
            <text:p>0.002143977</text:p>
          </table:table-cell>
          <table:table-cell office:value-type="float" office:value="0.0020742563" calcext:value-type="float">
            <text:p>0.0020742563</text:p>
          </table:table-cell>
          <table:table-cell office:value-type="float" office:value="0.0020618062" calcext:value-type="float">
            <text:p>0.0020618062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20606371" calcext:value-type="float">
            <text:p>0.0020606371</text:p>
          </table:table-cell>
          <table:table-cell office:value-type="float" office:value="0.002137077" calcext:value-type="float">
            <text:p>0.002137077</text:p>
          </table:table-cell>
          <table:table-cell office:value-type="float" office:value="0.0020700649" calcext:value-type="float">
            <text:p>0.0020700649</text:p>
          </table:table-cell>
          <table:table-cell office:value-type="float" office:value="0.002061802" calcext:value-type="float">
            <text:p>0.002061802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0606306" calcext:value-type="float">
            <text:p>0.0020606306</text:p>
          </table:table-cell>
          <table:table-cell office:value-type="float" office:value="0.0021472524" calcext:value-type="float">
            <text:p>0.0021472524</text:p>
          </table:table-cell>
          <table:table-cell office:value-type="float" office:value="0.0020678937" calcext:value-type="float">
            <text:p>0.0020678937</text:p>
          </table:table-cell>
          <table:table-cell office:value-type="float" office:value="0.0020623403" calcext:value-type="float">
            <text:p>0.002062340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0606252" calcext:value-type="float">
            <text:p>0.0020606252</text:p>
          </table:table-cell>
          <table:table-cell office:value-type="float" office:value="0.0021690966" calcext:value-type="float">
            <text:p>0.0021690966</text:p>
          </table:table-cell>
          <table:table-cell office:value-type="float" office:value="0.0020678965" calcext:value-type="float">
            <text:p>0.0020678965</text:p>
          </table:table-cell>
          <table:table-cell office:value-type="float" office:value="0.0020623121" calcext:value-type="float">
            <text:p>0.002062312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0606213" calcext:value-type="float">
            <text:p>0.0020606213</text:p>
          </table:table-cell>
          <table:table-cell office:value-type="float" office:value="0.0021401381" calcext:value-type="float">
            <text:p>0.0021401381</text:p>
          </table:table-cell>
          <table:table-cell office:value-type="float" office:value="0.0020704616" calcext:value-type="float">
            <text:p>0.0020704616</text:p>
          </table:table-cell>
          <table:table-cell office:value-type="float" office:value="0.0020619195" calcext:value-type="float">
            <text:p>0.002061919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0606192" calcext:value-type="float">
            <text:p>0.0020606192</text:p>
          </table:table-cell>
          <table:table-cell office:value-type="float" office:value="0.0022059719" calcext:value-type="float">
            <text:p>0.0022059719</text:p>
          </table:table-cell>
          <table:table-cell office:value-type="float" office:value="0.0020718004" calcext:value-type="float">
            <text:p>0.0020718004</text:p>
          </table:table-cell>
          <table:table-cell office:value-type="float" office:value="0.0020620893" calcext:value-type="float">
            <text:p>0.002062089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0606171" calcext:value-type="float">
            <text:p>0.0020606171</text:p>
          </table:table-cell>
          <table:table-cell office:value-type="float" office:value="0.0021643618" calcext:value-type="float">
            <text:p>0.0021643618</text:p>
          </table:table-cell>
          <table:table-cell office:value-type="float" office:value="0.0020709496" calcext:value-type="float">
            <text:p>0.0020709496</text:p>
          </table:table-cell>
          <table:table-cell office:value-type="float" office:value="0.0020621696" calcext:value-type="float">
            <text:p>0.002062169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0606152" calcext:value-type="float">
            <text:p>0.0020606152</text:p>
          </table:table-cell>
          <table:table-cell office:value-type="float" office:value="0.0021471055" calcext:value-type="float">
            <text:p>0.0021471055</text:p>
          </table:table-cell>
          <table:table-cell office:value-type="float" office:value="0.0020696491" calcext:value-type="float">
            <text:p>0.0020696491</text:p>
          </table:table-cell>
          <table:table-cell office:value-type="float" office:value="0.0020618741" calcext:value-type="float">
            <text:p>0.0020618741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0606124" calcext:value-type="float">
            <text:p>0.0020606124</text:p>
          </table:table-cell>
          <table:table-cell office:value-type="float" office:value="0.0021597929" calcext:value-type="float">
            <text:p>0.0021597929</text:p>
          </table:table-cell>
          <table:table-cell office:value-type="float" office:value="0.0020697708" calcext:value-type="float">
            <text:p>0.0020697708</text:p>
          </table:table-cell>
          <table:table-cell office:value-type="float" office:value="0.0020617782" calcext:value-type="float">
            <text:p>0.0020617782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060612" calcext:value-type="float">
            <text:p>0.002060612</text:p>
          </table:table-cell>
          <table:table-cell office:value-type="float" office:value="0.0021851207" calcext:value-type="float">
            <text:p>0.0021851207</text:p>
          </table:table-cell>
          <table:table-cell office:value-type="float" office:value="0.0020700372" calcext:value-type="float">
            <text:p>0.0020700372</text:p>
          </table:table-cell>
          <table:table-cell office:value-type="float" office:value="0.0020617803" calcext:value-type="float">
            <text:p>0.0020617803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0606113" calcext:value-type="float">
            <text:p>0.0020606113</text:p>
          </table:table-cell>
          <table:table-cell office:value-type="float" office:value="0.0021372263" calcext:value-type="float">
            <text:p>0.0021372263</text:p>
          </table:table-cell>
          <table:table-cell office:value-type="float" office:value="0.0020678039" calcext:value-type="float">
            <text:p>0.0020678039</text:p>
          </table:table-cell>
          <table:table-cell office:value-type="float" office:value="0.0020623249" calcext:value-type="float">
            <text:p>0.0020623249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0606122" calcext:value-type="float">
            <text:p>0.0020606122</text:p>
          </table:table-cell>
          <table:table-cell office:value-type="float" office:value="0.0021421202" calcext:value-type="float">
            <text:p>0.0021421202</text:p>
          </table:table-cell>
          <table:table-cell office:value-type="float" office:value="0.0020680879" calcext:value-type="float">
            <text:p>0.0020680879</text:p>
          </table:table-cell>
          <table:table-cell office:value-type="float" office:value="0.0020623023" calcext:value-type="float">
            <text:p>0.002062302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0606101" calcext:value-type="float">
            <text:p>0.0020606101</text:p>
          </table:table-cell>
          <table:table-cell office:value-type="float" office:value="0.0021415562" calcext:value-type="float">
            <text:p>0.0021415562</text:p>
          </table:table-cell>
          <table:table-cell office:value-type="float" office:value="0.0020688775" calcext:value-type="float">
            <text:p>0.0020688775</text:p>
          </table:table-cell>
          <table:table-cell office:value-type="float" office:value="0.0020619107" calcext:value-type="float">
            <text:p>0.002061910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0606101" calcext:value-type="float">
            <text:p>0.0020606101</text:p>
          </table:table-cell>
          <table:table-cell office:value-type="float" office:value="0.0021509067" calcext:value-type="float">
            <text:p>0.0021509067</text:p>
          </table:table-cell>
          <table:table-cell office:value-type="float" office:value="0.002070741" calcext:value-type="float">
            <text:p>0.002070741</text:p>
          </table:table-cell>
          <table:table-cell office:value-type="float" office:value="0.0020620811" calcext:value-type="float">
            <text:p>0.002062081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0606106" calcext:value-type="float">
            <text:p>0.0020606106</text:p>
          </table:table-cell>
          <table:table-cell office:value-type="float" office:value="0.0021732496" calcext:value-type="float">
            <text:p>0.0021732496</text:p>
          </table:table-cell>
          <table:table-cell office:value-type="float" office:value="0.0020668318" calcext:value-type="float">
            <text:p>0.0020668318</text:p>
          </table:table-cell>
          <table:table-cell office:value-type="float" office:value="0.0020621638" calcext:value-type="float">
            <text:p>0.0020621638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0606101" calcext:value-type="float">
            <text:p>0.0020606101</text:p>
          </table:table-cell>
          <table:table-cell office:value-type="float" office:value="0.0022159938" calcext:value-type="float">
            <text:p>0.0022159938</text:p>
          </table:table-cell>
          <table:table-cell office:value-type="float" office:value="0.0020680577" calcext:value-type="float">
            <text:p>0.0020680577</text:p>
          </table:table-cell>
          <table:table-cell office:value-type="float" office:value="0.0020618693" calcext:value-type="float">
            <text:p>0.002061869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0606087" calcext:value-type="float">
            <text:p>0.0020606087</text:p>
          </table:table-cell>
          <table:table-cell office:value-type="float" office:value="0.0021619077" calcext:value-type="float">
            <text:p>0.0021619077</text:p>
          </table:table-cell>
          <table:table-cell office:value-type="float" office:value="0.0020750742" calcext:value-type="float">
            <text:p>0.0020750742</text:p>
          </table:table-cell>
          <table:table-cell office:value-type="float" office:value="0.0020617747" calcext:value-type="float">
            <text:p>0.002061774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1720263" calcext:value-type="float">
            <text:p>0.0021720263</text:p>
          </table:table-cell>
          <table:table-cell office:value-type="float" office:value="0.0020704875" calcext:value-type="float">
            <text:p>0.0020704875</text:p>
          </table:table-cell>
          <table:table-cell office:value-type="float" office:value="0.0020617805" calcext:value-type="float">
            <text:p>0.002061780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885135" calcext:value-type="float">
            <text:p>0.0021885135</text:p>
          </table:table-cell>
          <table:table-cell office:value-type="float" office:value="0.002066772" calcext:value-type="float">
            <text:p>0.002066772</text:p>
          </table:table-cell>
          <table:table-cell office:value-type="float" office:value="0.0020623244" calcext:value-type="float">
            <text:p>0.002062324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541463" calcext:value-type="float">
            <text:p>0.0021541463</text:p>
          </table:table-cell>
          <table:table-cell office:value-type="float" office:value="0.002072168" calcext:value-type="float">
            <text:p>0.002072168</text:p>
          </table:table-cell>
          <table:table-cell office:value-type="float" office:value="0.0020623014" calcext:value-type="float">
            <text:p>0.002062301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581624" calcext:value-type="float">
            <text:p>0.0021581624</text:p>
          </table:table-cell>
          <table:table-cell office:value-type="float" office:value="0.0020679545" calcext:value-type="float">
            <text:p>0.0020679545</text:p>
          </table:table-cell>
          <table:table-cell office:value-type="float" office:value="0.0020619102" calcext:value-type="float">
            <text:p>0.002061910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2631304" calcext:value-type="float">
            <text:p>0.0022631304</text:p>
          </table:table-cell>
          <table:table-cell office:value-type="float" office:value="0.0020801846" calcext:value-type="float">
            <text:p>0.0020801846</text:p>
          </table:table-cell>
          <table:table-cell office:value-type="float" office:value="0.0020620807" calcext:value-type="float">
            <text:p>0.002062080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0606087" calcext:value-type="float">
            <text:p>0.0020606087</text:p>
          </table:table-cell>
          <table:table-cell office:value-type="float" office:value="0.0022224879" calcext:value-type="float">
            <text:p>0.0022224879</text:p>
          </table:table-cell>
          <table:table-cell office:value-type="float" office:value="0.0020719948" calcext:value-type="float">
            <text:p>0.0020719948</text:p>
          </table:table-cell>
          <table:table-cell office:value-type="float" office:value="0.0020621622" calcext:value-type="float">
            <text:p>0.002062162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1632048" calcext:value-type="float">
            <text:p>0.0021632048</text:p>
          </table:table-cell>
          <table:table-cell office:value-type="float" office:value="0.002074731" calcext:value-type="float">
            <text:p>0.002074731</text:p>
          </table:table-cell>
          <table:table-cell office:value-type="float" office:value="0.0020618702" calcext:value-type="float">
            <text:p>0.002061870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060608" calcext:value-type="float">
            <text:p>0.002060608</text:p>
          </table:table-cell>
          <table:table-cell office:value-type="float" office:value="0.0021429644" calcext:value-type="float">
            <text:p>0.0021429644</text:p>
          </table:table-cell>
          <table:table-cell office:value-type="float" office:value="0.0020709198" calcext:value-type="float">
            <text:p>0.0020709198</text:p>
          </table:table-cell>
          <table:table-cell office:value-type="float" office:value="0.0020617757" calcext:value-type="float">
            <text:p>0.002061775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2060608" calcext:value-type="float">
            <text:p>0.002060608</text:p>
          </table:table-cell>
          <table:table-cell office:value-type="float" office:value="0.0021384396" calcext:value-type="float">
            <text:p>0.0021384396</text:p>
          </table:table-cell>
          <table:table-cell office:value-type="float" office:value="0.0020710507" calcext:value-type="float">
            <text:p>0.0020710507</text:p>
          </table:table-cell>
          <table:table-cell office:value-type="float" office:value="0.0020617789" calcext:value-type="float">
            <text:p>0.0020617789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507249" calcext:value-type="float">
            <text:p>0.0021507249</text:p>
          </table:table-cell>
          <table:table-cell office:value-type="float" office:value="0.0020666774" calcext:value-type="float">
            <text:p>0.0020666774</text:p>
          </table:table-cell>
          <table:table-cell office:value-type="float" office:value="0.0020623251" calcext:value-type="float">
            <text:p>0.002062325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0606101" calcext:value-type="float">
            <text:p>0.0020606101</text:p>
          </table:table-cell>
          <table:table-cell office:value-type="float" office:value="0.0021993956" calcext:value-type="float">
            <text:p>0.0021993956</text:p>
          </table:table-cell>
          <table:table-cell office:value-type="float" office:value="0.0020725045" calcext:value-type="float">
            <text:p>0.0020725045</text:p>
          </table:table-cell>
          <table:table-cell office:value-type="float" office:value="0.0020622991" calcext:value-type="float">
            <text:p>0.0020622991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524255" calcext:value-type="float">
            <text:p>0.0021524255</text:p>
          </table:table-cell>
          <table:table-cell office:value-type="float" office:value="0.0020676123" calcext:value-type="float">
            <text:p>0.0020676123</text:p>
          </table:table-cell>
          <table:table-cell office:value-type="float" office:value="0.0020619098" calcext:value-type="float">
            <text:p>0.0020619098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32219" calcext:value-type="float">
            <text:p>0.002132219</text:p>
          </table:table-cell>
          <table:table-cell office:value-type="float" office:value="0.0020749525" calcext:value-type="float">
            <text:p>0.0020749525</text:p>
          </table:table-cell>
          <table:table-cell office:value-type="float" office:value="0.00206208" calcext:value-type="float">
            <text:p>0.0020620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359832" calcext:value-type="float">
            <text:p>0.0021359832</text:p>
          </table:table-cell>
          <table:table-cell office:value-type="float" office:value="0.0020724456" calcext:value-type="float">
            <text:p>0.0020724456</text:p>
          </table:table-cell>
          <table:table-cell office:value-type="float" office:value="0.0020621652" calcext:value-type="float">
            <text:p>0.002062165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480122" calcext:value-type="float">
            <text:p>0.0021480122</text:p>
          </table:table-cell>
          <table:table-cell office:value-type="float" office:value="0.0020672497" calcext:value-type="float">
            <text:p>0.0020672497</text:p>
          </table:table-cell>
          <table:table-cell office:value-type="float" office:value="0.0020618716" calcext:value-type="float">
            <text:p>0.002061871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542355" calcext:value-type="float">
            <text:p>0.0021542355</text:p>
          </table:table-cell>
          <table:table-cell office:value-type="float" office:value="0.0020704689" calcext:value-type="float">
            <text:p>0.0020704689</text:p>
          </table:table-cell>
          <table:table-cell office:value-type="float" office:value="0.002061777" calcext:value-type="float">
            <text:p>0.00206177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20606094" calcext:value-type="float">
            <text:p>0.0020606094</text:p>
          </table:table-cell>
          <table:table-cell office:value-type="float" office:value="0.0021502667" calcext:value-type="float">
            <text:p>0.0021502667</text:p>
          </table:table-cell>
          <table:table-cell office:value-type="float" office:value="0.0020691643" calcext:value-type="float">
            <text:p>0.0020691643</text:p>
          </table:table-cell>
          <table:table-cell office:value-type="float" office:value="0.0020617822" calcext:value-type="float">
            <text:p>0.0020617822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542856" calcext:value-type="float">
            <text:p>0.0021542856</text:p>
          </table:table-cell>
          <table:table-cell office:value-type="float" office:value="0.0020695499" calcext:value-type="float">
            <text:p>0.0020695499</text:p>
          </table:table-cell>
          <table:table-cell office:value-type="float" office:value="0.0020623251" calcext:value-type="float">
            <text:p>0.002062325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20606099" calcext:value-type="float">
            <text:p>0.0020606099</text:p>
          </table:table-cell>
          <table:table-cell office:value-type="float" office:value="0.0021665455" calcext:value-type="float">
            <text:p>0.0021665455</text:p>
          </table:table-cell>
          <table:table-cell office:value-type="float" office:value="0.0020702507" calcext:value-type="float">
            <text:p>0.0020702507</text:p>
          </table:table-cell>
          <table:table-cell office:value-type="float" office:value="0.0020623016" calcext:value-type="float">
            <text:p>0.002062301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386936" calcext:value-type="float">
            <text:p>0.0021386936</text:p>
          </table:table-cell>
          <table:table-cell office:value-type="float" office:value="0.0020720141" calcext:value-type="float">
            <text:p>0.0020720141</text:p>
          </table:table-cell>
          <table:table-cell office:value-type="float" office:value="0.0020619088" calcext:value-type="float">
            <text:p>0.002061908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927608" calcext:value-type="float">
            <text:p>0.0021927608</text:p>
          </table:table-cell>
          <table:table-cell office:value-type="float" office:value="0.0020728298" calcext:value-type="float">
            <text:p>0.0020728298</text:p>
          </table:table-cell>
          <table:table-cell office:value-type="float" office:value="0.0020620809" calcext:value-type="float">
            <text:p>0.0020620809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733416" calcext:value-type="float">
            <text:p>0.0021733416</text:p>
          </table:table-cell>
          <table:table-cell office:value-type="float" office:value="0.0020664018" calcext:value-type="float">
            <text:p>0.0020664018</text:p>
          </table:table-cell>
          <table:table-cell office:value-type="float" office:value="0.0020621638" calcext:value-type="float">
            <text:p>0.002062163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573466" calcext:value-type="float">
            <text:p>0.0021573466</text:p>
          </table:table-cell>
          <table:table-cell office:value-type="float" office:value="0.002071071" calcext:value-type="float">
            <text:p>0.002071071</text:p>
          </table:table-cell>
          <table:table-cell office:value-type="float" office:value="0.0020618709" calcext:value-type="float">
            <text:p>0.0020618709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0606094" calcext:value-type="float">
            <text:p>0.0020606094</text:p>
          </table:table-cell>
          <table:table-cell office:value-type="float" office:value="0.0021662307" calcext:value-type="float">
            <text:p>0.0021662307</text:p>
          </table:table-cell>
          <table:table-cell office:value-type="float" office:value="0.0020681971" calcext:value-type="float">
            <text:p>0.0020681971</text:p>
          </table:table-cell>
          <table:table-cell office:value-type="float" office:value="0.0020617754" calcext:value-type="float">
            <text:p>0.002061775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0606094" calcext:value-type="float">
            <text:p>0.0020606094</text:p>
          </table:table-cell>
          <table:table-cell office:value-type="float" office:value="0.0022089973" calcext:value-type="float">
            <text:p>0.0022089973</text:p>
          </table:table-cell>
          <table:table-cell office:value-type="float" office:value="0.0020683596" calcext:value-type="float">
            <text:p>0.0020683596</text:p>
          </table:table-cell>
          <table:table-cell office:value-type="float" office:value="0.0020617805" calcext:value-type="float">
            <text:p>0.0020617805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0606096" calcext:value-type="float">
            <text:p>0.0020606096</text:p>
          </table:table-cell>
          <table:table-cell office:value-type="float" office:value="0.0021530446" calcext:value-type="float">
            <text:p>0.0021530446</text:p>
          </table:table-cell>
          <table:table-cell office:value-type="float" office:value="0.0020674618" calcext:value-type="float">
            <text:p>0.0020674618</text:p>
          </table:table-cell>
          <table:table-cell office:value-type="float" office:value="0.0020623237" calcext:value-type="float">
            <text:p>0.0020623237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634062" calcext:value-type="float">
            <text:p>0.0021634062</text:p>
          </table:table-cell>
          <table:table-cell office:value-type="float" office:value="0.0020683247" calcext:value-type="float">
            <text:p>0.0020683247</text:p>
          </table:table-cell>
          <table:table-cell office:value-type="float" office:value="0.0020623002" calcext:value-type="float">
            <text:p>0.0020623002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0606094" calcext:value-type="float">
            <text:p>0.0020606094</text:p>
          </table:table-cell>
          <table:table-cell office:value-type="float" office:value="0.0021553037" calcext:value-type="float">
            <text:p>0.0021553037</text:p>
          </table:table-cell>
          <table:table-cell office:value-type="float" office:value="0.002068735" calcext:value-type="float">
            <text:p>0.002068735</text:p>
          </table:table-cell>
          <table:table-cell office:value-type="float" office:value="0.0020619088" calcext:value-type="float">
            <text:p>0.002061908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644433" calcext:value-type="float">
            <text:p>0.0021644433</text:p>
          </table:table-cell>
          <table:table-cell office:value-type="float" office:value="0.0020706889" calcext:value-type="float">
            <text:p>0.0020706889</text:p>
          </table:table-cell>
          <table:table-cell office:value-type="float" office:value="0.0020620823" calcext:value-type="float">
            <text:p>0.002062082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895552" calcext:value-type="float">
            <text:p>0.0021895552</text:p>
          </table:table-cell>
          <table:table-cell office:value-type="float" office:value="0.002069257" calcext:value-type="float">
            <text:p>0.002069257</text:p>
          </table:table-cell>
          <table:table-cell office:value-type="float" office:value="0.0020621631" calcext:value-type="float">
            <text:p>0.002062163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1898272" calcext:value-type="float">
            <text:p>0.0021898272</text:p>
          </table:table-cell>
          <table:table-cell office:value-type="float" office:value="0.0020671806" calcext:value-type="float">
            <text:p>0.0020671806</text:p>
          </table:table-cell>
          <table:table-cell office:value-type="float" office:value="0.0020618716" calcext:value-type="float">
            <text:p>0.002061871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0606092" calcext:value-type="float">
            <text:p>0.0020606092</text:p>
          </table:table-cell>
          <table:table-cell office:value-type="float" office:value="0.0021621243" calcext:value-type="float">
            <text:p>0.0021621243</text:p>
          </table:table-cell>
          <table:table-cell office:value-type="float" office:value="0.0020736007" calcext:value-type="float">
            <text:p>0.0020736007</text:p>
          </table:table-cell>
          <table:table-cell office:value-type="float" office:value="0.0020617759" calcext:value-type="float">
            <text:p>0.0020617759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0606085" calcext:value-type="float">
            <text:p>0.0020606085</text:p>
          </table:table-cell>
          <table:table-cell office:value-type="float" office:value="0.00216488" calcext:value-type="float">
            <text:p>0.00216488</text:p>
          </table:table-cell>
          <table:table-cell office:value-type="float" office:value="0.0020709967" calcext:value-type="float">
            <text:p>0.0020709967</text:p>
          </table:table-cell>
          <table:table-cell office:value-type="float" office:value="0.0020617808" calcext:value-type="float">
            <text:p>0.002061780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0606085" calcext:value-type="float">
            <text:p>0.0020606085</text:p>
          </table:table-cell>
          <table:table-cell office:value-type="float" office:value="0.0021980896" calcext:value-type="float">
            <text:p>0.0021980896</text:p>
          </table:table-cell>
          <table:table-cell office:value-type="float" office:value="0.0020671145" calcext:value-type="float">
            <text:p>0.0020671145</text:p>
          </table:table-cell>
          <table:table-cell office:value-type="float" office:value="0.0020623242" calcext:value-type="float">
            <text:p>0.0020623242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0606087" calcext:value-type="float">
            <text:p>0.0020606087</text:p>
          </table:table-cell>
          <table:table-cell office:value-type="float" office:value="0.0021449304" calcext:value-type="float">
            <text:p>0.0021449304</text:p>
          </table:table-cell>
          <table:table-cell office:value-type="float" office:value="0.0020671263" calcext:value-type="float">
            <text:p>0.0020671263</text:p>
          </table:table-cell>
          <table:table-cell office:value-type="float" office:value="0.0020623009" calcext:value-type="float">
            <text:p>0.002062300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0606087" calcext:value-type="float">
            <text:p>0.0020606087</text:p>
          </table:table-cell>
          <table:table-cell office:value-type="float" office:value="0.002152896" calcext:value-type="float">
            <text:p>0.002152896</text:p>
          </table:table-cell>
          <table:table-cell office:value-type="float" office:value="0.0020709441" calcext:value-type="float">
            <text:p>0.0020709441</text:p>
          </table:table-cell>
          <table:table-cell office:value-type="float" office:value="0.0020619095" calcext:value-type="float">
            <text:p>0.00206190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2785722" calcext:value-type="float">
            <text:p>0.0022785722</text:p>
          </table:table-cell>
          <table:table-cell office:value-type="float" office:value="0.0020710223" calcext:value-type="float">
            <text:p>0.0020710223</text:p>
          </table:table-cell>
          <table:table-cell office:value-type="float" office:value="0.0020620821" calcext:value-type="float">
            <text:p>0.0020620821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2151065" calcext:value-type="float">
            <text:p>0.0022151065</text:p>
          </table:table-cell>
          <table:table-cell office:value-type="float" office:value="0.0020683068" calcext:value-type="float">
            <text:p>0.0020683068</text:p>
          </table:table-cell>
          <table:table-cell office:value-type="float" office:value="0.0020621645" calcext:value-type="float">
            <text:p>0.0020621645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1559563" calcext:value-type="float">
            <text:p>0.0021559563</text:p>
          </table:table-cell>
          <table:table-cell office:value-type="float" office:value="0.0020682027" calcext:value-type="float">
            <text:p>0.0020682027</text:p>
          </table:table-cell>
          <table:table-cell office:value-type="float" office:value="0.0020618706" calcext:value-type="float">
            <text:p>0.0020618706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0606089" calcext:value-type="float">
            <text:p>0.0020606089</text:p>
          </table:table-cell>
          <table:table-cell office:value-type="float" office:value="0.0021437707" calcext:value-type="float">
            <text:p>0.0021437707</text:p>
          </table:table-cell>
          <table:table-cell office:value-type="float" office:value="0.0020681431" calcext:value-type="float">
            <text:p>0.0020681431</text:p>
          </table:table-cell>
          <table:table-cell office:value-type="float" office:value="0.0020617757" calcext:value-type="float">
            <text:p>0.0020617757</text:p>
          </table:table-cell>
          <table:table-cell table:number-columns-repeated="10"/>
        </table:table-row>
      </table:table>
      <table:table table:name="synthetic1000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4</text:p>
          </table:table-cell>
          <table:table-cell table:number-columns-repeated="3"/>
          <table:table-cell office:value-type="string" calcext:value-type="string">
            <text:p>HW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0" calcext:value-type="float">
            <text:p>8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1600000" calcext:value-type="float">
            <text:p>16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3200000" calcext:value-type="float">
            <text:p>3200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53.8857440948" calcext:value-type="float">
            <text:p>53.8857440948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249217581" calcext:value-type="float">
            <text:p>0.0249217581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78889614" calcext:value-type="float">
            <text:p>0.017888961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7600431442" calcext:value-type="float">
            <text:p>0.7600431442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.5191981792" calcext:value-type="float">
            <text:p>1.5191981792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2.8772959709" calcext:value-type="float">
            <text:p>2.8772959709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29335197" calcext:value-type="float">
            <text:p>0.01293351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249217581" calcext:value-type="float">
            <text:p>0.02492175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249217581" calcext:value-type="float">
            <text:p>0.02492175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249217581" calcext:value-type="float">
            <text:p>0.02492175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93951328" calcext:value-type="float">
            <text:p>0.00939513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79336276" calcext:value-type="float">
            <text:p>0.01793362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78620834" calcext:value-type="float">
            <text:p>0.01786208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178893916" calcext:value-type="float">
            <text:p>0.01788939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8619139" calcext:value-type="float">
            <text:p>0.00686191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29349474" calcext:value-type="float">
            <text:p>0.01293494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28815137" calcext:value-type="float">
            <text:p>0.01288151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29360063" calcext:value-type="float">
            <text:p>0.01293600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50435537" calcext:value-type="float">
            <text:p>0.00504355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95156627" calcext:value-type="float">
            <text:p>0.00951566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93559278" calcext:value-type="float">
            <text:p>0.00935592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9401626" calcext:value-type="float">
            <text:p>0.0094016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37349272" calcext:value-type="float">
            <text:p>0.0037349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71829106" calcext:value-type="float">
            <text:p>0.00718291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844793" calcext:value-type="float">
            <text:p>0.006844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68694088" calcext:value-type="float">
            <text:p>0.00686940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27907055" calcext:value-type="float">
            <text:p>0.00279070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539769" calcext:value-type="float">
            <text:p>0.005397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5035182" calcext:value-type="float">
            <text:p>0.0050351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50503742" calcext:value-type="float">
            <text:p>0.00505037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21076738" calcext:value-type="float">
            <text:p>0.00210767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40842085" calcext:value-type="float">
            <text:p>0.00408420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37461391" calcext:value-type="float">
            <text:p>0.00374613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37430797" calcext:value-type="float">
            <text:p>0.00374307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16123175" calcext:value-type="float">
            <text:p>0.0016123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31643335" calcext:value-type="float">
            <text:p>0.00316433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28473274" calcext:value-type="float">
            <text:p>0.00284732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2799764" calcext:value-type="float">
            <text:p>0.0027997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12521723" calcext:value-type="float">
            <text:p>0.0012521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25724228" calcext:value-type="float">
            <text:p>0.00257242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21492571" calcext:value-type="float">
            <text:p>0.00214925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21173332" calcext:value-type="float">
            <text:p>0.00211733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9896874" calcext:value-type="float">
            <text:p>0.00098968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2053096" calcext:value-type="float">
            <text:p>0.002053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16556168" calcext:value-type="float">
            <text:p>0.00165561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1622667" calcext:value-type="float">
            <text:p>0.0016226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797916" calcext:value-type="float">
            <text:p>0.0007979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18296349" calcext:value-type="float">
            <text:p>0.00182963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1291888" calcext:value-type="float">
            <text:p>0.0012918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12638695" calcext:value-type="float">
            <text:p>0.00126386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574713" calcext:value-type="float">
            <text:p>0.00065747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16524784" calcext:value-type="float">
            <text:p>0.00165247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10360262" calcext:value-type="float">
            <text:p>0.00103602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10028164" calcext:value-type="float">
            <text:p>0.00100281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5543748" calcext:value-type="float">
            <text:p>0.00055437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15622383" calcext:value-type="float">
            <text:p>0.00156223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8363604" calcext:value-type="float">
            <text:p>0.00083636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8111455" calcext:value-type="float">
            <text:p>0.00081114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4785175" calcext:value-type="float">
            <text:p>0.0004785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18260019" calcext:value-type="float">
            <text:p>0.00182600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7159439" calcext:value-type="float">
            <text:p>0.00071594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703211" calcext:value-type="float">
            <text:p>0.00067032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4225784" calcext:value-type="float">
            <text:p>0.00042257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15161453" calcext:value-type="float">
            <text:p>0.00151614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5958907" calcext:value-type="float">
            <text:p>0.0005958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5675213" calcext:value-type="float">
            <text:p>0.00056752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3812363" calcext:value-type="float">
            <text:p>0.00038123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15059533" calcext:value-type="float">
            <text:p>0.00150595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5449038" calcext:value-type="float">
            <text:p>0.00054490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4919337" calcext:value-type="float">
            <text:p>0.00049193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3506158" calcext:value-type="float">
            <text:p>0.00035061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1495812" calcext:value-type="float">
            <text:p>0.0014958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4741134" calcext:value-type="float">
            <text:p>0.00047411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4363066" calcext:value-type="float">
            <text:p>0.00043630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3278875" calcext:value-type="float">
            <text:p>0.0003278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15837196" calcext:value-type="float">
            <text:p>0.00158371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4446637" calcext:value-type="float">
            <text:p>0.00044466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3949801" calcext:value-type="float">
            <text:p>0.00039498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3109836" calcext:value-type="float">
            <text:p>0.00031098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15385541" calcext:value-type="float">
            <text:p>0.00153855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3998175" calcext:value-type="float">
            <text:p>0.0003998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364766" calcext:value-type="float">
            <text:p>0.0003647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2983845" calcext:value-type="float">
            <text:p>0.00029838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1572807" calcext:value-type="float">
            <text:p>0.0015728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3774706" calcext:value-type="float">
            <text:p>0.00037747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3426521" calcext:value-type="float">
            <text:p>0.00034265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2889758" calcext:value-type="float">
            <text:p>0.00028897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15646376" calcext:value-type="float">
            <text:p>0.00156463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3874974" calcext:value-type="float">
            <text:p>0.00038749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3253953" calcext:value-type="float">
            <text:p>0.00032539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2819354" calcext:value-type="float">
            <text:p>0.00028193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14816376" calcext:value-type="float">
            <text:p>0.00148163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3566635" calcext:value-type="float">
            <text:p>0.00035666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3126718" calcext:value-type="float">
            <text:p>0.00031267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2766556" calcext:value-type="float">
            <text:p>0.00027665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15873049" calcext:value-type="float">
            <text:p>0.00158730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3443793" calcext:value-type="float">
            <text:p>0.0003443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3033339" calcext:value-type="float">
            <text:p>0.000303333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2726893" calcext:value-type="float">
            <text:p>0.00027268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16585261" calcext:value-type="float">
            <text:p>0.00165852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3864606" calcext:value-type="float">
            <text:p>0.00038646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2962616" calcext:value-type="float">
            <text:p>0.00029626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2697041" calcext:value-type="float">
            <text:p>0.00026970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17684266" calcext:value-type="float">
            <text:p>0.0017684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3532919" calcext:value-type="float">
            <text:p>0.00035329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2912731" calcext:value-type="float">
            <text:p>0.00029127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2674521" calcext:value-type="float">
            <text:p>0.00026745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15839833" calcext:value-type="float">
            <text:p>0.00158398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3409003" calcext:value-type="float">
            <text:p>0.00034090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2870666" calcext:value-type="float">
            <text:p>0.00028706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2657505" calcext:value-type="float">
            <text:p>0.00026575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15878984" calcext:value-type="float">
            <text:p>0.00158789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3400744" calcext:value-type="float">
            <text:p>0.0003400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2842236" calcext:value-type="float">
            <text:p>0.00028422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264462" calcext:value-type="float">
            <text:p>0.0002644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1672438" calcext:value-type="float">
            <text:p>0.0016724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3531253" calcext:value-type="float">
            <text:p>0.00035312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2824014" calcext:value-type="float">
            <text:p>0.00028240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263483" calcext:value-type="float">
            <text:p>0.0002634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18194887" calcext:value-type="float">
            <text:p>0.00181948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3354998" calcext:value-type="float">
            <text:p>0.00033549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2802213" calcext:value-type="float">
            <text:p>0.00028022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2627385" calcext:value-type="float">
            <text:p>0.00026273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16586082" calcext:value-type="float">
            <text:p>0.00165860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355068" calcext:value-type="float">
            <text:p>0.0003550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2789067" calcext:value-type="float">
            <text:p>0.00027890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2621707" calcext:value-type="float">
            <text:p>0.00026217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1660564" calcext:value-type="float">
            <text:p>0.0016605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3316511" calcext:value-type="float">
            <text:p>0.00033165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2779842" calcext:value-type="float">
            <text:p>0.00027798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2617369" calcext:value-type="float">
            <text:p>0.00026173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17254769" calcext:value-type="float">
            <text:p>0.00172547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3577768" calcext:value-type="float">
            <text:p>0.00035777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2771249" calcext:value-type="float">
            <text:p>0.00027712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2614044" calcext:value-type="float">
            <text:p>0.00026140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1664417" calcext:value-type="float">
            <text:p>0.0016644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3342046" calcext:value-type="float">
            <text:p>0.00033420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2768803" calcext:value-type="float">
            <text:p>0.00027688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2611486" calcext:value-type="float">
            <text:p>0.00026114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15516297" calcext:value-type="float">
            <text:p>0.00155162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3424989" calcext:value-type="float">
            <text:p>0.00034249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276141" calcext:value-type="float">
            <text:p>0.00027614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2609515" calcext:value-type="float">
            <text:p>0.0002609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15585331" calcext:value-type="float">
            <text:p>0.00155853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3298959" calcext:value-type="float">
            <text:p>0.00032989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2758919" calcext:value-type="float">
            <text:p>0.00027589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2607988" calcext:value-type="float">
            <text:p>0.00026079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16602104" calcext:value-type="float">
            <text:p>0.00166021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3281361" calcext:value-type="float">
            <text:p>0.00032813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2760334" calcext:value-type="float">
            <text:p>0.00027603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2606804" calcext:value-type="float">
            <text:p>0.00026068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17706539" calcext:value-type="float">
            <text:p>0.00177065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3534545" calcext:value-type="float">
            <text:p>0.00035345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2753235" calcext:value-type="float">
            <text:p>0.00027532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2605878" calcext:value-type="float">
            <text:p>0.00026058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16832951" calcext:value-type="float">
            <text:p>0.00168329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3322898" calcext:value-type="float">
            <text:p>0.00033228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2751792" calcext:value-type="float">
            <text:p>0.00027517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2605153" calcext:value-type="float">
            <text:p>0.00026051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16665278" calcext:value-type="float">
            <text:p>0.00166652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3257884" calcext:value-type="float">
            <text:p>0.0003257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2751266" calcext:value-type="float">
            <text:p>0.00027512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2604582" calcext:value-type="float">
            <text:p>0.00026045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16578144" calcext:value-type="float">
            <text:p>0.00165781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376129" calcext:value-type="float">
            <text:p>0.0003761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274907" calcext:value-type="float">
            <text:p>0.0002749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2604127" calcext:value-type="float">
            <text:p>0.00026041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17195396" calcext:value-type="float">
            <text:p>0.00171953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3465269" calcext:value-type="float">
            <text:p>0.00034652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2751816" calcext:value-type="float">
            <text:p>0.00027518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2603767" calcext:value-type="float">
            <text:p>0.00026037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15254125" calcext:value-type="float">
            <text:p>0.0015254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3357063" calcext:value-type="float">
            <text:p>0.00033570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2748001" calcext:value-type="float">
            <text:p>0.00027480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2603478" calcext:value-type="float">
            <text:p>0.00026034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15991287" calcext:value-type="float">
            <text:p>0.00159912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388096" calcext:value-type="float">
            <text:p>0.0003388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2748283" calcext:value-type="float">
            <text:p>0.00027482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2603241" calcext:value-type="float">
            <text:p>0.00026032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16490601" calcext:value-type="float">
            <text:p>0.00164906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3544442" calcext:value-type="float">
            <text:p>0.00035444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2751953" calcext:value-type="float">
            <text:p>0.00027519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2603049" calcext:value-type="float">
            <text:p>0.00026030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16959485" calcext:value-type="float">
            <text:p>0.00169594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3364526" calcext:value-type="float">
            <text:p>0.00033645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2746481" calcext:value-type="float">
            <text:p>0.00027464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2602893" calcext:value-type="float">
            <text:p>0.00026028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21640006" calcext:value-type="float">
            <text:p>0.00216400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3572812" calcext:value-type="float">
            <text:p>0.00035728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2746464" calcext:value-type="float">
            <text:p>0.00027464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2602762" calcext:value-type="float">
            <text:p>0.00026027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16984149" calcext:value-type="float">
            <text:p>0.00169841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3336115" calcext:value-type="float">
            <text:p>0.00033361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2747046" calcext:value-type="float">
            <text:p>0.00027470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2602652" calcext:value-type="float">
            <text:p>0.00026026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16831727" calcext:value-type="float">
            <text:p>0.0016831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605842" calcext:value-type="float">
            <text:p>0.00036058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2745563" calcext:value-type="float">
            <text:p>0.00027455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2602559" calcext:value-type="float">
            <text:p>0.00026025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16575978" calcext:value-type="float">
            <text:p>0.0016575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3359427" calcext:value-type="float">
            <text:p>0.00033594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2749011" calcext:value-type="float">
            <text:p>0.00027490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260248" calcext:value-type="float">
            <text:p>0.0002602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17708415" calcext:value-type="float">
            <text:p>0.00177084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3438977" calcext:value-type="float">
            <text:p>0.00034389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2745623" calcext:value-type="float">
            <text:p>0.00027456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602413" calcext:value-type="float">
            <text:p>0.00026024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17394633" calcext:value-type="float">
            <text:p>0.00173946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3316632" calcext:value-type="float">
            <text:p>0.00033166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2746293" calcext:value-type="float">
            <text:p>0.00027462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2602354" calcext:value-type="float">
            <text:p>0.00026023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17603888" calcext:value-type="float">
            <text:p>0.00176038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3297874" calcext:value-type="float">
            <text:p>0.00032978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2750217" calcext:value-type="float">
            <text:p>0.000275021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2602302" calcext:value-type="float">
            <text:p>0.00026023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17407463" calcext:value-type="float">
            <text:p>0.00174074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3550272" calcext:value-type="float">
            <text:p>0.0003550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744978" calcext:value-type="float">
            <text:p>0.00027449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2602257" calcext:value-type="float">
            <text:p>0.00026022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16399643" calcext:value-type="float">
            <text:p>0.00163996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3336446" calcext:value-type="float">
            <text:p>0.00033364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274522" calcext:value-type="float">
            <text:p>0.0002745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2602219" calcext:value-type="float">
            <text:p>0.00026022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17224643" calcext:value-type="float">
            <text:p>0.00172246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3267509" calcext:value-type="float">
            <text:p>0.00032675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2745975" calcext:value-type="float">
            <text:p>0.00027459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2602183" calcext:value-type="float">
            <text:p>0.00026021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17811299" calcext:value-type="float">
            <text:p>0.00178112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3773271" calcext:value-type="float">
            <text:p>0.0003773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2744584" calcext:value-type="float">
            <text:p>0.00027445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2602151" calcext:value-type="float">
            <text:p>0.00026021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19001529" calcext:value-type="float">
            <text:p>0.00190015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3476824" calcext:value-type="float">
            <text:p>0.00034768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2748192" calcext:value-type="float">
            <text:p>0.00027481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2602123" calcext:value-type="float">
            <text:p>0.00026021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16877559" calcext:value-type="float">
            <text:p>0.00168775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3365373" calcext:value-type="float">
            <text:p>0.00033653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2744857" calcext:value-type="float">
            <text:p>0.00027448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2602099" calcext:value-type="float">
            <text:p>0.00026020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1682097" calcext:value-type="float">
            <text:p>0.0016820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3398127" calcext:value-type="float">
            <text:p>0.00033981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2745607" calcext:value-type="float">
            <text:p>0.00027456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2602075" calcext:value-type="float">
            <text:p>0.00026020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17559261" calcext:value-type="float">
            <text:p>0.00175592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3554837" calcext:value-type="float">
            <text:p>0.00035548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2749602" calcext:value-type="float">
            <text:p>0.00027496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2602053" calcext:value-type="float">
            <text:p>0.00026020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18990926" calcext:value-type="float">
            <text:p>0.00189909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3372162" calcext:value-type="float">
            <text:p>0.00033721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2744394" calcext:value-type="float">
            <text:p>0.00027443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2602035" calcext:value-type="float">
            <text:p>0.00026020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17292585" calcext:value-type="float">
            <text:p>0.00172925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3580558" calcext:value-type="float">
            <text:p>0.00035805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2744691" calcext:value-type="float">
            <text:p>0.00027446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2602018" calcext:value-type="float">
            <text:p>0.00026020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17252051" calcext:value-type="float">
            <text:p>0.00172520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3342427" calcext:value-type="float">
            <text:p>0.00033424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2745476" calcext:value-type="float">
            <text:p>0.00027454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2602002" calcext:value-type="float">
            <text:p>0.00026020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17839714" calcext:value-type="float">
            <text:p>0.00178397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3612529" calcext:value-type="float">
            <text:p>0.00036125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2744151" calcext:value-type="float">
            <text:p>0.00027441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2601987" calcext:value-type="float">
            <text:p>0.00026019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17164192" calcext:value-type="float">
            <text:p>0.00171641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3363566" calcext:value-type="float">
            <text:p>0.00033635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2747811" calcext:value-type="float">
            <text:p>0.00027478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2601974" calcext:value-type="float">
            <text:p>0.00026019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15986504" calcext:value-type="float">
            <text:p>0.00159865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3442146" calcext:value-type="float">
            <text:p>0.00034421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2744487" calcext:value-type="float">
            <text:p>0.00027444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601962" calcext:value-type="float">
            <text:p>0.00026019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16034025" calcext:value-type="float">
            <text:p>0.00160340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3319983" calcext:value-type="float">
            <text:p>0.00033199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274521" calcext:value-type="float">
            <text:p>0.0002745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2601947" calcext:value-type="float">
            <text:p>0.00026019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17012999" calcext:value-type="float">
            <text:p>0.00170129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3300551" calcext:value-type="float">
            <text:p>0.00033005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2749237" calcext:value-type="float">
            <text:p>0.00027492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2601938" calcext:value-type="float">
            <text:p>0.0002601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18064311" calcext:value-type="float">
            <text:p>0.00180643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3552744" calcext:value-type="float">
            <text:p>0.0003552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744053" calcext:value-type="float">
            <text:p>0.00027440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2601928" calcext:value-type="float">
            <text:p>0.00026019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17143445" calcext:value-type="float">
            <text:p>0.00171434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3338472" calcext:value-type="float">
            <text:p>0.00033384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2744384" calcext:value-type="float">
            <text:p>0.00027443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260192" calcext:value-type="float">
            <text:p>0.0002601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16959554" calcext:value-type="float">
            <text:p>0.00169595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3268887" calcext:value-type="float">
            <text:p>0.00032688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2745188" calcext:value-type="float">
            <text:p>0.00027451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2601911" calcext:value-type="float">
            <text:p>0.00026019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16835608" calcext:value-type="float">
            <text:p>0.00168356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3774854" calcext:value-type="float">
            <text:p>0.00037748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2743861" calcext:value-type="float">
            <text:p>0.00027438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2601904" calcext:value-type="float">
            <text:p>0.00026019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17426831" calcext:value-type="float">
            <text:p>0.00174268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347855" calcext:value-type="float">
            <text:p>0.0003478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2747585" calcext:value-type="float">
            <text:p>0.000274758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2601896" calcext:value-type="float">
            <text:p>0.0002601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15453539" calcext:value-type="float">
            <text:p>0.00154535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336654" calcext:value-type="float">
            <text:p>0.0003366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2744319" calcext:value-type="float">
            <text:p>0.00027443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260189" calcext:value-type="float">
            <text:p>0.0002601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16165485" calcext:value-type="float">
            <text:p>0.00161654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3399429" calcext:value-type="float">
            <text:p>0.00033994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2745072" calcext:value-type="float">
            <text:p>0.00027450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02601884" calcext:value-type="float">
            <text:p>0.0002601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16661566" calcext:value-type="float">
            <text:p>0.00166615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3556204" calcext:value-type="float">
            <text:p>0.00035562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2749099" calcext:value-type="float">
            <text:p>0.00027490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260188" calcext:value-type="float">
            <text:p>0.0002601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17120299" calcext:value-type="float">
            <text:p>0.00171202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3373138" calcext:value-type="float">
            <text:p>0.00033731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274392" calcext:value-type="float">
            <text:p>0.0002743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2601871" calcext:value-type="float">
            <text:p>0.00026018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21786001" calcext:value-type="float">
            <text:p>0.00217860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03581377" calcext:value-type="float">
            <text:p>0.00035813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02744267" calcext:value-type="float">
            <text:p>0.00027442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02601869" calcext:value-type="float">
            <text:p>0.00026018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17100947" calcext:value-type="float">
            <text:p>0.00171009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3343281" calcext:value-type="float">
            <text:p>0.00033432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2745074" calcext:value-type="float">
            <text:p>0.00027450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2601864" calcext:value-type="float">
            <text:p>0.00026018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16922974" calcext:value-type="float">
            <text:p>0.00169229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3613201" calcext:value-type="float">
            <text:p>0.00036132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2743746" calcext:value-type="float">
            <text:p>0.00027437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2601861" calcext:value-type="float">
            <text:p>0.00026018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16650624" calcext:value-type="float">
            <text:p>0.00166506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03364012" calcext:value-type="float">
            <text:p>0.00033640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02747445" calcext:value-type="float">
            <text:p>0.00027474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2601857" calcext:value-type="float">
            <text:p>0.00026018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17769326" calcext:value-type="float">
            <text:p>0.00177693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3442222" calcext:value-type="float">
            <text:p>0.00034422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2744203" calcext:value-type="float">
            <text:p>0.00027442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2601854" calcext:value-type="float">
            <text:p>0.00026018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17454019" calcext:value-type="float">
            <text:p>0.00174540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3320385" calcext:value-type="float">
            <text:p>0.00033203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2744886" calcext:value-type="float">
            <text:p>0.00027448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260185" calcext:value-type="float">
            <text:p>0.0002601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17656942" calcext:value-type="float">
            <text:p>0.00176569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3300777" calcext:value-type="float">
            <text:p>0.00033007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274895" calcext:value-type="float">
            <text:p>0.0002748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2601847" calcext:value-type="float">
            <text:p>0.00026018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17457565" calcext:value-type="float">
            <text:p>0.00174575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3552886" calcext:value-type="float">
            <text:p>0.00035528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2743746" calcext:value-type="float">
            <text:p>0.00027437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02601843" calcext:value-type="float">
            <text:p>0.00026018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16434557" calcext:value-type="float">
            <text:p>0.00164345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3338673" calcext:value-type="float">
            <text:p>0.00033386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2744122" calcext:value-type="float">
            <text:p>0.00027441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2601842" calcext:value-type="float">
            <text:p>0.00026018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17249534" calcext:value-type="float">
            <text:p>0.0017249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326896" calcext:value-type="float">
            <text:p>0.000326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2744956" calcext:value-type="float">
            <text:p>0.00027449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2601839" calcext:value-type="float">
            <text:p>0.00026018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17842461" calcext:value-type="float">
            <text:p>0.00178424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03775169" calcext:value-type="float">
            <text:p>0.00037751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02743622" calcext:value-type="float">
            <text:p>0.00027436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2601836" calcext:value-type="float">
            <text:p>0.00026018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19031106" calcext:value-type="float">
            <text:p>0.00190311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3478859" calcext:value-type="float">
            <text:p>0.00034788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2747307" calcext:value-type="float">
            <text:p>0.00027473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2601836" calcext:value-type="float">
            <text:p>0.00026018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16894899" calcext:value-type="float">
            <text:p>0.00168948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336674" calcext:value-type="float">
            <text:p>0.0003366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2744059" calcext:value-type="float">
            <text:p>0.000274405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2601834" calcext:value-type="float">
            <text:p>0.00026018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16840152" calcext:value-type="float">
            <text:p>0.00168401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3399528" calcext:value-type="float">
            <text:p>0.00033995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2744792" calcext:value-type="float">
            <text:p>0.00027447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02601832" calcext:value-type="float">
            <text:p>0.00026018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17575333" calcext:value-type="float">
            <text:p>0.00175753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355644" calcext:value-type="float">
            <text:p>0.0003556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274886" calcext:value-type="float">
            <text:p>0.0002748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2601828" calcext:value-type="float">
            <text:p>0.00026018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18998471" calcext:value-type="float">
            <text:p>0.00189984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3373204" calcext:value-type="float">
            <text:p>0.00033732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2743645" calcext:value-type="float">
            <text:p>0.00027436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02601828" calcext:value-type="float">
            <text:p>0.00026018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17304176" calcext:value-type="float">
            <text:p>0.00173041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03581458" calcext:value-type="float">
            <text:p>0.00035814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02743964" calcext:value-type="float">
            <text:p>0.00027439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02601827" calcext:value-type="float">
            <text:p>0.00026018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17262609" calcext:value-type="float">
            <text:p>0.0017262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3343381" calcext:value-type="float">
            <text:p>0.00033433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2744798" calcext:value-type="float">
            <text:p>0.00027447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2601826" calcext:value-type="float">
            <text:p>0.00026018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17848889" calcext:value-type="float">
            <text:p>0.00178488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03613592" calcext:value-type="float">
            <text:p>0.00036135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02743509" calcext:value-type="float">
            <text:p>0.00027435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2601826" calcext:value-type="float">
            <text:p>0.00026018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17171932" calcext:value-type="float">
            <text:p>0.00171719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03363986" calcext:value-type="float">
            <text:p>0.00033639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02747196" calcext:value-type="float">
            <text:p>0.00027471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02601824" calcext:value-type="float">
            <text:p>0.00026018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15995278" calcext:value-type="float">
            <text:p>0.00159952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3442373" calcext:value-type="float">
            <text:p>0.00034423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2743979" calcext:value-type="float">
            <text:p>0.00027439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2601822" calcext:value-type="float">
            <text:p>0.00026018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16045502" calcext:value-type="float">
            <text:p>0.00160455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3320383" calcext:value-type="float">
            <text:p>0.00033203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2744712" calcext:value-type="float">
            <text:p>0.00027447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17020782" calcext:value-type="float">
            <text:p>0.00170207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03300731" calcext:value-type="float">
            <text:p>0.00033007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02748768" calcext:value-type="float">
            <text:p>0.00027487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18069121" calcext:value-type="float">
            <text:p>0.00180691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3553034" calcext:value-type="float">
            <text:p>0.00035530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2743602" calcext:value-type="float">
            <text:p>0.0002743602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.0249217581" calcext:value-type="float">
            <text:p>0.024921758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8889614" calcext:value-type="float">
            <text:p>0.0178889614</text:p>
          </table:table-cell>
          <table:table-cell office:value-type="float" office:value="0.0179336276" calcext:value-type="float">
            <text:p>0.0179336276</text:p>
          </table:table-cell>
          <table:table-cell office:value-type="float" office:value="0.0178620834" calcext:value-type="float">
            <text:p>0.0178620834</text:p>
          </table:table-cell>
          <table:table-cell office:value-type="float" office:value="0.0178893916" calcext:value-type="float">
            <text:p>0.017889391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9335197" calcext:value-type="float">
            <text:p>0.0129335197</text:p>
          </table:table-cell>
          <table:table-cell office:value-type="float" office:value="0.0129349474" calcext:value-type="float">
            <text:p>0.0129349474</text:p>
          </table:table-cell>
          <table:table-cell office:value-type="float" office:value="0.0128815137" calcext:value-type="float">
            <text:p>0.0128815137</text:p>
          </table:table-cell>
          <table:table-cell office:value-type="float" office:value="0.0129360063" calcext:value-type="float">
            <text:p>0.012936006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3951328" calcext:value-type="float">
            <text:p>0.0093951328</text:p>
          </table:table-cell>
          <table:table-cell office:value-type="float" office:value="0.0095156627" calcext:value-type="float">
            <text:p>0.0095156627</text:p>
          </table:table-cell>
          <table:table-cell office:value-type="float" office:value="0.0093559278" calcext:value-type="float">
            <text:p>0.0093559278</text:p>
          </table:table-cell>
          <table:table-cell office:value-type="float" office:value="0.009401626" calcext:value-type="float">
            <text:p>0.00940162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8619139" calcext:value-type="float">
            <text:p>0.0068619139</text:p>
          </table:table-cell>
          <table:table-cell office:value-type="float" office:value="0.0071829106" calcext:value-type="float">
            <text:p>0.0071829106</text:p>
          </table:table-cell>
          <table:table-cell office:value-type="float" office:value="0.006844793" calcext:value-type="float">
            <text:p>0.006844793</text:p>
          </table:table-cell>
          <table:table-cell office:value-type="float" office:value="0.0068694088" calcext:value-type="float">
            <text:p>0.006869408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0435537" calcext:value-type="float">
            <text:p>0.0050435537</text:p>
          </table:table-cell>
          <table:table-cell office:value-type="float" office:value="0.00539769" calcext:value-type="float">
            <text:p>0.00539769</text:p>
          </table:table-cell>
          <table:table-cell office:value-type="float" office:value="0.005035182" calcext:value-type="float">
            <text:p>0.005035182</text:p>
          </table:table-cell>
          <table:table-cell office:value-type="float" office:value="0.0050503742" calcext:value-type="float">
            <text:p>0.005050374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7349272" calcext:value-type="float">
            <text:p>0.0037349272</text:p>
          </table:table-cell>
          <table:table-cell office:value-type="float" office:value="0.0040842085" calcext:value-type="float">
            <text:p>0.0040842085</text:p>
          </table:table-cell>
          <table:table-cell office:value-type="float" office:value="0.0037461391" calcext:value-type="float">
            <text:p>0.0037461391</text:p>
          </table:table-cell>
          <table:table-cell office:value-type="float" office:value="0.0037430797" calcext:value-type="float">
            <text:p>0.003743079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7907055" calcext:value-type="float">
            <text:p>0.0027907055</text:p>
          </table:table-cell>
          <table:table-cell office:value-type="float" office:value="0.0031643335" calcext:value-type="float">
            <text:p>0.0031643335</text:p>
          </table:table-cell>
          <table:table-cell office:value-type="float" office:value="0.0028473274" calcext:value-type="float">
            <text:p>0.0028473274</text:p>
          </table:table-cell>
          <table:table-cell office:value-type="float" office:value="0.002799764" calcext:value-type="float">
            <text:p>0.00279976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1076738" calcext:value-type="float">
            <text:p>0.0021076738</text:p>
          </table:table-cell>
          <table:table-cell office:value-type="float" office:value="0.0025724228" calcext:value-type="float">
            <text:p>0.0025724228</text:p>
          </table:table-cell>
          <table:table-cell office:value-type="float" office:value="0.0021492571" calcext:value-type="float">
            <text:p>0.0021492571</text:p>
          </table:table-cell>
          <table:table-cell office:value-type="float" office:value="0.0021173332" calcext:value-type="float">
            <text:p>0.002117333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6123175" calcext:value-type="float">
            <text:p>0.0016123175</text:p>
          </table:table-cell>
          <table:table-cell office:value-type="float" office:value="0.002053096" calcext:value-type="float">
            <text:p>0.002053096</text:p>
          </table:table-cell>
          <table:table-cell office:value-type="float" office:value="0.0016556168" calcext:value-type="float">
            <text:p>0.0016556168</text:p>
          </table:table-cell>
          <table:table-cell office:value-type="float" office:value="0.001622667" calcext:value-type="float">
            <text:p>0.00162266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2521723" calcext:value-type="float">
            <text:p>0.0012521723</text:p>
          </table:table-cell>
          <table:table-cell office:value-type="float" office:value="0.0018296349" calcext:value-type="float">
            <text:p>0.0018296349</text:p>
          </table:table-cell>
          <table:table-cell office:value-type="float" office:value="0.001291888" calcext:value-type="float">
            <text:p>0.001291888</text:p>
          </table:table-cell>
          <table:table-cell office:value-type="float" office:value="0.0012638695" calcext:value-type="float">
            <text:p>0.001263869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9896874" calcext:value-type="float">
            <text:p>0.0009896874</text:p>
          </table:table-cell>
          <table:table-cell office:value-type="float" office:value="0.0016524784" calcext:value-type="float">
            <text:p>0.0016524784</text:p>
          </table:table-cell>
          <table:table-cell office:value-type="float" office:value="0.0010360262" calcext:value-type="float">
            <text:p>0.0010360262</text:p>
          </table:table-cell>
          <table:table-cell office:value-type="float" office:value="0.0010028164" calcext:value-type="float">
            <text:p>0.001002816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797916" calcext:value-type="float">
            <text:p>0.000797916</text:p>
          </table:table-cell>
          <table:table-cell office:value-type="float" office:value="0.0015622383" calcext:value-type="float">
            <text:p>0.0015622383</text:p>
          </table:table-cell>
          <table:table-cell office:value-type="float" office:value="0.0008363604" calcext:value-type="float">
            <text:p>0.0008363604</text:p>
          </table:table-cell>
          <table:table-cell office:value-type="float" office:value="0.0008111455" calcext:value-type="float">
            <text:p>0.000811145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574713" calcext:value-type="float">
            <text:p>0.0006574713</text:p>
          </table:table-cell>
          <table:table-cell office:value-type="float" office:value="0.0018260019" calcext:value-type="float">
            <text:p>0.0018260019</text:p>
          </table:table-cell>
          <table:table-cell office:value-type="float" office:value="0.0007159439" calcext:value-type="float">
            <text:p>0.0007159439</text:p>
          </table:table-cell>
          <table:table-cell office:value-type="float" office:value="0.0006703211" calcext:value-type="float">
            <text:p>0.000670321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543748" calcext:value-type="float">
            <text:p>0.0005543748</text:p>
          </table:table-cell>
          <table:table-cell office:value-type="float" office:value="0.0015161453" calcext:value-type="float">
            <text:p>0.0015161453</text:p>
          </table:table-cell>
          <table:table-cell office:value-type="float" office:value="0.0005958907" calcext:value-type="float">
            <text:p>0.0005958907</text:p>
          </table:table-cell>
          <table:table-cell office:value-type="float" office:value="0.0005675213" calcext:value-type="float">
            <text:p>0.00056752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4785175" calcext:value-type="float">
            <text:p>0.0004785175</text:p>
          </table:table-cell>
          <table:table-cell office:value-type="float" office:value="0.0015059533" calcext:value-type="float">
            <text:p>0.0015059533</text:p>
          </table:table-cell>
          <table:table-cell office:value-type="float" office:value="0.0005449038" calcext:value-type="float">
            <text:p>0.0005449038</text:p>
          </table:table-cell>
          <table:table-cell office:value-type="float" office:value="0.0004919337" calcext:value-type="float">
            <text:p>0.000491933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225784" calcext:value-type="float">
            <text:p>0.0004225784</text:p>
          </table:table-cell>
          <table:table-cell office:value-type="float" office:value="0.001495812" calcext:value-type="float">
            <text:p>0.001495812</text:p>
          </table:table-cell>
          <table:table-cell office:value-type="float" office:value="0.0004741134" calcext:value-type="float">
            <text:p>0.0004741134</text:p>
          </table:table-cell>
          <table:table-cell office:value-type="float" office:value="0.0004363066" calcext:value-type="float">
            <text:p>0.000436306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812363" calcext:value-type="float">
            <text:p>0.0003812363</text:p>
          </table:table-cell>
          <table:table-cell office:value-type="float" office:value="0.0015837196" calcext:value-type="float">
            <text:p>0.0015837196</text:p>
          </table:table-cell>
          <table:table-cell office:value-type="float" office:value="0.0004446637" calcext:value-type="float">
            <text:p>0.0004446637</text:p>
          </table:table-cell>
          <table:table-cell office:value-type="float" office:value="0.0003949801" calcext:value-type="float">
            <text:p>0.000394980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506158" calcext:value-type="float">
            <text:p>0.0003506158</text:p>
          </table:table-cell>
          <table:table-cell office:value-type="float" office:value="0.0015385541" calcext:value-type="float">
            <text:p>0.0015385541</text:p>
          </table:table-cell>
          <table:table-cell office:value-type="float" office:value="0.0003998175" calcext:value-type="float">
            <text:p>0.0003998175</text:p>
          </table:table-cell>
          <table:table-cell office:value-type="float" office:value="0.000364766" calcext:value-type="float">
            <text:p>0.00036476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278875" calcext:value-type="float">
            <text:p>0.0003278875</text:p>
          </table:table-cell>
          <table:table-cell office:value-type="float" office:value="0.001572807" calcext:value-type="float">
            <text:p>0.001572807</text:p>
          </table:table-cell>
          <table:table-cell office:value-type="float" office:value="0.0003774706" calcext:value-type="float">
            <text:p>0.0003774706</text:p>
          </table:table-cell>
          <table:table-cell office:value-type="float" office:value="0.0003426521" calcext:value-type="float">
            <text:p>0.000342652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109836" calcext:value-type="float">
            <text:p>0.0003109836</text:p>
          </table:table-cell>
          <table:table-cell office:value-type="float" office:value="0.0015646376" calcext:value-type="float">
            <text:p>0.0015646376</text:p>
          </table:table-cell>
          <table:table-cell office:value-type="float" office:value="0.0003874974" calcext:value-type="float">
            <text:p>0.0003874974</text:p>
          </table:table-cell>
          <table:table-cell office:value-type="float" office:value="0.0003253953" calcext:value-type="float">
            <text:p>0.000325395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983845" calcext:value-type="float">
            <text:p>0.0002983845</text:p>
          </table:table-cell>
          <table:table-cell office:value-type="float" office:value="0.0014816376" calcext:value-type="float">
            <text:p>0.0014816376</text:p>
          </table:table-cell>
          <table:table-cell office:value-type="float" office:value="0.0003566635" calcext:value-type="float">
            <text:p>0.0003566635</text:p>
          </table:table-cell>
          <table:table-cell office:value-type="float" office:value="0.0003126718" calcext:value-type="float">
            <text:p>0.000312671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889758" calcext:value-type="float">
            <text:p>0.0002889758</text:p>
          </table:table-cell>
          <table:table-cell office:value-type="float" office:value="0.0015873049" calcext:value-type="float">
            <text:p>0.0015873049</text:p>
          </table:table-cell>
          <table:table-cell office:value-type="float" office:value="0.0003443793" calcext:value-type="float">
            <text:p>0.0003443793</text:p>
          </table:table-cell>
          <table:table-cell office:value-type="float" office:value="0.0003033339" calcext:value-type="float">
            <text:p>0.0003033339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819354" calcext:value-type="float">
            <text:p>0.0002819354</text:p>
          </table:table-cell>
          <table:table-cell office:value-type="float" office:value="0.0016585261" calcext:value-type="float">
            <text:p>0.0016585261</text:p>
          </table:table-cell>
          <table:table-cell office:value-type="float" office:value="0.0003864606" calcext:value-type="float">
            <text:p>0.0003864606</text:p>
          </table:table-cell>
          <table:table-cell office:value-type="float" office:value="0.0002962616" calcext:value-type="float">
            <text:p>0.0002962616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766556" calcext:value-type="float">
            <text:p>0.0002766556</text:p>
          </table:table-cell>
          <table:table-cell office:value-type="float" office:value="0.0017684266" calcext:value-type="float">
            <text:p>0.0017684266</text:p>
          </table:table-cell>
          <table:table-cell office:value-type="float" office:value="0.0003532919" calcext:value-type="float">
            <text:p>0.0003532919</text:p>
          </table:table-cell>
          <table:table-cell office:value-type="float" office:value="0.0002912731" calcext:value-type="float">
            <text:p>0.000291273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726893" calcext:value-type="float">
            <text:p>0.0002726893</text:p>
          </table:table-cell>
          <table:table-cell office:value-type="float" office:value="0.0015839833" calcext:value-type="float">
            <text:p>0.0015839833</text:p>
          </table:table-cell>
          <table:table-cell office:value-type="float" office:value="0.0003409003" calcext:value-type="float">
            <text:p>0.0003409003</text:p>
          </table:table-cell>
          <table:table-cell office:value-type="float" office:value="0.0002870666" calcext:value-type="float">
            <text:p>0.0002870666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697041" calcext:value-type="float">
            <text:p>0.0002697041</text:p>
          </table:table-cell>
          <table:table-cell office:value-type="float" office:value="0.0015878984" calcext:value-type="float">
            <text:p>0.0015878984</text:p>
          </table:table-cell>
          <table:table-cell office:value-type="float" office:value="0.0003400744" calcext:value-type="float">
            <text:p>0.0003400744</text:p>
          </table:table-cell>
          <table:table-cell office:value-type="float" office:value="0.0002842236" calcext:value-type="float">
            <text:p>0.000284223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674521" calcext:value-type="float">
            <text:p>0.0002674521</text:p>
          </table:table-cell>
          <table:table-cell office:value-type="float" office:value="0.001672438" calcext:value-type="float">
            <text:p>0.001672438</text:p>
          </table:table-cell>
          <table:table-cell office:value-type="float" office:value="0.0003531253" calcext:value-type="float">
            <text:p>0.0003531253</text:p>
          </table:table-cell>
          <table:table-cell office:value-type="float" office:value="0.0002824014" calcext:value-type="float">
            <text:p>0.0002824014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657505" calcext:value-type="float">
            <text:p>0.0002657505</text:p>
          </table:table-cell>
          <table:table-cell office:value-type="float" office:value="0.0018194887" calcext:value-type="float">
            <text:p>0.0018194887</text:p>
          </table:table-cell>
          <table:table-cell office:value-type="float" office:value="0.0003354998" calcext:value-type="float">
            <text:p>0.0003354998</text:p>
          </table:table-cell>
          <table:table-cell office:value-type="float" office:value="0.0002802213" calcext:value-type="float">
            <text:p>0.0002802213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64462" calcext:value-type="float">
            <text:p>0.000264462</text:p>
          </table:table-cell>
          <table:table-cell office:value-type="float" office:value="0.0016586082" calcext:value-type="float">
            <text:p>0.0016586082</text:p>
          </table:table-cell>
          <table:table-cell office:value-type="float" office:value="0.000355068" calcext:value-type="float">
            <text:p>0.000355068</text:p>
          </table:table-cell>
          <table:table-cell office:value-type="float" office:value="0.0002789067" calcext:value-type="float">
            <text:p>0.000278906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63483" calcext:value-type="float">
            <text:p>0.000263483</text:p>
          </table:table-cell>
          <table:table-cell office:value-type="float" office:value="0.001660564" calcext:value-type="float">
            <text:p>0.001660564</text:p>
          </table:table-cell>
          <table:table-cell office:value-type="float" office:value="0.0003316511" calcext:value-type="float">
            <text:p>0.0003316511</text:p>
          </table:table-cell>
          <table:table-cell office:value-type="float" office:value="0.0002779842" calcext:value-type="float">
            <text:p>0.000277984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627385" calcext:value-type="float">
            <text:p>0.0002627385</text:p>
          </table:table-cell>
          <table:table-cell office:value-type="float" office:value="0.0017254769" calcext:value-type="float">
            <text:p>0.0017254769</text:p>
          </table:table-cell>
          <table:table-cell office:value-type="float" office:value="0.0003577768" calcext:value-type="float">
            <text:p>0.0003577768</text:p>
          </table:table-cell>
          <table:table-cell office:value-type="float" office:value="0.0002771249" calcext:value-type="float">
            <text:p>0.000277124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621707" calcext:value-type="float">
            <text:p>0.0002621707</text:p>
          </table:table-cell>
          <table:table-cell office:value-type="float" office:value="0.001664417" calcext:value-type="float">
            <text:p>0.001664417</text:p>
          </table:table-cell>
          <table:table-cell office:value-type="float" office:value="0.0003342046" calcext:value-type="float">
            <text:p>0.0003342046</text:p>
          </table:table-cell>
          <table:table-cell office:value-type="float" office:value="0.0002768803" calcext:value-type="float">
            <text:p>0.000276880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617369" calcext:value-type="float">
            <text:p>0.0002617369</text:p>
          </table:table-cell>
          <table:table-cell office:value-type="float" office:value="0.0015516297" calcext:value-type="float">
            <text:p>0.0015516297</text:p>
          </table:table-cell>
          <table:table-cell office:value-type="float" office:value="0.0003424989" calcext:value-type="float">
            <text:p>0.0003424989</text:p>
          </table:table-cell>
          <table:table-cell office:value-type="float" office:value="0.000276141" calcext:value-type="float">
            <text:p>0.00027614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2614044" calcext:value-type="float">
            <text:p>0.0002614044</text:p>
          </table:table-cell>
          <table:table-cell office:value-type="float" office:value="0.0015585331" calcext:value-type="float">
            <text:p>0.0015585331</text:p>
          </table:table-cell>
          <table:table-cell office:value-type="float" office:value="0.0003298959" calcext:value-type="float">
            <text:p>0.0003298959</text:p>
          </table:table-cell>
          <table:table-cell office:value-type="float" office:value="0.0002758919" calcext:value-type="float">
            <text:p>0.000275891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2611486" calcext:value-type="float">
            <text:p>0.0002611486</text:p>
          </table:table-cell>
          <table:table-cell office:value-type="float" office:value="0.0016602104" calcext:value-type="float">
            <text:p>0.0016602104</text:p>
          </table:table-cell>
          <table:table-cell office:value-type="float" office:value="0.0003281361" calcext:value-type="float">
            <text:p>0.0003281361</text:p>
          </table:table-cell>
          <table:table-cell office:value-type="float" office:value="0.0002760334" calcext:value-type="float">
            <text:p>0.00027603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2609515" calcext:value-type="float">
            <text:p>0.0002609515</text:p>
          </table:table-cell>
          <table:table-cell office:value-type="float" office:value="0.0017706539" calcext:value-type="float">
            <text:p>0.0017706539</text:p>
          </table:table-cell>
          <table:table-cell office:value-type="float" office:value="0.0003534545" calcext:value-type="float">
            <text:p>0.0003534545</text:p>
          </table:table-cell>
          <table:table-cell office:value-type="float" office:value="0.0002753235" calcext:value-type="float">
            <text:p>0.00027532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2607988" calcext:value-type="float">
            <text:p>0.0002607988</text:p>
          </table:table-cell>
          <table:table-cell office:value-type="float" office:value="0.0016832951" calcext:value-type="float">
            <text:p>0.0016832951</text:p>
          </table:table-cell>
          <table:table-cell office:value-type="float" office:value="0.0003322898" calcext:value-type="float">
            <text:p>0.0003322898</text:p>
          </table:table-cell>
          <table:table-cell office:value-type="float" office:value="0.0002751792" calcext:value-type="float">
            <text:p>0.000275179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2606804" calcext:value-type="float">
            <text:p>0.0002606804</text:p>
          </table:table-cell>
          <table:table-cell office:value-type="float" office:value="0.0016665278" calcext:value-type="float">
            <text:p>0.0016665278</text:p>
          </table:table-cell>
          <table:table-cell office:value-type="float" office:value="0.0003257884" calcext:value-type="float">
            <text:p>0.0003257884</text:p>
          </table:table-cell>
          <table:table-cell office:value-type="float" office:value="0.0002751266" calcext:value-type="float">
            <text:p>0.000275126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2605878" calcext:value-type="float">
            <text:p>0.0002605878</text:p>
          </table:table-cell>
          <table:table-cell office:value-type="float" office:value="0.0016578144" calcext:value-type="float">
            <text:p>0.0016578144</text:p>
          </table:table-cell>
          <table:table-cell office:value-type="float" office:value="0.000376129" calcext:value-type="float">
            <text:p>0.000376129</text:p>
          </table:table-cell>
          <table:table-cell office:value-type="float" office:value="0.000274907" calcext:value-type="float">
            <text:p>0.000274907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2605153" calcext:value-type="float">
            <text:p>0.0002605153</text:p>
          </table:table-cell>
          <table:table-cell office:value-type="float" office:value="0.0017195396" calcext:value-type="float">
            <text:p>0.0017195396</text:p>
          </table:table-cell>
          <table:table-cell office:value-type="float" office:value="0.0003465269" calcext:value-type="float">
            <text:p>0.0003465269</text:p>
          </table:table-cell>
          <table:table-cell office:value-type="float" office:value="0.0002751816" calcext:value-type="float">
            <text:p>0.000275181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2604582" calcext:value-type="float">
            <text:p>0.0002604582</text:p>
          </table:table-cell>
          <table:table-cell office:value-type="float" office:value="0.0015254125" calcext:value-type="float">
            <text:p>0.0015254125</text:p>
          </table:table-cell>
          <table:table-cell office:value-type="float" office:value="0.0003357063" calcext:value-type="float">
            <text:p>0.0003357063</text:p>
          </table:table-cell>
          <table:table-cell office:value-type="float" office:value="0.0002748001" calcext:value-type="float">
            <text:p>0.000274800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2604127" calcext:value-type="float">
            <text:p>0.0002604127</text:p>
          </table:table-cell>
          <table:table-cell office:value-type="float" office:value="0.0015991287" calcext:value-type="float">
            <text:p>0.0015991287</text:p>
          </table:table-cell>
          <table:table-cell office:value-type="float" office:value="0.0003388096" calcext:value-type="float">
            <text:p>0.0003388096</text:p>
          </table:table-cell>
          <table:table-cell office:value-type="float" office:value="0.0002748283" calcext:value-type="float">
            <text:p>0.000274828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2603767" calcext:value-type="float">
            <text:p>0.0002603767</text:p>
          </table:table-cell>
          <table:table-cell office:value-type="float" office:value="0.0016490601" calcext:value-type="float">
            <text:p>0.0016490601</text:p>
          </table:table-cell>
          <table:table-cell office:value-type="float" office:value="0.0003544442" calcext:value-type="float">
            <text:p>0.0003544442</text:p>
          </table:table-cell>
          <table:table-cell office:value-type="float" office:value="0.0002751953" calcext:value-type="float">
            <text:p>0.0002751953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2603478" calcext:value-type="float">
            <text:p>0.0002603478</text:p>
          </table:table-cell>
          <table:table-cell office:value-type="float" office:value="0.0016959485" calcext:value-type="float">
            <text:p>0.0016959485</text:p>
          </table:table-cell>
          <table:table-cell office:value-type="float" office:value="0.0003364526" calcext:value-type="float">
            <text:p>0.0003364526</text:p>
          </table:table-cell>
          <table:table-cell office:value-type="float" office:value="0.0002746481" calcext:value-type="float">
            <text:p>0.000274648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2603241" calcext:value-type="float">
            <text:p>0.0002603241</text:p>
          </table:table-cell>
          <table:table-cell office:value-type="float" office:value="0.0021640006" calcext:value-type="float">
            <text:p>0.0021640006</text:p>
          </table:table-cell>
          <table:table-cell office:value-type="float" office:value="0.0003572812" calcext:value-type="float">
            <text:p>0.0003572812</text:p>
          </table:table-cell>
          <table:table-cell office:value-type="float" office:value="0.0002746464" calcext:value-type="float">
            <text:p>0.000274646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2603049" calcext:value-type="float">
            <text:p>0.0002603049</text:p>
          </table:table-cell>
          <table:table-cell office:value-type="float" office:value="0.0016984149" calcext:value-type="float">
            <text:p>0.0016984149</text:p>
          </table:table-cell>
          <table:table-cell office:value-type="float" office:value="0.0003336115" calcext:value-type="float">
            <text:p>0.0003336115</text:p>
          </table:table-cell>
          <table:table-cell office:value-type="float" office:value="0.0002747046" calcext:value-type="float">
            <text:p>0.0002747046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2602893" calcext:value-type="float">
            <text:p>0.0002602893</text:p>
          </table:table-cell>
          <table:table-cell office:value-type="float" office:value="0.0016831727" calcext:value-type="float">
            <text:p>0.0016831727</text:p>
          </table:table-cell>
          <table:table-cell office:value-type="float" office:value="0.0003605842" calcext:value-type="float">
            <text:p>0.0003605842</text:p>
          </table:table-cell>
          <table:table-cell office:value-type="float" office:value="0.0002745563" calcext:value-type="float">
            <text:p>0.000274556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2602762" calcext:value-type="float">
            <text:p>0.0002602762</text:p>
          </table:table-cell>
          <table:table-cell office:value-type="float" office:value="0.0016575978" calcext:value-type="float">
            <text:p>0.0016575978</text:p>
          </table:table-cell>
          <table:table-cell office:value-type="float" office:value="0.0003359427" calcext:value-type="float">
            <text:p>0.0003359427</text:p>
          </table:table-cell>
          <table:table-cell office:value-type="float" office:value="0.0002749011" calcext:value-type="float">
            <text:p>0.000274901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2602652" calcext:value-type="float">
            <text:p>0.0002602652</text:p>
          </table:table-cell>
          <table:table-cell office:value-type="float" office:value="0.0017708415" calcext:value-type="float">
            <text:p>0.0017708415</text:p>
          </table:table-cell>
          <table:table-cell office:value-type="float" office:value="0.0003438977" calcext:value-type="float">
            <text:p>0.0003438977</text:p>
          </table:table-cell>
          <table:table-cell office:value-type="float" office:value="0.0002745623" calcext:value-type="float">
            <text:p>0.000274562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2602559" calcext:value-type="float">
            <text:p>0.0002602559</text:p>
          </table:table-cell>
          <table:table-cell office:value-type="float" office:value="0.0017394633" calcext:value-type="float">
            <text:p>0.0017394633</text:p>
          </table:table-cell>
          <table:table-cell office:value-type="float" office:value="0.0003316632" calcext:value-type="float">
            <text:p>0.0003316632</text:p>
          </table:table-cell>
          <table:table-cell office:value-type="float" office:value="0.0002746293" calcext:value-type="float">
            <text:p>0.000274629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60248" calcext:value-type="float">
            <text:p>0.000260248</text:p>
          </table:table-cell>
          <table:table-cell office:value-type="float" office:value="0.0017603888" calcext:value-type="float">
            <text:p>0.0017603888</text:p>
          </table:table-cell>
          <table:table-cell office:value-type="float" office:value="0.0003297874" calcext:value-type="float">
            <text:p>0.0003297874</text:p>
          </table:table-cell>
          <table:table-cell office:value-type="float" office:value="0.0002750217" calcext:value-type="float">
            <text:p>0.0002750217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2602413" calcext:value-type="float">
            <text:p>0.0002602413</text:p>
          </table:table-cell>
          <table:table-cell office:value-type="float" office:value="0.0017407463" calcext:value-type="float">
            <text:p>0.0017407463</text:p>
          </table:table-cell>
          <table:table-cell office:value-type="float" office:value="0.0003550272" calcext:value-type="float">
            <text:p>0.0003550272</text:p>
          </table:table-cell>
          <table:table-cell office:value-type="float" office:value="0.0002744978" calcext:value-type="float">
            <text:p>0.000274497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602354" calcext:value-type="float">
            <text:p>0.0002602354</text:p>
          </table:table-cell>
          <table:table-cell office:value-type="float" office:value="0.0016399643" calcext:value-type="float">
            <text:p>0.0016399643</text:p>
          </table:table-cell>
          <table:table-cell office:value-type="float" office:value="0.0003336446" calcext:value-type="float">
            <text:p>0.0003336446</text:p>
          </table:table-cell>
          <table:table-cell office:value-type="float" office:value="0.000274522" calcext:value-type="float">
            <text:p>0.00027452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2602302" calcext:value-type="float">
            <text:p>0.0002602302</text:p>
          </table:table-cell>
          <table:table-cell office:value-type="float" office:value="0.0017224643" calcext:value-type="float">
            <text:p>0.0017224643</text:p>
          </table:table-cell>
          <table:table-cell office:value-type="float" office:value="0.0003267509" calcext:value-type="float">
            <text:p>0.0003267509</text:p>
          </table:table-cell>
          <table:table-cell office:value-type="float" office:value="0.0002745975" calcext:value-type="float">
            <text:p>0.000274597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2602257" calcext:value-type="float">
            <text:p>0.0002602257</text:p>
          </table:table-cell>
          <table:table-cell office:value-type="float" office:value="0.0017811299" calcext:value-type="float">
            <text:p>0.0017811299</text:p>
          </table:table-cell>
          <table:table-cell office:value-type="float" office:value="0.0003773271" calcext:value-type="float">
            <text:p>0.0003773271</text:p>
          </table:table-cell>
          <table:table-cell office:value-type="float" office:value="0.0002744584" calcext:value-type="float">
            <text:p>0.000274458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2602219" calcext:value-type="float">
            <text:p>0.0002602219</text:p>
          </table:table-cell>
          <table:table-cell office:value-type="float" office:value="0.0019001529" calcext:value-type="float">
            <text:p>0.0019001529</text:p>
          </table:table-cell>
          <table:table-cell office:value-type="float" office:value="0.0003476824" calcext:value-type="float">
            <text:p>0.0003476824</text:p>
          </table:table-cell>
          <table:table-cell office:value-type="float" office:value="0.0002748192" calcext:value-type="float">
            <text:p>0.0002748192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2602183" calcext:value-type="float">
            <text:p>0.0002602183</text:p>
          </table:table-cell>
          <table:table-cell office:value-type="float" office:value="0.0016877559" calcext:value-type="float">
            <text:p>0.0016877559</text:p>
          </table:table-cell>
          <table:table-cell office:value-type="float" office:value="0.0003365373" calcext:value-type="float">
            <text:p>0.0003365373</text:p>
          </table:table-cell>
          <table:table-cell office:value-type="float" office:value="0.0002744857" calcext:value-type="float">
            <text:p>0.0002744857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2602151" calcext:value-type="float">
            <text:p>0.0002602151</text:p>
          </table:table-cell>
          <table:table-cell office:value-type="float" office:value="0.001682097" calcext:value-type="float">
            <text:p>0.001682097</text:p>
          </table:table-cell>
          <table:table-cell office:value-type="float" office:value="0.0003398127" calcext:value-type="float">
            <text:p>0.0003398127</text:p>
          </table:table-cell>
          <table:table-cell office:value-type="float" office:value="0.0002745607" calcext:value-type="float">
            <text:p>0.000274560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2602123" calcext:value-type="float">
            <text:p>0.0002602123</text:p>
          </table:table-cell>
          <table:table-cell office:value-type="float" office:value="0.0017559261" calcext:value-type="float">
            <text:p>0.0017559261</text:p>
          </table:table-cell>
          <table:table-cell office:value-type="float" office:value="0.0003554837" calcext:value-type="float">
            <text:p>0.0003554837</text:p>
          </table:table-cell>
          <table:table-cell office:value-type="float" office:value="0.0002749602" calcext:value-type="float">
            <text:p>0.000274960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602099" calcext:value-type="float">
            <text:p>0.0002602099</text:p>
          </table:table-cell>
          <table:table-cell office:value-type="float" office:value="0.0018990926" calcext:value-type="float">
            <text:p>0.0018990926</text:p>
          </table:table-cell>
          <table:table-cell office:value-type="float" office:value="0.0003372162" calcext:value-type="float">
            <text:p>0.0003372162</text:p>
          </table:table-cell>
          <table:table-cell office:value-type="float" office:value="0.0002744394" calcext:value-type="float">
            <text:p>0.000274439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602075" calcext:value-type="float">
            <text:p>0.0002602075</text:p>
          </table:table-cell>
          <table:table-cell office:value-type="float" office:value="0.0017292585" calcext:value-type="float">
            <text:p>0.0017292585</text:p>
          </table:table-cell>
          <table:table-cell office:value-type="float" office:value="0.0003580558" calcext:value-type="float">
            <text:p>0.0003580558</text:p>
          </table:table-cell>
          <table:table-cell office:value-type="float" office:value="0.0002744691" calcext:value-type="float">
            <text:p>0.000274469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602053" calcext:value-type="float">
            <text:p>0.0002602053</text:p>
          </table:table-cell>
          <table:table-cell office:value-type="float" office:value="0.0017252051" calcext:value-type="float">
            <text:p>0.0017252051</text:p>
          </table:table-cell>
          <table:table-cell office:value-type="float" office:value="0.0003342427" calcext:value-type="float">
            <text:p>0.0003342427</text:p>
          </table:table-cell>
          <table:table-cell office:value-type="float" office:value="0.0002745476" calcext:value-type="float">
            <text:p>0.000274547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2602035" calcext:value-type="float">
            <text:p>0.0002602035</text:p>
          </table:table-cell>
          <table:table-cell office:value-type="float" office:value="0.0017839714" calcext:value-type="float">
            <text:p>0.0017839714</text:p>
          </table:table-cell>
          <table:table-cell office:value-type="float" office:value="0.0003612529" calcext:value-type="float">
            <text:p>0.0003612529</text:p>
          </table:table-cell>
          <table:table-cell office:value-type="float" office:value="0.0002744151" calcext:value-type="float">
            <text:p>0.000274415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2602018" calcext:value-type="float">
            <text:p>0.0002602018</text:p>
          </table:table-cell>
          <table:table-cell office:value-type="float" office:value="0.0017164192" calcext:value-type="float">
            <text:p>0.0017164192</text:p>
          </table:table-cell>
          <table:table-cell office:value-type="float" office:value="0.0003363566" calcext:value-type="float">
            <text:p>0.0003363566</text:p>
          </table:table-cell>
          <table:table-cell office:value-type="float" office:value="0.0002747811" calcext:value-type="float">
            <text:p>0.000274781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602002" calcext:value-type="float">
            <text:p>0.0002602002</text:p>
          </table:table-cell>
          <table:table-cell office:value-type="float" office:value="0.0015986504" calcext:value-type="float">
            <text:p>0.0015986504</text:p>
          </table:table-cell>
          <table:table-cell office:value-type="float" office:value="0.0003442146" calcext:value-type="float">
            <text:p>0.0003442146</text:p>
          </table:table-cell>
          <table:table-cell office:value-type="float" office:value="0.0002744487" calcext:value-type="float">
            <text:p>0.000274448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2601987" calcext:value-type="float">
            <text:p>0.0002601987</text:p>
          </table:table-cell>
          <table:table-cell office:value-type="float" office:value="0.0016034025" calcext:value-type="float">
            <text:p>0.0016034025</text:p>
          </table:table-cell>
          <table:table-cell office:value-type="float" office:value="0.0003319983" calcext:value-type="float">
            <text:p>0.0003319983</text:p>
          </table:table-cell>
          <table:table-cell office:value-type="float" office:value="0.000274521" calcext:value-type="float">
            <text:p>0.000274521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2601974" calcext:value-type="float">
            <text:p>0.0002601974</text:p>
          </table:table-cell>
          <table:table-cell office:value-type="float" office:value="0.0017012999" calcext:value-type="float">
            <text:p>0.0017012999</text:p>
          </table:table-cell>
          <table:table-cell office:value-type="float" office:value="0.0003300551" calcext:value-type="float">
            <text:p>0.0003300551</text:p>
          </table:table-cell>
          <table:table-cell office:value-type="float" office:value="0.0002749237" calcext:value-type="float">
            <text:p>0.000274923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2601962" calcext:value-type="float">
            <text:p>0.0002601962</text:p>
          </table:table-cell>
          <table:table-cell office:value-type="float" office:value="0.0018064311" calcext:value-type="float">
            <text:p>0.0018064311</text:p>
          </table:table-cell>
          <table:table-cell office:value-type="float" office:value="0.0003552744" calcext:value-type="float">
            <text:p>0.0003552744</text:p>
          </table:table-cell>
          <table:table-cell office:value-type="float" office:value="0.0002744053" calcext:value-type="float">
            <text:p>0.000274405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2601947" calcext:value-type="float">
            <text:p>0.0002601947</text:p>
          </table:table-cell>
          <table:table-cell office:value-type="float" office:value="0.0017143445" calcext:value-type="float">
            <text:p>0.0017143445</text:p>
          </table:table-cell>
          <table:table-cell office:value-type="float" office:value="0.0003338472" calcext:value-type="float">
            <text:p>0.0003338472</text:p>
          </table:table-cell>
          <table:table-cell office:value-type="float" office:value="0.0002744384" calcext:value-type="float">
            <text:p>0.000274438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2601938" calcext:value-type="float">
            <text:p>0.0002601938</text:p>
          </table:table-cell>
          <table:table-cell office:value-type="float" office:value="0.0016959554" calcext:value-type="float">
            <text:p>0.0016959554</text:p>
          </table:table-cell>
          <table:table-cell office:value-type="float" office:value="0.0003268887" calcext:value-type="float">
            <text:p>0.0003268887</text:p>
          </table:table-cell>
          <table:table-cell office:value-type="float" office:value="0.0002745188" calcext:value-type="float">
            <text:p>0.000274518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2601928" calcext:value-type="float">
            <text:p>0.0002601928</text:p>
          </table:table-cell>
          <table:table-cell office:value-type="float" office:value="0.0016835608" calcext:value-type="float">
            <text:p>0.0016835608</text:p>
          </table:table-cell>
          <table:table-cell office:value-type="float" office:value="0.0003774854" calcext:value-type="float">
            <text:p>0.0003774854</text:p>
          </table:table-cell>
          <table:table-cell office:value-type="float" office:value="0.0002743861" calcext:value-type="float">
            <text:p>0.0002743861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260192" calcext:value-type="float">
            <text:p>0.000260192</text:p>
          </table:table-cell>
          <table:table-cell office:value-type="float" office:value="0.0017426831" calcext:value-type="float">
            <text:p>0.0017426831</text:p>
          </table:table-cell>
          <table:table-cell office:value-type="float" office:value="0.000347855" calcext:value-type="float">
            <text:p>0.000347855</text:p>
          </table:table-cell>
          <table:table-cell office:value-type="float" office:value="0.0002747585" calcext:value-type="float">
            <text:p>0.0002747585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2601911" calcext:value-type="float">
            <text:p>0.0002601911</text:p>
          </table:table-cell>
          <table:table-cell office:value-type="float" office:value="0.0015453539" calcext:value-type="float">
            <text:p>0.0015453539</text:p>
          </table:table-cell>
          <table:table-cell office:value-type="float" office:value="0.000336654" calcext:value-type="float">
            <text:p>0.000336654</text:p>
          </table:table-cell>
          <table:table-cell office:value-type="float" office:value="0.0002744319" calcext:value-type="float">
            <text:p>0.000274431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2601904" calcext:value-type="float">
            <text:p>0.0002601904</text:p>
          </table:table-cell>
          <table:table-cell office:value-type="float" office:value="0.0016165485" calcext:value-type="float">
            <text:p>0.0016165485</text:p>
          </table:table-cell>
          <table:table-cell office:value-type="float" office:value="0.0003399429" calcext:value-type="float">
            <text:p>0.0003399429</text:p>
          </table:table-cell>
          <table:table-cell office:value-type="float" office:value="0.0002745072" calcext:value-type="float">
            <text:p>0.000274507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2601896" calcext:value-type="float">
            <text:p>0.0002601896</text:p>
          </table:table-cell>
          <table:table-cell office:value-type="float" office:value="0.0016661566" calcext:value-type="float">
            <text:p>0.0016661566</text:p>
          </table:table-cell>
          <table:table-cell office:value-type="float" office:value="0.0003556204" calcext:value-type="float">
            <text:p>0.0003556204</text:p>
          </table:table-cell>
          <table:table-cell office:value-type="float" office:value="0.0002749099" calcext:value-type="float">
            <text:p>0.000274909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260189" calcext:value-type="float">
            <text:p>0.000260189</text:p>
          </table:table-cell>
          <table:table-cell office:value-type="float" office:value="0.0017120299" calcext:value-type="float">
            <text:p>0.0017120299</text:p>
          </table:table-cell>
          <table:table-cell office:value-type="float" office:value="0.0003373138" calcext:value-type="float">
            <text:p>0.0003373138</text:p>
          </table:table-cell>
          <table:table-cell office:value-type="float" office:value="0.000274392" calcext:value-type="float">
            <text:p>0.00027439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2601884" calcext:value-type="float">
            <text:p>0.0002601884</text:p>
          </table:table-cell>
          <table:table-cell office:value-type="float" office:value="0.0021786001" calcext:value-type="float">
            <text:p>0.0021786001</text:p>
          </table:table-cell>
          <table:table-cell office:value-type="float" office:value="0.0003581377" calcext:value-type="float">
            <text:p>0.0003581377</text:p>
          </table:table-cell>
          <table:table-cell office:value-type="float" office:value="0.0002744267" calcext:value-type="float">
            <text:p>0.0002744267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260188" calcext:value-type="float">
            <text:p>0.000260188</text:p>
          </table:table-cell>
          <table:table-cell office:value-type="float" office:value="0.0017100947" calcext:value-type="float">
            <text:p>0.0017100947</text:p>
          </table:table-cell>
          <table:table-cell office:value-type="float" office:value="0.0003343281" calcext:value-type="float">
            <text:p>0.0003343281</text:p>
          </table:table-cell>
          <table:table-cell office:value-type="float" office:value="0.0002745074" calcext:value-type="float">
            <text:p>0.0002745074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2601871" calcext:value-type="float">
            <text:p>0.0002601871</text:p>
          </table:table-cell>
          <table:table-cell office:value-type="float" office:value="0.0016922974" calcext:value-type="float">
            <text:p>0.0016922974</text:p>
          </table:table-cell>
          <table:table-cell office:value-type="float" office:value="0.0003613201" calcext:value-type="float">
            <text:p>0.0003613201</text:p>
          </table:table-cell>
          <table:table-cell office:value-type="float" office:value="0.0002743746" calcext:value-type="float">
            <text:p>0.000274374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2601869" calcext:value-type="float">
            <text:p>0.0002601869</text:p>
          </table:table-cell>
          <table:table-cell office:value-type="float" office:value="0.0016650624" calcext:value-type="float">
            <text:p>0.0016650624</text:p>
          </table:table-cell>
          <table:table-cell office:value-type="float" office:value="0.0003364012" calcext:value-type="float">
            <text:p>0.0003364012</text:p>
          </table:table-cell>
          <table:table-cell office:value-type="float" office:value="0.0002747445" calcext:value-type="float">
            <text:p>0.000274744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2601864" calcext:value-type="float">
            <text:p>0.0002601864</text:p>
          </table:table-cell>
          <table:table-cell office:value-type="float" office:value="0.0017769326" calcext:value-type="float">
            <text:p>0.0017769326</text:p>
          </table:table-cell>
          <table:table-cell office:value-type="float" office:value="0.0003442222" calcext:value-type="float">
            <text:p>0.0003442222</text:p>
          </table:table-cell>
          <table:table-cell office:value-type="float" office:value="0.0002744203" calcext:value-type="float">
            <text:p>0.0002744203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2601861" calcext:value-type="float">
            <text:p>0.0002601861</text:p>
          </table:table-cell>
          <table:table-cell office:value-type="float" office:value="0.0017454019" calcext:value-type="float">
            <text:p>0.0017454019</text:p>
          </table:table-cell>
          <table:table-cell office:value-type="float" office:value="0.0003320385" calcext:value-type="float">
            <text:p>0.0003320385</text:p>
          </table:table-cell>
          <table:table-cell office:value-type="float" office:value="0.0002744886" calcext:value-type="float">
            <text:p>0.0002744886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2601857" calcext:value-type="float">
            <text:p>0.0002601857</text:p>
          </table:table-cell>
          <table:table-cell office:value-type="float" office:value="0.0017656942" calcext:value-type="float">
            <text:p>0.0017656942</text:p>
          </table:table-cell>
          <table:table-cell office:value-type="float" office:value="0.0003300777" calcext:value-type="float">
            <text:p>0.0003300777</text:p>
          </table:table-cell>
          <table:table-cell office:value-type="float" office:value="0.000274895" calcext:value-type="float">
            <text:p>0.00027489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2601854" calcext:value-type="float">
            <text:p>0.0002601854</text:p>
          </table:table-cell>
          <table:table-cell office:value-type="float" office:value="0.0017457565" calcext:value-type="float">
            <text:p>0.0017457565</text:p>
          </table:table-cell>
          <table:table-cell office:value-type="float" office:value="0.0003552886" calcext:value-type="float">
            <text:p>0.0003552886</text:p>
          </table:table-cell>
          <table:table-cell office:value-type="float" office:value="0.0002743746" calcext:value-type="float">
            <text:p>0.0002743746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260185" calcext:value-type="float">
            <text:p>0.000260185</text:p>
          </table:table-cell>
          <table:table-cell office:value-type="float" office:value="0.0016434557" calcext:value-type="float">
            <text:p>0.0016434557</text:p>
          </table:table-cell>
          <table:table-cell office:value-type="float" office:value="0.0003338673" calcext:value-type="float">
            <text:p>0.0003338673</text:p>
          </table:table-cell>
          <table:table-cell office:value-type="float" office:value="0.0002744122" calcext:value-type="float">
            <text:p>0.000274412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2601847" calcext:value-type="float">
            <text:p>0.0002601847</text:p>
          </table:table-cell>
          <table:table-cell office:value-type="float" office:value="0.0017249534" calcext:value-type="float">
            <text:p>0.0017249534</text:p>
          </table:table-cell>
          <table:table-cell office:value-type="float" office:value="0.000326896" calcext:value-type="float">
            <text:p>0.000326896</text:p>
          </table:table-cell>
          <table:table-cell office:value-type="float" office:value="0.0002744956" calcext:value-type="float">
            <text:p>0.0002744956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2601843" calcext:value-type="float">
            <text:p>0.0002601843</text:p>
          </table:table-cell>
          <table:table-cell office:value-type="float" office:value="0.0017842461" calcext:value-type="float">
            <text:p>0.0017842461</text:p>
          </table:table-cell>
          <table:table-cell office:value-type="float" office:value="0.0003775169" calcext:value-type="float">
            <text:p>0.0003775169</text:p>
          </table:table-cell>
          <table:table-cell office:value-type="float" office:value="0.0002743622" calcext:value-type="float">
            <text:p>0.0002743622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2601842" calcext:value-type="float">
            <text:p>0.0002601842</text:p>
          </table:table-cell>
          <table:table-cell office:value-type="float" office:value="0.0019031106" calcext:value-type="float">
            <text:p>0.0019031106</text:p>
          </table:table-cell>
          <table:table-cell office:value-type="float" office:value="0.0003478859" calcext:value-type="float">
            <text:p>0.0003478859</text:p>
          </table:table-cell>
          <table:table-cell office:value-type="float" office:value="0.0002747307" calcext:value-type="float">
            <text:p>0.000274730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2601839" calcext:value-type="float">
            <text:p>0.0002601839</text:p>
          </table:table-cell>
          <table:table-cell office:value-type="float" office:value="0.0016894899" calcext:value-type="float">
            <text:p>0.0016894899</text:p>
          </table:table-cell>
          <table:table-cell office:value-type="float" office:value="0.000336674" calcext:value-type="float">
            <text:p>0.000336674</text:p>
          </table:table-cell>
          <table:table-cell office:value-type="float" office:value="0.0002744059" calcext:value-type="float">
            <text:p>0.0002744059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2601836" calcext:value-type="float">
            <text:p>0.0002601836</text:p>
          </table:table-cell>
          <table:table-cell office:value-type="float" office:value="0.0016840152" calcext:value-type="float">
            <text:p>0.0016840152</text:p>
          </table:table-cell>
          <table:table-cell office:value-type="float" office:value="0.0003399528" calcext:value-type="float">
            <text:p>0.0003399528</text:p>
          </table:table-cell>
          <table:table-cell office:value-type="float" office:value="0.0002744792" calcext:value-type="float">
            <text:p>0.0002744792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2601836" calcext:value-type="float">
            <text:p>0.0002601836</text:p>
          </table:table-cell>
          <table:table-cell office:value-type="float" office:value="0.0017575333" calcext:value-type="float">
            <text:p>0.0017575333</text:p>
          </table:table-cell>
          <table:table-cell office:value-type="float" office:value="0.000355644" calcext:value-type="float">
            <text:p>0.000355644</text:p>
          </table:table-cell>
          <table:table-cell office:value-type="float" office:value="0.000274886" calcext:value-type="float">
            <text:p>0.00027488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2601834" calcext:value-type="float">
            <text:p>0.0002601834</text:p>
          </table:table-cell>
          <table:table-cell office:value-type="float" office:value="0.0018998471" calcext:value-type="float">
            <text:p>0.0018998471</text:p>
          </table:table-cell>
          <table:table-cell office:value-type="float" office:value="0.0003373204" calcext:value-type="float">
            <text:p>0.0003373204</text:p>
          </table:table-cell>
          <table:table-cell office:value-type="float" office:value="0.0002743645" calcext:value-type="float">
            <text:p>0.0002743645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2601832" calcext:value-type="float">
            <text:p>0.0002601832</text:p>
          </table:table-cell>
          <table:table-cell office:value-type="float" office:value="0.0017304176" calcext:value-type="float">
            <text:p>0.0017304176</text:p>
          </table:table-cell>
          <table:table-cell office:value-type="float" office:value="0.0003581458" calcext:value-type="float">
            <text:p>0.0003581458</text:p>
          </table:table-cell>
          <table:table-cell office:value-type="float" office:value="0.0002743964" calcext:value-type="float">
            <text:p>0.0002743964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2601828" calcext:value-type="float">
            <text:p>0.0002601828</text:p>
          </table:table-cell>
          <table:table-cell office:value-type="float" office:value="0.0017262609" calcext:value-type="float">
            <text:p>0.0017262609</text:p>
          </table:table-cell>
          <table:table-cell office:value-type="float" office:value="0.0003343381" calcext:value-type="float">
            <text:p>0.0003343381</text:p>
          </table:table-cell>
          <table:table-cell office:value-type="float" office:value="0.0002744798" calcext:value-type="float">
            <text:p>0.0002744798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2601828" calcext:value-type="float">
            <text:p>0.0002601828</text:p>
          </table:table-cell>
          <table:table-cell office:value-type="float" office:value="0.0017848889" calcext:value-type="float">
            <text:p>0.0017848889</text:p>
          </table:table-cell>
          <table:table-cell office:value-type="float" office:value="0.0003613592" calcext:value-type="float">
            <text:p>0.0003613592</text:p>
          </table:table-cell>
          <table:table-cell office:value-type="float" office:value="0.0002743509" calcext:value-type="float">
            <text:p>0.000274350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2601827" calcext:value-type="float">
            <text:p>0.0002601827</text:p>
          </table:table-cell>
          <table:table-cell office:value-type="float" office:value="0.0017171932" calcext:value-type="float">
            <text:p>0.0017171932</text:p>
          </table:table-cell>
          <table:table-cell office:value-type="float" office:value="0.0003363986" calcext:value-type="float">
            <text:p>0.0003363986</text:p>
          </table:table-cell>
          <table:table-cell office:value-type="float" office:value="0.0002747196" calcext:value-type="float">
            <text:p>0.0002747196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2601826" calcext:value-type="float">
            <text:p>0.0002601826</text:p>
          </table:table-cell>
          <table:table-cell office:value-type="float" office:value="0.0015995278" calcext:value-type="float">
            <text:p>0.0015995278</text:p>
          </table:table-cell>
          <table:table-cell office:value-type="float" office:value="0.0003442373" calcext:value-type="float">
            <text:p>0.0003442373</text:p>
          </table:table-cell>
          <table:table-cell office:value-type="float" office:value="0.0002743979" calcext:value-type="float">
            <text:p>0.0002743979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2601826" calcext:value-type="float">
            <text:p>0.0002601826</text:p>
          </table:table-cell>
          <table:table-cell office:value-type="float" office:value="0.0016045502" calcext:value-type="float">
            <text:p>0.0016045502</text:p>
          </table:table-cell>
          <table:table-cell office:value-type="float" office:value="0.0003320383" calcext:value-type="float">
            <text:p>0.0003320383</text:p>
          </table:table-cell>
          <table:table-cell office:value-type="float" office:value="0.0002744712" calcext:value-type="float">
            <text:p>0.000274471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2601824" calcext:value-type="float">
            <text:p>0.0002601824</text:p>
          </table:table-cell>
          <table:table-cell office:value-type="float" office:value="0.0017020782" calcext:value-type="float">
            <text:p>0.0017020782</text:p>
          </table:table-cell>
          <table:table-cell office:value-type="float" office:value="0.0003300731" calcext:value-type="float">
            <text:p>0.0003300731</text:p>
          </table:table-cell>
          <table:table-cell office:value-type="float" office:value="0.0002748768" calcext:value-type="float">
            <text:p>0.000274876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2601822" calcext:value-type="float">
            <text:p>0.0002601822</text:p>
          </table:table-cell>
          <table:table-cell office:value-type="float" office:value="0.0018069121" calcext:value-type="float">
            <text:p>0.0018069121</text:p>
          </table:table-cell>
          <table:table-cell office:value-type="float" office:value="0.0003553034" calcext:value-type="float">
            <text:p>0.0003553034</text:p>
          </table:table-cell>
          <table:table-cell office:value-type="float" office:value="0.0002743602" calcext:value-type="float">
            <text:p>0.0002743602</text:p>
          </table:table-cell>
          <table:table-cell table:number-columns-repeated="10"/>
        </table:table-row>
      </table:table>
      <table:table table:name="gisette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1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4</text:p>
          </table:table-cell>
          <table:table-cell table:number-columns-repeated="3"/>
          <table:table-cell office:value-type="string" calcext:value-type="string">
            <text:p>HW8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120000" calcext:value-type="float">
            <text:p>12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40000" calcext:value-type="float">
            <text:p>24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474000" calcext:value-type="float">
            <text:p>474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942000" calcext:value-type="float">
            <text:p>942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5.2456700802" calcext:value-type="float">
            <text:p>15.2456700802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59185843" calcext:value-type="float">
            <text:p>0.025918584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127737999" calcext:value-type="float">
            <text:p>0.12773799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2116069794" calcext:value-type="float">
            <text:p>0.2116069794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4404799938" calcext:value-type="float">
            <text:p>0.4404799938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8473448753" calcext:value-type="float">
            <text:p>0.8473448753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3517973" calcext:value-type="float">
            <text:p>0.02035179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2507726" calcext:value-type="float">
            <text:p>0.01725077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59969719" calcext:value-type="float">
            <text:p>0.02599697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59217881" calcext:value-type="float">
            <text:p>0.02592178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59326939" calcext:value-type="float">
            <text:p>0.0259326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59200614" calcext:value-type="float">
            <text:p>0.02592006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2388662" calcext:value-type="float">
            <text:p>0.01523886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4788465" calcext:value-type="float">
            <text:p>0.02047884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4056222" calcext:value-type="float">
            <text:p>0.02040562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3551706" calcext:value-type="float">
            <text:p>0.02035517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3533452" calcext:value-type="float">
            <text:p>0.02035334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8271088" calcext:value-type="float">
            <text:p>0.01382710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4271408" calcext:value-type="float">
            <text:p>0.01742714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2854736" calcext:value-type="float">
            <text:p>0.01728547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2525216" calcext:value-type="float">
            <text:p>0.01725252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2524303" calcext:value-type="float">
            <text:p>0.01725243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7817551" calcext:value-type="float">
            <text:p>0.01278175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4153798" calcext:value-type="float">
            <text:p>0.01541537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2466986" calcext:value-type="float">
            <text:p>0.01524669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245365" calcext:value-type="float">
            <text:p>0.0152453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2404057" calcext:value-type="float">
            <text:p>0.01524040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19753471" calcext:value-type="float">
            <text:p>0.01197534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40643008" calcext:value-type="float">
            <text:p>0.01406430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8923628" calcext:value-type="float">
            <text:p>0.01389236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8387019" calcext:value-type="float">
            <text:p>0.01383870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8282506" calcext:value-type="float">
            <text:p>0.013828250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3326758" calcext:value-type="float">
            <text:p>0.01133267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33450925" calcext:value-type="float">
            <text:p>0.01334509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834114" calcext:value-type="float">
            <text:p>0.0128341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7969077" calcext:value-type="float">
            <text:p>0.0127969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7824927" calcext:value-type="float">
            <text:p>0.01278249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8068725" calcext:value-type="float">
            <text:p>0.01080687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24641554" calcext:value-type="float">
            <text:p>0.01246415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20127629" calcext:value-type="float">
            <text:p>0.01201276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19984895" calcext:value-type="float">
            <text:p>0.01199848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19763594" calcext:value-type="float">
            <text:p>0.01197635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3673218" calcext:value-type="float">
            <text:p>0.01036732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6663324" calcext:value-type="float">
            <text:p>0.01166633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418758" calcext:value-type="float">
            <text:p>0.0114187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3530615" calcext:value-type="float">
            <text:p>0.01135306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333595" calcext:value-type="float">
            <text:p>0.0113335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9993284" calcext:value-type="float">
            <text:p>0.0099932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1000107" calcext:value-type="float">
            <text:p>0.0110001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8410139" calcext:value-type="float">
            <text:p>0.01084101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8350627" calcext:value-type="float">
            <text:p>0.01083506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808304" calcext:value-type="float">
            <text:p>0.0108083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6701784" calcext:value-type="float">
            <text:p>0.00967017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9598767" calcext:value-type="float">
            <text:p>0.01095987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446283" calcext:value-type="float">
            <text:p>0.0104462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3855086" calcext:value-type="float">
            <text:p>0.01038550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3685251" calcext:value-type="float">
            <text:p>0.01036852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3875434" calcext:value-type="float">
            <text:p>0.00938754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03874495" calcext:value-type="float">
            <text:p>0.01038744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02214804" calcext:value-type="float">
            <text:p>0.01022148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00206975" calcext:value-type="float">
            <text:p>0.01002069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99943345" calcext:value-type="float">
            <text:p>0.00999433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1375671" calcext:value-type="float">
            <text:p>0.00913756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9140061" calcext:value-type="float">
            <text:p>0.00991400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7537776" calcext:value-type="float">
            <text:p>0.00975377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6899616" calcext:value-type="float">
            <text:p>0.00968996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6709998" calcext:value-type="float">
            <text:p>0.00967099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89144194" calcext:value-type="float">
            <text:p>0.00891441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5907478" calcext:value-type="float">
            <text:p>0.00959074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5087532" calcext:value-type="float">
            <text:p>0.00950875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4136391" calcext:value-type="float">
            <text:p>0.00941363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3874605" calcext:value-type="float">
            <text:p>0.00938746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7135714" calcext:value-type="float">
            <text:p>0.00871357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6623907" calcext:value-type="float">
            <text:p>0.0096623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224331" calcext:value-type="float">
            <text:p>0.0092243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1658765" calcext:value-type="float">
            <text:p>0.00916587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1377562" calcext:value-type="float">
            <text:p>0.00913775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5315043" calcext:value-type="float">
            <text:p>0.0085315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98577859" calcext:value-type="float">
            <text:p>0.00985778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90220254" calcext:value-type="float">
            <text:p>0.00902202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89502065" calcext:value-type="float">
            <text:p>0.00895020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89147091" calcext:value-type="float">
            <text:p>0.00891470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3654104" calcext:value-type="float">
            <text:p>0.00836541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90972781" calcext:value-type="float">
            <text:p>0.00909727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8416021" calcext:value-type="float">
            <text:p>0.00884160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7364735" calcext:value-type="float">
            <text:p>0.00873647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7137735" calcext:value-type="float">
            <text:p>0.00871377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2130218" calcext:value-type="float">
            <text:p>0.00821302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9079533" calcext:value-type="float">
            <text:p>0.00890795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6082108" calcext:value-type="float">
            <text:p>0.00860821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565261" calcext:value-type="float">
            <text:p>0.0085652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5322773" calcext:value-type="float">
            <text:p>0.00853227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0725271" calcext:value-type="float">
            <text:p>0.0080725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91736242" calcext:value-type="float">
            <text:p>0.00917362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4802946" calcext:value-type="float">
            <text:p>0.00848029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3975727" calcext:value-type="float">
            <text:p>0.0083975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3656069" calcext:value-type="float">
            <text:p>0.00836560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79423739" calcext:value-type="float">
            <text:p>0.00794237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6942986" calcext:value-type="float">
            <text:p>0.00869429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5406099" calcext:value-type="float">
            <text:p>0.00854060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2434732" calcext:value-type="float">
            <text:p>0.00824347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2137501" calcext:value-type="float">
            <text:p>0.00821375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78213476" calcext:value-type="float">
            <text:p>0.00782134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3576869" calcext:value-type="float">
            <text:p>0.00835768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2235569" calcext:value-type="float">
            <text:p>0.00822355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0963317" calcext:value-type="float">
            <text:p>0.00809633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0721406" calcext:value-type="float">
            <text:p>0.008072140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7083898" calcext:value-type="float">
            <text:p>0.00770838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83309207" calcext:value-type="float">
            <text:p>0.00833092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81457784" calcext:value-type="float">
            <text:p>0.00814577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79752123" calcext:value-type="float">
            <text:p>0.00797521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79411678" calcext:value-type="float">
            <text:p>0.00794116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6025901" calcext:value-type="float">
            <text:p>0.00760259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85536316" calcext:value-type="float">
            <text:p>0.00855363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79358425" calcext:value-type="float">
            <text:p>0.00793584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78607351" calcext:value-type="float">
            <text:p>0.00786073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78202933" calcext:value-type="float">
            <text:p>0.00782029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5031985" calcext:value-type="float">
            <text:p>0.00750319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94842101" calcext:value-type="float">
            <text:p>0.00948421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9060113" calcext:value-type="float">
            <text:p>0.00790601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7618496" calcext:value-type="float">
            <text:p>0.00776184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7086613" calcext:value-type="float">
            <text:p>0.00770866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4095898" calcext:value-type="float">
            <text:p>0.00740958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969154" calcext:value-type="float">
            <text:p>0.0079691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7793994" calcext:value-type="float">
            <text:p>0.00777939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6256436" calcext:value-type="float">
            <text:p>0.00762564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602314" calcext:value-type="float">
            <text:p>0.0076023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3211822" calcext:value-type="float">
            <text:p>0.00732118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916349" calcext:value-type="float">
            <text:p>0.0079163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6177255" calcext:value-type="float">
            <text:p>0.00761772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5379983" calcext:value-type="float">
            <text:p>0.00753799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5034383" calcext:value-type="float">
            <text:p>0.00750343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2374884" calcext:value-type="float">
            <text:p>0.0072374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9634516" calcext:value-type="float">
            <text:p>0.00796345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5463322" calcext:value-type="float">
            <text:p>0.00754633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4673207" calcext:value-type="float">
            <text:p>0.00746732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4099516" calcext:value-type="float">
            <text:p>0.00740995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1581104" calcext:value-type="float">
            <text:p>0.00715811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7360775" calcext:value-type="float">
            <text:p>0.00773607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6849777" calcext:value-type="float">
            <text:p>0.00768497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3527936" calcext:value-type="float">
            <text:p>0.0073527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322262" calcext:value-type="float">
            <text:p>0.0073222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0826481" calcext:value-type="float">
            <text:p>0.00708264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7529019" calcext:value-type="float">
            <text:p>0.00775290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4628619" calcext:value-type="float">
            <text:p>0.00746286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26983" calcext:value-type="float">
            <text:p>0.007269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2370796" calcext:value-type="float">
            <text:p>0.00723707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0107919" calcext:value-type="float">
            <text:p>0.00701079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6122661" calcext:value-type="float">
            <text:p>0.00761226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4425838" calcext:value-type="float">
            <text:p>0.00744258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2017498" calcext:value-type="float">
            <text:p>0.00720174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1565481" calcext:value-type="float">
            <text:p>0.00715654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69422415" calcext:value-type="float">
            <text:p>0.00694224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6346323" calcext:value-type="float">
            <text:p>0.00763463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2218357" calcext:value-type="float">
            <text:p>0.00722183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1349749" calcext:value-type="float">
            <text:p>0.00713497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0814379" calcext:value-type="float">
            <text:p>0.00708143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68767574" calcext:value-type="float">
            <text:p>0.00687675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8596529" calcext:value-type="float">
            <text:p>0.00785965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302328" calcext:value-type="float">
            <text:p>0.0073023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079734" calcext:value-type="float">
            <text:p>0.0070797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010804" calcext:value-type="float">
            <text:p>0.0070108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8140877" calcext:value-type="float">
            <text:p>0.00681408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79669077" calcext:value-type="float">
            <text:p>0.0079669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71667498" calcext:value-type="float">
            <text:p>0.00716674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69665383" calcext:value-type="float">
            <text:p>0.00696653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69424738" calcext:value-type="float">
            <text:p>0.00694247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75405" calcext:value-type="float">
            <text:p>0.006754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73827328" calcext:value-type="float">
            <text:p>0.00738273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70250137" calcext:value-type="float">
            <text:p>0.00702501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69148205" calcext:value-type="float">
            <text:p>0.00691482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68771248" calcext:value-type="float">
            <text:p>0.00687712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66964366" calcext:value-type="float">
            <text:p>0.00669643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73706037" calcext:value-type="float">
            <text:p>0.00737060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971546" calcext:value-type="float">
            <text:p>0.0069715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895422" calcext:value-type="float">
            <text:p>0.006895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8141855" calcext:value-type="float">
            <text:p>0.00681418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66410955" calcext:value-type="float">
            <text:p>0.00664109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72915852" calcext:value-type="float">
            <text:p>0.00729158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71335691" calcext:value-type="float">
            <text:p>0.00713356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7893709" calcext:value-type="float">
            <text:p>0.00678937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7554004" calcext:value-type="float">
            <text:p>0.00675540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6587876" calcext:value-type="float">
            <text:p>0.0065878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71493704" calcext:value-type="float">
            <text:p>0.00714937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69951685" calcext:value-type="float">
            <text:p>0.0069951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67400569" calcext:value-type="float">
            <text:p>0.00674005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66960943" calcext:value-type="float">
            <text:p>0.00669609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5366486" calcext:value-type="float">
            <text:p>0.00653664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7128187" calcext:value-type="float">
            <text:p>0.0071281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70062503" calcext:value-type="float">
            <text:p>0.00700625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66963062" calcext:value-type="float">
            <text:p>0.00669630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6638932" calcext:value-type="float">
            <text:p>0.0066389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487261" calcext:value-type="float">
            <text:p>0.0064872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77932565" calcext:value-type="float">
            <text:p>0.00779325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6749393" calcext:value-type="float">
            <text:p>0.0067493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66531459" calcext:value-type="float">
            <text:p>0.00665314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65864772" calcext:value-type="float">
            <text:p>0.00658647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4396244" calcext:value-type="float">
            <text:p>0.00643962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81980489" calcext:value-type="float">
            <text:p>0.00819804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9195144" calcext:value-type="float">
            <text:p>0.00691951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6217338" calcext:value-type="float">
            <text:p>0.00662173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536779" calcext:value-type="float">
            <text:p>0.0065367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3936366" calcext:value-type="float">
            <text:p>0.00639363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72784061" calcext:value-type="float">
            <text:p>0.00727840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7616678" calcext:value-type="float">
            <text:p>0.00676166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5141548" calcext:value-type="float">
            <text:p>0.00651415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4878915" calcext:value-type="float">
            <text:p>0.00648789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3491915" calcext:value-type="float">
            <text:p>0.00634919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70117819" calcext:value-type="float">
            <text:p>0.00701178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6156732" calcext:value-type="float">
            <text:p>0.00661567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4806277" calcext:value-type="float">
            <text:p>0.00648062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4395713" calcext:value-type="float">
            <text:p>0.00643957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3062059" calcext:value-type="float">
            <text:p>0.00630620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76945112" calcext:value-type="float">
            <text:p>0.00769451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5676593" calcext:value-type="float">
            <text:p>0.00656765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5016253" calcext:value-type="float">
            <text:p>0.00650162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3939742" calcext:value-type="float">
            <text:p>0.00639397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2645911" calcext:value-type="float">
            <text:p>0.00626459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70414697" calcext:value-type="float">
            <text:p>0.00704146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7327176" calcext:value-type="float">
            <text:p>0.00673271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3889883" calcext:value-type="float">
            <text:p>0.00638898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3510519" calcext:value-type="float">
            <text:p>0.00635105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2242872" calcext:value-type="float">
            <text:p>0.0062242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7587984" calcext:value-type="float">
            <text:p>0.00675879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6674822" calcext:value-type="float">
            <text:p>0.00666748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3600824" calcext:value-type="float">
            <text:p>0.00636008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3066729" calcext:value-type="float">
            <text:p>0.00630667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1852126" calcext:value-type="float">
            <text:p>0.00618521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7775422" calcext:value-type="float">
            <text:p>0.0067775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714819" calcext:value-type="float">
            <text:p>0.0067148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3326131" calcext:value-type="float">
            <text:p>0.0063326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2622102" calcext:value-type="float">
            <text:p>0.00626221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1473171" calcext:value-type="float">
            <text:p>0.00614731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77264272" calcext:value-type="float">
            <text:p>0.0077264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4071133" calcext:value-type="float">
            <text:p>0.00640711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3006771" calcext:value-type="float">
            <text:p>0.00630067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2227105" calcext:value-type="float">
            <text:p>0.00622271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1105448" calcext:value-type="float">
            <text:p>0.00611054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8159548" calcext:value-type="float">
            <text:p>0.0081595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6561163" calcext:value-type="float">
            <text:p>0.00665611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28507" calcext:value-type="float">
            <text:p>0.006285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1856303" calcext:value-type="float">
            <text:p>0.00618563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0748137" calcext:value-type="float">
            <text:p>0.00607481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71585043" calcext:value-type="float">
            <text:p>0.0071585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4641158" calcext:value-type="float">
            <text:p>0.00646411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1767516" calcext:value-type="float">
            <text:p>0.00617675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1488496" calcext:value-type="float">
            <text:p>0.00614884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0401056" calcext:value-type="float">
            <text:p>0.00604010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7666313" calcext:value-type="float">
            <text:p>0.00676663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3131941" calcext:value-type="float">
            <text:p>0.00631319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1560245" calcext:value-type="float">
            <text:p>0.00615602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1108144" calcext:value-type="float">
            <text:p>0.00611081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0063503" calcext:value-type="float">
            <text:p>0.00600635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71846903" calcext:value-type="float">
            <text:p>0.00718469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2674619" calcext:value-type="float">
            <text:p>0.00626746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2064598" calcext:value-type="float">
            <text:p>0.00620645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0754768" calcext:value-type="float">
            <text:p>0.00607547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59735081" calcext:value-type="float">
            <text:p>0.00597350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8887798" calcext:value-type="float">
            <text:p>0.00688877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4202747" calcext:value-type="float">
            <text:p>0.0064202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0844738" calcext:value-type="float">
            <text:p>0.00608447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0426821" calcext:value-type="float">
            <text:p>0.00604268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59415409" calcext:value-type="float">
            <text:p>0.00594154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5894858" calcext:value-type="float">
            <text:p>0.00658948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4282836" calcext:value-type="float">
            <text:p>0.00642828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0714646" calcext:value-type="float">
            <text:p>0.00607146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0065007" calcext:value-type="float">
            <text:p>0.00600650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5910424" calcext:value-type="float">
            <text:p>0.0059104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66642747" calcext:value-type="float">
            <text:p>0.0066642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64959037" calcext:value-type="float">
            <text:p>0.00649590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60520936" calcext:value-type="float">
            <text:p>0.0060520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59709344" calcext:value-type="float">
            <text:p>0.00597093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58800913" calcext:value-type="float">
            <text:p>0.00588009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82543083" calcext:value-type="float">
            <text:p>0.00825430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61431658" calcext:value-type="float">
            <text:p>0.00614316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60260398" calcext:value-type="float">
            <text:p>0.00602603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59392904" calcext:value-type="float">
            <text:p>0.00593929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8505321" calcext:value-type="float">
            <text:p>0.00585053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03088329" calcext:value-type="float">
            <text:p>0.01030883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64618392" calcext:value-type="float">
            <text:p>0.00646183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60246689" calcext:value-type="float">
            <text:p>0.00602466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59107416" calcext:value-type="float">
            <text:p>0.00591074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8217035" calcext:value-type="float">
            <text:p>0.00582170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66621113" calcext:value-type="float">
            <text:p>0.00666211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62432201" calcext:value-type="float">
            <text:p>0.00624322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59117535" calcext:value-type="float">
            <text:p>0.00591175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58818138" calcext:value-type="float">
            <text:p>0.00588181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7935836" calcext:value-type="float">
            <text:p>0.00579358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66205151" calcext:value-type="float">
            <text:p>0.00662051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60770512" calcext:value-type="float">
            <text:p>0.00607705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8993422" calcext:value-type="float">
            <text:p>0.0058993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8515579" calcext:value-type="float">
            <text:p>0.00585155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57661277" calcext:value-type="float">
            <text:p>0.00576612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67314771" calcext:value-type="float">
            <text:p>0.00673147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60233134" calcext:value-type="float">
            <text:p>0.00602331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9762592" calcext:value-type="float">
            <text:p>0.00597625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8218939" calcext:value-type="float">
            <text:p>0.005821893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7393266" calcext:value-type="float">
            <text:p>0.0057393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65297345" calcext:value-type="float">
            <text:p>0.00652973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61796135" calcext:value-type="float">
            <text:p>0.00617961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8416431" calcext:value-type="float">
            <text:p>0.00584164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7960092" calcext:value-type="float">
            <text:p>0.00579600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713149" calcext:value-type="float">
            <text:p>0.0057131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6629684" calcext:value-type="float">
            <text:p>0.0066296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62536411" calcext:value-type="float">
            <text:p>0.00625364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58414242" calcext:value-type="float">
            <text:p>0.00584142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57666465" calcext:value-type="float">
            <text:p>0.00576664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6875623" calcext:value-type="float">
            <text:p>0.00568756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64345188" calcext:value-type="float">
            <text:p>0.00643451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63224346" calcext:value-type="float">
            <text:p>0.00632243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8301454" calcext:value-type="float">
            <text:p>0.00583014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7367198" calcext:value-type="float">
            <text:p>0.00573671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6625595" calcext:value-type="float">
            <text:p>0.00566255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67063374" calcext:value-type="float">
            <text:p>0.00670633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9331441" calcext:value-type="float">
            <text:p>0.00593314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8056251" calcext:value-type="float">
            <text:p>0.00580562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7107979" calcext:value-type="float">
            <text:p>0.00571079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6381067" calcext:value-type="float">
            <text:p>0.0056381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71272044" calcext:value-type="float">
            <text:p>0.00712720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63071316" calcext:value-type="float">
            <text:p>0.00630713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8155861" calcext:value-type="float">
            <text:p>0.00581558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6880284" calcext:value-type="float">
            <text:p>0.00568802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6141885" calcext:value-type="float">
            <text:p>0.00561418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749382" calcext:value-type="float">
            <text:p>0.007493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60582478" calcext:value-type="float">
            <text:p>0.00605824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6981067" calcext:value-type="float">
            <text:p>0.0056981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6650634" calcext:value-type="float">
            <text:p>0.00566506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5907848" calcext:value-type="float">
            <text:p>0.0055907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66850199" calcext:value-type="float">
            <text:p>0.00668501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8872667" calcext:value-type="float">
            <text:p>0.00588726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691539" calcext:value-type="float">
            <text:p>0.0056915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638368" calcext:value-type="float">
            <text:p>0.0056383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5678766" calcext:value-type="float">
            <text:p>0.00556787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66347537" calcext:value-type="float">
            <text:p>0.00663475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8268541" calcext:value-type="float">
            <text:p>0.00582685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7913749" calcext:value-type="float">
            <text:p>0.00579137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6150886" calcext:value-type="float">
            <text:p>0.00561508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5454462" calcext:value-type="float">
            <text:p>0.00554544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64312224" calcext:value-type="float">
            <text:p>0.00643122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9691416" calcext:value-type="float">
            <text:p>0.00596914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6449082" calcext:value-type="float">
            <text:p>0.00564490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5933646" calcext:value-type="float">
            <text:p>0.00559336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523487" calcext:value-type="float">
            <text:p>0.005523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63487007" calcext:value-type="float">
            <text:p>0.00634870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61079031" calcext:value-type="float">
            <text:p>0.00610790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6524551" calcext:value-type="float">
            <text:p>0.00565245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5678966" calcext:value-type="float">
            <text:p>0.00556789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5019609" calcext:value-type="float">
            <text:p>0.0055019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63799578" calcext:value-type="float">
            <text:p>0.00637995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6200402" calcext:value-type="float">
            <text:p>0.0062004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6462549" calcext:value-type="float">
            <text:p>0.00564625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5427938" calcext:value-type="float">
            <text:p>0.00554279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480872" calcext:value-type="float">
            <text:p>0.005480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77106128" calcext:value-type="float">
            <text:p>0.00771061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7597873" calcext:value-type="float">
            <text:p>0.00575978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6225727" calcext:value-type="float">
            <text:p>0.0056225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5204737" calcext:value-type="float">
            <text:p>0.00552047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4601999" calcext:value-type="float">
            <text:p>0.00546019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8415251" calcext:value-type="float">
            <text:p>0.0084152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6191147" calcext:value-type="float">
            <text:p>0.0061911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6431247" calcext:value-type="float">
            <text:p>0.00564312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5036792" calcext:value-type="float">
            <text:p>0.00550367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4399376" calcext:value-type="float">
            <text:p>0.00543993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65708091" calcext:value-type="float">
            <text:p>0.00657080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9202206" calcext:value-type="float">
            <text:p>0.00592022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5185654" calcext:value-type="float">
            <text:p>0.00551856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4835542" calcext:value-type="float">
            <text:p>0.00548355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4200515" calcext:value-type="float">
            <text:p>0.0054200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65172659" calcext:value-type="float">
            <text:p>0.00651726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7330877" calcext:value-type="float">
            <text:p>0.00573308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5170413" calcext:value-type="float">
            <text:p>0.00551704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4602204" calcext:value-type="float">
            <text:p>0.00546022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4005515" calcext:value-type="float">
            <text:p>0.0054005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71131405" calcext:value-type="float">
            <text:p>0.00711314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6592072" calcext:value-type="float">
            <text:p>0.00565920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6328666" calcext:value-type="float">
            <text:p>0.0056328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4402892" calcext:value-type="float">
            <text:p>0.00544028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3814114" calcext:value-type="float">
            <text:p>0.00538141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64613475" calcext:value-type="float">
            <text:p>0.00646134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804494" calcext:value-type="float">
            <text:p>0.0058044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4772026" calcext:value-type="float">
            <text:p>0.00547720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4232618" calcext:value-type="float">
            <text:p>0.00542326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3626257" calcext:value-type="float">
            <text:p>0.00536262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61740228" calcext:value-type="float">
            <text:p>0.00617402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9894556" calcext:value-type="float">
            <text:p>0.00598945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4944516" calcext:value-type="float">
            <text:p>0.00549445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4017766" calcext:value-type="float">
            <text:p>0.00540177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3441939" calcext:value-type="float">
            <text:p>0.0053441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62021413" calcext:value-type="float">
            <text:p>0.00620214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60834731" calcext:value-type="float">
            <text:p>0.00608347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4906984" calcext:value-type="float">
            <text:p>0.00549069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3775394" calcext:value-type="float">
            <text:p>0.00537753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3260885" calcext:value-type="float">
            <text:p>0.00532608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75361966" calcext:value-type="float">
            <text:p>0.00753619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614805" calcext:value-type="float">
            <text:p>0.0056148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4664118" calcext:value-type="float">
            <text:p>0.00546641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3593237" calcext:value-type="float">
            <text:p>0.00535932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3083012" calcext:value-type="float">
            <text:p>0.00530830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80226315" calcext:value-type="float">
            <text:p>0.00802263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60905274" calcext:value-type="float">
            <text:p>0.00609052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4958826" calcext:value-type="float">
            <text:p>0.00549588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3454544" calcext:value-type="float">
            <text:p>0.00534545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2908263" calcext:value-type="float">
            <text:p>0.00529082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69819279" calcext:value-type="float">
            <text:p>0.00698192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794161" calcext:value-type="float">
            <text:p>0.005794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3667505" calcext:value-type="float">
            <text:p>0.00536675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3289761" calcext:value-type="float">
            <text:p>0.00532897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2736592" calcext:value-type="float">
            <text:p>0.00527365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6288534" calcext:value-type="float">
            <text:p>0.006288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6008943" calcext:value-type="float">
            <text:p>0.00560089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3675314" calcext:value-type="float">
            <text:p>0.00536753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3084334" calcext:value-type="float">
            <text:p>0.00530843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2567944" calcext:value-type="float">
            <text:p>0.00525679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67964485" calcext:value-type="float">
            <text:p>0.00679644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5208243" calcext:value-type="float">
            <text:p>0.00552082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4992824" calcext:value-type="float">
            <text:p>0.00549928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293062" calcext:value-type="float">
            <text:p>0.0052930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2402061" calcext:value-type="float">
            <text:p>0.00524020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64521423" calcext:value-type="float">
            <text:p>0.00645214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6525976" calcext:value-type="float">
            <text:p>0.00565259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3354055" calcext:value-type="float">
            <text:p>0.00533540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2764853" calcext:value-type="float">
            <text:p>0.00527648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2238936" calcext:value-type="float">
            <text:p>0.0052238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61631459" calcext:value-type="float">
            <text:p>0.00616314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888145" calcext:value-type="float">
            <text:p>0.0058881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3588618" calcext:value-type="float">
            <text:p>0.00535886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2580247" calcext:value-type="float">
            <text:p>0.005258024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2078534" calcext:value-type="float">
            <text:p>0.0052078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62883515" calcext:value-type="float">
            <text:p>0.0062883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60169525" calcext:value-type="float">
            <text:p>0.0060169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3584669" calcext:value-type="float">
            <text:p>0.00535846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2365065" calcext:value-type="float">
            <text:p>0.00523650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1920852" calcext:value-type="float">
            <text:p>0.00519208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95684798" calcext:value-type="float">
            <text:p>0.00956847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4898048" calcext:value-type="float">
            <text:p>0.00548980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3320634" calcext:value-type="float">
            <text:p>0.00533206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2203839" calcext:value-type="float">
            <text:p>0.005220383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1765647" calcext:value-type="float">
            <text:p>0.00517656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18894223" calcext:value-type="float">
            <text:p>0.01188942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6018043" calcext:value-type="float">
            <text:p>0.006018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3709401" calcext:value-type="float">
            <text:p>0.00537094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2089742" calcext:value-type="float">
            <text:p>0.00520897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1612938" calcext:value-type="float">
            <text:p>0.0051612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68234368" calcext:value-type="float">
            <text:p>0.00682343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6939907" calcext:value-type="float">
            <text:p>0.0056939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2361172" calcext:value-type="float">
            <text:p>0.00523611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1953411" calcext:value-type="float">
            <text:p>0.00519534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1462641" calcext:value-type="float">
            <text:p>0.00514626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64093" calcext:value-type="float">
            <text:p>0.00640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490642" calcext:value-type="float">
            <text:p>0.0054906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2378513" calcext:value-type="float">
            <text:p>0.00523785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1760837" calcext:value-type="float">
            <text:p>0.00517608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1314677" calcext:value-type="float">
            <text:p>0.00513146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64443653" calcext:value-type="float">
            <text:p>0.00644436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4003475" calcext:value-type="float">
            <text:p>0.00540034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3857057" calcext:value-type="float">
            <text:p>0.00538570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1618693" calcext:value-type="float">
            <text:p>0.00516186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116906" calcext:value-type="float">
            <text:p>0.0051169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62342822" calcext:value-type="float">
            <text:p>0.00623428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5232705" calcext:value-type="float">
            <text:p>0.00552327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2110893" calcext:value-type="float">
            <text:p>0.00521108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1491535" calcext:value-type="float">
            <text:p>0.00514915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1025683" calcext:value-type="float">
            <text:p>0.00510256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63009979" calcext:value-type="float">
            <text:p>0.00630099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803878" calcext:value-type="float">
            <text:p>0.0058038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2404166" calcext:value-type="float">
            <text:p>0.00524041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1333657" calcext:value-type="float">
            <text:p>0.00513336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0884387" calcext:value-type="float">
            <text:p>0.00508843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61413697" calcext:value-type="float">
            <text:p>0.00614136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9257522" calcext:value-type="float">
            <text:p>0.00592575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2409261" calcext:value-type="float">
            <text:p>0.00524092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1123188" calcext:value-type="float">
            <text:p>0.00511231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0745294" calcext:value-type="float">
            <text:p>0.00507452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67178858" calcext:value-type="float">
            <text:p>0.00671788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3822617" calcext:value-type="float">
            <text:p>0.00538226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211907" calcext:value-type="float">
            <text:p>0.005211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0995257" calcext:value-type="float">
            <text:p>0.00509952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0608236" calcext:value-type="float">
            <text:p>0.00506082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70484467" calcext:value-type="float">
            <text:p>0.00704844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9518395" calcext:value-type="float">
            <text:p>0.00595183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2610817" calcext:value-type="float">
            <text:p>0.0052610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0901528" calcext:value-type="float">
            <text:p>0.00509015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0473213" calcext:value-type="float">
            <text:p>0.00504732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78440923" calcext:value-type="float">
            <text:p>0.00784409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6080511" calcext:value-type="float">
            <text:p>0.00560805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1214793" calcext:value-type="float">
            <text:p>0.0051214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0783977" calcext:value-type="float">
            <text:p>0.00507839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0340109" calcext:value-type="float">
            <text:p>0.00503401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6662129" calcext:value-type="float">
            <text:p>0.0066621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3939875" calcext:value-type="float">
            <text:p>0.0053939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123355" calcext:value-type="float">
            <text:p>0.0051233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0605196" calcext:value-type="float">
            <text:p>0.00506051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0208946" calcext:value-type="float">
            <text:p>0.00502089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6726176" calcext:value-type="float">
            <text:p>0.0067261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291841" calcext:value-type="float">
            <text:p>0.0052918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2839569" calcext:value-type="float">
            <text:p>0.00528395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0482024" calcext:value-type="float">
            <text:p>0.00504820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62610065" calcext:value-type="float">
            <text:p>0.00626100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4155211" calcext:value-type="float">
            <text:p>0.00541552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1033371" calcext:value-type="float">
            <text:p>0.00510333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0378214" calcext:value-type="float">
            <text:p>0.00503782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61973259" calcext:value-type="float">
            <text:p>0.00619732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7312334" calcext:value-type="float">
            <text:p>0.00573123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1351711" calcext:value-type="float">
            <text:p>0.00513517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0225696" calcext:value-type="float">
            <text:p>0.0050225696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9185843" calcext:value-type="float">
            <text:p>0.0259185843</text:p>
          </table:table-cell>
          <table:table-cell office:value-type="float" office:value="0.0259969719" calcext:value-type="float">
            <text:p>0.0259969719</text:p>
          </table:table-cell>
          <table:table-cell office:value-type="float" office:value="0.0259217881" calcext:value-type="float">
            <text:p>0.0259217881</text:p>
          </table:table-cell>
          <table:table-cell office:value-type="float" office:value="0.0259326939" calcext:value-type="float">
            <text:p>0.0259326939</text:p>
          </table:table-cell>
          <table:table-cell office:value-type="float" office:value="0.0259200614" calcext:value-type="float">
            <text:p>0.025920061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3517973" calcext:value-type="float">
            <text:p>0.0203517973</text:p>
          </table:table-cell>
          <table:table-cell office:value-type="float" office:value="0.0204788465" calcext:value-type="float">
            <text:p>0.0204788465</text:p>
          </table:table-cell>
          <table:table-cell office:value-type="float" office:value="0.0204056222" calcext:value-type="float">
            <text:p>0.0204056222</text:p>
          </table:table-cell>
          <table:table-cell office:value-type="float" office:value="0.0203551706" calcext:value-type="float">
            <text:p>0.0203551706</text:p>
          </table:table-cell>
          <table:table-cell office:value-type="float" office:value="0.0203533452" calcext:value-type="float">
            <text:p>0.020353345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2507726" calcext:value-type="float">
            <text:p>0.0172507726</text:p>
          </table:table-cell>
          <table:table-cell office:value-type="float" office:value="0.0174271408" calcext:value-type="float">
            <text:p>0.0174271408</text:p>
          </table:table-cell>
          <table:table-cell office:value-type="float" office:value="0.0172854736" calcext:value-type="float">
            <text:p>0.0172854736</text:p>
          </table:table-cell>
          <table:table-cell office:value-type="float" office:value="0.0172525216" calcext:value-type="float">
            <text:p>0.0172525216</text:p>
          </table:table-cell>
          <table:table-cell office:value-type="float" office:value="0.0172524303" calcext:value-type="float">
            <text:p>0.017252430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2388662" calcext:value-type="float">
            <text:p>0.0152388662</text:p>
          </table:table-cell>
          <table:table-cell office:value-type="float" office:value="0.0154153798" calcext:value-type="float">
            <text:p>0.0154153798</text:p>
          </table:table-cell>
          <table:table-cell office:value-type="float" office:value="0.0152466986" calcext:value-type="float">
            <text:p>0.0152466986</text:p>
          </table:table-cell>
          <table:table-cell office:value-type="float" office:value="0.015245365" calcext:value-type="float">
            <text:p>0.015245365</text:p>
          </table:table-cell>
          <table:table-cell office:value-type="float" office:value="0.0152404057" calcext:value-type="float">
            <text:p>0.015240405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8271088" calcext:value-type="float">
            <text:p>0.0138271088</text:p>
          </table:table-cell>
          <table:table-cell office:value-type="float" office:value="0.0140643008" calcext:value-type="float">
            <text:p>0.0140643008</text:p>
          </table:table-cell>
          <table:table-cell office:value-type="float" office:value="0.0138923628" calcext:value-type="float">
            <text:p>0.0138923628</text:p>
          </table:table-cell>
          <table:table-cell office:value-type="float" office:value="0.0138387019" calcext:value-type="float">
            <text:p>0.0138387019</text:p>
          </table:table-cell>
          <table:table-cell office:value-type="float" office:value="0.0138282506" calcext:value-type="float">
            <text:p>0.013828250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7817551" calcext:value-type="float">
            <text:p>0.0127817551</text:p>
          </table:table-cell>
          <table:table-cell office:value-type="float" office:value="0.0133450925" calcext:value-type="float">
            <text:p>0.0133450925</text:p>
          </table:table-cell>
          <table:table-cell office:value-type="float" office:value="0.012834114" calcext:value-type="float">
            <text:p>0.012834114</text:p>
          </table:table-cell>
          <table:table-cell office:value-type="float" office:value="0.0127969077" calcext:value-type="float">
            <text:p>0.0127969077</text:p>
          </table:table-cell>
          <table:table-cell office:value-type="float" office:value="0.0127824927" calcext:value-type="float">
            <text:p>0.012782492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9753471" calcext:value-type="float">
            <text:p>0.0119753471</text:p>
          </table:table-cell>
          <table:table-cell office:value-type="float" office:value="0.0124641554" calcext:value-type="float">
            <text:p>0.0124641554</text:p>
          </table:table-cell>
          <table:table-cell office:value-type="float" office:value="0.0120127629" calcext:value-type="float">
            <text:p>0.0120127629</text:p>
          </table:table-cell>
          <table:table-cell office:value-type="float" office:value="0.0119984895" calcext:value-type="float">
            <text:p>0.0119984895</text:p>
          </table:table-cell>
          <table:table-cell office:value-type="float" office:value="0.0119763594" calcext:value-type="float">
            <text:p>0.011976359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13326758" calcext:value-type="float">
            <text:p>0.0113326758</text:p>
          </table:table-cell>
          <table:table-cell office:value-type="float" office:value="0.0116663324" calcext:value-type="float">
            <text:p>0.0116663324</text:p>
          </table:table-cell>
          <table:table-cell office:value-type="float" office:value="0.011418758" calcext:value-type="float">
            <text:p>0.011418758</text:p>
          </table:table-cell>
          <table:table-cell office:value-type="float" office:value="0.0113530615" calcext:value-type="float">
            <text:p>0.0113530615</text:p>
          </table:table-cell>
          <table:table-cell office:value-type="float" office:value="0.011333595" calcext:value-type="float">
            <text:p>0.01133359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8068725" calcext:value-type="float">
            <text:p>0.0108068725</text:p>
          </table:table-cell>
          <table:table-cell office:value-type="float" office:value="0.011000107" calcext:value-type="float">
            <text:p>0.011000107</text:p>
          </table:table-cell>
          <table:table-cell office:value-type="float" office:value="0.0108410139" calcext:value-type="float">
            <text:p>0.0108410139</text:p>
          </table:table-cell>
          <table:table-cell office:value-type="float" office:value="0.0108350627" calcext:value-type="float">
            <text:p>0.0108350627</text:p>
          </table:table-cell>
          <table:table-cell office:value-type="float" office:value="0.010808304" calcext:value-type="float">
            <text:p>0.01080830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03673218" calcext:value-type="float">
            <text:p>0.0103673218</text:p>
          </table:table-cell>
          <table:table-cell office:value-type="float" office:value="0.0109598767" calcext:value-type="float">
            <text:p>0.0109598767</text:p>
          </table:table-cell>
          <table:table-cell office:value-type="float" office:value="0.010446283" calcext:value-type="float">
            <text:p>0.010446283</text:p>
          </table:table-cell>
          <table:table-cell office:value-type="float" office:value="0.0103855086" calcext:value-type="float">
            <text:p>0.0103855086</text:p>
          </table:table-cell>
          <table:table-cell office:value-type="float" office:value="0.0103685251" calcext:value-type="float">
            <text:p>0.010368525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993284" calcext:value-type="float">
            <text:p>0.009993284</text:p>
          </table:table-cell>
          <table:table-cell office:value-type="float" office:value="0.0103874495" calcext:value-type="float">
            <text:p>0.0103874495</text:p>
          </table:table-cell>
          <table:table-cell office:value-type="float" office:value="0.0102214804" calcext:value-type="float">
            <text:p>0.0102214804</text:p>
          </table:table-cell>
          <table:table-cell office:value-type="float" office:value="0.0100206975" calcext:value-type="float">
            <text:p>0.0100206975</text:p>
          </table:table-cell>
          <table:table-cell office:value-type="float" office:value="0.0099943345" calcext:value-type="float">
            <text:p>0.009994334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6701784" calcext:value-type="float">
            <text:p>0.0096701784</text:p>
          </table:table-cell>
          <table:table-cell office:value-type="float" office:value="0.0099140061" calcext:value-type="float">
            <text:p>0.0099140061</text:p>
          </table:table-cell>
          <table:table-cell office:value-type="float" office:value="0.0097537776" calcext:value-type="float">
            <text:p>0.0097537776</text:p>
          </table:table-cell>
          <table:table-cell office:value-type="float" office:value="0.0096899616" calcext:value-type="float">
            <text:p>0.0096899616</text:p>
          </table:table-cell>
          <table:table-cell office:value-type="float" office:value="0.0096709998" calcext:value-type="float">
            <text:p>0.0096709998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3875434" calcext:value-type="float">
            <text:p>0.0093875434</text:p>
          </table:table-cell>
          <table:table-cell office:value-type="float" office:value="0.0095907478" calcext:value-type="float">
            <text:p>0.0095907478</text:p>
          </table:table-cell>
          <table:table-cell office:value-type="float" office:value="0.0095087532" calcext:value-type="float">
            <text:p>0.0095087532</text:p>
          </table:table-cell>
          <table:table-cell office:value-type="float" office:value="0.0094136391" calcext:value-type="float">
            <text:p>0.0094136391</text:p>
          </table:table-cell>
          <table:table-cell office:value-type="float" office:value="0.0093874605" calcext:value-type="float">
            <text:p>0.009387460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1375671" calcext:value-type="float">
            <text:p>0.0091375671</text:p>
          </table:table-cell>
          <table:table-cell office:value-type="float" office:value="0.0096623907" calcext:value-type="float">
            <text:p>0.0096623907</text:p>
          </table:table-cell>
          <table:table-cell office:value-type="float" office:value="0.009224331" calcext:value-type="float">
            <text:p>0.009224331</text:p>
          </table:table-cell>
          <table:table-cell office:value-type="float" office:value="0.0091658765" calcext:value-type="float">
            <text:p>0.0091658765</text:p>
          </table:table-cell>
          <table:table-cell office:value-type="float" office:value="0.0091377562" calcext:value-type="float">
            <text:p>0.0091377562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9144194" calcext:value-type="float">
            <text:p>0.0089144194</text:p>
          </table:table-cell>
          <table:table-cell office:value-type="float" office:value="0.0098577859" calcext:value-type="float">
            <text:p>0.0098577859</text:p>
          </table:table-cell>
          <table:table-cell office:value-type="float" office:value="0.0090220254" calcext:value-type="float">
            <text:p>0.0090220254</text:p>
          </table:table-cell>
          <table:table-cell office:value-type="float" office:value="0.0089502065" calcext:value-type="float">
            <text:p>0.0089502065</text:p>
          </table:table-cell>
          <table:table-cell office:value-type="float" office:value="0.0089147091" calcext:value-type="float">
            <text:p>0.008914709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7135714" calcext:value-type="float">
            <text:p>0.0087135714</text:p>
          </table:table-cell>
          <table:table-cell office:value-type="float" office:value="0.0090972781" calcext:value-type="float">
            <text:p>0.0090972781</text:p>
          </table:table-cell>
          <table:table-cell office:value-type="float" office:value="0.0088416021" calcext:value-type="float">
            <text:p>0.0088416021</text:p>
          </table:table-cell>
          <table:table-cell office:value-type="float" office:value="0.0087364735" calcext:value-type="float">
            <text:p>0.0087364735</text:p>
          </table:table-cell>
          <table:table-cell office:value-type="float" office:value="0.0087137735" calcext:value-type="float">
            <text:p>0.008713773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85315043" calcext:value-type="float">
            <text:p>0.0085315043</text:p>
          </table:table-cell>
          <table:table-cell office:value-type="float" office:value="0.0089079533" calcext:value-type="float">
            <text:p>0.0089079533</text:p>
          </table:table-cell>
          <table:table-cell office:value-type="float" office:value="0.0086082108" calcext:value-type="float">
            <text:p>0.0086082108</text:p>
          </table:table-cell>
          <table:table-cell office:value-type="float" office:value="0.008565261" calcext:value-type="float">
            <text:p>0.008565261</text:p>
          </table:table-cell>
          <table:table-cell office:value-type="float" office:value="0.0085322773" calcext:value-type="float">
            <text:p>0.008532277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3654104" calcext:value-type="float">
            <text:p>0.0083654104</text:p>
          </table:table-cell>
          <table:table-cell office:value-type="float" office:value="0.0091736242" calcext:value-type="float">
            <text:p>0.0091736242</text:p>
          </table:table-cell>
          <table:table-cell office:value-type="float" office:value="0.0084802946" calcext:value-type="float">
            <text:p>0.0084802946</text:p>
          </table:table-cell>
          <table:table-cell office:value-type="float" office:value="0.0083975727" calcext:value-type="float">
            <text:p>0.0083975727</text:p>
          </table:table-cell>
          <table:table-cell office:value-type="float" office:value="0.0083656069" calcext:value-type="float">
            <text:p>0.008365606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82130218" calcext:value-type="float">
            <text:p>0.0082130218</text:p>
          </table:table-cell>
          <table:table-cell office:value-type="float" office:value="0.0086942986" calcext:value-type="float">
            <text:p>0.0086942986</text:p>
          </table:table-cell>
          <table:table-cell office:value-type="float" office:value="0.0085406099" calcext:value-type="float">
            <text:p>0.0085406099</text:p>
          </table:table-cell>
          <table:table-cell office:value-type="float" office:value="0.0082434732" calcext:value-type="float">
            <text:p>0.0082434732</text:p>
          </table:table-cell>
          <table:table-cell office:value-type="float" office:value="0.0082137501" calcext:value-type="float">
            <text:p>0.0082137501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0725271" calcext:value-type="float">
            <text:p>0.0080725271</text:p>
          </table:table-cell>
          <table:table-cell office:value-type="float" office:value="0.0083576869" calcext:value-type="float">
            <text:p>0.0083576869</text:p>
          </table:table-cell>
          <table:table-cell office:value-type="float" office:value="0.0082235569" calcext:value-type="float">
            <text:p>0.0082235569</text:p>
          </table:table-cell>
          <table:table-cell office:value-type="float" office:value="0.0080963317" calcext:value-type="float">
            <text:p>0.0080963317</text:p>
          </table:table-cell>
          <table:table-cell office:value-type="float" office:value="0.0080721406" calcext:value-type="float">
            <text:p>0.0080721406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9423739" calcext:value-type="float">
            <text:p>0.0079423739</text:p>
          </table:table-cell>
          <table:table-cell office:value-type="float" office:value="0.0083309207" calcext:value-type="float">
            <text:p>0.0083309207</text:p>
          </table:table-cell>
          <table:table-cell office:value-type="float" office:value="0.0081457784" calcext:value-type="float">
            <text:p>0.0081457784</text:p>
          </table:table-cell>
          <table:table-cell office:value-type="float" office:value="0.0079752123" calcext:value-type="float">
            <text:p>0.0079752123</text:p>
          </table:table-cell>
          <table:table-cell office:value-type="float" office:value="0.0079411678" calcext:value-type="float">
            <text:p>0.007941167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78213476" calcext:value-type="float">
            <text:p>0.0078213476</text:p>
          </table:table-cell>
          <table:table-cell office:value-type="float" office:value="0.0085536316" calcext:value-type="float">
            <text:p>0.0085536316</text:p>
          </table:table-cell>
          <table:table-cell office:value-type="float" office:value="0.0079358425" calcext:value-type="float">
            <text:p>0.0079358425</text:p>
          </table:table-cell>
          <table:table-cell office:value-type="float" office:value="0.0078607351" calcext:value-type="float">
            <text:p>0.0078607351</text:p>
          </table:table-cell>
          <table:table-cell office:value-type="float" office:value="0.0078202933" calcext:value-type="float">
            <text:p>0.007820293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7083898" calcext:value-type="float">
            <text:p>0.0077083898</text:p>
          </table:table-cell>
          <table:table-cell office:value-type="float" office:value="0.0094842101" calcext:value-type="float">
            <text:p>0.0094842101</text:p>
          </table:table-cell>
          <table:table-cell office:value-type="float" office:value="0.0079060113" calcext:value-type="float">
            <text:p>0.0079060113</text:p>
          </table:table-cell>
          <table:table-cell office:value-type="float" office:value="0.0077618496" calcext:value-type="float">
            <text:p>0.0077618496</text:p>
          </table:table-cell>
          <table:table-cell office:value-type="float" office:value="0.0077086613" calcext:value-type="float">
            <text:p>0.0077086613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6025901" calcext:value-type="float">
            <text:p>0.0076025901</text:p>
          </table:table-cell>
          <table:table-cell office:value-type="float" office:value="0.007969154" calcext:value-type="float">
            <text:p>0.007969154</text:p>
          </table:table-cell>
          <table:table-cell office:value-type="float" office:value="0.0077793994" calcext:value-type="float">
            <text:p>0.0077793994</text:p>
          </table:table-cell>
          <table:table-cell office:value-type="float" office:value="0.0076256436" calcext:value-type="float">
            <text:p>0.0076256436</text:p>
          </table:table-cell>
          <table:table-cell office:value-type="float" office:value="0.007602314" calcext:value-type="float">
            <text:p>0.00760231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75031985" calcext:value-type="float">
            <text:p>0.0075031985</text:p>
          </table:table-cell>
          <table:table-cell office:value-type="float" office:value="0.007916349" calcext:value-type="float">
            <text:p>0.007916349</text:p>
          </table:table-cell>
          <table:table-cell office:value-type="float" office:value="0.0076177255" calcext:value-type="float">
            <text:p>0.0076177255</text:p>
          </table:table-cell>
          <table:table-cell office:value-type="float" office:value="0.0075379983" calcext:value-type="float">
            <text:p>0.0075379983</text:p>
          </table:table-cell>
          <table:table-cell office:value-type="float" office:value="0.0075034383" calcext:value-type="float">
            <text:p>0.007503438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4095898" calcext:value-type="float">
            <text:p>0.0074095898</text:p>
          </table:table-cell>
          <table:table-cell office:value-type="float" office:value="0.0079634516" calcext:value-type="float">
            <text:p>0.0079634516</text:p>
          </table:table-cell>
          <table:table-cell office:value-type="float" office:value="0.0075463322" calcext:value-type="float">
            <text:p>0.0075463322</text:p>
          </table:table-cell>
          <table:table-cell office:value-type="float" office:value="0.0074673207" calcext:value-type="float">
            <text:p>0.0074673207</text:p>
          </table:table-cell>
          <table:table-cell office:value-type="float" office:value="0.0074099516" calcext:value-type="float">
            <text:p>0.0074099516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3211822" calcext:value-type="float">
            <text:p>0.0073211822</text:p>
          </table:table-cell>
          <table:table-cell office:value-type="float" office:value="0.0077360775" calcext:value-type="float">
            <text:p>0.0077360775</text:p>
          </table:table-cell>
          <table:table-cell office:value-type="float" office:value="0.0076849777" calcext:value-type="float">
            <text:p>0.0076849777</text:p>
          </table:table-cell>
          <table:table-cell office:value-type="float" office:value="0.0073527936" calcext:value-type="float">
            <text:p>0.0073527936</text:p>
          </table:table-cell>
          <table:table-cell office:value-type="float" office:value="0.007322262" calcext:value-type="float">
            <text:p>0.007322262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2374884" calcext:value-type="float">
            <text:p>0.0072374884</text:p>
          </table:table-cell>
          <table:table-cell office:value-type="float" office:value="0.0077529019" calcext:value-type="float">
            <text:p>0.0077529019</text:p>
          </table:table-cell>
          <table:table-cell office:value-type="float" office:value="0.0074628619" calcext:value-type="float">
            <text:p>0.0074628619</text:p>
          </table:table-cell>
          <table:table-cell office:value-type="float" office:value="0.00726983" calcext:value-type="float">
            <text:p>0.00726983</text:p>
          </table:table-cell>
          <table:table-cell office:value-type="float" office:value="0.0072370796" calcext:value-type="float">
            <text:p>0.0072370796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71581104" calcext:value-type="float">
            <text:p>0.0071581104</text:p>
          </table:table-cell>
          <table:table-cell office:value-type="float" office:value="0.0076122661" calcext:value-type="float">
            <text:p>0.0076122661</text:p>
          </table:table-cell>
          <table:table-cell office:value-type="float" office:value="0.0074425838" calcext:value-type="float">
            <text:p>0.0074425838</text:p>
          </table:table-cell>
          <table:table-cell office:value-type="float" office:value="0.0072017498" calcext:value-type="float">
            <text:p>0.0072017498</text:p>
          </table:table-cell>
          <table:table-cell office:value-type="float" office:value="0.0071565481" calcext:value-type="float">
            <text:p>0.007156548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70826481" calcext:value-type="float">
            <text:p>0.0070826481</text:p>
          </table:table-cell>
          <table:table-cell office:value-type="float" office:value="0.0076346323" calcext:value-type="float">
            <text:p>0.0076346323</text:p>
          </table:table-cell>
          <table:table-cell office:value-type="float" office:value="0.0072218357" calcext:value-type="float">
            <text:p>0.0072218357</text:p>
          </table:table-cell>
          <table:table-cell office:value-type="float" office:value="0.0071349749" calcext:value-type="float">
            <text:p>0.0071349749</text:p>
          </table:table-cell>
          <table:table-cell office:value-type="float" office:value="0.0070814379" calcext:value-type="float">
            <text:p>0.007081437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0107919" calcext:value-type="float">
            <text:p>0.0070107919</text:p>
          </table:table-cell>
          <table:table-cell office:value-type="float" office:value="0.0078596529" calcext:value-type="float">
            <text:p>0.0078596529</text:p>
          </table:table-cell>
          <table:table-cell office:value-type="float" office:value="0.007302328" calcext:value-type="float">
            <text:p>0.007302328</text:p>
          </table:table-cell>
          <table:table-cell office:value-type="float" office:value="0.007079734" calcext:value-type="float">
            <text:p>0.007079734</text:p>
          </table:table-cell>
          <table:table-cell office:value-type="float" office:value="0.007010804" calcext:value-type="float">
            <text:p>0.007010804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9422415" calcext:value-type="float">
            <text:p>0.0069422415</text:p>
          </table:table-cell>
          <table:table-cell office:value-type="float" office:value="0.0079669077" calcext:value-type="float">
            <text:p>0.0079669077</text:p>
          </table:table-cell>
          <table:table-cell office:value-type="float" office:value="0.0071667498" calcext:value-type="float">
            <text:p>0.0071667498</text:p>
          </table:table-cell>
          <table:table-cell office:value-type="float" office:value="0.0069665383" calcext:value-type="float">
            <text:p>0.0069665383</text:p>
          </table:table-cell>
          <table:table-cell office:value-type="float" office:value="0.0069424738" calcext:value-type="float">
            <text:p>0.0069424738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68767574" calcext:value-type="float">
            <text:p>0.0068767574</text:p>
          </table:table-cell>
          <table:table-cell office:value-type="float" office:value="0.0073827328" calcext:value-type="float">
            <text:p>0.0073827328</text:p>
          </table:table-cell>
          <table:table-cell office:value-type="float" office:value="0.0070250137" calcext:value-type="float">
            <text:p>0.0070250137</text:p>
          </table:table-cell>
          <table:table-cell office:value-type="float" office:value="0.0069148205" calcext:value-type="float">
            <text:p>0.0069148205</text:p>
          </table:table-cell>
          <table:table-cell office:value-type="float" office:value="0.0068771248" calcext:value-type="float">
            <text:p>0.0068771248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68140877" calcext:value-type="float">
            <text:p>0.0068140877</text:p>
          </table:table-cell>
          <table:table-cell office:value-type="float" office:value="0.0073706037" calcext:value-type="float">
            <text:p>0.0073706037</text:p>
          </table:table-cell>
          <table:table-cell office:value-type="float" office:value="0.006971546" calcext:value-type="float">
            <text:p>0.006971546</text:p>
          </table:table-cell>
          <table:table-cell office:value-type="float" office:value="0.006895422" calcext:value-type="float">
            <text:p>0.006895422</text:p>
          </table:table-cell>
          <table:table-cell office:value-type="float" office:value="0.0068141855" calcext:value-type="float">
            <text:p>0.0068141855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75405" calcext:value-type="float">
            <text:p>0.00675405</text:p>
          </table:table-cell>
          <table:table-cell office:value-type="float" office:value="0.0072915852" calcext:value-type="float">
            <text:p>0.0072915852</text:p>
          </table:table-cell>
          <table:table-cell office:value-type="float" office:value="0.0071335691" calcext:value-type="float">
            <text:p>0.0071335691</text:p>
          </table:table-cell>
          <table:table-cell office:value-type="float" office:value="0.0067893709" calcext:value-type="float">
            <text:p>0.0067893709</text:p>
          </table:table-cell>
          <table:table-cell office:value-type="float" office:value="0.0067554004" calcext:value-type="float">
            <text:p>0.0067554004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6964366" calcext:value-type="float">
            <text:p>0.0066964366</text:p>
          </table:table-cell>
          <table:table-cell office:value-type="float" office:value="0.0071493704" calcext:value-type="float">
            <text:p>0.0071493704</text:p>
          </table:table-cell>
          <table:table-cell office:value-type="float" office:value="0.0069951685" calcext:value-type="float">
            <text:p>0.0069951685</text:p>
          </table:table-cell>
          <table:table-cell office:value-type="float" office:value="0.0067400569" calcext:value-type="float">
            <text:p>0.0067400569</text:p>
          </table:table-cell>
          <table:table-cell office:value-type="float" office:value="0.0066960943" calcext:value-type="float">
            <text:p>0.006696094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6410955" calcext:value-type="float">
            <text:p>0.0066410955</text:p>
          </table:table-cell>
          <table:table-cell office:value-type="float" office:value="0.007128187" calcext:value-type="float">
            <text:p>0.007128187</text:p>
          </table:table-cell>
          <table:table-cell office:value-type="float" office:value="0.0070062503" calcext:value-type="float">
            <text:p>0.0070062503</text:p>
          </table:table-cell>
          <table:table-cell office:value-type="float" office:value="0.0066963062" calcext:value-type="float">
            <text:p>0.0066963062</text:p>
          </table:table-cell>
          <table:table-cell office:value-type="float" office:value="0.006638932" calcext:value-type="float">
            <text:p>0.006638932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6587876" calcext:value-type="float">
            <text:p>0.006587876</text:p>
          </table:table-cell>
          <table:table-cell office:value-type="float" office:value="0.0077932565" calcext:value-type="float">
            <text:p>0.0077932565</text:p>
          </table:table-cell>
          <table:table-cell office:value-type="float" office:value="0.006749393" calcext:value-type="float">
            <text:p>0.006749393</text:p>
          </table:table-cell>
          <table:table-cell office:value-type="float" office:value="0.0066531459" calcext:value-type="float">
            <text:p>0.0066531459</text:p>
          </table:table-cell>
          <table:table-cell office:value-type="float" office:value="0.0065864772" calcext:value-type="float">
            <text:p>0.006586477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65366486" calcext:value-type="float">
            <text:p>0.0065366486</text:p>
          </table:table-cell>
          <table:table-cell office:value-type="float" office:value="0.0081980489" calcext:value-type="float">
            <text:p>0.0081980489</text:p>
          </table:table-cell>
          <table:table-cell office:value-type="float" office:value="0.0069195144" calcext:value-type="float">
            <text:p>0.0069195144</text:p>
          </table:table-cell>
          <table:table-cell office:value-type="float" office:value="0.0066217338" calcext:value-type="float">
            <text:p>0.0066217338</text:p>
          </table:table-cell>
          <table:table-cell office:value-type="float" office:value="0.006536779" calcext:value-type="float">
            <text:p>0.006536779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6487261" calcext:value-type="float">
            <text:p>0.006487261</text:p>
          </table:table-cell>
          <table:table-cell office:value-type="float" office:value="0.0072784061" calcext:value-type="float">
            <text:p>0.0072784061</text:p>
          </table:table-cell>
          <table:table-cell office:value-type="float" office:value="0.0067616678" calcext:value-type="float">
            <text:p>0.0067616678</text:p>
          </table:table-cell>
          <table:table-cell office:value-type="float" office:value="0.0065141548" calcext:value-type="float">
            <text:p>0.0065141548</text:p>
          </table:table-cell>
          <table:table-cell office:value-type="float" office:value="0.0064878915" calcext:value-type="float">
            <text:p>0.0064878915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4396244" calcext:value-type="float">
            <text:p>0.0064396244</text:p>
          </table:table-cell>
          <table:table-cell office:value-type="float" office:value="0.0070117819" calcext:value-type="float">
            <text:p>0.0070117819</text:p>
          </table:table-cell>
          <table:table-cell office:value-type="float" office:value="0.0066156732" calcext:value-type="float">
            <text:p>0.0066156732</text:p>
          </table:table-cell>
          <table:table-cell office:value-type="float" office:value="0.0064806277" calcext:value-type="float">
            <text:p>0.0064806277</text:p>
          </table:table-cell>
          <table:table-cell office:value-type="float" office:value="0.0064395713" calcext:value-type="float">
            <text:p>0.0064395713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3936366" calcext:value-type="float">
            <text:p>0.0063936366</text:p>
          </table:table-cell>
          <table:table-cell office:value-type="float" office:value="0.0076945112" calcext:value-type="float">
            <text:p>0.0076945112</text:p>
          </table:table-cell>
          <table:table-cell office:value-type="float" office:value="0.0065676593" calcext:value-type="float">
            <text:p>0.0065676593</text:p>
          </table:table-cell>
          <table:table-cell office:value-type="float" office:value="0.0065016253" calcext:value-type="float">
            <text:p>0.0065016253</text:p>
          </table:table-cell>
          <table:table-cell office:value-type="float" office:value="0.0063939742" calcext:value-type="float">
            <text:p>0.0063939742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63491915" calcext:value-type="float">
            <text:p>0.0063491915</text:p>
          </table:table-cell>
          <table:table-cell office:value-type="float" office:value="0.0070414697" calcext:value-type="float">
            <text:p>0.0070414697</text:p>
          </table:table-cell>
          <table:table-cell office:value-type="float" office:value="0.0067327176" calcext:value-type="float">
            <text:p>0.0067327176</text:p>
          </table:table-cell>
          <table:table-cell office:value-type="float" office:value="0.0063889883" calcext:value-type="float">
            <text:p>0.0063889883</text:p>
          </table:table-cell>
          <table:table-cell office:value-type="float" office:value="0.0063510519" calcext:value-type="float">
            <text:p>0.0063510519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63062059" calcext:value-type="float">
            <text:p>0.0063062059</text:p>
          </table:table-cell>
          <table:table-cell office:value-type="float" office:value="0.0067587984" calcext:value-type="float">
            <text:p>0.0067587984</text:p>
          </table:table-cell>
          <table:table-cell office:value-type="float" office:value="0.0066674822" calcext:value-type="float">
            <text:p>0.0066674822</text:p>
          </table:table-cell>
          <table:table-cell office:value-type="float" office:value="0.0063600824" calcext:value-type="float">
            <text:p>0.0063600824</text:p>
          </table:table-cell>
          <table:table-cell office:value-type="float" office:value="0.0063066729" calcext:value-type="float">
            <text:p>0.0063066729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645911" calcext:value-type="float">
            <text:p>0.0062645911</text:p>
          </table:table-cell>
          <table:table-cell office:value-type="float" office:value="0.0067775422" calcext:value-type="float">
            <text:p>0.0067775422</text:p>
          </table:table-cell>
          <table:table-cell office:value-type="float" office:value="0.006714819" calcext:value-type="float">
            <text:p>0.006714819</text:p>
          </table:table-cell>
          <table:table-cell office:value-type="float" office:value="0.0063326131" calcext:value-type="float">
            <text:p>0.0063326131</text:p>
          </table:table-cell>
          <table:table-cell office:value-type="float" office:value="0.0062622102" calcext:value-type="float">
            <text:p>0.0062622102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62242872" calcext:value-type="float">
            <text:p>0.0062242872</text:p>
          </table:table-cell>
          <table:table-cell office:value-type="float" office:value="0.0077264272" calcext:value-type="float">
            <text:p>0.0077264272</text:p>
          </table:table-cell>
          <table:table-cell office:value-type="float" office:value="0.0064071133" calcext:value-type="float">
            <text:p>0.0064071133</text:p>
          </table:table-cell>
          <table:table-cell office:value-type="float" office:value="0.0063006771" calcext:value-type="float">
            <text:p>0.0063006771</text:p>
          </table:table-cell>
          <table:table-cell office:value-type="float" office:value="0.0062227105" calcext:value-type="float">
            <text:p>0.0062227105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1852126" calcext:value-type="float">
            <text:p>0.0061852126</text:p>
          </table:table-cell>
          <table:table-cell office:value-type="float" office:value="0.008159548" calcext:value-type="float">
            <text:p>0.008159548</text:p>
          </table:table-cell>
          <table:table-cell office:value-type="float" office:value="0.0066561163" calcext:value-type="float">
            <text:p>0.0066561163</text:p>
          </table:table-cell>
          <table:table-cell office:value-type="float" office:value="0.00628507" calcext:value-type="float">
            <text:p>0.00628507</text:p>
          </table:table-cell>
          <table:table-cell office:value-type="float" office:value="0.0061856303" calcext:value-type="float">
            <text:p>0.0061856303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61473171" calcext:value-type="float">
            <text:p>0.0061473171</text:p>
          </table:table-cell>
          <table:table-cell office:value-type="float" office:value="0.0071585043" calcext:value-type="float">
            <text:p>0.0071585043</text:p>
          </table:table-cell>
          <table:table-cell office:value-type="float" office:value="0.0064641158" calcext:value-type="float">
            <text:p>0.0064641158</text:p>
          </table:table-cell>
          <table:table-cell office:value-type="float" office:value="0.0061767516" calcext:value-type="float">
            <text:p>0.0061767516</text:p>
          </table:table-cell>
          <table:table-cell office:value-type="float" office:value="0.0061488496" calcext:value-type="float">
            <text:p>0.0061488496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61105448" calcext:value-type="float">
            <text:p>0.0061105448</text:p>
          </table:table-cell>
          <table:table-cell office:value-type="float" office:value="0.0067666313" calcext:value-type="float">
            <text:p>0.0067666313</text:p>
          </table:table-cell>
          <table:table-cell office:value-type="float" office:value="0.0063131941" calcext:value-type="float">
            <text:p>0.0063131941</text:p>
          </table:table-cell>
          <table:table-cell office:value-type="float" office:value="0.0061560245" calcext:value-type="float">
            <text:p>0.0061560245</text:p>
          </table:table-cell>
          <table:table-cell office:value-type="float" office:value="0.0061108144" calcext:value-type="float">
            <text:p>0.0061108144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0748137" calcext:value-type="float">
            <text:p>0.0060748137</text:p>
          </table:table-cell>
          <table:table-cell office:value-type="float" office:value="0.0071846903" calcext:value-type="float">
            <text:p>0.0071846903</text:p>
          </table:table-cell>
          <table:table-cell office:value-type="float" office:value="0.0062674619" calcext:value-type="float">
            <text:p>0.0062674619</text:p>
          </table:table-cell>
          <table:table-cell office:value-type="float" office:value="0.0062064598" calcext:value-type="float">
            <text:p>0.0062064598</text:p>
          </table:table-cell>
          <table:table-cell office:value-type="float" office:value="0.0060754768" calcext:value-type="float">
            <text:p>0.006075476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0401056" calcext:value-type="float">
            <text:p>0.0060401056</text:p>
          </table:table-cell>
          <table:table-cell office:value-type="float" office:value="0.0068887798" calcext:value-type="float">
            <text:p>0.0068887798</text:p>
          </table:table-cell>
          <table:table-cell office:value-type="float" office:value="0.0064202747" calcext:value-type="float">
            <text:p>0.0064202747</text:p>
          </table:table-cell>
          <table:table-cell office:value-type="float" office:value="0.0060844738" calcext:value-type="float">
            <text:p>0.0060844738</text:p>
          </table:table-cell>
          <table:table-cell office:value-type="float" office:value="0.0060426821" calcext:value-type="float">
            <text:p>0.0060426821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60063503" calcext:value-type="float">
            <text:p>0.0060063503</text:p>
          </table:table-cell>
          <table:table-cell office:value-type="float" office:value="0.0065894858" calcext:value-type="float">
            <text:p>0.0065894858</text:p>
          </table:table-cell>
          <table:table-cell office:value-type="float" office:value="0.0064282836" calcext:value-type="float">
            <text:p>0.0064282836</text:p>
          </table:table-cell>
          <table:table-cell office:value-type="float" office:value="0.0060714646" calcext:value-type="float">
            <text:p>0.0060714646</text:p>
          </table:table-cell>
          <table:table-cell office:value-type="float" office:value="0.0060065007" calcext:value-type="float">
            <text:p>0.0060065007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9735081" calcext:value-type="float">
            <text:p>0.0059735081</text:p>
          </table:table-cell>
          <table:table-cell office:value-type="float" office:value="0.0066642747" calcext:value-type="float">
            <text:p>0.0066642747</text:p>
          </table:table-cell>
          <table:table-cell office:value-type="float" office:value="0.0064959037" calcext:value-type="float">
            <text:p>0.0064959037</text:p>
          </table:table-cell>
          <table:table-cell office:value-type="float" office:value="0.0060520936" calcext:value-type="float">
            <text:p>0.0060520936</text:p>
          </table:table-cell>
          <table:table-cell office:value-type="float" office:value="0.0059709344" calcext:value-type="float">
            <text:p>0.0059709344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9415409" calcext:value-type="float">
            <text:p>0.0059415409</text:p>
          </table:table-cell>
          <table:table-cell office:value-type="float" office:value="0.0082543083" calcext:value-type="float">
            <text:p>0.0082543083</text:p>
          </table:table-cell>
          <table:table-cell office:value-type="float" office:value="0.0061431658" calcext:value-type="float">
            <text:p>0.0061431658</text:p>
          </table:table-cell>
          <table:table-cell office:value-type="float" office:value="0.0060260398" calcext:value-type="float">
            <text:p>0.0060260398</text:p>
          </table:table-cell>
          <table:table-cell office:value-type="float" office:value="0.0059392904" calcext:value-type="float">
            <text:p>0.005939290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910424" calcext:value-type="float">
            <text:p>0.005910424</text:p>
          </table:table-cell>
          <table:table-cell office:value-type="float" office:value="0.0103088329" calcext:value-type="float">
            <text:p>0.0103088329</text:p>
          </table:table-cell>
          <table:table-cell office:value-type="float" office:value="0.0064618392" calcext:value-type="float">
            <text:p>0.0064618392</text:p>
          </table:table-cell>
          <table:table-cell office:value-type="float" office:value="0.0060246689" calcext:value-type="float">
            <text:p>0.0060246689</text:p>
          </table:table-cell>
          <table:table-cell office:value-type="float" office:value="0.0059107416" calcext:value-type="float">
            <text:p>0.0059107416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8800913" calcext:value-type="float">
            <text:p>0.0058800913</text:p>
          </table:table-cell>
          <table:table-cell office:value-type="float" office:value="0.0066621113" calcext:value-type="float">
            <text:p>0.0066621113</text:p>
          </table:table-cell>
          <table:table-cell office:value-type="float" office:value="0.0062432201" calcext:value-type="float">
            <text:p>0.0062432201</text:p>
          </table:table-cell>
          <table:table-cell office:value-type="float" office:value="0.0059117535" calcext:value-type="float">
            <text:p>0.0059117535</text:p>
          </table:table-cell>
          <table:table-cell office:value-type="float" office:value="0.0058818138" calcext:value-type="float">
            <text:p>0.0058818138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8505321" calcext:value-type="float">
            <text:p>0.0058505321</text:p>
          </table:table-cell>
          <table:table-cell office:value-type="float" office:value="0.0066205151" calcext:value-type="float">
            <text:p>0.0066205151</text:p>
          </table:table-cell>
          <table:table-cell office:value-type="float" office:value="0.0060770512" calcext:value-type="float">
            <text:p>0.0060770512</text:p>
          </table:table-cell>
          <table:table-cell office:value-type="float" office:value="0.0058993422" calcext:value-type="float">
            <text:p>0.0058993422</text:p>
          </table:table-cell>
          <table:table-cell office:value-type="float" office:value="0.0058515579" calcext:value-type="float">
            <text:p>0.0058515579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8217035" calcext:value-type="float">
            <text:p>0.0058217035</text:p>
          </table:table-cell>
          <table:table-cell office:value-type="float" office:value="0.0067314771" calcext:value-type="float">
            <text:p>0.0067314771</text:p>
          </table:table-cell>
          <table:table-cell office:value-type="float" office:value="0.0060233134" calcext:value-type="float">
            <text:p>0.0060233134</text:p>
          </table:table-cell>
          <table:table-cell office:value-type="float" office:value="0.0059762592" calcext:value-type="float">
            <text:p>0.0059762592</text:p>
          </table:table-cell>
          <table:table-cell office:value-type="float" office:value="0.0058218939" calcext:value-type="float">
            <text:p>0.0058218939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7935836" calcext:value-type="float">
            <text:p>0.0057935836</text:p>
          </table:table-cell>
          <table:table-cell office:value-type="float" office:value="0.0065297345" calcext:value-type="float">
            <text:p>0.0065297345</text:p>
          </table:table-cell>
          <table:table-cell office:value-type="float" office:value="0.0061796135" calcext:value-type="float">
            <text:p>0.0061796135</text:p>
          </table:table-cell>
          <table:table-cell office:value-type="float" office:value="0.0058416431" calcext:value-type="float">
            <text:p>0.0058416431</text:p>
          </table:table-cell>
          <table:table-cell office:value-type="float" office:value="0.0057960092" calcext:value-type="float">
            <text:p>0.0057960092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7661277" calcext:value-type="float">
            <text:p>0.0057661277</text:p>
          </table:table-cell>
          <table:table-cell office:value-type="float" office:value="0.006629684" calcext:value-type="float">
            <text:p>0.006629684</text:p>
          </table:table-cell>
          <table:table-cell office:value-type="float" office:value="0.0062536411" calcext:value-type="float">
            <text:p>0.0062536411</text:p>
          </table:table-cell>
          <table:table-cell office:value-type="float" office:value="0.0058414242" calcext:value-type="float">
            <text:p>0.0058414242</text:p>
          </table:table-cell>
          <table:table-cell office:value-type="float" office:value="0.0057666465" calcext:value-type="float">
            <text:p>0.005766646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7393266" calcext:value-type="float">
            <text:p>0.0057393266</text:p>
          </table:table-cell>
          <table:table-cell office:value-type="float" office:value="0.0064345188" calcext:value-type="float">
            <text:p>0.0064345188</text:p>
          </table:table-cell>
          <table:table-cell office:value-type="float" office:value="0.0063224346" calcext:value-type="float">
            <text:p>0.0063224346</text:p>
          </table:table-cell>
          <table:table-cell office:value-type="float" office:value="0.0058301454" calcext:value-type="float">
            <text:p>0.0058301454</text:p>
          </table:table-cell>
          <table:table-cell office:value-type="float" office:value="0.0057367198" calcext:value-type="float">
            <text:p>0.0057367198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713149" calcext:value-type="float">
            <text:p>0.005713149</text:p>
          </table:table-cell>
          <table:table-cell office:value-type="float" office:value="0.0067063374" calcext:value-type="float">
            <text:p>0.0067063374</text:p>
          </table:table-cell>
          <table:table-cell office:value-type="float" office:value="0.0059331441" calcext:value-type="float">
            <text:p>0.0059331441</text:p>
          </table:table-cell>
          <table:table-cell office:value-type="float" office:value="0.0058056251" calcext:value-type="float">
            <text:p>0.0058056251</text:p>
          </table:table-cell>
          <table:table-cell office:value-type="float" office:value="0.0057107979" calcext:value-type="float">
            <text:p>0.0057107979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56875623" calcext:value-type="float">
            <text:p>0.0056875623</text:p>
          </table:table-cell>
          <table:table-cell office:value-type="float" office:value="0.0071272044" calcext:value-type="float">
            <text:p>0.0071272044</text:p>
          </table:table-cell>
          <table:table-cell office:value-type="float" office:value="0.0063071316" calcext:value-type="float">
            <text:p>0.0063071316</text:p>
          </table:table-cell>
          <table:table-cell office:value-type="float" office:value="0.0058155861" calcext:value-type="float">
            <text:p>0.0058155861</text:p>
          </table:table-cell>
          <table:table-cell office:value-type="float" office:value="0.0056880284" calcext:value-type="float">
            <text:p>0.0056880284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6625595" calcext:value-type="float">
            <text:p>0.0056625595</text:p>
          </table:table-cell>
          <table:table-cell office:value-type="float" office:value="0.00749382" calcext:value-type="float">
            <text:p>0.00749382</text:p>
          </table:table-cell>
          <table:table-cell office:value-type="float" office:value="0.0060582478" calcext:value-type="float">
            <text:p>0.0060582478</text:p>
          </table:table-cell>
          <table:table-cell office:value-type="float" office:value="0.0056981067" calcext:value-type="float">
            <text:p>0.0056981067</text:p>
          </table:table-cell>
          <table:table-cell office:value-type="float" office:value="0.0056650634" calcext:value-type="float">
            <text:p>0.005665063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6381067" calcext:value-type="float">
            <text:p>0.0056381067</text:p>
          </table:table-cell>
          <table:table-cell office:value-type="float" office:value="0.0066850199" calcext:value-type="float">
            <text:p>0.0066850199</text:p>
          </table:table-cell>
          <table:table-cell office:value-type="float" office:value="0.0058872667" calcext:value-type="float">
            <text:p>0.0058872667</text:p>
          </table:table-cell>
          <table:table-cell office:value-type="float" office:value="0.005691539" calcext:value-type="float">
            <text:p>0.005691539</text:p>
          </table:table-cell>
          <table:table-cell office:value-type="float" office:value="0.005638368" calcext:value-type="float">
            <text:p>0.005638368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56141885" calcext:value-type="float">
            <text:p>0.0056141885</text:p>
          </table:table-cell>
          <table:table-cell office:value-type="float" office:value="0.0066347537" calcext:value-type="float">
            <text:p>0.0066347537</text:p>
          </table:table-cell>
          <table:table-cell office:value-type="float" office:value="0.0058268541" calcext:value-type="float">
            <text:p>0.0058268541</text:p>
          </table:table-cell>
          <table:table-cell office:value-type="float" office:value="0.0057913749" calcext:value-type="float">
            <text:p>0.0057913749</text:p>
          </table:table-cell>
          <table:table-cell office:value-type="float" office:value="0.0056150886" calcext:value-type="float">
            <text:p>0.0056150886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55907848" calcext:value-type="float">
            <text:p>0.0055907848</text:p>
          </table:table-cell>
          <table:table-cell office:value-type="float" office:value="0.0064312224" calcext:value-type="float">
            <text:p>0.0064312224</text:p>
          </table:table-cell>
          <table:table-cell office:value-type="float" office:value="0.0059691416" calcext:value-type="float">
            <text:p>0.0059691416</text:p>
          </table:table-cell>
          <table:table-cell office:value-type="float" office:value="0.0056449082" calcext:value-type="float">
            <text:p>0.0056449082</text:p>
          </table:table-cell>
          <table:table-cell office:value-type="float" office:value="0.0055933646" calcext:value-type="float">
            <text:p>0.0055933646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5678766" calcext:value-type="float">
            <text:p>0.0055678766</text:p>
          </table:table-cell>
          <table:table-cell office:value-type="float" office:value="0.0063487007" calcext:value-type="float">
            <text:p>0.0063487007</text:p>
          </table:table-cell>
          <table:table-cell office:value-type="float" office:value="0.0061079031" calcext:value-type="float">
            <text:p>0.0061079031</text:p>
          </table:table-cell>
          <table:table-cell office:value-type="float" office:value="0.0056524551" calcext:value-type="float">
            <text:p>0.0056524551</text:p>
          </table:table-cell>
          <table:table-cell office:value-type="float" office:value="0.0055678966" calcext:value-type="float">
            <text:p>0.0055678966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5454462" calcext:value-type="float">
            <text:p>0.0055454462</text:p>
          </table:table-cell>
          <table:table-cell office:value-type="float" office:value="0.0063799578" calcext:value-type="float">
            <text:p>0.0063799578</text:p>
          </table:table-cell>
          <table:table-cell office:value-type="float" office:value="0.006200402" calcext:value-type="float">
            <text:p>0.006200402</text:p>
          </table:table-cell>
          <table:table-cell office:value-type="float" office:value="0.0056462549" calcext:value-type="float">
            <text:p>0.0056462549</text:p>
          </table:table-cell>
          <table:table-cell office:value-type="float" office:value="0.0055427938" calcext:value-type="float">
            <text:p>0.0055427938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5523487" calcext:value-type="float">
            <text:p>0.005523487</text:p>
          </table:table-cell>
          <table:table-cell office:value-type="float" office:value="0.0077106128" calcext:value-type="float">
            <text:p>0.0077106128</text:p>
          </table:table-cell>
          <table:table-cell office:value-type="float" office:value="0.0057597873" calcext:value-type="float">
            <text:p>0.0057597873</text:p>
          </table:table-cell>
          <table:table-cell office:value-type="float" office:value="0.0056225727" calcext:value-type="float">
            <text:p>0.0056225727</text:p>
          </table:table-cell>
          <table:table-cell office:value-type="float" office:value="0.0055204737" calcext:value-type="float">
            <text:p>0.0055204737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55019609" calcext:value-type="float">
            <text:p>0.0055019609</text:p>
          </table:table-cell>
          <table:table-cell office:value-type="float" office:value="0.008415251" calcext:value-type="float">
            <text:p>0.008415251</text:p>
          </table:table-cell>
          <table:table-cell office:value-type="float" office:value="0.006191147" calcext:value-type="float">
            <text:p>0.006191147</text:p>
          </table:table-cell>
          <table:table-cell office:value-type="float" office:value="0.0056431247" calcext:value-type="float">
            <text:p>0.0056431247</text:p>
          </table:table-cell>
          <table:table-cell office:value-type="float" office:value="0.0055036792" calcext:value-type="float">
            <text:p>0.0055036792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5480872" calcext:value-type="float">
            <text:p>0.005480872</text:p>
          </table:table-cell>
          <table:table-cell office:value-type="float" office:value="0.0065708091" calcext:value-type="float">
            <text:p>0.0065708091</text:p>
          </table:table-cell>
          <table:table-cell office:value-type="float" office:value="0.0059202206" calcext:value-type="float">
            <text:p>0.0059202206</text:p>
          </table:table-cell>
          <table:table-cell office:value-type="float" office:value="0.0055185654" calcext:value-type="float">
            <text:p>0.0055185654</text:p>
          </table:table-cell>
          <table:table-cell office:value-type="float" office:value="0.0054835542" calcext:value-type="float">
            <text:p>0.0054835542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54601999" calcext:value-type="float">
            <text:p>0.0054601999</text:p>
          </table:table-cell>
          <table:table-cell office:value-type="float" office:value="0.0065172659" calcext:value-type="float">
            <text:p>0.0065172659</text:p>
          </table:table-cell>
          <table:table-cell office:value-type="float" office:value="0.0057330877" calcext:value-type="float">
            <text:p>0.0057330877</text:p>
          </table:table-cell>
          <table:table-cell office:value-type="float" office:value="0.0055170413" calcext:value-type="float">
            <text:p>0.0055170413</text:p>
          </table:table-cell>
          <table:table-cell office:value-type="float" office:value="0.0054602204" calcext:value-type="float">
            <text:p>0.0054602204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54399376" calcext:value-type="float">
            <text:p>0.0054399376</text:p>
          </table:table-cell>
          <table:table-cell office:value-type="float" office:value="0.0071131405" calcext:value-type="float">
            <text:p>0.0071131405</text:p>
          </table:table-cell>
          <table:table-cell office:value-type="float" office:value="0.0056592072" calcext:value-type="float">
            <text:p>0.0056592072</text:p>
          </table:table-cell>
          <table:table-cell office:value-type="float" office:value="0.0056328666" calcext:value-type="float">
            <text:p>0.0056328666</text:p>
          </table:table-cell>
          <table:table-cell office:value-type="float" office:value="0.0054402892" calcext:value-type="float">
            <text:p>0.0054402892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54200515" calcext:value-type="float">
            <text:p>0.0054200515</text:p>
          </table:table-cell>
          <table:table-cell office:value-type="float" office:value="0.0064613475" calcext:value-type="float">
            <text:p>0.0064613475</text:p>
          </table:table-cell>
          <table:table-cell office:value-type="float" office:value="0.005804494" calcext:value-type="float">
            <text:p>0.005804494</text:p>
          </table:table-cell>
          <table:table-cell office:value-type="float" office:value="0.0054772026" calcext:value-type="float">
            <text:p>0.0054772026</text:p>
          </table:table-cell>
          <table:table-cell office:value-type="float" office:value="0.0054232618" calcext:value-type="float">
            <text:p>0.0054232618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54005515" calcext:value-type="float">
            <text:p>0.0054005515</text:p>
          </table:table-cell>
          <table:table-cell office:value-type="float" office:value="0.0061740228" calcext:value-type="float">
            <text:p>0.0061740228</text:p>
          </table:table-cell>
          <table:table-cell office:value-type="float" office:value="0.0059894556" calcext:value-type="float">
            <text:p>0.0059894556</text:p>
          </table:table-cell>
          <table:table-cell office:value-type="float" office:value="0.0054944516" calcext:value-type="float">
            <text:p>0.0054944516</text:p>
          </table:table-cell>
          <table:table-cell office:value-type="float" office:value="0.0054017766" calcext:value-type="float">
            <text:p>0.0054017766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3814114" calcext:value-type="float">
            <text:p>0.0053814114</text:p>
          </table:table-cell>
          <table:table-cell office:value-type="float" office:value="0.0062021413" calcext:value-type="float">
            <text:p>0.0062021413</text:p>
          </table:table-cell>
          <table:table-cell office:value-type="float" office:value="0.0060834731" calcext:value-type="float">
            <text:p>0.0060834731</text:p>
          </table:table-cell>
          <table:table-cell office:value-type="float" office:value="0.0054906984" calcext:value-type="float">
            <text:p>0.0054906984</text:p>
          </table:table-cell>
          <table:table-cell office:value-type="float" office:value="0.0053775394" calcext:value-type="float">
            <text:p>0.0053775394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53626257" calcext:value-type="float">
            <text:p>0.0053626257</text:p>
          </table:table-cell>
          <table:table-cell office:value-type="float" office:value="0.0075361966" calcext:value-type="float">
            <text:p>0.0075361966</text:p>
          </table:table-cell>
          <table:table-cell office:value-type="float" office:value="0.005614805" calcext:value-type="float">
            <text:p>0.005614805</text:p>
          </table:table-cell>
          <table:table-cell office:value-type="float" office:value="0.0054664118" calcext:value-type="float">
            <text:p>0.0054664118</text:p>
          </table:table-cell>
          <table:table-cell office:value-type="float" office:value="0.0053593237" calcext:value-type="float">
            <text:p>0.0053593237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3441939" calcext:value-type="float">
            <text:p>0.0053441939</text:p>
          </table:table-cell>
          <table:table-cell office:value-type="float" office:value="0.0080226315" calcext:value-type="float">
            <text:p>0.0080226315</text:p>
          </table:table-cell>
          <table:table-cell office:value-type="float" office:value="0.0060905274" calcext:value-type="float">
            <text:p>0.0060905274</text:p>
          </table:table-cell>
          <table:table-cell office:value-type="float" office:value="0.0054958826" calcext:value-type="float">
            <text:p>0.0054958826</text:p>
          </table:table-cell>
          <table:table-cell office:value-type="float" office:value="0.0053454544" calcext:value-type="float">
            <text:p>0.0053454544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3260885" calcext:value-type="float">
            <text:p>0.0053260885</text:p>
          </table:table-cell>
          <table:table-cell office:value-type="float" office:value="0.0069819279" calcext:value-type="float">
            <text:p>0.0069819279</text:p>
          </table:table-cell>
          <table:table-cell office:value-type="float" office:value="0.005794161" calcext:value-type="float">
            <text:p>0.005794161</text:p>
          </table:table-cell>
          <table:table-cell office:value-type="float" office:value="0.0053667505" calcext:value-type="float">
            <text:p>0.0053667505</text:p>
          </table:table-cell>
          <table:table-cell office:value-type="float" office:value="0.0053289761" calcext:value-type="float">
            <text:p>0.005328976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53083012" calcext:value-type="float">
            <text:p>0.0053083012</text:p>
          </table:table-cell>
          <table:table-cell office:value-type="float" office:value="0.006288534" calcext:value-type="float">
            <text:p>0.006288534</text:p>
          </table:table-cell>
          <table:table-cell office:value-type="float" office:value="0.0056008943" calcext:value-type="float">
            <text:p>0.0056008943</text:p>
          </table:table-cell>
          <table:table-cell office:value-type="float" office:value="0.0053675314" calcext:value-type="float">
            <text:p>0.0053675314</text:p>
          </table:table-cell>
          <table:table-cell office:value-type="float" office:value="0.0053084334" calcext:value-type="float">
            <text:p>0.0053084334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52908263" calcext:value-type="float">
            <text:p>0.0052908263</text:p>
          </table:table-cell>
          <table:table-cell office:value-type="float" office:value="0.0067964485" calcext:value-type="float">
            <text:p>0.0067964485</text:p>
          </table:table-cell>
          <table:table-cell office:value-type="float" office:value="0.0055208243" calcext:value-type="float">
            <text:p>0.0055208243</text:p>
          </table:table-cell>
          <table:table-cell office:value-type="float" office:value="0.0054992824" calcext:value-type="float">
            <text:p>0.0054992824</text:p>
          </table:table-cell>
          <table:table-cell office:value-type="float" office:value="0.005293062" calcext:value-type="float">
            <text:p>0.00529306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52736592" calcext:value-type="float">
            <text:p>0.0052736592</text:p>
          </table:table-cell>
          <table:table-cell office:value-type="float" office:value="0.0064521423" calcext:value-type="float">
            <text:p>0.0064521423</text:p>
          </table:table-cell>
          <table:table-cell office:value-type="float" office:value="0.0056525976" calcext:value-type="float">
            <text:p>0.0056525976</text:p>
          </table:table-cell>
          <table:table-cell office:value-type="float" office:value="0.0053354055" calcext:value-type="float">
            <text:p>0.0053354055</text:p>
          </table:table-cell>
          <table:table-cell office:value-type="float" office:value="0.0052764853" calcext:value-type="float">
            <text:p>0.0052764853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52567944" calcext:value-type="float">
            <text:p>0.0052567944</text:p>
          </table:table-cell>
          <table:table-cell office:value-type="float" office:value="0.0061631459" calcext:value-type="float">
            <text:p>0.0061631459</text:p>
          </table:table-cell>
          <table:table-cell office:value-type="float" office:value="0.005888145" calcext:value-type="float">
            <text:p>0.005888145</text:p>
          </table:table-cell>
          <table:table-cell office:value-type="float" office:value="0.0053588618" calcext:value-type="float">
            <text:p>0.0053588618</text:p>
          </table:table-cell>
          <table:table-cell office:value-type="float" office:value="0.0052580247" calcext:value-type="float">
            <text:p>0.005258024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52402061" calcext:value-type="float">
            <text:p>0.0052402061</text:p>
          </table:table-cell>
          <table:table-cell office:value-type="float" office:value="0.0062883515" calcext:value-type="float">
            <text:p>0.0062883515</text:p>
          </table:table-cell>
          <table:table-cell office:value-type="float" office:value="0.0060169525" calcext:value-type="float">
            <text:p>0.0060169525</text:p>
          </table:table-cell>
          <table:table-cell office:value-type="float" office:value="0.0053584669" calcext:value-type="float">
            <text:p>0.0053584669</text:p>
          </table:table-cell>
          <table:table-cell office:value-type="float" office:value="0.0052365065" calcext:value-type="float">
            <text:p>0.0052365065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2238936" calcext:value-type="float">
            <text:p>0.0052238936</text:p>
          </table:table-cell>
          <table:table-cell office:value-type="float" office:value="0.0095684798" calcext:value-type="float">
            <text:p>0.0095684798</text:p>
          </table:table-cell>
          <table:table-cell office:value-type="float" office:value="0.0054898048" calcext:value-type="float">
            <text:p>0.0054898048</text:p>
          </table:table-cell>
          <table:table-cell office:value-type="float" office:value="0.0053320634" calcext:value-type="float">
            <text:p>0.0053320634</text:p>
          </table:table-cell>
          <table:table-cell office:value-type="float" office:value="0.0052203839" calcext:value-type="float">
            <text:p>0.0052203839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52078534" calcext:value-type="float">
            <text:p>0.0052078534</text:p>
          </table:table-cell>
          <table:table-cell office:value-type="float" office:value="0.0118894223" calcext:value-type="float">
            <text:p>0.0118894223</text:p>
          </table:table-cell>
          <table:table-cell office:value-type="float" office:value="0.006018043" calcext:value-type="float">
            <text:p>0.006018043</text:p>
          </table:table-cell>
          <table:table-cell office:value-type="float" office:value="0.0053709401" calcext:value-type="float">
            <text:p>0.0053709401</text:p>
          </table:table-cell>
          <table:table-cell office:value-type="float" office:value="0.0052089742" calcext:value-type="float">
            <text:p>0.0052089742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51920852" calcext:value-type="float">
            <text:p>0.0051920852</text:p>
          </table:table-cell>
          <table:table-cell office:value-type="float" office:value="0.0068234368" calcext:value-type="float">
            <text:p>0.0068234368</text:p>
          </table:table-cell>
          <table:table-cell office:value-type="float" office:value="0.0056939907" calcext:value-type="float">
            <text:p>0.0056939907</text:p>
          </table:table-cell>
          <table:table-cell office:value-type="float" office:value="0.0052361172" calcext:value-type="float">
            <text:p>0.0052361172</text:p>
          </table:table-cell>
          <table:table-cell office:value-type="float" office:value="0.0051953411" calcext:value-type="float">
            <text:p>0.0051953411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51765647" calcext:value-type="float">
            <text:p>0.0051765647</text:p>
          </table:table-cell>
          <table:table-cell office:value-type="float" office:value="0.0064093" calcext:value-type="float">
            <text:p>0.0064093</text:p>
          </table:table-cell>
          <table:table-cell office:value-type="float" office:value="0.005490642" calcext:value-type="float">
            <text:p>0.005490642</text:p>
          </table:table-cell>
          <table:table-cell office:value-type="float" office:value="0.0052378513" calcext:value-type="float">
            <text:p>0.0052378513</text:p>
          </table:table-cell>
          <table:table-cell office:value-type="float" office:value="0.0051760837" calcext:value-type="float">
            <text:p>0.0051760837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51612938" calcext:value-type="float">
            <text:p>0.0051612938</text:p>
          </table:table-cell>
          <table:table-cell office:value-type="float" office:value="0.0064443653" calcext:value-type="float">
            <text:p>0.0064443653</text:p>
          </table:table-cell>
          <table:table-cell office:value-type="float" office:value="0.0054003475" calcext:value-type="float">
            <text:p>0.0054003475</text:p>
          </table:table-cell>
          <table:table-cell office:value-type="float" office:value="0.0053857057" calcext:value-type="float">
            <text:p>0.0053857057</text:p>
          </table:table-cell>
          <table:table-cell office:value-type="float" office:value="0.0051618693" calcext:value-type="float">
            <text:p>0.005161869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1462641" calcext:value-type="float">
            <text:p>0.0051462641</text:p>
          </table:table-cell>
          <table:table-cell office:value-type="float" office:value="0.0062342822" calcext:value-type="float">
            <text:p>0.0062342822</text:p>
          </table:table-cell>
          <table:table-cell office:value-type="float" office:value="0.0055232705" calcext:value-type="float">
            <text:p>0.0055232705</text:p>
          </table:table-cell>
          <table:table-cell office:value-type="float" office:value="0.0052110893" calcext:value-type="float">
            <text:p>0.0052110893</text:p>
          </table:table-cell>
          <table:table-cell office:value-type="float" office:value="0.0051491535" calcext:value-type="float">
            <text:p>0.005149153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51314677" calcext:value-type="float">
            <text:p>0.0051314677</text:p>
          </table:table-cell>
          <table:table-cell office:value-type="float" office:value="0.0063009979" calcext:value-type="float">
            <text:p>0.0063009979</text:p>
          </table:table-cell>
          <table:table-cell office:value-type="float" office:value="0.005803878" calcext:value-type="float">
            <text:p>0.005803878</text:p>
          </table:table-cell>
          <table:table-cell office:value-type="float" office:value="0.0052404166" calcext:value-type="float">
            <text:p>0.0052404166</text:p>
          </table:table-cell>
          <table:table-cell office:value-type="float" office:value="0.0051333657" calcext:value-type="float">
            <text:p>0.0051333657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5116906" calcext:value-type="float">
            <text:p>0.005116906</text:p>
          </table:table-cell>
          <table:table-cell office:value-type="float" office:value="0.0061413697" calcext:value-type="float">
            <text:p>0.0061413697</text:p>
          </table:table-cell>
          <table:table-cell office:value-type="float" office:value="0.0059257522" calcext:value-type="float">
            <text:p>0.0059257522</text:p>
          </table:table-cell>
          <table:table-cell office:value-type="float" office:value="0.0052409261" calcext:value-type="float">
            <text:p>0.0052409261</text:p>
          </table:table-cell>
          <table:table-cell office:value-type="float" office:value="0.0051123188" calcext:value-type="float">
            <text:p>0.0051123188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51025683" calcext:value-type="float">
            <text:p>0.0051025683</text:p>
          </table:table-cell>
          <table:table-cell office:value-type="float" office:value="0.0067178858" calcext:value-type="float">
            <text:p>0.0067178858</text:p>
          </table:table-cell>
          <table:table-cell office:value-type="float" office:value="0.0053822617" calcext:value-type="float">
            <text:p>0.0053822617</text:p>
          </table:table-cell>
          <table:table-cell office:value-type="float" office:value="0.005211907" calcext:value-type="float">
            <text:p>0.005211907</text:p>
          </table:table-cell>
          <table:table-cell office:value-type="float" office:value="0.0050995257" calcext:value-type="float">
            <text:p>0.0050995257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50884387" calcext:value-type="float">
            <text:p>0.0050884387</text:p>
          </table:table-cell>
          <table:table-cell office:value-type="float" office:value="0.0070484467" calcext:value-type="float">
            <text:p>0.0070484467</text:p>
          </table:table-cell>
          <table:table-cell office:value-type="float" office:value="0.0059518395" calcext:value-type="float">
            <text:p>0.0059518395</text:p>
          </table:table-cell>
          <table:table-cell office:value-type="float" office:value="0.0052610817" calcext:value-type="float">
            <text:p>0.0052610817</text:p>
          </table:table-cell>
          <table:table-cell office:value-type="float" office:value="0.0050901528" calcext:value-type="float">
            <text:p>0.0050901528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50745294" calcext:value-type="float">
            <text:p>0.0050745294</text:p>
          </table:table-cell>
          <table:table-cell office:value-type="float" office:value="0.0078440923" calcext:value-type="float">
            <text:p>0.0078440923</text:p>
          </table:table-cell>
          <table:table-cell office:value-type="float" office:value="0.0056080511" calcext:value-type="float">
            <text:p>0.0056080511</text:p>
          </table:table-cell>
          <table:table-cell office:value-type="float" office:value="0.0051214793" calcext:value-type="float">
            <text:p>0.0051214793</text:p>
          </table:table-cell>
          <table:table-cell office:value-type="float" office:value="0.0050783977" calcext:value-type="float">
            <text:p>0.0050783977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50608236" calcext:value-type="float">
            <text:p>0.0050608236</text:p>
          </table:table-cell>
          <table:table-cell office:value-type="float" office:value="0.006662129" calcext:value-type="float">
            <text:p>0.006662129</text:p>
          </table:table-cell>
          <table:table-cell office:value-type="float" office:value="0.0053939875" calcext:value-type="float">
            <text:p>0.0053939875</text:p>
          </table:table-cell>
          <table:table-cell office:value-type="float" office:value="0.005123355" calcext:value-type="float">
            <text:p>0.005123355</text:p>
          </table:table-cell>
          <table:table-cell office:value-type="float" office:value="0.0050605196" calcext:value-type="float">
            <text:p>0.0050605196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50473213" calcext:value-type="float">
            <text:p>0.0050473213</text:p>
          </table:table-cell>
          <table:table-cell office:value-type="float" office:value="0.006726176" calcext:value-type="float">
            <text:p>0.006726176</text:p>
          </table:table-cell>
          <table:table-cell office:value-type="float" office:value="0.005291841" calcext:value-type="float">
            <text:p>0.005291841</text:p>
          </table:table-cell>
          <table:table-cell office:value-type="float" office:value="0.0052839569" calcext:value-type="float">
            <text:p>0.0052839569</text:p>
          </table:table-cell>
          <table:table-cell office:value-type="float" office:value="0.0050482024" calcext:value-type="float">
            <text:p>0.0050482024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50340109" calcext:value-type="float">
            <text:p>0.0050340109</text:p>
          </table:table-cell>
          <table:table-cell office:value-type="float" office:value="0.0062610065" calcext:value-type="float">
            <text:p>0.0062610065</text:p>
          </table:table-cell>
          <table:table-cell office:value-type="float" office:value="0.0054155211" calcext:value-type="float">
            <text:p>0.0054155211</text:p>
          </table:table-cell>
          <table:table-cell office:value-type="float" office:value="0.0051033371" calcext:value-type="float">
            <text:p>0.0051033371</text:p>
          </table:table-cell>
          <table:table-cell office:value-type="float" office:value="0.0050378214" calcext:value-type="float">
            <text:p>0.0050378214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0208946" calcext:value-type="float">
            <text:p>0.0050208946</text:p>
          </table:table-cell>
          <table:table-cell office:value-type="float" office:value="0.0061973259" calcext:value-type="float">
            <text:p>0.0061973259</text:p>
          </table:table-cell>
          <table:table-cell office:value-type="float" office:value="0.0057312334" calcext:value-type="float">
            <text:p>0.0057312334</text:p>
          </table:table-cell>
          <table:table-cell office:value-type="float" office:value="0.0051351711" calcext:value-type="float">
            <text:p>0.0051351711</text:p>
          </table:table-cell>
          <table:table-cell office:value-type="float" office:value="0.0050225696" calcext:value-type="float">
            <text:p>0.0050225696</text:p>
          </table:table-cell>
          <table:table-cell table:number-columns-repeated="13"/>
        </table:table-row>
      </table:table>
      <table:table table:name="epsilon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1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4</text:p>
          </table:table-cell>
          <table:table-cell table:number-columns-repeated="3"/>
          <table:table-cell office:value-type="string" calcext:value-type="string">
            <text:p>HW8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0" calcext:value-type="float">
            <text:p>8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1600000" calcext:value-type="float">
            <text:p>16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3200000" calcext:value-type="float">
            <text:p>320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6300000" calcext:value-type="float">
            <text:p>6300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50.7661130428" calcext:value-type="float">
            <text:p>150.7661130428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49695003" calcext:value-type="float">
            <text:p>0.249695003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900583118" calcext:value-type="float">
            <text:p>0.0900583118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8240809441" calcext:value-type="float">
            <text:p>0.824080944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.4076139927" calcext:value-type="float">
            <text:p>1.407613992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2.9701201916" calcext:value-type="float">
            <text:p>2.9701201916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5.5866930485" calcext:value-type="float">
            <text:p>5.586693048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748075098" calcext:value-type="float">
            <text:p>0.07480750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49695003" calcext:value-type="float">
            <text:p>0.2496950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49695003" calcext:value-type="float">
            <text:p>0.2496950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49695003" calcext:value-type="float">
            <text:p>0.2496950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49695003" calcext:value-type="float">
            <text:p>0.2496950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66992633" calcext:value-type="float">
            <text:p>0.0669926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1123753637" calcext:value-type="float">
            <text:p>0.11237536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901667476" calcext:value-type="float">
            <text:p>0.09016674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899998248" calcext:value-type="float">
            <text:p>0.08999982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900511891" calcext:value-type="float">
            <text:p>0.09005118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627496466" calcext:value-type="float">
            <text:p>0.06274964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1038637683" calcext:value-type="float">
            <text:p>0.10386376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750814751" calcext:value-type="float">
            <text:p>0.07508147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747746229" calcext:value-type="float">
            <text:p>0.07477462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747975409" calcext:value-type="float">
            <text:p>0.07479754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602900945" calcext:value-type="float">
            <text:p>0.06029009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956545025" calcext:value-type="float">
            <text:p>0.09565450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672320426" calcext:value-type="float">
            <text:p>0.06723204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669793859" calcext:value-type="float">
            <text:p>0.06697938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669892058" calcext:value-type="float">
            <text:p>0.066989205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58759179" calcext:value-type="float">
            <text:p>0.0587591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900936797" calcext:value-type="float">
            <text:p>0.09009367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629638657" calcext:value-type="float">
            <text:p>0.06296386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627707615" calcext:value-type="float">
            <text:p>0.06277076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627586469" calcext:value-type="float">
            <text:p>0.06275864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577369966" calcext:value-type="float">
            <text:p>0.05773699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846969932" calcext:value-type="float">
            <text:p>0.08469699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605293065" calcext:value-type="float">
            <text:p>0.06052930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603521205" calcext:value-type="float">
            <text:p>0.06035212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603137314" calcext:value-type="float">
            <text:p>0.06031373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570100844" calcext:value-type="float">
            <text:p>0.05701008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80844909" calcext:value-type="float">
            <text:p>0.0808449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592680164" calcext:value-type="float">
            <text:p>0.05926801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587655194" calcext:value-type="float">
            <text:p>0.05876551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587966666" calcext:value-type="float">
            <text:p>0.05879666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564653464" calcext:value-type="float">
            <text:p>0.05646534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786622316" calcext:value-type="float">
            <text:p>0.07866223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581850819" calcext:value-type="float">
            <text:p>0.05818508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577695295" calcext:value-type="float">
            <text:p>0.05776952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577890687" calcext:value-type="float">
            <text:p>0.05778906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560398176" calcext:value-type="float">
            <text:p>0.05603981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801124945" calcext:value-type="float">
            <text:p>0.08011249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575167909" calcext:value-type="float">
            <text:p>0.05751679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570724085" calcext:value-type="float">
            <text:p>0.05707240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570811555" calcext:value-type="float">
            <text:p>0.05708115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556966253" calcext:value-type="float">
            <text:p>0.05569662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732029527" calcext:value-type="float">
            <text:p>0.07320295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572646745" calcext:value-type="float">
            <text:p>0.05726467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5646725" calcext:value-type="float">
            <text:p>0.056467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565549284" calcext:value-type="float">
            <text:p>0.05655492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554128848" calcext:value-type="float">
            <text:p>0.0554128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701593533" calcext:value-type="float">
            <text:p>0.07015935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573779792" calcext:value-type="float">
            <text:p>0.05737797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561018512" calcext:value-type="float">
            <text:p>0.05610185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561435632" calcext:value-type="float">
            <text:p>0.05614356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551737659" calcext:value-type="float">
            <text:p>0.05517376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688732043" calcext:value-type="float">
            <text:p>0.0688732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567484722" calcext:value-type="float">
            <text:p>0.0567484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557703599" calcext:value-type="float">
            <text:p>0.05577035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558142476" calcext:value-type="float">
            <text:p>0.05581424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549690574" calcext:value-type="float">
            <text:p>0.05496905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714495555" calcext:value-type="float">
            <text:p>0.07144955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56177821" calcext:value-type="float">
            <text:p>0.0561778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555112213" calcext:value-type="float">
            <text:p>0.05551122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55548463" calcext:value-type="float">
            <text:p>0.0555484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547915027" calcext:value-type="float">
            <text:p>0.05479150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684248656" calcext:value-type="float">
            <text:p>0.06842486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559864119" calcext:value-type="float">
            <text:p>0.05598641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553007312" calcext:value-type="float">
            <text:p>0.05530073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553263612" calcext:value-type="float">
            <text:p>0.05532636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546359271" calcext:value-type="float">
            <text:p>0.0546359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695768371" calcext:value-type="float">
            <text:p>0.06957683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559624508" calcext:value-type="float">
            <text:p>0.05596245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550325103" calcext:value-type="float">
            <text:p>0.05503251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551323034" calcext:value-type="float">
            <text:p>0.05513230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544982329" calcext:value-type="float">
            <text:p>0.05449823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642185807" calcext:value-type="float">
            <text:p>0.06421858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557468496" calcext:value-type="float">
            <text:p>0.05574684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548982136" calcext:value-type="float">
            <text:p>0.05489821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549658239" calcext:value-type="float">
            <text:p>0.054965823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543754883" calcext:value-type="float">
            <text:p>0.05437548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654523075" calcext:value-type="float">
            <text:p>0.06545230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556969978" calcext:value-type="float">
            <text:p>0.0556969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547689758" calcext:value-type="float">
            <text:p>0.05476897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548255704" calcext:value-type="float">
            <text:p>0.05482557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542652681" calcext:value-type="float">
            <text:p>0.05426526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629825369" calcext:value-type="float">
            <text:p>0.06298253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559064895" calcext:value-type="float">
            <text:p>0.05590648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545457192" calcext:value-type="float">
            <text:p>0.05454571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547020994" calcext:value-type="float">
            <text:p>0.05470209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541656725" calcext:value-type="float">
            <text:p>0.05416567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631550997" calcext:value-type="float">
            <text:p>0.06315509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564680174" calcext:value-type="float">
            <text:p>0.05646801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544930063" calcext:value-type="float">
            <text:p>0.05449300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545868464" calcext:value-type="float">
            <text:p>0.05458684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540751629" calcext:value-type="float">
            <text:p>0.05407516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61870221" calcext:value-type="float">
            <text:p>0.0618702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561361089" calcext:value-type="float">
            <text:p>0.0561361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543925129" calcext:value-type="float">
            <text:p>0.05439251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54484643" calcext:value-type="float">
            <text:p>0.0544846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539925359" calcext:value-type="float">
            <text:p>0.05399253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618303902" calcext:value-type="float">
            <text:p>0.06183039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554652065" calcext:value-type="float">
            <text:p>0.05546520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543045066" calcext:value-type="float">
            <text:p>0.05430450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54398194" calcext:value-type="float">
            <text:p>0.0543981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539167784" calcext:value-type="float">
            <text:p>0.05391677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633603632" calcext:value-type="float">
            <text:p>0.06336036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554158054" calcext:value-type="float">
            <text:p>0.05541580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54233022" calcext:value-type="float">
            <text:p>0.0542330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543194972" calcext:value-type="float">
            <text:p>0.05431949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53846959" calcext:value-type="float">
            <text:p>0.0538469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61353907" calcext:value-type="float">
            <text:p>0.061353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55441685" calcext:value-type="float">
            <text:p>0.055441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540949963" calcext:value-type="float">
            <text:p>0.05409499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542417243" calcext:value-type="float">
            <text:p>0.05424172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537824966" calcext:value-type="float">
            <text:p>0.05378249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745668635" calcext:value-type="float">
            <text:p>0.07456686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553532131" calcext:value-type="float">
            <text:p>0.0553532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540694855" calcext:value-type="float">
            <text:p>0.05406948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541716106" calcext:value-type="float">
            <text:p>0.054171610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537226461" calcext:value-type="float">
            <text:p>0.05372264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9230382" calcext:value-type="float">
            <text:p>0.092303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553869717" calcext:value-type="float">
            <text:p>0.05538697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540261418" calcext:value-type="float">
            <text:p>0.05402614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541133583" calcext:value-type="float">
            <text:p>0.05411335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53667035" calcext:value-type="float">
            <text:p>0.0536670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607170761" calcext:value-type="float">
            <text:p>0.06071707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556670204" calcext:value-type="float">
            <text:p>0.05566702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538591072" calcext:value-type="float">
            <text:p>0.05385910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540588424" calcext:value-type="float">
            <text:p>0.054058842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536151715" calcext:value-type="float">
            <text:p>0.05361517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664612129" calcext:value-type="float">
            <text:p>0.06646121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564486198" calcext:value-type="float">
            <text:p>0.05644861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538732074" calcext:value-type="float">
            <text:p>0.05387320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540017486" calcext:value-type="float">
            <text:p>0.05400174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535666607" calcext:value-type="float">
            <text:p>0.05356666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621029474" calcext:value-type="float">
            <text:p>0.06210294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562114045" calcext:value-type="float">
            <text:p>0.05621140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538312122" calcext:value-type="float">
            <text:p>0.05383121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539504252" calcext:value-type="float">
            <text:p>0.05395042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535211861" calcext:value-type="float">
            <text:p>0.05352118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707264841" calcext:value-type="float">
            <text:p>0.07072648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553549938" calcext:value-type="float">
            <text:p>0.0553549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537787788" calcext:value-type="float">
            <text:p>0.05377877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539084002" calcext:value-type="float">
            <text:p>0.05390840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534785055" calcext:value-type="float">
            <text:p>0.05347850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664317608" calcext:value-type="float">
            <text:p>0.06643176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553437993" calcext:value-type="float">
            <text:p>0.05534379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537431464" calcext:value-type="float">
            <text:p>0.05374314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538684279" calcext:value-type="float">
            <text:p>0.05386842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534383543" calcext:value-type="float">
            <text:p>0.05343835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701568723" calcext:value-type="float">
            <text:p>0.0701568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553540997" calcext:value-type="float">
            <text:p>0.05535409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536511131" calcext:value-type="float">
            <text:p>0.0536511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538245589" calcext:value-type="float">
            <text:p>0.05382455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534004793" calcext:value-type="float">
            <text:p>0.0534004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613178015" calcext:value-type="float">
            <text:p>0.06131780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553090423" calcext:value-type="float">
            <text:p>0.05530904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536629818" calcext:value-type="float">
            <text:p>0.05366298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537849404" calcext:value-type="float">
            <text:p>0.05378494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533646792" calcext:value-type="float">
            <text:p>0.05336467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648175403" calcext:value-type="float">
            <text:p>0.06481754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553617477" calcext:value-type="float">
            <text:p>0.05536174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536499321" calcext:value-type="float">
            <text:p>0.05364993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537539162" calcext:value-type="float">
            <text:p>0.05375391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533308499" calcext:value-type="float">
            <text:p>0.05333084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622947104" calcext:value-type="float">
            <text:p>0.06229471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556533262" calcext:value-type="float">
            <text:p>0.05565332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534984581" calcext:value-type="float">
            <text:p>0.05349845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537235849" calcext:value-type="float">
            <text:p>0.05372358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532987714" calcext:value-type="float">
            <text:p>0.05329877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614416376" calcext:value-type="float">
            <text:p>0.06144163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566162653" calcext:value-type="float">
            <text:p>0.05661626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535371043" calcext:value-type="float">
            <text:p>0.0535371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536880307" calcext:value-type="float">
            <text:p>0.05368803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532683097" calcext:value-type="float">
            <text:p>0.05326830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625402555" calcext:value-type="float">
            <text:p>0.06254025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564146563" calcext:value-type="float">
            <text:p>0.05641465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535218567" calcext:value-type="float">
            <text:p>0.05352185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536563583" calcext:value-type="float">
            <text:p>0.05365635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532394387" calcext:value-type="float">
            <text:p>0.05323943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622976869" calcext:value-type="float">
            <text:p>0.06229768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553931147" calcext:value-type="float">
            <text:p>0.05539311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534808822" calcext:value-type="float">
            <text:p>0.05348088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536330529" calcext:value-type="float">
            <text:p>0.05363305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5321192" calcext:value-type="float">
            <text:p>0.053211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653679222" calcext:value-type="float">
            <text:p>0.06536792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554025248" calcext:value-type="float">
            <text:p>0.05540252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534586273" calcext:value-type="float">
            <text:p>0.05345862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536093935" calcext:value-type="float">
            <text:p>0.05360939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531857312" calcext:value-type="float">
            <text:p>0.05318573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646458343" calcext:value-type="float">
            <text:p>0.06464583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553900599" calcext:value-type="float">
            <text:p>0.05539005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53389702" calcext:value-type="float">
            <text:p>0.0533897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535800457" calcext:value-type="float">
            <text:p>0.05358004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531607568" calcext:value-type="float">
            <text:p>0.05316075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920804814" calcext:value-type="float">
            <text:p>0.09208048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553655624" calcext:value-type="float">
            <text:p>0.05536556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53420011" calcext:value-type="float">
            <text:p>0.0534200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535542332" calcext:value-type="float">
            <text:p>0.05355423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531369522" calcext:value-type="float">
            <text:p>0.05313695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1120020151" calcext:value-type="float">
            <text:p>0.11200201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554222055" calcext:value-type="float">
            <text:p>0.05542220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534205474" calcext:value-type="float">
            <text:p>0.05342054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535363182" calcext:value-type="float">
            <text:p>0.053536318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531141907" calcext:value-type="float">
            <text:p>0.05311419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627973899" calcext:value-type="float">
            <text:p>0.06279738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557127744" calcext:value-type="float">
            <text:p>0.0557127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532758497" calcext:value-type="float">
            <text:p>0.0532758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535176173" calcext:value-type="float">
            <text:p>0.05351761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530924164" calcext:value-type="float">
            <text:p>0.05309241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811042339" calcext:value-type="float">
            <text:p>0.08110423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568428114" calcext:value-type="float">
            <text:p>0.05684281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533267148" calcext:value-type="float">
            <text:p>0.05332671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534928143" calcext:value-type="float">
            <text:p>0.05349281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530715398" calcext:value-type="float">
            <text:p>0.05307153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654685721" calcext:value-type="float">
            <text:p>0.06546857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566471815" calcext:value-type="float">
            <text:p>0.05664718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533264987" calcext:value-type="float">
            <text:p>0.05332649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534714684" calcext:value-type="float">
            <text:p>0.05347146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530515537" calcext:value-type="float">
            <text:p>0.05305155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784459636" calcext:value-type="float">
            <text:p>0.07844596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55482842" calcext:value-type="float">
            <text:p>0.0554828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53290654" calcext:value-type="float">
            <text:p>0.0532906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534574501" calcext:value-type="float">
            <text:p>0.05345745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530323796" calcext:value-type="float">
            <text:p>0.05303237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735601559" calcext:value-type="float">
            <text:p>0.07356015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555075444" calcext:value-type="float">
            <text:p>0.05550754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532733053" calcext:value-type="float">
            <text:p>0.05327330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534427054" calcext:value-type="float">
            <text:p>0.05344270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530139953" calcext:value-type="float">
            <text:p>0.05301399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823479295" calcext:value-type="float">
            <text:p>0.08234792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554738827" calcext:value-type="float">
            <text:p>0.05547388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532186367" calcext:value-type="float">
            <text:p>0.05321863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534212887" calcext:value-type="float">
            <text:p>0.05342128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529963411" calcext:value-type="float">
            <text:p>0.05299634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659489036" calcext:value-type="float">
            <text:p>0.06594890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554605797" calcext:value-type="float">
            <text:p>0.05546057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532605462" calcext:value-type="float">
            <text:p>0.05326054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534030795" calcext:value-type="float">
            <text:p>0.05340307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529793911" calcext:value-type="float">
            <text:p>0.05297939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694056526" calcext:value-type="float">
            <text:p>0.06940565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555175096" calcext:value-type="float">
            <text:p>0.0555175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532678701" calcext:value-type="float">
            <text:p>0.05326787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533924401" calcext:value-type="float">
            <text:p>0.05339244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529630855" calcext:value-type="float">
            <text:p>0.05296308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668958575" calcext:value-type="float">
            <text:p>0.06689585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558029786" calcext:value-type="float">
            <text:p>0.05580297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531261079" calcext:value-type="float">
            <text:p>0.05312610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533805452" calcext:value-type="float">
            <text:p>0.05338054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529473685" calcext:value-type="float">
            <text:p>0.0529473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648119748" calcext:value-type="float">
            <text:p>0.06481197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57088282" calcext:value-type="float">
            <text:p>0.0570882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531830899" calcext:value-type="float">
            <text:p>0.05318308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533616357" calcext:value-type="float">
            <text:p>0.05336163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529322252" calcext:value-type="float">
            <text:p>0.05293222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699338764" calcext:value-type="float">
            <text:p>0.06993387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568847284" calcext:value-type="float">
            <text:p>0.05688472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531934872" calcext:value-type="float">
            <text:p>0.0531934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533462167" calcext:value-type="float">
            <text:p>0.05334621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529176407" calcext:value-type="float">
            <text:p>0.05291764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669682175" calcext:value-type="float">
            <text:p>0.0669682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555963628" calcext:value-type="float">
            <text:p>0.05559636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531597361" calcext:value-type="float">
            <text:p>0.05315973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533380583" calcext:value-type="float">
            <text:p>0.05333805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529035553" calcext:value-type="float">
            <text:p>0.05290355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699206591" calcext:value-type="float">
            <text:p>0.0699206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556325205" calcext:value-type="float">
            <text:p>0.05563252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531446189" calcext:value-type="float">
            <text:p>0.05314461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533284284" calcext:value-type="float">
            <text:p>0.05332842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528900214" calcext:value-type="float">
            <text:p>0.05289002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732628927" calcext:value-type="float">
            <text:p>0.07326289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555811487" calcext:value-type="float">
            <text:p>0.0555811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530989543" calcext:value-type="float">
            <text:p>0.05309895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533120073" calcext:value-type="float">
            <text:p>0.05331200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52876953" calcext:value-type="float">
            <text:p>0.0528769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1163716391" calcext:value-type="float">
            <text:p>0.11637163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555745624" calcext:value-type="float">
            <text:p>0.05557456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531499162" calcext:value-type="float">
            <text:p>0.05314991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532984585" calcext:value-type="float">
            <text:p>0.053298458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528643169" calcext:value-type="float">
            <text:p>0.05286431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1279566884" calcext:value-type="float">
            <text:p>0.1279566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556311868" calcext:value-type="float">
            <text:p>0.05563118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531597212" calcext:value-type="float">
            <text:p>0.05315972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532925278" calcext:value-type="float">
            <text:p>0.05329252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528520755" calcext:value-type="float">
            <text:p>0.05285207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691455454" calcext:value-type="float">
            <text:p>0.06914554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559129901" calcext:value-type="float">
            <text:p>0.05591299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530197844" calcext:value-type="float">
            <text:p>0.05301978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532847345" calcext:value-type="float">
            <text:p>0.05328473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528402552" calcext:value-type="float">
            <text:p>0.05284025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100889422" calcext:value-type="float">
            <text:p>0.100889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57348609" calcext:value-type="float">
            <text:p>0.057348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530808605" calcext:value-type="float">
            <text:p>0.05308086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532697961" calcext:value-type="float">
            <text:p>0.05326979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528288521" calcext:value-type="float">
            <text:p>0.05282885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714696795" calcext:value-type="float">
            <text:p>0.07146967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571242124" calcext:value-type="float">
            <text:p>0.05712421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530984513" calcext:value-type="float">
            <text:p>0.05309845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532579534" calcext:value-type="float">
            <text:p>0.05325795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528178215" calcext:value-type="float">
            <text:p>0.05281782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877043679" calcext:value-type="float">
            <text:p>0.08770436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557242446" calcext:value-type="float">
            <text:p>0.05572424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53065747" calcext:value-type="float">
            <text:p>0.053065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532537363" calcext:value-type="float">
            <text:p>0.05325373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528071001" calcext:value-type="float">
            <text:p>0.05280710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838571936" calcext:value-type="float">
            <text:p>0.0838571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557681359" calcext:value-type="float">
            <text:p>0.05576813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530515835" calcext:value-type="float">
            <text:p>0.05305158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532473437" calcext:value-type="float">
            <text:p>0.05324734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527967103" calcext:value-type="float">
            <text:p>0.05279671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1035962626" calcext:value-type="float">
            <text:p>0.10359626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5570307" calcext:value-type="float">
            <text:p>0.05570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53012155" calcext:value-type="float">
            <text:p>0.0530121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532340035" calcext:value-type="float">
            <text:p>0.05323400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527866781" calcext:value-type="float">
            <text:p>0.05278667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740561038" calcext:value-type="float">
            <text:p>0.07405610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557006001" calcext:value-type="float">
            <text:p>0.05570060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530698113" calcext:value-type="float">
            <text:p>0.05306981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532234684" calcext:value-type="float">
            <text:p>0.05322346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52776929" calcext:value-type="float">
            <text:p>0.0527769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763683543" calcext:value-type="float">
            <text:p>0.07636835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557562709" calcext:value-type="float">
            <text:p>0.05575627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530796424" calcext:value-type="float">
            <text:p>0.05307964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532207713" calcext:value-type="float">
            <text:p>0.05322077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527674742" calcext:value-type="float">
            <text:p>0.05276747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734647214" calcext:value-type="float">
            <text:p>0.07346472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560338348" calcext:value-type="float">
            <text:p>0.05603383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529413037" calcext:value-type="float">
            <text:p>0.05294130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532155819" calcext:value-type="float">
            <text:p>0.05321558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527583882" calcext:value-type="float">
            <text:p>0.05275838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705782473" calcext:value-type="float">
            <text:p>0.07057824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576183945" calcext:value-type="float">
            <text:p>0.05761839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530041046" calcext:value-type="float">
            <text:p>0.05300410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532032512" calcext:value-type="float">
            <text:p>0.05320325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527494811" calcext:value-type="float">
            <text:p>0.05274948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828272253" calcext:value-type="float">
            <text:p>0.08282722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573707074" calcext:value-type="float">
            <text:p>0.05737070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53029228" calcext:value-type="float">
            <text:p>0.0530292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53194005" calcext:value-type="float">
            <text:p>0.0531940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527408198" calcext:value-type="float">
            <text:p>0.05274081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733115524" calcext:value-type="float">
            <text:p>0.07331155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558618307" calcext:value-type="float">
            <text:p>0.0558618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529965982" calcext:value-type="float">
            <text:p>0.05299659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531923175" calcext:value-type="float">
            <text:p>0.05319231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527324453" calcext:value-type="float">
            <text:p>0.05273244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753750429" calcext:value-type="float">
            <text:p>0.07537504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559121445" calcext:value-type="float">
            <text:p>0.05591214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529822037" calcext:value-type="float">
            <text:p>0.05298220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531882532" calcext:value-type="float">
            <text:p>0.05318825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527243391" calcext:value-type="float">
            <text:p>0.05272433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85037306" calcext:value-type="float">
            <text:p>0.0850373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558352247" calcext:value-type="float">
            <text:p>0.05583522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529472902" calcext:value-type="float">
            <text:p>0.05294729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531769842" calcext:value-type="float">
            <text:p>0.05317698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527164415" calcext:value-type="float">
            <text:p>0.05271644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1461677402" calcext:value-type="float">
            <text:p>0.14616774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558353327" calcext:value-type="float">
            <text:p>0.05583533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530108772" calcext:value-type="float">
            <text:p>0.05301087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531686395" calcext:value-type="float">
            <text:p>0.05316863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527087413" calcext:value-type="float">
            <text:p>0.05270874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1418570578" calcext:value-type="float">
            <text:p>0.14185705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558895692" calcext:value-type="float">
            <text:p>0.05588956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530190133" calcext:value-type="float">
            <text:p>0.05301901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531679653" calcext:value-type="float">
            <text:p>0.05316796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527012609" calcext:value-type="float">
            <text:p>0.0527012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786992535" calcext:value-type="float">
            <text:p>0.07869925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561653338" calcext:value-type="float">
            <text:p>0.05616533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528822131" calcext:value-type="float">
            <text:p>0.0528822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531648956" calcext:value-type="float">
            <text:p>0.05316489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526940152" calcext:value-type="float">
            <text:p>0.05269401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1224713176" calcext:value-type="float">
            <text:p>0.12247131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578991547" calcext:value-type="float">
            <text:p>0.05789915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529475287" calcext:value-type="float">
            <text:p>0.05294752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531541854" calcext:value-type="float">
            <text:p>0.05315418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526869223" calcext:value-type="float">
            <text:p>0.05268692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791654661" calcext:value-type="float">
            <text:p>0.07916546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576147214" calcext:value-type="float">
            <text:p>0.05761472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529756844" calcext:value-type="float">
            <text:p>0.05297568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531466454" calcext:value-type="float">
            <text:p>0.05314664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52680023" calcext:value-type="float">
            <text:p>0.0526800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976639763" calcext:value-type="float">
            <text:p>0.09766397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560073182" calcext:value-type="float">
            <text:p>0.05600731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529439561" calcext:value-type="float">
            <text:p>0.05294395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531469695" calcext:value-type="float">
            <text:p>0.05314696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526733361" calcext:value-type="float">
            <text:p>0.05267333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964709744" calcext:value-type="float">
            <text:p>0.0964709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560619123" calcext:value-type="float">
            <text:p>0.05606191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529295132" calcext:value-type="float">
            <text:p>0.05292951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53144481" calcext:value-type="float">
            <text:p>0.0531444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526668504" calcext:value-type="float">
            <text:p>0.05266685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1335089058" calcext:value-type="float">
            <text:p>0.13350890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559750982" calcext:value-type="float">
            <text:p>0.05597509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528973639" calcext:value-type="float">
            <text:p>0.05289736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531345233" calcext:value-type="float">
            <text:p>0.05313452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526604876" calcext:value-type="float">
            <text:p>0.05266048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847332105" calcext:value-type="float">
            <text:p>0.08473321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5597727" calcext:value-type="float">
            <text:p>0.05597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529659614" calcext:value-type="float">
            <text:p>0.0529659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531276129" calcext:value-type="float">
            <text:p>0.05312761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526543073" calcext:value-type="float">
            <text:p>0.05265430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855383798" calcext:value-type="float">
            <text:p>0.08553837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560298301" calcext:value-type="float">
            <text:p>0.05602983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529718101" calcext:value-type="float">
            <text:p>0.05297181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531282723" calcext:value-type="float">
            <text:p>0.05312827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526482649" calcext:value-type="float">
            <text:p>0.05264826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814185664" calcext:value-type="float">
            <text:p>0.08141856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563026853" calcext:value-type="float">
            <text:p>0.05630268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52836515" calcext:value-type="float">
            <text:p>0.052836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531264655" calcext:value-type="float">
            <text:p>0.05312646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526423864" calcext:value-type="float">
            <text:p>0.05264238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78137517" calcext:value-type="float">
            <text:p>0.0781375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581786372" calcext:value-type="float">
            <text:p>0.05817863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529034175" calcext:value-type="float">
            <text:p>0.0529034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531173982" calcext:value-type="float">
            <text:p>0.053117398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526366308" calcext:value-type="float">
            <text:p>0.05263663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1020283997" calcext:value-type="float">
            <text:p>0.10202839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578622967" calcext:value-type="float">
            <text:p>0.05786229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529349707" calcext:value-type="float">
            <text:p>0.05293497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531111434" calcext:value-type="float">
            <text:p>0.05311114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526310578" calcext:value-type="float">
            <text:p>0.05263105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807537585" calcext:value-type="float">
            <text:p>0.08075375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561598763" calcext:value-type="float">
            <text:p>0.05615987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529040173" calcext:value-type="float">
            <text:p>0.05290401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531125404" calcext:value-type="float">
            <text:p>0.05311254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526256151" calcext:value-type="float">
            <text:p>0.05262561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816917121" calcext:value-type="float">
            <text:p>0.08169171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562172569" calcext:value-type="float">
            <text:p>0.05621725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528885946" calcext:value-type="float">
            <text:p>0.05288859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531112738" calcext:value-type="float">
            <text:p>0.05311127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526202247" calcext:value-type="float">
            <text:p>0.05262022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987555534" calcext:value-type="float">
            <text:p>0.0987555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561218597" calcext:value-type="float">
            <text:p>0.05612185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528586283" calcext:value-type="float">
            <text:p>0.05285862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531023778" calcext:value-type="float">
            <text:p>0.05310237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52615054" calcext:value-type="float">
            <text:p>0.0526150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1813099682" calcext:value-type="float">
            <text:p>0.18130996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561257266" calcext:value-type="float">
            <text:p>0.0561257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529320799" calcext:value-type="float">
            <text:p>0.05293207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530966222" calcext:value-type="float">
            <text:p>0.05309662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526100248" calcext:value-type="float">
            <text:p>0.05261002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1551356614" calcext:value-type="float">
            <text:p>0.1551356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56176383" calcext:value-type="float">
            <text:p>0.0561763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52934166" calcext:value-type="float">
            <text:p>0.0529341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530987009" calcext:value-type="float">
            <text:p>0.05309870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52605059" calcext:value-type="float">
            <text:p>0.0526050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916983038" calcext:value-type="float">
            <text:p>0.09169830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564462543" calcext:value-type="float">
            <text:p>0.05644625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528008491" calcext:value-type="float">
            <text:p>0.05280084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530977361" calcext:value-type="float">
            <text:p>0.05309773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526002161" calcext:value-type="float">
            <text:p>0.0526002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1446972638" calcext:value-type="float">
            <text:p>0.14469726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58475811" calcext:value-type="float">
            <text:p>0.0584758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528681949" calcext:value-type="float">
            <text:p>0.05286819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530895218" calcext:value-type="float">
            <text:p>0.05308952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525955185" calcext:value-type="float">
            <text:p>0.05259551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884028003" calcext:value-type="float">
            <text:p>0.08840280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581224374" calcext:value-type="float">
            <text:p>0.05812243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529036671" calcext:value-type="float">
            <text:p>0.05290366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530842431" calcext:value-type="float">
            <text:p>0.05308424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525908545" calcext:value-type="float">
            <text:p>0.05259085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1083396226" calcext:value-type="float">
            <text:p>0.10833962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563194789" calcext:value-type="float">
            <text:p>0.05631947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528725386" calcext:value-type="float">
            <text:p>0.05287253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530865155" calcext:value-type="float">
            <text:p>0.05308651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525863767" calcext:value-type="float">
            <text:p>0.05258637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1111223549" calcext:value-type="float">
            <text:p>0.11112235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563769639" calcext:value-type="float">
            <text:p>0.05637696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52856449" calcext:value-type="float">
            <text:p>0.0528564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530860946" calcext:value-type="float">
            <text:p>0.05308609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525819883" calcext:value-type="float">
            <text:p>0.05258198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1705729663" calcext:value-type="float">
            <text:p>0.17057296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562744476" calcext:value-type="float">
            <text:p>0.05627444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528278872" calcext:value-type="float">
            <text:p>0.0528278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530780181" calcext:value-type="float">
            <text:p>0.05307801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525776669" calcext:value-type="float">
            <text:p>0.05257766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974435583" calcext:value-type="float">
            <text:p>0.09744355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562799759" calcext:value-type="float">
            <text:p>0.05627997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529054217" calcext:value-type="float">
            <text:p>0.05290542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53072907" calcext:value-type="float">
            <text:p>0.0530729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525734574" calcext:value-type="float">
            <text:p>0.05257345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971927345" calcext:value-type="float">
            <text:p>0.09719273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563286878" calcext:value-type="float">
            <text:p>0.05632868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529038273" calcext:value-type="float">
            <text:p>0.05290382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530759096" calcext:value-type="float">
            <text:p>0.05307590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525693409" calcext:value-type="float">
            <text:p>0.05256934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90716593" calcext:value-type="float">
            <text:p>0.0907165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565981232" calcext:value-type="float">
            <text:p>0.05659812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527723059" calcext:value-type="float">
            <text:p>0.05277230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530758351" calcext:value-type="float">
            <text:p>0.05307583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525653027" calcext:value-type="float">
            <text:p>0.05256530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87317735" calcext:value-type="float">
            <text:p>0.0873177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5878314" calcext:value-type="float">
            <text:p>0.058783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528408624" calcext:value-type="float">
            <text:p>0.05284086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530682355" calcext:value-type="float">
            <text:p>0.05306823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1286128759" calcext:value-type="float">
            <text:p>0.12861287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583793297" calcext:value-type="float">
            <text:p>0.05837932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528787486" calcext:value-type="float">
            <text:p>0.05287874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530634336" calcext:value-type="float">
            <text:p>0.05306343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89324981" calcext:value-type="float">
            <text:p>0.0893249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564847067" calcext:value-type="float">
            <text:p>0.0564847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528472662" calcext:value-type="float">
            <text:p>0.05284726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530667789" calcext:value-type="float">
            <text:p>0.0530667789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0.249695003" calcext:value-type="float">
            <text:p>0.24969500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00583118" calcext:value-type="float">
            <text:p>0.0900583118</text:p>
          </table:table-cell>
          <table:table-cell office:value-type="float" office:value="0.1123753637" calcext:value-type="float">
            <text:p>0.1123753637</text:p>
          </table:table-cell>
          <table:table-cell office:value-type="float" office:value="0.0901667476" calcext:value-type="float">
            <text:p>0.0901667476</text:p>
          </table:table-cell>
          <table:table-cell office:value-type="float" office:value="0.0899998248" calcext:value-type="float">
            <text:p>0.0899998248</text:p>
          </table:table-cell>
          <table:table-cell office:value-type="float" office:value="0.0900511891" calcext:value-type="float">
            <text:p>0.090051189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48075098" calcext:value-type="float">
            <text:p>0.0748075098</text:p>
          </table:table-cell>
          <table:table-cell office:value-type="float" office:value="0.1038637683" calcext:value-type="float">
            <text:p>0.1038637683</text:p>
          </table:table-cell>
          <table:table-cell office:value-type="float" office:value="0.0750814751" calcext:value-type="float">
            <text:p>0.0750814751</text:p>
          </table:table-cell>
          <table:table-cell office:value-type="float" office:value="0.0747746229" calcext:value-type="float">
            <text:p>0.0747746229</text:p>
          </table:table-cell>
          <table:table-cell office:value-type="float" office:value="0.0747975409" calcext:value-type="float">
            <text:p>0.074797540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6992633" calcext:value-type="float">
            <text:p>0.066992633</text:p>
          </table:table-cell>
          <table:table-cell office:value-type="float" office:value="0.0956545025" calcext:value-type="float">
            <text:p>0.0956545025</text:p>
          </table:table-cell>
          <table:table-cell office:value-type="float" office:value="0.0672320426" calcext:value-type="float">
            <text:p>0.0672320426</text:p>
          </table:table-cell>
          <table:table-cell office:value-type="float" office:value="0.0669793859" calcext:value-type="float">
            <text:p>0.0669793859</text:p>
          </table:table-cell>
          <table:table-cell office:value-type="float" office:value="0.0669892058" calcext:value-type="float">
            <text:p>0.066989205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7496466" calcext:value-type="float">
            <text:p>0.0627496466</text:p>
          </table:table-cell>
          <table:table-cell office:value-type="float" office:value="0.0900936797" calcext:value-type="float">
            <text:p>0.0900936797</text:p>
          </table:table-cell>
          <table:table-cell office:value-type="float" office:value="0.0629638657" calcext:value-type="float">
            <text:p>0.0629638657</text:p>
          </table:table-cell>
          <table:table-cell office:value-type="float" office:value="0.0627707615" calcext:value-type="float">
            <text:p>0.0627707615</text:p>
          </table:table-cell>
          <table:table-cell office:value-type="float" office:value="0.0627586469" calcext:value-type="float">
            <text:p>0.062758646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2900945" calcext:value-type="float">
            <text:p>0.0602900945</text:p>
          </table:table-cell>
          <table:table-cell office:value-type="float" office:value="0.0846969932" calcext:value-type="float">
            <text:p>0.0846969932</text:p>
          </table:table-cell>
          <table:table-cell office:value-type="float" office:value="0.0605293065" calcext:value-type="float">
            <text:p>0.0605293065</text:p>
          </table:table-cell>
          <table:table-cell office:value-type="float" office:value="0.0603521205" calcext:value-type="float">
            <text:p>0.0603521205</text:p>
          </table:table-cell>
          <table:table-cell office:value-type="float" office:value="0.0603137314" calcext:value-type="float">
            <text:p>0.060313731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8759179" calcext:value-type="float">
            <text:p>0.058759179</text:p>
          </table:table-cell>
          <table:table-cell office:value-type="float" office:value="0.080844909" calcext:value-type="float">
            <text:p>0.080844909</text:p>
          </table:table-cell>
          <table:table-cell office:value-type="float" office:value="0.0592680164" calcext:value-type="float">
            <text:p>0.0592680164</text:p>
          </table:table-cell>
          <table:table-cell office:value-type="float" office:value="0.0587655194" calcext:value-type="float">
            <text:p>0.0587655194</text:p>
          </table:table-cell>
          <table:table-cell office:value-type="float" office:value="0.0587966666" calcext:value-type="float">
            <text:p>0.058796666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77369966" calcext:value-type="float">
            <text:p>0.0577369966</text:p>
          </table:table-cell>
          <table:table-cell office:value-type="float" office:value="0.0786622316" calcext:value-type="float">
            <text:p>0.0786622316</text:p>
          </table:table-cell>
          <table:table-cell office:value-type="float" office:value="0.0581850819" calcext:value-type="float">
            <text:p>0.0581850819</text:p>
          </table:table-cell>
          <table:table-cell office:value-type="float" office:value="0.0577695295" calcext:value-type="float">
            <text:p>0.0577695295</text:p>
          </table:table-cell>
          <table:table-cell office:value-type="float" office:value="0.0577890687" calcext:value-type="float">
            <text:p>0.0577890687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0100844" calcext:value-type="float">
            <text:p>0.0570100844</text:p>
          </table:table-cell>
          <table:table-cell office:value-type="float" office:value="0.0801124945" calcext:value-type="float">
            <text:p>0.0801124945</text:p>
          </table:table-cell>
          <table:table-cell office:value-type="float" office:value="0.0575167909" calcext:value-type="float">
            <text:p>0.0575167909</text:p>
          </table:table-cell>
          <table:table-cell office:value-type="float" office:value="0.0570724085" calcext:value-type="float">
            <text:p>0.0570724085</text:p>
          </table:table-cell>
          <table:table-cell office:value-type="float" office:value="0.0570811555" calcext:value-type="float">
            <text:p>0.057081155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4653464" calcext:value-type="float">
            <text:p>0.0564653464</text:p>
          </table:table-cell>
          <table:table-cell office:value-type="float" office:value="0.0732029527" calcext:value-type="float">
            <text:p>0.0732029527</text:p>
          </table:table-cell>
          <table:table-cell office:value-type="float" office:value="0.0572646745" calcext:value-type="float">
            <text:p>0.0572646745</text:p>
          </table:table-cell>
          <table:table-cell office:value-type="float" office:value="0.05646725" calcext:value-type="float">
            <text:p>0.05646725</text:p>
          </table:table-cell>
          <table:table-cell office:value-type="float" office:value="0.0565549284" calcext:value-type="float">
            <text:p>0.056554928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60398176" calcext:value-type="float">
            <text:p>0.0560398176</text:p>
          </table:table-cell>
          <table:table-cell office:value-type="float" office:value="0.0701593533" calcext:value-type="float">
            <text:p>0.0701593533</text:p>
          </table:table-cell>
          <table:table-cell office:value-type="float" office:value="0.0573779792" calcext:value-type="float">
            <text:p>0.0573779792</text:p>
          </table:table-cell>
          <table:table-cell office:value-type="float" office:value="0.0561018512" calcext:value-type="float">
            <text:p>0.0561018512</text:p>
          </table:table-cell>
          <table:table-cell office:value-type="float" office:value="0.0561435632" calcext:value-type="float">
            <text:p>0.056143563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56966253" calcext:value-type="float">
            <text:p>0.0556966253</text:p>
          </table:table-cell>
          <table:table-cell office:value-type="float" office:value="0.0688732043" calcext:value-type="float">
            <text:p>0.0688732043</text:p>
          </table:table-cell>
          <table:table-cell office:value-type="float" office:value="0.0567484722" calcext:value-type="float">
            <text:p>0.0567484722</text:p>
          </table:table-cell>
          <table:table-cell office:value-type="float" office:value="0.0557703599" calcext:value-type="float">
            <text:p>0.0557703599</text:p>
          </table:table-cell>
          <table:table-cell office:value-type="float" office:value="0.0558142476" calcext:value-type="float">
            <text:p>0.055814247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54128848" calcext:value-type="float">
            <text:p>0.0554128848</text:p>
          </table:table-cell>
          <table:table-cell office:value-type="float" office:value="0.0714495555" calcext:value-type="float">
            <text:p>0.0714495555</text:p>
          </table:table-cell>
          <table:table-cell office:value-type="float" office:value="0.056177821" calcext:value-type="float">
            <text:p>0.056177821</text:p>
          </table:table-cell>
          <table:table-cell office:value-type="float" office:value="0.0555112213" calcext:value-type="float">
            <text:p>0.0555112213</text:p>
          </table:table-cell>
          <table:table-cell office:value-type="float" office:value="0.055548463" calcext:value-type="float">
            <text:p>0.05554846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1737659" calcext:value-type="float">
            <text:p>0.0551737659</text:p>
          </table:table-cell>
          <table:table-cell office:value-type="float" office:value="0.0684248656" calcext:value-type="float">
            <text:p>0.0684248656</text:p>
          </table:table-cell>
          <table:table-cell office:value-type="float" office:value="0.0559864119" calcext:value-type="float">
            <text:p>0.0559864119</text:p>
          </table:table-cell>
          <table:table-cell office:value-type="float" office:value="0.0553007312" calcext:value-type="float">
            <text:p>0.0553007312</text:p>
          </table:table-cell>
          <table:table-cell office:value-type="float" office:value="0.0553263612" calcext:value-type="float">
            <text:p>0.055326361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9690574" calcext:value-type="float">
            <text:p>0.0549690574</text:p>
          </table:table-cell>
          <table:table-cell office:value-type="float" office:value="0.0695768371" calcext:value-type="float">
            <text:p>0.0695768371</text:p>
          </table:table-cell>
          <table:table-cell office:value-type="float" office:value="0.0559624508" calcext:value-type="float">
            <text:p>0.0559624508</text:p>
          </table:table-cell>
          <table:table-cell office:value-type="float" office:value="0.0550325103" calcext:value-type="float">
            <text:p>0.0550325103</text:p>
          </table:table-cell>
          <table:table-cell office:value-type="float" office:value="0.0551323034" calcext:value-type="float">
            <text:p>0.055132303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47915027" calcext:value-type="float">
            <text:p>0.0547915027</text:p>
          </table:table-cell>
          <table:table-cell office:value-type="float" office:value="0.0642185807" calcext:value-type="float">
            <text:p>0.0642185807</text:p>
          </table:table-cell>
          <table:table-cell office:value-type="float" office:value="0.0557468496" calcext:value-type="float">
            <text:p>0.0557468496</text:p>
          </table:table-cell>
          <table:table-cell office:value-type="float" office:value="0.0548982136" calcext:value-type="float">
            <text:p>0.0548982136</text:p>
          </table:table-cell>
          <table:table-cell office:value-type="float" office:value="0.0549658239" calcext:value-type="float">
            <text:p>0.054965823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46359271" calcext:value-type="float">
            <text:p>0.0546359271</text:p>
          </table:table-cell>
          <table:table-cell office:value-type="float" office:value="0.0654523075" calcext:value-type="float">
            <text:p>0.0654523075</text:p>
          </table:table-cell>
          <table:table-cell office:value-type="float" office:value="0.0556969978" calcext:value-type="float">
            <text:p>0.0556969978</text:p>
          </table:table-cell>
          <table:table-cell office:value-type="float" office:value="0.0547689758" calcext:value-type="float">
            <text:p>0.0547689758</text:p>
          </table:table-cell>
          <table:table-cell office:value-type="float" office:value="0.0548255704" calcext:value-type="float">
            <text:p>0.054825570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44982329" calcext:value-type="float">
            <text:p>0.0544982329</text:p>
          </table:table-cell>
          <table:table-cell office:value-type="float" office:value="0.0629825369" calcext:value-type="float">
            <text:p>0.0629825369</text:p>
          </table:table-cell>
          <table:table-cell office:value-type="float" office:value="0.0559064895" calcext:value-type="float">
            <text:p>0.0559064895</text:p>
          </table:table-cell>
          <table:table-cell office:value-type="float" office:value="0.0545457192" calcext:value-type="float">
            <text:p>0.0545457192</text:p>
          </table:table-cell>
          <table:table-cell office:value-type="float" office:value="0.0547020994" calcext:value-type="float">
            <text:p>0.054702099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3754883" calcext:value-type="float">
            <text:p>0.0543754883</text:p>
          </table:table-cell>
          <table:table-cell office:value-type="float" office:value="0.0631550997" calcext:value-type="float">
            <text:p>0.0631550997</text:p>
          </table:table-cell>
          <table:table-cell office:value-type="float" office:value="0.0564680174" calcext:value-type="float">
            <text:p>0.0564680174</text:p>
          </table:table-cell>
          <table:table-cell office:value-type="float" office:value="0.0544930063" calcext:value-type="float">
            <text:p>0.0544930063</text:p>
          </table:table-cell>
          <table:table-cell office:value-type="float" office:value="0.0545868464" calcext:value-type="float">
            <text:p>0.054586846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42652681" calcext:value-type="float">
            <text:p>0.0542652681</text:p>
          </table:table-cell>
          <table:table-cell office:value-type="float" office:value="0.061870221" calcext:value-type="float">
            <text:p>0.061870221</text:p>
          </table:table-cell>
          <table:table-cell office:value-type="float" office:value="0.0561361089" calcext:value-type="float">
            <text:p>0.0561361089</text:p>
          </table:table-cell>
          <table:table-cell office:value-type="float" office:value="0.0543925129" calcext:value-type="float">
            <text:p>0.0543925129</text:p>
          </table:table-cell>
          <table:table-cell office:value-type="float" office:value="0.054484643" calcext:value-type="float">
            <text:p>0.05448464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41656725" calcext:value-type="float">
            <text:p>0.0541656725</text:p>
          </table:table-cell>
          <table:table-cell office:value-type="float" office:value="0.0618303902" calcext:value-type="float">
            <text:p>0.0618303902</text:p>
          </table:table-cell>
          <table:table-cell office:value-type="float" office:value="0.0554652065" calcext:value-type="float">
            <text:p>0.0554652065</text:p>
          </table:table-cell>
          <table:table-cell office:value-type="float" office:value="0.0543045066" calcext:value-type="float">
            <text:p>0.0543045066</text:p>
          </table:table-cell>
          <table:table-cell office:value-type="float" office:value="0.054398194" calcext:value-type="float">
            <text:p>0.05439819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40751629" calcext:value-type="float">
            <text:p>0.0540751629</text:p>
          </table:table-cell>
          <table:table-cell office:value-type="float" office:value="0.0633603632" calcext:value-type="float">
            <text:p>0.0633603632</text:p>
          </table:table-cell>
          <table:table-cell office:value-type="float" office:value="0.0554158054" calcext:value-type="float">
            <text:p>0.0554158054</text:p>
          </table:table-cell>
          <table:table-cell office:value-type="float" office:value="0.054233022" calcext:value-type="float">
            <text:p>0.054233022</text:p>
          </table:table-cell>
          <table:table-cell office:value-type="float" office:value="0.0543194972" calcext:value-type="float">
            <text:p>0.0543194972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39925359" calcext:value-type="float">
            <text:p>0.0539925359</text:p>
          </table:table-cell>
          <table:table-cell office:value-type="float" office:value="0.061353907" calcext:value-type="float">
            <text:p>0.061353907</text:p>
          </table:table-cell>
          <table:table-cell office:value-type="float" office:value="0.055441685" calcext:value-type="float">
            <text:p>0.055441685</text:p>
          </table:table-cell>
          <table:table-cell office:value-type="float" office:value="0.0540949963" calcext:value-type="float">
            <text:p>0.0540949963</text:p>
          </table:table-cell>
          <table:table-cell office:value-type="float" office:value="0.0542417243" calcext:value-type="float">
            <text:p>0.054241724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39167784" calcext:value-type="float">
            <text:p>0.0539167784</text:p>
          </table:table-cell>
          <table:table-cell office:value-type="float" office:value="0.0745668635" calcext:value-type="float">
            <text:p>0.0745668635</text:p>
          </table:table-cell>
          <table:table-cell office:value-type="float" office:value="0.0553532131" calcext:value-type="float">
            <text:p>0.0553532131</text:p>
          </table:table-cell>
          <table:table-cell office:value-type="float" office:value="0.0540694855" calcext:value-type="float">
            <text:p>0.0540694855</text:p>
          </table:table-cell>
          <table:table-cell office:value-type="float" office:value="0.0541716106" calcext:value-type="float">
            <text:p>0.054171610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3846959" calcext:value-type="float">
            <text:p>0.053846959</text:p>
          </table:table-cell>
          <table:table-cell office:value-type="float" office:value="0.09230382" calcext:value-type="float">
            <text:p>0.09230382</text:p>
          </table:table-cell>
          <table:table-cell office:value-type="float" office:value="0.0553869717" calcext:value-type="float">
            <text:p>0.0553869717</text:p>
          </table:table-cell>
          <table:table-cell office:value-type="float" office:value="0.0540261418" calcext:value-type="float">
            <text:p>0.0540261418</text:p>
          </table:table-cell>
          <table:table-cell office:value-type="float" office:value="0.0541133583" calcext:value-type="float">
            <text:p>0.0541133583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37824966" calcext:value-type="float">
            <text:p>0.0537824966</text:p>
          </table:table-cell>
          <table:table-cell office:value-type="float" office:value="0.0607170761" calcext:value-type="float">
            <text:p>0.0607170761</text:p>
          </table:table-cell>
          <table:table-cell office:value-type="float" office:value="0.0556670204" calcext:value-type="float">
            <text:p>0.0556670204</text:p>
          </table:table-cell>
          <table:table-cell office:value-type="float" office:value="0.0538591072" calcext:value-type="float">
            <text:p>0.0538591072</text:p>
          </table:table-cell>
          <table:table-cell office:value-type="float" office:value="0.0540588424" calcext:value-type="float">
            <text:p>0.054058842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37226461" calcext:value-type="float">
            <text:p>0.0537226461</text:p>
          </table:table-cell>
          <table:table-cell office:value-type="float" office:value="0.0664612129" calcext:value-type="float">
            <text:p>0.0664612129</text:p>
          </table:table-cell>
          <table:table-cell office:value-type="float" office:value="0.0564486198" calcext:value-type="float">
            <text:p>0.0564486198</text:p>
          </table:table-cell>
          <table:table-cell office:value-type="float" office:value="0.0538732074" calcext:value-type="float">
            <text:p>0.0538732074</text:p>
          </table:table-cell>
          <table:table-cell office:value-type="float" office:value="0.0540017486" calcext:value-type="float">
            <text:p>0.0540017486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667035" calcext:value-type="float">
            <text:p>0.053667035</text:p>
          </table:table-cell>
          <table:table-cell office:value-type="float" office:value="0.0621029474" calcext:value-type="float">
            <text:p>0.0621029474</text:p>
          </table:table-cell>
          <table:table-cell office:value-type="float" office:value="0.0562114045" calcext:value-type="float">
            <text:p>0.0562114045</text:p>
          </table:table-cell>
          <table:table-cell office:value-type="float" office:value="0.0538312122" calcext:value-type="float">
            <text:p>0.0538312122</text:p>
          </table:table-cell>
          <table:table-cell office:value-type="float" office:value="0.0539504252" calcext:value-type="float">
            <text:p>0.0539504252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36151715" calcext:value-type="float">
            <text:p>0.0536151715</text:p>
          </table:table-cell>
          <table:table-cell office:value-type="float" office:value="0.0707264841" calcext:value-type="float">
            <text:p>0.0707264841</text:p>
          </table:table-cell>
          <table:table-cell office:value-type="float" office:value="0.0553549938" calcext:value-type="float">
            <text:p>0.0553549938</text:p>
          </table:table-cell>
          <table:table-cell office:value-type="float" office:value="0.0537787788" calcext:value-type="float">
            <text:p>0.0537787788</text:p>
          </table:table-cell>
          <table:table-cell office:value-type="float" office:value="0.0539084002" calcext:value-type="float">
            <text:p>0.0539084002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35666607" calcext:value-type="float">
            <text:p>0.0535666607</text:p>
          </table:table-cell>
          <table:table-cell office:value-type="float" office:value="0.0664317608" calcext:value-type="float">
            <text:p>0.0664317608</text:p>
          </table:table-cell>
          <table:table-cell office:value-type="float" office:value="0.0553437993" calcext:value-type="float">
            <text:p>0.0553437993</text:p>
          </table:table-cell>
          <table:table-cell office:value-type="float" office:value="0.0537431464" calcext:value-type="float">
            <text:p>0.0537431464</text:p>
          </table:table-cell>
          <table:table-cell office:value-type="float" office:value="0.0538684279" calcext:value-type="float">
            <text:p>0.0538684279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35211861" calcext:value-type="float">
            <text:p>0.0535211861</text:p>
          </table:table-cell>
          <table:table-cell office:value-type="float" office:value="0.0701568723" calcext:value-type="float">
            <text:p>0.0701568723</text:p>
          </table:table-cell>
          <table:table-cell office:value-type="float" office:value="0.0553540997" calcext:value-type="float">
            <text:p>0.0553540997</text:p>
          </table:table-cell>
          <table:table-cell office:value-type="float" office:value="0.0536511131" calcext:value-type="float">
            <text:p>0.0536511131</text:p>
          </table:table-cell>
          <table:table-cell office:value-type="float" office:value="0.0538245589" calcext:value-type="float">
            <text:p>0.053824558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34785055" calcext:value-type="float">
            <text:p>0.0534785055</text:p>
          </table:table-cell>
          <table:table-cell office:value-type="float" office:value="0.0613178015" calcext:value-type="float">
            <text:p>0.0613178015</text:p>
          </table:table-cell>
          <table:table-cell office:value-type="float" office:value="0.0553090423" calcext:value-type="float">
            <text:p>0.0553090423</text:p>
          </table:table-cell>
          <table:table-cell office:value-type="float" office:value="0.0536629818" calcext:value-type="float">
            <text:p>0.0536629818</text:p>
          </table:table-cell>
          <table:table-cell office:value-type="float" office:value="0.0537849404" calcext:value-type="float">
            <text:p>0.0537849404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34383543" calcext:value-type="float">
            <text:p>0.0534383543</text:p>
          </table:table-cell>
          <table:table-cell office:value-type="float" office:value="0.0648175403" calcext:value-type="float">
            <text:p>0.0648175403</text:p>
          </table:table-cell>
          <table:table-cell office:value-type="float" office:value="0.0553617477" calcext:value-type="float">
            <text:p>0.0553617477</text:p>
          </table:table-cell>
          <table:table-cell office:value-type="float" office:value="0.0536499321" calcext:value-type="float">
            <text:p>0.0536499321</text:p>
          </table:table-cell>
          <table:table-cell office:value-type="float" office:value="0.0537539162" calcext:value-type="float">
            <text:p>0.053753916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34004793" calcext:value-type="float">
            <text:p>0.0534004793</text:p>
          </table:table-cell>
          <table:table-cell office:value-type="float" office:value="0.0622947104" calcext:value-type="float">
            <text:p>0.0622947104</text:p>
          </table:table-cell>
          <table:table-cell office:value-type="float" office:value="0.0556533262" calcext:value-type="float">
            <text:p>0.0556533262</text:p>
          </table:table-cell>
          <table:table-cell office:value-type="float" office:value="0.0534984581" calcext:value-type="float">
            <text:p>0.0534984581</text:p>
          </table:table-cell>
          <table:table-cell office:value-type="float" office:value="0.0537235849" calcext:value-type="float">
            <text:p>0.0537235849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33646792" calcext:value-type="float">
            <text:p>0.0533646792</text:p>
          </table:table-cell>
          <table:table-cell office:value-type="float" office:value="0.0614416376" calcext:value-type="float">
            <text:p>0.0614416376</text:p>
          </table:table-cell>
          <table:table-cell office:value-type="float" office:value="0.0566162653" calcext:value-type="float">
            <text:p>0.0566162653</text:p>
          </table:table-cell>
          <table:table-cell office:value-type="float" office:value="0.0535371043" calcext:value-type="float">
            <text:p>0.0535371043</text:p>
          </table:table-cell>
          <table:table-cell office:value-type="float" office:value="0.0536880307" calcext:value-type="float">
            <text:p>0.0536880307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33308499" calcext:value-type="float">
            <text:p>0.0533308499</text:p>
          </table:table-cell>
          <table:table-cell office:value-type="float" office:value="0.0625402555" calcext:value-type="float">
            <text:p>0.0625402555</text:p>
          </table:table-cell>
          <table:table-cell office:value-type="float" office:value="0.0564146563" calcext:value-type="float">
            <text:p>0.0564146563</text:p>
          </table:table-cell>
          <table:table-cell office:value-type="float" office:value="0.0535218567" calcext:value-type="float">
            <text:p>0.0535218567</text:p>
          </table:table-cell>
          <table:table-cell office:value-type="float" office:value="0.0536563583" calcext:value-type="float">
            <text:p>0.053656358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32987714" calcext:value-type="float">
            <text:p>0.0532987714</text:p>
          </table:table-cell>
          <table:table-cell office:value-type="float" office:value="0.0622976869" calcext:value-type="float">
            <text:p>0.0622976869</text:p>
          </table:table-cell>
          <table:table-cell office:value-type="float" office:value="0.0553931147" calcext:value-type="float">
            <text:p>0.0553931147</text:p>
          </table:table-cell>
          <table:table-cell office:value-type="float" office:value="0.0534808822" calcext:value-type="float">
            <text:p>0.0534808822</text:p>
          </table:table-cell>
          <table:table-cell office:value-type="float" office:value="0.0536330529" calcext:value-type="float">
            <text:p>0.053633052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32683097" calcext:value-type="float">
            <text:p>0.0532683097</text:p>
          </table:table-cell>
          <table:table-cell office:value-type="float" office:value="0.0653679222" calcext:value-type="float">
            <text:p>0.0653679222</text:p>
          </table:table-cell>
          <table:table-cell office:value-type="float" office:value="0.0554025248" calcext:value-type="float">
            <text:p>0.0554025248</text:p>
          </table:table-cell>
          <table:table-cell office:value-type="float" office:value="0.0534586273" calcext:value-type="float">
            <text:p>0.0534586273</text:p>
          </table:table-cell>
          <table:table-cell office:value-type="float" office:value="0.0536093935" calcext:value-type="float">
            <text:p>0.0536093935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32394387" calcext:value-type="float">
            <text:p>0.0532394387</text:p>
          </table:table-cell>
          <table:table-cell office:value-type="float" office:value="0.0646458343" calcext:value-type="float">
            <text:p>0.0646458343</text:p>
          </table:table-cell>
          <table:table-cell office:value-type="float" office:value="0.0553900599" calcext:value-type="float">
            <text:p>0.0553900599</text:p>
          </table:table-cell>
          <table:table-cell office:value-type="float" office:value="0.053389702" calcext:value-type="float">
            <text:p>0.053389702</text:p>
          </table:table-cell>
          <table:table-cell office:value-type="float" office:value="0.0535800457" calcext:value-type="float">
            <text:p>0.0535800457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321192" calcext:value-type="float">
            <text:p>0.05321192</text:p>
          </table:table-cell>
          <table:table-cell office:value-type="float" office:value="0.0920804814" calcext:value-type="float">
            <text:p>0.0920804814</text:p>
          </table:table-cell>
          <table:table-cell office:value-type="float" office:value="0.0553655624" calcext:value-type="float">
            <text:p>0.0553655624</text:p>
          </table:table-cell>
          <table:table-cell office:value-type="float" office:value="0.053420011" calcext:value-type="float">
            <text:p>0.053420011</text:p>
          </table:table-cell>
          <table:table-cell office:value-type="float" office:value="0.0535542332" calcext:value-type="float">
            <text:p>0.0535542332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31857312" calcext:value-type="float">
            <text:p>0.0531857312</text:p>
          </table:table-cell>
          <table:table-cell office:value-type="float" office:value="0.1120020151" calcext:value-type="float">
            <text:p>0.1120020151</text:p>
          </table:table-cell>
          <table:table-cell office:value-type="float" office:value="0.0554222055" calcext:value-type="float">
            <text:p>0.0554222055</text:p>
          </table:table-cell>
          <table:table-cell office:value-type="float" office:value="0.0534205474" calcext:value-type="float">
            <text:p>0.0534205474</text:p>
          </table:table-cell>
          <table:table-cell office:value-type="float" office:value="0.0535363182" calcext:value-type="float">
            <text:p>0.0535363182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31607568" calcext:value-type="float">
            <text:p>0.0531607568</text:p>
          </table:table-cell>
          <table:table-cell office:value-type="float" office:value="0.0627973899" calcext:value-type="float">
            <text:p>0.0627973899</text:p>
          </table:table-cell>
          <table:table-cell office:value-type="float" office:value="0.0557127744" calcext:value-type="float">
            <text:p>0.0557127744</text:p>
          </table:table-cell>
          <table:table-cell office:value-type="float" office:value="0.0532758497" calcext:value-type="float">
            <text:p>0.0532758497</text:p>
          </table:table-cell>
          <table:table-cell office:value-type="float" office:value="0.0535176173" calcext:value-type="float">
            <text:p>0.0535176173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31369522" calcext:value-type="float">
            <text:p>0.0531369522</text:p>
          </table:table-cell>
          <table:table-cell office:value-type="float" office:value="0.0811042339" calcext:value-type="float">
            <text:p>0.0811042339</text:p>
          </table:table-cell>
          <table:table-cell office:value-type="float" office:value="0.0568428114" calcext:value-type="float">
            <text:p>0.0568428114</text:p>
          </table:table-cell>
          <table:table-cell office:value-type="float" office:value="0.0533267148" calcext:value-type="float">
            <text:p>0.0533267148</text:p>
          </table:table-cell>
          <table:table-cell office:value-type="float" office:value="0.0534928143" calcext:value-type="float">
            <text:p>0.0534928143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31141907" calcext:value-type="float">
            <text:p>0.0531141907</text:p>
          </table:table-cell>
          <table:table-cell office:value-type="float" office:value="0.0654685721" calcext:value-type="float">
            <text:p>0.0654685721</text:p>
          </table:table-cell>
          <table:table-cell office:value-type="float" office:value="0.0566471815" calcext:value-type="float">
            <text:p>0.0566471815</text:p>
          </table:table-cell>
          <table:table-cell office:value-type="float" office:value="0.0533264987" calcext:value-type="float">
            <text:p>0.0533264987</text:p>
          </table:table-cell>
          <table:table-cell office:value-type="float" office:value="0.0534714684" calcext:value-type="float">
            <text:p>0.0534714684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30924164" calcext:value-type="float">
            <text:p>0.0530924164</text:p>
          </table:table-cell>
          <table:table-cell office:value-type="float" office:value="0.0784459636" calcext:value-type="float">
            <text:p>0.0784459636</text:p>
          </table:table-cell>
          <table:table-cell office:value-type="float" office:value="0.055482842" calcext:value-type="float">
            <text:p>0.055482842</text:p>
          </table:table-cell>
          <table:table-cell office:value-type="float" office:value="0.053290654" calcext:value-type="float">
            <text:p>0.053290654</text:p>
          </table:table-cell>
          <table:table-cell office:value-type="float" office:value="0.0534574501" calcext:value-type="float">
            <text:p>0.0534574501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30715398" calcext:value-type="float">
            <text:p>0.0530715398</text:p>
          </table:table-cell>
          <table:table-cell office:value-type="float" office:value="0.0735601559" calcext:value-type="float">
            <text:p>0.0735601559</text:p>
          </table:table-cell>
          <table:table-cell office:value-type="float" office:value="0.0555075444" calcext:value-type="float">
            <text:p>0.0555075444</text:p>
          </table:table-cell>
          <table:table-cell office:value-type="float" office:value="0.0532733053" calcext:value-type="float">
            <text:p>0.0532733053</text:p>
          </table:table-cell>
          <table:table-cell office:value-type="float" office:value="0.0534427054" calcext:value-type="float">
            <text:p>0.0534427054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30515537" calcext:value-type="float">
            <text:p>0.0530515537</text:p>
          </table:table-cell>
          <table:table-cell office:value-type="float" office:value="0.0823479295" calcext:value-type="float">
            <text:p>0.0823479295</text:p>
          </table:table-cell>
          <table:table-cell office:value-type="float" office:value="0.0554738827" calcext:value-type="float">
            <text:p>0.0554738827</text:p>
          </table:table-cell>
          <table:table-cell office:value-type="float" office:value="0.0532186367" calcext:value-type="float">
            <text:p>0.0532186367</text:p>
          </table:table-cell>
          <table:table-cell office:value-type="float" office:value="0.0534212887" calcext:value-type="float">
            <text:p>0.0534212887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30323796" calcext:value-type="float">
            <text:p>0.0530323796</text:p>
          </table:table-cell>
          <table:table-cell office:value-type="float" office:value="0.0659489036" calcext:value-type="float">
            <text:p>0.0659489036</text:p>
          </table:table-cell>
          <table:table-cell office:value-type="float" office:value="0.0554605797" calcext:value-type="float">
            <text:p>0.0554605797</text:p>
          </table:table-cell>
          <table:table-cell office:value-type="float" office:value="0.0532605462" calcext:value-type="float">
            <text:p>0.0532605462</text:p>
          </table:table-cell>
          <table:table-cell office:value-type="float" office:value="0.0534030795" calcext:value-type="float">
            <text:p>0.0534030795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30139953" calcext:value-type="float">
            <text:p>0.0530139953</text:p>
          </table:table-cell>
          <table:table-cell office:value-type="float" office:value="0.0694056526" calcext:value-type="float">
            <text:p>0.0694056526</text:p>
          </table:table-cell>
          <table:table-cell office:value-type="float" office:value="0.0555175096" calcext:value-type="float">
            <text:p>0.0555175096</text:p>
          </table:table-cell>
          <table:table-cell office:value-type="float" office:value="0.0532678701" calcext:value-type="float">
            <text:p>0.0532678701</text:p>
          </table:table-cell>
          <table:table-cell office:value-type="float" office:value="0.0533924401" calcext:value-type="float">
            <text:p>0.053392440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29963411" calcext:value-type="float">
            <text:p>0.0529963411</text:p>
          </table:table-cell>
          <table:table-cell office:value-type="float" office:value="0.0668958575" calcext:value-type="float">
            <text:p>0.0668958575</text:p>
          </table:table-cell>
          <table:table-cell office:value-type="float" office:value="0.0558029786" calcext:value-type="float">
            <text:p>0.0558029786</text:p>
          </table:table-cell>
          <table:table-cell office:value-type="float" office:value="0.0531261079" calcext:value-type="float">
            <text:p>0.0531261079</text:p>
          </table:table-cell>
          <table:table-cell office:value-type="float" office:value="0.0533805452" calcext:value-type="float">
            <text:p>0.053380545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29793911" calcext:value-type="float">
            <text:p>0.0529793911</text:p>
          </table:table-cell>
          <table:table-cell office:value-type="float" office:value="0.0648119748" calcext:value-type="float">
            <text:p>0.0648119748</text:p>
          </table:table-cell>
          <table:table-cell office:value-type="float" office:value="0.057088282" calcext:value-type="float">
            <text:p>0.057088282</text:p>
          </table:table-cell>
          <table:table-cell office:value-type="float" office:value="0.0531830899" calcext:value-type="float">
            <text:p>0.0531830899</text:p>
          </table:table-cell>
          <table:table-cell office:value-type="float" office:value="0.0533616357" calcext:value-type="float">
            <text:p>0.053361635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29630855" calcext:value-type="float">
            <text:p>0.0529630855</text:p>
          </table:table-cell>
          <table:table-cell office:value-type="float" office:value="0.0699338764" calcext:value-type="float">
            <text:p>0.0699338764</text:p>
          </table:table-cell>
          <table:table-cell office:value-type="float" office:value="0.0568847284" calcext:value-type="float">
            <text:p>0.0568847284</text:p>
          </table:table-cell>
          <table:table-cell office:value-type="float" office:value="0.0531934872" calcext:value-type="float">
            <text:p>0.0531934872</text:p>
          </table:table-cell>
          <table:table-cell office:value-type="float" office:value="0.0533462167" calcext:value-type="float">
            <text:p>0.0533462167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29473685" calcext:value-type="float">
            <text:p>0.0529473685</text:p>
          </table:table-cell>
          <table:table-cell office:value-type="float" office:value="0.0669682175" calcext:value-type="float">
            <text:p>0.0669682175</text:p>
          </table:table-cell>
          <table:table-cell office:value-type="float" office:value="0.0555963628" calcext:value-type="float">
            <text:p>0.0555963628</text:p>
          </table:table-cell>
          <table:table-cell office:value-type="float" office:value="0.0531597361" calcext:value-type="float">
            <text:p>0.0531597361</text:p>
          </table:table-cell>
          <table:table-cell office:value-type="float" office:value="0.0533380583" calcext:value-type="float">
            <text:p>0.0533380583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529322252" calcext:value-type="float">
            <text:p>0.0529322252</text:p>
          </table:table-cell>
          <table:table-cell office:value-type="float" office:value="0.0699206591" calcext:value-type="float">
            <text:p>0.0699206591</text:p>
          </table:table-cell>
          <table:table-cell office:value-type="float" office:value="0.0556325205" calcext:value-type="float">
            <text:p>0.0556325205</text:p>
          </table:table-cell>
          <table:table-cell office:value-type="float" office:value="0.0531446189" calcext:value-type="float">
            <text:p>0.0531446189</text:p>
          </table:table-cell>
          <table:table-cell office:value-type="float" office:value="0.0533284284" calcext:value-type="float">
            <text:p>0.0533284284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29176407" calcext:value-type="float">
            <text:p>0.0529176407</text:p>
          </table:table-cell>
          <table:table-cell office:value-type="float" office:value="0.0732628927" calcext:value-type="float">
            <text:p>0.0732628927</text:p>
          </table:table-cell>
          <table:table-cell office:value-type="float" office:value="0.0555811487" calcext:value-type="float">
            <text:p>0.0555811487</text:p>
          </table:table-cell>
          <table:table-cell office:value-type="float" office:value="0.0530989543" calcext:value-type="float">
            <text:p>0.0530989543</text:p>
          </table:table-cell>
          <table:table-cell office:value-type="float" office:value="0.0533120073" calcext:value-type="float">
            <text:p>0.0533120073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29035553" calcext:value-type="float">
            <text:p>0.0529035553</text:p>
          </table:table-cell>
          <table:table-cell office:value-type="float" office:value="0.1163716391" calcext:value-type="float">
            <text:p>0.1163716391</text:p>
          </table:table-cell>
          <table:table-cell office:value-type="float" office:value="0.0555745624" calcext:value-type="float">
            <text:p>0.0555745624</text:p>
          </table:table-cell>
          <table:table-cell office:value-type="float" office:value="0.0531499162" calcext:value-type="float">
            <text:p>0.0531499162</text:p>
          </table:table-cell>
          <table:table-cell office:value-type="float" office:value="0.0532984585" calcext:value-type="float">
            <text:p>0.0532984585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28900214" calcext:value-type="float">
            <text:p>0.0528900214</text:p>
          </table:table-cell>
          <table:table-cell office:value-type="float" office:value="0.1279566884" calcext:value-type="float">
            <text:p>0.1279566884</text:p>
          </table:table-cell>
          <table:table-cell office:value-type="float" office:value="0.0556311868" calcext:value-type="float">
            <text:p>0.0556311868</text:p>
          </table:table-cell>
          <table:table-cell office:value-type="float" office:value="0.0531597212" calcext:value-type="float">
            <text:p>0.0531597212</text:p>
          </table:table-cell>
          <table:table-cell office:value-type="float" office:value="0.0532925278" calcext:value-type="float">
            <text:p>0.0532925278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2876953" calcext:value-type="float">
            <text:p>0.052876953</text:p>
          </table:table-cell>
          <table:table-cell office:value-type="float" office:value="0.0691455454" calcext:value-type="float">
            <text:p>0.0691455454</text:p>
          </table:table-cell>
          <table:table-cell office:value-type="float" office:value="0.0559129901" calcext:value-type="float">
            <text:p>0.0559129901</text:p>
          </table:table-cell>
          <table:table-cell office:value-type="float" office:value="0.0530197844" calcext:value-type="float">
            <text:p>0.0530197844</text:p>
          </table:table-cell>
          <table:table-cell office:value-type="float" office:value="0.0532847345" calcext:value-type="float">
            <text:p>0.0532847345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28643169" calcext:value-type="float">
            <text:p>0.0528643169</text:p>
          </table:table-cell>
          <table:table-cell office:value-type="float" office:value="0.100889422" calcext:value-type="float">
            <text:p>0.100889422</text:p>
          </table:table-cell>
          <table:table-cell office:value-type="float" office:value="0.057348609" calcext:value-type="float">
            <text:p>0.057348609</text:p>
          </table:table-cell>
          <table:table-cell office:value-type="float" office:value="0.0530808605" calcext:value-type="float">
            <text:p>0.0530808605</text:p>
          </table:table-cell>
          <table:table-cell office:value-type="float" office:value="0.0532697961" calcext:value-type="float">
            <text:p>0.0532697961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28520755" calcext:value-type="float">
            <text:p>0.0528520755</text:p>
          </table:table-cell>
          <table:table-cell office:value-type="float" office:value="0.0714696795" calcext:value-type="float">
            <text:p>0.0714696795</text:p>
          </table:table-cell>
          <table:table-cell office:value-type="float" office:value="0.0571242124" calcext:value-type="float">
            <text:p>0.0571242124</text:p>
          </table:table-cell>
          <table:table-cell office:value-type="float" office:value="0.0530984513" calcext:value-type="float">
            <text:p>0.0530984513</text:p>
          </table:table-cell>
          <table:table-cell office:value-type="float" office:value="0.0532579534" calcext:value-type="float">
            <text:p>0.0532579534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28402552" calcext:value-type="float">
            <text:p>0.0528402552</text:p>
          </table:table-cell>
          <table:table-cell office:value-type="float" office:value="0.0877043679" calcext:value-type="float">
            <text:p>0.0877043679</text:p>
          </table:table-cell>
          <table:table-cell office:value-type="float" office:value="0.0557242446" calcext:value-type="float">
            <text:p>0.0557242446</text:p>
          </table:table-cell>
          <table:table-cell office:value-type="float" office:value="0.053065747" calcext:value-type="float">
            <text:p>0.053065747</text:p>
          </table:table-cell>
          <table:table-cell office:value-type="float" office:value="0.0532537363" calcext:value-type="float">
            <text:p>0.0532537363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28288521" calcext:value-type="float">
            <text:p>0.0528288521</text:p>
          </table:table-cell>
          <table:table-cell office:value-type="float" office:value="0.0838571936" calcext:value-type="float">
            <text:p>0.0838571936</text:p>
          </table:table-cell>
          <table:table-cell office:value-type="float" office:value="0.0557681359" calcext:value-type="float">
            <text:p>0.0557681359</text:p>
          </table:table-cell>
          <table:table-cell office:value-type="float" office:value="0.0530515835" calcext:value-type="float">
            <text:p>0.0530515835</text:p>
          </table:table-cell>
          <table:table-cell office:value-type="float" office:value="0.0532473437" calcext:value-type="float">
            <text:p>0.0532473437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28178215" calcext:value-type="float">
            <text:p>0.0528178215</text:p>
          </table:table-cell>
          <table:table-cell office:value-type="float" office:value="0.1035962626" calcext:value-type="float">
            <text:p>0.1035962626</text:p>
          </table:table-cell>
          <table:table-cell office:value-type="float" office:value="0.05570307" calcext:value-type="float">
            <text:p>0.05570307</text:p>
          </table:table-cell>
          <table:table-cell office:value-type="float" office:value="0.053012155" calcext:value-type="float">
            <text:p>0.053012155</text:p>
          </table:table-cell>
          <table:table-cell office:value-type="float" office:value="0.0532340035" calcext:value-type="float">
            <text:p>0.0532340035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28071001" calcext:value-type="float">
            <text:p>0.0528071001</text:p>
          </table:table-cell>
          <table:table-cell office:value-type="float" office:value="0.0740561038" calcext:value-type="float">
            <text:p>0.0740561038</text:p>
          </table:table-cell>
          <table:table-cell office:value-type="float" office:value="0.0557006001" calcext:value-type="float">
            <text:p>0.0557006001</text:p>
          </table:table-cell>
          <table:table-cell office:value-type="float" office:value="0.0530698113" calcext:value-type="float">
            <text:p>0.0530698113</text:p>
          </table:table-cell>
          <table:table-cell office:value-type="float" office:value="0.0532234684" calcext:value-type="float">
            <text:p>0.0532234684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27967103" calcext:value-type="float">
            <text:p>0.0527967103</text:p>
          </table:table-cell>
          <table:table-cell office:value-type="float" office:value="0.0763683543" calcext:value-type="float">
            <text:p>0.0763683543</text:p>
          </table:table-cell>
          <table:table-cell office:value-type="float" office:value="0.0557562709" calcext:value-type="float">
            <text:p>0.0557562709</text:p>
          </table:table-cell>
          <table:table-cell office:value-type="float" office:value="0.0530796424" calcext:value-type="float">
            <text:p>0.0530796424</text:p>
          </table:table-cell>
          <table:table-cell office:value-type="float" office:value="0.0532207713" calcext:value-type="float">
            <text:p>0.0532207713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27866781" calcext:value-type="float">
            <text:p>0.0527866781</text:p>
          </table:table-cell>
          <table:table-cell office:value-type="float" office:value="0.0734647214" calcext:value-type="float">
            <text:p>0.0734647214</text:p>
          </table:table-cell>
          <table:table-cell office:value-type="float" office:value="0.0560338348" calcext:value-type="float">
            <text:p>0.0560338348</text:p>
          </table:table-cell>
          <table:table-cell office:value-type="float" office:value="0.0529413037" calcext:value-type="float">
            <text:p>0.0529413037</text:p>
          </table:table-cell>
          <table:table-cell office:value-type="float" office:value="0.0532155819" calcext:value-type="float">
            <text:p>0.053215581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52776929" calcext:value-type="float">
            <text:p>0.052776929</text:p>
          </table:table-cell>
          <table:table-cell office:value-type="float" office:value="0.0705782473" calcext:value-type="float">
            <text:p>0.0705782473</text:p>
          </table:table-cell>
          <table:table-cell office:value-type="float" office:value="0.0576183945" calcext:value-type="float">
            <text:p>0.0576183945</text:p>
          </table:table-cell>
          <table:table-cell office:value-type="float" office:value="0.0530041046" calcext:value-type="float">
            <text:p>0.0530041046</text:p>
          </table:table-cell>
          <table:table-cell office:value-type="float" office:value="0.0532032512" calcext:value-type="float">
            <text:p>0.0532032512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27674742" calcext:value-type="float">
            <text:p>0.0527674742</text:p>
          </table:table-cell>
          <table:table-cell office:value-type="float" office:value="0.0828272253" calcext:value-type="float">
            <text:p>0.0828272253</text:p>
          </table:table-cell>
          <table:table-cell office:value-type="float" office:value="0.0573707074" calcext:value-type="float">
            <text:p>0.0573707074</text:p>
          </table:table-cell>
          <table:table-cell office:value-type="float" office:value="0.053029228" calcext:value-type="float">
            <text:p>0.053029228</text:p>
          </table:table-cell>
          <table:table-cell office:value-type="float" office:value="0.053194005" calcext:value-type="float">
            <text:p>0.053194005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27583882" calcext:value-type="float">
            <text:p>0.0527583882</text:p>
          </table:table-cell>
          <table:table-cell office:value-type="float" office:value="0.0733115524" calcext:value-type="float">
            <text:p>0.0733115524</text:p>
          </table:table-cell>
          <table:table-cell office:value-type="float" office:value="0.0558618307" calcext:value-type="float">
            <text:p>0.0558618307</text:p>
          </table:table-cell>
          <table:table-cell office:value-type="float" office:value="0.0529965982" calcext:value-type="float">
            <text:p>0.0529965982</text:p>
          </table:table-cell>
          <table:table-cell office:value-type="float" office:value="0.0531923175" calcext:value-type="float">
            <text:p>0.0531923175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27494811" calcext:value-type="float">
            <text:p>0.0527494811</text:p>
          </table:table-cell>
          <table:table-cell office:value-type="float" office:value="0.0753750429" calcext:value-type="float">
            <text:p>0.0753750429</text:p>
          </table:table-cell>
          <table:table-cell office:value-type="float" office:value="0.0559121445" calcext:value-type="float">
            <text:p>0.0559121445</text:p>
          </table:table-cell>
          <table:table-cell office:value-type="float" office:value="0.0529822037" calcext:value-type="float">
            <text:p>0.0529822037</text:p>
          </table:table-cell>
          <table:table-cell office:value-type="float" office:value="0.0531882532" calcext:value-type="float">
            <text:p>0.0531882532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27408198" calcext:value-type="float">
            <text:p>0.0527408198</text:p>
          </table:table-cell>
          <table:table-cell office:value-type="float" office:value="0.085037306" calcext:value-type="float">
            <text:p>0.085037306</text:p>
          </table:table-cell>
          <table:table-cell office:value-type="float" office:value="0.0558352247" calcext:value-type="float">
            <text:p>0.0558352247</text:p>
          </table:table-cell>
          <table:table-cell office:value-type="float" office:value="0.0529472902" calcext:value-type="float">
            <text:p>0.0529472902</text:p>
          </table:table-cell>
          <table:table-cell office:value-type="float" office:value="0.0531769842" calcext:value-type="float">
            <text:p>0.0531769842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27324453" calcext:value-type="float">
            <text:p>0.0527324453</text:p>
          </table:table-cell>
          <table:table-cell office:value-type="float" office:value="0.1461677402" calcext:value-type="float">
            <text:p>0.1461677402</text:p>
          </table:table-cell>
          <table:table-cell office:value-type="float" office:value="0.0558353327" calcext:value-type="float">
            <text:p>0.0558353327</text:p>
          </table:table-cell>
          <table:table-cell office:value-type="float" office:value="0.0530108772" calcext:value-type="float">
            <text:p>0.0530108772</text:p>
          </table:table-cell>
          <table:table-cell office:value-type="float" office:value="0.0531686395" calcext:value-type="float">
            <text:p>0.0531686395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27243391" calcext:value-type="float">
            <text:p>0.0527243391</text:p>
          </table:table-cell>
          <table:table-cell office:value-type="float" office:value="0.1418570578" calcext:value-type="float">
            <text:p>0.1418570578</text:p>
          </table:table-cell>
          <table:table-cell office:value-type="float" office:value="0.0558895692" calcext:value-type="float">
            <text:p>0.0558895692</text:p>
          </table:table-cell>
          <table:table-cell office:value-type="float" office:value="0.0530190133" calcext:value-type="float">
            <text:p>0.0530190133</text:p>
          </table:table-cell>
          <table:table-cell office:value-type="float" office:value="0.0531679653" calcext:value-type="float">
            <text:p>0.0531679653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27164415" calcext:value-type="float">
            <text:p>0.0527164415</text:p>
          </table:table-cell>
          <table:table-cell office:value-type="float" office:value="0.0786992535" calcext:value-type="float">
            <text:p>0.0786992535</text:p>
          </table:table-cell>
          <table:table-cell office:value-type="float" office:value="0.0561653338" calcext:value-type="float">
            <text:p>0.0561653338</text:p>
          </table:table-cell>
          <table:table-cell office:value-type="float" office:value="0.0528822131" calcext:value-type="float">
            <text:p>0.0528822131</text:p>
          </table:table-cell>
          <table:table-cell office:value-type="float" office:value="0.0531648956" calcext:value-type="float">
            <text:p>0.0531648956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27087413" calcext:value-type="float">
            <text:p>0.0527087413</text:p>
          </table:table-cell>
          <table:table-cell office:value-type="float" office:value="0.1224713176" calcext:value-type="float">
            <text:p>0.1224713176</text:p>
          </table:table-cell>
          <table:table-cell office:value-type="float" office:value="0.0578991547" calcext:value-type="float">
            <text:p>0.0578991547</text:p>
          </table:table-cell>
          <table:table-cell office:value-type="float" office:value="0.0529475287" calcext:value-type="float">
            <text:p>0.0529475287</text:p>
          </table:table-cell>
          <table:table-cell office:value-type="float" office:value="0.0531541854" calcext:value-type="float">
            <text:p>0.0531541854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27012609" calcext:value-type="float">
            <text:p>0.0527012609</text:p>
          </table:table-cell>
          <table:table-cell office:value-type="float" office:value="0.0791654661" calcext:value-type="float">
            <text:p>0.0791654661</text:p>
          </table:table-cell>
          <table:table-cell office:value-type="float" office:value="0.0576147214" calcext:value-type="float">
            <text:p>0.0576147214</text:p>
          </table:table-cell>
          <table:table-cell office:value-type="float" office:value="0.0529756844" calcext:value-type="float">
            <text:p>0.0529756844</text:p>
          </table:table-cell>
          <table:table-cell office:value-type="float" office:value="0.0531466454" calcext:value-type="float">
            <text:p>0.053146645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26940152" calcext:value-type="float">
            <text:p>0.0526940152</text:p>
          </table:table-cell>
          <table:table-cell office:value-type="float" office:value="0.0976639763" calcext:value-type="float">
            <text:p>0.0976639763</text:p>
          </table:table-cell>
          <table:table-cell office:value-type="float" office:value="0.0560073182" calcext:value-type="float">
            <text:p>0.0560073182</text:p>
          </table:table-cell>
          <table:table-cell office:value-type="float" office:value="0.0529439561" calcext:value-type="float">
            <text:p>0.0529439561</text:p>
          </table:table-cell>
          <table:table-cell office:value-type="float" office:value="0.0531469695" calcext:value-type="float">
            <text:p>0.0531469695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26869223" calcext:value-type="float">
            <text:p>0.0526869223</text:p>
          </table:table-cell>
          <table:table-cell office:value-type="float" office:value="0.0964709744" calcext:value-type="float">
            <text:p>0.0964709744</text:p>
          </table:table-cell>
          <table:table-cell office:value-type="float" office:value="0.0560619123" calcext:value-type="float">
            <text:p>0.0560619123</text:p>
          </table:table-cell>
          <table:table-cell office:value-type="float" office:value="0.0529295132" calcext:value-type="float">
            <text:p>0.0529295132</text:p>
          </table:table-cell>
          <table:table-cell office:value-type="float" office:value="0.053144481" calcext:value-type="float">
            <text:p>0.05314448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2680023" calcext:value-type="float">
            <text:p>0.052680023</text:p>
          </table:table-cell>
          <table:table-cell office:value-type="float" office:value="0.1335089058" calcext:value-type="float">
            <text:p>0.1335089058</text:p>
          </table:table-cell>
          <table:table-cell office:value-type="float" office:value="0.0559750982" calcext:value-type="float">
            <text:p>0.0559750982</text:p>
          </table:table-cell>
          <table:table-cell office:value-type="float" office:value="0.0528973639" calcext:value-type="float">
            <text:p>0.0528973639</text:p>
          </table:table-cell>
          <table:table-cell office:value-type="float" office:value="0.0531345233" calcext:value-type="float">
            <text:p>0.0531345233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26733361" calcext:value-type="float">
            <text:p>0.0526733361</text:p>
          </table:table-cell>
          <table:table-cell office:value-type="float" office:value="0.0847332105" calcext:value-type="float">
            <text:p>0.0847332105</text:p>
          </table:table-cell>
          <table:table-cell office:value-type="float" office:value="0.05597727" calcext:value-type="float">
            <text:p>0.05597727</text:p>
          </table:table-cell>
          <table:table-cell office:value-type="float" office:value="0.0529659614" calcext:value-type="float">
            <text:p>0.0529659614</text:p>
          </table:table-cell>
          <table:table-cell office:value-type="float" office:value="0.0531276129" calcext:value-type="float">
            <text:p>0.0531276129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26668504" calcext:value-type="float">
            <text:p>0.0526668504</text:p>
          </table:table-cell>
          <table:table-cell office:value-type="float" office:value="0.0855383798" calcext:value-type="float">
            <text:p>0.0855383798</text:p>
          </table:table-cell>
          <table:table-cell office:value-type="float" office:value="0.0560298301" calcext:value-type="float">
            <text:p>0.0560298301</text:p>
          </table:table-cell>
          <table:table-cell office:value-type="float" office:value="0.0529718101" calcext:value-type="float">
            <text:p>0.0529718101</text:p>
          </table:table-cell>
          <table:table-cell office:value-type="float" office:value="0.0531282723" calcext:value-type="float">
            <text:p>0.053128272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6604876" calcext:value-type="float">
            <text:p>0.0526604876</text:p>
          </table:table-cell>
          <table:table-cell office:value-type="float" office:value="0.0814185664" calcext:value-type="float">
            <text:p>0.0814185664</text:p>
          </table:table-cell>
          <table:table-cell office:value-type="float" office:value="0.0563026853" calcext:value-type="float">
            <text:p>0.0563026853</text:p>
          </table:table-cell>
          <table:table-cell office:value-type="float" office:value="0.052836515" calcext:value-type="float">
            <text:p>0.052836515</text:p>
          </table:table-cell>
          <table:table-cell office:value-type="float" office:value="0.0531264655" calcext:value-type="float">
            <text:p>0.0531264655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26543073" calcext:value-type="float">
            <text:p>0.0526543073</text:p>
          </table:table-cell>
          <table:table-cell office:value-type="float" office:value="0.078137517" calcext:value-type="float">
            <text:p>0.078137517</text:p>
          </table:table-cell>
          <table:table-cell office:value-type="float" office:value="0.0581786372" calcext:value-type="float">
            <text:p>0.0581786372</text:p>
          </table:table-cell>
          <table:table-cell office:value-type="float" office:value="0.0529034175" calcext:value-type="float">
            <text:p>0.0529034175</text:p>
          </table:table-cell>
          <table:table-cell office:value-type="float" office:value="0.0531173982" calcext:value-type="float">
            <text:p>0.053117398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26482649" calcext:value-type="float">
            <text:p>0.0526482649</text:p>
          </table:table-cell>
          <table:table-cell office:value-type="float" office:value="0.1020283997" calcext:value-type="float">
            <text:p>0.1020283997</text:p>
          </table:table-cell>
          <table:table-cell office:value-type="float" office:value="0.0578622967" calcext:value-type="float">
            <text:p>0.0578622967</text:p>
          </table:table-cell>
          <table:table-cell office:value-type="float" office:value="0.0529349707" calcext:value-type="float">
            <text:p>0.0529349707</text:p>
          </table:table-cell>
          <table:table-cell office:value-type="float" office:value="0.0531111434" calcext:value-type="float">
            <text:p>0.0531111434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26423864" calcext:value-type="float">
            <text:p>0.0526423864</text:p>
          </table:table-cell>
          <table:table-cell office:value-type="float" office:value="0.0807537585" calcext:value-type="float">
            <text:p>0.0807537585</text:p>
          </table:table-cell>
          <table:table-cell office:value-type="float" office:value="0.0561598763" calcext:value-type="float">
            <text:p>0.0561598763</text:p>
          </table:table-cell>
          <table:table-cell office:value-type="float" office:value="0.0529040173" calcext:value-type="float">
            <text:p>0.0529040173</text:p>
          </table:table-cell>
          <table:table-cell office:value-type="float" office:value="0.0531125404" calcext:value-type="float">
            <text:p>0.053112540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26366308" calcext:value-type="float">
            <text:p>0.0526366308</text:p>
          </table:table-cell>
          <table:table-cell office:value-type="float" office:value="0.0816917121" calcext:value-type="float">
            <text:p>0.0816917121</text:p>
          </table:table-cell>
          <table:table-cell office:value-type="float" office:value="0.0562172569" calcext:value-type="float">
            <text:p>0.0562172569</text:p>
          </table:table-cell>
          <table:table-cell office:value-type="float" office:value="0.0528885946" calcext:value-type="float">
            <text:p>0.0528885946</text:p>
          </table:table-cell>
          <table:table-cell office:value-type="float" office:value="0.0531112738" calcext:value-type="float">
            <text:p>0.0531112738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26310578" calcext:value-type="float">
            <text:p>0.0526310578</text:p>
          </table:table-cell>
          <table:table-cell office:value-type="float" office:value="0.0987555534" calcext:value-type="float">
            <text:p>0.0987555534</text:p>
          </table:table-cell>
          <table:table-cell office:value-type="float" office:value="0.0561218597" calcext:value-type="float">
            <text:p>0.0561218597</text:p>
          </table:table-cell>
          <table:table-cell office:value-type="float" office:value="0.0528586283" calcext:value-type="float">
            <text:p>0.0528586283</text:p>
          </table:table-cell>
          <table:table-cell office:value-type="float" office:value="0.0531023778" calcext:value-type="float">
            <text:p>0.0531023778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26256151" calcext:value-type="float">
            <text:p>0.0526256151</text:p>
          </table:table-cell>
          <table:table-cell office:value-type="float" office:value="0.1813099682" calcext:value-type="float">
            <text:p>0.1813099682</text:p>
          </table:table-cell>
          <table:table-cell office:value-type="float" office:value="0.0561257266" calcext:value-type="float">
            <text:p>0.0561257266</text:p>
          </table:table-cell>
          <table:table-cell office:value-type="float" office:value="0.0529320799" calcext:value-type="float">
            <text:p>0.0529320799</text:p>
          </table:table-cell>
          <table:table-cell office:value-type="float" office:value="0.0530966222" calcext:value-type="float">
            <text:p>0.0530966222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6202247" calcext:value-type="float">
            <text:p>0.0526202247</text:p>
          </table:table-cell>
          <table:table-cell office:value-type="float" office:value="0.1551356614" calcext:value-type="float">
            <text:p>0.1551356614</text:p>
          </table:table-cell>
          <table:table-cell office:value-type="float" office:value="0.056176383" calcext:value-type="float">
            <text:p>0.056176383</text:p>
          </table:table-cell>
          <table:table-cell office:value-type="float" office:value="0.052934166" calcext:value-type="float">
            <text:p>0.052934166</text:p>
          </table:table-cell>
          <table:table-cell office:value-type="float" office:value="0.0530987009" calcext:value-type="float">
            <text:p>0.0530987009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2615054" calcext:value-type="float">
            <text:p>0.052615054</text:p>
          </table:table-cell>
          <table:table-cell office:value-type="float" office:value="0.0916983038" calcext:value-type="float">
            <text:p>0.0916983038</text:p>
          </table:table-cell>
          <table:table-cell office:value-type="float" office:value="0.0564462543" calcext:value-type="float">
            <text:p>0.0564462543</text:p>
          </table:table-cell>
          <table:table-cell office:value-type="float" office:value="0.0528008491" calcext:value-type="float">
            <text:p>0.0528008491</text:p>
          </table:table-cell>
          <table:table-cell office:value-type="float" office:value="0.0530977361" calcext:value-type="float">
            <text:p>0.0530977361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26100248" calcext:value-type="float">
            <text:p>0.0526100248</text:p>
          </table:table-cell>
          <table:table-cell office:value-type="float" office:value="0.1446972638" calcext:value-type="float">
            <text:p>0.1446972638</text:p>
          </table:table-cell>
          <table:table-cell office:value-type="float" office:value="0.058475811" calcext:value-type="float">
            <text:p>0.058475811</text:p>
          </table:table-cell>
          <table:table-cell office:value-type="float" office:value="0.0528681949" calcext:value-type="float">
            <text:p>0.0528681949</text:p>
          </table:table-cell>
          <table:table-cell office:value-type="float" office:value="0.0530895218" calcext:value-type="float">
            <text:p>0.053089521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605059" calcext:value-type="float">
            <text:p>0.052605059</text:p>
          </table:table-cell>
          <table:table-cell office:value-type="float" office:value="0.0884028003" calcext:value-type="float">
            <text:p>0.0884028003</text:p>
          </table:table-cell>
          <table:table-cell office:value-type="float" office:value="0.0581224374" calcext:value-type="float">
            <text:p>0.0581224374</text:p>
          </table:table-cell>
          <table:table-cell office:value-type="float" office:value="0.0529036671" calcext:value-type="float">
            <text:p>0.0529036671</text:p>
          </table:table-cell>
          <table:table-cell office:value-type="float" office:value="0.0530842431" calcext:value-type="float">
            <text:p>0.0530842431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26002161" calcext:value-type="float">
            <text:p>0.0526002161</text:p>
          </table:table-cell>
          <table:table-cell office:value-type="float" office:value="0.1083396226" calcext:value-type="float">
            <text:p>0.1083396226</text:p>
          </table:table-cell>
          <table:table-cell office:value-type="float" office:value="0.0563194789" calcext:value-type="float">
            <text:p>0.0563194789</text:p>
          </table:table-cell>
          <table:table-cell office:value-type="float" office:value="0.0528725386" calcext:value-type="float">
            <text:p>0.0528725386</text:p>
          </table:table-cell>
          <table:table-cell office:value-type="float" office:value="0.0530865155" calcext:value-type="float">
            <text:p>0.0530865155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525955185" calcext:value-type="float">
            <text:p>0.0525955185</text:p>
          </table:table-cell>
          <table:table-cell office:value-type="float" office:value="0.1111223549" calcext:value-type="float">
            <text:p>0.1111223549</text:p>
          </table:table-cell>
          <table:table-cell office:value-type="float" office:value="0.0563769639" calcext:value-type="float">
            <text:p>0.0563769639</text:p>
          </table:table-cell>
          <table:table-cell office:value-type="float" office:value="0.052856449" calcext:value-type="float">
            <text:p>0.052856449</text:p>
          </table:table-cell>
          <table:table-cell office:value-type="float" office:value="0.0530860946" calcext:value-type="float">
            <text:p>0.053086094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525908545" calcext:value-type="float">
            <text:p>0.0525908545</text:p>
          </table:table-cell>
          <table:table-cell office:value-type="float" office:value="0.1705729663" calcext:value-type="float">
            <text:p>0.1705729663</text:p>
          </table:table-cell>
          <table:table-cell office:value-type="float" office:value="0.0562744476" calcext:value-type="float">
            <text:p>0.0562744476</text:p>
          </table:table-cell>
          <table:table-cell office:value-type="float" office:value="0.0528278872" calcext:value-type="float">
            <text:p>0.0528278872</text:p>
          </table:table-cell>
          <table:table-cell office:value-type="float" office:value="0.0530780181" calcext:value-type="float">
            <text:p>0.0530780181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25863767" calcext:value-type="float">
            <text:p>0.0525863767</text:p>
          </table:table-cell>
          <table:table-cell office:value-type="float" office:value="0.0974435583" calcext:value-type="float">
            <text:p>0.0974435583</text:p>
          </table:table-cell>
          <table:table-cell office:value-type="float" office:value="0.0562799759" calcext:value-type="float">
            <text:p>0.0562799759</text:p>
          </table:table-cell>
          <table:table-cell office:value-type="float" office:value="0.0529054217" calcext:value-type="float">
            <text:p>0.0529054217</text:p>
          </table:table-cell>
          <table:table-cell office:value-type="float" office:value="0.053072907" calcext:value-type="float">
            <text:p>0.053072907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25819883" calcext:value-type="float">
            <text:p>0.0525819883</text:p>
          </table:table-cell>
          <table:table-cell office:value-type="float" office:value="0.0971927345" calcext:value-type="float">
            <text:p>0.0971927345</text:p>
          </table:table-cell>
          <table:table-cell office:value-type="float" office:value="0.0563286878" calcext:value-type="float">
            <text:p>0.0563286878</text:p>
          </table:table-cell>
          <table:table-cell office:value-type="float" office:value="0.0529038273" calcext:value-type="float">
            <text:p>0.0529038273</text:p>
          </table:table-cell>
          <table:table-cell office:value-type="float" office:value="0.0530759096" calcext:value-type="float">
            <text:p>0.0530759096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25776669" calcext:value-type="float">
            <text:p>0.0525776669</text:p>
          </table:table-cell>
          <table:table-cell office:value-type="float" office:value="0.090716593" calcext:value-type="float">
            <text:p>0.090716593</text:p>
          </table:table-cell>
          <table:table-cell office:value-type="float" office:value="0.0565981232" calcext:value-type="float">
            <text:p>0.0565981232</text:p>
          </table:table-cell>
          <table:table-cell office:value-type="float" office:value="0.0527723059" calcext:value-type="float">
            <text:p>0.0527723059</text:p>
          </table:table-cell>
          <table:table-cell office:value-type="float" office:value="0.0530758351" calcext:value-type="float">
            <text:p>0.0530758351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25734574" calcext:value-type="float">
            <text:p>0.0525734574</text:p>
          </table:table-cell>
          <table:table-cell office:value-type="float" office:value="0.087317735" calcext:value-type="float">
            <text:p>0.087317735</text:p>
          </table:table-cell>
          <table:table-cell office:value-type="float" office:value="0.05878314" calcext:value-type="float">
            <text:p>0.05878314</text:p>
          </table:table-cell>
          <table:table-cell office:value-type="float" office:value="0.0528408624" calcext:value-type="float">
            <text:p>0.0528408624</text:p>
          </table:table-cell>
          <table:table-cell office:value-type="float" office:value="0.0530682355" calcext:value-type="float">
            <text:p>0.0530682355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25693409" calcext:value-type="float">
            <text:p>0.0525693409</text:p>
          </table:table-cell>
          <table:table-cell office:value-type="float" office:value="0.1286128759" calcext:value-type="float">
            <text:p>0.1286128759</text:p>
          </table:table-cell>
          <table:table-cell office:value-type="float" office:value="0.0583793297" calcext:value-type="float">
            <text:p>0.0583793297</text:p>
          </table:table-cell>
          <table:table-cell office:value-type="float" office:value="0.0528787486" calcext:value-type="float">
            <text:p>0.0528787486</text:p>
          </table:table-cell>
          <table:table-cell office:value-type="float" office:value="0.0530634336" calcext:value-type="float">
            <text:p>0.0530634336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25653027" calcext:value-type="float">
            <text:p>0.0525653027</text:p>
          </table:table-cell>
          <table:table-cell office:value-type="float" office:value="0.089324981" calcext:value-type="float">
            <text:p>0.089324981</text:p>
          </table:table-cell>
          <table:table-cell office:value-type="float" office:value="0.0564847067" calcext:value-type="float">
            <text:p>0.0564847067</text:p>
          </table:table-cell>
          <table:table-cell office:value-type="float" office:value="0.0528472662" calcext:value-type="float">
            <text:p>0.0528472662</text:p>
          </table:table-cell>
          <table:table-cell office:value-type="float" office:value="0.0530667789" calcext:value-type="float">
            <text:p>0.0530667789</text:p>
          </table:table-cell>
          <table:table-cell table:number-columns-repeated="13"/>
        </table:table-row>
      </table:table>
      <table:table table:name="mnist7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420000" calcext:value-type="float">
            <text:p>42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40000" calcext:value-type="float">
            <text:p>240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.2683019638" calcext:value-type="float">
            <text:p>21.2683019638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522083342" calcext:value-type="float">
            <text:p>0.0522083342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10831631" calcext:value-type="float">
            <text:p>0.0210831631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3854799271" calcext:value-type="float">
            <text:p>0.385479927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2465720177" calcext:value-type="float">
            <text:p>0.2465720177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99728906" calcext:value-type="float">
            <text:p>0.01997289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522083342" calcext:value-type="float">
            <text:p>0.05220833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522083342" calcext:value-type="float">
            <text:p>0.05220833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94318723" calcext:value-type="float">
            <text:p>0.0194318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10974291" calcext:value-type="float">
            <text:p>0.02109742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10964382" calcext:value-type="float">
            <text:p>0.021096438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90744773" calcext:value-type="float">
            <text:p>0.01907447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99767724" calcext:value-type="float">
            <text:p>0.01997677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199747086" calcext:value-type="float">
            <text:p>0.01997470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88111346" calcext:value-type="float">
            <text:p>0.01881113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94378011" calcext:value-type="float">
            <text:p>0.01943780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94317289" calcext:value-type="float">
            <text:p>0.01943172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86074059" calcext:value-type="float">
            <text:p>0.01860740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90777872" calcext:value-type="float">
            <text:p>0.0190777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90763939" calcext:value-type="float">
            <text:p>0.019076393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84453018" calcext:value-type="float">
            <text:p>0.01844530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88176148" calcext:value-type="float">
            <text:p>0.01881761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88075155" calcext:value-type="float">
            <text:p>0.01880751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83137283" calcext:value-type="float">
            <text:p>0.01831372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86109971" calcext:value-type="float">
            <text:p>0.01861099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86005048" calcext:value-type="float">
            <text:p>0.01860050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82051938" calcext:value-type="float">
            <text:p>0.0182051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84509978" calcext:value-type="float">
            <text:p>0.0184509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84348281" calcext:value-type="float">
            <text:p>0.01843482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81143619" calcext:value-type="float">
            <text:p>0.01811436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83181167" calcext:value-type="float">
            <text:p>0.01831811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83036942" calcext:value-type="float">
            <text:p>0.01830369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80373713" calcext:value-type="float">
            <text:p>0.01803737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82092916" calcext:value-type="float">
            <text:p>0.01820929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8199252" calcext:value-type="float">
            <text:p>0.0181992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179713573" calcext:value-type="float">
            <text:p>0.01797135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81175452" calcext:value-type="float">
            <text:p>0.01811754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81093793" calcext:value-type="float">
            <text:p>0.01810937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179141499" calcext:value-type="float">
            <text:p>0.01791414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80386268" calcext:value-type="float">
            <text:p>0.01803862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80346332" calcext:value-type="float">
            <text:p>0.01803463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178641025" calcext:value-type="float">
            <text:p>0.01786410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179739352" calcext:value-type="float">
            <text:p>0.01797393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179665536" calcext:value-type="float">
            <text:p>0.01796655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17819928" calcext:value-type="float">
            <text:p>0.0178199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17914474" calcext:value-type="float">
            <text:p>0.0179144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1790886" calcext:value-type="float">
            <text:p>0.017908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177806392" calcext:value-type="float">
            <text:p>0.01778063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178641155" calcext:value-type="float">
            <text:p>0.01786411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178587157" calcext:value-type="float">
            <text:p>0.01785871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177454259" calcext:value-type="float">
            <text:p>0.01774542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178212691" calcext:value-type="float">
            <text:p>0.01782126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1781464" calcext:value-type="float">
            <text:p>0.017814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177136939" calcext:value-type="float">
            <text:p>0.0177136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177812446" calcext:value-type="float">
            <text:p>0.01778124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177825615" calcext:value-type="float">
            <text:p>0.01778256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176848974" calcext:value-type="float">
            <text:p>0.01768489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177463386" calcext:value-type="float">
            <text:p>0.01774633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177445617" calcext:value-type="float">
            <text:p>0.017744561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176586602" calcext:value-type="float">
            <text:p>0.01765866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17713977" calcext:value-type="float">
            <text:p>0.0177139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17711686" calcext:value-type="float">
            <text:p>0.0177116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176346116" calcext:value-type="float">
            <text:p>0.01763461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176859647" calcext:value-type="float">
            <text:p>0.01768596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176827125" calcext:value-type="float">
            <text:p>0.01768271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176124927" calcext:value-type="float">
            <text:p>0.01761249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176571906" calcext:value-type="float">
            <text:p>0.01765719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176555626" calcext:value-type="float">
            <text:p>0.01765556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175920613" calcext:value-type="float">
            <text:p>0.01759206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176340695" calcext:value-type="float">
            <text:p>0.01763406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176361091" calcext:value-type="float">
            <text:p>0.01763610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175731201" calcext:value-type="float">
            <text:p>0.01757312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176095515" calcext:value-type="float">
            <text:p>0.0176095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176158752" calcext:value-type="float">
            <text:p>0.01761587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175555237" calcext:value-type="float">
            <text:p>0.01755552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175899249" calcext:value-type="float">
            <text:p>0.01758992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175892171" calcext:value-type="float">
            <text:p>0.017589217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175391193" calcext:value-type="float">
            <text:p>0.01753911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175707191" calcext:value-type="float">
            <text:p>0.01757071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175678879" calcext:value-type="float">
            <text:p>0.01756788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175237712" calcext:value-type="float">
            <text:p>0.01752377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175509024" calcext:value-type="float">
            <text:p>0.01755090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175563022" calcext:value-type="float">
            <text:p>0.01755630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175093971" calcext:value-type="float">
            <text:p>0.01750939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175345987" calcext:value-type="float">
            <text:p>0.01753459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175413154" calcext:value-type="float">
            <text:p>0.01754131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174959004" calcext:value-type="float">
            <text:p>0.01749590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17517915" calcext:value-type="float">
            <text:p>0.0175179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175259952" calcext:value-type="float">
            <text:p>0.01752599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174831897" calcext:value-type="float">
            <text:p>0.01748318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175062828" calcext:value-type="float">
            <text:p>0.01750628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175118595" calcext:value-type="float">
            <text:p>0.01751185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174712166" calcext:value-type="float">
            <text:p>0.01747121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174894817" calcext:value-type="float">
            <text:p>0.0174894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174934231" calcext:value-type="float">
            <text:p>0.01749342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174599066" calcext:value-type="float">
            <text:p>0.01745990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174768195" calcext:value-type="float">
            <text:p>0.01747681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174822249" calcext:value-type="float">
            <text:p>0.01748222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174492132" calcext:value-type="float">
            <text:p>0.01744921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174666997" calcext:value-type="float">
            <text:p>0.01746669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174687374" calcext:value-type="float">
            <text:p>0.01746873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174390711" calcext:value-type="float">
            <text:p>0.01743907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174551047" calcext:value-type="float">
            <text:p>0.01745510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174664427" calcext:value-type="float">
            <text:p>0.01746644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174294598" calcext:value-type="float">
            <text:p>0.01742945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174445156" calcext:value-type="float">
            <text:p>0.01744451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174501743" calcext:value-type="float">
            <text:p>0.01745017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174203273" calcext:value-type="float">
            <text:p>0.01742032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174357854" calcext:value-type="float">
            <text:p>0.01743578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17439561" calcext:value-type="float">
            <text:p>0.0174395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174116455" calcext:value-type="float">
            <text:p>0.01741164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174262002" calcext:value-type="float">
            <text:p>0.01742620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174286664" calcext:value-type="float">
            <text:p>0.01742866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74033679" calcext:value-type="float">
            <text:p>0.01740336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174149368" calcext:value-type="float">
            <text:p>0.01741493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174171627" calcext:value-type="float">
            <text:p>0.01741716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173954926" calcext:value-type="float">
            <text:p>0.01739549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174075589" calcext:value-type="float">
            <text:p>0.01740755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174151957" calcext:value-type="float">
            <text:p>0.01741519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7387962" calcext:value-type="float">
            <text:p>0.0173879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73980556" calcext:value-type="float">
            <text:p>0.01739805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74097884" calcext:value-type="float">
            <text:p>0.01740978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173807722" calcext:value-type="float">
            <text:p>0.0173807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17390186" calcext:value-type="float">
            <text:p>0.0173901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173950102" calcext:value-type="float">
            <text:p>0.01739501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173739046" calcext:value-type="float">
            <text:p>0.01737390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73832458" calcext:value-type="float">
            <text:p>0.01738324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73840597" calcext:value-type="float">
            <text:p>0.01738405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173673388" calcext:value-type="float">
            <text:p>0.01736733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173731633" calcext:value-type="float">
            <text:p>0.01737316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173843279" calcext:value-type="float">
            <text:p>0.01738432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173610393" calcext:value-type="float">
            <text:p>0.01736103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173672885" calcext:value-type="float">
            <text:p>0.01736728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173783191" calcext:value-type="float">
            <text:p>0.01737831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173550025" calcext:value-type="float">
            <text:p>0.01735500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173595008" calcext:value-type="float">
            <text:p>0.01735950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173701681" calcext:value-type="float">
            <text:p>0.01737016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173492078" calcext:value-type="float">
            <text:p>0.01734920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173567031" calcext:value-type="float">
            <text:p>0.01735670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173665807" calcext:value-type="float">
            <text:p>0.01736658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7343659" calcext:value-type="float">
            <text:p>0.0173436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173472632" calcext:value-type="float">
            <text:p>0.01734726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17353151" calcext:value-type="float">
            <text:p>0.0173531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173383188" calcext:value-type="float">
            <text:p>0.01733831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173412096" calcext:value-type="float">
            <text:p>0.0173412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173494983" calcext:value-type="float">
            <text:p>0.01734949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173331816" calcext:value-type="float">
            <text:p>0.01733318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73380803" calcext:value-type="float">
            <text:p>0.01733808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73419379" calcext:value-type="float">
            <text:p>0.01734193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173282456" calcext:value-type="float">
            <text:p>0.0173282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173324645" calcext:value-type="float">
            <text:p>0.01733246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173470434" calcext:value-type="float">
            <text:p>0.01734704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73234884" calcext:value-type="float">
            <text:p>0.0173234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173274186" calcext:value-type="float">
            <text:p>0.01732741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173352845" calcext:value-type="float">
            <text:p>0.01733528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173189081" calcext:value-type="float">
            <text:p>0.01731890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17324876" calcext:value-type="float">
            <text:p>0.0173248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173294395" calcext:value-type="float">
            <text:p>0.01732943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73144974" calcext:value-type="float">
            <text:p>0.01731449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73198413" calcext:value-type="float">
            <text:p>0.01731984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73237398" calcext:value-type="float">
            <text:p>0.01732373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173102356" calcext:value-type="float">
            <text:p>0.01731023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173132047" calcext:value-type="float">
            <text:p>0.01731320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173159987" calcext:value-type="float">
            <text:p>0.01731599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73061173" calcext:value-type="float">
            <text:p>0.01730611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73101909" calcext:value-type="float">
            <text:p>0.01731019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73190497" calcext:value-type="float">
            <text:p>0.01731904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173021499" calcext:value-type="float">
            <text:p>0.01730214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173050463" calcext:value-type="float">
            <text:p>0.01730504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173175968" calcext:value-type="float">
            <text:p>0.01731759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172983054" calcext:value-type="float">
            <text:p>0.01729830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73001867" calcext:value-type="float">
            <text:p>0.01730018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173073672" calcext:value-type="float">
            <text:p>0.01730736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172946043" calcext:value-type="float">
            <text:p>0.0172946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172976255" calcext:value-type="float">
            <text:p>0.01729762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172990989" calcext:value-type="float">
            <text:p>0.01729909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172910262" calcext:value-type="float">
            <text:p>0.01729102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172902904" calcext:value-type="float">
            <text:p>0.01729029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173034053" calcext:value-type="float">
            <text:p>0.01730340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72875524" calcext:value-type="float">
            <text:p>0.01728755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172881614" calcext:value-type="float">
            <text:p>0.0172881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172997992" calcext:value-type="float">
            <text:p>0.01729979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172841866" calcext:value-type="float">
            <text:p>0.01728418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172833744" calcext:value-type="float">
            <text:p>0.0172833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172939468" calcext:value-type="float">
            <text:p>0.01729394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172809381" calcext:value-type="float">
            <text:p>0.01728093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72839984" calcext:value-type="float">
            <text:p>0.01728399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72951333" calcext:value-type="float">
            <text:p>0.01729513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172777828" calcext:value-type="float">
            <text:p>0.01727778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172770862" calcext:value-type="float">
            <text:p>0.01727708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172828585" calcext:value-type="float">
            <text:p>0.017282858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72747299" calcext:value-type="float">
            <text:p>0.01727472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172729027" calcext:value-type="float">
            <text:p>0.01727290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172821172" calcext:value-type="float">
            <text:p>0.01728211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17271759" calcext:value-type="float">
            <text:p>0.0172717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172727089" calcext:value-type="float">
            <text:p>0.01727270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17276654" calcext:value-type="float">
            <text:p>0.0172766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72688756" calcext:value-type="float">
            <text:p>0.01726887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72691513" calcext:value-type="float">
            <text:p>0.01726915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72849968" calcext:value-type="float">
            <text:p>0.01728499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172660816" calcext:value-type="float">
            <text:p>0.01726608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172664244" calcext:value-type="float">
            <text:p>0.01726642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172750689" calcext:value-type="float">
            <text:p>0.01727506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172633696" calcext:value-type="float">
            <text:p>0.01726336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72666572" calcext:value-type="float">
            <text:p>0.0172666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72710381" calcext:value-type="float">
            <text:p>0.01727103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172607284" calcext:value-type="float">
            <text:p>0.01726072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172626972" calcext:value-type="float">
            <text:p>0.01726269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172674656" calcext:value-type="float">
            <text:p>0.01726746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172581673" calcext:value-type="float">
            <text:p>0.01725816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172579177" calcext:value-type="float">
            <text:p>0.01725791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172608383" calcext:value-type="float">
            <text:p>0.01726083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172556657" calcext:value-type="float">
            <text:p>0.01725566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172568131" calcext:value-type="float">
            <text:p>0.0172568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172664672" calcext:value-type="float">
            <text:p>0.01726646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172532424" calcext:value-type="float">
            <text:p>0.01725324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17253967" calcext:value-type="float">
            <text:p>0.0172539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172669012" calcext:value-type="float">
            <text:p>0.01726690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172508769" calcext:value-type="float">
            <text:p>0.01725087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172501095" calcext:value-type="float">
            <text:p>0.01725010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172581766" calcext:value-type="float">
            <text:p>0.01725817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72485746" calcext:value-type="float">
            <text:p>0.01724857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172495097" calcext:value-type="float">
            <text:p>0.01724950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172511563" calcext:value-type="float">
            <text:p>0.01725115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72463395" calcext:value-type="float">
            <text:p>0.01724633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172431208" calcext:value-type="float">
            <text:p>0.01724312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172577091" calcext:value-type="float">
            <text:p>0.01725770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172441527" calcext:value-type="float">
            <text:p>0.01724415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72428433" calcext:value-type="float">
            <text:p>0.01724284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72549877" calcext:value-type="float">
            <text:p>0.01725498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172420312" calcext:value-type="float">
            <text:p>0.01724203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72394067" calcext:value-type="float">
            <text:p>0.0172394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72498655" calcext:value-type="float">
            <text:p>0.01724986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72399618" calcext:value-type="float">
            <text:p>0.01723996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1724126" calcext:value-type="float">
            <text:p>0.017241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172536056" calcext:value-type="float">
            <text:p>0.01725360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172379371" calcext:value-type="float">
            <text:p>0.01723793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172356088" calcext:value-type="float">
            <text:p>0.01723560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172413997" calcext:value-type="float">
            <text:p>0.01724139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72359552" calcext:value-type="float">
            <text:p>0.01723595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72323827" calcext:value-type="float">
            <text:p>0.01723238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72415897" calcext:value-type="float">
            <text:p>0.01724158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72340367" calcext:value-type="float">
            <text:p>0.01723403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172334444" calcext:value-type="float">
            <text:p>0.01723344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172375664" calcext:value-type="float">
            <text:p>0.01723756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17232161" calcext:value-type="float">
            <text:p>0.017232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72309894" calcext:value-type="float">
            <text:p>0.01723098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72479693" calcext:value-type="float">
            <text:p>0.01724796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72303133" calcext:value-type="float">
            <text:p>0.01723031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72293875" calcext:value-type="float">
            <text:p>0.0172293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7238792" calcext:value-type="float">
            <text:p>0.0172387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172285214" calcext:value-type="float">
            <text:p>0.01722852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172308534" calcext:value-type="float">
            <text:p>0.0172308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172347352" calcext:value-type="float">
            <text:p>0.01723473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72267742" calcext:value-type="float">
            <text:p>0.01722677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72277428" calcext:value-type="float">
            <text:p>0.01722774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72323938" calcext:value-type="float">
            <text:p>0.01723239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72250587" calcext:value-type="float">
            <text:p>0.01722505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172237586" calcext:value-type="float">
            <text:p>0.01722375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17226683" calcext:value-type="float">
            <text:p>0.0172266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72233842" calcext:value-type="float">
            <text:p>0.01722338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72234531" calcext:value-type="float">
            <text:p>0.01722345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72335934" calcext:value-type="float">
            <text:p>0.01723359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17221747" calcext:value-type="float">
            <text:p>0.017221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72216333" calcext:value-type="float">
            <text:p>0.01722163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72345359" calcext:value-type="float">
            <text:p>0.017234535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172201395" calcext:value-type="float">
            <text:p>0.01722013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72180459" calcext:value-type="float">
            <text:p>0.01721804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172269493" calcext:value-type="float">
            <text:p>0.01722694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172185767" calcext:value-type="float">
            <text:p>0.01721857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172189027" calcext:value-type="float">
            <text:p>0.01721890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172207132" calcext:value-type="float">
            <text:p>0.01722071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172170456" calcext:value-type="float">
            <text:p>0.0172170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172127765" calcext:value-type="float">
            <text:p>0.01721277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172281023" calcext:value-type="float">
            <text:p>0.01722810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172155388" calcext:value-type="float">
            <text:p>0.01721553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172135215" calcext:value-type="float">
            <text:p>0.01721352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172253307" calcext:value-type="float">
            <text:p>0.01722533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72140654" calcext:value-type="float">
            <text:p>0.01721406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172107276" calcext:value-type="float">
            <text:p>0.01721072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172210205" calcext:value-type="float">
            <text:p>0.01722102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172126256" calcext:value-type="float">
            <text:p>0.01721262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172134452" calcext:value-type="float">
            <text:p>0.01721344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172264725" calcext:value-type="float">
            <text:p>0.01722647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172112063" calcext:value-type="float">
            <text:p>0.01721120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72084067" calcext:value-type="float">
            <text:p>0.0172084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72142424" calcext:value-type="float">
            <text:p>0.017214242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172098316" calcext:value-type="float">
            <text:p>0.01720983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172054246" calcext:value-type="float">
            <text:p>0.01720542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172151048" calcext:value-type="float">
            <text:p>0.01721510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1720847" calcext:value-type="float">
            <text:p>0.017208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172073916" calcext:value-type="float">
            <text:p>0.01720739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172116868" calcext:value-type="float">
            <text:p>0.01721168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172071364" calcext:value-type="float">
            <text:p>0.0172071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172054935" calcext:value-type="float">
            <text:p>0.01720549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172231421" calcext:value-type="float">
            <text:p>0.01722314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172058325" calcext:value-type="float">
            <text:p>0.01720583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172044989" calcext:value-type="float">
            <text:p>0.01720449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172142126" calcext:value-type="float">
            <text:p>0.01721421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172045548" calcext:value-type="float">
            <text:p>0.01720455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172064938" calcext:value-type="float">
            <text:p>0.0172064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172105841" calcext:value-type="float">
            <text:p>0.01721058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172037091" calcext:value-type="float">
            <text:p>0.01720370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172090791" calcext:value-type="float">
            <text:p>0.01720907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172003191" calcext:value-type="float">
            <text:p>0.01720031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172034539" calcext:value-type="float">
            <text:p>0.0172034539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.0522083342" calcext:value-type="float">
            <text:p>0.052208334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0831631" calcext:value-type="float">
            <text:p>0.0210831631</text:p>
          </table:table-cell>
          <table:table-cell office:value-type="float" office:value="0.0210974291" calcext:value-type="float">
            <text:p>0.0210974291</text:p>
          </table:table-cell>
          <table:table-cell office:value-type="float" office:value="0.0210964382" calcext:value-type="float">
            <text:p>0.02109643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9728906" calcext:value-type="float">
            <text:p>0.0199728906</text:p>
          </table:table-cell>
          <table:table-cell office:value-type="float" office:value="0.0199767724" calcext:value-type="float">
            <text:p>0.0199767724</text:p>
          </table:table-cell>
          <table:table-cell office:value-type="float" office:value="0.0199747086" calcext:value-type="float">
            <text:p>0.019974708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4318723" calcext:value-type="float">
            <text:p>0.0194318723</text:p>
          </table:table-cell>
          <table:table-cell office:value-type="float" office:value="0.0194378011" calcext:value-type="float">
            <text:p>0.0194378011</text:p>
          </table:table-cell>
          <table:table-cell office:value-type="float" office:value="0.0194317289" calcext:value-type="float">
            <text:p>0.019431728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0744773" calcext:value-type="float">
            <text:p>0.0190744773</text:p>
          </table:table-cell>
          <table:table-cell office:value-type="float" office:value="0.0190777872" calcext:value-type="float">
            <text:p>0.0190777872</text:p>
          </table:table-cell>
          <table:table-cell office:value-type="float" office:value="0.0190763939" calcext:value-type="float">
            <text:p>0.019076393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8111346" calcext:value-type="float">
            <text:p>0.0188111346</text:p>
          </table:table-cell>
          <table:table-cell office:value-type="float" office:value="0.0188176148" calcext:value-type="float">
            <text:p>0.0188176148</text:p>
          </table:table-cell>
          <table:table-cell office:value-type="float" office:value="0.0188075155" calcext:value-type="float">
            <text:p>0.018807515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86074059" calcext:value-type="float">
            <text:p>0.0186074059</text:p>
          </table:table-cell>
          <table:table-cell office:value-type="float" office:value="0.0186109971" calcext:value-type="float">
            <text:p>0.0186109971</text:p>
          </table:table-cell>
          <table:table-cell office:value-type="float" office:value="0.0186005048" calcext:value-type="float">
            <text:p>0.018600504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84453018" calcext:value-type="float">
            <text:p>0.0184453018</text:p>
          </table:table-cell>
          <table:table-cell office:value-type="float" office:value="0.0184509978" calcext:value-type="float">
            <text:p>0.0184509978</text:p>
          </table:table-cell>
          <table:table-cell office:value-type="float" office:value="0.0184348281" calcext:value-type="float">
            <text:p>0.018434828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3137283" calcext:value-type="float">
            <text:p>0.0183137283</text:p>
          </table:table-cell>
          <table:table-cell office:value-type="float" office:value="0.0183181167" calcext:value-type="float">
            <text:p>0.0183181167</text:p>
          </table:table-cell>
          <table:table-cell office:value-type="float" office:value="0.0183036942" calcext:value-type="float">
            <text:p>0.018303694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82051938" calcext:value-type="float">
            <text:p>0.0182051938</text:p>
          </table:table-cell>
          <table:table-cell office:value-type="float" office:value="0.0182092916" calcext:value-type="float">
            <text:p>0.0182092916</text:p>
          </table:table-cell>
          <table:table-cell office:value-type="float" office:value="0.018199252" calcext:value-type="float">
            <text:p>0.01819925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81143619" calcext:value-type="float">
            <text:p>0.0181143619</text:p>
          </table:table-cell>
          <table:table-cell office:value-type="float" office:value="0.0181175452" calcext:value-type="float">
            <text:p>0.0181175452</text:p>
          </table:table-cell>
          <table:table-cell office:value-type="float" office:value="0.0181093793" calcext:value-type="float">
            <text:p>0.018109379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80373713" calcext:value-type="float">
            <text:p>0.0180373713</text:p>
          </table:table-cell>
          <table:table-cell office:value-type="float" office:value="0.0180386268" calcext:value-type="float">
            <text:p>0.0180386268</text:p>
          </table:table-cell>
          <table:table-cell office:value-type="float" office:value="0.0180346332" calcext:value-type="float">
            <text:p>0.018034633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79713573" calcext:value-type="float">
            <text:p>0.0179713573</text:p>
          </table:table-cell>
          <table:table-cell office:value-type="float" office:value="0.0179739352" calcext:value-type="float">
            <text:p>0.0179739352</text:p>
          </table:table-cell>
          <table:table-cell office:value-type="float" office:value="0.0179665536" calcext:value-type="float">
            <text:p>0.017966553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79141499" calcext:value-type="float">
            <text:p>0.0179141499</text:p>
          </table:table-cell>
          <table:table-cell office:value-type="float" office:value="0.017914474" calcext:value-type="float">
            <text:p>0.017914474</text:p>
          </table:table-cell>
          <table:table-cell office:value-type="float" office:value="0.01790886" calcext:value-type="float">
            <text:p>0.0179088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8641025" calcext:value-type="float">
            <text:p>0.0178641025</text:p>
          </table:table-cell>
          <table:table-cell office:value-type="float" office:value="0.0178641155" calcext:value-type="float">
            <text:p>0.0178641155</text:p>
          </table:table-cell>
          <table:table-cell office:value-type="float" office:value="0.0178587157" calcext:value-type="float">
            <text:p>0.017858715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7819928" calcext:value-type="float">
            <text:p>0.017819928</text:p>
          </table:table-cell>
          <table:table-cell office:value-type="float" office:value="0.0178212691" calcext:value-type="float">
            <text:p>0.0178212691</text:p>
          </table:table-cell>
          <table:table-cell office:value-type="float" office:value="0.01781464" calcext:value-type="float">
            <text:p>0.0178146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77806392" calcext:value-type="float">
            <text:p>0.0177806392</text:p>
          </table:table-cell>
          <table:table-cell office:value-type="float" office:value="0.0177812446" calcext:value-type="float">
            <text:p>0.0177812446</text:p>
          </table:table-cell>
          <table:table-cell office:value-type="float" office:value="0.0177825615" calcext:value-type="float">
            <text:p>0.01778256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77454259" calcext:value-type="float">
            <text:p>0.0177454259</text:p>
          </table:table-cell>
          <table:table-cell office:value-type="float" office:value="0.0177463386" calcext:value-type="float">
            <text:p>0.0177463386</text:p>
          </table:table-cell>
          <table:table-cell office:value-type="float" office:value="0.0177445617" calcext:value-type="float">
            <text:p>0.01774456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77136939" calcext:value-type="float">
            <text:p>0.0177136939</text:p>
          </table:table-cell>
          <table:table-cell office:value-type="float" office:value="0.017713977" calcext:value-type="float">
            <text:p>0.017713977</text:p>
          </table:table-cell>
          <table:table-cell office:value-type="float" office:value="0.017711686" calcext:value-type="float">
            <text:p>0.01771168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6848974" calcext:value-type="float">
            <text:p>0.0176848974</text:p>
          </table:table-cell>
          <table:table-cell office:value-type="float" office:value="0.0176859647" calcext:value-type="float">
            <text:p>0.0176859647</text:p>
          </table:table-cell>
          <table:table-cell office:value-type="float" office:value="0.0176827125" calcext:value-type="float">
            <text:p>0.017682712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6586602" calcext:value-type="float">
            <text:p>0.0176586602</text:p>
          </table:table-cell>
          <table:table-cell office:value-type="float" office:value="0.0176571906" calcext:value-type="float">
            <text:p>0.0176571906</text:p>
          </table:table-cell>
          <table:table-cell office:value-type="float" office:value="0.0176555626" calcext:value-type="float">
            <text:p>0.017655562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6346116" calcext:value-type="float">
            <text:p>0.0176346116</text:p>
          </table:table-cell>
          <table:table-cell office:value-type="float" office:value="0.0176340695" calcext:value-type="float">
            <text:p>0.0176340695</text:p>
          </table:table-cell>
          <table:table-cell office:value-type="float" office:value="0.0176361091" calcext:value-type="float">
            <text:p>0.017636109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6124927" calcext:value-type="float">
            <text:p>0.0176124927</text:p>
          </table:table-cell>
          <table:table-cell office:value-type="float" office:value="0.0176095515" calcext:value-type="float">
            <text:p>0.0176095515</text:p>
          </table:table-cell>
          <table:table-cell office:value-type="float" office:value="0.0176158752" calcext:value-type="float">
            <text:p>0.017615875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5920613" calcext:value-type="float">
            <text:p>0.0175920613</text:p>
          </table:table-cell>
          <table:table-cell office:value-type="float" office:value="0.0175899249" calcext:value-type="float">
            <text:p>0.0175899249</text:p>
          </table:table-cell>
          <table:table-cell office:value-type="float" office:value="0.0175892171" calcext:value-type="float">
            <text:p>0.017589217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5731201" calcext:value-type="float">
            <text:p>0.0175731201</text:p>
          </table:table-cell>
          <table:table-cell office:value-type="float" office:value="0.0175707191" calcext:value-type="float">
            <text:p>0.0175707191</text:p>
          </table:table-cell>
          <table:table-cell office:value-type="float" office:value="0.0175678879" calcext:value-type="float">
            <text:p>0.017567887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5555237" calcext:value-type="float">
            <text:p>0.0175555237</text:p>
          </table:table-cell>
          <table:table-cell office:value-type="float" office:value="0.0175509024" calcext:value-type="float">
            <text:p>0.0175509024</text:p>
          </table:table-cell>
          <table:table-cell office:value-type="float" office:value="0.0175563022" calcext:value-type="float">
            <text:p>0.017556302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75391193" calcext:value-type="float">
            <text:p>0.0175391193</text:p>
          </table:table-cell>
          <table:table-cell office:value-type="float" office:value="0.0175345987" calcext:value-type="float">
            <text:p>0.0175345987</text:p>
          </table:table-cell>
          <table:table-cell office:value-type="float" office:value="0.0175413154" calcext:value-type="float">
            <text:p>0.017541315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5237712" calcext:value-type="float">
            <text:p>0.0175237712</text:p>
          </table:table-cell>
          <table:table-cell office:value-type="float" office:value="0.017517915" calcext:value-type="float">
            <text:p>0.017517915</text:p>
          </table:table-cell>
          <table:table-cell office:value-type="float" office:value="0.0175259952" calcext:value-type="float">
            <text:p>0.017525995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75093971" calcext:value-type="float">
            <text:p>0.0175093971</text:p>
          </table:table-cell>
          <table:table-cell office:value-type="float" office:value="0.0175062828" calcext:value-type="float">
            <text:p>0.0175062828</text:p>
          </table:table-cell>
          <table:table-cell office:value-type="float" office:value="0.0175118595" calcext:value-type="float">
            <text:p>0.017511859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74959004" calcext:value-type="float">
            <text:p>0.0174959004</text:p>
          </table:table-cell>
          <table:table-cell office:value-type="float" office:value="0.0174894817" calcext:value-type="float">
            <text:p>0.0174894817</text:p>
          </table:table-cell>
          <table:table-cell office:value-type="float" office:value="0.0174934231" calcext:value-type="float">
            <text:p>0.017493423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4831897" calcext:value-type="float">
            <text:p>0.0174831897</text:p>
          </table:table-cell>
          <table:table-cell office:value-type="float" office:value="0.0174768195" calcext:value-type="float">
            <text:p>0.0174768195</text:p>
          </table:table-cell>
          <table:table-cell office:value-type="float" office:value="0.0174822249" calcext:value-type="float">
            <text:p>0.017482224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4712166" calcext:value-type="float">
            <text:p>0.0174712166</text:p>
          </table:table-cell>
          <table:table-cell office:value-type="float" office:value="0.0174666997" calcext:value-type="float">
            <text:p>0.0174666997</text:p>
          </table:table-cell>
          <table:table-cell office:value-type="float" office:value="0.0174687374" calcext:value-type="float">
            <text:p>0.017468737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74599066" calcext:value-type="float">
            <text:p>0.0174599066</text:p>
          </table:table-cell>
          <table:table-cell office:value-type="float" office:value="0.0174551047" calcext:value-type="float">
            <text:p>0.0174551047</text:p>
          </table:table-cell>
          <table:table-cell office:value-type="float" office:value="0.0174664427" calcext:value-type="float">
            <text:p>0.017466442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74492132" calcext:value-type="float">
            <text:p>0.0174492132</text:p>
          </table:table-cell>
          <table:table-cell office:value-type="float" office:value="0.0174445156" calcext:value-type="float">
            <text:p>0.0174445156</text:p>
          </table:table-cell>
          <table:table-cell office:value-type="float" office:value="0.0174501743" calcext:value-type="float">
            <text:p>0.017450174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74390711" calcext:value-type="float">
            <text:p>0.0174390711</text:p>
          </table:table-cell>
          <table:table-cell office:value-type="float" office:value="0.0174357854" calcext:value-type="float">
            <text:p>0.0174357854</text:p>
          </table:table-cell>
          <table:table-cell office:value-type="float" office:value="0.017439561" calcext:value-type="float">
            <text:p>0.01743956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74294598" calcext:value-type="float">
            <text:p>0.0174294598</text:p>
          </table:table-cell>
          <table:table-cell office:value-type="float" office:value="0.0174262002" calcext:value-type="float">
            <text:p>0.0174262002</text:p>
          </table:table-cell>
          <table:table-cell office:value-type="float" office:value="0.0174286664" calcext:value-type="float">
            <text:p>0.017428666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4203273" calcext:value-type="float">
            <text:p>0.0174203273</text:p>
          </table:table-cell>
          <table:table-cell office:value-type="float" office:value="0.0174149368" calcext:value-type="float">
            <text:p>0.0174149368</text:p>
          </table:table-cell>
          <table:table-cell office:value-type="float" office:value="0.0174171627" calcext:value-type="float">
            <text:p>0.017417162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4116455" calcext:value-type="float">
            <text:p>0.0174116455</text:p>
          </table:table-cell>
          <table:table-cell office:value-type="float" office:value="0.0174075589" calcext:value-type="float">
            <text:p>0.0174075589</text:p>
          </table:table-cell>
          <table:table-cell office:value-type="float" office:value="0.0174151957" calcext:value-type="float">
            <text:p>0.017415195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4033679" calcext:value-type="float">
            <text:p>0.0174033679</text:p>
          </table:table-cell>
          <table:table-cell office:value-type="float" office:value="0.0173980556" calcext:value-type="float">
            <text:p>0.0173980556</text:p>
          </table:table-cell>
          <table:table-cell office:value-type="float" office:value="0.0174097884" calcext:value-type="float">
            <text:p>0.017409788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3954926" calcext:value-type="float">
            <text:p>0.0173954926</text:p>
          </table:table-cell>
          <table:table-cell office:value-type="float" office:value="0.017390186" calcext:value-type="float">
            <text:p>0.017390186</text:p>
          </table:table-cell>
          <table:table-cell office:value-type="float" office:value="0.0173950102" calcext:value-type="float">
            <text:p>0.01739501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387962" calcext:value-type="float">
            <text:p>0.017387962</text:p>
          </table:table-cell>
          <table:table-cell office:value-type="float" office:value="0.0173832458" calcext:value-type="float">
            <text:p>0.0173832458</text:p>
          </table:table-cell>
          <table:table-cell office:value-type="float" office:value="0.0173840597" calcext:value-type="float">
            <text:p>0.017384059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3807722" calcext:value-type="float">
            <text:p>0.0173807722</text:p>
          </table:table-cell>
          <table:table-cell office:value-type="float" office:value="0.0173731633" calcext:value-type="float">
            <text:p>0.0173731633</text:p>
          </table:table-cell>
          <table:table-cell office:value-type="float" office:value="0.0173843279" calcext:value-type="float">
            <text:p>0.017384327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3739046" calcext:value-type="float">
            <text:p>0.0173739046</text:p>
          </table:table-cell>
          <table:table-cell office:value-type="float" office:value="0.0173672885" calcext:value-type="float">
            <text:p>0.0173672885</text:p>
          </table:table-cell>
          <table:table-cell office:value-type="float" office:value="0.0173783191" calcext:value-type="float">
            <text:p>0.017378319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73673388" calcext:value-type="float">
            <text:p>0.0173673388</text:p>
          </table:table-cell>
          <table:table-cell office:value-type="float" office:value="0.0173595008" calcext:value-type="float">
            <text:p>0.0173595008</text:p>
          </table:table-cell>
          <table:table-cell office:value-type="float" office:value="0.0173701681" calcext:value-type="float">
            <text:p>0.017370168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3610393" calcext:value-type="float">
            <text:p>0.0173610393</text:p>
          </table:table-cell>
          <table:table-cell office:value-type="float" office:value="0.0173567031" calcext:value-type="float">
            <text:p>0.0173567031</text:p>
          </table:table-cell>
          <table:table-cell office:value-type="float" office:value="0.0173665807" calcext:value-type="float">
            <text:p>0.017366580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73550025" calcext:value-type="float">
            <text:p>0.0173550025</text:p>
          </table:table-cell>
          <table:table-cell office:value-type="float" office:value="0.0173472632" calcext:value-type="float">
            <text:p>0.0173472632</text:p>
          </table:table-cell>
          <table:table-cell office:value-type="float" office:value="0.017353151" calcext:value-type="float">
            <text:p>0.01735315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3492078" calcext:value-type="float">
            <text:p>0.0173492078</text:p>
          </table:table-cell>
          <table:table-cell office:value-type="float" office:value="0.0173412096" calcext:value-type="float">
            <text:p>0.0173412096</text:p>
          </table:table-cell>
          <table:table-cell office:value-type="float" office:value="0.0173494983" calcext:value-type="float">
            <text:p>0.0173494983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7343659" calcext:value-type="float">
            <text:p>0.017343659</text:p>
          </table:table-cell>
          <table:table-cell office:value-type="float" office:value="0.0173380803" calcext:value-type="float">
            <text:p>0.0173380803</text:p>
          </table:table-cell>
          <table:table-cell office:value-type="float" office:value="0.0173419379" calcext:value-type="float">
            <text:p>0.017341937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73383188" calcext:value-type="float">
            <text:p>0.0173383188</text:p>
          </table:table-cell>
          <table:table-cell office:value-type="float" office:value="0.0173324645" calcext:value-type="float">
            <text:p>0.0173324645</text:p>
          </table:table-cell>
          <table:table-cell office:value-type="float" office:value="0.0173470434" calcext:value-type="float">
            <text:p>0.017347043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3331816" calcext:value-type="float">
            <text:p>0.0173331816</text:p>
          </table:table-cell>
          <table:table-cell office:value-type="float" office:value="0.0173274186" calcext:value-type="float">
            <text:p>0.0173274186</text:p>
          </table:table-cell>
          <table:table-cell office:value-type="float" office:value="0.0173352845" calcext:value-type="float">
            <text:p>0.017335284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73282456" calcext:value-type="float">
            <text:p>0.0173282456</text:p>
          </table:table-cell>
          <table:table-cell office:value-type="float" office:value="0.017324876" calcext:value-type="float">
            <text:p>0.017324876</text:p>
          </table:table-cell>
          <table:table-cell office:value-type="float" office:value="0.0173294395" calcext:value-type="float">
            <text:p>0.017329439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73234884" calcext:value-type="float">
            <text:p>0.0173234884</text:p>
          </table:table-cell>
          <table:table-cell office:value-type="float" office:value="0.0173198413" calcext:value-type="float">
            <text:p>0.0173198413</text:p>
          </table:table-cell>
          <table:table-cell office:value-type="float" office:value="0.0173237398" calcext:value-type="float">
            <text:p>0.0173237398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73189081" calcext:value-type="float">
            <text:p>0.0173189081</text:p>
          </table:table-cell>
          <table:table-cell office:value-type="float" office:value="0.0173132047" calcext:value-type="float">
            <text:p>0.0173132047</text:p>
          </table:table-cell>
          <table:table-cell office:value-type="float" office:value="0.0173159987" calcext:value-type="float">
            <text:p>0.017315998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73144974" calcext:value-type="float">
            <text:p>0.0173144974</text:p>
          </table:table-cell>
          <table:table-cell office:value-type="float" office:value="0.0173101909" calcext:value-type="float">
            <text:p>0.0173101909</text:p>
          </table:table-cell>
          <table:table-cell office:value-type="float" office:value="0.0173190497" calcext:value-type="float">
            <text:p>0.0173190497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3102356" calcext:value-type="float">
            <text:p>0.0173102356</text:p>
          </table:table-cell>
          <table:table-cell office:value-type="float" office:value="0.0173050463" calcext:value-type="float">
            <text:p>0.0173050463</text:p>
          </table:table-cell>
          <table:table-cell office:value-type="float" office:value="0.0173175968" calcext:value-type="float">
            <text:p>0.0173175968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73061173" calcext:value-type="float">
            <text:p>0.0173061173</text:p>
          </table:table-cell>
          <table:table-cell office:value-type="float" office:value="0.0173001867" calcext:value-type="float">
            <text:p>0.0173001867</text:p>
          </table:table-cell>
          <table:table-cell office:value-type="float" office:value="0.0173073672" calcext:value-type="float">
            <text:p>0.017307367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73021499" calcext:value-type="float">
            <text:p>0.0173021499</text:p>
          </table:table-cell>
          <table:table-cell office:value-type="float" office:value="0.0172976255" calcext:value-type="float">
            <text:p>0.0172976255</text:p>
          </table:table-cell>
          <table:table-cell office:value-type="float" office:value="0.0172990989" calcext:value-type="float">
            <text:p>0.0172990989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72983054" calcext:value-type="float">
            <text:p>0.0172983054</text:p>
          </table:table-cell>
          <table:table-cell office:value-type="float" office:value="0.0172902904" calcext:value-type="float">
            <text:p>0.0172902904</text:p>
          </table:table-cell>
          <table:table-cell office:value-type="float" office:value="0.0173034053" calcext:value-type="float">
            <text:p>0.0173034053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72946043" calcext:value-type="float">
            <text:p>0.0172946043</text:p>
          </table:table-cell>
          <table:table-cell office:value-type="float" office:value="0.0172881614" calcext:value-type="float">
            <text:p>0.0172881614</text:p>
          </table:table-cell>
          <table:table-cell office:value-type="float" office:value="0.0172997992" calcext:value-type="float">
            <text:p>0.017299799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72910262" calcext:value-type="float">
            <text:p>0.0172910262</text:p>
          </table:table-cell>
          <table:table-cell office:value-type="float" office:value="0.0172833744" calcext:value-type="float">
            <text:p>0.0172833744</text:p>
          </table:table-cell>
          <table:table-cell office:value-type="float" office:value="0.0172939468" calcext:value-type="float">
            <text:p>0.017293946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72875524" calcext:value-type="float">
            <text:p>0.0172875524</text:p>
          </table:table-cell>
          <table:table-cell office:value-type="float" office:value="0.0172839984" calcext:value-type="float">
            <text:p>0.0172839984</text:p>
          </table:table-cell>
          <table:table-cell office:value-type="float" office:value="0.0172951333" calcext:value-type="float">
            <text:p>0.017295133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72841866" calcext:value-type="float">
            <text:p>0.0172841866</text:p>
          </table:table-cell>
          <table:table-cell office:value-type="float" office:value="0.0172770862" calcext:value-type="float">
            <text:p>0.0172770862</text:p>
          </table:table-cell>
          <table:table-cell office:value-type="float" office:value="0.0172828585" calcext:value-type="float">
            <text:p>0.017282858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72809381" calcext:value-type="float">
            <text:p>0.0172809381</text:p>
          </table:table-cell>
          <table:table-cell office:value-type="float" office:value="0.0172729027" calcext:value-type="float">
            <text:p>0.0172729027</text:p>
          </table:table-cell>
          <table:table-cell office:value-type="float" office:value="0.0172821172" calcext:value-type="float">
            <text:p>0.017282117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72777828" calcext:value-type="float">
            <text:p>0.0172777828</text:p>
          </table:table-cell>
          <table:table-cell office:value-type="float" office:value="0.0172727089" calcext:value-type="float">
            <text:p>0.0172727089</text:p>
          </table:table-cell>
          <table:table-cell office:value-type="float" office:value="0.017276654" calcext:value-type="float">
            <text:p>0.01727665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72747299" calcext:value-type="float">
            <text:p>0.0172747299</text:p>
          </table:table-cell>
          <table:table-cell office:value-type="float" office:value="0.0172691513" calcext:value-type="float">
            <text:p>0.0172691513</text:p>
          </table:table-cell>
          <table:table-cell office:value-type="float" office:value="0.0172849968" calcext:value-type="float">
            <text:p>0.017284996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7271759" calcext:value-type="float">
            <text:p>0.017271759</text:p>
          </table:table-cell>
          <table:table-cell office:value-type="float" office:value="0.0172664244" calcext:value-type="float">
            <text:p>0.0172664244</text:p>
          </table:table-cell>
          <table:table-cell office:value-type="float" office:value="0.0172750689" calcext:value-type="float">
            <text:p>0.017275068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72688756" calcext:value-type="float">
            <text:p>0.0172688756</text:p>
          </table:table-cell>
          <table:table-cell office:value-type="float" office:value="0.0172666572" calcext:value-type="float">
            <text:p>0.0172666572</text:p>
          </table:table-cell>
          <table:table-cell office:value-type="float" office:value="0.0172710381" calcext:value-type="float">
            <text:p>0.017271038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72660816" calcext:value-type="float">
            <text:p>0.0172660816</text:p>
          </table:table-cell>
          <table:table-cell office:value-type="float" office:value="0.0172626972" calcext:value-type="float">
            <text:p>0.0172626972</text:p>
          </table:table-cell>
          <table:table-cell office:value-type="float" office:value="0.0172674656" calcext:value-type="float">
            <text:p>0.017267465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72633696" calcext:value-type="float">
            <text:p>0.0172633696</text:p>
          </table:table-cell>
          <table:table-cell office:value-type="float" office:value="0.0172579177" calcext:value-type="float">
            <text:p>0.0172579177</text:p>
          </table:table-cell>
          <table:table-cell office:value-type="float" office:value="0.0172608383" calcext:value-type="float">
            <text:p>0.0172608383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72607284" calcext:value-type="float">
            <text:p>0.0172607284</text:p>
          </table:table-cell>
          <table:table-cell office:value-type="float" office:value="0.0172568131" calcext:value-type="float">
            <text:p>0.0172568131</text:p>
          </table:table-cell>
          <table:table-cell office:value-type="float" office:value="0.0172664672" calcext:value-type="float">
            <text:p>0.017266467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2581673" calcext:value-type="float">
            <text:p>0.0172581673</text:p>
          </table:table-cell>
          <table:table-cell office:value-type="float" office:value="0.017253967" calcext:value-type="float">
            <text:p>0.017253967</text:p>
          </table:table-cell>
          <table:table-cell office:value-type="float" office:value="0.0172669012" calcext:value-type="float">
            <text:p>0.017266901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2556657" calcext:value-type="float">
            <text:p>0.0172556657</text:p>
          </table:table-cell>
          <table:table-cell office:value-type="float" office:value="0.0172501095" calcext:value-type="float">
            <text:p>0.0172501095</text:p>
          </table:table-cell>
          <table:table-cell office:value-type="float" office:value="0.0172581766" calcext:value-type="float">
            <text:p>0.017258176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2532424" calcext:value-type="float">
            <text:p>0.0172532424</text:p>
          </table:table-cell>
          <table:table-cell office:value-type="float" office:value="0.0172495097" calcext:value-type="float">
            <text:p>0.0172495097</text:p>
          </table:table-cell>
          <table:table-cell office:value-type="float" office:value="0.0172511563" calcext:value-type="float">
            <text:p>0.017251156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72508769" calcext:value-type="float">
            <text:p>0.0172508769</text:p>
          </table:table-cell>
          <table:table-cell office:value-type="float" office:value="0.0172431208" calcext:value-type="float">
            <text:p>0.0172431208</text:p>
          </table:table-cell>
          <table:table-cell office:value-type="float" office:value="0.0172577091" calcext:value-type="float">
            <text:p>0.017257709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2485746" calcext:value-type="float">
            <text:p>0.0172485746</text:p>
          </table:table-cell>
          <table:table-cell office:value-type="float" office:value="0.0172428433" calcext:value-type="float">
            <text:p>0.0172428433</text:p>
          </table:table-cell>
          <table:table-cell office:value-type="float" office:value="0.0172549877" calcext:value-type="float">
            <text:p>0.0172549877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2463395" calcext:value-type="float">
            <text:p>0.0172463395</text:p>
          </table:table-cell>
          <table:table-cell office:value-type="float" office:value="0.0172394067" calcext:value-type="float">
            <text:p>0.0172394067</text:p>
          </table:table-cell>
          <table:table-cell office:value-type="float" office:value="0.0172498655" calcext:value-type="float">
            <text:p>0.017249865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2441527" calcext:value-type="float">
            <text:p>0.0172441527</text:p>
          </table:table-cell>
          <table:table-cell office:value-type="float" office:value="0.01724126" calcext:value-type="float">
            <text:p>0.01724126</text:p>
          </table:table-cell>
          <table:table-cell office:value-type="float" office:value="0.0172536056" calcext:value-type="float">
            <text:p>0.0172536056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72420312" calcext:value-type="float">
            <text:p>0.0172420312</text:p>
          </table:table-cell>
          <table:table-cell office:value-type="float" office:value="0.0172356088" calcext:value-type="float">
            <text:p>0.0172356088</text:p>
          </table:table-cell>
          <table:table-cell office:value-type="float" office:value="0.0172413997" calcext:value-type="float">
            <text:p>0.017241399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72399618" calcext:value-type="float">
            <text:p>0.0172399618</text:p>
          </table:table-cell>
          <table:table-cell office:value-type="float" office:value="0.0172323827" calcext:value-type="float">
            <text:p>0.0172323827</text:p>
          </table:table-cell>
          <table:table-cell office:value-type="float" office:value="0.0172415897" calcext:value-type="float">
            <text:p>0.017241589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72379371" calcext:value-type="float">
            <text:p>0.0172379371</text:p>
          </table:table-cell>
          <table:table-cell office:value-type="float" office:value="0.0172334444" calcext:value-type="float">
            <text:p>0.0172334444</text:p>
          </table:table-cell>
          <table:table-cell office:value-type="float" office:value="0.0172375664" calcext:value-type="float">
            <text:p>0.017237566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72359552" calcext:value-type="float">
            <text:p>0.0172359552</text:p>
          </table:table-cell>
          <table:table-cell office:value-type="float" office:value="0.0172309894" calcext:value-type="float">
            <text:p>0.0172309894</text:p>
          </table:table-cell>
          <table:table-cell office:value-type="float" office:value="0.0172479693" calcext:value-type="float">
            <text:p>0.017247969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72340367" calcext:value-type="float">
            <text:p>0.0172340367</text:p>
          </table:table-cell>
          <table:table-cell office:value-type="float" office:value="0.0172293875" calcext:value-type="float">
            <text:p>0.0172293875</text:p>
          </table:table-cell>
          <table:table-cell office:value-type="float" office:value="0.017238792" calcext:value-type="float">
            <text:p>0.01723879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232161" calcext:value-type="float">
            <text:p>0.017232161</text:p>
          </table:table-cell>
          <table:table-cell office:value-type="float" office:value="0.0172308534" calcext:value-type="float">
            <text:p>0.0172308534</text:p>
          </table:table-cell>
          <table:table-cell office:value-type="float" office:value="0.0172347352" calcext:value-type="float">
            <text:p>0.017234735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72303133" calcext:value-type="float">
            <text:p>0.0172303133</text:p>
          </table:table-cell>
          <table:table-cell office:value-type="float" office:value="0.0172277428" calcext:value-type="float">
            <text:p>0.0172277428</text:p>
          </table:table-cell>
          <table:table-cell office:value-type="float" office:value="0.0172323938" calcext:value-type="float">
            <text:p>0.0172323938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72285214" calcext:value-type="float">
            <text:p>0.0172285214</text:p>
          </table:table-cell>
          <table:table-cell office:value-type="float" office:value="0.0172237586" calcext:value-type="float">
            <text:p>0.0172237586</text:p>
          </table:table-cell>
          <table:table-cell office:value-type="float" office:value="0.017226683" calcext:value-type="float">
            <text:p>0.0172266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72267742" calcext:value-type="float">
            <text:p>0.0172267742</text:p>
          </table:table-cell>
          <table:table-cell office:value-type="float" office:value="0.0172234531" calcext:value-type="float">
            <text:p>0.0172234531</text:p>
          </table:table-cell>
          <table:table-cell office:value-type="float" office:value="0.0172335934" calcext:value-type="float">
            <text:p>0.017233593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72250587" calcext:value-type="float">
            <text:p>0.0172250587</text:p>
          </table:table-cell>
          <table:table-cell office:value-type="float" office:value="0.0172216333" calcext:value-type="float">
            <text:p>0.0172216333</text:p>
          </table:table-cell>
          <table:table-cell office:value-type="float" office:value="0.0172345359" calcext:value-type="float">
            <text:p>0.017234535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2233842" calcext:value-type="float">
            <text:p>0.0172233842</text:p>
          </table:table-cell>
          <table:table-cell office:value-type="float" office:value="0.0172180459" calcext:value-type="float">
            <text:p>0.0172180459</text:p>
          </table:table-cell>
          <table:table-cell office:value-type="float" office:value="0.0172269493" calcext:value-type="float">
            <text:p>0.017226949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7221747" calcext:value-type="float">
            <text:p>0.017221747</text:p>
          </table:table-cell>
          <table:table-cell office:value-type="float" office:value="0.0172189027" calcext:value-type="float">
            <text:p>0.0172189027</text:p>
          </table:table-cell>
          <table:table-cell office:value-type="float" office:value="0.0172207132" calcext:value-type="float">
            <text:p>0.017220713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72201395" calcext:value-type="float">
            <text:p>0.0172201395</text:p>
          </table:table-cell>
          <table:table-cell office:value-type="float" office:value="0.0172127765" calcext:value-type="float">
            <text:p>0.0172127765</text:p>
          </table:table-cell>
          <table:table-cell office:value-type="float" office:value="0.0172281023" calcext:value-type="float">
            <text:p>0.017228102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72185767" calcext:value-type="float">
            <text:p>0.0172185767</text:p>
          </table:table-cell>
          <table:table-cell office:value-type="float" office:value="0.0172135215" calcext:value-type="float">
            <text:p>0.0172135215</text:p>
          </table:table-cell>
          <table:table-cell office:value-type="float" office:value="0.0172253307" calcext:value-type="float">
            <text:p>0.017225330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72170456" calcext:value-type="float">
            <text:p>0.0172170456</text:p>
          </table:table-cell>
          <table:table-cell office:value-type="float" office:value="0.0172107276" calcext:value-type="float">
            <text:p>0.0172107276</text:p>
          </table:table-cell>
          <table:table-cell office:value-type="float" office:value="0.0172210205" calcext:value-type="float">
            <text:p>0.017221020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72155388" calcext:value-type="float">
            <text:p>0.0172155388</text:p>
          </table:table-cell>
          <table:table-cell office:value-type="float" office:value="0.0172134452" calcext:value-type="float">
            <text:p>0.0172134452</text:p>
          </table:table-cell>
          <table:table-cell office:value-type="float" office:value="0.0172264725" calcext:value-type="float">
            <text:p>0.017226472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72140654" calcext:value-type="float">
            <text:p>0.0172140654</text:p>
          </table:table-cell>
          <table:table-cell office:value-type="float" office:value="0.0172084067" calcext:value-type="float">
            <text:p>0.0172084067</text:p>
          </table:table-cell>
          <table:table-cell office:value-type="float" office:value="0.0172142424" calcext:value-type="float">
            <text:p>0.017214242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2126256" calcext:value-type="float">
            <text:p>0.0172126256</text:p>
          </table:table-cell>
          <table:table-cell office:value-type="float" office:value="0.0172054246" calcext:value-type="float">
            <text:p>0.0172054246</text:p>
          </table:table-cell>
          <table:table-cell office:value-type="float" office:value="0.0172151048" calcext:value-type="float">
            <text:p>0.0172151048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72112063" calcext:value-type="float">
            <text:p>0.0172112063</text:p>
          </table:table-cell>
          <table:table-cell office:value-type="float" office:value="0.0172073916" calcext:value-type="float">
            <text:p>0.0172073916</text:p>
          </table:table-cell>
          <table:table-cell office:value-type="float" office:value="0.0172116868" calcext:value-type="float">
            <text:p>0.0172116868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72098316" calcext:value-type="float">
            <text:p>0.0172098316</text:p>
          </table:table-cell>
          <table:table-cell office:value-type="float" office:value="0.0172054935" calcext:value-type="float">
            <text:p>0.0172054935</text:p>
          </table:table-cell>
          <table:table-cell office:value-type="float" office:value="0.0172231421" calcext:value-type="float">
            <text:p>0.017223142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720847" calcext:value-type="float">
            <text:p>0.01720847</text:p>
          </table:table-cell>
          <table:table-cell office:value-type="float" office:value="0.0172044989" calcext:value-type="float">
            <text:p>0.0172044989</text:p>
          </table:table-cell>
          <table:table-cell office:value-type="float" office:value="0.0172142126" calcext:value-type="float">
            <text:p>0.017214212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72071364" calcext:value-type="float">
            <text:p>0.0172071364</text:p>
          </table:table-cell>
          <table:table-cell office:value-type="float" office:value="0.0172064938" calcext:value-type="float">
            <text:p>0.0172064938</text:p>
          </table:table-cell>
          <table:table-cell office:value-type="float" office:value="0.0172105841" calcext:value-type="float">
            <text:p>0.017210584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72058325" calcext:value-type="float">
            <text:p>0.0172058325</text:p>
          </table:table-cell>
          <table:table-cell office:value-type="float" office:value="0.0172037091" calcext:value-type="float">
            <text:p>0.0172037091</text:p>
          </table:table-cell>
          <table:table-cell office:value-type="float" office:value="0.0172090791" calcext:value-type="float">
            <text:p>0.017209079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72045548" calcext:value-type="float">
            <text:p>0.0172045548</text:p>
          </table:table-cell>
          <table:table-cell office:value-type="float" office:value="0.0172003191" calcext:value-type="float">
            <text:p>0.0172003191</text:p>
          </table:table-cell>
          <table:table-cell office:value-type="float" office:value="0.0172034539" calcext:value-type="float">
            <text:p>0.0172034539</text:p>
          </table:table-cell>
          <table:table-cell table:number-columns-repeated="7"/>
        </table:table-row>
      </table:table>
      <table:table table:name="mnis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W</text:p>
          </table:table-cell>
          <table:table-cell table:number-columns-repeated="3"/>
          <table:table-cell office:value-type="string" calcext:value-type="string">
            <text:p>HW2</text:p>
          </table:table-cell>
          <table:table-cell table:number-columns-repeated="3"/>
          <table:table-cell office:value-type="string" calcext:value-type="string">
            <text:p>HW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420000" calcext:value-type="float">
            <text:p>42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40000" calcext:value-type="float">
            <text:p>240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7.0103840828" calcext:value-type="float">
            <text:p>17.0103840828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510916673" calcext:value-type="float">
            <text:p>0.0510916673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40759365" calcext:value-type="float">
            <text:p>0.024075936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385504961" calcext:value-type="float">
            <text:p>0.38550496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246737957" calcext:value-type="float">
            <text:p>0.246737957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32938025" calcext:value-type="float">
            <text:p>0.02329380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510916673" calcext:value-type="float">
            <text:p>0.05109166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510916673" calcext:value-type="float">
            <text:p>0.05109166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229944382" calcext:value-type="float">
            <text:p>0.02299443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40869597" calcext:value-type="float">
            <text:p>0.02408695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76035257" calcext:value-type="float">
            <text:p>0.027603525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228233114" calcext:value-type="float">
            <text:p>0.02282331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3294799" calcext:value-type="float">
            <text:p>0.0232947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58194432" calcext:value-type="float">
            <text:p>0.025819443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227080863" calcext:value-type="float">
            <text:p>0.02270808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229984745" calcext:value-type="float">
            <text:p>0.02299847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250549931" calcext:value-type="float">
            <text:p>0.02505499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226234626" calcext:value-type="float">
            <text:p>0.02262346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228239205" calcext:value-type="float">
            <text:p>0.02282392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245700199" calcext:value-type="float">
            <text:p>0.02457001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225578398" calcext:value-type="float">
            <text:p>0.02255783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227103662" calcext:value-type="float">
            <text:p>0.02271036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242267866" calcext:value-type="float">
            <text:p>0.02422678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225049853" calcext:value-type="float">
            <text:p>0.02250498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226227175" calcext:value-type="float">
            <text:p>0.02262271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239577964" calcext:value-type="float">
            <text:p>0.02395779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224612691" calcext:value-type="float">
            <text:p>0.02246126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225559473" calcext:value-type="float">
            <text:p>0.02255594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237347744" calcext:value-type="float">
            <text:p>0.02373477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2242429" calcext:value-type="float">
            <text:p>0.022424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225075353" calcext:value-type="float">
            <text:p>0.02250753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235660151" calcext:value-type="float">
            <text:p>0.02356601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223924778" calcext:value-type="float">
            <text:p>0.02239247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224651843" calcext:value-type="float">
            <text:p>0.02246518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234151222" calcext:value-type="float">
            <text:p>0.02341512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223647524" calcext:value-type="float">
            <text:p>0.02236475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224262327" calcext:value-type="float">
            <text:p>0.02242623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233028289" calcext:value-type="float">
            <text:p>0.02330282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22340253" calcext:value-type="float">
            <text:p>0.0223402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223943908" calcext:value-type="float">
            <text:p>0.02239439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23195548" calcext:value-type="float">
            <text:p>0.0231955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223184228" calcext:value-type="float">
            <text:p>0.02231842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223694518" calcext:value-type="float">
            <text:p>0.02236945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230986848" calcext:value-type="float">
            <text:p>0.02309868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22298798" calcext:value-type="float">
            <text:p>0.0222987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22341134" calcext:value-type="float">
            <text:p>0.0223411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230297502" calcext:value-type="float">
            <text:p>0.02302975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222810134" calcext:value-type="float">
            <text:p>0.02228101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223211292" calcext:value-type="float">
            <text:p>0.02232112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229533799" calcext:value-type="float">
            <text:p>0.02295337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222648177" calcext:value-type="float">
            <text:p>0.02226481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223047379" calcext:value-type="float">
            <text:p>0.02230473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22888137" calcext:value-type="float">
            <text:p>0.02288813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222499724" calcext:value-type="float">
            <text:p>0.02224997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222841334" calcext:value-type="float">
            <text:p>0.02228413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228423644" calcext:value-type="float">
            <text:p>0.02284236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222362932" calcext:value-type="float">
            <text:p>0.02223629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222648624" calcext:value-type="float">
            <text:p>0.02226486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227975734" calcext:value-type="float">
            <text:p>0.02279757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222236477" calcext:value-type="float">
            <text:p>0.02222364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222504698" calcext:value-type="float">
            <text:p>0.02225046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227402747" calcext:value-type="float">
            <text:p>0.022740274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222119018" calcext:value-type="float">
            <text:p>0.02221190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22239726" calcext:value-type="float">
            <text:p>0.0222397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226958394" calcext:value-type="float">
            <text:p>0.02269583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222009514" calcext:value-type="float">
            <text:p>0.02220095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222252216" calcext:value-type="float">
            <text:p>0.02222522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226594117" calcext:value-type="float">
            <text:p>0.022659411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22190718" calcext:value-type="float">
            <text:p>0.0221907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222158264" calcext:value-type="float">
            <text:p>0.02221582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22624312" calcext:value-type="float">
            <text:p>0.0226243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221811272" calcext:value-type="float">
            <text:p>0.0221811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222030226" calcext:value-type="float">
            <text:p>0.02220302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225949343" calcext:value-type="float">
            <text:p>0.02259493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221721083" calcext:value-type="float">
            <text:p>0.02217210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221914575" calcext:value-type="float">
            <text:p>0.02219145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225558709" calcext:value-type="float">
            <text:p>0.02255587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221636016" calcext:value-type="float">
            <text:p>0.02216360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221858863" calcext:value-type="float">
            <text:p>0.02218588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225352347" calcext:value-type="float">
            <text:p>0.022535234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221555885" calcext:value-type="float">
            <text:p>0.02215558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22177048" calcext:value-type="float">
            <text:p>0.0221770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225039311" calcext:value-type="float">
            <text:p>0.02250393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221480038" calcext:value-type="float">
            <text:p>0.02214800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221671835" calcext:value-type="float">
            <text:p>0.02216718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224857852" calcext:value-type="float">
            <text:p>0.02248578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22140814" calcext:value-type="float">
            <text:p>0.0221408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221580938" calcext:value-type="float">
            <text:p>0.02215809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224607084" calcext:value-type="float">
            <text:p>0.02246070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221339781" calcext:value-type="float">
            <text:p>0.02213397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221546609" calcext:value-type="float">
            <text:p>0.0221546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224360023" calcext:value-type="float">
            <text:p>0.02243600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221274924" calcext:value-type="float">
            <text:p>0.02212749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221417844" calcext:value-type="float">
            <text:p>0.02214178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224248134" calcext:value-type="float">
            <text:p>0.02242481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221212991" calcext:value-type="float">
            <text:p>0.02212129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221371893" calcext:value-type="float">
            <text:p>0.02213718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224002562" calcext:value-type="float">
            <text:p>0.02240025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221154131" calcext:value-type="float">
            <text:p>0.0221154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221344884" calcext:value-type="float">
            <text:p>0.0221344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223810449" calcext:value-type="float">
            <text:p>0.02238104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221097898" calcext:value-type="float">
            <text:p>0.02210978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221264977" calcext:value-type="float">
            <text:p>0.02212649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223721936" calcext:value-type="float">
            <text:p>0.02237219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221043993" calcext:value-type="float">
            <text:p>0.02210439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221168436" calcext:value-type="float">
            <text:p>0.02211684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223604776" calcext:value-type="float">
            <text:p>0.02236047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220992547" calcext:value-type="float">
            <text:p>0.02209925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22111861" calcext:value-type="float">
            <text:p>0.0221118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223354846" calcext:value-type="float">
            <text:p>0.02233548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220943168" calcext:value-type="float">
            <text:p>0.02209431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221091174" calcext:value-type="float">
            <text:p>0.02210911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223177262" calcext:value-type="float">
            <text:p>0.02231772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220895912" calcext:value-type="float">
            <text:p>0.02208959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221019555" calcext:value-type="float">
            <text:p>0.02210195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223082546" calcext:value-type="float">
            <text:p>0.02230825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220850483" calcext:value-type="float">
            <text:p>0.02208504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221001506" calcext:value-type="float">
            <text:p>0.02210015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222935267" calcext:value-type="float">
            <text:p>0.02229352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220807083" calcext:value-type="float">
            <text:p>0.02208070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220933091" calcext:value-type="float">
            <text:p>0.02209330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222858898" calcext:value-type="float">
            <text:p>0.02228588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220765118" calcext:value-type="float">
            <text:p>0.02207651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220876168" calcext:value-type="float">
            <text:p>0.02208761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222660936" calcext:value-type="float">
            <text:p>0.02226609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220724791" calcext:value-type="float">
            <text:p>0.0220724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220870487" calcext:value-type="float">
            <text:p>0.0220870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222629774" calcext:value-type="float">
            <text:p>0.02226297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220685806" calcext:value-type="float">
            <text:p>0.02206858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22082923" calcext:value-type="float">
            <text:p>0.0220829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222472344" calcext:value-type="float">
            <text:p>0.02224723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220648479" calcext:value-type="float">
            <text:p>0.02206484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220777653" calcext:value-type="float">
            <text:p>0.02207776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222401358" calcext:value-type="float">
            <text:p>0.022240135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220612288" calcext:value-type="float">
            <text:p>0.02206122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220723096" calcext:value-type="float">
            <text:p>0.02207230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222299695" calcext:value-type="float">
            <text:p>0.02222996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2205774" calcext:value-type="float">
            <text:p>0.022057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220733508" calcext:value-type="float">
            <text:p>0.02207335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222177934" calcext:value-type="float">
            <text:p>0.02221779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220543817" calcext:value-type="float">
            <text:p>0.0220543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220632888" calcext:value-type="float">
            <text:p>0.02206328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222182814" calcext:value-type="float">
            <text:p>0.02221828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220511276" calcext:value-type="float">
            <text:p>0.02205112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220620111" calcext:value-type="float">
            <text:p>0.02206201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222043656" calcext:value-type="float">
            <text:p>0.02220436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220479872" calcext:value-type="float">
            <text:p>0.02204798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220628716" calcext:value-type="float">
            <text:p>0.02206287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221964289" calcext:value-type="float">
            <text:p>0.02219642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220449418" calcext:value-type="float">
            <text:p>0.02204494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220580827" calcext:value-type="float">
            <text:p>0.02205808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221952833" calcext:value-type="float">
            <text:p>0.02219528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220420118" calcext:value-type="float">
            <text:p>0.02204201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220506024" calcext:value-type="float">
            <text:p>0.02205060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22190094" calcext:value-type="float">
            <text:p>0.0221900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220391657" calcext:value-type="float">
            <text:p>0.02203916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220483914" calcext:value-type="float">
            <text:p>0.02204839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221748501" calcext:value-type="float">
            <text:p>0.02217485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220364109" calcext:value-type="float">
            <text:p>0.02203641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22047868" calcext:value-type="float">
            <text:p>0.0220478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221643485" calcext:value-type="float">
            <text:p>0.022164348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220337305" calcext:value-type="float">
            <text:p>0.02203373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220428817" calcext:value-type="float">
            <text:p>0.0220428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221627727" calcext:value-type="float">
            <text:p>0.02216277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220311359" calcext:value-type="float">
            <text:p>0.02203113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220432673" calcext:value-type="float">
            <text:p>0.02204326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221534986" calcext:value-type="float">
            <text:p>0.02215349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220286325" calcext:value-type="float">
            <text:p>0.02202863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22038782" calcext:value-type="float">
            <text:p>0.0220387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221528076" calcext:value-type="float">
            <text:p>0.02215280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220261719" calcext:value-type="float">
            <text:p>0.02202617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220352728" calcext:value-type="float">
            <text:p>0.02203527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221387353" calcext:value-type="float">
            <text:p>0.02213873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220238119" calcext:value-type="float">
            <text:p>0.02202381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220363159" calcext:value-type="float">
            <text:p>0.02203631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22141654" calcext:value-type="float">
            <text:p>0.0221416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220215172" calcext:value-type="float">
            <text:p>0.02202151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220339242" calcext:value-type="float">
            <text:p>0.02203392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221311636" calcext:value-type="float">
            <text:p>0.02213116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220192838" calcext:value-type="float">
            <text:p>0.02201928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220304094" calcext:value-type="float">
            <text:p>0.02203040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221268274" calcext:value-type="float">
            <text:p>0.02212682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220171064" calcext:value-type="float">
            <text:p>0.02201710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220264606" calcext:value-type="float">
            <text:p>0.02202646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221222192" calcext:value-type="float">
            <text:p>0.02212221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220149886" calcext:value-type="float">
            <text:p>0.02201498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220292062" calcext:value-type="float">
            <text:p>0.02202920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221145265" calcext:value-type="float">
            <text:p>0.02211452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220129322" calcext:value-type="float">
            <text:p>0.02201293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220198724" calcext:value-type="float">
            <text:p>0.02201987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221196488" calcext:value-type="float">
            <text:p>0.02211964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220109224" calcext:value-type="float">
            <text:p>0.02201092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220200848" calcext:value-type="float">
            <text:p>0.0220200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22109611" calcext:value-type="float">
            <text:p>0.0221096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220089722" calcext:value-type="float">
            <text:p>0.0220089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220224299" calcext:value-type="float">
            <text:p>0.02202242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221067164" calcext:value-type="float">
            <text:p>0.02210671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220070817" calcext:value-type="float">
            <text:p>0.0220070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220191572" calcext:value-type="float">
            <text:p>0.0220191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221081562" calcext:value-type="float">
            <text:p>0.02210815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220052339" calcext:value-type="float">
            <text:p>0.02200523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220124722" calcext:value-type="float">
            <text:p>0.0220124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221042987" calcext:value-type="float">
            <text:p>0.02210429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220034253" calcext:value-type="float">
            <text:p>0.02200342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22011606" calcext:value-type="float">
            <text:p>0.0220116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220935643" calcext:value-type="float">
            <text:p>0.02209356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220016725" calcext:value-type="float">
            <text:p>0.02200167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220118184" calcext:value-type="float">
            <text:p>0.02201181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220860094" calcext:value-type="float">
            <text:p>0.02208600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21999957" calcext:value-type="float">
            <text:p>0.0219999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220079441" calcext:value-type="float">
            <text:p>0.02200794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220880639" calcext:value-type="float">
            <text:p>0.022088063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219982844" calcext:value-type="float">
            <text:p>0.02199828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220095851" calcext:value-type="float">
            <text:p>0.02200958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220807474" calcext:value-type="float">
            <text:p>0.02208074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219966602" calcext:value-type="float">
            <text:p>0.02199666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220059697" calcext:value-type="float">
            <text:p>0.02200596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220830608" calcext:value-type="float">
            <text:p>0.022083060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219950676" calcext:value-type="float">
            <text:p>0.02199506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220036171" calcext:value-type="float">
            <text:p>0.02200361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220714565" calcext:value-type="float">
            <text:p>0.02207145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219935197" calcext:value-type="float">
            <text:p>0.02199351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220055841" calcext:value-type="float">
            <text:p>0.02200558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220772047" calcext:value-type="float">
            <text:p>0.022077204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219919998" calcext:value-type="float">
            <text:p>0.02199199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220036097" calcext:value-type="float">
            <text:p>0.02200360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220688581" calcext:value-type="float">
            <text:p>0.02206885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219905246" calcext:value-type="float">
            <text:p>0.02199052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220009051" calcext:value-type="float">
            <text:p>0.02200090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220650863" calcext:value-type="float">
            <text:p>0.02206508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219890773" calcext:value-type="float">
            <text:p>0.02198907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219979528" calcext:value-type="float">
            <text:p>0.02199795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220632665" calcext:value-type="float">
            <text:p>0.02206326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219876692" calcext:value-type="float">
            <text:p>0.02198766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220016446" calcext:value-type="float">
            <text:p>0.02200164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220573898" calcext:value-type="float">
            <text:p>0.02205738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219862759" calcext:value-type="float">
            <text:p>0.02198627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219923258" calcext:value-type="float">
            <text:p>0.02199232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220650956" calcext:value-type="float">
            <text:p>0.02206509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219849292" calcext:value-type="float">
            <text:p>0.02198492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219936743" calcext:value-type="float">
            <text:p>0.02199367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22056831" calcext:value-type="float">
            <text:p>0.0220568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219836123" calcext:value-type="float">
            <text:p>0.02198361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219965931" calcext:value-type="float">
            <text:p>0.02199659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220563672" calcext:value-type="float">
            <text:p>0.02205636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219823159" calcext:value-type="float">
            <text:p>0.02198231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219943058" calcext:value-type="float">
            <text:p>0.02199430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220588129" calcext:value-type="float">
            <text:p>0.02205881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219810512" calcext:value-type="float">
            <text:p>0.02198105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219877549" calcext:value-type="float">
            <text:p>0.02198775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220550951" calcext:value-type="float">
            <text:p>0.02205509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219798181" calcext:value-type="float">
            <text:p>0.02197981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219875965" calcext:value-type="float">
            <text:p>0.02198759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22047054" calcext:value-type="float">
            <text:p>0.0220470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219786111" calcext:value-type="float">
            <text:p>0.02197861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219884291" calcext:value-type="float">
            <text:p>0.02198842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220405199" calcext:value-type="float">
            <text:p>0.02204051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219774097" calcext:value-type="float">
            <text:p>0.02197740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219847336" calcext:value-type="float">
            <text:p>0.02198473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22044722" calcext:value-type="float">
            <text:p>0.0220447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219762605" calcext:value-type="float">
            <text:p>0.02197626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219871681" calcext:value-type="float">
            <text:p>0.02198716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220380165" calcext:value-type="float">
            <text:p>0.02203801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219751224" calcext:value-type="float">
            <text:p>0.02197512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219843294" calcext:value-type="float">
            <text:p>0.02198432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220419429" calcext:value-type="float">
            <text:p>0.02204194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219740178" calcext:value-type="float">
            <text:p>0.02197401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219824817" calcext:value-type="float">
            <text:p>0.0219824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220312569" calcext:value-type="float">
            <text:p>0.02203125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219729282" calcext:value-type="float">
            <text:p>0.02197292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219849143" calcext:value-type="float">
            <text:p>0.02198491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220388435" calcext:value-type="float">
            <text:p>0.02203884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219718534" calcext:value-type="float">
            <text:p>0.0219718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219833683" calcext:value-type="float">
            <text:p>0.02198336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22031391" calcext:value-type="float">
            <text:p>0.0220313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219707992" calcext:value-type="float">
            <text:p>0.02197079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219811369" calcext:value-type="float">
            <text:p>0.02198113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220277142" calcext:value-type="float">
            <text:p>0.02202771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219697747" calcext:value-type="float">
            <text:p>0.0219697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219785068" calcext:value-type="float">
            <text:p>0.02197850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220276341" calcext:value-type="float">
            <text:p>0.022027634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219687633" calcext:value-type="float">
            <text:p>0.02196876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219831225" calcext:value-type="float">
            <text:p>0.02198312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220223591" calcext:value-type="float">
            <text:p>0.02202235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219677798" calcext:value-type="float">
            <text:p>0.02196777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219733492" calcext:value-type="float">
            <text:p>0.02197334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220315773" calcext:value-type="float">
            <text:p>0.02203157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219668169" calcext:value-type="float">
            <text:p>0.02196681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21975372" calcext:value-type="float">
            <text:p>0.0219753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220241603" calcext:value-type="float">
            <text:p>0.02202416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219658706" calcext:value-type="float">
            <text:p>0.02196587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219788533" calcext:value-type="float">
            <text:p>0.02197885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220252667" calcext:value-type="float">
            <text:p>0.02202526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219649244" calcext:value-type="float">
            <text:p>0.02196492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219768267" calcext:value-type="float">
            <text:p>0.02197682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22028191" calcext:value-type="float">
            <text:p>0.0220281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21964008" calcext:value-type="float">
            <text:p>0.0219640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219706092" calcext:value-type="float">
            <text:p>0.0219706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220240373" calcext:value-type="float">
            <text:p>0.02202403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219631027" calcext:value-type="float">
            <text:p>0.02196310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219706949" calcext:value-type="float">
            <text:p>0.02197069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220175721" calcext:value-type="float">
            <text:p>0.02201757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219718851" calcext:value-type="float">
            <text:p>0.02197188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220117606" calcext:value-type="float">
            <text:p>0.02201176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219685715" calcext:value-type="float">
            <text:p>0.02196857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220171884" calcext:value-type="float">
            <text:p>0.0220171884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.0510916673" calcext:value-type="float">
            <text:p>0.051091667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759365" calcext:value-type="float">
            <text:p>0.0240759365</text:p>
          </table:table-cell>
          <table:table-cell office:value-type="float" office:value="0.0240869597" calcext:value-type="float">
            <text:p>0.0240869597</text:p>
          </table:table-cell>
          <table:table-cell office:value-type="float" office:value="0.0276035257" calcext:value-type="float">
            <text:p>0.027603525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2938025" calcext:value-type="float">
            <text:p>0.0232938025</text:p>
          </table:table-cell>
          <table:table-cell office:value-type="float" office:value="0.023294799" calcext:value-type="float">
            <text:p>0.023294799</text:p>
          </table:table-cell>
          <table:table-cell office:value-type="float" office:value="0.0258194432" calcext:value-type="float">
            <text:p>0.025819443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29944382" calcext:value-type="float">
            <text:p>0.0229944382</text:p>
          </table:table-cell>
          <table:table-cell office:value-type="float" office:value="0.0229984745" calcext:value-type="float">
            <text:p>0.0229984745</text:p>
          </table:table-cell>
          <table:table-cell office:value-type="float" office:value="0.0250549931" calcext:value-type="float">
            <text:p>0.025054993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28233114" calcext:value-type="float">
            <text:p>0.0228233114</text:p>
          </table:table-cell>
          <table:table-cell office:value-type="float" office:value="0.0228239205" calcext:value-type="float">
            <text:p>0.0228239205</text:p>
          </table:table-cell>
          <table:table-cell office:value-type="float" office:value="0.0245700199" calcext:value-type="float">
            <text:p>0.024570019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7080863" calcext:value-type="float">
            <text:p>0.0227080863</text:p>
          </table:table-cell>
          <table:table-cell office:value-type="float" office:value="0.0227103662" calcext:value-type="float">
            <text:p>0.0227103662</text:p>
          </table:table-cell>
          <table:table-cell office:value-type="float" office:value="0.0242267866" calcext:value-type="float">
            <text:p>0.024226786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6234626" calcext:value-type="float">
            <text:p>0.0226234626</text:p>
          </table:table-cell>
          <table:table-cell office:value-type="float" office:value="0.0226227175" calcext:value-type="float">
            <text:p>0.0226227175</text:p>
          </table:table-cell>
          <table:table-cell office:value-type="float" office:value="0.0239577964" calcext:value-type="float">
            <text:p>0.023957796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25578398" calcext:value-type="float">
            <text:p>0.0225578398</text:p>
          </table:table-cell>
          <table:table-cell office:value-type="float" office:value="0.0225559473" calcext:value-type="float">
            <text:p>0.0225559473</text:p>
          </table:table-cell>
          <table:table-cell office:value-type="float" office:value="0.0237347744" calcext:value-type="float">
            <text:p>0.023734774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5049853" calcext:value-type="float">
            <text:p>0.0225049853</text:p>
          </table:table-cell>
          <table:table-cell office:value-type="float" office:value="0.0225075353" calcext:value-type="float">
            <text:p>0.0225075353</text:p>
          </table:table-cell>
          <table:table-cell office:value-type="float" office:value="0.0235660151" calcext:value-type="float">
            <text:p>0.023566015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24612691" calcext:value-type="float">
            <text:p>0.0224612691</text:p>
          </table:table-cell>
          <table:table-cell office:value-type="float" office:value="0.0224651843" calcext:value-type="float">
            <text:p>0.0224651843</text:p>
          </table:table-cell>
          <table:table-cell office:value-type="float" office:value="0.0234151222" calcext:value-type="float">
            <text:p>0.023415122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242429" calcext:value-type="float">
            <text:p>0.02242429</text:p>
          </table:table-cell>
          <table:table-cell office:value-type="float" office:value="0.0224262327" calcext:value-type="float">
            <text:p>0.0224262327</text:p>
          </table:table-cell>
          <table:table-cell office:value-type="float" office:value="0.0233028289" calcext:value-type="float">
            <text:p>0.023302828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23924778" calcext:value-type="float">
            <text:p>0.0223924778</text:p>
          </table:table-cell>
          <table:table-cell office:value-type="float" office:value="0.0223943908" calcext:value-type="float">
            <text:p>0.0223943908</text:p>
          </table:table-cell>
          <table:table-cell office:value-type="float" office:value="0.023195548" calcext:value-type="float">
            <text:p>0.02319554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3647524" calcext:value-type="float">
            <text:p>0.0223647524</text:p>
          </table:table-cell>
          <table:table-cell office:value-type="float" office:value="0.0223694518" calcext:value-type="float">
            <text:p>0.0223694518</text:p>
          </table:table-cell>
          <table:table-cell office:value-type="float" office:value="0.0230986848" calcext:value-type="float">
            <text:p>0.023098684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2340253" calcext:value-type="float">
            <text:p>0.022340253</text:p>
          </table:table-cell>
          <table:table-cell office:value-type="float" office:value="0.022341134" calcext:value-type="float">
            <text:p>0.022341134</text:p>
          </table:table-cell>
          <table:table-cell office:value-type="float" office:value="0.0230297502" calcext:value-type="float">
            <text:p>0.023029750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23184228" calcext:value-type="float">
            <text:p>0.0223184228</text:p>
          </table:table-cell>
          <table:table-cell office:value-type="float" office:value="0.0223211292" calcext:value-type="float">
            <text:p>0.0223211292</text:p>
          </table:table-cell>
          <table:table-cell office:value-type="float" office:value="0.0229533799" calcext:value-type="float">
            <text:p>0.022953379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2298798" calcext:value-type="float">
            <text:p>0.022298798</text:p>
          </table:table-cell>
          <table:table-cell office:value-type="float" office:value="0.0223047379" calcext:value-type="float">
            <text:p>0.0223047379</text:p>
          </table:table-cell>
          <table:table-cell office:value-type="float" office:value="0.022888137" calcext:value-type="float">
            <text:p>0.02288813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2810134" calcext:value-type="float">
            <text:p>0.0222810134</text:p>
          </table:table-cell>
          <table:table-cell office:value-type="float" office:value="0.0222841334" calcext:value-type="float">
            <text:p>0.0222841334</text:p>
          </table:table-cell>
          <table:table-cell office:value-type="float" office:value="0.0228423644" calcext:value-type="float">
            <text:p>0.02284236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2648177" calcext:value-type="float">
            <text:p>0.0222648177</text:p>
          </table:table-cell>
          <table:table-cell office:value-type="float" office:value="0.0222648624" calcext:value-type="float">
            <text:p>0.0222648624</text:p>
          </table:table-cell>
          <table:table-cell office:value-type="float" office:value="0.0227975734" calcext:value-type="float">
            <text:p>0.022797573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2499724" calcext:value-type="float">
            <text:p>0.0222499724</text:p>
          </table:table-cell>
          <table:table-cell office:value-type="float" office:value="0.0222504698" calcext:value-type="float">
            <text:p>0.0222504698</text:p>
          </table:table-cell>
          <table:table-cell office:value-type="float" office:value="0.0227402747" calcext:value-type="float">
            <text:p>0.022740274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22362932" calcext:value-type="float">
            <text:p>0.0222362932</text:p>
          </table:table-cell>
          <table:table-cell office:value-type="float" office:value="0.022239726" calcext:value-type="float">
            <text:p>0.022239726</text:p>
          </table:table-cell>
          <table:table-cell office:value-type="float" office:value="0.0226958394" calcext:value-type="float">
            <text:p>0.02269583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22236477" calcext:value-type="float">
            <text:p>0.0222236477</text:p>
          </table:table-cell>
          <table:table-cell office:value-type="float" office:value="0.0222252216" calcext:value-type="float">
            <text:p>0.0222252216</text:p>
          </table:table-cell>
          <table:table-cell office:value-type="float" office:value="0.0226594117" calcext:value-type="float">
            <text:p>0.022659411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22119018" calcext:value-type="float">
            <text:p>0.0222119018</text:p>
          </table:table-cell>
          <table:table-cell office:value-type="float" office:value="0.0222158264" calcext:value-type="float">
            <text:p>0.0222158264</text:p>
          </table:table-cell>
          <table:table-cell office:value-type="float" office:value="0.022624312" calcext:value-type="float">
            <text:p>0.02262431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22009514" calcext:value-type="float">
            <text:p>0.0222009514</text:p>
          </table:table-cell>
          <table:table-cell office:value-type="float" office:value="0.0222030226" calcext:value-type="float">
            <text:p>0.0222030226</text:p>
          </table:table-cell>
          <table:table-cell office:value-type="float" office:value="0.0225949343" calcext:value-type="float">
            <text:p>0.022594934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190718" calcext:value-type="float">
            <text:p>0.022190718</text:p>
          </table:table-cell>
          <table:table-cell office:value-type="float" office:value="0.0221914575" calcext:value-type="float">
            <text:p>0.0221914575</text:p>
          </table:table-cell>
          <table:table-cell office:value-type="float" office:value="0.0225558709" calcext:value-type="float">
            <text:p>0.022555870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21811272" calcext:value-type="float">
            <text:p>0.0221811272</text:p>
          </table:table-cell>
          <table:table-cell office:value-type="float" office:value="0.0221858863" calcext:value-type="float">
            <text:p>0.0221858863</text:p>
          </table:table-cell>
          <table:table-cell office:value-type="float" office:value="0.0225352347" calcext:value-type="float">
            <text:p>0.022535234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21721083" calcext:value-type="float">
            <text:p>0.0221721083</text:p>
          </table:table-cell>
          <table:table-cell office:value-type="float" office:value="0.022177048" calcext:value-type="float">
            <text:p>0.022177048</text:p>
          </table:table-cell>
          <table:table-cell office:value-type="float" office:value="0.0225039311" calcext:value-type="float">
            <text:p>0.02250393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1636016" calcext:value-type="float">
            <text:p>0.0221636016</text:p>
          </table:table-cell>
          <table:table-cell office:value-type="float" office:value="0.0221671835" calcext:value-type="float">
            <text:p>0.0221671835</text:p>
          </table:table-cell>
          <table:table-cell office:value-type="float" office:value="0.0224857852" calcext:value-type="float">
            <text:p>0.022485785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21555885" calcext:value-type="float">
            <text:p>0.0221555885</text:p>
          </table:table-cell>
          <table:table-cell office:value-type="float" office:value="0.0221580938" calcext:value-type="float">
            <text:p>0.0221580938</text:p>
          </table:table-cell>
          <table:table-cell office:value-type="float" office:value="0.0224607084" calcext:value-type="float">
            <text:p>0.0224607084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21480038" calcext:value-type="float">
            <text:p>0.0221480038</text:p>
          </table:table-cell>
          <table:table-cell office:value-type="float" office:value="0.0221546609" calcext:value-type="float">
            <text:p>0.0221546609</text:p>
          </table:table-cell>
          <table:table-cell office:value-type="float" office:value="0.0224360023" calcext:value-type="float">
            <text:p>0.022436002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2140814" calcext:value-type="float">
            <text:p>0.022140814</text:p>
          </table:table-cell>
          <table:table-cell office:value-type="float" office:value="0.0221417844" calcext:value-type="float">
            <text:p>0.0221417844</text:p>
          </table:table-cell>
          <table:table-cell office:value-type="float" office:value="0.0224248134" calcext:value-type="float">
            <text:p>0.022424813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21339781" calcext:value-type="float">
            <text:p>0.0221339781</text:p>
          </table:table-cell>
          <table:table-cell office:value-type="float" office:value="0.0221371893" calcext:value-type="float">
            <text:p>0.0221371893</text:p>
          </table:table-cell>
          <table:table-cell office:value-type="float" office:value="0.0224002562" calcext:value-type="float">
            <text:p>0.022400256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21274924" calcext:value-type="float">
            <text:p>0.0221274924</text:p>
          </table:table-cell>
          <table:table-cell office:value-type="float" office:value="0.0221344884" calcext:value-type="float">
            <text:p>0.0221344884</text:p>
          </table:table-cell>
          <table:table-cell office:value-type="float" office:value="0.0223810449" calcext:value-type="float">
            <text:p>0.022381044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1212991" calcext:value-type="float">
            <text:p>0.0221212991</text:p>
          </table:table-cell>
          <table:table-cell office:value-type="float" office:value="0.0221264977" calcext:value-type="float">
            <text:p>0.0221264977</text:p>
          </table:table-cell>
          <table:table-cell office:value-type="float" office:value="0.0223721936" calcext:value-type="float">
            <text:p>0.022372193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21154131" calcext:value-type="float">
            <text:p>0.0221154131</text:p>
          </table:table-cell>
          <table:table-cell office:value-type="float" office:value="0.0221168436" calcext:value-type="float">
            <text:p>0.0221168436</text:p>
          </table:table-cell>
          <table:table-cell office:value-type="float" office:value="0.0223604776" calcext:value-type="float">
            <text:p>0.022360477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21097898" calcext:value-type="float">
            <text:p>0.0221097898</text:p>
          </table:table-cell>
          <table:table-cell office:value-type="float" office:value="0.022111861" calcext:value-type="float">
            <text:p>0.022111861</text:p>
          </table:table-cell>
          <table:table-cell office:value-type="float" office:value="0.0223354846" calcext:value-type="float">
            <text:p>0.022335484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21043993" calcext:value-type="float">
            <text:p>0.0221043993</text:p>
          </table:table-cell>
          <table:table-cell office:value-type="float" office:value="0.0221091174" calcext:value-type="float">
            <text:p>0.0221091174</text:p>
          </table:table-cell>
          <table:table-cell office:value-type="float" office:value="0.0223177262" calcext:value-type="float">
            <text:p>0.022317726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20992547" calcext:value-type="float">
            <text:p>0.0220992547</text:p>
          </table:table-cell>
          <table:table-cell office:value-type="float" office:value="0.0221019555" calcext:value-type="float">
            <text:p>0.0221019555</text:p>
          </table:table-cell>
          <table:table-cell office:value-type="float" office:value="0.0223082546" calcext:value-type="float">
            <text:p>0.022308254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20943168" calcext:value-type="float">
            <text:p>0.0220943168</text:p>
          </table:table-cell>
          <table:table-cell office:value-type="float" office:value="0.0221001506" calcext:value-type="float">
            <text:p>0.0221001506</text:p>
          </table:table-cell>
          <table:table-cell office:value-type="float" office:value="0.0222935267" calcext:value-type="float">
            <text:p>0.022293526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20895912" calcext:value-type="float">
            <text:p>0.0220895912</text:p>
          </table:table-cell>
          <table:table-cell office:value-type="float" office:value="0.0220933091" calcext:value-type="float">
            <text:p>0.0220933091</text:p>
          </table:table-cell>
          <table:table-cell office:value-type="float" office:value="0.0222858898" calcext:value-type="float">
            <text:p>0.022285889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0850483" calcext:value-type="float">
            <text:p>0.0220850483</text:p>
          </table:table-cell>
          <table:table-cell office:value-type="float" office:value="0.0220876168" calcext:value-type="float">
            <text:p>0.0220876168</text:p>
          </table:table-cell>
          <table:table-cell office:value-type="float" office:value="0.0222660936" calcext:value-type="float">
            <text:p>0.022266093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0807083" calcext:value-type="float">
            <text:p>0.0220807083</text:p>
          </table:table-cell>
          <table:table-cell office:value-type="float" office:value="0.0220870487" calcext:value-type="float">
            <text:p>0.0220870487</text:p>
          </table:table-cell>
          <table:table-cell office:value-type="float" office:value="0.0222629774" calcext:value-type="float">
            <text:p>0.022262977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0765118" calcext:value-type="float">
            <text:p>0.0220765118</text:p>
          </table:table-cell>
          <table:table-cell office:value-type="float" office:value="0.022082923" calcext:value-type="float">
            <text:p>0.022082923</text:p>
          </table:table-cell>
          <table:table-cell office:value-type="float" office:value="0.0222472344" calcext:value-type="float">
            <text:p>0.022247234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0724791" calcext:value-type="float">
            <text:p>0.0220724791</text:p>
          </table:table-cell>
          <table:table-cell office:value-type="float" office:value="0.0220777653" calcext:value-type="float">
            <text:p>0.0220777653</text:p>
          </table:table-cell>
          <table:table-cell office:value-type="float" office:value="0.0222401358" calcext:value-type="float">
            <text:p>0.022240135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0685806" calcext:value-type="float">
            <text:p>0.0220685806</text:p>
          </table:table-cell>
          <table:table-cell office:value-type="float" office:value="0.0220723096" calcext:value-type="float">
            <text:p>0.0220723096</text:p>
          </table:table-cell>
          <table:table-cell office:value-type="float" office:value="0.0222299695" calcext:value-type="float">
            <text:p>0.022229969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20648479" calcext:value-type="float">
            <text:p>0.0220648479</text:p>
          </table:table-cell>
          <table:table-cell office:value-type="float" office:value="0.0220733508" calcext:value-type="float">
            <text:p>0.0220733508</text:p>
          </table:table-cell>
          <table:table-cell office:value-type="float" office:value="0.0222177934" calcext:value-type="float">
            <text:p>0.022217793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20612288" calcext:value-type="float">
            <text:p>0.0220612288</text:p>
          </table:table-cell>
          <table:table-cell office:value-type="float" office:value="0.0220632888" calcext:value-type="float">
            <text:p>0.0220632888</text:p>
          </table:table-cell>
          <table:table-cell office:value-type="float" office:value="0.0222182814" calcext:value-type="float">
            <text:p>0.022218281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05774" calcext:value-type="float">
            <text:p>0.02205774</text:p>
          </table:table-cell>
          <table:table-cell office:value-type="float" office:value="0.0220620111" calcext:value-type="float">
            <text:p>0.0220620111</text:p>
          </table:table-cell>
          <table:table-cell office:value-type="float" office:value="0.0222043656" calcext:value-type="float">
            <text:p>0.022204365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0543817" calcext:value-type="float">
            <text:p>0.0220543817</text:p>
          </table:table-cell>
          <table:table-cell office:value-type="float" office:value="0.0220628716" calcext:value-type="float">
            <text:p>0.0220628716</text:p>
          </table:table-cell>
          <table:table-cell office:value-type="float" office:value="0.0221964289" calcext:value-type="float">
            <text:p>0.022196428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20511276" calcext:value-type="float">
            <text:p>0.0220511276</text:p>
          </table:table-cell>
          <table:table-cell office:value-type="float" office:value="0.0220580827" calcext:value-type="float">
            <text:p>0.0220580827</text:p>
          </table:table-cell>
          <table:table-cell office:value-type="float" office:value="0.0221952833" calcext:value-type="float">
            <text:p>0.022195283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20479872" calcext:value-type="float">
            <text:p>0.0220479872</text:p>
          </table:table-cell>
          <table:table-cell office:value-type="float" office:value="0.0220506024" calcext:value-type="float">
            <text:p>0.0220506024</text:p>
          </table:table-cell>
          <table:table-cell office:value-type="float" office:value="0.022190094" calcext:value-type="float">
            <text:p>0.022190094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0449418" calcext:value-type="float">
            <text:p>0.0220449418</text:p>
          </table:table-cell>
          <table:table-cell office:value-type="float" office:value="0.0220483914" calcext:value-type="float">
            <text:p>0.0220483914</text:p>
          </table:table-cell>
          <table:table-cell office:value-type="float" office:value="0.0221748501" calcext:value-type="float">
            <text:p>0.022174850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0420118" calcext:value-type="float">
            <text:p>0.0220420118</text:p>
          </table:table-cell>
          <table:table-cell office:value-type="float" office:value="0.022047868" calcext:value-type="float">
            <text:p>0.022047868</text:p>
          </table:table-cell>
          <table:table-cell office:value-type="float" office:value="0.0221643485" calcext:value-type="float">
            <text:p>0.0221643485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0391657" calcext:value-type="float">
            <text:p>0.0220391657</text:p>
          </table:table-cell>
          <table:table-cell office:value-type="float" office:value="0.0220428817" calcext:value-type="float">
            <text:p>0.0220428817</text:p>
          </table:table-cell>
          <table:table-cell office:value-type="float" office:value="0.0221627727" calcext:value-type="float">
            <text:p>0.022162772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20364109" calcext:value-type="float">
            <text:p>0.0220364109</text:p>
          </table:table-cell>
          <table:table-cell office:value-type="float" office:value="0.0220432673" calcext:value-type="float">
            <text:p>0.0220432673</text:p>
          </table:table-cell>
          <table:table-cell office:value-type="float" office:value="0.0221534986" calcext:value-type="float">
            <text:p>0.022153498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20337305" calcext:value-type="float">
            <text:p>0.0220337305</text:p>
          </table:table-cell>
          <table:table-cell office:value-type="float" office:value="0.022038782" calcext:value-type="float">
            <text:p>0.022038782</text:p>
          </table:table-cell>
          <table:table-cell office:value-type="float" office:value="0.0221528076" calcext:value-type="float">
            <text:p>0.022152807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20311359" calcext:value-type="float">
            <text:p>0.0220311359</text:p>
          </table:table-cell>
          <table:table-cell office:value-type="float" office:value="0.0220352728" calcext:value-type="float">
            <text:p>0.0220352728</text:p>
          </table:table-cell>
          <table:table-cell office:value-type="float" office:value="0.0221387353" calcext:value-type="float">
            <text:p>0.022138735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20286325" calcext:value-type="float">
            <text:p>0.0220286325</text:p>
          </table:table-cell>
          <table:table-cell office:value-type="float" office:value="0.0220363159" calcext:value-type="float">
            <text:p>0.0220363159</text:p>
          </table:table-cell>
          <table:table-cell office:value-type="float" office:value="0.022141654" calcext:value-type="float">
            <text:p>0.02214165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20261719" calcext:value-type="float">
            <text:p>0.0220261719</text:p>
          </table:table-cell>
          <table:table-cell office:value-type="float" office:value="0.0220339242" calcext:value-type="float">
            <text:p>0.0220339242</text:p>
          </table:table-cell>
          <table:table-cell office:value-type="float" office:value="0.0221311636" calcext:value-type="float">
            <text:p>0.022131163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20238119" calcext:value-type="float">
            <text:p>0.0220238119</text:p>
          </table:table-cell>
          <table:table-cell office:value-type="float" office:value="0.0220304094" calcext:value-type="float">
            <text:p>0.0220304094</text:p>
          </table:table-cell>
          <table:table-cell office:value-type="float" office:value="0.0221268274" calcext:value-type="float">
            <text:p>0.022126827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20215172" calcext:value-type="float">
            <text:p>0.0220215172</text:p>
          </table:table-cell>
          <table:table-cell office:value-type="float" office:value="0.0220264606" calcext:value-type="float">
            <text:p>0.0220264606</text:p>
          </table:table-cell>
          <table:table-cell office:value-type="float" office:value="0.0221222192" calcext:value-type="float">
            <text:p>0.022122219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20192838" calcext:value-type="float">
            <text:p>0.0220192838</text:p>
          </table:table-cell>
          <table:table-cell office:value-type="float" office:value="0.0220292062" calcext:value-type="float">
            <text:p>0.0220292062</text:p>
          </table:table-cell>
          <table:table-cell office:value-type="float" office:value="0.0221145265" calcext:value-type="float">
            <text:p>0.022114526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0171064" calcext:value-type="float">
            <text:p>0.0220171064</text:p>
          </table:table-cell>
          <table:table-cell office:value-type="float" office:value="0.0220198724" calcext:value-type="float">
            <text:p>0.0220198724</text:p>
          </table:table-cell>
          <table:table-cell office:value-type="float" office:value="0.0221196488" calcext:value-type="float">
            <text:p>0.0221196488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20149886" calcext:value-type="float">
            <text:p>0.0220149886</text:p>
          </table:table-cell>
          <table:table-cell office:value-type="float" office:value="0.0220200848" calcext:value-type="float">
            <text:p>0.0220200848</text:p>
          </table:table-cell>
          <table:table-cell office:value-type="float" office:value="0.022109611" calcext:value-type="float">
            <text:p>0.02210961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20129322" calcext:value-type="float">
            <text:p>0.0220129322</text:p>
          </table:table-cell>
          <table:table-cell office:value-type="float" office:value="0.0220224299" calcext:value-type="float">
            <text:p>0.0220224299</text:p>
          </table:table-cell>
          <table:table-cell office:value-type="float" office:value="0.0221067164" calcext:value-type="float">
            <text:p>0.022106716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0109224" calcext:value-type="float">
            <text:p>0.0220109224</text:p>
          </table:table-cell>
          <table:table-cell office:value-type="float" office:value="0.0220191572" calcext:value-type="float">
            <text:p>0.0220191572</text:p>
          </table:table-cell>
          <table:table-cell office:value-type="float" office:value="0.0221081562" calcext:value-type="float">
            <text:p>0.022108156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20089722" calcext:value-type="float">
            <text:p>0.0220089722</text:p>
          </table:table-cell>
          <table:table-cell office:value-type="float" office:value="0.0220124722" calcext:value-type="float">
            <text:p>0.0220124722</text:p>
          </table:table-cell>
          <table:table-cell office:value-type="float" office:value="0.0221042987" calcext:value-type="float">
            <text:p>0.022104298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20070817" calcext:value-type="float">
            <text:p>0.0220070817</text:p>
          </table:table-cell>
          <table:table-cell office:value-type="float" office:value="0.022011606" calcext:value-type="float">
            <text:p>0.022011606</text:p>
          </table:table-cell>
          <table:table-cell office:value-type="float" office:value="0.0220935643" calcext:value-type="float">
            <text:p>0.0220935643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20052339" calcext:value-type="float">
            <text:p>0.0220052339</text:p>
          </table:table-cell>
          <table:table-cell office:value-type="float" office:value="0.0220118184" calcext:value-type="float">
            <text:p>0.0220118184</text:p>
          </table:table-cell>
          <table:table-cell office:value-type="float" office:value="0.0220860094" calcext:value-type="float">
            <text:p>0.022086009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20034253" calcext:value-type="float">
            <text:p>0.0220034253</text:p>
          </table:table-cell>
          <table:table-cell office:value-type="float" office:value="0.0220079441" calcext:value-type="float">
            <text:p>0.0220079441</text:p>
          </table:table-cell>
          <table:table-cell office:value-type="float" office:value="0.0220880639" calcext:value-type="float">
            <text:p>0.022088063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20016725" calcext:value-type="float">
            <text:p>0.0220016725</text:p>
          </table:table-cell>
          <table:table-cell office:value-type="float" office:value="0.0220095851" calcext:value-type="float">
            <text:p>0.0220095851</text:p>
          </table:table-cell>
          <table:table-cell office:value-type="float" office:value="0.0220807474" calcext:value-type="float">
            <text:p>0.022080747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1999957" calcext:value-type="float">
            <text:p>0.021999957</text:p>
          </table:table-cell>
          <table:table-cell office:value-type="float" office:value="0.0220059697" calcext:value-type="float">
            <text:p>0.0220059697</text:p>
          </table:table-cell>
          <table:table-cell office:value-type="float" office:value="0.0220830608" calcext:value-type="float">
            <text:p>0.022083060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9982844" calcext:value-type="float">
            <text:p>0.0219982844</text:p>
          </table:table-cell>
          <table:table-cell office:value-type="float" office:value="0.0220036171" calcext:value-type="float">
            <text:p>0.0220036171</text:p>
          </table:table-cell>
          <table:table-cell office:value-type="float" office:value="0.0220714565" calcext:value-type="float">
            <text:p>0.0220714565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19966602" calcext:value-type="float">
            <text:p>0.0219966602</text:p>
          </table:table-cell>
          <table:table-cell office:value-type="float" office:value="0.0220055841" calcext:value-type="float">
            <text:p>0.0220055841</text:p>
          </table:table-cell>
          <table:table-cell office:value-type="float" office:value="0.0220772047" calcext:value-type="float">
            <text:p>0.0220772047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9950676" calcext:value-type="float">
            <text:p>0.0219950676</text:p>
          </table:table-cell>
          <table:table-cell office:value-type="float" office:value="0.0220036097" calcext:value-type="float">
            <text:p>0.0220036097</text:p>
          </table:table-cell>
          <table:table-cell office:value-type="float" office:value="0.0220688581" calcext:value-type="float">
            <text:p>0.022068858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19935197" calcext:value-type="float">
            <text:p>0.0219935197</text:p>
          </table:table-cell>
          <table:table-cell office:value-type="float" office:value="0.0220009051" calcext:value-type="float">
            <text:p>0.0220009051</text:p>
          </table:table-cell>
          <table:table-cell office:value-type="float" office:value="0.0220650863" calcext:value-type="float">
            <text:p>0.022065086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19919998" calcext:value-type="float">
            <text:p>0.0219919998</text:p>
          </table:table-cell>
          <table:table-cell office:value-type="float" office:value="0.0219979528" calcext:value-type="float">
            <text:p>0.0219979528</text:p>
          </table:table-cell>
          <table:table-cell office:value-type="float" office:value="0.0220632665" calcext:value-type="float">
            <text:p>0.022063266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19905246" calcext:value-type="float">
            <text:p>0.0219905246</text:p>
          </table:table-cell>
          <table:table-cell office:value-type="float" office:value="0.0220016446" calcext:value-type="float">
            <text:p>0.0220016446</text:p>
          </table:table-cell>
          <table:table-cell office:value-type="float" office:value="0.0220573898" calcext:value-type="float">
            <text:p>0.0220573898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19890773" calcext:value-type="float">
            <text:p>0.0219890773</text:p>
          </table:table-cell>
          <table:table-cell office:value-type="float" office:value="0.0219923258" calcext:value-type="float">
            <text:p>0.0219923258</text:p>
          </table:table-cell>
          <table:table-cell office:value-type="float" office:value="0.0220650956" calcext:value-type="float">
            <text:p>0.022065095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19876692" calcext:value-type="float">
            <text:p>0.0219876692</text:p>
          </table:table-cell>
          <table:table-cell office:value-type="float" office:value="0.0219936743" calcext:value-type="float">
            <text:p>0.0219936743</text:p>
          </table:table-cell>
          <table:table-cell office:value-type="float" office:value="0.022056831" calcext:value-type="float">
            <text:p>0.02205683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19862759" calcext:value-type="float">
            <text:p>0.0219862759</text:p>
          </table:table-cell>
          <table:table-cell office:value-type="float" office:value="0.0219965931" calcext:value-type="float">
            <text:p>0.0219965931</text:p>
          </table:table-cell>
          <table:table-cell office:value-type="float" office:value="0.0220563672" calcext:value-type="float">
            <text:p>0.0220563672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9849292" calcext:value-type="float">
            <text:p>0.0219849292</text:p>
          </table:table-cell>
          <table:table-cell office:value-type="float" office:value="0.0219943058" calcext:value-type="float">
            <text:p>0.0219943058</text:p>
          </table:table-cell>
          <table:table-cell office:value-type="float" office:value="0.0220588129" calcext:value-type="float">
            <text:p>0.022058812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19836123" calcext:value-type="float">
            <text:p>0.0219836123</text:p>
          </table:table-cell>
          <table:table-cell office:value-type="float" office:value="0.0219877549" calcext:value-type="float">
            <text:p>0.0219877549</text:p>
          </table:table-cell>
          <table:table-cell office:value-type="float" office:value="0.0220550951" calcext:value-type="float">
            <text:p>0.022055095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19823159" calcext:value-type="float">
            <text:p>0.0219823159</text:p>
          </table:table-cell>
          <table:table-cell office:value-type="float" office:value="0.0219875965" calcext:value-type="float">
            <text:p>0.0219875965</text:p>
          </table:table-cell>
          <table:table-cell office:value-type="float" office:value="0.022047054" calcext:value-type="float">
            <text:p>0.02204705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19810512" calcext:value-type="float">
            <text:p>0.0219810512</text:p>
          </table:table-cell>
          <table:table-cell office:value-type="float" office:value="0.0219884291" calcext:value-type="float">
            <text:p>0.0219884291</text:p>
          </table:table-cell>
          <table:table-cell office:value-type="float" office:value="0.0220405199" calcext:value-type="float">
            <text:p>0.022040519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19798181" calcext:value-type="float">
            <text:p>0.0219798181</text:p>
          </table:table-cell>
          <table:table-cell office:value-type="float" office:value="0.0219847336" calcext:value-type="float">
            <text:p>0.0219847336</text:p>
          </table:table-cell>
          <table:table-cell office:value-type="float" office:value="0.022044722" calcext:value-type="float">
            <text:p>0.02204472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19786111" calcext:value-type="float">
            <text:p>0.0219786111</text:p>
          </table:table-cell>
          <table:table-cell office:value-type="float" office:value="0.0219871681" calcext:value-type="float">
            <text:p>0.0219871681</text:p>
          </table:table-cell>
          <table:table-cell office:value-type="float" office:value="0.0220380165" calcext:value-type="float">
            <text:p>0.022038016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19774097" calcext:value-type="float">
            <text:p>0.0219774097</text:p>
          </table:table-cell>
          <table:table-cell office:value-type="float" office:value="0.0219843294" calcext:value-type="float">
            <text:p>0.0219843294</text:p>
          </table:table-cell>
          <table:table-cell office:value-type="float" office:value="0.0220419429" calcext:value-type="float">
            <text:p>0.022041942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19762605" calcext:value-type="float">
            <text:p>0.0219762605</text:p>
          </table:table-cell>
          <table:table-cell office:value-type="float" office:value="0.0219824817" calcext:value-type="float">
            <text:p>0.0219824817</text:p>
          </table:table-cell>
          <table:table-cell office:value-type="float" office:value="0.0220312569" calcext:value-type="float">
            <text:p>0.022031256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19751224" calcext:value-type="float">
            <text:p>0.0219751224</text:p>
          </table:table-cell>
          <table:table-cell office:value-type="float" office:value="0.0219849143" calcext:value-type="float">
            <text:p>0.0219849143</text:p>
          </table:table-cell>
          <table:table-cell office:value-type="float" office:value="0.0220388435" calcext:value-type="float">
            <text:p>0.022038843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19740178" calcext:value-type="float">
            <text:p>0.0219740178</text:p>
          </table:table-cell>
          <table:table-cell office:value-type="float" office:value="0.0219833683" calcext:value-type="float">
            <text:p>0.0219833683</text:p>
          </table:table-cell>
          <table:table-cell office:value-type="float" office:value="0.022031391" calcext:value-type="float">
            <text:p>0.02203139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19729282" calcext:value-type="float">
            <text:p>0.0219729282</text:p>
          </table:table-cell>
          <table:table-cell office:value-type="float" office:value="0.0219811369" calcext:value-type="float">
            <text:p>0.0219811369</text:p>
          </table:table-cell>
          <table:table-cell office:value-type="float" office:value="0.0220277142" calcext:value-type="float">
            <text:p>0.022027714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19718534" calcext:value-type="float">
            <text:p>0.0219718534</text:p>
          </table:table-cell>
          <table:table-cell office:value-type="float" office:value="0.0219785068" calcext:value-type="float">
            <text:p>0.0219785068</text:p>
          </table:table-cell>
          <table:table-cell office:value-type="float" office:value="0.0220276341" calcext:value-type="float">
            <text:p>0.022027634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19707992" calcext:value-type="float">
            <text:p>0.0219707992</text:p>
          </table:table-cell>
          <table:table-cell office:value-type="float" office:value="0.0219831225" calcext:value-type="float">
            <text:p>0.0219831225</text:p>
          </table:table-cell>
          <table:table-cell office:value-type="float" office:value="0.0220223591" calcext:value-type="float">
            <text:p>0.022022359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19697747" calcext:value-type="float">
            <text:p>0.0219697747</text:p>
          </table:table-cell>
          <table:table-cell office:value-type="float" office:value="0.0219733492" calcext:value-type="float">
            <text:p>0.0219733492</text:p>
          </table:table-cell>
          <table:table-cell office:value-type="float" office:value="0.0220315773" calcext:value-type="float">
            <text:p>0.022031577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19687633" calcext:value-type="float">
            <text:p>0.0219687633</text:p>
          </table:table-cell>
          <table:table-cell office:value-type="float" office:value="0.021975372" calcext:value-type="float">
            <text:p>0.021975372</text:p>
          </table:table-cell>
          <table:table-cell office:value-type="float" office:value="0.0220241603" calcext:value-type="float">
            <text:p>0.022024160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19677798" calcext:value-type="float">
            <text:p>0.0219677798</text:p>
          </table:table-cell>
          <table:table-cell office:value-type="float" office:value="0.0219788533" calcext:value-type="float">
            <text:p>0.0219788533</text:p>
          </table:table-cell>
          <table:table-cell office:value-type="float" office:value="0.0220252667" calcext:value-type="float">
            <text:p>0.0220252667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19668169" calcext:value-type="float">
            <text:p>0.0219668169</text:p>
          </table:table-cell>
          <table:table-cell office:value-type="float" office:value="0.0219768267" calcext:value-type="float">
            <text:p>0.0219768267</text:p>
          </table:table-cell>
          <table:table-cell office:value-type="float" office:value="0.022028191" calcext:value-type="float">
            <text:p>0.02202819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19658706" calcext:value-type="float">
            <text:p>0.0219658706</text:p>
          </table:table-cell>
          <table:table-cell office:value-type="float" office:value="0.0219706092" calcext:value-type="float">
            <text:p>0.0219706092</text:p>
          </table:table-cell>
          <table:table-cell office:value-type="float" office:value="0.0220240373" calcext:value-type="float">
            <text:p>0.022024037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19649244" calcext:value-type="float">
            <text:p>0.0219649244</text:p>
          </table:table-cell>
          <table:table-cell office:value-type="float" office:value="0.0219706949" calcext:value-type="float">
            <text:p>0.0219706949</text:p>
          </table:table-cell>
          <table:table-cell office:value-type="float" office:value="0.0220175721" calcext:value-type="float">
            <text:p>0.022017572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1964008" calcext:value-type="float">
            <text:p>0.021964008</text:p>
          </table:table-cell>
          <table:table-cell office:value-type="float" office:value="0.0219718851" calcext:value-type="float">
            <text:p>0.0219718851</text:p>
          </table:table-cell>
          <table:table-cell office:value-type="float" office:value="0.0220117606" calcext:value-type="float">
            <text:p>0.0220117606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19631027" calcext:value-type="float">
            <text:p>0.0219631027</text:p>
          </table:table-cell>
          <table:table-cell office:value-type="float" office:value="0.0219685715" calcext:value-type="float">
            <text:p>0.0219685715</text:p>
          </table:table-cell>
          <table:table-cell office:value-type="float" office:value="0.0220171884" calcext:value-type="float">
            <text:p>0.0220171884</text:p>
          </table:table-cell>
          <table:table-cell table:number-columns-repeated="7"/>
        </table:table-row>
      </table:table>
      <table:table table:name="Sheet9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numberOfIndic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/>
        </table:table-row>
        <table:table-row table:style-name="ro1"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729289055" calcext:value-type="float">
            <text:p>0.0729289055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733699799" calcext:value-type="float">
            <text:p>0.073369979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742690563" calcext:value-type="float">
            <text:p>0.074269056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76043129" calcext:value-type="float">
            <text:p>0.07604312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795478821" calcext:value-type="float">
            <text:p>0.079547882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866911411" calcext:value-type="float">
            <text:p>0.0866911411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89832" calcext:value-type="float">
            <text:p>0.00081898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84375" calcext:value-type="float">
            <text:p>0.00081843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202026" calcext:value-type="float">
            <text:p>0.00082020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98884" calcext:value-type="float">
            <text:p>0.0008198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94735" calcext:value-type="float">
            <text:p>0.00081947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87218" calcext:value-type="float">
            <text:p>0.00081872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7987091" calcext:value-type="float">
            <text:p>0.00079870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7998849" calcext:value-type="float">
            <text:p>0.00079988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8028132" calcext:value-type="float">
            <text:p>0.00080281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8010697" calcext:value-type="float">
            <text:p>0.00080106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7995768" calcext:value-type="float">
            <text:p>0.00079957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8014183" calcext:value-type="float">
            <text:p>0.00080141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36408" calcext:value-type="float">
            <text:p>0.00078364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27708" calcext:value-type="float">
            <text:p>0.00078277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23457" calcext:value-type="float">
            <text:p>0.00078234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44869" calcext:value-type="float">
            <text:p>0.00078448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793839" calcext:value-type="float">
            <text:p>0.00077938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2781" calcext:value-type="float">
            <text:p>0.0007827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617324" calcext:value-type="float">
            <text:p>0.00076173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751473" calcext:value-type="float">
            <text:p>0.00077514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630335" calcext:value-type="float">
            <text:p>0.00076303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714119" calcext:value-type="float">
            <text:p>0.00077141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625115" calcext:value-type="float">
            <text:p>0.00076251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663756" calcext:value-type="float">
            <text:p>0.00076637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541795" calcext:value-type="float">
            <text:p>0.00075417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526588" calcext:value-type="float">
            <text:p>0.00075265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462497" calcext:value-type="float">
            <text:p>0.0007462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472727" calcext:value-type="float">
            <text:p>0.0007472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456693" calcext:value-type="float">
            <text:p>0.00074566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507254" calcext:value-type="float">
            <text:p>0.00075072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274128" calcext:value-type="float">
            <text:p>0.00072741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303999" calcext:value-type="float">
            <text:p>0.00073039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278092" calcext:value-type="float">
            <text:p>0.0007278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308439" calcext:value-type="float">
            <text:p>0.00073084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286292" calcext:value-type="float">
            <text:p>0.00072862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316883" calcext:value-type="float">
            <text:p>0.00073168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300898" calcext:value-type="float">
            <text:p>0.00073008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251594" calcext:value-type="float">
            <text:p>0.00072515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172147" calcext:value-type="float">
            <text:p>0.00071721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150128" calcext:value-type="float">
            <text:p>0.00071501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128497" calcext:value-type="float">
            <text:p>0.0007128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156894" calcext:value-type="float">
            <text:p>0.00071568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6984685" calcext:value-type="float">
            <text:p>0.0006984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7399052" calcext:value-type="float">
            <text:p>0.00073990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6944607" calcext:value-type="float">
            <text:p>0.00069446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7005288" calcext:value-type="float">
            <text:p>0.00070052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6968121" calcext:value-type="float">
            <text:p>0.00069681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6980897" calcext:value-type="float">
            <text:p>0.00069808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711063" calcext:value-type="float">
            <text:p>0.0007110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7020608" calcext:value-type="float">
            <text:p>0.00070206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6820777" calcext:value-type="float">
            <text:p>0.00068207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6846946" calcext:value-type="float">
            <text:p>0.00068469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6857509" calcext:value-type="float">
            <text:p>0.00068575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6834287" calcext:value-type="float">
            <text:p>0.00068342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77141" calcext:value-type="float">
            <text:p>0.0006771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673795" calcext:value-type="float">
            <text:p>0.00066737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7008954" calcext:value-type="float">
            <text:p>0.00070089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705167" calcext:value-type="float">
            <text:p>0.00067051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631307" calcext:value-type="float">
            <text:p>0.0006631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68945" calcext:value-type="float">
            <text:p>0.0006689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953584" calcext:value-type="float">
            <text:p>0.00069535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985377" calcext:value-type="float">
            <text:p>0.00069853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60998" calcext:value-type="float">
            <text:p>0.0006609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601903" calcext:value-type="float">
            <text:p>0.00066019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546999" calcext:value-type="float">
            <text:p>0.00065469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632395" calcext:value-type="float">
            <text:p>0.00066323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664188" calcext:value-type="float">
            <text:p>0.00066641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7290439" calcext:value-type="float">
            <text:p>0.00072904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316082" calcext:value-type="float">
            <text:p>0.00063160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810817" calcext:value-type="float">
            <text:p>0.0006810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369726" calcext:value-type="float">
            <text:p>0.00063697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390274" calcext:value-type="float">
            <text:p>0.00063902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867982" calcext:value-type="float">
            <text:p>0.00068679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641024" calcext:value-type="float">
            <text:p>0.00066410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382378" calcext:value-type="float">
            <text:p>0.00063823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243575" calcext:value-type="float">
            <text:p>0.00062435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687814" calcext:value-type="float">
            <text:p>0.00066878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31378" calcext:value-type="float">
            <text:p>0.0006313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720531" calcext:value-type="float">
            <text:p>0.00067205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096885" calcext:value-type="float">
            <text:p>0.00060968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142653" calcext:value-type="float">
            <text:p>0.00061426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142622" calcext:value-type="float">
            <text:p>0.0006142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085696" calcext:value-type="float">
            <text:p>0.00060856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083387" calcext:value-type="float">
            <text:p>0.00060833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6755131" calcext:value-type="float">
            <text:p>0.0006755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7073746" calcext:value-type="float">
            <text:p>0.00070737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6076049" calcext:value-type="float">
            <text:p>0.00060760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6010167" calcext:value-type="float">
            <text:p>0.00060101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5915721" calcext:value-type="float">
            <text:p>0.00059157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5957725" calcext:value-type="float">
            <text:p>0.00059577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6996602" calcext:value-type="float">
            <text:p>0.00069966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7479007" calcext:value-type="float">
            <text:p>0.00074790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5768831" calcext:value-type="float">
            <text:p>0.00057688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602481" calcext:value-type="float">
            <text:p>0.0006024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6270097" calcext:value-type="float">
            <text:p>0.00062700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5893587" calcext:value-type="float">
            <text:p>0.00058935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657359" calcext:value-type="float">
            <text:p>0.0006573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6351921" calcext:value-type="float">
            <text:p>0.00063519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5841232" calcext:value-type="float">
            <text:p>0.00058412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5716614" calcext:value-type="float">
            <text:p>0.0005716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5936929" calcext:value-type="float">
            <text:p>0.00059369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5972798" calcext:value-type="float">
            <text:p>0.00059727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7616829" calcext:value-type="float">
            <text:p>0.00076168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5542663" calcext:value-type="float">
            <text:p>0.00055426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6976573" calcext:value-type="float">
            <text:p>0.00069765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5652225" calcext:value-type="float">
            <text:p>0.00056522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6074556" calcext:value-type="float">
            <text:p>0.00060745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5684718" calcext:value-type="float">
            <text:p>0.00056847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6464798" calcext:value-type="float">
            <text:p>0.00064647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7958771" calcext:value-type="float">
            <text:p>0.00079587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6167723" calcext:value-type="float">
            <text:p>0.0006167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5535483" calcext:value-type="float">
            <text:p>0.00055354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6824111" calcext:value-type="float">
            <text:p>0.00068241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5510496" calcext:value-type="float">
            <text:p>0.00055104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8802928" calcext:value-type="float">
            <text:p>0.00088029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8072479" calcext:value-type="float">
            <text:p>0.00080724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5247128" calcext:value-type="float">
            <text:p>0.00052471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5719615" calcext:value-type="float">
            <text:p>0.00057196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5331613" calcext:value-type="float">
            <text:p>0.00053316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5375519" calcext:value-type="float">
            <text:p>0.00053755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6120218" calcext:value-type="float">
            <text:p>0.00061202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6170432" calcext:value-type="float">
            <text:p>0.00061704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5945852" calcext:value-type="float">
            <text:p>0.00059458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5464036" calcext:value-type="float">
            <text:p>0.00054640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5419895" calcext:value-type="float">
            <text:p>0.00054198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5273946" calcext:value-type="float">
            <text:p>0.00052739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10784341" calcext:value-type="float">
            <text:p>0.00107843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023913" calcext:value-type="float">
            <text:p>0.00050239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472564" calcext:value-type="float">
            <text:p>0.00054725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096591" calcext:value-type="float">
            <text:p>0.0005096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127202" calcext:value-type="float">
            <text:p>0.00051272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213284" calcext:value-type="float">
            <text:p>0.00052132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5970419" calcext:value-type="float">
            <text:p>0.00059704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9982993" calcext:value-type="float">
            <text:p>0.00099829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5138919" calcext:value-type="float">
            <text:p>0.00051389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5196254" calcext:value-type="float">
            <text:p>0.00051962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496334" calcext:value-type="float">
            <text:p>0.0004963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5637626" calcext:value-type="float">
            <text:p>0.00056376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13897985" calcext:value-type="float">
            <text:p>0.00138979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9157729" calcext:value-type="float">
            <text:p>0.00091577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4795839" calcext:value-type="float">
            <text:p>0.00047958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5093666" calcext:value-type="float">
            <text:p>0.0005093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8030687" calcext:value-type="float">
            <text:p>0.00080306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4981047" calcext:value-type="float">
            <text:p>0.000498104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5668392" calcext:value-type="float">
            <text:p>0.00056683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6133847" calcext:value-type="float">
            <text:p>0.00061338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5198495" calcext:value-type="float">
            <text:p>0.00051984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4944296" calcext:value-type="float">
            <text:p>0.00049442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5142653" calcext:value-type="float">
            <text:p>0.00051426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4854534" calcext:value-type="float">
            <text:p>0.00048545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18688727" calcext:value-type="float">
            <text:p>0.0018688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4540722" calcext:value-type="float">
            <text:p>0.00045407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8367497" calcext:value-type="float">
            <text:p>0.0008367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4792531" calcext:value-type="float">
            <text:p>0.00047925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4598672" calcext:value-type="float">
            <text:p>0.00045986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5352795" calcext:value-type="float">
            <text:p>0.00053527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5510621" calcext:value-type="float">
            <text:p>0.00055106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1387935" calcext:value-type="float">
            <text:p>0.0013879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6942315" calcext:value-type="float">
            <text:p>0.00069423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5018823" calcext:value-type="float">
            <text:p>0.00050188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4584668" calcext:value-type="float">
            <text:p>0.00045846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4753305" calcext:value-type="float">
            <text:p>0.00047533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25621657" calcext:value-type="float">
            <text:p>0.00256216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10745082" calcext:value-type="float">
            <text:p>0.00107450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4384322" calcext:value-type="float">
            <text:p>0.00043843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6059397" calcext:value-type="float">
            <text:p>0.00060593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6258726" calcext:value-type="float">
            <text:p>0.00062587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4582268" calcext:value-type="float">
            <text:p>0.00045822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5126004" calcext:value-type="float">
            <text:p>0.00051260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618591" calcext:value-type="float">
            <text:p>0.000618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6393646" calcext:value-type="float">
            <text:p>0.00063936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448062" calcext:value-type="float">
            <text:p>0.0004480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4962782" calcext:value-type="float">
            <text:p>0.00049627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4549606" calcext:value-type="float">
            <text:p>0.000454960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36060356" calcext:value-type="float">
            <text:p>0.00360603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4128852" calcext:value-type="float">
            <text:p>0.00041288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5525694" calcext:value-type="float">
            <text:p>0.00055256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4480233" calcext:value-type="float">
            <text:p>0.00044802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4312696" calcext:value-type="float">
            <text:p>0.00043126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5207118" calcext:value-type="float">
            <text:p>0.00052071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5207314" calcext:value-type="float">
            <text:p>0.00052073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19457596" calcext:value-type="float">
            <text:p>0.00194575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4269993" calcext:value-type="float">
            <text:p>0.00042699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4355507" calcext:value-type="float">
            <text:p>0.00043555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4489417" calcext:value-type="float">
            <text:p>0.00044894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5151222" calcext:value-type="float">
            <text:p>0.00051512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49533471" calcext:value-type="float">
            <text:p>0.00495334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13453024" calcext:value-type="float">
            <text:p>0.00134530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4045419" calcext:value-type="float">
            <text:p>0.00040454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4967842" calcext:value-type="float">
            <text:p>0.00049678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4034259" calcext:value-type="float">
            <text:p>0.00040342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5762522" calcext:value-type="float">
            <text:p>0.00057625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5716335" calcext:value-type="float">
            <text:p>0.00057163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6201163" calcext:value-type="float">
            <text:p>0.00062011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4696831" calcext:value-type="float">
            <text:p>0.00046968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4051622" calcext:value-type="float">
            <text:p>0.0004051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4559995" calcext:value-type="float">
            <text:p>0.00045599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4406095" calcext:value-type="float">
            <text:p>0.00044060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70152367" calcext:value-type="float">
            <text:p>0.00701523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3826141" calcext:value-type="float">
            <text:p>0.00038261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12336376" calcext:value-type="float">
            <text:p>0.00123363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4229459" calcext:value-type="float">
            <text:p>0.00042294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3936341" calcext:value-type="float">
            <text:p>0.00039363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4367298" calcext:value-type="float">
            <text:p>0.00043672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6834916" calcext:value-type="float">
            <text:p>0.00068349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29537145" calcext:value-type="float">
            <text:p>0.00295371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10018307" calcext:value-type="float">
            <text:p>0.0010018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4326609" calcext:value-type="float">
            <text:p>0.0004326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396689" calcext:value-type="float">
            <text:p>0.0003966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4517655" calcext:value-type="float">
            <text:p>0.00045176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94651235" calcext:value-type="float">
            <text:p>0.00946512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16712843" calcext:value-type="float">
            <text:p>0.00167128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3732007" calcext:value-type="float">
            <text:p>0.00037320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4261146" calcext:value-type="float">
            <text:p>0.00042611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4167985" calcext:value-type="float">
            <text:p>0.00041679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6741387" calcext:value-type="float">
            <text:p>0.00067413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8486243" calcext:value-type="float">
            <text:p>0.00084862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6539702" calcext:value-type="float">
            <text:p>0.00065397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8543506" calcext:value-type="float">
            <text:p>0.00085435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5512125" calcext:value-type="float">
            <text:p>0.0005512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364859" calcext:value-type="float">
            <text:p>0.0003648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5473992" calcext:value-type="float">
            <text:p>0.00054739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134198284" calcext:value-type="float">
            <text:p>0.01341982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3706084" calcext:value-type="float">
            <text:p>0.00037060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6849766" calcext:value-type="float">
            <text:p>0.00068497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3758968" calcext:value-type="float">
            <text:p>0.00037589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6149596" calcext:value-type="float">
            <text:p>0.00061495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4581338" calcext:value-type="float">
            <text:p>0.00045813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11395456" calcext:value-type="float">
            <text:p>0.0011395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46165027" calcext:value-type="float">
            <text:p>0.00461650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3546635" calcext:value-type="float">
            <text:p>0.00035466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4448861" calcext:value-type="float">
            <text:p>0.00044488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4320805" calcext:value-type="float">
            <text:p>0.00043208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4186963" calcext:value-type="float">
            <text:p>0.00041869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184087567" calcext:value-type="float">
            <text:p>0.01840875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214819" calcext:value-type="float">
            <text:p>0.002148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3865925" calcext:value-type="float">
            <text:p>0.00038659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4018237" calcext:value-type="float">
            <text:p>0.00040182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3499788" calcext:value-type="float">
            <text:p>0.00034997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4130212" calcext:value-type="float">
            <text:p>0.00041302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16624554" calcext:value-type="float">
            <text:p>0.00166245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719126" calcext:value-type="float">
            <text:p>0.0007191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4273945" calcext:value-type="float">
            <text:p>0.00042739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3722238" calcext:value-type="float">
            <text:p>0.00037222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3410666" calcext:value-type="float">
            <text:p>0.0003410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3720498" calcext:value-type="float">
            <text:p>0.000372049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252786484" calcext:value-type="float">
            <text:p>0.02527864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93274" calcext:value-type="float">
            <text:p>0.0003932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20611298" calcext:value-type="float">
            <text:p>0.00206112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679049" calcext:value-type="float">
            <text:p>0.00036790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459987" calcext:value-type="float">
            <text:p>0.00034599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744063" calcext:value-type="float">
            <text:p>0.000374406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26154092" calcext:value-type="float">
            <text:p>0.0026154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9530294" calcext:value-type="float">
            <text:p>0.00695302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16345422" calcext:value-type="float">
            <text:p>0.0016345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443183" calcext:value-type="float">
            <text:p>0.0004431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3402497" calcext:value-type="float">
            <text:p>0.0003402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3432968" calcext:value-type="float">
            <text:p>0.00034329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348548368" calcext:value-type="float">
            <text:p>0.03485483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30626548" calcext:value-type="float">
            <text:p>0.00306265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3272279" calcext:value-type="float">
            <text:p>0.00032722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6127144" calcext:value-type="float">
            <text:p>0.00061271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3552948" calcext:value-type="float">
            <text:p>0.00035529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3707513" calcext:value-type="float">
            <text:p>0.00037075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40824939" calcext:value-type="float">
            <text:p>0.0040824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7977818" calcext:value-type="float">
            <text:p>0.00079778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1287272" calcext:value-type="float">
            <text:p>0.001287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442721" calcext:value-type="float">
            <text:p>0.0004427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8548362" calcext:value-type="float">
            <text:p>0.00085483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3708744" calcext:value-type="float">
            <text:p>0.00037087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446554571" calcext:value-type="float">
            <text:p>0.04465545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4637336" calcext:value-type="float">
            <text:p>0.00046373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10591988" calcext:value-type="float">
            <text:p>0.00105919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3295495" calcext:value-type="float">
            <text:p>0.00032954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3548552" calcext:value-type="float">
            <text:p>0.00035485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4002556" calcext:value-type="float">
            <text:p>0.00040025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0791564" calcext:value-type="float">
            <text:p>0.00607915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10630304" calcext:value-type="float">
            <text:p>0.0106303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067488" calcext:value-type="float">
            <text:p>0.00030674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12356" calcext:value-type="float">
            <text:p>0.0003123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119575" calcext:value-type="float">
            <text:p>0.00031195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306886" calcext:value-type="float">
            <text:p>0.00033068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600029007" calcext:value-type="float">
            <text:p>0.06000290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39603943" calcext:value-type="float">
            <text:p>0.00396039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5057658" calcext:value-type="float">
            <text:p>0.00050576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5111508" calcext:value-type="float">
            <text:p>0.00051115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9398058" calcext:value-type="float">
            <text:p>0.00093980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6436229" calcext:value-type="float">
            <text:p>0.00064362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8155196" calcext:value-type="float">
            <text:p>0.0081551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8779182" calcext:value-type="float">
            <text:p>0.00087791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3886319" calcext:value-type="float">
            <text:p>0.00038863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3532746" calcext:value-type="float">
            <text:p>0.00035327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4219558" calcext:value-type="float">
            <text:p>0.00042195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3325077" calcext:value-type="float">
            <text:p>0.00033250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798706338" calcext:value-type="float">
            <text:p>0.07987063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6236797" calcext:value-type="float">
            <text:p>0.00062367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36085709" calcext:value-type="float">
            <text:p>0.00360857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33724" calcext:value-type="float">
            <text:p>0.000337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4897594" calcext:value-type="float">
            <text:p>0.00048975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3081133" calcext:value-type="float">
            <text:p>0.00030811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05273258" calcext:value-type="float">
            <text:p>0.01052732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161097329" calcext:value-type="float">
            <text:p>0.01610973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2779576" calcext:value-type="float">
            <text:p>0.0027795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4044723" calcext:value-type="float">
            <text:p>0.0004044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6548234" calcext:value-type="float">
            <text:p>0.00065482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3336615" calcext:value-type="float">
            <text:p>0.00033366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10763257" calcext:value-type="float">
            <text:p>0.107632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56059943" calcext:value-type="float">
            <text:p>0.00560599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3231114" calcext:value-type="float">
            <text:p>0.00032311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997161" calcext:value-type="float">
            <text:p>0.0002997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80521" calcext:value-type="float">
            <text:p>0.0002805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942929" calcext:value-type="float">
            <text:p>0.00029429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149215953" calcext:value-type="float">
            <text:p>0.01492159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9700876" calcext:value-type="float">
            <text:p>0.00097008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21384656" calcext:value-type="float">
            <text:p>0.00213846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10034939" calcext:value-type="float">
            <text:p>0.0010034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3221007" calcext:value-type="float">
            <text:p>0.00032210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443415" calcext:value-type="float">
            <text:p>0.0004434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1323215663" calcext:value-type="float">
            <text:p>0.13232156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9305685" calcext:value-type="float">
            <text:p>0.0009305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18839121" calcext:value-type="float">
            <text:p>0.00188391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3752895" calcext:value-type="float">
            <text:p>0.00037528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4564158" calcext:value-type="float">
            <text:p>0.00045641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2822035" calcext:value-type="float">
            <text:p>0.00028220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200897567" calcext:value-type="float">
            <text:p>0.02008975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259186924" calcext:value-type="float">
            <text:p>0.02591869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2996025" calcext:value-type="float">
            <text:p>0.00029960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5915439" calcext:value-type="float">
            <text:p>0.00059154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2784943" calcext:value-type="float">
            <text:p>0.00027849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3032122" calcext:value-type="float">
            <text:p>0.00030321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1711923033" calcext:value-type="float">
            <text:p>0.17119230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80015957" calcext:value-type="float">
            <text:p>0.00800159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10471067" calcext:value-type="float">
            <text:p>0.00104710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409975" calcext:value-type="float">
            <text:p>0.0004099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11693857" calcext:value-type="float">
            <text:p>0.00116938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506035" calcext:value-type="float">
            <text:p>0.00050603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327543914" calcext:value-type="float">
            <text:p>0.03275439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11821197" calcext:value-type="float">
            <text:p>0.00118211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330116" calcext:value-type="float">
            <text:p>0.0003301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2811723" calcext:value-type="float">
            <text:p>0.0002811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7712929" calcext:value-type="float">
            <text:p>0.00077129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5137718" calcext:value-type="float">
            <text:p>0.00051377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2060748786" calcext:value-type="float">
            <text:p>0.20607487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14546633" calcext:value-type="float">
            <text:p>0.00145466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65101408" calcext:value-type="float">
            <text:p>0.00651014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3284627" calcext:value-type="float">
            <text:p>0.00032846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2453224" calcext:value-type="float">
            <text:p>0.00024532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2703366" calcext:value-type="float">
            <text:p>0.00027033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459155105" calcext:value-type="float">
            <text:p>0.04591551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362573117" calcext:value-type="float">
            <text:p>0.03625731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47297515" calcext:value-type="float">
            <text:p>0.0047297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402563" calcext:value-type="float">
            <text:p>0.0004025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2373474" calcext:value-type="float">
            <text:p>0.00023734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265536" calcext:value-type="float">
            <text:p>0.0002655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2726527154" calcext:value-type="float">
            <text:p>0.27265271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117088296" calcext:value-type="float">
            <text:p>0.01170882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4157744" calcext:value-type="float">
            <text:p>0.0004157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6279419" calcext:value-type="float">
            <text:p>0.00062794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8871591" calcext:value-type="float">
            <text:p>0.0008871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9678586" calcext:value-type="float">
            <text:p>0.00096785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442623757" calcext:value-type="float">
            <text:p>0.04426237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1604387" calcext:value-type="float">
            <text:p>0.0016043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32248998" calcext:value-type="float">
            <text:p>0.00322489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8569206" calcext:value-type="float">
            <text:p>0.00085692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7430043" calcext:value-type="float">
            <text:p>0.00074300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12689225" calcext:value-type="float">
            <text:p>0.00126892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3626821637" calcext:value-type="float">
            <text:p>0.36268216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24138356" calcext:value-type="float">
            <text:p>0.00241383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35659394" calcext:value-type="float">
            <text:p>0.00356593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266208" calcext:value-type="float">
            <text:p>0.0002662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230919" calcext:value-type="float">
            <text:p>0.0002309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4073115" calcext:value-type="float">
            <text:p>0.00040731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672423616" calcext:value-type="float">
            <text:p>0.06724236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550527051" calcext:value-type="float">
            <text:p>0.05505270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341903" calcext:value-type="float">
            <text:p>0.0003419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3491364" calcext:value-type="float">
            <text:p>0.0003491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4995733" calcext:value-type="float">
            <text:p>0.00049957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2498562" calcext:value-type="float">
            <text:p>0.00024985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3882761896" calcext:value-type="float">
            <text:p>0.3882761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163339358" calcext:value-type="float">
            <text:p>0.01633393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25049646" calcext:value-type="float">
            <text:p>0.00250496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6695515" calcext:value-type="float">
            <text:p>0.0006695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2301749" calcext:value-type="float">
            <text:p>0.00023017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2386483" calcext:value-type="float">
            <text:p>0.000238648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715184808" calcext:value-type="float">
            <text:p>0.07151848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19959495" calcext:value-type="float">
            <text:p>0.00199594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3078079" calcext:value-type="float">
            <text:p>0.00030780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6773042" calcext:value-type="float">
            <text:p>0.00067730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3376692" calcext:value-type="float">
            <text:p>0.00033766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2643891" calcext:value-type="float">
            <text:p>0.00026438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4761973023" calcext:value-type="float">
            <text:p>0.47619730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40289522" calcext:value-type="float">
            <text:p>0.00402895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107502891" calcext:value-type="float">
            <text:p>0.01075028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2841791" calcext:value-type="float">
            <text:p>0.0002841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2214504" calcext:value-type="float">
            <text:p>0.00022145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3041212" calcext:value-type="float">
            <text:p>0.00030412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531459153" calcext:value-type="float">
            <text:p>0.05314591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861596689" calcext:value-type="float">
            <text:p>0.08615966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74057137" calcext:value-type="float">
            <text:p>0.00740571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4741062" calcext:value-type="float">
            <text:p>0.00047410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2971943" calcext:value-type="float">
            <text:p>0.00029719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3503161" calcext:value-type="float">
            <text:p>0.000350316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4829564393" calcext:value-type="float">
            <text:p>0.48295643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231954474" calcext:value-type="float">
            <text:p>0.02319544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659389" calcext:value-type="float">
            <text:p>0.0006593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73862" calcext:value-type="float">
            <text:p>0.0002738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348302" calcext:value-type="float">
            <text:p>0.00023483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420122" calcext:value-type="float">
            <text:p>0.00024201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4045387208" calcext:value-type="float">
            <text:p>0.40453872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29911068" calcext:value-type="float">
            <text:p>0.00299110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0366526" calcext:value-type="float">
            <text:p>0.00503665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23764791" calcext:value-type="float">
            <text:p>0.0023764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314455" calcext:value-type="float">
            <text:p>0.0003144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2563664" calcext:value-type="float">
            <text:p>0.00025636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2.686173439" calcext:value-type="float">
            <text:p>2.6861734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65096468" calcext:value-type="float">
            <text:p>0.00650964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65968847" calcext:value-type="float">
            <text:p>0.00659688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535441" calcext:value-type="float">
            <text:p>0.0005354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12831696" calcext:value-type="float">
            <text:p>0.00128316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3576071" calcext:value-type="float">
            <text:p>0.000357607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4594590366" calcext:value-type="float">
            <text:p>0.45945903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1171163917" calcext:value-type="float">
            <text:p>0.11711639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4480438" calcext:value-type="float">
            <text:p>0.00044804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12938059" calcext:value-type="float">
            <text:p>0.00129380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7145712" calcext:value-type="float">
            <text:p>0.00071457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3354459" calcext:value-type="float">
            <text:p>0.000335445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4.7258634567" calcext:value-type="float">
            <text:p>4.72586345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354997814" calcext:value-type="float">
            <text:p>0.03549978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8316411" calcext:value-type="float">
            <text:p>0.00583164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588685" calcext:value-type="float">
            <text:p>0.000588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2193351" calcext:value-type="float">
            <text:p>0.00021933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7833462" calcext:value-type="float">
            <text:p>0.00078334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4781335592" calcext:value-type="float">
            <text:p>0.47813355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4546361" calcext:value-type="float">
            <text:p>0.0045463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3702978" calcext:value-type="float">
            <text:p>0.0003702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2561417" calcext:value-type="float">
            <text:p>0.00025614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2169848" calcext:value-type="float">
            <text:p>0.0002169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5430789" calcext:value-type="float">
            <text:p>0.00054307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6.3022861481" calcext:value-type="float">
            <text:p>6.30228614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14211887" calcext:value-type="float">
            <text:p>0.01142118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172098614" calcext:value-type="float">
            <text:p>0.0172098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3732272" calcext:value-type="float">
            <text:p>0.0003732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2530056" calcext:value-type="float">
            <text:p>0.00025300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6234577" calcext:value-type="float">
            <text:p>0.00062345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5731993318" calcext:value-type="float">
            <text:p>0.57319933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1801986396" calcext:value-type="float">
            <text:p>0.18019863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114613147" calcext:value-type="float">
            <text:p>0.01146131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3904373" calcext:value-type="float">
            <text:p>0.00039043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3027256" calcext:value-type="float">
            <text:p>0.00030272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3541856" calcext:value-type="float">
            <text:p>0.00035418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7.2415008545" calcext:value-type="float">
            <text:p>7.24150085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493234992" calcext:value-type="float">
            <text:p>0.04932349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12295787" calcext:value-type="float">
            <text:p>0.00122957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6905525" calcext:value-type="float">
            <text:p>0.0006905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2197298" calcext:value-type="float">
            <text:p>0.00021972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3179318" calcext:value-type="float">
            <text:p>0.00031793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3.0183908939" calcext:value-type="float">
            <text:p>3.0183908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63135666" calcext:value-type="float">
            <text:p>0.0063135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68791397" calcext:value-type="float">
            <text:p>0.00687913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22318978" calcext:value-type="float">
            <text:p>0.0022318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17051941" calcext:value-type="float">
            <text:p>0.00170519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0196916" calcext:value-type="float">
            <text:p>0.0001969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21.1720428467" calcext:value-type="float">
            <text:p>21.17204284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91976782" calcext:value-type="float">
            <text:p>0.01919767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115311714" calcext:value-type="float">
            <text:p>0.01153117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5512702" calcext:value-type="float">
            <text:p>0.00055127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11230152" calcext:value-type="float">
            <text:p>0.00112301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195051" calcext:value-type="float">
            <text:p>0.0001950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1.8239917755" calcext:value-type="float">
            <text:p>1.82399177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248822093" calcext:value-type="float">
            <text:p>0.2488220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6721928" calcext:value-type="float">
            <text:p>0.00067219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11106593" calcext:value-type="float">
            <text:p>0.00111065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6215972" calcext:value-type="float">
            <text:p>0.00062159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2103918" calcext:value-type="float">
            <text:p>0.00021039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46.7060661316" calcext:value-type="float">
            <text:p>46.70606613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681423917" calcext:value-type="float">
            <text:p>0.06814239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123057906" calcext:value-type="float">
            <text:p>0.01230579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1231266" calcext:value-type="float">
            <text:p>0.001231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15175778" calcext:value-type="float">
            <text:p>0.00151757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02414555" calcext:value-type="float">
            <text:p>0.00024145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335.8946533203" calcext:value-type="float">
            <text:p>335.89465332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100657605" calcext:value-type="float">
            <text:p>0.01006576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548761" calcext:value-type="float">
            <text:p>0.0005487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20422949" calcext:value-type="float">
            <text:p>0.00204229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8478099" calcext:value-type="float">
            <text:p>0.00084780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11502233" calcext:value-type="float">
            <text:p>0.00115022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844.5283203125" calcext:value-type="float">
            <text:p>844.5283203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333944447" calcext:value-type="float">
            <text:p>0.03339444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267764777" calcext:value-type="float">
            <text:p>0.02677647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2647186" calcext:value-type="float">
            <text:p>0.00026471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4173355" calcext:value-type="float">
            <text:p>0.00041733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187548" calcext:value-type="float">
            <text:p>0.0001875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1613.3568115234" calcext:value-type="float">
            <text:p>1613.35681152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3650703728" calcext:value-type="float">
            <text:p>0.36507037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162968189" calcext:value-type="float">
            <text:p>0.01629681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6916511" calcext:value-type="float">
            <text:p>0.00069165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354889" calcext:value-type="float">
            <text:p>0.0003548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19486" calcext:value-type="float">
            <text:p>0.000194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2675.677734375" calcext:value-type="float">
            <text:p>2675.6777343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899427161" calcext:value-type="float">
            <text:p>0.0899427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23127708" calcext:value-type="float">
            <text:p>0.00231277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5003178" calcext:value-type="float">
            <text:p>0.00050031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2028231" calcext:value-type="float">
            <text:p>0.00020282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3864211" calcext:value-type="float">
            <text:p>0.00038642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3987.7331542969" calcext:value-type="float">
            <text:p>3987.73315429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59777384" calcext:value-type="float">
            <text:p>0.01597773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103428932" calcext:value-type="float">
            <text:p>0.01034289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1789964" calcext:value-type="float">
            <text:p>0.00517899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2185865" calcext:value-type="float">
            <text:p>0.00021858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1965088" calcext:value-type="float">
            <text:p>0.00019650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5461.5141601562" calcext:value-type="float">
            <text:p>5461.51416015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553297363" calcext:value-type="float">
            <text:p>0.05532973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192586016" calcext:value-type="float">
            <text:p>0.01925860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8392346" calcext:value-type="float">
            <text:p>0.00083923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17047306" calcext:value-type="float">
            <text:p>0.00170473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207774" calcext:value-type="float">
            <text:p>0.0002077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7423.716796875" calcext:value-type="float">
            <text:p>7423.716796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5616904497" calcext:value-type="float">
            <text:p>0.56169044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10582744" calcext:value-type="float">
            <text:p>0.00105827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3778032" calcext:value-type="float">
            <text:p>0.0037780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02280975" calcext:value-type="float">
            <text:p>0.00022809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14177156" calcext:value-type="float">
            <text:p>0.001417715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9161.1494140625" calcext:value-type="float">
            <text:p>9161.14941406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1369531602" calcext:value-type="float">
            <text:p>0.13695316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251553524" calcext:value-type="float">
            <text:p>0.02515535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12753324" calcext:value-type="float">
            <text:p>0.00127533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8480688" calcext:value-type="float">
            <text:p>0.00084806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2467236" calcext:value-type="float">
            <text:p>0.00024672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4800.048828125" calcext:value-type="float">
            <text:p>4800.048828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262339301" calcext:value-type="float">
            <text:p>0.02623393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9308046" calcext:value-type="float">
            <text:p>0.00093080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5612364" calcext:value-type="float">
            <text:p>0.0005612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24369471" calcext:value-type="float">
            <text:p>0.00243694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1687296" calcext:value-type="float">
            <text:p>0.00016872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5089.7280273438" calcext:value-type="float">
            <text:p>5089.72802734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552184768" calcext:value-type="float">
            <text:p>0.05521847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373243727" calcext:value-type="float">
            <text:p>0.0373243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5271047" calcext:value-type="float">
            <text:p>0.00052710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1949182" calcext:value-type="float">
            <text:p>0.00019491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5062599" calcext:value-type="float">
            <text:p>0.00050625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5027.1728515625" calcext:value-type="float">
            <text:p>5027.17285156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397990756" calcext:value-type="float">
            <text:p>0.03979907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210616812" calcext:value-type="float">
            <text:p>0.02106168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3427456" calcext:value-type="float">
            <text:p>0.0003427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4653057" calcext:value-type="float">
            <text:p>0.00046530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1744223" calcext:value-type="float">
            <text:p>0.000174422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5353.6826171875" calcext:value-type="float">
            <text:p>5353.6826171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1767681241" calcext:value-type="float">
            <text:p>0.17676812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40747435" calcext:value-type="float">
            <text:p>0.00407474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8374202" calcext:value-type="float">
            <text:p>0.00083742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13769543" calcext:value-type="float">
            <text:p>0.00137695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2081613" calcext:value-type="float">
            <text:p>0.00020816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5612.70703125" calcext:value-type="float">
            <text:p>5612.70703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6952596307" calcext:value-type="float">
            <text:p>0.6952596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114534283" calcext:value-type="float">
            <text:p>0.01145342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613721" calcext:value-type="float">
            <text:p>0.0056137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17663697" calcext:value-type="float">
            <text:p>0.00176636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02286014" calcext:value-type="float">
            <text:p>0.00022860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9080.216796875" calcext:value-type="float">
            <text:p>9080.216796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1484859139" calcext:value-type="float">
            <text:p>0.14848591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305367429" calcext:value-type="float">
            <text:p>0.03053674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20489793" calcext:value-type="float">
            <text:p>0.0020489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2528777" calcext:value-type="float">
            <text:p>0.00025287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4400597" calcext:value-type="float">
            <text:p>0.00044005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9274.78515625" calcext:value-type="float">
            <text:p>9274.785156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513767153" calcext:value-type="float">
            <text:p>0.05137671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15984133" calcext:value-type="float">
            <text:p>0.00159841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41604266" calcext:value-type="float">
            <text:p>0.0041604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19013077" calcext:value-type="float">
            <text:p>0.00190130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01641339" calcext:value-type="float">
            <text:p>0.000164133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11215.11328125" calcext:value-type="float">
            <text:p>11215.11328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1.2403620481" calcext:value-type="float">
            <text:p>1.24036204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472797081" calcext:value-type="float">
            <text:p>0.04727970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24331328" calcext:value-type="float">
            <text:p>0.00243313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03587443" calcext:value-type="float">
            <text:p>0.000358744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22699402" calcext:value-type="float">
            <text:p>0.00226994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15666.466796875" calcext:value-type="float">
            <text:p>15666.4667968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7097733021" calcext:value-type="float">
            <text:p>0.70977330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2073139" calcext:value-type="float">
            <text:p>0.0020731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64473185" calcext:value-type="float">
            <text:p>0.00644731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2929535" calcext:value-type="float">
            <text:p>0.00029295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6004552" calcext:value-type="float">
            <text:p>0.00060045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19504.556640625" calcext:value-type="float">
            <text:p>19504.5566406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1.0408679247" calcext:value-type="float">
            <text:p>1.04086792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477384664" calcext:value-type="float">
            <text:p>0.04773846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6025081" calcext:value-type="float">
            <text:p>0.00060250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2002305" calcext:value-type="float">
            <text:p>0.00020023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1587102" calcext:value-type="float">
            <text:p>0.00015871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26205.681640625" calcext:value-type="float">
            <text:p>26205.6816406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1107710972" calcext:value-type="float">
            <text:p>0.11077109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247737318" calcext:value-type="float">
            <text:p>0.02477373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15149477" calcext:value-type="float">
            <text:p>0.00151494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03599993" calcext:value-type="float">
            <text:p>0.00035999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19841669" calcext:value-type="float">
            <text:p>0.00198416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19452.146484375" calcext:value-type="float">
            <text:p>19452.1464843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9721316695" calcext:value-type="float">
            <text:p>0.97213166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6335442" calcext:value-type="float">
            <text:p>0.0063354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14199058" calcext:value-type="float">
            <text:p>0.00141990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2135891" calcext:value-type="float">
            <text:p>0.00021358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6349353" calcext:value-type="float">
            <text:p>0.0006349353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0.0029722487" calcext:value-type="float">
            <text:p>0.002972248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8194869" calcext:value-type="float">
            <text:p>0.0008194869</text:p>
          </table:table-cell>
          <table:table-cell office:value-type="float" office:value="0.0008189832" calcext:value-type="float">
            <text:p>0.0008189832</text:p>
          </table:table-cell>
          <table:table-cell office:value-type="float" office:value="0.0008184375" calcext:value-type="float">
            <text:p>0.0008184375</text:p>
          </table:table-cell>
          <table:table-cell office:value-type="float" office:value="0.0008202026" calcext:value-type="float">
            <text:p>0.0008202026</text:p>
          </table:table-cell>
          <table:table-cell office:value-type="float" office:value="0.0008198884" calcext:value-type="float">
            <text:p>0.0008198884</text:p>
          </table:table-cell>
          <table:table-cell office:value-type="float" office:value="0.0008194735" calcext:value-type="float">
            <text:p>0.0008194735</text:p>
          </table:table-cell>
          <table:table-cell office:value-type="float" office:value="0.0008187218" calcext:value-type="float">
            <text:p>0.000818721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006491" calcext:value-type="float">
            <text:p>0.0008006491</text:p>
          </table:table-cell>
          <table:table-cell office:value-type="float" office:value="0.0007987091" calcext:value-type="float">
            <text:p>0.0007987091</text:p>
          </table:table-cell>
          <table:table-cell office:value-type="float" office:value="0.0007998849" calcext:value-type="float">
            <text:p>0.0007998849</text:p>
          </table:table-cell>
          <table:table-cell office:value-type="float" office:value="0.0008028132" calcext:value-type="float">
            <text:p>0.0008028132</text:p>
          </table:table-cell>
          <table:table-cell office:value-type="float" office:value="0.0008010697" calcext:value-type="float">
            <text:p>0.0008010697</text:p>
          </table:table-cell>
          <table:table-cell office:value-type="float" office:value="0.0007995768" calcext:value-type="float">
            <text:p>0.0007995768</text:p>
          </table:table-cell>
          <table:table-cell office:value-type="float" office:value="0.0008014183" calcext:value-type="float">
            <text:p>0.000801418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7823048" calcext:value-type="float">
            <text:p>0.0007823048</text:p>
          </table:table-cell>
          <table:table-cell office:value-type="float" office:value="0.0007836408" calcext:value-type="float">
            <text:p>0.0007836408</text:p>
          </table:table-cell>
          <table:table-cell office:value-type="float" office:value="0.0007827708" calcext:value-type="float">
            <text:p>0.0007827708</text:p>
          </table:table-cell>
          <table:table-cell office:value-type="float" office:value="0.0007823457" calcext:value-type="float">
            <text:p>0.0007823457</text:p>
          </table:table-cell>
          <table:table-cell office:value-type="float" office:value="0.0007844869" calcext:value-type="float">
            <text:p>0.0007844869</text:p>
          </table:table-cell>
          <table:table-cell office:value-type="float" office:value="0.0007793839" calcext:value-type="float">
            <text:p>0.0007793839</text:p>
          </table:table-cell>
          <table:table-cell office:value-type="float" office:value="0.000782781" calcext:value-type="float">
            <text:p>0.000782781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496067872" calcext:value-type="float">
            <text:p>49606787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7644408" calcext:value-type="float">
            <text:p>0.0007644408</text:p>
          </table:table-cell>
          <table:table-cell office:value-type="float" office:value="0.0007617324" calcext:value-type="float">
            <text:p>0.0007617324</text:p>
          </table:table-cell>
          <table:table-cell office:value-type="float" office:value="0.0007751473" calcext:value-type="float">
            <text:p>0.0007751473</text:p>
          </table:table-cell>
          <table:table-cell office:value-type="float" office:value="0.0007630335" calcext:value-type="float">
            <text:p>0.0007630335</text:p>
          </table:table-cell>
          <table:table-cell office:value-type="float" office:value="0.0007714119" calcext:value-type="float">
            <text:p>0.0007714119</text:p>
          </table:table-cell>
          <table:table-cell office:value-type="float" office:value="0.0007625115" calcext:value-type="float">
            <text:p>0.0007625115</text:p>
          </table:table-cell>
          <table:table-cell office:value-type="float" office:value="0.0007663756" calcext:value-type="float">
            <text:p>0.0007663756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470431" calcext:value-type="float">
            <text:p>0.0007470431</text:p>
          </table:table-cell>
          <table:table-cell office:value-type="float" office:value="0.0007541795" calcext:value-type="float">
            <text:p>0.0007541795</text:p>
          </table:table-cell>
          <table:table-cell office:value-type="float" office:value="0.0007526588" calcext:value-type="float">
            <text:p>0.0007526588</text:p>
          </table:table-cell>
          <table:table-cell office:value-type="float" office:value="0.0007462497" calcext:value-type="float">
            <text:p>0.0007462497</text:p>
          </table:table-cell>
          <table:table-cell office:value-type="float" office:value="0.0007472727" calcext:value-type="float">
            <text:p>0.0007472727</text:p>
          </table:table-cell>
          <table:table-cell office:value-type="float" office:value="0.0007456693" calcext:value-type="float">
            <text:p>0.0007456693</text:p>
          </table:table-cell>
          <table:table-cell office:value-type="float" office:value="0.0007507254" calcext:value-type="float">
            <text:p>0.0007507254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7300981" calcext:value-type="float">
            <text:p>0.0007300981</text:p>
          </table:table-cell>
          <table:table-cell office:value-type="float" office:value="0.0007274128" calcext:value-type="float">
            <text:p>0.0007274128</text:p>
          </table:table-cell>
          <table:table-cell office:value-type="float" office:value="0.0007303999" calcext:value-type="float">
            <text:p>0.0007303999</text:p>
          </table:table-cell>
          <table:table-cell office:value-type="float" office:value="0.0007278092" calcext:value-type="float">
            <text:p>0.0007278092</text:p>
          </table:table-cell>
          <table:table-cell office:value-type="float" office:value="0.0007308439" calcext:value-type="float">
            <text:p>0.0007308439</text:p>
          </table:table-cell>
          <table:table-cell office:value-type="float" office:value="0.0007286292" calcext:value-type="float">
            <text:p>0.0007286292</text:p>
          </table:table-cell>
          <table:table-cell office:value-type="float" office:value="0.0007316883" calcext:value-type="float">
            <text:p>0.0007316883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7135941" calcext:value-type="float">
            <text:p>0.0007135941</text:p>
          </table:table-cell>
          <table:table-cell office:value-type="float" office:value="0.0007300898" calcext:value-type="float">
            <text:p>0.0007300898</text:p>
          </table:table-cell>
          <table:table-cell office:value-type="float" office:value="0.0007251594" calcext:value-type="float">
            <text:p>0.0007251594</text:p>
          </table:table-cell>
          <table:table-cell office:value-type="float" office:value="0.0007172147" calcext:value-type="float">
            <text:p>0.0007172147</text:p>
          </table:table-cell>
          <table:table-cell office:value-type="float" office:value="0.0007150128" calcext:value-type="float">
            <text:p>0.0007150128</text:p>
          </table:table-cell>
          <table:table-cell office:value-type="float" office:value="0.0007128497" calcext:value-type="float">
            <text:p>0.0007128497</text:p>
          </table:table-cell>
          <table:table-cell office:value-type="float" office:value="0.0007156894" calcext:value-type="float">
            <text:p>0.0007156894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6975172" calcext:value-type="float">
            <text:p>0.0006975172</text:p>
          </table:table-cell>
          <table:table-cell office:value-type="float" office:value="0.0006984685" calcext:value-type="float">
            <text:p>0.0006984685</text:p>
          </table:table-cell>
          <table:table-cell office:value-type="float" office:value="0.0007399052" calcext:value-type="float">
            <text:p>0.0007399052</text:p>
          </table:table-cell>
          <table:table-cell office:value-type="float" office:value="0.0006944607" calcext:value-type="float">
            <text:p>0.0006944607</text:p>
          </table:table-cell>
          <table:table-cell office:value-type="float" office:value="0.0007005288" calcext:value-type="float">
            <text:p>0.0007005288</text:p>
          </table:table-cell>
          <table:table-cell office:value-type="float" office:value="0.0006968121" calcext:value-type="float">
            <text:p>0.0006968121</text:p>
          </table:table-cell>
          <table:table-cell office:value-type="float" office:value="0.0006980897" calcext:value-type="float">
            <text:p>0.0006980897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6818568" calcext:value-type="float">
            <text:p>0.0006818568</text:p>
          </table:table-cell>
          <table:table-cell office:value-type="float" office:value="0.000711063" calcext:value-type="float">
            <text:p>0.000711063</text:p>
          </table:table-cell>
          <table:table-cell office:value-type="float" office:value="0.0007020608" calcext:value-type="float">
            <text:p>0.0007020608</text:p>
          </table:table-cell>
          <table:table-cell office:value-type="float" office:value="0.0006820777" calcext:value-type="float">
            <text:p>0.0006820777</text:p>
          </table:table-cell>
          <table:table-cell office:value-type="float" office:value="0.0006846946" calcext:value-type="float">
            <text:p>0.0006846946</text:p>
          </table:table-cell>
          <table:table-cell office:value-type="float" office:value="0.0006857509" calcext:value-type="float">
            <text:p>0.0006857509</text:p>
          </table:table-cell>
          <table:table-cell office:value-type="float" office:value="0.0006834287" calcext:value-type="float">
            <text:p>0.000683428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2.4548311234" calcext:value-type="float">
            <text:p>2.454831123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6666004" calcext:value-type="float">
            <text:p>0.0006666004</text:p>
          </table:table-cell>
          <table:table-cell office:value-type="float" office:value="0.000677141" calcext:value-type="float">
            <text:p>0.000677141</text:p>
          </table:table-cell>
          <table:table-cell office:value-type="float" office:value="0.0006673795" calcext:value-type="float">
            <text:p>0.0006673795</text:p>
          </table:table-cell>
          <table:table-cell office:value-type="float" office:value="0.0007008954" calcext:value-type="float">
            <text:p>0.0007008954</text:p>
          </table:table-cell>
          <table:table-cell office:value-type="float" office:value="0.0006705167" calcext:value-type="float">
            <text:p>0.0006705167</text:p>
          </table:table-cell>
          <table:table-cell office:value-type="float" office:value="0.0006631307" calcext:value-type="float">
            <text:p>0.0006631307</text:p>
          </table:table-cell>
          <table:table-cell office:value-type="float" office:value="0.000668945" calcext:value-type="float">
            <text:p>0.00066894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517371" calcext:value-type="float">
            <text:p>0.0006517371</text:p>
          </table:table-cell>
          <table:table-cell office:value-type="float" office:value="0.0006953584" calcext:value-type="float">
            <text:p>0.0006953584</text:p>
          </table:table-cell>
          <table:table-cell office:value-type="float" office:value="0.0006985377" calcext:value-type="float">
            <text:p>0.0006985377</text:p>
          </table:table-cell>
          <table:table-cell office:value-type="float" office:value="0.000660998" calcext:value-type="float">
            <text:p>0.000660998</text:p>
          </table:table-cell>
          <table:table-cell office:value-type="float" office:value="0.0006601903" calcext:value-type="float">
            <text:p>0.0006601903</text:p>
          </table:table-cell>
          <table:table-cell office:value-type="float" office:value="0.0006546999" calcext:value-type="float">
            <text:p>0.0006546999</text:p>
          </table:table-cell>
          <table:table-cell office:value-type="float" office:value="0.0006632395" calcext:value-type="float">
            <text:p>0.000663239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94869" calcext:value-type="float">
            <text:p>0.000819486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6372554" calcext:value-type="float">
            <text:p>0.0006372554</text:p>
          </table:table-cell>
          <table:table-cell office:value-type="float" office:value="0.0006664188" calcext:value-type="float">
            <text:p>0.0006664188</text:p>
          </table:table-cell>
          <table:table-cell office:value-type="float" office:value="0.0007290439" calcext:value-type="float">
            <text:p>0.0007290439</text:p>
          </table:table-cell>
          <table:table-cell office:value-type="float" office:value="0.0006316082" calcext:value-type="float">
            <text:p>0.0006316082</text:p>
          </table:table-cell>
          <table:table-cell office:value-type="float" office:value="0.0006810817" calcext:value-type="float">
            <text:p>0.0006810817</text:p>
          </table:table-cell>
          <table:table-cell office:value-type="float" office:value="0.0006369726" calcext:value-type="float">
            <text:p>0.0006369726</text:p>
          </table:table-cell>
          <table:table-cell office:value-type="float" office:value="0.0006390274" calcext:value-type="float">
            <text:p>0.000639027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8006491" calcext:value-type="float">
            <text:p>0.000800649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231451" calcext:value-type="float">
            <text:p>0.0006231451</text:p>
          </table:table-cell>
          <table:table-cell office:value-type="float" office:value="0.0006867982" calcext:value-type="float">
            <text:p>0.0006867982</text:p>
          </table:table-cell>
          <table:table-cell office:value-type="float" office:value="0.0006641024" calcext:value-type="float">
            <text:p>0.0006641024</text:p>
          </table:table-cell>
          <table:table-cell office:value-type="float" office:value="0.0006382378" calcext:value-type="float">
            <text:p>0.0006382378</text:p>
          </table:table-cell>
          <table:table-cell office:value-type="float" office:value="0.0006243575" calcext:value-type="float">
            <text:p>0.0006243575</text:p>
          </table:table-cell>
          <table:table-cell office:value-type="float" office:value="0.0006687814" calcext:value-type="float">
            <text:p>0.0006687814</text:p>
          </table:table-cell>
          <table:table-cell office:value-type="float" office:value="0.000631378" calcext:value-type="float">
            <text:p>0.00063137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23048" calcext:value-type="float">
            <text:p>0.0007823048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093955" calcext:value-type="float">
            <text:p>0.0006093955</text:p>
          </table:table-cell>
          <table:table-cell office:value-type="float" office:value="0.0006720531" calcext:value-type="float">
            <text:p>0.0006720531</text:p>
          </table:table-cell>
          <table:table-cell office:value-type="float" office:value="0.0006096885" calcext:value-type="float">
            <text:p>0.0006096885</text:p>
          </table:table-cell>
          <table:table-cell office:value-type="float" office:value="0.0006142653" calcext:value-type="float">
            <text:p>0.0006142653</text:p>
          </table:table-cell>
          <table:table-cell office:value-type="float" office:value="0.0006142622" calcext:value-type="float">
            <text:p>0.0006142622</text:p>
          </table:table-cell>
          <table:table-cell office:value-type="float" office:value="0.0006085696" calcext:value-type="float">
            <text:p>0.0006085696</text:p>
          </table:table-cell>
          <table:table-cell office:value-type="float" office:value="0.0006083387" calcext:value-type="float">
            <text:p>0.000608338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644408" calcext:value-type="float">
            <text:p>0.000764440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5959967" calcext:value-type="float">
            <text:p>0.0005959967</text:p>
          </table:table-cell>
          <table:table-cell office:value-type="float" office:value="0.0006755131" calcext:value-type="float">
            <text:p>0.0006755131</text:p>
          </table:table-cell>
          <table:table-cell office:value-type="float" office:value="0.0007073746" calcext:value-type="float">
            <text:p>0.0007073746</text:p>
          </table:table-cell>
          <table:table-cell office:value-type="float" office:value="0.0006076049" calcext:value-type="float">
            <text:p>0.0006076049</text:p>
          </table:table-cell>
          <table:table-cell office:value-type="float" office:value="0.0006010167" calcext:value-type="float">
            <text:p>0.0006010167</text:p>
          </table:table-cell>
          <table:table-cell office:value-type="float" office:value="0.0005915721" calcext:value-type="float">
            <text:p>0.0005915721</text:p>
          </table:table-cell>
          <table:table-cell office:value-type="float" office:value="0.0005957725" calcext:value-type="float">
            <text:p>0.000595772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470431" calcext:value-type="float">
            <text:p>0.000747043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5829393" calcext:value-type="float">
            <text:p>0.0005829393</text:p>
          </table:table-cell>
          <table:table-cell office:value-type="float" office:value="0.0006996602" calcext:value-type="float">
            <text:p>0.0006996602</text:p>
          </table:table-cell>
          <table:table-cell office:value-type="float" office:value="0.0007479007" calcext:value-type="float">
            <text:p>0.0007479007</text:p>
          </table:table-cell>
          <table:table-cell office:value-type="float" office:value="0.0005768831" calcext:value-type="float">
            <text:p>0.0005768831</text:p>
          </table:table-cell>
          <table:table-cell office:value-type="float" office:value="0.000602481" calcext:value-type="float">
            <text:p>0.000602481</text:p>
          </table:table-cell>
          <table:table-cell office:value-type="float" office:value="0.0006270097" calcext:value-type="float">
            <text:p>0.0006270097</text:p>
          </table:table-cell>
          <table:table-cell office:value-type="float" office:value="0.0005893587" calcext:value-type="float">
            <text:p>0.000589358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300981" calcext:value-type="float">
            <text:p>0.000730098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702131" calcext:value-type="float">
            <text:p>0.0005702131</text:p>
          </table:table-cell>
          <table:table-cell office:value-type="float" office:value="0.000657359" calcext:value-type="float">
            <text:p>0.000657359</text:p>
          </table:table-cell>
          <table:table-cell office:value-type="float" office:value="0.0006351921" calcext:value-type="float">
            <text:p>0.0006351921</text:p>
          </table:table-cell>
          <table:table-cell office:value-type="float" office:value="0.0005841232" calcext:value-type="float">
            <text:p>0.0005841232</text:p>
          </table:table-cell>
          <table:table-cell office:value-type="float" office:value="0.0005716614" calcext:value-type="float">
            <text:p>0.0005716614</text:p>
          </table:table-cell>
          <table:table-cell office:value-type="float" office:value="0.0005936929" calcext:value-type="float">
            <text:p>0.0005936929</text:p>
          </table:table-cell>
          <table:table-cell office:value-type="float" office:value="0.0005972798" calcext:value-type="float">
            <text:p>0.000597279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135941" calcext:value-type="float">
            <text:p>0.000713594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5578094" calcext:value-type="float">
            <text:p>0.0005578094</text:p>
          </table:table-cell>
          <table:table-cell office:value-type="float" office:value="0.0007616829" calcext:value-type="float">
            <text:p>0.0007616829</text:p>
          </table:table-cell>
          <table:table-cell office:value-type="float" office:value="0.0005542663" calcext:value-type="float">
            <text:p>0.0005542663</text:p>
          </table:table-cell>
          <table:table-cell office:value-type="float" office:value="0.0006976573" calcext:value-type="float">
            <text:p>0.0006976573</text:p>
          </table:table-cell>
          <table:table-cell office:value-type="float" office:value="0.0005652225" calcext:value-type="float">
            <text:p>0.0005652225</text:p>
          </table:table-cell>
          <table:table-cell office:value-type="float" office:value="0.0006074556" calcext:value-type="float">
            <text:p>0.0006074556</text:p>
          </table:table-cell>
          <table:table-cell office:value-type="float" office:value="0.0005684718" calcext:value-type="float">
            <text:p>0.000568471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6975172" calcext:value-type="float">
            <text:p>0.000697517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5457193" calcext:value-type="float">
            <text:p>0.0005457193</text:p>
          </table:table-cell>
          <table:table-cell office:value-type="float" office:value="0.0006464798" calcext:value-type="float">
            <text:p>0.0006464798</text:p>
          </table:table-cell>
          <table:table-cell office:value-type="float" office:value="0.0007958771" calcext:value-type="float">
            <text:p>0.0007958771</text:p>
          </table:table-cell>
          <table:table-cell office:value-type="float" office:value="0.0006167723" calcext:value-type="float">
            <text:p>0.0006167723</text:p>
          </table:table-cell>
          <table:table-cell office:value-type="float" office:value="0.0005535483" calcext:value-type="float">
            <text:p>0.0005535483</text:p>
          </table:table-cell>
          <table:table-cell office:value-type="float" office:value="0.0006824111" calcext:value-type="float">
            <text:p>0.0006824111</text:p>
          </table:table-cell>
          <table:table-cell office:value-type="float" office:value="0.0005510496" calcext:value-type="float">
            <text:p>0.000551049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6818568" calcext:value-type="float">
            <text:p>0.000681856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5339338" calcext:value-type="float">
            <text:p>0.0005339338</text:p>
          </table:table-cell>
          <table:table-cell office:value-type="float" office:value="0.0008802928" calcext:value-type="float">
            <text:p>0.0008802928</text:p>
          </table:table-cell>
          <table:table-cell office:value-type="float" office:value="0.0008072479" calcext:value-type="float">
            <text:p>0.0008072479</text:p>
          </table:table-cell>
          <table:table-cell office:value-type="float" office:value="0.0005247128" calcext:value-type="float">
            <text:p>0.0005247128</text:p>
          </table:table-cell>
          <table:table-cell office:value-type="float" office:value="0.0005719615" calcext:value-type="float">
            <text:p>0.0005719615</text:p>
          </table:table-cell>
          <table:table-cell office:value-type="float" office:value="0.0005331613" calcext:value-type="float">
            <text:p>0.0005331613</text:p>
          </table:table-cell>
          <table:table-cell office:value-type="float" office:value="0.0005375519" calcext:value-type="float">
            <text:p>0.000537551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666004" calcext:value-type="float">
            <text:p>0.000666600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224449" calcext:value-type="float">
            <text:p>0.0005224449</text:p>
          </table:table-cell>
          <table:table-cell office:value-type="float" office:value="0.0006120218" calcext:value-type="float">
            <text:p>0.0006120218</text:p>
          </table:table-cell>
          <table:table-cell office:value-type="float" office:value="0.0006170432" calcext:value-type="float">
            <text:p>0.0006170432</text:p>
          </table:table-cell>
          <table:table-cell office:value-type="float" office:value="0.0005945852" calcext:value-type="float">
            <text:p>0.0005945852</text:p>
          </table:table-cell>
          <table:table-cell office:value-type="float" office:value="0.0005464036" calcext:value-type="float">
            <text:p>0.0005464036</text:p>
          </table:table-cell>
          <table:table-cell office:value-type="float" office:value="0.0005419895" calcext:value-type="float">
            <text:p>0.0005419895</text:p>
          </table:table-cell>
          <table:table-cell office:value-type="float" office:value="0.0005273946" calcext:value-type="float">
            <text:p>0.000527394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517371" calcext:value-type="float">
            <text:p>0.000651737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5112442" calcext:value-type="float">
            <text:p>0.0005112442</text:p>
          </table:table-cell>
          <table:table-cell office:value-type="float" office:value="0.0010784341" calcext:value-type="float">
            <text:p>0.0010784341</text:p>
          </table:table-cell>
          <table:table-cell office:value-type="float" office:value="0.0005023913" calcext:value-type="float">
            <text:p>0.0005023913</text:p>
          </table:table-cell>
          <table:table-cell office:value-type="float" office:value="0.0005472564" calcext:value-type="float">
            <text:p>0.0005472564</text:p>
          </table:table-cell>
          <table:table-cell office:value-type="float" office:value="0.0005096591" calcext:value-type="float">
            <text:p>0.0005096591</text:p>
          </table:table-cell>
          <table:table-cell office:value-type="float" office:value="0.0005127202" calcext:value-type="float">
            <text:p>0.0005127202</text:p>
          </table:table-cell>
          <table:table-cell office:value-type="float" office:value="0.0005213284" calcext:value-type="float">
            <text:p>0.000521328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372554" calcext:value-type="float">
            <text:p>0.000637255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5003237" calcext:value-type="float">
            <text:p>0.0005003237</text:p>
          </table:table-cell>
          <table:table-cell office:value-type="float" office:value="0.0005970419" calcext:value-type="float">
            <text:p>0.0005970419</text:p>
          </table:table-cell>
          <table:table-cell office:value-type="float" office:value="0.0009982993" calcext:value-type="float">
            <text:p>0.0009982993</text:p>
          </table:table-cell>
          <table:table-cell office:value-type="float" office:value="0.0005138919" calcext:value-type="float">
            <text:p>0.0005138919</text:p>
          </table:table-cell>
          <table:table-cell office:value-type="float" office:value="0.0005196254" calcext:value-type="float">
            <text:p>0.0005196254</text:p>
          </table:table-cell>
          <table:table-cell office:value-type="float" office:value="0.000496334" calcext:value-type="float">
            <text:p>0.000496334</text:p>
          </table:table-cell>
          <table:table-cell office:value-type="float" office:value="0.0005637626" calcext:value-type="float">
            <text:p>0.000563762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231451" calcext:value-type="float">
            <text:p>0.000623145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896761" calcext:value-type="float">
            <text:p>0.0004896761</text:p>
          </table:table-cell>
          <table:table-cell office:value-type="float" office:value="0.0013897985" calcext:value-type="float">
            <text:p>0.0013897985</text:p>
          </table:table-cell>
          <table:table-cell office:value-type="float" office:value="0.0009157729" calcext:value-type="float">
            <text:p>0.0009157729</text:p>
          </table:table-cell>
          <table:table-cell office:value-type="float" office:value="0.0004795839" calcext:value-type="float">
            <text:p>0.0004795839</text:p>
          </table:table-cell>
          <table:table-cell office:value-type="float" office:value="0.0005093666" calcext:value-type="float">
            <text:p>0.0005093666</text:p>
          </table:table-cell>
          <table:table-cell office:value-type="float" office:value="0.0008030687" calcext:value-type="float">
            <text:p>0.0008030687</text:p>
          </table:table-cell>
          <table:table-cell office:value-type="float" office:value="0.0004981047" calcext:value-type="float">
            <text:p>0.000498104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093955" calcext:value-type="float">
            <text:p>0.000609395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792936" calcext:value-type="float">
            <text:p>0.0004792936</text:p>
          </table:table-cell>
          <table:table-cell office:value-type="float" office:value="0.0005668392" calcext:value-type="float">
            <text:p>0.0005668392</text:p>
          </table:table-cell>
          <table:table-cell office:value-type="float" office:value="0.0006133847" calcext:value-type="float">
            <text:p>0.0006133847</text:p>
          </table:table-cell>
          <table:table-cell office:value-type="float" office:value="0.0005198495" calcext:value-type="float">
            <text:p>0.0005198495</text:p>
          </table:table-cell>
          <table:table-cell office:value-type="float" office:value="0.0004944296" calcext:value-type="float">
            <text:p>0.0004944296</text:p>
          </table:table-cell>
          <table:table-cell office:value-type="float" office:value="0.0005142653" calcext:value-type="float">
            <text:p>0.0005142653</text:p>
          </table:table-cell>
          <table:table-cell office:value-type="float" office:value="0.0004854534" calcext:value-type="float">
            <text:p>0.000485453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5959967" calcext:value-type="float">
            <text:p>0.0005959967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691692" calcext:value-type="float">
            <text:p>0.0004691692</text:p>
          </table:table-cell>
          <table:table-cell office:value-type="float" office:value="0.0018688727" calcext:value-type="float">
            <text:p>0.0018688727</text:p>
          </table:table-cell>
          <table:table-cell office:value-type="float" office:value="0.0004540722" calcext:value-type="float">
            <text:p>0.0004540722</text:p>
          </table:table-cell>
          <table:table-cell office:value-type="float" office:value="0.0008367497" calcext:value-type="float">
            <text:p>0.0008367497</text:p>
          </table:table-cell>
          <table:table-cell office:value-type="float" office:value="0.0004792531" calcext:value-type="float">
            <text:p>0.0004792531</text:p>
          </table:table-cell>
          <table:table-cell office:value-type="float" office:value="0.0004598672" calcext:value-type="float">
            <text:p>0.0004598672</text:p>
          </table:table-cell>
          <table:table-cell office:value-type="float" office:value="0.0005352795" calcext:value-type="float">
            <text:p>0.000535279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5829393" calcext:value-type="float">
            <text:p>0.000582939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592955" calcext:value-type="float">
            <text:p>0.0004592955</text:p>
          </table:table-cell>
          <table:table-cell office:value-type="float" office:value="0.0005510621" calcext:value-type="float">
            <text:p>0.0005510621</text:p>
          </table:table-cell>
          <table:table-cell office:value-type="float" office:value="0.001387935" calcext:value-type="float">
            <text:p>0.001387935</text:p>
          </table:table-cell>
          <table:table-cell office:value-type="float" office:value="0.0006942315" calcext:value-type="float">
            <text:p>0.0006942315</text:p>
          </table:table-cell>
          <table:table-cell office:value-type="float" office:value="0.0005018823" calcext:value-type="float">
            <text:p>0.0005018823</text:p>
          </table:table-cell>
          <table:table-cell office:value-type="float" office:value="0.0004584668" calcext:value-type="float">
            <text:p>0.0004584668</text:p>
          </table:table-cell>
          <table:table-cell office:value-type="float" office:value="0.0004753305" calcext:value-type="float">
            <text:p>0.000475330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5702131" calcext:value-type="float">
            <text:p>0.0005702131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496659" calcext:value-type="float">
            <text:p>0.0004496659</text:p>
          </table:table-cell>
          <table:table-cell office:value-type="float" office:value="0.0025621657" calcext:value-type="float">
            <text:p>0.0025621657</text:p>
          </table:table-cell>
          <table:table-cell office:value-type="float" office:value="0.0010745082" calcext:value-type="float">
            <text:p>0.0010745082</text:p>
          </table:table-cell>
          <table:table-cell office:value-type="float" office:value="0.0004384322" calcext:value-type="float">
            <text:p>0.0004384322</text:p>
          </table:table-cell>
          <table:table-cell office:value-type="float" office:value="0.0006059397" calcext:value-type="float">
            <text:p>0.0006059397</text:p>
          </table:table-cell>
          <table:table-cell office:value-type="float" office:value="0.0006258726" calcext:value-type="float">
            <text:p>0.0006258726</text:p>
          </table:table-cell>
          <table:table-cell office:value-type="float" office:value="0.0004582268" calcext:value-type="float">
            <text:p>0.000458226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5578094" calcext:value-type="float">
            <text:p>0.000557809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402737" calcext:value-type="float">
            <text:p>0.0004402737</text:p>
          </table:table-cell>
          <table:table-cell office:value-type="float" office:value="0.0005126004" calcext:value-type="float">
            <text:p>0.0005126004</text:p>
          </table:table-cell>
          <table:table-cell office:value-type="float" office:value="0.000618591" calcext:value-type="float">
            <text:p>0.000618591</text:p>
          </table:table-cell>
          <table:table-cell office:value-type="float" office:value="0.0006393646" calcext:value-type="float">
            <text:p>0.0006393646</text:p>
          </table:table-cell>
          <table:table-cell office:value-type="float" office:value="0.000448062" calcext:value-type="float">
            <text:p>0.000448062</text:p>
          </table:table-cell>
          <table:table-cell office:value-type="float" office:value="0.0004962782" calcext:value-type="float">
            <text:p>0.0004962782</text:p>
          </table:table-cell>
          <table:table-cell office:value-type="float" office:value="0.0004549606" calcext:value-type="float">
            <text:p>0.000454960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5457193" calcext:value-type="float">
            <text:p>0.0005457193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4311124" calcext:value-type="float">
            <text:p>0.0004311124</text:p>
          </table:table-cell>
          <table:table-cell office:value-type="float" office:value="0.0036060356" calcext:value-type="float">
            <text:p>0.0036060356</text:p>
          </table:table-cell>
          <table:table-cell office:value-type="float" office:value="0.0004128852" calcext:value-type="float">
            <text:p>0.0004128852</text:p>
          </table:table-cell>
          <table:table-cell office:value-type="float" office:value="0.0005525694" calcext:value-type="float">
            <text:p>0.0005525694</text:p>
          </table:table-cell>
          <table:table-cell office:value-type="float" office:value="0.0004480233" calcext:value-type="float">
            <text:p>0.0004480233</text:p>
          </table:table-cell>
          <table:table-cell office:value-type="float" office:value="0.0004312696" calcext:value-type="float">
            <text:p>0.0004312696</text:p>
          </table:table-cell>
          <table:table-cell office:value-type="float" office:value="0.0005207118" calcext:value-type="float">
            <text:p>0.000520711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5339338" calcext:value-type="float">
            <text:p>0.000533933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221761" calcext:value-type="float">
            <text:p>0.0004221761</text:p>
          </table:table-cell>
          <table:table-cell office:value-type="float" office:value="0.0005207314" calcext:value-type="float">
            <text:p>0.0005207314</text:p>
          </table:table-cell>
          <table:table-cell office:value-type="float" office:value="0.0019457596" calcext:value-type="float">
            <text:p>0.0019457596</text:p>
          </table:table-cell>
          <table:table-cell office:value-type="float" office:value="0.0004269993" calcext:value-type="float">
            <text:p>0.0004269993</text:p>
          </table:table-cell>
          <table:table-cell office:value-type="float" office:value="0.0004355507" calcext:value-type="float">
            <text:p>0.0004355507</text:p>
          </table:table-cell>
          <table:table-cell office:value-type="float" office:value="0.0004489417" calcext:value-type="float">
            <text:p>0.0004489417</text:p>
          </table:table-cell>
          <table:table-cell office:value-type="float" office:value="0.0005151222" calcext:value-type="float">
            <text:p>0.000515122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5224449" calcext:value-type="float">
            <text:p>0.000522444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134582" calcext:value-type="float">
            <text:p>0.0004134582</text:p>
          </table:table-cell>
          <table:table-cell office:value-type="float" office:value="0.0049533471" calcext:value-type="float">
            <text:p>0.0049533471</text:p>
          </table:table-cell>
          <table:table-cell office:value-type="float" office:value="0.0013453024" calcext:value-type="float">
            <text:p>0.0013453024</text:p>
          </table:table-cell>
          <table:table-cell office:value-type="float" office:value="0.0004045419" calcext:value-type="float">
            <text:p>0.0004045419</text:p>
          </table:table-cell>
          <table:table-cell office:value-type="float" office:value="0.0004967842" calcext:value-type="float">
            <text:p>0.0004967842</text:p>
          </table:table-cell>
          <table:table-cell office:value-type="float" office:value="0.0004034259" calcext:value-type="float">
            <text:p>0.0004034259</text:p>
          </table:table-cell>
          <table:table-cell office:value-type="float" office:value="0.0005762522" calcext:value-type="float">
            <text:p>0.000576252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112442" calcext:value-type="float">
            <text:p>0.000511244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049533" calcext:value-type="float">
            <text:p>0.0004049533</text:p>
          </table:table-cell>
          <table:table-cell office:value-type="float" office:value="0.0005716335" calcext:value-type="float">
            <text:p>0.0005716335</text:p>
          </table:table-cell>
          <table:table-cell office:value-type="float" office:value="0.0006201163" calcext:value-type="float">
            <text:p>0.0006201163</text:p>
          </table:table-cell>
          <table:table-cell office:value-type="float" office:value="0.0004696831" calcext:value-type="float">
            <text:p>0.0004696831</text:p>
          </table:table-cell>
          <table:table-cell office:value-type="float" office:value="0.0004051622" calcext:value-type="float">
            <text:p>0.0004051622</text:p>
          </table:table-cell>
          <table:table-cell office:value-type="float" office:value="0.0004559995" calcext:value-type="float">
            <text:p>0.0004559995</text:p>
          </table:table-cell>
          <table:table-cell office:value-type="float" office:value="0.0004406095" calcext:value-type="float">
            <text:p>0.000440609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5003237" calcext:value-type="float">
            <text:p>0.0005003237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3966552" calcext:value-type="float">
            <text:p>0.0003966552</text:p>
          </table:table-cell>
          <table:table-cell office:value-type="float" office:value="0.0070152367" calcext:value-type="float">
            <text:p>0.0070152367</text:p>
          </table:table-cell>
          <table:table-cell office:value-type="float" office:value="0.0003826141" calcext:value-type="float">
            <text:p>0.0003826141</text:p>
          </table:table-cell>
          <table:table-cell office:value-type="float" office:value="0.0012336376" calcext:value-type="float">
            <text:p>0.0012336376</text:p>
          </table:table-cell>
          <table:table-cell office:value-type="float" office:value="0.0004229459" calcext:value-type="float">
            <text:p>0.0004229459</text:p>
          </table:table-cell>
          <table:table-cell office:value-type="float" office:value="0.0003936341" calcext:value-type="float">
            <text:p>0.0003936341</text:p>
          </table:table-cell>
          <table:table-cell office:value-type="float" office:value="0.0004367298" calcext:value-type="float">
            <text:p>0.000436729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4896761" calcext:value-type="float">
            <text:p>0.000489676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3885589" calcext:value-type="float">
            <text:p>0.0003885589</text:p>
          </table:table-cell>
          <table:table-cell office:value-type="float" office:value="0.0006834916" calcext:value-type="float">
            <text:p>0.0006834916</text:p>
          </table:table-cell>
          <table:table-cell office:value-type="float" office:value="0.0029537145" calcext:value-type="float">
            <text:p>0.0029537145</text:p>
          </table:table-cell>
          <table:table-cell office:value-type="float" office:value="0.0010018307" calcext:value-type="float">
            <text:p>0.0010018307</text:p>
          </table:table-cell>
          <table:table-cell office:value-type="float" office:value="0.0004326609" calcext:value-type="float">
            <text:p>0.0004326609</text:p>
          </table:table-cell>
          <table:table-cell office:value-type="float" office:value="0.000396689" calcext:value-type="float">
            <text:p>0.000396689</text:p>
          </table:table-cell>
          <table:table-cell office:value-type="float" office:value="0.0004517655" calcext:value-type="float">
            <text:p>0.000451765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4792936" calcext:value-type="float">
            <text:p>0.000479293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3806584" calcext:value-type="float">
            <text:p>0.0003806584</text:p>
          </table:table-cell>
          <table:table-cell office:value-type="float" office:value="0.0094651235" calcext:value-type="float">
            <text:p>0.0094651235</text:p>
          </table:table-cell>
          <table:table-cell office:value-type="float" office:value="0.0016712843" calcext:value-type="float">
            <text:p>0.0016712843</text:p>
          </table:table-cell>
          <table:table-cell office:value-type="float" office:value="0.0003732007" calcext:value-type="float">
            <text:p>0.0003732007</text:p>
          </table:table-cell>
          <table:table-cell office:value-type="float" office:value="0.0004261146" calcext:value-type="float">
            <text:p>0.0004261146</text:p>
          </table:table-cell>
          <table:table-cell office:value-type="float" office:value="0.0004167985" calcext:value-type="float">
            <text:p>0.0004167985</text:p>
          </table:table-cell>
          <table:table-cell office:value-type="float" office:value="0.0006741387" calcext:value-type="float">
            <text:p>0.000674138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4691692" calcext:value-type="float">
            <text:p>0.000469169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3729487" calcext:value-type="float">
            <text:p>0.0003729487</text:p>
          </table:table-cell>
          <table:table-cell office:value-type="float" office:value="0.0008486243" calcext:value-type="float">
            <text:p>0.0008486243</text:p>
          </table:table-cell>
          <table:table-cell office:value-type="float" office:value="0.0006539702" calcext:value-type="float">
            <text:p>0.0006539702</text:p>
          </table:table-cell>
          <table:table-cell office:value-type="float" office:value="0.0008543506" calcext:value-type="float">
            <text:p>0.0008543506</text:p>
          </table:table-cell>
          <table:table-cell office:value-type="float" office:value="0.0005512125" calcext:value-type="float">
            <text:p>0.0005512125</text:p>
          </table:table-cell>
          <table:table-cell office:value-type="float" office:value="0.000364859" calcext:value-type="float">
            <text:p>0.000364859</text:p>
          </table:table-cell>
          <table:table-cell office:value-type="float" office:value="0.0005473992" calcext:value-type="float">
            <text:p>0.000547399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4592955" calcext:value-type="float">
            <text:p>0.000459295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3654249" calcext:value-type="float">
            <text:p>0.0003654249</text:p>
          </table:table-cell>
          <table:table-cell office:value-type="float" office:value="0.0134198284" calcext:value-type="float">
            <text:p>0.0134198284</text:p>
          </table:table-cell>
          <table:table-cell office:value-type="float" office:value="0.0003706084" calcext:value-type="float">
            <text:p>0.0003706084</text:p>
          </table:table-cell>
          <table:table-cell office:value-type="float" office:value="0.0006849766" calcext:value-type="float">
            <text:p>0.0006849766</text:p>
          </table:table-cell>
          <table:table-cell office:value-type="float" office:value="0.0003758968" calcext:value-type="float">
            <text:p>0.0003758968</text:p>
          </table:table-cell>
          <table:table-cell office:value-type="float" office:value="0.0006149596" calcext:value-type="float">
            <text:p>0.0006149596</text:p>
          </table:table-cell>
          <table:table-cell office:value-type="float" office:value="0.0004581338" calcext:value-type="float">
            <text:p>0.000458133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4496659" calcext:value-type="float">
            <text:p>0.000449665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3580818" calcext:value-type="float">
            <text:p>0.0003580818</text:p>
          </table:table-cell>
          <table:table-cell office:value-type="float" office:value="0.0011395456" calcext:value-type="float">
            <text:p>0.0011395456</text:p>
          </table:table-cell>
          <table:table-cell office:value-type="float" office:value="0.0046165027" calcext:value-type="float">
            <text:p>0.0046165027</text:p>
          </table:table-cell>
          <table:table-cell office:value-type="float" office:value="0.0003546635" calcext:value-type="float">
            <text:p>0.0003546635</text:p>
          </table:table-cell>
          <table:table-cell office:value-type="float" office:value="0.0004448861" calcext:value-type="float">
            <text:p>0.0004448861</text:p>
          </table:table-cell>
          <table:table-cell office:value-type="float" office:value="0.0004320805" calcext:value-type="float">
            <text:p>0.0004320805</text:p>
          </table:table-cell>
          <table:table-cell office:value-type="float" office:value="0.0004186963" calcext:value-type="float">
            <text:p>0.000418696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4402737" calcext:value-type="float">
            <text:p>0.0004402737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3509145" calcext:value-type="float">
            <text:p>0.0003509145</text:p>
          </table:table-cell>
          <table:table-cell office:value-type="float" office:value="0.0184087567" calcext:value-type="float">
            <text:p>0.0184087567</text:p>
          </table:table-cell>
          <table:table-cell office:value-type="float" office:value="0.00214819" calcext:value-type="float">
            <text:p>0.00214819</text:p>
          </table:table-cell>
          <table:table-cell office:value-type="float" office:value="0.0003865925" calcext:value-type="float">
            <text:p>0.0003865925</text:p>
          </table:table-cell>
          <table:table-cell office:value-type="float" office:value="0.0004018237" calcext:value-type="float">
            <text:p>0.0004018237</text:p>
          </table:table-cell>
          <table:table-cell office:value-type="float" office:value="0.0003499788" calcext:value-type="float">
            <text:p>0.0003499788</text:p>
          </table:table-cell>
          <table:table-cell office:value-type="float" office:value="0.0004130212" calcext:value-type="float">
            <text:p>0.000413021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4311124" calcext:value-type="float">
            <text:p>0.000431112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439187" calcext:value-type="float">
            <text:p>0.0003439187</text:p>
          </table:table-cell>
          <table:table-cell office:value-type="float" office:value="0.0016624554" calcext:value-type="float">
            <text:p>0.0016624554</text:p>
          </table:table-cell>
          <table:table-cell office:value-type="float" office:value="0.000719126" calcext:value-type="float">
            <text:p>0.000719126</text:p>
          </table:table-cell>
          <table:table-cell office:value-type="float" office:value="0.0004273945" calcext:value-type="float">
            <text:p>0.0004273945</text:p>
          </table:table-cell>
          <table:table-cell office:value-type="float" office:value="0.0003722238" calcext:value-type="float">
            <text:p>0.0003722238</text:p>
          </table:table-cell>
          <table:table-cell office:value-type="float" office:value="0.0003410666" calcext:value-type="float">
            <text:p>0.0003410666</text:p>
          </table:table-cell>
          <table:table-cell office:value-type="float" office:value="0.0003720498" calcext:value-type="float">
            <text:p>0.000372049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4221761" calcext:value-type="float">
            <text:p>0.000422176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3370895" calcext:value-type="float">
            <text:p>0.0003370895</text:p>
          </table:table-cell>
          <table:table-cell office:value-type="float" office:value="0.0252786484" calcext:value-type="float">
            <text:p>0.0252786484</text:p>
          </table:table-cell>
          <table:table-cell office:value-type="float" office:value="0.000393274" calcext:value-type="float">
            <text:p>0.000393274</text:p>
          </table:table-cell>
          <table:table-cell office:value-type="float" office:value="0.0020611298" calcext:value-type="float">
            <text:p>0.0020611298</text:p>
          </table:table-cell>
          <table:table-cell office:value-type="float" office:value="0.0003679049" calcext:value-type="float">
            <text:p>0.0003679049</text:p>
          </table:table-cell>
          <table:table-cell office:value-type="float" office:value="0.0003459987" calcext:value-type="float">
            <text:p>0.0003459987</text:p>
          </table:table-cell>
          <table:table-cell office:value-type="float" office:value="0.0003744063" calcext:value-type="float">
            <text:p>0.000374406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4134582" calcext:value-type="float">
            <text:p>0.0004134582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3304227" calcext:value-type="float">
            <text:p>0.0003304227</text:p>
          </table:table-cell>
          <table:table-cell office:value-type="float" office:value="0.0026154092" calcext:value-type="float">
            <text:p>0.0026154092</text:p>
          </table:table-cell>
          <table:table-cell office:value-type="float" office:value="0.0069530294" calcext:value-type="float">
            <text:p>0.0069530294</text:p>
          </table:table-cell>
          <table:table-cell office:value-type="float" office:value="0.0016345422" calcext:value-type="float">
            <text:p>0.0016345422</text:p>
          </table:table-cell>
          <table:table-cell office:value-type="float" office:value="0.000443183" calcext:value-type="float">
            <text:p>0.000443183</text:p>
          </table:table-cell>
          <table:table-cell office:value-type="float" office:value="0.0003402497" calcext:value-type="float">
            <text:p>0.0003402497</text:p>
          </table:table-cell>
          <table:table-cell office:value-type="float" office:value="0.0003432968" calcext:value-type="float">
            <text:p>0.000343296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4049533" calcext:value-type="float">
            <text:p>0.0004049533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3239138" calcext:value-type="float">
            <text:p>0.0003239138</text:p>
          </table:table-cell>
          <table:table-cell office:value-type="float" office:value="0.0348548368" calcext:value-type="float">
            <text:p>0.0348548368</text:p>
          </table:table-cell>
          <table:table-cell office:value-type="float" office:value="0.0030626548" calcext:value-type="float">
            <text:p>0.0030626548</text:p>
          </table:table-cell>
          <table:table-cell office:value-type="float" office:value="0.0003272279" calcext:value-type="float">
            <text:p>0.0003272279</text:p>
          </table:table-cell>
          <table:table-cell office:value-type="float" office:value="0.0006127144" calcext:value-type="float">
            <text:p>0.0006127144</text:p>
          </table:table-cell>
          <table:table-cell office:value-type="float" office:value="0.0003552948" calcext:value-type="float">
            <text:p>0.0003552948</text:p>
          </table:table-cell>
          <table:table-cell office:value-type="float" office:value="0.0003707513" calcext:value-type="float">
            <text:p>0.000370751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3966552" calcext:value-type="float">
            <text:p>0.0003966552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3175588" calcext:value-type="float">
            <text:p>0.0003175588</text:p>
          </table:table-cell>
          <table:table-cell office:value-type="float" office:value="0.0040824939" calcext:value-type="float">
            <text:p>0.0040824939</text:p>
          </table:table-cell>
          <table:table-cell office:value-type="float" office:value="0.0007977818" calcext:value-type="float">
            <text:p>0.0007977818</text:p>
          </table:table-cell>
          <table:table-cell office:value-type="float" office:value="0.001287272" calcext:value-type="float">
            <text:p>0.001287272</text:p>
          </table:table-cell>
          <table:table-cell office:value-type="float" office:value="0.000442721" calcext:value-type="float">
            <text:p>0.000442721</text:p>
          </table:table-cell>
          <table:table-cell office:value-type="float" office:value="0.0008548362" calcext:value-type="float">
            <text:p>0.0008548362</text:p>
          </table:table-cell>
          <table:table-cell office:value-type="float" office:value="0.0003708744" calcext:value-type="float">
            <text:p>0.000370874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3885589" calcext:value-type="float">
            <text:p>0.000388558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3113538" calcext:value-type="float">
            <text:p>0.0003113538</text:p>
          </table:table-cell>
          <table:table-cell office:value-type="float" office:value="0.0446554571" calcext:value-type="float">
            <text:p>0.0446554571</text:p>
          </table:table-cell>
          <table:table-cell office:value-type="float" office:value="0.0004637336" calcext:value-type="float">
            <text:p>0.0004637336</text:p>
          </table:table-cell>
          <table:table-cell office:value-type="float" office:value="0.0010591988" calcext:value-type="float">
            <text:p>0.0010591988</text:p>
          </table:table-cell>
          <table:table-cell office:value-type="float" office:value="0.0003295495" calcext:value-type="float">
            <text:p>0.0003295495</text:p>
          </table:table-cell>
          <table:table-cell office:value-type="float" office:value="0.0003548552" calcext:value-type="float">
            <text:p>0.0003548552</text:p>
          </table:table-cell>
          <table:table-cell office:value-type="float" office:value="0.0004002556" calcext:value-type="float">
            <text:p>0.000400255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3806584" calcext:value-type="float">
            <text:p>0.0003806584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052946" calcext:value-type="float">
            <text:p>0.0003052946</text:p>
          </table:table-cell>
          <table:table-cell office:value-type="float" office:value="0.0060791564" calcext:value-type="float">
            <text:p>0.0060791564</text:p>
          </table:table-cell>
          <table:table-cell office:value-type="float" office:value="0.010630304" calcext:value-type="float">
            <text:p>0.010630304</text:p>
          </table:table-cell>
          <table:table-cell office:value-type="float" office:value="0.0003067488" calcext:value-type="float">
            <text:p>0.0003067488</text:p>
          </table:table-cell>
          <table:table-cell office:value-type="float" office:value="0.000312356" calcext:value-type="float">
            <text:p>0.000312356</text:p>
          </table:table-cell>
          <table:table-cell office:value-type="float" office:value="0.0003119575" calcext:value-type="float">
            <text:p>0.0003119575</text:p>
          </table:table-cell>
          <table:table-cell office:value-type="float" office:value="0.0003306886" calcext:value-type="float">
            <text:p>0.000330688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3729487" calcext:value-type="float">
            <text:p>0.0003729487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2993775" calcext:value-type="float">
            <text:p>0.0002993775</text:p>
          </table:table-cell>
          <table:table-cell office:value-type="float" office:value="0.0600029007" calcext:value-type="float">
            <text:p>0.0600029007</text:p>
          </table:table-cell>
          <table:table-cell office:value-type="float" office:value="0.0039603943" calcext:value-type="float">
            <text:p>0.0039603943</text:p>
          </table:table-cell>
          <table:table-cell office:value-type="float" office:value="0.0005057658" calcext:value-type="float">
            <text:p>0.0005057658</text:p>
          </table:table-cell>
          <table:table-cell office:value-type="float" office:value="0.0005111508" calcext:value-type="float">
            <text:p>0.0005111508</text:p>
          </table:table-cell>
          <table:table-cell office:value-type="float" office:value="0.0009398058" calcext:value-type="float">
            <text:p>0.0009398058</text:p>
          </table:table-cell>
          <table:table-cell office:value-type="float" office:value="0.0006436229" calcext:value-type="float">
            <text:p>0.000643622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3654249" calcext:value-type="float">
            <text:p>0.000365424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2935987" calcext:value-type="float">
            <text:p>0.0002935987</text:p>
          </table:table-cell>
          <table:table-cell office:value-type="float" office:value="0.008155196" calcext:value-type="float">
            <text:p>0.008155196</text:p>
          </table:table-cell>
          <table:table-cell office:value-type="float" office:value="0.0008779182" calcext:value-type="float">
            <text:p>0.0008779182</text:p>
          </table:table-cell>
          <table:table-cell office:value-type="float" office:value="0.0003886319" calcext:value-type="float">
            <text:p>0.0003886319</text:p>
          </table:table-cell>
          <table:table-cell office:value-type="float" office:value="0.0003532746" calcext:value-type="float">
            <text:p>0.0003532746</text:p>
          </table:table-cell>
          <table:table-cell office:value-type="float" office:value="0.0004219558" calcext:value-type="float">
            <text:p>0.0004219558</text:p>
          </table:table-cell>
          <table:table-cell office:value-type="float" office:value="0.0003325077" calcext:value-type="float">
            <text:p>0.000332507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3580818" calcext:value-type="float">
            <text:p>0.000358081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2879546" calcext:value-type="float">
            <text:p>0.0002879546</text:p>
          </table:table-cell>
          <table:table-cell office:value-type="float" office:value="0.0798706338" calcext:value-type="float">
            <text:p>0.0798706338</text:p>
          </table:table-cell>
          <table:table-cell office:value-type="float" office:value="0.0006236797" calcext:value-type="float">
            <text:p>0.0006236797</text:p>
          </table:table-cell>
          <table:table-cell office:value-type="float" office:value="0.0036085709" calcext:value-type="float">
            <text:p>0.0036085709</text:p>
          </table:table-cell>
          <table:table-cell office:value-type="float" office:value="0.00033724" calcext:value-type="float">
            <text:p>0.00033724</text:p>
          </table:table-cell>
          <table:table-cell office:value-type="float" office:value="0.0004897594" calcext:value-type="float">
            <text:p>0.0004897594</text:p>
          </table:table-cell>
          <table:table-cell office:value-type="float" office:value="0.0003081133" calcext:value-type="float">
            <text:p>0.000308113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3509145" calcext:value-type="float">
            <text:p>0.000350914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824418" calcext:value-type="float">
            <text:p>0.0002824418</text:p>
          </table:table-cell>
          <table:table-cell office:value-type="float" office:value="0.0105273258" calcext:value-type="float">
            <text:p>0.0105273258</text:p>
          </table:table-cell>
          <table:table-cell office:value-type="float" office:value="0.0161097329" calcext:value-type="float">
            <text:p>0.0161097329</text:p>
          </table:table-cell>
          <table:table-cell office:value-type="float" office:value="0.002779576" calcext:value-type="float">
            <text:p>0.002779576</text:p>
          </table:table-cell>
          <table:table-cell office:value-type="float" office:value="0.0004044723" calcext:value-type="float">
            <text:p>0.0004044723</text:p>
          </table:table-cell>
          <table:table-cell office:value-type="float" office:value="0.0006548234" calcext:value-type="float">
            <text:p>0.0006548234</text:p>
          </table:table-cell>
          <table:table-cell office:value-type="float" office:value="0.0003336615" calcext:value-type="float">
            <text:p>0.000333661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3439187" calcext:value-type="float">
            <text:p>0.0003439187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2770568" calcext:value-type="float">
            <text:p>0.0002770568</text:p>
          </table:table-cell>
          <table:table-cell office:value-type="float" office:value="0.10763257" calcext:value-type="float">
            <text:p>0.10763257</text:p>
          </table:table-cell>
          <table:table-cell office:value-type="float" office:value="0.0056059943" calcext:value-type="float">
            <text:p>0.0056059943</text:p>
          </table:table-cell>
          <table:table-cell office:value-type="float" office:value="0.0003231114" calcext:value-type="float">
            <text:p>0.0003231114</text:p>
          </table:table-cell>
          <table:table-cell office:value-type="float" office:value="0.0002997161" calcext:value-type="float">
            <text:p>0.0002997161</text:p>
          </table:table-cell>
          <table:table-cell office:value-type="float" office:value="0.000280521" calcext:value-type="float">
            <text:p>0.000280521</text:p>
          </table:table-cell>
          <table:table-cell office:value-type="float" office:value="0.0002942929" calcext:value-type="float">
            <text:p>0.000294292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370895" calcext:value-type="float">
            <text:p>0.000337089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717963" calcext:value-type="float">
            <text:p>0.0002717963</text:p>
          </table:table-cell>
          <table:table-cell office:value-type="float" office:value="0.0149215953" calcext:value-type="float">
            <text:p>0.0149215953</text:p>
          </table:table-cell>
          <table:table-cell office:value-type="float" office:value="0.0009700876" calcext:value-type="float">
            <text:p>0.0009700876</text:p>
          </table:table-cell>
          <table:table-cell office:value-type="float" office:value="0.0021384656" calcext:value-type="float">
            <text:p>0.0021384656</text:p>
          </table:table-cell>
          <table:table-cell office:value-type="float" office:value="0.0010034939" calcext:value-type="float">
            <text:p>0.0010034939</text:p>
          </table:table-cell>
          <table:table-cell office:value-type="float" office:value="0.0003221007" calcext:value-type="float">
            <text:p>0.0003221007</text:p>
          </table:table-cell>
          <table:table-cell office:value-type="float" office:value="0.000443415" calcext:value-type="float">
            <text:p>0.00044341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3304227" calcext:value-type="float">
            <text:p>0.0003304227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2666571" calcext:value-type="float">
            <text:p>0.0002666571</text:p>
          </table:table-cell>
          <table:table-cell office:value-type="float" office:value="0.1323215663" calcext:value-type="float">
            <text:p>0.1323215663</text:p>
          </table:table-cell>
          <table:table-cell office:value-type="float" office:value="0.0009305685" calcext:value-type="float">
            <text:p>0.0009305685</text:p>
          </table:table-cell>
          <table:table-cell office:value-type="float" office:value="0.0018839121" calcext:value-type="float">
            <text:p>0.0018839121</text:p>
          </table:table-cell>
          <table:table-cell office:value-type="float" office:value="0.0003752895" calcext:value-type="float">
            <text:p>0.0003752895</text:p>
          </table:table-cell>
          <table:table-cell office:value-type="float" office:value="0.0004564158" calcext:value-type="float">
            <text:p>0.0004564158</text:p>
          </table:table-cell>
          <table:table-cell office:value-type="float" office:value="0.0002822035" calcext:value-type="float">
            <text:p>0.000282203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3239138" calcext:value-type="float">
            <text:p>0.000323913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2616362" calcext:value-type="float">
            <text:p>0.0002616362</text:p>
          </table:table-cell>
          <table:table-cell office:value-type="float" office:value="0.0200897567" calcext:value-type="float">
            <text:p>0.0200897567</text:p>
          </table:table-cell>
          <table:table-cell office:value-type="float" office:value="0.0259186924" calcext:value-type="float">
            <text:p>0.0259186924</text:p>
          </table:table-cell>
          <table:table-cell office:value-type="float" office:value="0.0002996025" calcext:value-type="float">
            <text:p>0.0002996025</text:p>
          </table:table-cell>
          <table:table-cell office:value-type="float" office:value="0.0005915439" calcext:value-type="float">
            <text:p>0.0005915439</text:p>
          </table:table-cell>
          <table:table-cell office:value-type="float" office:value="0.0002784943" calcext:value-type="float">
            <text:p>0.0002784943</text:p>
          </table:table-cell>
          <table:table-cell office:value-type="float" office:value="0.0003032122" calcext:value-type="float">
            <text:p>0.000303212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3175588" calcext:value-type="float">
            <text:p>0.000317558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2567303" calcext:value-type="float">
            <text:p>0.0002567303</text:p>
          </table:table-cell>
          <table:table-cell office:value-type="float" office:value="0.1711923033" calcext:value-type="float">
            <text:p>0.1711923033</text:p>
          </table:table-cell>
          <table:table-cell office:value-type="float" office:value="0.0080015957" calcext:value-type="float">
            <text:p>0.0080015957</text:p>
          </table:table-cell>
          <table:table-cell office:value-type="float" office:value="0.0010471067" calcext:value-type="float">
            <text:p>0.0010471067</text:p>
          </table:table-cell>
          <table:table-cell office:value-type="float" office:value="0.000409975" calcext:value-type="float">
            <text:p>0.000409975</text:p>
          </table:table-cell>
          <table:table-cell office:value-type="float" office:value="0.0011693857" calcext:value-type="float">
            <text:p>0.0011693857</text:p>
          </table:table-cell>
          <table:table-cell office:value-type="float" office:value="0.000506035" calcext:value-type="float">
            <text:p>0.00050603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3113538" calcext:value-type="float">
            <text:p>0.000311353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2519366" calcext:value-type="float">
            <text:p>0.0002519366</text:p>
          </table:table-cell>
          <table:table-cell office:value-type="float" office:value="0.0327543914" calcext:value-type="float">
            <text:p>0.0327543914</text:p>
          </table:table-cell>
          <table:table-cell office:value-type="float" office:value="0.0011821197" calcext:value-type="float">
            <text:p>0.0011821197</text:p>
          </table:table-cell>
          <table:table-cell office:value-type="float" office:value="0.000330116" calcext:value-type="float">
            <text:p>0.000330116</text:p>
          </table:table-cell>
          <table:table-cell office:value-type="float" office:value="0.0002811723" calcext:value-type="float">
            <text:p>0.0002811723</text:p>
          </table:table-cell>
          <table:table-cell office:value-type="float" office:value="0.0007712929" calcext:value-type="float">
            <text:p>0.0007712929</text:p>
          </table:table-cell>
          <table:table-cell office:value-type="float" office:value="0.0005137718" calcext:value-type="float">
            <text:p>0.000513771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052946" calcext:value-type="float">
            <text:p>0.000305294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2472523" calcext:value-type="float">
            <text:p>0.0002472523</text:p>
          </table:table-cell>
          <table:table-cell office:value-type="float" office:value="0.2060748786" calcext:value-type="float">
            <text:p>0.2060748786</text:p>
          </table:table-cell>
          <table:table-cell office:value-type="float" office:value="0.0014546633" calcext:value-type="float">
            <text:p>0.0014546633</text:p>
          </table:table-cell>
          <table:table-cell office:value-type="float" office:value="0.0065101408" calcext:value-type="float">
            <text:p>0.0065101408</text:p>
          </table:table-cell>
          <table:table-cell office:value-type="float" office:value="0.0003284627" calcext:value-type="float">
            <text:p>0.0003284627</text:p>
          </table:table-cell>
          <table:table-cell office:value-type="float" office:value="0.0002453224" calcext:value-type="float">
            <text:p>0.0002453224</text:p>
          </table:table-cell>
          <table:table-cell office:value-type="float" office:value="0.0002703366" calcext:value-type="float">
            <text:p>0.000270336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2993775" calcext:value-type="float">
            <text:p>0.000299377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2426742" calcext:value-type="float">
            <text:p>0.0002426742</text:p>
          </table:table-cell>
          <table:table-cell office:value-type="float" office:value="0.0459155105" calcext:value-type="float">
            <text:p>0.0459155105</text:p>
          </table:table-cell>
          <table:table-cell office:value-type="float" office:value="0.0362573117" calcext:value-type="float">
            <text:p>0.0362573117</text:p>
          </table:table-cell>
          <table:table-cell office:value-type="float" office:value="0.0047297515" calcext:value-type="float">
            <text:p>0.0047297515</text:p>
          </table:table-cell>
          <table:table-cell office:value-type="float" office:value="0.000402563" calcext:value-type="float">
            <text:p>0.000402563</text:p>
          </table:table-cell>
          <table:table-cell office:value-type="float" office:value="0.0002373474" calcext:value-type="float">
            <text:p>0.0002373474</text:p>
          </table:table-cell>
          <table:table-cell office:value-type="float" office:value="0.000265536" calcext:value-type="float">
            <text:p>0.00026553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2935987" calcext:value-type="float">
            <text:p>0.0002935987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382001" calcext:value-type="float">
            <text:p>0.0002382001</text:p>
          </table:table-cell>
          <table:table-cell office:value-type="float" office:value="0.2726527154" calcext:value-type="float">
            <text:p>0.2726527154</text:p>
          </table:table-cell>
          <table:table-cell office:value-type="float" office:value="0.0117088296" calcext:value-type="float">
            <text:p>0.0117088296</text:p>
          </table:table-cell>
          <table:table-cell office:value-type="float" office:value="0.0004157744" calcext:value-type="float">
            <text:p>0.0004157744</text:p>
          </table:table-cell>
          <table:table-cell office:value-type="float" office:value="0.0006279419" calcext:value-type="float">
            <text:p>0.0006279419</text:p>
          </table:table-cell>
          <table:table-cell office:value-type="float" office:value="0.0008871591" calcext:value-type="float">
            <text:p>0.0008871591</text:p>
          </table:table-cell>
          <table:table-cell office:value-type="float" office:value="0.0009678586" calcext:value-type="float">
            <text:p>0.000967858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2879546" calcext:value-type="float">
            <text:p>0.000287954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338271" calcext:value-type="float">
            <text:p>0.0002338271</text:p>
          </table:table-cell>
          <table:table-cell office:value-type="float" office:value="0.0442623757" calcext:value-type="float">
            <text:p>0.0442623757</text:p>
          </table:table-cell>
          <table:table-cell office:value-type="float" office:value="0.001604387" calcext:value-type="float">
            <text:p>0.001604387</text:p>
          </table:table-cell>
          <table:table-cell office:value-type="float" office:value="0.0032248998" calcext:value-type="float">
            <text:p>0.0032248998</text:p>
          </table:table-cell>
          <table:table-cell office:value-type="float" office:value="0.0008569206" calcext:value-type="float">
            <text:p>0.0008569206</text:p>
          </table:table-cell>
          <table:table-cell office:value-type="float" office:value="0.0007430043" calcext:value-type="float">
            <text:p>0.0007430043</text:p>
          </table:table-cell>
          <table:table-cell office:value-type="float" office:value="0.0012689225" calcext:value-type="float">
            <text:p>0.001268922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2824418" calcext:value-type="float">
            <text:p>0.000282441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295525" calcext:value-type="float">
            <text:p>0.0002295525</text:p>
          </table:table-cell>
          <table:table-cell office:value-type="float" office:value="0.3626821637" calcext:value-type="float">
            <text:p>0.3626821637</text:p>
          </table:table-cell>
          <table:table-cell office:value-type="float" office:value="0.0024138356" calcext:value-type="float">
            <text:p>0.0024138356</text:p>
          </table:table-cell>
          <table:table-cell office:value-type="float" office:value="0.0035659394" calcext:value-type="float">
            <text:p>0.0035659394</text:p>
          </table:table-cell>
          <table:table-cell office:value-type="float" office:value="0.000266208" calcext:value-type="float">
            <text:p>0.000266208</text:p>
          </table:table-cell>
          <table:table-cell office:value-type="float" office:value="0.000230919" calcext:value-type="float">
            <text:p>0.000230919</text:p>
          </table:table-cell>
          <table:table-cell office:value-type="float" office:value="0.0004073115" calcext:value-type="float">
            <text:p>0.000407311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770568" calcext:value-type="float">
            <text:p>0.000277056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2253742" calcext:value-type="float">
            <text:p>0.0002253742</text:p>
          </table:table-cell>
          <table:table-cell office:value-type="float" office:value="0.0672423616" calcext:value-type="float">
            <text:p>0.0672423616</text:p>
          </table:table-cell>
          <table:table-cell office:value-type="float" office:value="0.0550527051" calcext:value-type="float">
            <text:p>0.0550527051</text:p>
          </table:table-cell>
          <table:table-cell office:value-type="float" office:value="0.000341903" calcext:value-type="float">
            <text:p>0.000341903</text:p>
          </table:table-cell>
          <table:table-cell office:value-type="float" office:value="0.0003491364" calcext:value-type="float">
            <text:p>0.0003491364</text:p>
          </table:table-cell>
          <table:table-cell office:value-type="float" office:value="0.0004995733" calcext:value-type="float">
            <text:p>0.0004995733</text:p>
          </table:table-cell>
          <table:table-cell office:value-type="float" office:value="0.0002498562" calcext:value-type="float">
            <text:p>0.000249856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2717963" calcext:value-type="float">
            <text:p>0.000271796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2212894" calcext:value-type="float">
            <text:p>0.0002212894</text:p>
          </table:table-cell>
          <table:table-cell office:value-type="float" office:value="0.3882761896" calcext:value-type="float">
            <text:p>0.3882761896</text:p>
          </table:table-cell>
          <table:table-cell office:value-type="float" office:value="0.0163339358" calcext:value-type="float">
            <text:p>0.0163339358</text:p>
          </table:table-cell>
          <table:table-cell office:value-type="float" office:value="0.0025049646" calcext:value-type="float">
            <text:p>0.0025049646</text:p>
          </table:table-cell>
          <table:table-cell office:value-type="float" office:value="0.0006695515" calcext:value-type="float">
            <text:p>0.0006695515</text:p>
          </table:table-cell>
          <table:table-cell office:value-type="float" office:value="0.0002301749" calcext:value-type="float">
            <text:p>0.0002301749</text:p>
          </table:table-cell>
          <table:table-cell office:value-type="float" office:value="0.0002386483" calcext:value-type="float">
            <text:p>0.000238648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2666571" calcext:value-type="float">
            <text:p>0.000266657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172958" calcext:value-type="float">
            <text:p>0.0002172958</text:p>
          </table:table-cell>
          <table:table-cell office:value-type="float" office:value="0.0715184808" calcext:value-type="float">
            <text:p>0.0715184808</text:p>
          </table:table-cell>
          <table:table-cell office:value-type="float" office:value="0.0019959495" calcext:value-type="float">
            <text:p>0.0019959495</text:p>
          </table:table-cell>
          <table:table-cell office:value-type="float" office:value="0.0003078079" calcext:value-type="float">
            <text:p>0.0003078079</text:p>
          </table:table-cell>
          <table:table-cell office:value-type="float" office:value="0.0006773042" calcext:value-type="float">
            <text:p>0.0006773042</text:p>
          </table:table-cell>
          <table:table-cell office:value-type="float" office:value="0.0003376692" calcext:value-type="float">
            <text:p>0.0003376692</text:p>
          </table:table-cell>
          <table:table-cell office:value-type="float" office:value="0.0002643891" calcext:value-type="float">
            <text:p>0.0002643891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2616362" calcext:value-type="float">
            <text:p>0.0002616362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2133912" calcext:value-type="float">
            <text:p>0.0002133912</text:p>
          </table:table-cell>
          <table:table-cell office:value-type="float" office:value="0.4761973023" calcext:value-type="float">
            <text:p>0.4761973023</text:p>
          </table:table-cell>
          <table:table-cell office:value-type="float" office:value="0.0040289522" calcext:value-type="float">
            <text:p>0.0040289522</text:p>
          </table:table-cell>
          <table:table-cell office:value-type="float" office:value="0.0107502891" calcext:value-type="float">
            <text:p>0.0107502891</text:p>
          </table:table-cell>
          <table:table-cell office:value-type="float" office:value="0.0002841791" calcext:value-type="float">
            <text:p>0.0002841791</text:p>
          </table:table-cell>
          <table:table-cell office:value-type="float" office:value="0.0002214504" calcext:value-type="float">
            <text:p>0.0002214504</text:p>
          </table:table-cell>
          <table:table-cell office:value-type="float" office:value="0.0003041212" calcext:value-type="float">
            <text:p>0.000304121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2567303" calcext:value-type="float">
            <text:p>0.000256730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2095734" calcext:value-type="float">
            <text:p>0.0002095734</text:p>
          </table:table-cell>
          <table:table-cell office:value-type="float" office:value="0.0531459153" calcext:value-type="float">
            <text:p>0.0531459153</text:p>
          </table:table-cell>
          <table:table-cell office:value-type="float" office:value="0.0861596689" calcext:value-type="float">
            <text:p>0.0861596689</text:p>
          </table:table-cell>
          <table:table-cell office:value-type="float" office:value="0.0074057137" calcext:value-type="float">
            <text:p>0.0074057137</text:p>
          </table:table-cell>
          <table:table-cell office:value-type="float" office:value="0.0004741062" calcext:value-type="float">
            <text:p>0.0004741062</text:p>
          </table:table-cell>
          <table:table-cell office:value-type="float" office:value="0.0002971943" calcext:value-type="float">
            <text:p>0.0002971943</text:p>
          </table:table-cell>
          <table:table-cell office:value-type="float" office:value="0.0003503161" calcext:value-type="float">
            <text:p>0.0003503161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2519366" calcext:value-type="float">
            <text:p>0.00025193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2058401" calcext:value-type="float">
            <text:p>0.0002058401</text:p>
          </table:table-cell>
          <table:table-cell office:value-type="float" office:value="0.4829564393" calcext:value-type="float">
            <text:p>0.4829564393</text:p>
          </table:table-cell>
          <table:table-cell office:value-type="float" office:value="0.0231954474" calcext:value-type="float">
            <text:p>0.0231954474</text:p>
          </table:table-cell>
          <table:table-cell office:value-type="float" office:value="0.000659389" calcext:value-type="float">
            <text:p>0.000659389</text:p>
          </table:table-cell>
          <table:table-cell office:value-type="float" office:value="0.000273862" calcext:value-type="float">
            <text:p>0.000273862</text:p>
          </table:table-cell>
          <table:table-cell office:value-type="float" office:value="0.0002348302" calcext:value-type="float">
            <text:p>0.0002348302</text:p>
          </table:table-cell>
          <table:table-cell office:value-type="float" office:value="0.0002420122" calcext:value-type="float">
            <text:p>0.000242012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2472523" calcext:value-type="float">
            <text:p>0.000247252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2021892" calcext:value-type="float">
            <text:p>0.0002021892</text:p>
          </table:table-cell>
          <table:table-cell office:value-type="float" office:value="0.4045387208" calcext:value-type="float">
            <text:p>0.4045387208</text:p>
          </table:table-cell>
          <table:table-cell office:value-type="float" office:value="0.0029911068" calcext:value-type="float">
            <text:p>0.0029911068</text:p>
          </table:table-cell>
          <table:table-cell office:value-type="float" office:value="0.0050366526" calcext:value-type="float">
            <text:p>0.0050366526</text:p>
          </table:table-cell>
          <table:table-cell office:value-type="float" office:value="0.0023764791" calcext:value-type="float">
            <text:p>0.0023764791</text:p>
          </table:table-cell>
          <table:table-cell office:value-type="float" office:value="0.000314455" calcext:value-type="float">
            <text:p>0.000314455</text:p>
          </table:table-cell>
          <table:table-cell office:value-type="float" office:value="0.0002563664" calcext:value-type="float">
            <text:p>0.000256366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2426742" calcext:value-type="float">
            <text:p>0.0002426742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1986187" calcext:value-type="float">
            <text:p>0.0001986187</text:p>
          </table:table-cell>
          <table:table-cell office:value-type="float" office:value="2.686173439" calcext:value-type="float">
            <text:p>2.686173439</text:p>
          </table:table-cell>
          <table:table-cell office:value-type="float" office:value="0.0065096468" calcext:value-type="float">
            <text:p>0.0065096468</text:p>
          </table:table-cell>
          <table:table-cell office:value-type="float" office:value="0.0065968847" calcext:value-type="float">
            <text:p>0.0065968847</text:p>
          </table:table-cell>
          <table:table-cell office:value-type="float" office:value="0.000535441" calcext:value-type="float">
            <text:p>0.000535441</text:p>
          </table:table-cell>
          <table:table-cell office:value-type="float" office:value="0.0012831696" calcext:value-type="float">
            <text:p>0.0012831696</text:p>
          </table:table-cell>
          <table:table-cell office:value-type="float" office:value="0.0003576071" calcext:value-type="float">
            <text:p>0.0003576071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2382001" calcext:value-type="float">
            <text:p>0.000238200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1951265" calcext:value-type="float">
            <text:p>0.0001951265</text:p>
          </table:table-cell>
          <table:table-cell office:value-type="float" office:value="0.4594590366" calcext:value-type="float">
            <text:p>0.4594590366</text:p>
          </table:table-cell>
          <table:table-cell office:value-type="float" office:value="0.1171163917" calcext:value-type="float">
            <text:p>0.1171163917</text:p>
          </table:table-cell>
          <table:table-cell office:value-type="float" office:value="0.0004480438" calcext:value-type="float">
            <text:p>0.0004480438</text:p>
          </table:table-cell>
          <table:table-cell office:value-type="float" office:value="0.0012938059" calcext:value-type="float">
            <text:p>0.0012938059</text:p>
          </table:table-cell>
          <table:table-cell office:value-type="float" office:value="0.0007145712" calcext:value-type="float">
            <text:p>0.0007145712</text:p>
          </table:table-cell>
          <table:table-cell office:value-type="float" office:value="0.0003354459" calcext:value-type="float">
            <text:p>0.000335445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2338271" calcext:value-type="float">
            <text:p>0.0002338271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1917108" calcext:value-type="float">
            <text:p>0.0001917108</text:p>
          </table:table-cell>
          <table:table-cell office:value-type="float" office:value="4.7258634567" calcext:value-type="float">
            <text:p>4.7258634567</text:p>
          </table:table-cell>
          <table:table-cell office:value-type="float" office:value="0.0354997814" calcext:value-type="float">
            <text:p>0.0354997814</text:p>
          </table:table-cell>
          <table:table-cell office:value-type="float" office:value="0.0058316411" calcext:value-type="float">
            <text:p>0.0058316411</text:p>
          </table:table-cell>
          <table:table-cell office:value-type="float" office:value="0.000588685" calcext:value-type="float">
            <text:p>0.000588685</text:p>
          </table:table-cell>
          <table:table-cell office:value-type="float" office:value="0.0002193351" calcext:value-type="float">
            <text:p>0.0002193351</text:p>
          </table:table-cell>
          <table:table-cell office:value-type="float" office:value="0.0007833462" calcext:value-type="float">
            <text:p>0.000783346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2295525" calcext:value-type="float">
            <text:p>0.0002295525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1883698" calcext:value-type="float">
            <text:p>0.0001883698</text:p>
          </table:table-cell>
          <table:table-cell office:value-type="float" office:value="0.4781335592" calcext:value-type="float">
            <text:p>0.4781335592</text:p>
          </table:table-cell>
          <table:table-cell office:value-type="float" office:value="0.004546361" calcext:value-type="float">
            <text:p>0.004546361</text:p>
          </table:table-cell>
          <table:table-cell office:value-type="float" office:value="0.0003702978" calcext:value-type="float">
            <text:p>0.0003702978</text:p>
          </table:table-cell>
          <table:table-cell office:value-type="float" office:value="0.0002561417" calcext:value-type="float">
            <text:p>0.0002561417</text:p>
          </table:table-cell>
          <table:table-cell office:value-type="float" office:value="0.0002169848" calcext:value-type="float">
            <text:p>0.0002169848</text:p>
          </table:table-cell>
          <table:table-cell office:value-type="float" office:value="0.0005430789" calcext:value-type="float">
            <text:p>0.000543078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2253742" calcext:value-type="float">
            <text:p>0.000225374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1851012" calcext:value-type="float">
            <text:p>0.0001851012</text:p>
          </table:table-cell>
          <table:table-cell office:value-type="float" office:value="6.3022861481" calcext:value-type="float">
            <text:p>6.3022861481</text:p>
          </table:table-cell>
          <table:table-cell office:value-type="float" office:value="0.0114211887" calcext:value-type="float">
            <text:p>0.0114211887</text:p>
          </table:table-cell>
          <table:table-cell office:value-type="float" office:value="0.0172098614" calcext:value-type="float">
            <text:p>0.0172098614</text:p>
          </table:table-cell>
          <table:table-cell office:value-type="float" office:value="0.0003732272" calcext:value-type="float">
            <text:p>0.0003732272</text:p>
          </table:table-cell>
          <table:table-cell office:value-type="float" office:value="0.0002530056" calcext:value-type="float">
            <text:p>0.0002530056</text:p>
          </table:table-cell>
          <table:table-cell office:value-type="float" office:value="0.0006234577" calcext:value-type="float">
            <text:p>0.000623457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2212894" calcext:value-type="float">
            <text:p>0.0002212894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1819037" calcext:value-type="float">
            <text:p>0.0001819037</text:p>
          </table:table-cell>
          <table:table-cell office:value-type="float" office:value="0.5731993318" calcext:value-type="float">
            <text:p>0.5731993318</text:p>
          </table:table-cell>
          <table:table-cell office:value-type="float" office:value="0.1801986396" calcext:value-type="float">
            <text:p>0.1801986396</text:p>
          </table:table-cell>
          <table:table-cell office:value-type="float" office:value="0.0114613147" calcext:value-type="float">
            <text:p>0.0114613147</text:p>
          </table:table-cell>
          <table:table-cell office:value-type="float" office:value="0.0003904373" calcext:value-type="float">
            <text:p>0.0003904373</text:p>
          </table:table-cell>
          <table:table-cell office:value-type="float" office:value="0.0003027256" calcext:value-type="float">
            <text:p>0.0003027256</text:p>
          </table:table-cell>
          <table:table-cell office:value-type="float" office:value="0.0003541856" calcext:value-type="float">
            <text:p>0.000354185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2172958" calcext:value-type="float">
            <text:p>0.000217295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787753" calcext:value-type="float">
            <text:p>0.0001787753</text:p>
          </table:table-cell>
          <table:table-cell office:value-type="float" office:value="7.2415008545" calcext:value-type="float">
            <text:p>7.2415008545</text:p>
          </table:table-cell>
          <table:table-cell office:value-type="float" office:value="0.0493234992" calcext:value-type="float">
            <text:p>0.0493234992</text:p>
          </table:table-cell>
          <table:table-cell office:value-type="float" office:value="0.0012295787" calcext:value-type="float">
            <text:p>0.0012295787</text:p>
          </table:table-cell>
          <table:table-cell office:value-type="float" office:value="0.0006905525" calcext:value-type="float">
            <text:p>0.0006905525</text:p>
          </table:table-cell>
          <table:table-cell office:value-type="float" office:value="0.0002197298" calcext:value-type="float">
            <text:p>0.0002197298</text:p>
          </table:table-cell>
          <table:table-cell office:value-type="float" office:value="0.0003179318" calcext:value-type="float">
            <text:p>0.000317931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2133912" calcext:value-type="float">
            <text:p>0.000213391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1757144" calcext:value-type="float">
            <text:p>0.0001757144</text:p>
          </table:table-cell>
          <table:table-cell office:value-type="float" office:value="3.0183908939" calcext:value-type="float">
            <text:p>3.0183908939</text:p>
          </table:table-cell>
          <table:table-cell office:value-type="float" office:value="0.0063135666" calcext:value-type="float">
            <text:p>0.0063135666</text:p>
          </table:table-cell>
          <table:table-cell office:value-type="float" office:value="0.0068791397" calcext:value-type="float">
            <text:p>0.0068791397</text:p>
          </table:table-cell>
          <table:table-cell office:value-type="float" office:value="0.0022318978" calcext:value-type="float">
            <text:p>0.0022318978</text:p>
          </table:table-cell>
          <table:table-cell office:value-type="float" office:value="0.0017051941" calcext:value-type="float">
            <text:p>0.0017051941</text:p>
          </table:table-cell>
          <table:table-cell office:value-type="float" office:value="0.000196916" calcext:value-type="float">
            <text:p>0.00019691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2095734" calcext:value-type="float">
            <text:p>0.0002095734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1727192" calcext:value-type="float">
            <text:p>0.0001727192</text:p>
          </table:table-cell>
          <table:table-cell office:value-type="float" office:value="21.1720428467" calcext:value-type="float">
            <text:p>21.1720428467</text:p>
          </table:table-cell>
          <table:table-cell office:value-type="float" office:value="0.0191976782" calcext:value-type="float">
            <text:p>0.0191976782</text:p>
          </table:table-cell>
          <table:table-cell office:value-type="float" office:value="0.0115311714" calcext:value-type="float">
            <text:p>0.0115311714</text:p>
          </table:table-cell>
          <table:table-cell office:value-type="float" office:value="0.0005512702" calcext:value-type="float">
            <text:p>0.0005512702</text:p>
          </table:table-cell>
          <table:table-cell office:value-type="float" office:value="0.0011230152" calcext:value-type="float">
            <text:p>0.0011230152</text:p>
          </table:table-cell>
          <table:table-cell office:value-type="float" office:value="0.000195051" calcext:value-type="float">
            <text:p>0.000195051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058401" calcext:value-type="float">
            <text:p>0.000205840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1697883" calcext:value-type="float">
            <text:p>0.0001697883</text:p>
          </table:table-cell>
          <table:table-cell office:value-type="float" office:value="1.8239917755" calcext:value-type="float">
            <text:p>1.8239917755</text:p>
          </table:table-cell>
          <table:table-cell office:value-type="float" office:value="0.248822093" calcext:value-type="float">
            <text:p>0.248822093</text:p>
          </table:table-cell>
          <table:table-cell office:value-type="float" office:value="0.0006721928" calcext:value-type="float">
            <text:p>0.0006721928</text:p>
          </table:table-cell>
          <table:table-cell office:value-type="float" office:value="0.0011106593" calcext:value-type="float">
            <text:p>0.0011106593</text:p>
          </table:table-cell>
          <table:table-cell office:value-type="float" office:value="0.0006215972" calcext:value-type="float">
            <text:p>0.0006215972</text:p>
          </table:table-cell>
          <table:table-cell office:value-type="float" office:value="0.0002103918" calcext:value-type="float">
            <text:p>0.000210391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2021892" calcext:value-type="float">
            <text:p>0.0002021892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16692" calcext:value-type="float">
            <text:p>0.00016692</text:p>
          </table:table-cell>
          <table:table-cell office:value-type="float" office:value="46.7060661316" calcext:value-type="float">
            <text:p>46.7060661316</text:p>
          </table:table-cell>
          <table:table-cell office:value-type="float" office:value="0.0681423917" calcext:value-type="float">
            <text:p>0.0681423917</text:p>
          </table:table-cell>
          <table:table-cell office:value-type="float" office:value="0.0123057906" calcext:value-type="float">
            <text:p>0.0123057906</text:p>
          </table:table-cell>
          <table:table-cell office:value-type="float" office:value="0.001231266" calcext:value-type="float">
            <text:p>0.001231266</text:p>
          </table:table-cell>
          <table:table-cell office:value-type="float" office:value="0.0015175778" calcext:value-type="float">
            <text:p>0.0015175778</text:p>
          </table:table-cell>
          <table:table-cell office:value-type="float" office:value="0.0002414555" calcext:value-type="float">
            <text:p>0.000241455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1986187" calcext:value-type="float">
            <text:p>0.000198618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641127" calcext:value-type="float">
            <text:p>0.0001641127</text:p>
          </table:table-cell>
          <table:table-cell office:value-type="float" office:value="335.8946533203" calcext:value-type="float">
            <text:p>335.8946533203</text:p>
          </table:table-cell>
          <table:table-cell office:value-type="float" office:value="0.0100657605" calcext:value-type="float">
            <text:p>0.0100657605</text:p>
          </table:table-cell>
          <table:table-cell office:value-type="float" office:value="0.000548761" calcext:value-type="float">
            <text:p>0.000548761</text:p>
          </table:table-cell>
          <table:table-cell office:value-type="float" office:value="0.0020422949" calcext:value-type="float">
            <text:p>0.0020422949</text:p>
          </table:table-cell>
          <table:table-cell office:value-type="float" office:value="0.0008478099" calcext:value-type="float">
            <text:p>0.0008478099</text:p>
          </table:table-cell>
          <table:table-cell office:value-type="float" office:value="0.0011502233" calcext:value-type="float">
            <text:p>0.001150223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1951265" calcext:value-type="float">
            <text:p>0.000195126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1613652" calcext:value-type="float">
            <text:p>0.0001613652</text:p>
          </table:table-cell>
          <table:table-cell office:value-type="float" office:value="844.5283203125" calcext:value-type="float">
            <text:p>844.5283203125</text:p>
          </table:table-cell>
          <table:table-cell office:value-type="float" office:value="0.0333944447" calcext:value-type="float">
            <text:p>0.0333944447</text:p>
          </table:table-cell>
          <table:table-cell office:value-type="float" office:value="0.0267764777" calcext:value-type="float">
            <text:p>0.0267764777</text:p>
          </table:table-cell>
          <table:table-cell office:value-type="float" office:value="0.0002647186" calcext:value-type="float">
            <text:p>0.0002647186</text:p>
          </table:table-cell>
          <table:table-cell office:value-type="float" office:value="0.0004173355" calcext:value-type="float">
            <text:p>0.0004173355</text:p>
          </table:table-cell>
          <table:table-cell office:value-type="float" office:value="0.000187548" calcext:value-type="float">
            <text:p>0.00018754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1917108" calcext:value-type="float">
            <text:p>0.000191710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1586757" calcext:value-type="float">
            <text:p>0.0001586757</text:p>
          </table:table-cell>
          <table:table-cell office:value-type="float" office:value="1613.3568115234" calcext:value-type="float">
            <text:p>1613.3568115234</text:p>
          </table:table-cell>
          <table:table-cell office:value-type="float" office:value="0.3650703728" calcext:value-type="float">
            <text:p>0.3650703728</text:p>
          </table:table-cell>
          <table:table-cell office:value-type="float" office:value="0.0162968189" calcext:value-type="float">
            <text:p>0.0162968189</text:p>
          </table:table-cell>
          <table:table-cell office:value-type="float" office:value="0.0006916511" calcext:value-type="float">
            <text:p>0.0006916511</text:p>
          </table:table-cell>
          <table:table-cell office:value-type="float" office:value="0.000354889" calcext:value-type="float">
            <text:p>0.000354889</text:p>
          </table:table-cell>
          <table:table-cell office:value-type="float" office:value="0.00019486" calcext:value-type="float">
            <text:p>0.0001948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1883698" calcext:value-type="float">
            <text:p>0.0001883698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1560431" calcext:value-type="float">
            <text:p>0.0001560431</text:p>
          </table:table-cell>
          <table:table-cell office:value-type="float" office:value="2675.677734375" calcext:value-type="float">
            <text:p>2675.677734375</text:p>
          </table:table-cell>
          <table:table-cell office:value-type="float" office:value="0.0899427161" calcext:value-type="float">
            <text:p>0.0899427161</text:p>
          </table:table-cell>
          <table:table-cell office:value-type="float" office:value="0.0023127708" calcext:value-type="float">
            <text:p>0.0023127708</text:p>
          </table:table-cell>
          <table:table-cell office:value-type="float" office:value="0.0005003178" calcext:value-type="float">
            <text:p>0.0005003178</text:p>
          </table:table-cell>
          <table:table-cell office:value-type="float" office:value="0.0002028231" calcext:value-type="float">
            <text:p>0.0002028231</text:p>
          </table:table-cell>
          <table:table-cell office:value-type="float" office:value="0.0003864211" calcext:value-type="float">
            <text:p>0.0003864211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1851012" calcext:value-type="float">
            <text:p>0.0001851012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1534659" calcext:value-type="float">
            <text:p>0.0001534659</text:p>
          </table:table-cell>
          <table:table-cell office:value-type="float" office:value="3987.7331542969" calcext:value-type="float">
            <text:p>3987.7331542969</text:p>
          </table:table-cell>
          <table:table-cell office:value-type="float" office:value="0.0159777384" calcext:value-type="float">
            <text:p>0.0159777384</text:p>
          </table:table-cell>
          <table:table-cell office:value-type="float" office:value="0.0103428932" calcext:value-type="float">
            <text:p>0.0103428932</text:p>
          </table:table-cell>
          <table:table-cell office:value-type="float" office:value="0.0051789964" calcext:value-type="float">
            <text:p>0.0051789964</text:p>
          </table:table-cell>
          <table:table-cell office:value-type="float" office:value="0.0002185865" calcext:value-type="float">
            <text:p>0.0002185865</text:p>
          </table:table-cell>
          <table:table-cell office:value-type="float" office:value="0.0001965088" calcext:value-type="float">
            <text:p>0.0001965088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1819037" calcext:value-type="float">
            <text:p>0.000181903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1509427" calcext:value-type="float">
            <text:p>0.0001509427</text:p>
          </table:table-cell>
          <table:table-cell office:value-type="float" office:value="5461.5141601562" calcext:value-type="float">
            <text:p>5461.5141601562</text:p>
          </table:table-cell>
          <table:table-cell office:value-type="float" office:value="0.0553297363" calcext:value-type="float">
            <text:p>0.0553297363</text:p>
          </table:table-cell>
          <table:table-cell office:value-type="float" office:value="0.0192586016" calcext:value-type="float">
            <text:p>0.0192586016</text:p>
          </table:table-cell>
          <table:table-cell office:value-type="float" office:value="0.0008392346" calcext:value-type="float">
            <text:p>0.0008392346</text:p>
          </table:table-cell>
          <table:table-cell office:value-type="float" office:value="0.0017047306" calcext:value-type="float">
            <text:p>0.0017047306</text:p>
          </table:table-cell>
          <table:table-cell office:value-type="float" office:value="0.000207774" calcext:value-type="float">
            <text:p>0.00020777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1787753" calcext:value-type="float">
            <text:p>0.0001787753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1484724" calcext:value-type="float">
            <text:p>0.0001484724</text:p>
          </table:table-cell>
          <table:table-cell office:value-type="float" office:value="7423.716796875" calcext:value-type="float">
            <text:p>7423.716796875</text:p>
          </table:table-cell>
          <table:table-cell office:value-type="float" office:value="0.5616904497" calcext:value-type="float">
            <text:p>0.5616904497</text:p>
          </table:table-cell>
          <table:table-cell office:value-type="float" office:value="0.0010582744" calcext:value-type="float">
            <text:p>0.0010582744</text:p>
          </table:table-cell>
          <table:table-cell office:value-type="float" office:value="0.003778032" calcext:value-type="float">
            <text:p>0.003778032</text:p>
          </table:table-cell>
          <table:table-cell office:value-type="float" office:value="0.0002280975" calcext:value-type="float">
            <text:p>0.0002280975</text:p>
          </table:table-cell>
          <table:table-cell office:value-type="float" office:value="0.0014177156" calcext:value-type="float">
            <text:p>0.001417715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01757144" calcext:value-type="float">
            <text:p>0.0001757144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1460536" calcext:value-type="float">
            <text:p>0.0001460536</text:p>
          </table:table-cell>
          <table:table-cell office:value-type="float" office:value="9161.1494140625" calcext:value-type="float">
            <text:p>9161.1494140625</text:p>
          </table:table-cell>
          <table:table-cell office:value-type="float" office:value="0.1369531602" calcext:value-type="float">
            <text:p>0.1369531602</text:p>
          </table:table-cell>
          <table:table-cell office:value-type="float" office:value="0.0251553524" calcext:value-type="float">
            <text:p>0.0251553524</text:p>
          </table:table-cell>
          <table:table-cell office:value-type="float" office:value="0.0012753324" calcext:value-type="float">
            <text:p>0.0012753324</text:p>
          </table:table-cell>
          <table:table-cell office:value-type="float" office:value="0.0008480688" calcext:value-type="float">
            <text:p>0.0008480688</text:p>
          </table:table-cell>
          <table:table-cell office:value-type="float" office:value="0.0002467236" calcext:value-type="float">
            <text:p>0.000246723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1727192" calcext:value-type="float">
            <text:p>0.0001727192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143685" calcext:value-type="float">
            <text:p>0.000143685</text:p>
          </table:table-cell>
          <table:table-cell office:value-type="float" office:value="4800.048828125" calcext:value-type="float">
            <text:p>4800.048828125</text:p>
          </table:table-cell>
          <table:table-cell office:value-type="float" office:value="0.0262339301" calcext:value-type="float">
            <text:p>0.0262339301</text:p>
          </table:table-cell>
          <table:table-cell office:value-type="float" office:value="0.0009308046" calcext:value-type="float">
            <text:p>0.0009308046</text:p>
          </table:table-cell>
          <table:table-cell office:value-type="float" office:value="0.0005612364" calcext:value-type="float">
            <text:p>0.0005612364</text:p>
          </table:table-cell>
          <table:table-cell office:value-type="float" office:value="0.0024369471" calcext:value-type="float">
            <text:p>0.0024369471</text:p>
          </table:table-cell>
          <table:table-cell office:value-type="float" office:value="0.0001687296" calcext:value-type="float">
            <text:p>0.000168729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1697883" calcext:value-type="float">
            <text:p>0.000169788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1413655" calcext:value-type="float">
            <text:p>0.0001413655</text:p>
          </table:table-cell>
          <table:table-cell office:value-type="float" office:value="5089.7280273438" calcext:value-type="float">
            <text:p>5089.7280273438</text:p>
          </table:table-cell>
          <table:table-cell office:value-type="float" office:value="0.0552184768" calcext:value-type="float">
            <text:p>0.0552184768</text:p>
          </table:table-cell>
          <table:table-cell office:value-type="float" office:value="0.0373243727" calcext:value-type="float">
            <text:p>0.0373243727</text:p>
          </table:table-cell>
          <table:table-cell office:value-type="float" office:value="0.0005271047" calcext:value-type="float">
            <text:p>0.0005271047</text:p>
          </table:table-cell>
          <table:table-cell office:value-type="float" office:value="0.0001949182" calcext:value-type="float">
            <text:p>0.0001949182</text:p>
          </table:table-cell>
          <table:table-cell office:value-type="float" office:value="0.0005062599" calcext:value-type="float">
            <text:p>0.000506259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016692" calcext:value-type="float">
            <text:p>0.00016692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1390941" calcext:value-type="float">
            <text:p>0.0001390941</text:p>
          </table:table-cell>
          <table:table-cell office:value-type="float" office:value="5027.1728515625" calcext:value-type="float">
            <text:p>5027.1728515625</text:p>
          </table:table-cell>
          <table:table-cell office:value-type="float" office:value="0.0397990756" calcext:value-type="float">
            <text:p>0.0397990756</text:p>
          </table:table-cell>
          <table:table-cell office:value-type="float" office:value="0.0210616812" calcext:value-type="float">
            <text:p>0.0210616812</text:p>
          </table:table-cell>
          <table:table-cell office:value-type="float" office:value="0.0003427456" calcext:value-type="float">
            <text:p>0.0003427456</text:p>
          </table:table-cell>
          <table:table-cell office:value-type="float" office:value="0.0004653057" calcext:value-type="float">
            <text:p>0.0004653057</text:p>
          </table:table-cell>
          <table:table-cell office:value-type="float" office:value="0.0001744223" calcext:value-type="float">
            <text:p>0.000174422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1641127" calcext:value-type="float">
            <text:p>0.000164112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1368694" calcext:value-type="float">
            <text:p>0.0001368694</text:p>
          </table:table-cell>
          <table:table-cell office:value-type="float" office:value="5353.6826171875" calcext:value-type="float">
            <text:p>5353.6826171875</text:p>
          </table:table-cell>
          <table:table-cell office:value-type="float" office:value="0.1767681241" calcext:value-type="float">
            <text:p>0.1767681241</text:p>
          </table:table-cell>
          <table:table-cell office:value-type="float" office:value="0.0040747435" calcext:value-type="float">
            <text:p>0.0040747435</text:p>
          </table:table-cell>
          <table:table-cell office:value-type="float" office:value="0.0008374202" calcext:value-type="float">
            <text:p>0.0008374202</text:p>
          </table:table-cell>
          <table:table-cell office:value-type="float" office:value="0.0013769543" calcext:value-type="float">
            <text:p>0.0013769543</text:p>
          </table:table-cell>
          <table:table-cell office:value-type="float" office:value="0.0002081613" calcext:value-type="float">
            <text:p>0.000208161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1613652" calcext:value-type="float">
            <text:p>0.000161365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1346904" calcext:value-type="float">
            <text:p>0.0001346904</text:p>
          </table:table-cell>
          <table:table-cell office:value-type="float" office:value="5612.70703125" calcext:value-type="float">
            <text:p>5612.70703125</text:p>
          </table:table-cell>
          <table:table-cell office:value-type="float" office:value="0.6952596307" calcext:value-type="float">
            <text:p>0.6952596307</text:p>
          </table:table-cell>
          <table:table-cell office:value-type="float" office:value="0.0114534283" calcext:value-type="float">
            <text:p>0.0114534283</text:p>
          </table:table-cell>
          <table:table-cell office:value-type="float" office:value="0.005613721" calcext:value-type="float">
            <text:p>0.005613721</text:p>
          </table:table-cell>
          <table:table-cell office:value-type="float" office:value="0.0017663697" calcext:value-type="float">
            <text:p>0.0017663697</text:p>
          </table:table-cell>
          <table:table-cell office:value-type="float" office:value="0.0002286014" calcext:value-type="float">
            <text:p>0.000228601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1586757" calcext:value-type="float">
            <text:p>0.000158675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32556" calcext:value-type="float">
            <text:p>0.000132556</text:p>
          </table:table-cell>
          <table:table-cell office:value-type="float" office:value="9080.216796875" calcext:value-type="float">
            <text:p>9080.216796875</text:p>
          </table:table-cell>
          <table:table-cell office:value-type="float" office:value="0.1484859139" calcext:value-type="float">
            <text:p>0.1484859139</text:p>
          </table:table-cell>
          <table:table-cell office:value-type="float" office:value="0.0305367429" calcext:value-type="float">
            <text:p>0.0305367429</text:p>
          </table:table-cell>
          <table:table-cell office:value-type="float" office:value="0.0020489793" calcext:value-type="float">
            <text:p>0.0020489793</text:p>
          </table:table-cell>
          <table:table-cell office:value-type="float" office:value="0.0002528777" calcext:value-type="float">
            <text:p>0.0002528777</text:p>
          </table:table-cell>
          <table:table-cell office:value-type="float" office:value="0.0004400597" calcext:value-type="float">
            <text:p>0.000440059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1560431" calcext:value-type="float">
            <text:p>0.000156043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1304651" calcext:value-type="float">
            <text:p>0.0001304651</text:p>
          </table:table-cell>
          <table:table-cell office:value-type="float" office:value="9274.78515625" calcext:value-type="float">
            <text:p>9274.78515625</text:p>
          </table:table-cell>
          <table:table-cell office:value-type="float" office:value="0.0513767153" calcext:value-type="float">
            <text:p>0.0513767153</text:p>
          </table:table-cell>
          <table:table-cell office:value-type="float" office:value="0.0015984133" calcext:value-type="float">
            <text:p>0.0015984133</text:p>
          </table:table-cell>
          <table:table-cell office:value-type="float" office:value="0.0041604266" calcext:value-type="float">
            <text:p>0.0041604266</text:p>
          </table:table-cell>
          <table:table-cell office:value-type="float" office:value="0.0019013077" calcext:value-type="float">
            <text:p>0.0019013077</text:p>
          </table:table-cell>
          <table:table-cell office:value-type="float" office:value="0.0001641339" calcext:value-type="float">
            <text:p>0.000164133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1534659" calcext:value-type="float">
            <text:p>0.000153465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1284169" calcext:value-type="float">
            <text:p>0.0001284169</text:p>
          </table:table-cell>
          <table:table-cell office:value-type="float" office:value="11215.11328125" calcext:value-type="float">
            <text:p>11215.11328125</text:p>
          </table:table-cell>
          <table:table-cell office:value-type="float" office:value="1.2403620481" calcext:value-type="float">
            <text:p>1.2403620481</text:p>
          </table:table-cell>
          <table:table-cell office:value-type="float" office:value="0.0472797081" calcext:value-type="float">
            <text:p>0.0472797081</text:p>
          </table:table-cell>
          <table:table-cell office:value-type="float" office:value="0.0024331328" calcext:value-type="float">
            <text:p>0.0024331328</text:p>
          </table:table-cell>
          <table:table-cell office:value-type="float" office:value="0.0003587443" calcext:value-type="float">
            <text:p>0.0003587443</text:p>
          </table:table-cell>
          <table:table-cell office:value-type="float" office:value="0.0022699402" calcext:value-type="float">
            <text:p>0.002269940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1509427" calcext:value-type="float">
            <text:p>0.0001509427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1264102" calcext:value-type="float">
            <text:p>0.0001264102</text:p>
          </table:table-cell>
          <table:table-cell office:value-type="float" office:value="15666.466796875" calcext:value-type="float">
            <text:p>15666.466796875</text:p>
          </table:table-cell>
          <table:table-cell office:value-type="float" office:value="0.7097733021" calcext:value-type="float">
            <text:p>0.7097733021</text:p>
          </table:table-cell>
          <table:table-cell office:value-type="float" office:value="0.002073139" calcext:value-type="float">
            <text:p>0.002073139</text:p>
          </table:table-cell>
          <table:table-cell office:value-type="float" office:value="0.0064473185" calcext:value-type="float">
            <text:p>0.0064473185</text:p>
          </table:table-cell>
          <table:table-cell office:value-type="float" office:value="0.0002929535" calcext:value-type="float">
            <text:p>0.0002929535</text:p>
          </table:table-cell>
          <table:table-cell office:value-type="float" office:value="0.0006004552" calcext:value-type="float">
            <text:p>0.000600455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01484724" calcext:value-type="float">
            <text:p>0.0001484724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1244441" calcext:value-type="float">
            <text:p>0.0001244441</text:p>
          </table:table-cell>
          <table:table-cell office:value-type="float" office:value="19504.556640625" calcext:value-type="float">
            <text:p>19504.556640625</text:p>
          </table:table-cell>
          <table:table-cell office:value-type="float" office:value="1.0408679247" calcext:value-type="float">
            <text:p>1.0408679247</text:p>
          </table:table-cell>
          <table:table-cell office:value-type="float" office:value="0.0477384664" calcext:value-type="float">
            <text:p>0.0477384664</text:p>
          </table:table-cell>
          <table:table-cell office:value-type="float" office:value="0.0006025081" calcext:value-type="float">
            <text:p>0.0006025081</text:p>
          </table:table-cell>
          <table:table-cell office:value-type="float" office:value="0.0002002305" calcext:value-type="float">
            <text:p>0.0002002305</text:p>
          </table:table-cell>
          <table:table-cell office:value-type="float" office:value="0.0001587102" calcext:value-type="float">
            <text:p>0.000158710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1460536" calcext:value-type="float">
            <text:p>0.000146053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1225176" calcext:value-type="float">
            <text:p>0.0001225176</text:p>
          </table:table-cell>
          <table:table-cell office:value-type="float" office:value="26205.681640625" calcext:value-type="float">
            <text:p>26205.681640625</text:p>
          </table:table-cell>
          <table:table-cell office:value-type="float" office:value="0.1107710972" calcext:value-type="float">
            <text:p>0.1107710972</text:p>
          </table:table-cell>
          <table:table-cell office:value-type="float" office:value="0.0247737318" calcext:value-type="float">
            <text:p>0.0247737318</text:p>
          </table:table-cell>
          <table:table-cell office:value-type="float" office:value="0.0015149477" calcext:value-type="float">
            <text:p>0.0015149477</text:p>
          </table:table-cell>
          <table:table-cell office:value-type="float" office:value="0.0003599993" calcext:value-type="float">
            <text:p>0.0003599993</text:p>
          </table:table-cell>
          <table:table-cell office:value-type="float" office:value="0.0019841669" calcext:value-type="float">
            <text:p>0.001984166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143685" calcext:value-type="float">
            <text:p>0.00014368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1206298" calcext:value-type="float">
            <text:p>0.0001206298</text:p>
          </table:table-cell>
          <table:table-cell office:value-type="float" office:value="19452.146484375" calcext:value-type="float">
            <text:p>19452.146484375</text:p>
          </table:table-cell>
          <table:table-cell office:value-type="float" office:value="0.9721316695" calcext:value-type="float">
            <text:p>0.9721316695</text:p>
          </table:table-cell>
          <table:table-cell office:value-type="float" office:value="0.006335442" calcext:value-type="float">
            <text:p>0.006335442</text:p>
          </table:table-cell>
          <table:table-cell office:value-type="float" office:value="0.0014199058" calcext:value-type="float">
            <text:p>0.0014199058</text:p>
          </table:table-cell>
          <table:table-cell office:value-type="float" office:value="0.0002135891" calcext:value-type="float">
            <text:p>0.0002135891</text:p>
          </table:table-cell>
          <table:table-cell office:value-type="float" office:value="0.0006349353" calcext:value-type="float">
            <text:p>0.000634935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1413655" calcext:value-type="float">
            <text:p>0.000141365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1390941" calcext:value-type="float">
            <text:p>0.000139094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1368694" calcext:value-type="float">
            <text:p>0.000136869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01346904" calcext:value-type="float">
            <text:p>0.000134690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132556" calcext:value-type="float">
            <text:p>0.00013255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01304651" calcext:value-type="float">
            <text:p>0.000130465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01284169" calcext:value-type="float">
            <text:p>0.000128416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1264102" calcext:value-type="float">
            <text:p>0.000126410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1244441" calcext:value-type="float">
            <text:p>0.000124444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01225176" calcext:value-type="float">
            <text:p>0.000122517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1206298" calcext:value-type="float">
            <text:p>0.0001206298</text:p>
          </table:table-cell>
          <table:table-cell table:number-columns-repeated="10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umberOfIndice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CacheLines</text:p>
          </table:table-cell>
          <table:table-cell office:value-type="float" office:value="240000" calcext:value-type="float">
            <text:p>24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40000" calcext:value-type="float">
            <text:p>24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6259708" calcext:value-type="float">
            <text:p>0.2226259708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2280790806" calcext:value-type="float">
            <text:p>0.2280790806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238724947" calcext:value-type="float">
            <text:p>0.238724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5986921" calcext:value-type="float">
            <text:p>0.0259869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60065198" calcext:value-type="float">
            <text:p>0.02600651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6007466" calcext:value-type="float">
            <text:p>0.026007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41086" calcext:value-type="float">
            <text:p>0.020410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380158" calcext:value-type="float">
            <text:p>0.0203801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3900989" calcext:value-type="float">
            <text:p>0.020390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3199028" calcext:value-type="float">
            <text:p>0.01731990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2991697" calcext:value-type="float">
            <text:p>0.01729916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3129942" calcext:value-type="float">
            <text:p>0.017312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3032849" calcext:value-type="float">
            <text:p>0.01530328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2936196" calcext:value-type="float">
            <text:p>0.01529361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3063787" calcext:value-type="float">
            <text:p>0.0153063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8794864" calcext:value-type="float">
            <text:p>0.01387948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9035285" calcext:value-type="float">
            <text:p>0.01390352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8822123" calcext:value-type="float">
            <text:p>0.0138822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8466533" calcext:value-type="float">
            <text:p>0.01284665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8604369" calcext:value-type="float">
            <text:p>0.01286043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8213121" calcext:value-type="float">
            <text:p>0.012821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20083075" calcext:value-type="float">
            <text:p>0.01200830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20930532" calcext:value-type="float">
            <text:p>0.01209305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2058652" calcext:value-type="float">
            <text:p>0.012058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4417942" calcext:value-type="float">
            <text:p>0.01144179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4320144" calcext:value-type="float">
            <text:p>0.01143201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4115495" calcext:value-type="float">
            <text:p>0.0114115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8733904" calcext:value-type="float">
            <text:p>0.01087339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9452549" calcext:value-type="float">
            <text:p>0.01094525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9057715" calcext:value-type="float">
            <text:p>0.0109057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4175666" calcext:value-type="float">
            <text:p>0.0104175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4986168" calcext:value-type="float">
            <text:p>0.01049861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4153706" calcext:value-type="float">
            <text:p>0.0104153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00505985" calcext:value-type="float">
            <text:p>0.01005059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00611616" calcext:value-type="float">
            <text:p>0.01006116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100837583" calcext:value-type="float">
            <text:p>0.0100837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80525" calcext:value-type="float">
            <text:p>0.00980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7960737" calcext:value-type="float">
            <text:p>0.00979607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7672381" calcext:value-type="float">
            <text:p>0.009767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4818594" calcext:value-type="float">
            <text:p>0.00948185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4336271" calcext:value-type="float">
            <text:p>0.0094336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523401" calcext:value-type="float">
            <text:p>0.009523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3007255" calcext:value-type="float">
            <text:p>0.00930072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2058685" calcext:value-type="float">
            <text:p>0.0092058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1911498" calcext:value-type="float">
            <text:p>0.0091911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89692278" calcext:value-type="float">
            <text:p>0.00896922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8994991" calcext:value-type="float">
            <text:p>0.0089949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90114325" calcext:value-type="float">
            <text:p>0.0090114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890274" calcext:value-type="float">
            <text:p>0.0088902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9546703" calcext:value-type="float">
            <text:p>0.00895467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8301608" calcext:value-type="float">
            <text:p>0.008830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6296638" calcext:value-type="float">
            <text:p>0.00862966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6242622" calcext:value-type="float">
            <text:p>0.0086242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6137289" calcext:value-type="float">
            <text:p>0.0086137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4514394" calcext:value-type="float">
            <text:p>0.00845143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4403614" calcext:value-type="float">
            <text:p>0.0084403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4802974" calcext:value-type="float">
            <text:p>0.0084802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3066467" calcext:value-type="float">
            <text:p>0.00830664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2706716" calcext:value-type="float">
            <text:p>0.00827067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3043352" calcext:value-type="float">
            <text:p>0.0083043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2842177" calcext:value-type="float">
            <text:p>0.00828421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1545003" calcext:value-type="float">
            <text:p>0.00815450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1255967" calcext:value-type="float">
            <text:p>0.0081255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80708629" calcext:value-type="float">
            <text:p>0.00807086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80227358" calcext:value-type="float">
            <text:p>0.00802273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80500096" calcext:value-type="float">
            <text:p>0.0080500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8084815" calcext:value-type="float">
            <text:p>0.0080848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79934727" calcext:value-type="float">
            <text:p>0.0079934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79613011" calcext:value-type="float">
            <text:p>0.0079613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7879536" calcext:value-type="float">
            <text:p>0.00778795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9190331" calcext:value-type="float">
            <text:p>0.00791903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9808524" calcext:value-type="float">
            <text:p>0.0079808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8144865" calcext:value-type="float">
            <text:p>0.00781448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7547762" calcext:value-type="float">
            <text:p>0.00775477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804702" calcext:value-type="float">
            <text:p>0.007804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6233977" calcext:value-type="float">
            <text:p>0.00762339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768394" calcext:value-type="float">
            <text:p>0.0077683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5585898" calcext:value-type="float">
            <text:p>0.0075585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5402996" calcext:value-type="float">
            <text:p>0.00754029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5554354" calcext:value-type="float">
            <text:p>0.00755543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5056711" calcext:value-type="float">
            <text:p>0.007505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4618612" calcext:value-type="float">
            <text:p>0.00746186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4268496" calcext:value-type="float">
            <text:p>0.00742684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4289977" calcext:value-type="float">
            <text:p>0.007428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5059752" calcext:value-type="float">
            <text:p>0.00750597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490823" calcext:value-type="float">
            <text:p>0.0074908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3742759" calcext:value-type="float">
            <text:p>0.007374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3132752" calcext:value-type="float">
            <text:p>0.00731327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2587011" calcext:value-type="float">
            <text:p>0.00725870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2627761" calcext:value-type="float">
            <text:p>0.007262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4296584" calcext:value-type="float">
            <text:p>0.00742965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2561088" calcext:value-type="float">
            <text:p>0.00725610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1887071" calcext:value-type="float">
            <text:p>0.0071887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1140905" calcext:value-type="float">
            <text:p>0.00711409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1365656" calcext:value-type="float">
            <text:p>0.00713656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1623651" calcext:value-type="float">
            <text:p>0.007162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71747219" calcext:value-type="float">
            <text:p>0.00717472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73412945" calcext:value-type="float">
            <text:p>0.00734129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70912787" calcext:value-type="float">
            <text:p>0.007091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7015002" calcext:value-type="float">
            <text:p>0.0070150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69934195" calcext:value-type="float">
            <text:p>0.00699341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69679748" calcext:value-type="float">
            <text:p>0.0069679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990572" calcext:value-type="float">
            <text:p>0.006990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8919323" calcext:value-type="float">
            <text:p>0.00689193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70069167" calcext:value-type="float">
            <text:p>0.0070069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9419714" calcext:value-type="float">
            <text:p>0.00694197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8644607" calcext:value-type="float">
            <text:p>0.00686446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9205463" calcext:value-type="float">
            <text:p>0.006920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70137349" calcext:value-type="float">
            <text:p>0.00701373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68607884" calcext:value-type="float">
            <text:p>0.0068607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68833143" calcext:value-type="float">
            <text:p>0.006883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68193288" calcext:value-type="float">
            <text:p>0.00681932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67221527" calcext:value-type="float">
            <text:p>0.00672215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68512382" calcext:value-type="float">
            <text:p>0.006851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7007625" calcext:value-type="float">
            <text:p>0.0070076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69416407" calcext:value-type="float">
            <text:p>0.00694164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67160344" calcext:value-type="float">
            <text:p>0.0067160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6623264" calcext:value-type="float">
            <text:p>0.00666232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8256962" calcext:value-type="float">
            <text:p>0.00682569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6794949" calcext:value-type="float">
            <text:p>0.0066794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7348848" calcext:value-type="float">
            <text:p>0.00673488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6392696" calcext:value-type="float">
            <text:p>0.00663926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6260491" calcext:value-type="float">
            <text:p>0.0066260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5942006" calcext:value-type="float">
            <text:p>0.00659420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829801" calcext:value-type="float">
            <text:p>0.0068298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5400675" calcext:value-type="float">
            <text:p>0.0065400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6085728" calcext:value-type="float">
            <text:p>0.00660857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5174587" calcext:value-type="float">
            <text:p>0.00651745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578946" calcext:value-type="float">
            <text:p>0.006578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5728794" calcext:value-type="float">
            <text:p>0.00657287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5387581" calcext:value-type="float">
            <text:p>0.00653875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5197819" calcext:value-type="float">
            <text:p>0.0065197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6653076" calcext:value-type="float">
            <text:p>0.00666530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7093628" calcext:value-type="float">
            <text:p>0.00670936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5525537" calcext:value-type="float">
            <text:p>0.006552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4612152" calcext:value-type="float">
            <text:p>0.00646121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4420747" calcext:value-type="float">
            <text:p>0.00644207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4155236" calcext:value-type="float">
            <text:p>0.0064155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7109452" calcext:value-type="float">
            <text:p>0.00671094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5045701" calcext:value-type="float">
            <text:p>0.00650457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3772295" calcext:value-type="float">
            <text:p>0.006377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3322685" calcext:value-type="float">
            <text:p>0.0063322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376721" calcext:value-type="float">
            <text:p>0.0063767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4826896" calcext:value-type="float">
            <text:p>0.006482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4030564" calcext:value-type="float">
            <text:p>0.00640305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6862921" calcext:value-type="float">
            <text:p>0.00668629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252849" calcext:value-type="float">
            <text:p>0.00625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2789414" calcext:value-type="float">
            <text:p>0.00627894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267976" calcext:value-type="float">
            <text:p>0.0062679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1949939" calcext:value-type="float">
            <text:p>0.006194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3301641" calcext:value-type="float">
            <text:p>0.00633016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1575286" calcext:value-type="float">
            <text:p>0.00615752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4447965" calcext:value-type="float">
            <text:p>0.0064447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298291" calcext:value-type="float">
            <text:p>0.0062982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2432894" calcext:value-type="float">
            <text:p>0.00624328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1763013" calcext:value-type="float">
            <text:p>0.0061763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3980194" calcext:value-type="float">
            <text:p>0.00639801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2756334" calcext:value-type="float">
            <text:p>0.00627563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1119027" calcext:value-type="float">
            <text:p>0.0061119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61884602" calcext:value-type="float">
            <text:p>0.00618846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60628378" calcext:value-type="float">
            <text:p>0.00606283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60982988" calcext:value-type="float">
            <text:p>0.006098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64735287" calcext:value-type="float">
            <text:p>0.00647352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64712577" calcext:value-type="float">
            <text:p>0.00647125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61520631" calcext:value-type="float">
            <text:p>0.0061520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60747485" calcext:value-type="float">
            <text:p>0.00607474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62443428" calcext:value-type="float">
            <text:p>0.00624434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64684199" calcext:value-type="float">
            <text:p>0.0064684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6147719" calcext:value-type="float">
            <text:p>0.0061477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6036012" calcext:value-type="float">
            <text:p>0.0060360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62929713" calcext:value-type="float">
            <text:p>0.0062929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60315616" calcext:value-type="float">
            <text:p>0.006031561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63295341" calcext:value-type="float">
            <text:p>0.00632953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9263688" calcext:value-type="float">
            <text:p>0.0059263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61123562" calcext:value-type="float">
            <text:p>0.00611235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9373239" calcext:value-type="float">
            <text:p>0.00593732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9610037" calcext:value-type="float">
            <text:p>0.005961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607786" calcext:value-type="float">
            <text:p>0.006077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60714278" calcext:value-type="float">
            <text:p>0.00607142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9154481" calcext:value-type="float">
            <text:p>0.0059154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61873854" calcext:value-type="float">
            <text:p>0.00618738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63031828" calcext:value-type="float">
            <text:p>0.00630318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60791448" calcext:value-type="float">
            <text:p>0.0060791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9707072" calcext:value-type="float">
            <text:p>0.00597070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987817" calcext:value-type="float">
            <text:p>0.005987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8286735" calcext:value-type="float">
            <text:p>0.0058286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62947604" calcext:value-type="float">
            <text:p>0.00629476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60779559" calcext:value-type="float">
            <text:p>0.00607795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8904341" calcext:value-type="float">
            <text:p>0.0058904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8674649" calcext:value-type="float">
            <text:p>0.00586746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9509557" calcext:value-type="float">
            <text:p>0.00595095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8383606" calcext:value-type="float">
            <text:p>0.0058383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9359563" calcext:value-type="float">
            <text:p>0.00593595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62925993" calcext:value-type="float">
            <text:p>0.00629259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94217" calcext:value-type="float">
            <text:p>0.00594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8314307" calcext:value-type="float">
            <text:p>0.00583143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842336" calcext:value-type="float">
            <text:p>0.0058423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751641" calcext:value-type="float">
            <text:p>0.005751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9418092" calcext:value-type="float">
            <text:p>0.0059418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6993435" calcext:value-type="float">
            <text:p>0.00569934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9499252" calcext:value-type="float">
            <text:p>0.0059499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8967341" calcext:value-type="float">
            <text:p>0.00589673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8920248" calcext:value-type="float">
            <text:p>0.00589202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8600167" calcext:value-type="float">
            <text:p>0.00586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60084579" calcext:value-type="float">
            <text:p>0.00600845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9297401" calcext:value-type="float">
            <text:p>0.00592974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9037767" calcext:value-type="float">
            <text:p>0.0059037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7923235" calcext:value-type="float">
            <text:p>0.00579232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6423196" calcext:value-type="float">
            <text:p>0.00564231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8511351" calcext:value-type="float">
            <text:p>0.0058511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61441534" calcext:value-type="float">
            <text:p>0.00614415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62129511" calcext:value-type="float">
            <text:p>0.00621295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7449797" calcext:value-type="float">
            <text:p>0.0057449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6967041" calcext:value-type="float">
            <text:p>0.00569670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8564572" calcext:value-type="float">
            <text:p>0.00585645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6350594" calcext:value-type="float">
            <text:p>0.005635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7578422" calcext:value-type="float">
            <text:p>0.00575784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6400285" calcext:value-type="float">
            <text:p>0.00564002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6329034" calcext:value-type="float">
            <text:p>0.0056329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6650341" calcext:value-type="float">
            <text:p>0.00566503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60155462" calcext:value-type="float">
            <text:p>0.00601554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5414881" calcext:value-type="float">
            <text:p>0.0055414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7965717" calcext:value-type="float">
            <text:p>0.00579657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5503133" calcext:value-type="float">
            <text:p>0.00555031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7466123" calcext:value-type="float">
            <text:p>0.0057466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7432065" calcext:value-type="float">
            <text:p>0.00574320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7852645" calcext:value-type="float">
            <text:p>0.00578526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6523699" calcext:value-type="float">
            <text:p>0.0056523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8600456" calcext:value-type="float">
            <text:p>0.0058600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60667568" calcext:value-type="float">
            <text:p>0.00606675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8119316" calcext:value-type="float">
            <text:p>0.0058119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6394609" calcext:value-type="float">
            <text:p>0.0056394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7102083" calcext:value-type="float">
            <text:p>0.00571020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5496627" calcext:value-type="float">
            <text:p>0.0055496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60083135" calcext:value-type="float">
            <text:p>0.006008313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7863877" calcext:value-type="float">
            <text:p>0.00578638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6845648" calcext:value-type="float">
            <text:p>0.0056845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5527873" calcext:value-type="float">
            <text:p>0.00555278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6696287" calcext:value-type="float">
            <text:p>0.00566962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819072" calcext:value-type="float">
            <text:p>0.005819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605428" calcext:value-type="float">
            <text:p>0.0056054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60485387" calcext:value-type="float">
            <text:p>0.00604853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4479693" calcext:value-type="float">
            <text:p>0.0054479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5229417" calcext:value-type="float">
            <text:p>0.00552294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5560805" calcext:value-type="float">
            <text:p>0.005556080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4073189" calcext:value-type="float">
            <text:p>0.0054073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6798509" calcext:value-type="float">
            <text:p>0.00567985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3791776" calcext:value-type="float">
            <text:p>0.00537917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871994" calcext:value-type="float">
            <text:p>0.005871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6146388" calcext:value-type="float">
            <text:p>0.00561463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6730206" calcext:value-type="float">
            <text:p>0.00567302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4582017" calcext:value-type="float">
            <text:p>0.005458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7286839" calcext:value-type="float">
            <text:p>0.00572868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7046083" calcext:value-type="float">
            <text:p>0.00570460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4150573" calcext:value-type="float">
            <text:p>0.0054150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5126883" calcext:value-type="float">
            <text:p>0.00551268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3428886" calcext:value-type="float">
            <text:p>0.00534288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3627007" calcext:value-type="float">
            <text:p>0.0053627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906201" calcext:value-type="float">
            <text:p>0.0059062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60745501" calcext:value-type="float">
            <text:p>0.00607455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4735979" calcext:value-type="float">
            <text:p>0.0054735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4292772" calcext:value-type="float">
            <text:p>0.00542927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5755661" calcext:value-type="float">
            <text:p>0.00557556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9575527" calcext:value-type="float">
            <text:p>0.005957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4758461" calcext:value-type="float">
            <text:p>0.00547584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3592301" calcext:value-type="float">
            <text:p>0.00535923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7466854" calcext:value-type="float">
            <text:p>0.0057466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4020174" calcext:value-type="float">
            <text:p>0.005402017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7859113" calcext:value-type="float">
            <text:p>0.00578591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2708685" calcext:value-type="float">
            <text:p>0.0052708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5798092" calcext:value-type="float">
            <text:p>0.00557980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2720853" calcext:value-type="float">
            <text:p>0.00527208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3318827" calcext:value-type="float">
            <text:p>0.0053318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5030622" calcext:value-type="float">
            <text:p>0.0055030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5923345" calcext:value-type="float">
            <text:p>0.00559233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2657151" calcext:value-type="float">
            <text:p>0.005265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6227231" calcext:value-type="float">
            <text:p>0.00562272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9089726" calcext:value-type="float">
            <text:p>0.005908972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5974945" calcext:value-type="float">
            <text:p>0.0055974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4025766" calcext:value-type="float">
            <text:p>0.00540257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5118473" calcext:value-type="float">
            <text:p>0.00551184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2005369" calcext:value-type="float">
            <text:p>0.0052005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8110896" calcext:value-type="float">
            <text:p>0.00581108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5708918" calcext:value-type="float">
            <text:p>0.00557089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3287274" calcext:value-type="float">
            <text:p>0.0053287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3197099" calcext:value-type="float">
            <text:p>0.00531970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4764957" calcext:value-type="float">
            <text:p>0.00547649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2210693" calcext:value-type="float">
            <text:p>0.0052210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3655836" calcext:value-type="float">
            <text:p>0.00536558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8865561" calcext:value-type="float">
            <text:p>0.00588655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4470487" calcext:value-type="float">
            <text:p>0.005447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2966531" calcext:value-type="float">
            <text:p>0.00529665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3458665" calcext:value-type="float">
            <text:p>0.00534586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2035204" calcext:value-type="float">
            <text:p>0.0052035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4937885" calcext:value-type="float">
            <text:p>0.00549378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1387609" calcext:value-type="float">
            <text:p>0.0051387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4604192" calcext:value-type="float">
            <text:p>0.0054604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4069012" calcext:value-type="float">
            <text:p>0.00540690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525718" calcext:value-type="float">
            <text:p>0.0055257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3949617" calcext:value-type="float">
            <text:p>0.0053949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5265413" calcext:value-type="float">
            <text:p>0.005526541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5491868" calcext:value-type="float">
            <text:p>0.00554918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4942276" calcext:value-type="float">
            <text:p>0.0054942276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9185843" calcext:value-type="float">
            <text:p>0.0259185843</text:p>
          </table:table-cell>
          <table:table-cell office:value-type="float" office:value="0.025986921" calcext:value-type="float">
            <text:p>0.025986921</text:p>
          </table:table-cell>
          <table:table-cell office:value-type="float" office:value="0.0260065198" calcext:value-type="float">
            <text:p>0.0260065198</text:p>
          </table:table-cell>
          <table:table-cell office:value-type="float" office:value="0.026007466" calcext:value-type="float">
            <text:p>0.0260074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3517973" calcext:value-type="float">
            <text:p>0.0203517973</text:p>
          </table:table-cell>
          <table:table-cell office:value-type="float" office:value="0.02041086" calcext:value-type="float">
            <text:p>0.02041086</text:p>
          </table:table-cell>
          <table:table-cell office:value-type="float" office:value="0.020380158" calcext:value-type="float">
            <text:p>0.020380158</text:p>
          </table:table-cell>
          <table:table-cell office:value-type="float" office:value="0.0203900989" calcext:value-type="float">
            <text:p>0.02039009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2507726" calcext:value-type="float">
            <text:p>0.0172507726</text:p>
          </table:table-cell>
          <table:table-cell office:value-type="float" office:value="0.0173199028" calcext:value-type="float">
            <text:p>0.0173199028</text:p>
          </table:table-cell>
          <table:table-cell office:value-type="float" office:value="0.0172991697" calcext:value-type="float">
            <text:p>0.0172991697</text:p>
          </table:table-cell>
          <table:table-cell office:value-type="float" office:value="0.0173129942" calcext:value-type="float">
            <text:p>0.017312994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2388662" calcext:value-type="float">
            <text:p>0.0152388662</text:p>
          </table:table-cell>
          <table:table-cell office:value-type="float" office:value="0.0153032849" calcext:value-type="float">
            <text:p>0.0153032849</text:p>
          </table:table-cell>
          <table:table-cell office:value-type="float" office:value="0.0152936196" calcext:value-type="float">
            <text:p>0.0152936196</text:p>
          </table:table-cell>
          <table:table-cell office:value-type="float" office:value="0.0153063787" calcext:value-type="float">
            <text:p>0.01530637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8271088" calcext:value-type="float">
            <text:p>0.0138271088</text:p>
          </table:table-cell>
          <table:table-cell office:value-type="float" office:value="0.0138794864" calcext:value-type="float">
            <text:p>0.0138794864</text:p>
          </table:table-cell>
          <table:table-cell office:value-type="float" office:value="0.0139035285" calcext:value-type="float">
            <text:p>0.0139035285</text:p>
          </table:table-cell>
          <table:table-cell office:value-type="float" office:value="0.0138822123" calcext:value-type="float">
            <text:p>0.0138822123</text:p>
          </table:table-cell>
          <table:table-cell table:number-columns-repeated="5"/>
          <table:table-cell office:value-type="string" calcext:value-type="string">
            <text:p>numSamples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7817551" calcext:value-type="float">
            <text:p>0.0127817551</text:p>
          </table:table-cell>
          <table:table-cell office:value-type="float" office:value="0.0128466533" calcext:value-type="float">
            <text:p>0.0128466533</text:p>
          </table:table-cell>
          <table:table-cell office:value-type="float" office:value="0.0128604369" calcext:value-type="float">
            <text:p>0.0128604369</text:p>
          </table:table-cell>
          <table:table-cell office:value-type="float" office:value="0.0128213121" calcext:value-type="float">
            <text:p>0.0128213121</text:p>
          </table:table-cell>
          <table:table-cell table:number-columns-repeated="5"/>
          <table:table-cell office:value-type="string" calcext:value-type="string">
            <text:p>numFeatures</text:p>
          </table:table-cell>
          <table:table-cell office:value-type="float" office:value="5001" calcext:value-type="float">
            <text:p>50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9753471" calcext:value-type="float">
            <text:p>0.0119753471</text:p>
          </table:table-cell>
          <table:table-cell office:value-type="float" office:value="0.0120083075" calcext:value-type="float">
            <text:p>0.0120083075</text:p>
          </table:table-cell>
          <table:table-cell office:value-type="float" office:value="0.0120930532" calcext:value-type="float">
            <text:p>0.0120930532</text:p>
          </table:table-cell>
          <table:table-cell office:value-type="float" office:value="0.012058652" calcext:value-type="float">
            <text:p>0.012058652</text:p>
          </table:table-cell>
          <table:table-cell table:number-columns-repeated="5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13326758" calcext:value-type="float">
            <text:p>0.0113326758</text:p>
          </table:table-cell>
          <table:table-cell office:value-type="float" office:value="0.0114417942" calcext:value-type="float">
            <text:p>0.0114417942</text:p>
          </table:table-cell>
          <table:table-cell office:value-type="float" office:value="0.0114320144" calcext:value-type="float">
            <text:p>0.0114320144</text:p>
          </table:table-cell>
          <table:table-cell office:value-type="float" office:value="0.0114115495" calcext:value-type="float">
            <text:p>0.0114115495</text:p>
          </table:table-cell>
          <table:table-cell table:number-columns-repeated="5"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8068725" calcext:value-type="float">
            <text:p>0.0108068725</text:p>
          </table:table-cell>
          <table:table-cell office:value-type="float" office:value="0.0108733904" calcext:value-type="float">
            <text:p>0.0108733904</text:p>
          </table:table-cell>
          <table:table-cell office:value-type="float" office:value="0.0109452549" calcext:value-type="float">
            <text:p>0.0109452549</text:p>
          </table:table-cell>
          <table:table-cell office:value-type="float" office:value="0.0109057715" calcext:value-type="float">
            <text:p>0.0109057715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office:value-type="float" office:value="15.2456700802" calcext:value-type="float">
            <text:p>15.24567008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03673218" calcext:value-type="float">
            <text:p>0.0103673218</text:p>
          </table:table-cell>
          <table:table-cell office:value-type="float" office:value="0.0104175666" calcext:value-type="float">
            <text:p>0.0104175666</text:p>
          </table:table-cell>
          <table:table-cell office:value-type="float" office:value="0.0104986168" calcext:value-type="float">
            <text:p>0.0104986168</text:p>
          </table:table-cell>
          <table:table-cell office:value-type="float" office:value="0.0104153706" calcext:value-type="float">
            <text:p>0.010415370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993284" calcext:value-type="float">
            <text:p>0.009993284</text:p>
          </table:table-cell>
          <table:table-cell office:value-type="float" office:value="0.0100505985" calcext:value-type="float">
            <text:p>0.0100505985</text:p>
          </table:table-cell>
          <table:table-cell office:value-type="float" office:value="0.0100611616" calcext:value-type="float">
            <text:p>0.0100611616</text:p>
          </table:table-cell>
          <table:table-cell office:value-type="float" office:value="0.0100837583" calcext:value-type="float">
            <text:p>0.010083758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259185843" calcext:value-type="float">
            <text:p>0.0259185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6701784" calcext:value-type="float">
            <text:p>0.0096701784</text:p>
          </table:table-cell>
          <table:table-cell office:value-type="float" office:value="0.00980525" calcext:value-type="float">
            <text:p>0.00980525</text:p>
          </table:table-cell>
          <table:table-cell office:value-type="float" office:value="0.0097960737" calcext:value-type="float">
            <text:p>0.0097960737</text:p>
          </table:table-cell>
          <table:table-cell office:value-type="float" office:value="0.0097672381" calcext:value-type="float">
            <text:p>0.009767238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203517973" calcext:value-type="float">
            <text:p>0.02035179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3875434" calcext:value-type="float">
            <text:p>0.0093875434</text:p>
          </table:table-cell>
          <table:table-cell office:value-type="float" office:value="0.0094818594" calcext:value-type="float">
            <text:p>0.0094818594</text:p>
          </table:table-cell>
          <table:table-cell office:value-type="float" office:value="0.0094336271" calcext:value-type="float">
            <text:p>0.0094336271</text:p>
          </table:table-cell>
          <table:table-cell office:value-type="float" office:value="0.009523401" calcext:value-type="float">
            <text:p>0.00952340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172507726" calcext:value-type="float">
            <text:p>0.0172507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1375671" calcext:value-type="float">
            <text:p>0.0091375671</text:p>
          </table:table-cell>
          <table:table-cell office:value-type="float" office:value="0.0093007255" calcext:value-type="float">
            <text:p>0.0093007255</text:p>
          </table:table-cell>
          <table:table-cell office:value-type="float" office:value="0.0092058685" calcext:value-type="float">
            <text:p>0.0092058685</text:p>
          </table:table-cell>
          <table:table-cell office:value-type="float" office:value="0.0091911498" calcext:value-type="float">
            <text:p>0.009191149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152388662" calcext:value-type="float">
            <text:p>0.0152388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9144194" calcext:value-type="float">
            <text:p>0.0089144194</text:p>
          </table:table-cell>
          <table:table-cell office:value-type="float" office:value="0.0089692278" calcext:value-type="float">
            <text:p>0.0089692278</text:p>
          </table:table-cell>
          <table:table-cell office:value-type="float" office:value="0.008994991" calcext:value-type="float">
            <text:p>0.008994991</text:p>
          </table:table-cell>
          <table:table-cell office:value-type="float" office:value="0.0090114325" calcext:value-type="float">
            <text:p>0.0090114325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138271088" calcext:value-type="float">
            <text:p>0.0138271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7135714" calcext:value-type="float">
            <text:p>0.0087135714</text:p>
          </table:table-cell>
          <table:table-cell office:value-type="float" office:value="0.008890274" calcext:value-type="float">
            <text:p>0.008890274</text:p>
          </table:table-cell>
          <table:table-cell office:value-type="float" office:value="0.0089546703" calcext:value-type="float">
            <text:p>0.0089546703</text:p>
          </table:table-cell>
          <table:table-cell office:value-type="float" office:value="0.0088301608" calcext:value-type="float">
            <text:p>0.008830160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127817551" calcext:value-type="float">
            <text:p>0.01278175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85315043" calcext:value-type="float">
            <text:p>0.0085315043</text:p>
          </table:table-cell>
          <table:table-cell office:value-type="float" office:value="0.0086296638" calcext:value-type="float">
            <text:p>0.0086296638</text:p>
          </table:table-cell>
          <table:table-cell office:value-type="float" office:value="0.0086242622" calcext:value-type="float">
            <text:p>0.0086242622</text:p>
          </table:table-cell>
          <table:table-cell office:value-type="float" office:value="0.0086137289" calcext:value-type="float">
            <text:p>0.008613728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119753471" calcext:value-type="float">
            <text:p>0.0119753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3654104" calcext:value-type="float">
            <text:p>0.0083654104</text:p>
          </table:table-cell>
          <table:table-cell office:value-type="float" office:value="0.0084514394" calcext:value-type="float">
            <text:p>0.0084514394</text:p>
          </table:table-cell>
          <table:table-cell office:value-type="float" office:value="0.0084403614" calcext:value-type="float">
            <text:p>0.0084403614</text:p>
          </table:table-cell>
          <table:table-cell office:value-type="float" office:value="0.0084802974" calcext:value-type="float">
            <text:p>0.008480297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113326758" calcext:value-type="float">
            <text:p>0.01133267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82130218" calcext:value-type="float">
            <text:p>0.0082130218</text:p>
          </table:table-cell>
          <table:table-cell office:value-type="float" office:value="0.0083066467" calcext:value-type="float">
            <text:p>0.0083066467</text:p>
          </table:table-cell>
          <table:table-cell office:value-type="float" office:value="0.0082706716" calcext:value-type="float">
            <text:p>0.0082706716</text:p>
          </table:table-cell>
          <table:table-cell office:value-type="float" office:value="0.0083043352" calcext:value-type="float">
            <text:p>0.0083043352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108068725" calcext:value-type="float">
            <text:p>0.01080687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0725271" calcext:value-type="float">
            <text:p>0.0080725271</text:p>
          </table:table-cell>
          <table:table-cell office:value-type="float" office:value="0.0082842177" calcext:value-type="float">
            <text:p>0.0082842177</text:p>
          </table:table-cell>
          <table:table-cell office:value-type="float" office:value="0.0081545003" calcext:value-type="float">
            <text:p>0.0081545003</text:p>
          </table:table-cell>
          <table:table-cell office:value-type="float" office:value="0.0081255967" calcext:value-type="float">
            <text:p>0.008125596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103673218" calcext:value-type="float">
            <text:p>0.0103673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9423739" calcext:value-type="float">
            <text:p>0.0079423739</text:p>
          </table:table-cell>
          <table:table-cell office:value-type="float" office:value="0.0080708629" calcext:value-type="float">
            <text:p>0.0080708629</text:p>
          </table:table-cell>
          <table:table-cell office:value-type="float" office:value="0.0080227358" calcext:value-type="float">
            <text:p>0.0080227358</text:p>
          </table:table-cell>
          <table:table-cell office:value-type="float" office:value="0.0080500096" calcext:value-type="float">
            <text:p>0.008050009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9993284" calcext:value-type="float">
            <text:p>0.0099932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78213476" calcext:value-type="float">
            <text:p>0.0078213476</text:p>
          </table:table-cell>
          <table:table-cell office:value-type="float" office:value="0.008084815" calcext:value-type="float">
            <text:p>0.008084815</text:p>
          </table:table-cell>
          <table:table-cell office:value-type="float" office:value="0.0079934727" calcext:value-type="float">
            <text:p>0.0079934727</text:p>
          </table:table-cell>
          <table:table-cell office:value-type="float" office:value="0.0079613011" calcext:value-type="float">
            <text:p>0.007961301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96701784" calcext:value-type="float">
            <text:p>0.0096701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7083898" calcext:value-type="float">
            <text:p>0.0077083898</text:p>
          </table:table-cell>
          <table:table-cell office:value-type="float" office:value="0.0077879536" calcext:value-type="float">
            <text:p>0.0077879536</text:p>
          </table:table-cell>
          <table:table-cell office:value-type="float" office:value="0.0079190331" calcext:value-type="float">
            <text:p>0.0079190331</text:p>
          </table:table-cell>
          <table:table-cell office:value-type="float" office:value="0.0079808524" calcext:value-type="float">
            <text:p>0.007980852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93875434" calcext:value-type="float">
            <text:p>0.00938754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6025901" calcext:value-type="float">
            <text:p>0.0076025901</text:p>
          </table:table-cell>
          <table:table-cell office:value-type="float" office:value="0.0078144865" calcext:value-type="float">
            <text:p>0.0078144865</text:p>
          </table:table-cell>
          <table:table-cell office:value-type="float" office:value="0.0077547762" calcext:value-type="float">
            <text:p>0.0077547762</text:p>
          </table:table-cell>
          <table:table-cell office:value-type="float" office:value="0.007804702" calcext:value-type="float">
            <text:p>0.007804702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91375671" calcext:value-type="float">
            <text:p>0.00913756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75031985" calcext:value-type="float">
            <text:p>0.0075031985</text:p>
          </table:table-cell>
          <table:table-cell office:value-type="float" office:value="0.0076233977" calcext:value-type="float">
            <text:p>0.0076233977</text:p>
          </table:table-cell>
          <table:table-cell office:value-type="float" office:value="0.007768394" calcext:value-type="float">
            <text:p>0.007768394</text:p>
          </table:table-cell>
          <table:table-cell office:value-type="float" office:value="0.0075585898" calcext:value-type="float">
            <text:p>0.007558589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89144194" calcext:value-type="float">
            <text:p>0.00891441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4095898" calcext:value-type="float">
            <text:p>0.0074095898</text:p>
          </table:table-cell>
          <table:table-cell office:value-type="float" office:value="0.0075402996" calcext:value-type="float">
            <text:p>0.0075402996</text:p>
          </table:table-cell>
          <table:table-cell office:value-type="float" office:value="0.0075554354" calcext:value-type="float">
            <text:p>0.0075554354</text:p>
          </table:table-cell>
          <table:table-cell office:value-type="float" office:value="0.0075056711" calcext:value-type="float">
            <text:p>0.007505671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87135714" calcext:value-type="float">
            <text:p>0.0087135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3211822" calcext:value-type="float">
            <text:p>0.0073211822</text:p>
          </table:table-cell>
          <table:table-cell office:value-type="float" office:value="0.0074618612" calcext:value-type="float">
            <text:p>0.0074618612</text:p>
          </table:table-cell>
          <table:table-cell office:value-type="float" office:value="0.0074268496" calcext:value-type="float">
            <text:p>0.0074268496</text:p>
          </table:table-cell>
          <table:table-cell office:value-type="float" office:value="0.0074289977" calcext:value-type="float">
            <text:p>0.007428997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85315043" calcext:value-type="float">
            <text:p>0.00853150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2374884" calcext:value-type="float">
            <text:p>0.0072374884</text:p>
          </table:table-cell>
          <table:table-cell office:value-type="float" office:value="0.0075059752" calcext:value-type="float">
            <text:p>0.0075059752</text:p>
          </table:table-cell>
          <table:table-cell office:value-type="float" office:value="0.007490823" calcext:value-type="float">
            <text:p>0.007490823</text:p>
          </table:table-cell>
          <table:table-cell office:value-type="float" office:value="0.0073742759" calcext:value-type="float">
            <text:p>0.007374275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83654104" calcext:value-type="float">
            <text:p>0.00836541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71581104" calcext:value-type="float">
            <text:p>0.0071581104</text:p>
          </table:table-cell>
          <table:table-cell office:value-type="float" office:value="0.0073132752" calcext:value-type="float">
            <text:p>0.0073132752</text:p>
          </table:table-cell>
          <table:table-cell office:value-type="float" office:value="0.0072587011" calcext:value-type="float">
            <text:p>0.0072587011</text:p>
          </table:table-cell>
          <table:table-cell office:value-type="float" office:value="0.0072627761" calcext:value-type="float">
            <text:p>0.007262776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82130218" calcext:value-type="float">
            <text:p>0.00821302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70826481" calcext:value-type="float">
            <text:p>0.0070826481</text:p>
          </table:table-cell>
          <table:table-cell office:value-type="float" office:value="0.0074296584" calcext:value-type="float">
            <text:p>0.0074296584</text:p>
          </table:table-cell>
          <table:table-cell office:value-type="float" office:value="0.0072561088" calcext:value-type="float">
            <text:p>0.0072561088</text:p>
          </table:table-cell>
          <table:table-cell office:value-type="float" office:value="0.0071887071" calcext:value-type="float">
            <text:p>0.007188707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80725271" calcext:value-type="float">
            <text:p>0.00807252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0107919" calcext:value-type="float">
            <text:p>0.0070107919</text:p>
          </table:table-cell>
          <table:table-cell office:value-type="float" office:value="0.0071140905" calcext:value-type="float">
            <text:p>0.0071140905</text:p>
          </table:table-cell>
          <table:table-cell office:value-type="float" office:value="0.0071365656" calcext:value-type="float">
            <text:p>0.0071365656</text:p>
          </table:table-cell>
          <table:table-cell office:value-type="float" office:value="0.0071623651" calcext:value-type="float">
            <text:p>0.007162365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79423739" calcext:value-type="float">
            <text:p>0.00794237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9422415" calcext:value-type="float">
            <text:p>0.0069422415</text:p>
          </table:table-cell>
          <table:table-cell office:value-type="float" office:value="0.0071747219" calcext:value-type="float">
            <text:p>0.0071747219</text:p>
          </table:table-cell>
          <table:table-cell office:value-type="float" office:value="0.0073412945" calcext:value-type="float">
            <text:p>0.0073412945</text:p>
          </table:table-cell>
          <table:table-cell office:value-type="float" office:value="0.0070912787" calcext:value-type="float">
            <text:p>0.007091278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78213476" calcext:value-type="float">
            <text:p>0.0078213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68767574" calcext:value-type="float">
            <text:p>0.0068767574</text:p>
          </table:table-cell>
          <table:table-cell office:value-type="float" office:value="0.007015002" calcext:value-type="float">
            <text:p>0.007015002</text:p>
          </table:table-cell>
          <table:table-cell office:value-type="float" office:value="0.0069934195" calcext:value-type="float">
            <text:p>0.0069934195</text:p>
          </table:table-cell>
          <table:table-cell office:value-type="float" office:value="0.0069679748" calcext:value-type="float">
            <text:p>0.006967974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77083898" calcext:value-type="float">
            <text:p>0.00770838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68140877" calcext:value-type="float">
            <text:p>0.0068140877</text:p>
          </table:table-cell>
          <table:table-cell office:value-type="float" office:value="0.006990572" calcext:value-type="float">
            <text:p>0.006990572</text:p>
          </table:table-cell>
          <table:table-cell office:value-type="float" office:value="0.0068919323" calcext:value-type="float">
            <text:p>0.0068919323</text:p>
          </table:table-cell>
          <table:table-cell office:value-type="float" office:value="0.0070069167" calcext:value-type="float">
            <text:p>0.007006916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76025901" calcext:value-type="float">
            <text:p>0.00760259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75405" calcext:value-type="float">
            <text:p>0.00675405</text:p>
          </table:table-cell>
          <table:table-cell office:value-type="float" office:value="0.0069419714" calcext:value-type="float">
            <text:p>0.0069419714</text:p>
          </table:table-cell>
          <table:table-cell office:value-type="float" office:value="0.0068644607" calcext:value-type="float">
            <text:p>0.0068644607</text:p>
          </table:table-cell>
          <table:table-cell office:value-type="float" office:value="0.0069205463" calcext:value-type="float">
            <text:p>0.006920546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75031985" calcext:value-type="float">
            <text:p>0.00750319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6964366" calcext:value-type="float">
            <text:p>0.0066964366</text:p>
          </table:table-cell>
          <table:table-cell office:value-type="float" office:value="0.0070137349" calcext:value-type="float">
            <text:p>0.0070137349</text:p>
          </table:table-cell>
          <table:table-cell office:value-type="float" office:value="0.0068607884" calcext:value-type="float">
            <text:p>0.0068607884</text:p>
          </table:table-cell>
          <table:table-cell office:value-type="float" office:value="0.0068833143" calcext:value-type="float">
            <text:p>0.006883314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74095898" calcext:value-type="float">
            <text:p>0.00740958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6410955" calcext:value-type="float">
            <text:p>0.0066410955</text:p>
          </table:table-cell>
          <table:table-cell office:value-type="float" office:value="0.0068193288" calcext:value-type="float">
            <text:p>0.0068193288</text:p>
          </table:table-cell>
          <table:table-cell office:value-type="float" office:value="0.0067221527" calcext:value-type="float">
            <text:p>0.0067221527</text:p>
          </table:table-cell>
          <table:table-cell office:value-type="float" office:value="0.0068512382" calcext:value-type="float">
            <text:p>0.0068512382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73211822" calcext:value-type="float">
            <text:p>0.00732118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6587876" calcext:value-type="float">
            <text:p>0.006587876</text:p>
          </table:table-cell>
          <table:table-cell office:value-type="float" office:value="0.007007625" calcext:value-type="float">
            <text:p>0.007007625</text:p>
          </table:table-cell>
          <table:table-cell office:value-type="float" office:value="0.0069416407" calcext:value-type="float">
            <text:p>0.0069416407</text:p>
          </table:table-cell>
          <table:table-cell office:value-type="float" office:value="0.0067160344" calcext:value-type="float">
            <text:p>0.006716034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72374884" calcext:value-type="float">
            <text:p>0.00723748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65366486" calcext:value-type="float">
            <text:p>0.0065366486</text:p>
          </table:table-cell>
          <table:table-cell office:value-type="float" office:value="0.0066623264" calcext:value-type="float">
            <text:p>0.0066623264</text:p>
          </table:table-cell>
          <table:table-cell office:value-type="float" office:value="0.0068256962" calcext:value-type="float">
            <text:p>0.0068256962</text:p>
          </table:table-cell>
          <table:table-cell office:value-type="float" office:value="0.0066794949" calcext:value-type="float">
            <text:p>0.006679494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71581104" calcext:value-type="float">
            <text:p>0.00715811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6487261" calcext:value-type="float">
            <text:p>0.006487261</text:p>
          </table:table-cell>
          <table:table-cell office:value-type="float" office:value="0.0067348848" calcext:value-type="float">
            <text:p>0.0067348848</text:p>
          </table:table-cell>
          <table:table-cell office:value-type="float" office:value="0.0066392696" calcext:value-type="float">
            <text:p>0.0066392696</text:p>
          </table:table-cell>
          <table:table-cell office:value-type="float" office:value="0.0066260491" calcext:value-type="float">
            <text:p>0.006626049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70826481" calcext:value-type="float">
            <text:p>0.00708264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4396244" calcext:value-type="float">
            <text:p>0.0064396244</text:p>
          </table:table-cell>
          <table:table-cell office:value-type="float" office:value="0.0065942006" calcext:value-type="float">
            <text:p>0.0065942006</text:p>
          </table:table-cell>
          <table:table-cell office:value-type="float" office:value="0.006829801" calcext:value-type="float">
            <text:p>0.006829801</text:p>
          </table:table-cell>
          <table:table-cell office:value-type="float" office:value="0.0065400675" calcext:value-type="float">
            <text:p>0.0065400675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70107919" calcext:value-type="float">
            <text:p>0.00701079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3936366" calcext:value-type="float">
            <text:p>0.0063936366</text:p>
          </table:table-cell>
          <table:table-cell office:value-type="float" office:value="0.0066085728" calcext:value-type="float">
            <text:p>0.0066085728</text:p>
          </table:table-cell>
          <table:table-cell office:value-type="float" office:value="0.0065174587" calcext:value-type="float">
            <text:p>0.0065174587</text:p>
          </table:table-cell>
          <table:table-cell office:value-type="float" office:value="0.006578946" calcext:value-type="float">
            <text:p>0.00657894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69422415" calcext:value-type="float">
            <text:p>0.00694224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63491915" calcext:value-type="float">
            <text:p>0.0063491915</text:p>
          </table:table-cell>
          <table:table-cell office:value-type="float" office:value="0.0065728794" calcext:value-type="float">
            <text:p>0.0065728794</text:p>
          </table:table-cell>
          <table:table-cell office:value-type="float" office:value="0.0065387581" calcext:value-type="float">
            <text:p>0.0065387581</text:p>
          </table:table-cell>
          <table:table-cell office:value-type="float" office:value="0.0065197819" calcext:value-type="float">
            <text:p>0.006519781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68767574" calcext:value-type="float">
            <text:p>0.00687675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63062059" calcext:value-type="float">
            <text:p>0.0063062059</text:p>
          </table:table-cell>
          <table:table-cell office:value-type="float" office:value="0.0066653076" calcext:value-type="float">
            <text:p>0.0066653076</text:p>
          </table:table-cell>
          <table:table-cell office:value-type="float" office:value="0.0067093628" calcext:value-type="float">
            <text:p>0.0067093628</text:p>
          </table:table-cell>
          <table:table-cell office:value-type="float" office:value="0.0065525537" calcext:value-type="float">
            <text:p>0.006552553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68140877" calcext:value-type="float">
            <text:p>0.00681408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645911" calcext:value-type="float">
            <text:p>0.0062645911</text:p>
          </table:table-cell>
          <table:table-cell office:value-type="float" office:value="0.0064612152" calcext:value-type="float">
            <text:p>0.0064612152</text:p>
          </table:table-cell>
          <table:table-cell office:value-type="float" office:value="0.0064420747" calcext:value-type="float">
            <text:p>0.0064420747</text:p>
          </table:table-cell>
          <table:table-cell office:value-type="float" office:value="0.0064155236" calcext:value-type="float">
            <text:p>0.006415523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675405" calcext:value-type="float">
            <text:p>0.00675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62242872" calcext:value-type="float">
            <text:p>0.0062242872</text:p>
          </table:table-cell>
          <table:table-cell office:value-type="float" office:value="0.0067109452" calcext:value-type="float">
            <text:p>0.0067109452</text:p>
          </table:table-cell>
          <table:table-cell office:value-type="float" office:value="0.0065045701" calcext:value-type="float">
            <text:p>0.0065045701</text:p>
          </table:table-cell>
          <table:table-cell office:value-type="float" office:value="0.0063772295" calcext:value-type="float">
            <text:p>0.0063772295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66964366" calcext:value-type="float">
            <text:p>0.00669643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1852126" calcext:value-type="float">
            <text:p>0.0061852126</text:p>
          </table:table-cell>
          <table:table-cell office:value-type="float" office:value="0.0063322685" calcext:value-type="float">
            <text:p>0.0063322685</text:p>
          </table:table-cell>
          <table:table-cell office:value-type="float" office:value="0.006376721" calcext:value-type="float">
            <text:p>0.006376721</text:p>
          </table:table-cell>
          <table:table-cell office:value-type="float" office:value="0.0064826896" calcext:value-type="float">
            <text:p>0.006482689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66410955" calcext:value-type="float">
            <text:p>0.00664109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61473171" calcext:value-type="float">
            <text:p>0.0061473171</text:p>
          </table:table-cell>
          <table:table-cell office:value-type="float" office:value="0.0064030564" calcext:value-type="float">
            <text:p>0.0064030564</text:p>
          </table:table-cell>
          <table:table-cell office:value-type="float" office:value="0.0066862921" calcext:value-type="float">
            <text:p>0.0066862921</text:p>
          </table:table-cell>
          <table:table-cell office:value-type="float" office:value="0.006252849" calcext:value-type="float">
            <text:p>0.00625284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6587876" calcext:value-type="float">
            <text:p>0.0065878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61105448" calcext:value-type="float">
            <text:p>0.0061105448</text:p>
          </table:table-cell>
          <table:table-cell office:value-type="float" office:value="0.0062789414" calcext:value-type="float">
            <text:p>0.0062789414</text:p>
          </table:table-cell>
          <table:table-cell office:value-type="float" office:value="0.006267976" calcext:value-type="float">
            <text:p>0.006267976</text:p>
          </table:table-cell>
          <table:table-cell office:value-type="float" office:value="0.0061949939" calcext:value-type="float">
            <text:p>0.006194993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65366486" calcext:value-type="float">
            <text:p>0.00653664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0748137" calcext:value-type="float">
            <text:p>0.0060748137</text:p>
          </table:table-cell>
          <table:table-cell office:value-type="float" office:value="0.0063301641" calcext:value-type="float">
            <text:p>0.0063301641</text:p>
          </table:table-cell>
          <table:table-cell office:value-type="float" office:value="0.0061575286" calcext:value-type="float">
            <text:p>0.0061575286</text:p>
          </table:table-cell>
          <table:table-cell office:value-type="float" office:value="0.0064447965" calcext:value-type="float">
            <text:p>0.0064447965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6487261" calcext:value-type="float">
            <text:p>0.0064872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0401056" calcext:value-type="float">
            <text:p>0.0060401056</text:p>
          </table:table-cell>
          <table:table-cell office:value-type="float" office:value="0.006298291" calcext:value-type="float">
            <text:p>0.006298291</text:p>
          </table:table-cell>
          <table:table-cell office:value-type="float" office:value="0.0062432894" calcext:value-type="float">
            <text:p>0.0062432894</text:p>
          </table:table-cell>
          <table:table-cell office:value-type="float" office:value="0.0061763013" calcext:value-type="float">
            <text:p>0.006176301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64396244" calcext:value-type="float">
            <text:p>0.00643962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60063503" calcext:value-type="float">
            <text:p>0.0060063503</text:p>
          </table:table-cell>
          <table:table-cell office:value-type="float" office:value="0.0063980194" calcext:value-type="float">
            <text:p>0.0063980194</text:p>
          </table:table-cell>
          <table:table-cell office:value-type="float" office:value="0.0062756334" calcext:value-type="float">
            <text:p>0.0062756334</text:p>
          </table:table-cell>
          <table:table-cell office:value-type="float" office:value="0.0061119027" calcext:value-type="float">
            <text:p>0.006111902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63936366" calcext:value-type="float">
            <text:p>0.00639363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9735081" calcext:value-type="float">
            <text:p>0.0059735081</text:p>
          </table:table-cell>
          <table:table-cell office:value-type="float" office:value="0.0061884602" calcext:value-type="float">
            <text:p>0.0061884602</text:p>
          </table:table-cell>
          <table:table-cell office:value-type="float" office:value="0.0060628378" calcext:value-type="float">
            <text:p>0.0060628378</text:p>
          </table:table-cell>
          <table:table-cell office:value-type="float" office:value="0.0060982988" calcext:value-type="float">
            <text:p>0.006098298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63491915" calcext:value-type="float">
            <text:p>0.00634919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9415409" calcext:value-type="float">
            <text:p>0.0059415409</text:p>
          </table:table-cell>
          <table:table-cell office:value-type="float" office:value="0.0064735287" calcext:value-type="float">
            <text:p>0.0064735287</text:p>
          </table:table-cell>
          <table:table-cell office:value-type="float" office:value="0.0064712577" calcext:value-type="float">
            <text:p>0.0064712577</text:p>
          </table:table-cell>
          <table:table-cell office:value-type="float" office:value="0.0061520631" calcext:value-type="float">
            <text:p>0.006152063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63062059" calcext:value-type="float">
            <text:p>0.00630620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910424" calcext:value-type="float">
            <text:p>0.005910424</text:p>
          </table:table-cell>
          <table:table-cell office:value-type="float" office:value="0.0060747485" calcext:value-type="float">
            <text:p>0.0060747485</text:p>
          </table:table-cell>
          <table:table-cell office:value-type="float" office:value="0.0062443428" calcext:value-type="float">
            <text:p>0.0062443428</text:p>
          </table:table-cell>
          <table:table-cell office:value-type="float" office:value="0.0064684199" calcext:value-type="float">
            <text:p>0.006468419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62645911" calcext:value-type="float">
            <text:p>0.00626459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8800913" calcext:value-type="float">
            <text:p>0.0058800913</text:p>
          </table:table-cell>
          <table:table-cell office:value-type="float" office:value="0.006147719" calcext:value-type="float">
            <text:p>0.006147719</text:p>
          </table:table-cell>
          <table:table-cell office:value-type="float" office:value="0.006036012" calcext:value-type="float">
            <text:p>0.006036012</text:p>
          </table:table-cell>
          <table:table-cell office:value-type="float" office:value="0.0062929713" calcext:value-type="float">
            <text:p>0.006292971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62242872" calcext:value-type="float">
            <text:p>0.00622428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8505321" calcext:value-type="float">
            <text:p>0.0058505321</text:p>
          </table:table-cell>
          <table:table-cell office:value-type="float" office:value="0.0060315616" calcext:value-type="float">
            <text:p>0.0060315616</text:p>
          </table:table-cell>
          <table:table-cell office:value-type="float" office:value="0.0063295341" calcext:value-type="float">
            <text:p>0.0063295341</text:p>
          </table:table-cell>
          <table:table-cell office:value-type="float" office:value="0.0059263688" calcext:value-type="float">
            <text:p>0.005926368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61852126" calcext:value-type="float">
            <text:p>0.00618521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8217035" calcext:value-type="float">
            <text:p>0.0058217035</text:p>
          </table:table-cell>
          <table:table-cell office:value-type="float" office:value="0.0061123562" calcext:value-type="float">
            <text:p>0.0061123562</text:p>
          </table:table-cell>
          <table:table-cell office:value-type="float" office:value="0.0059373239" calcext:value-type="float">
            <text:p>0.0059373239</text:p>
          </table:table-cell>
          <table:table-cell office:value-type="float" office:value="0.0059610037" calcext:value-type="float">
            <text:p>0.005961003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61473171" calcext:value-type="float">
            <text:p>0.00614731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7935836" calcext:value-type="float">
            <text:p>0.0057935836</text:p>
          </table:table-cell>
          <table:table-cell office:value-type="float" office:value="0.00607786" calcext:value-type="float">
            <text:p>0.00607786</text:p>
          </table:table-cell>
          <table:table-cell office:value-type="float" office:value="0.0060714278" calcext:value-type="float">
            <text:p>0.0060714278</text:p>
          </table:table-cell>
          <table:table-cell office:value-type="float" office:value="0.0059154481" calcext:value-type="float">
            <text:p>0.005915448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61105448" calcext:value-type="float">
            <text:p>0.00611054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7661277" calcext:value-type="float">
            <text:p>0.0057661277</text:p>
          </table:table-cell>
          <table:table-cell office:value-type="float" office:value="0.0061873854" calcext:value-type="float">
            <text:p>0.0061873854</text:p>
          </table:table-cell>
          <table:table-cell office:value-type="float" office:value="0.0063031828" calcext:value-type="float">
            <text:p>0.0063031828</text:p>
          </table:table-cell>
          <table:table-cell office:value-type="float" office:value="0.0060791448" calcext:value-type="float">
            <text:p>0.006079144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60748137" calcext:value-type="float">
            <text:p>0.0060748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7393266" calcext:value-type="float">
            <text:p>0.0057393266</text:p>
          </table:table-cell>
          <table:table-cell office:value-type="float" office:value="0.0059707072" calcext:value-type="float">
            <text:p>0.0059707072</text:p>
          </table:table-cell>
          <table:table-cell office:value-type="float" office:value="0.005987817" calcext:value-type="float">
            <text:p>0.005987817</text:p>
          </table:table-cell>
          <table:table-cell office:value-type="float" office:value="0.0058286735" calcext:value-type="float">
            <text:p>0.0058286735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60401056" calcext:value-type="float">
            <text:p>0.00604010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713149" calcext:value-type="float">
            <text:p>0.005713149</text:p>
          </table:table-cell>
          <table:table-cell office:value-type="float" office:value="0.0062947604" calcext:value-type="float">
            <text:p>0.0062947604</text:p>
          </table:table-cell>
          <table:table-cell office:value-type="float" office:value="0.0060779559" calcext:value-type="float">
            <text:p>0.0060779559</text:p>
          </table:table-cell>
          <table:table-cell office:value-type="float" office:value="0.0058904341" calcext:value-type="float">
            <text:p>0.005890434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60063503" calcext:value-type="float">
            <text:p>0.0060063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56875623" calcext:value-type="float">
            <text:p>0.0056875623</text:p>
          </table:table-cell>
          <table:table-cell office:value-type="float" office:value="0.0058674649" calcext:value-type="float">
            <text:p>0.0058674649</text:p>
          </table:table-cell>
          <table:table-cell office:value-type="float" office:value="0.0059509557" calcext:value-type="float">
            <text:p>0.0059509557</text:p>
          </table:table-cell>
          <table:table-cell office:value-type="float" office:value="0.0058383606" calcext:value-type="float">
            <text:p>0.005838360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59735081" calcext:value-type="float">
            <text:p>0.00597350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6625595" calcext:value-type="float">
            <text:p>0.0056625595</text:p>
          </table:table-cell>
          <table:table-cell office:value-type="float" office:value="0.0059359563" calcext:value-type="float">
            <text:p>0.0059359563</text:p>
          </table:table-cell>
          <table:table-cell office:value-type="float" office:value="0.0062925993" calcext:value-type="float">
            <text:p>0.0062925993</text:p>
          </table:table-cell>
          <table:table-cell office:value-type="float" office:value="0.00594217" calcext:value-type="float">
            <text:p>0.0059421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59415409" calcext:value-type="float">
            <text:p>0.00594154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6381067" calcext:value-type="float">
            <text:p>0.0056381067</text:p>
          </table:table-cell>
          <table:table-cell office:value-type="float" office:value="0.0058314307" calcext:value-type="float">
            <text:p>0.0058314307</text:p>
          </table:table-cell>
          <table:table-cell office:value-type="float" office:value="0.005842336" calcext:value-type="float">
            <text:p>0.005842336</text:p>
          </table:table-cell>
          <table:table-cell office:value-type="float" office:value="0.005751641" calcext:value-type="float">
            <text:p>0.00575164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5910424" calcext:value-type="float">
            <text:p>0.0059104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56141885" calcext:value-type="float">
            <text:p>0.0056141885</text:p>
          </table:table-cell>
          <table:table-cell office:value-type="float" office:value="0.0059418092" calcext:value-type="float">
            <text:p>0.0059418092</text:p>
          </table:table-cell>
          <table:table-cell office:value-type="float" office:value="0.0056993435" calcext:value-type="float">
            <text:p>0.0056993435</text:p>
          </table:table-cell>
          <table:table-cell office:value-type="float" office:value="0.0059499252" calcext:value-type="float">
            <text:p>0.0059499252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58800913" calcext:value-type="float">
            <text:p>0.00588009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55907848" calcext:value-type="float">
            <text:p>0.0055907848</text:p>
          </table:table-cell>
          <table:table-cell office:value-type="float" office:value="0.0058967341" calcext:value-type="float">
            <text:p>0.0058967341</text:p>
          </table:table-cell>
          <table:table-cell office:value-type="float" office:value="0.0058920248" calcext:value-type="float">
            <text:p>0.0058920248</text:p>
          </table:table-cell>
          <table:table-cell office:value-type="float" office:value="0.0058600167" calcext:value-type="float">
            <text:p>0.005860016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58505321" calcext:value-type="float">
            <text:p>0.00585053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5678766" calcext:value-type="float">
            <text:p>0.0055678766</text:p>
          </table:table-cell>
          <table:table-cell office:value-type="float" office:value="0.0060084579" calcext:value-type="float">
            <text:p>0.0060084579</text:p>
          </table:table-cell>
          <table:table-cell office:value-type="float" office:value="0.0059297401" calcext:value-type="float">
            <text:p>0.0059297401</text:p>
          </table:table-cell>
          <table:table-cell office:value-type="float" office:value="0.0059037767" calcext:value-type="float">
            <text:p>0.005903776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58217035" calcext:value-type="float">
            <text:p>0.00582170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5454462" calcext:value-type="float">
            <text:p>0.0055454462</text:p>
          </table:table-cell>
          <table:table-cell office:value-type="float" office:value="0.0057923235" calcext:value-type="float">
            <text:p>0.0057923235</text:p>
          </table:table-cell>
          <table:table-cell office:value-type="float" office:value="0.0056423196" calcext:value-type="float">
            <text:p>0.0056423196</text:p>
          </table:table-cell>
          <table:table-cell office:value-type="float" office:value="0.0058511351" calcext:value-type="float">
            <text:p>0.005851135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57935836" calcext:value-type="float">
            <text:p>0.00579358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5523487" calcext:value-type="float">
            <text:p>0.005523487</text:p>
          </table:table-cell>
          <table:table-cell office:value-type="float" office:value="0.0061441534" calcext:value-type="float">
            <text:p>0.0061441534</text:p>
          </table:table-cell>
          <table:table-cell office:value-type="float" office:value="0.0062129511" calcext:value-type="float">
            <text:p>0.0062129511</text:p>
          </table:table-cell>
          <table:table-cell office:value-type="float" office:value="0.0057449797" calcext:value-type="float">
            <text:p>0.005744979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57661277" calcext:value-type="float">
            <text:p>0.00576612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55019609" calcext:value-type="float">
            <text:p>0.0055019609</text:p>
          </table:table-cell>
          <table:table-cell office:value-type="float" office:value="0.0056967041" calcext:value-type="float">
            <text:p>0.0056967041</text:p>
          </table:table-cell>
          <table:table-cell office:value-type="float" office:value="0.0058564572" calcext:value-type="float">
            <text:p>0.0058564572</text:p>
          </table:table-cell>
          <table:table-cell office:value-type="float" office:value="0.0056350594" calcext:value-type="float">
            <text:p>0.005635059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57393266" calcext:value-type="float">
            <text:p>0.00573932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5480872" calcext:value-type="float">
            <text:p>0.005480872</text:p>
          </table:table-cell>
          <table:table-cell office:value-type="float" office:value="0.0057578422" calcext:value-type="float">
            <text:p>0.0057578422</text:p>
          </table:table-cell>
          <table:table-cell office:value-type="float" office:value="0.0056400285" calcext:value-type="float">
            <text:p>0.0056400285</text:p>
          </table:table-cell>
          <table:table-cell office:value-type="float" office:value="0.0056329034" calcext:value-type="float">
            <text:p>0.005632903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5713149" calcext:value-type="float">
            <text:p>0.0057131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54601999" calcext:value-type="float">
            <text:p>0.0054601999</text:p>
          </table:table-cell>
          <table:table-cell office:value-type="float" office:value="0.0056650341" calcext:value-type="float">
            <text:p>0.0056650341</text:p>
          </table:table-cell>
          <table:table-cell office:value-type="float" office:value="0.0060155462" calcext:value-type="float">
            <text:p>0.0060155462</text:p>
          </table:table-cell>
          <table:table-cell office:value-type="float" office:value="0.0055414881" calcext:value-type="float">
            <text:p>0.005541488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56875623" calcext:value-type="float">
            <text:p>0.00568756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54399376" calcext:value-type="float">
            <text:p>0.0054399376</text:p>
          </table:table-cell>
          <table:table-cell office:value-type="float" office:value="0.0057965717" calcext:value-type="float">
            <text:p>0.0057965717</text:p>
          </table:table-cell>
          <table:table-cell office:value-type="float" office:value="0.0055503133" calcext:value-type="float">
            <text:p>0.0055503133</text:p>
          </table:table-cell>
          <table:table-cell office:value-type="float" office:value="0.0057466123" calcext:value-type="float">
            <text:p>0.005746612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56625595" calcext:value-type="float">
            <text:p>0.00566255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54200515" calcext:value-type="float">
            <text:p>0.0054200515</text:p>
          </table:table-cell>
          <table:table-cell office:value-type="float" office:value="0.0057432065" calcext:value-type="float">
            <text:p>0.0057432065</text:p>
          </table:table-cell>
          <table:table-cell office:value-type="float" office:value="0.0057852645" calcext:value-type="float">
            <text:p>0.0057852645</text:p>
          </table:table-cell>
          <table:table-cell office:value-type="float" office:value="0.0056523699" calcext:value-type="float">
            <text:p>0.005652369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56381067" calcext:value-type="float">
            <text:p>0.00563810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54005515" calcext:value-type="float">
            <text:p>0.0054005515</text:p>
          </table:table-cell>
          <table:table-cell office:value-type="float" office:value="0.0058600456" calcext:value-type="float">
            <text:p>0.0058600456</text:p>
          </table:table-cell>
          <table:table-cell office:value-type="float" office:value="0.0060667568" calcext:value-type="float">
            <text:p>0.0060667568</text:p>
          </table:table-cell>
          <table:table-cell office:value-type="float" office:value="0.0058119316" calcext:value-type="float">
            <text:p>0.005811931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56141885" calcext:value-type="float">
            <text:p>0.00561418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3814114" calcext:value-type="float">
            <text:p>0.0053814114</text:p>
          </table:table-cell>
          <table:table-cell office:value-type="float" office:value="0.0056394609" calcext:value-type="float">
            <text:p>0.0056394609</text:p>
          </table:table-cell>
          <table:table-cell office:value-type="float" office:value="0.0057102083" calcext:value-type="float">
            <text:p>0.0057102083</text:p>
          </table:table-cell>
          <table:table-cell office:value-type="float" office:value="0.0055496627" calcext:value-type="float">
            <text:p>0.005549662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55907848" calcext:value-type="float">
            <text:p>0.00559078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53626257" calcext:value-type="float">
            <text:p>0.0053626257</text:p>
          </table:table-cell>
          <table:table-cell office:value-type="float" office:value="0.0060083135" calcext:value-type="float">
            <text:p>0.0060083135</text:p>
          </table:table-cell>
          <table:table-cell office:value-type="float" office:value="0.0057863877" calcext:value-type="float">
            <text:p>0.0057863877</text:p>
          </table:table-cell>
          <table:table-cell office:value-type="float" office:value="0.0056845648" calcext:value-type="float">
            <text:p>0.0056845648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55678766" calcext:value-type="float">
            <text:p>0.0055678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3441939" calcext:value-type="float">
            <text:p>0.0053441939</text:p>
          </table:table-cell>
          <table:table-cell office:value-type="float" office:value="0.0055527873" calcext:value-type="float">
            <text:p>0.0055527873</text:p>
          </table:table-cell>
          <table:table-cell office:value-type="float" office:value="0.0056696287" calcext:value-type="float">
            <text:p>0.0056696287</text:p>
          </table:table-cell>
          <table:table-cell office:value-type="float" office:value="0.005819072" calcext:value-type="float">
            <text:p>0.005819072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55454462" calcext:value-type="float">
            <text:p>0.00554544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3260885" calcext:value-type="float">
            <text:p>0.0053260885</text:p>
          </table:table-cell>
          <table:table-cell office:value-type="float" office:value="0.005605428" calcext:value-type="float">
            <text:p>0.005605428</text:p>
          </table:table-cell>
          <table:table-cell office:value-type="float" office:value="0.0060485387" calcext:value-type="float">
            <text:p>0.0060485387</text:p>
          </table:table-cell>
          <table:table-cell office:value-type="float" office:value="0.0054479693" calcext:value-type="float">
            <text:p>0.005447969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5523487" calcext:value-type="float">
            <text:p>0.0055234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53083012" calcext:value-type="float">
            <text:p>0.0053083012</text:p>
          </table:table-cell>
          <table:table-cell office:value-type="float" office:value="0.0055229417" calcext:value-type="float">
            <text:p>0.0055229417</text:p>
          </table:table-cell>
          <table:table-cell office:value-type="float" office:value="0.0055560805" calcext:value-type="float">
            <text:p>0.0055560805</text:p>
          </table:table-cell>
          <table:table-cell office:value-type="float" office:value="0.0054073189" calcext:value-type="float">
            <text:p>0.005407318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55019609" calcext:value-type="float">
            <text:p>0.00550196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52908263" calcext:value-type="float">
            <text:p>0.0052908263</text:p>
          </table:table-cell>
          <table:table-cell office:value-type="float" office:value="0.0056798509" calcext:value-type="float">
            <text:p>0.0056798509</text:p>
          </table:table-cell>
          <table:table-cell office:value-type="float" office:value="0.0053791776" calcext:value-type="float">
            <text:p>0.0053791776</text:p>
          </table:table-cell>
          <table:table-cell office:value-type="float" office:value="0.005871994" calcext:value-type="float">
            <text:p>0.00587199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5480872" calcext:value-type="float">
            <text:p>0.005480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52736592" calcext:value-type="float">
            <text:p>0.0052736592</text:p>
          </table:table-cell>
          <table:table-cell office:value-type="float" office:value="0.0056146388" calcext:value-type="float">
            <text:p>0.0056146388</text:p>
          </table:table-cell>
          <table:table-cell office:value-type="float" office:value="0.0056730206" calcext:value-type="float">
            <text:p>0.0056730206</text:p>
          </table:table-cell>
          <table:table-cell office:value-type="float" office:value="0.0054582017" calcext:value-type="float">
            <text:p>0.005458201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54601999" calcext:value-type="float">
            <text:p>0.00546019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52567944" calcext:value-type="float">
            <text:p>0.0052567944</text:p>
          </table:table-cell>
          <table:table-cell office:value-type="float" office:value="0.0057286839" calcext:value-type="float">
            <text:p>0.0057286839</text:p>
          </table:table-cell>
          <table:table-cell office:value-type="float" office:value="0.0057046083" calcext:value-type="float">
            <text:p>0.0057046083</text:p>
          </table:table-cell>
          <table:table-cell office:value-type="float" office:value="0.0054150573" calcext:value-type="float">
            <text:p>0.005415057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54399376" calcext:value-type="float">
            <text:p>0.00543993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52402061" calcext:value-type="float">
            <text:p>0.0052402061</text:p>
          </table:table-cell>
          <table:table-cell office:value-type="float" office:value="0.0055126883" calcext:value-type="float">
            <text:p>0.0055126883</text:p>
          </table:table-cell>
          <table:table-cell office:value-type="float" office:value="0.0053428886" calcext:value-type="float">
            <text:p>0.0053428886</text:p>
          </table:table-cell>
          <table:table-cell office:value-type="float" office:value="0.0053627007" calcext:value-type="float">
            <text:p>0.005362700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54200515" calcext:value-type="float">
            <text:p>0.00542005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2238936" calcext:value-type="float">
            <text:p>0.0052238936</text:p>
          </table:table-cell>
          <table:table-cell office:value-type="float" office:value="0.005906201" calcext:value-type="float">
            <text:p>0.005906201</text:p>
          </table:table-cell>
          <table:table-cell office:value-type="float" office:value="0.0060745501" calcext:value-type="float">
            <text:p>0.0060745501</text:p>
          </table:table-cell>
          <table:table-cell office:value-type="float" office:value="0.0054735979" calcext:value-type="float">
            <text:p>0.005473597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54005515" calcext:value-type="float">
            <text:p>0.00540055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52078534" calcext:value-type="float">
            <text:p>0.0052078534</text:p>
          </table:table-cell>
          <table:table-cell office:value-type="float" office:value="0.0054292772" calcext:value-type="float">
            <text:p>0.0054292772</text:p>
          </table:table-cell>
          <table:table-cell office:value-type="float" office:value="0.0055755661" calcext:value-type="float">
            <text:p>0.0055755661</text:p>
          </table:table-cell>
          <table:table-cell office:value-type="float" office:value="0.0059575527" calcext:value-type="float">
            <text:p>0.005957552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53814114" calcext:value-type="float">
            <text:p>0.00538141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51920852" calcext:value-type="float">
            <text:p>0.0051920852</text:p>
          </table:table-cell>
          <table:table-cell office:value-type="float" office:value="0.0054758461" calcext:value-type="float">
            <text:p>0.0054758461</text:p>
          </table:table-cell>
          <table:table-cell office:value-type="float" office:value="0.0053592301" calcext:value-type="float">
            <text:p>0.0053592301</text:p>
          </table:table-cell>
          <table:table-cell office:value-type="float" office:value="0.0057466854" calcext:value-type="float">
            <text:p>0.005746685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53626257" calcext:value-type="float">
            <text:p>0.00536262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51765647" calcext:value-type="float">
            <text:p>0.0051765647</text:p>
          </table:table-cell>
          <table:table-cell office:value-type="float" office:value="0.0054020174" calcext:value-type="float">
            <text:p>0.0054020174</text:p>
          </table:table-cell>
          <table:table-cell office:value-type="float" office:value="0.0057859113" calcext:value-type="float">
            <text:p>0.0057859113</text:p>
          </table:table-cell>
          <table:table-cell office:value-type="float" office:value="0.0052708685" calcext:value-type="float">
            <text:p>0.0052708685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53441939" calcext:value-type="float">
            <text:p>0.00534419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51612938" calcext:value-type="float">
            <text:p>0.0051612938</text:p>
          </table:table-cell>
          <table:table-cell office:value-type="float" office:value="0.0055798092" calcext:value-type="float">
            <text:p>0.0055798092</text:p>
          </table:table-cell>
          <table:table-cell office:value-type="float" office:value="0.0052720853" calcext:value-type="float">
            <text:p>0.0052720853</text:p>
          </table:table-cell>
          <table:table-cell office:value-type="float" office:value="0.0053318827" calcext:value-type="float">
            <text:p>0.005331882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53260885" calcext:value-type="float">
            <text:p>0.0053260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1462641" calcext:value-type="float">
            <text:p>0.0051462641</text:p>
          </table:table-cell>
          <table:table-cell office:value-type="float" office:value="0.0055030622" calcext:value-type="float">
            <text:p>0.0055030622</text:p>
          </table:table-cell>
          <table:table-cell office:value-type="float" office:value="0.0055923345" calcext:value-type="float">
            <text:p>0.0055923345</text:p>
          </table:table-cell>
          <table:table-cell office:value-type="float" office:value="0.0052657151" calcext:value-type="float">
            <text:p>0.005265715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53083012" calcext:value-type="float">
            <text:p>0.00530830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51314677" calcext:value-type="float">
            <text:p>0.0051314677</text:p>
          </table:table-cell>
          <table:table-cell office:value-type="float" office:value="0.0056227231" calcext:value-type="float">
            <text:p>0.0056227231</text:p>
          </table:table-cell>
          <table:table-cell office:value-type="float" office:value="0.0059089726" calcext:value-type="float">
            <text:p>0.0059089726</text:p>
          </table:table-cell>
          <table:table-cell office:value-type="float" office:value="0.0055974945" calcext:value-type="float">
            <text:p>0.0055974945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52908263" calcext:value-type="float">
            <text:p>0.00529082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5116906" calcext:value-type="float">
            <text:p>0.005116906</text:p>
          </table:table-cell>
          <table:table-cell office:value-type="float" office:value="0.0054025766" calcext:value-type="float">
            <text:p>0.0054025766</text:p>
          </table:table-cell>
          <table:table-cell office:value-type="float" office:value="0.0055118473" calcext:value-type="float">
            <text:p>0.0055118473</text:p>
          </table:table-cell>
          <table:table-cell office:value-type="float" office:value="0.0052005369" calcext:value-type="float">
            <text:p>0.0052005369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52736592" calcext:value-type="float">
            <text:p>0.00527365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51025683" calcext:value-type="float">
            <text:p>0.0051025683</text:p>
          </table:table-cell>
          <table:table-cell office:value-type="float" office:value="0.0058110896" calcext:value-type="float">
            <text:p>0.0058110896</text:p>
          </table:table-cell>
          <table:table-cell office:value-type="float" office:value="0.0055708918" calcext:value-type="float">
            <text:p>0.0055708918</text:p>
          </table:table-cell>
          <table:table-cell office:value-type="float" office:value="0.0053287274" calcext:value-type="float">
            <text:p>0.005328727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52567944" calcext:value-type="float">
            <text:p>0.00525679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50884387" calcext:value-type="float">
            <text:p>0.0050884387</text:p>
          </table:table-cell>
          <table:table-cell office:value-type="float" office:value="0.0053197099" calcext:value-type="float">
            <text:p>0.0053197099</text:p>
          </table:table-cell>
          <table:table-cell office:value-type="float" office:value="0.0054764957" calcext:value-type="float">
            <text:p>0.0054764957</text:p>
          </table:table-cell>
          <table:table-cell office:value-type="float" office:value="0.0052210693" calcext:value-type="float">
            <text:p>0.0052210693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2402061" calcext:value-type="float">
            <text:p>0.00524020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50745294" calcext:value-type="float">
            <text:p>0.0050745294</text:p>
          </table:table-cell>
          <table:table-cell office:value-type="float" office:value="0.0053655836" calcext:value-type="float">
            <text:p>0.0053655836</text:p>
          </table:table-cell>
          <table:table-cell office:value-type="float" office:value="0.0058865561" calcext:value-type="float">
            <text:p>0.0058865561</text:p>
          </table:table-cell>
          <table:table-cell office:value-type="float" office:value="0.0054470487" calcext:value-type="float">
            <text:p>0.005447048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52238936" calcext:value-type="float">
            <text:p>0.00522389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50608236" calcext:value-type="float">
            <text:p>0.0050608236</text:p>
          </table:table-cell>
          <table:table-cell office:value-type="float" office:value="0.0052966531" calcext:value-type="float">
            <text:p>0.0052966531</text:p>
          </table:table-cell>
          <table:table-cell office:value-type="float" office:value="0.0053458665" calcext:value-type="float">
            <text:p>0.0053458665</text:p>
          </table:table-cell>
          <table:table-cell office:value-type="float" office:value="0.0052035204" calcext:value-type="float">
            <text:p>0.0052035204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52078534" calcext:value-type="float">
            <text:p>0.00520785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50473213" calcext:value-type="float">
            <text:p>0.0050473213</text:p>
          </table:table-cell>
          <table:table-cell office:value-type="float" office:value="0.0054937885" calcext:value-type="float">
            <text:p>0.0054937885</text:p>
          </table:table-cell>
          <table:table-cell office:value-type="float" office:value="0.0051387609" calcext:value-type="float">
            <text:p>0.0051387609</text:p>
          </table:table-cell>
          <table:table-cell office:value-type="float" office:value="0.0054604192" calcext:value-type="float">
            <text:p>0.0054604192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51920852" calcext:value-type="float">
            <text:p>0.00519208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50340109" calcext:value-type="float">
            <text:p>0.0050340109</text:p>
          </table:table-cell>
          <table:table-cell office:value-type="float" office:value="0.0054069012" calcext:value-type="float">
            <text:p>0.0054069012</text:p>
          </table:table-cell>
          <table:table-cell office:value-type="float" office:value="0.005525718" calcext:value-type="float">
            <text:p>0.005525718</text:p>
          </table:table-cell>
          <table:table-cell office:value-type="float" office:value="0.0053949617" calcext:value-type="float">
            <text:p>0.0053949617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51765647" calcext:value-type="float">
            <text:p>0.00517656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0208946" calcext:value-type="float">
            <text:p>0.0050208946</text:p>
          </table:table-cell>
          <table:table-cell office:value-type="float" office:value="0.0055265413" calcext:value-type="float">
            <text:p>0.0055265413</text:p>
          </table:table-cell>
          <table:table-cell office:value-type="float" office:value="0.0055491868" calcext:value-type="float">
            <text:p>0.0055491868</text:p>
          </table:table-cell>
          <table:table-cell office:value-type="float" office:value="0.0054942276" calcext:value-type="float">
            <text:p>0.0054942276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51612938" calcext:value-type="float">
            <text:p>0.005161293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51462641" calcext:value-type="float">
            <text:p>0.00514626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51314677" calcext:value-type="float">
            <text:p>0.005131467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116906" calcext:value-type="float">
            <text:p>0.0051169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51025683" calcext:value-type="float">
            <text:p>0.005102568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50884387" calcext:value-type="float">
            <text:p>0.005088438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50745294" calcext:value-type="float">
            <text:p>0.005074529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50608236" calcext:value-type="float">
            <text:p>0.005060823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50473213" calcext:value-type="float">
            <text:p>0.005047321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50340109" calcext:value-type="float">
            <text:p>0.00503401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50208946" calcext:value-type="float">
            <text:p>0.0050208946</text:p>
          </table:table-cell>
        </table:table-row>
      </table:table>
      <table:table table:name="Sheet1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umberOfIndices</text:p>
          </table:table-cell>
          <table:table-cell office:value-type="float" office:value="496067872" calcext:value-type="float">
            <text:p>496067872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umberOfIndic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/>
        </table:table-row>
        <table:table-row table:style-name="ro1"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string" calcext:value-type="string">
            <text:p>numCacheLines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antizationB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string" calcext:value-type="string">
            <text:p>numFeatures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.4548311234" calcext:value-type="float">
            <text:p>2.4548311234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umIteration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/>
          <table:table-cell office:value-type="string" calcext:value-type="string">
            <text:p>stepSize</text:p>
          </table:table-cell>
          <table:table-cell office:value-type="float" office:value="0.0002441406" calcext:value-type="float">
            <text:p>0.0002441406</text:p>
          </table:table-cell>
          <table:table-cell table:number-columns-repeated="2"/>
          <table:table-cell office:value-type="string" calcext:value-type="string">
            <text:p>stepSize</text:p>
          </table:table-cell>
          <table:table-cell office:value-type="float" office:value="0.0000305176" calcext:value-type="float">
            <text:p>3.05176E-00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94869" calcext:value-type="float">
            <text:p>0.0008194869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076043129" calcext:value-type="float">
            <text:p>0.076043129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0.0759727955" calcext:value-type="float">
            <text:p>0.075972795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8006491" calcext:value-type="float">
            <text:p>0.00080064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0029722487" calcext:value-type="float">
            <text:p>0.00297224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23048" calcext:value-type="float">
            <text:p>0.000782304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198884" calcext:value-type="float">
            <text:p>0.00081988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0.0008361891" calcext:value-type="float">
            <text:p>0.00083618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644408" calcext:value-type="float">
            <text:p>0.00076444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8010697" calcext:value-type="float">
            <text:p>0.00080106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0.0008336896" calcext:value-type="float">
            <text:p>0.00083368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470431" calcext:value-type="float">
            <text:p>0.00074704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7844869" calcext:value-type="float">
            <text:p>0.00078448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.0008312613" calcext:value-type="float">
            <text:p>0.00083126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300981" calcext:value-type="float">
            <text:p>0.00073009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7714119" calcext:value-type="float">
            <text:p>0.00077141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0.0008288634" calcext:value-type="float">
            <text:p>0.00082886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135941" calcext:value-type="float">
            <text:p>0.00071359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7472727" calcext:value-type="float">
            <text:p>0.00074727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0.0008263399" calcext:value-type="float">
            <text:p>0.000826339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6975172" calcext:value-type="float">
            <text:p>0.00069751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7308439" calcext:value-type="float">
            <text:p>0.00073084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0008239491" calcext:value-type="float">
            <text:p>0.00082394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6818568" calcext:value-type="float">
            <text:p>0.00068185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7150128" calcext:value-type="float">
            <text:p>0.00071501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.0008214065" calcext:value-type="float">
            <text:p>0.000821406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666004" calcext:value-type="float">
            <text:p>0.00066660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7005288" calcext:value-type="float">
            <text:p>0.00070052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float" office:value="0.0008190518" calcext:value-type="float">
            <text:p>0.00081905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517371" calcext:value-type="float">
            <text:p>0.00065173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6846946" calcext:value-type="float">
            <text:p>0.00068469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float" office:value="0.0008168858" calcext:value-type="float">
            <text:p>0.000816885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372554" calcext:value-type="float">
            <text:p>0.00063725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6705167" calcext:value-type="float">
            <text:p>0.00067051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.0008144201" calcext:value-type="float">
            <text:p>0.00081442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231451" calcext:value-type="float">
            <text:p>0.00062314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6601903" calcext:value-type="float">
            <text:p>0.00066019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0.0008120692" calcext:value-type="float">
            <text:p>0.00081206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093955" calcext:value-type="float">
            <text:p>0.00060939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6810817" calcext:value-type="float">
            <text:p>0.00068108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0.0008095989" calcext:value-type="float">
            <text:p>0.00080959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5959967" calcext:value-type="float">
            <text:p>0.00059599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6243575" calcext:value-type="float">
            <text:p>0.00062435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office:value-type="float" office:value="0.0008070845" calcext:value-type="float">
            <text:p>0.00080708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5829393" calcext:value-type="float">
            <text:p>0.00058293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6142622" calcext:value-type="float">
            <text:p>0.0006142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.0008048074" calcext:value-type="float">
            <text:p>0.00080480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5702131" calcext:value-type="float">
            <text:p>0.00057021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6010167" calcext:value-type="float">
            <text:p>0.000601016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008023409" calcext:value-type="float">
            <text:p>0.00080234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5578094" calcext:value-type="float">
            <text:p>0.00055780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602481" calcext:value-type="float">
            <text:p>0.0006024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office:value-type="float" office:value="0.000800106" calcext:value-type="float">
            <text:p>0.00080010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5457193" calcext:value-type="float">
            <text:p>0.00054571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5716614" calcext:value-type="float">
            <text:p>0.000571661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office:value-type="float" office:value="0.0007976052" calcext:value-type="float">
            <text:p>0.00079760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5339338" calcext:value-type="float">
            <text:p>0.00053393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5652225" calcext:value-type="float">
            <text:p>0.00056522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7" calcext:value-type="float">
            <text:p>17</text:p>
          </table:table-cell>
          <table:table-cell office:value-type="float" office:value="0.0007952426" calcext:value-type="float">
            <text:p>0.00079524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5224449" calcext:value-type="float">
            <text:p>0.00052244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5535483" calcext:value-type="float">
            <text:p>0.00055354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office:value-type="float" office:value="0.0007929566" calcext:value-type="float">
            <text:p>0.00079295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112442" calcext:value-type="float">
            <text:p>0.00051124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5719615" calcext:value-type="float">
            <text:p>0.00057196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0.0007907154" calcext:value-type="float">
            <text:p>0.00079071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5003237" calcext:value-type="float">
            <text:p>0.00050032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5464036" calcext:value-type="float">
            <text:p>0.00054640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0.0007883495" calcext:value-type="float">
            <text:p>0.000788349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4896761" calcext:value-type="float">
            <text:p>0.00048967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5096591" calcext:value-type="float">
            <text:p>0.00050965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office:value-type="float" office:value="0.0007860451" calcext:value-type="float">
            <text:p>0.00078604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4792936" calcext:value-type="float">
            <text:p>0.00047929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5196254" calcext:value-type="float">
            <text:p>0.00051962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 office:value-type="float" office:value="0.0007838025" calcext:value-type="float">
            <text:p>0.00078380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4691692" calcext:value-type="float">
            <text:p>0.00046916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5093666" calcext:value-type="float">
            <text:p>0.00050936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office:value-type="float" office:value="0.0007813608" calcext:value-type="float">
            <text:p>0.000781360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4592955" calcext:value-type="float">
            <text:p>0.00045929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4944296" calcext:value-type="float">
            <text:p>0.000494429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office:value-type="float" office:value="0.0007794755" calcext:value-type="float">
            <text:p>0.00077947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4496659" calcext:value-type="float">
            <text:p>0.00044966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4792531" calcext:value-type="float">
            <text:p>0.00047925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0.0007770176" calcext:value-type="float">
            <text:p>0.000777017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4402737" calcext:value-type="float">
            <text:p>0.00044027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5018823" calcext:value-type="float">
            <text:p>0.00050188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0.0007748128" calcext:value-type="float">
            <text:p>0.00077481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4311124" calcext:value-type="float">
            <text:p>0.00043111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6059397" calcext:value-type="float">
            <text:p>0.000605939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office:value-type="float" office:value="0.0007725484" calcext:value-type="float">
            <text:p>0.00077254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4221761" calcext:value-type="float">
            <text:p>0.00042217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448062" calcext:value-type="float">
            <text:p>0.0004480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office:value-type="float" office:value="0.000769925" calcext:value-type="float">
            <text:p>0.0007699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4134582" calcext:value-type="float">
            <text:p>0.000413458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4480233" calcext:value-type="float">
            <text:p>0.00044802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 office:value-type="float" office:value="0.0007680144" calcext:value-type="float">
            <text:p>0.000768014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4049533" calcext:value-type="float">
            <text:p>0.00040495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4355507" calcext:value-type="float">
            <text:p>0.000435550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office:value-type="float" office:value="0.0007655052" calcext:value-type="float">
            <text:p>0.000765505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3966552" calcext:value-type="float">
            <text:p>0.00039665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4967842" calcext:value-type="float">
            <text:p>0.00049678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1" calcext:value-type="float">
            <text:p>31</text:p>
          </table:table-cell>
          <table:table-cell office:value-type="float" office:value="0.0007635118" calcext:value-type="float">
            <text:p>0.00076351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3885589" calcext:value-type="float">
            <text:p>0.000388558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4051622" calcext:value-type="float">
            <text:p>0.000405162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2" calcext:value-type="float">
            <text:p>32</text:p>
          </table:table-cell>
          <table:table-cell office:value-type="float" office:value="0.000760991" calcext:value-type="float">
            <text:p>0.0007609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3806584" calcext:value-type="float">
            <text:p>0.000380658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4229459" calcext:value-type="float">
            <text:p>0.00042294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office:value-type="float" office:value="0.0007587603" calcext:value-type="float">
            <text:p>0.00075876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3729487" calcext:value-type="float">
            <text:p>0.00037294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4326609" calcext:value-type="float">
            <text:p>0.000432660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 office:value-type="float" office:value="0.0007566115" calcext:value-type="float">
            <text:p>0.00075661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3654249" calcext:value-type="float">
            <text:p>0.00036542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4261146" calcext:value-type="float">
            <text:p>0.00042611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5" calcext:value-type="float">
            <text:p>35</text:p>
          </table:table-cell>
          <table:table-cell office:value-type="float" office:value="0.0007545527" calcext:value-type="float">
            <text:p>0.00075455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3580818" calcext:value-type="float">
            <text:p>0.00035808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5512125" calcext:value-type="float">
            <text:p>0.00055121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office:value-type="float" office:value="0.0007524589" calcext:value-type="float">
            <text:p>0.00075245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3509145" calcext:value-type="float">
            <text:p>0.000350914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3758968" calcext:value-type="float">
            <text:p>0.00037589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0.0007500824" calcext:value-type="float">
            <text:p>0.000750082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3439187" calcext:value-type="float">
            <text:p>0.00034391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4448861" calcext:value-type="float">
            <text:p>0.00044488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" calcext:value-type="float">
            <text:p>38</text:p>
          </table:table-cell>
          <table:table-cell office:value-type="float" office:value="0.0007484129" calcext:value-type="float">
            <text:p>0.00074841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370895" calcext:value-type="float">
            <text:p>0.00033708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4018237" calcext:value-type="float">
            <text:p>0.00040182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office:value-type="float" office:value="0.0007456105" calcext:value-type="float">
            <text:p>0.00074561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3304227" calcext:value-type="float">
            <text:p>0.00033042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3722238" calcext:value-type="float">
            <text:p>0.00037222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0" calcext:value-type="float">
            <text:p>40</text:p>
          </table:table-cell>
          <table:table-cell office:value-type="float" office:value="0.0007440721" calcext:value-type="float">
            <text:p>0.00074407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3239138" calcext:value-type="float">
            <text:p>0.00032391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3679049" calcext:value-type="float">
            <text:p>0.00036790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0.0007415769" calcext:value-type="float">
            <text:p>0.00074157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3175588" calcext:value-type="float">
            <text:p>0.00031755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443183" calcext:value-type="float">
            <text:p>0.0004431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  <table:table-cell office:value-type="float" office:value="0.0007395402" calcext:value-type="float">
            <text:p>0.00073954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3113538" calcext:value-type="float">
            <text:p>0.000311353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6127144" calcext:value-type="float">
            <text:p>0.00061271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3" calcext:value-type="float">
            <text:p>43</text:p>
          </table:table-cell>
          <table:table-cell office:value-type="float" office:value="0.0007376477" calcext:value-type="float">
            <text:p>0.000737647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052946" calcext:value-type="float">
            <text:p>0.00030529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442721" calcext:value-type="float">
            <text:p>0.0004427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4" calcext:value-type="float">
            <text:p>44</text:p>
          </table:table-cell>
          <table:table-cell office:value-type="float" office:value="0.0007346672" calcext:value-type="float">
            <text:p>0.000734667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2993775" calcext:value-type="float">
            <text:p>0.00029937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3295495" calcext:value-type="float">
            <text:p>0.00032954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office:value-type="float" office:value="0.0007332888" calcext:value-type="float">
            <text:p>0.00073328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2935987" calcext:value-type="float">
            <text:p>0.00029359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312356" calcext:value-type="float">
            <text:p>0.0003123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6" calcext:value-type="float">
            <text:p>46</text:p>
          </table:table-cell>
          <table:table-cell office:value-type="float" office:value="0.000730569" calcext:value-type="float">
            <text:p>0.0007305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2879546" calcext:value-type="float">
            <text:p>0.00028795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5111508" calcext:value-type="float">
            <text:p>0.00051115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7" calcext:value-type="float">
            <text:p>47</text:p>
          </table:table-cell>
          <table:table-cell office:value-type="float" office:value="0.0007288473" calcext:value-type="float">
            <text:p>0.00072884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2824418" calcext:value-type="float">
            <text:p>0.000282441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3532746" calcext:value-type="float">
            <text:p>0.00035327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office:value-type="float" office:value="0.0007262393" calcext:value-type="float">
            <text:p>0.00072623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770568" calcext:value-type="float">
            <text:p>0.000277056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33724" calcext:value-type="float">
            <text:p>0.000337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9" calcext:value-type="float">
            <text:p>49</text:p>
          </table:table-cell>
          <table:table-cell office:value-type="float" office:value="0.0007241519" calcext:value-type="float">
            <text:p>0.000724151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2717963" calcext:value-type="float">
            <text:p>0.00027179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4044723" calcext:value-type="float">
            <text:p>0.0004044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0" calcext:value-type="float">
            <text:p>50</text:p>
          </table:table-cell>
          <table:table-cell office:value-type="float" office:value="0.0007221192" calcext:value-type="float">
            <text:p>0.00072211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2666571" calcext:value-type="float">
            <text:p>0.00026665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2997161" calcext:value-type="float">
            <text:p>0.000299716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1" calcext:value-type="float">
            <text:p>51</text:p>
          </table:table-cell>
          <table:table-cell office:value-type="float" office:value="0.0007202669" calcext:value-type="float">
            <text:p>0.00072026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2616362" calcext:value-type="float">
            <text:p>0.00026163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10034939" calcext:value-type="float">
            <text:p>0.00100349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2" calcext:value-type="float">
            <text:p>52</text:p>
          </table:table-cell>
          <table:table-cell office:value-type="float" office:value="0.0007185364" calcext:value-type="float">
            <text:p>0.00071853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2567303" calcext:value-type="float">
            <text:p>0.000256730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3752895" calcext:value-type="float">
            <text:p>0.000375289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3" calcext:value-type="float">
            <text:p>53</text:p>
          </table:table-cell>
          <table:table-cell office:value-type="float" office:value="0.000715975" calcext:value-type="float">
            <text:p>0.0007159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2519366" calcext:value-type="float">
            <text:p>0.00025193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5915439" calcext:value-type="float">
            <text:p>0.000591543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0.0007150992" calcext:value-type="float">
            <text:p>0.00071509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2472523" calcext:value-type="float">
            <text:p>0.00024725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409975" calcext:value-type="float">
            <text:p>0.00040997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5" calcext:value-type="float">
            <text:p>55</text:p>
          </table:table-cell>
          <table:table-cell office:value-type="float" office:value="0.0007116962" calcext:value-type="float">
            <text:p>0.000711696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2426742" calcext:value-type="float">
            <text:p>0.00024267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2811723" calcext:value-type="float">
            <text:p>0.000281172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6" calcext:value-type="float">
            <text:p>56</text:p>
          </table:table-cell>
          <table:table-cell office:value-type="float" office:value="0.0007105374" calcext:value-type="float">
            <text:p>0.000710537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2382001" calcext:value-type="float">
            <text:p>0.00023820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3284627" calcext:value-type="float">
            <text:p>0.00032846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7" calcext:value-type="float">
            <text:p>57</text:p>
          </table:table-cell>
          <table:table-cell office:value-type="float" office:value="0.0007080015" calcext:value-type="float">
            <text:p>0.00070800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2338271" calcext:value-type="float">
            <text:p>0.000233827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402563" calcext:value-type="float">
            <text:p>0.00040256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8" calcext:value-type="float">
            <text:p>58</text:p>
          </table:table-cell>
          <table:table-cell office:value-type="float" office:value="0.0007061654" calcext:value-type="float">
            <text:p>0.00070616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2295525" calcext:value-type="float">
            <text:p>0.0002295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6279419" calcext:value-type="float">
            <text:p>0.000627941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9" calcext:value-type="float">
            <text:p>59</text:p>
          </table:table-cell>
          <table:table-cell office:value-type="float" office:value="0.0007048188" calcext:value-type="float">
            <text:p>0.000704818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2253742" calcext:value-type="float">
            <text:p>0.00022537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8569206" calcext:value-type="float">
            <text:p>0.000856920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office:value-type="float" office:value="0.0007012127" calcext:value-type="float">
            <text:p>0.000701212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2212894" calcext:value-type="float">
            <text:p>0.00022128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266208" calcext:value-type="float">
            <text:p>0.0002662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1" calcext:value-type="float">
            <text:p>61</text:p>
          </table:table-cell>
          <table:table-cell office:value-type="float" office:value="0.0007005134" calcext:value-type="float">
            <text:p>0.000700513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2172958" calcext:value-type="float">
            <text:p>0.00021729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3491364" calcext:value-type="float">
            <text:p>0.0003491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2" calcext:value-type="float">
            <text:p>62</text:p>
          </table:table-cell>
          <table:table-cell office:value-type="float" office:value="0.0006974267" calcext:value-type="float">
            <text:p>0.00069742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2133912" calcext:value-type="float">
            <text:p>0.00021339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6695515" calcext:value-type="float">
            <text:p>0.000669551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3" calcext:value-type="float">
            <text:p>63</text:p>
          </table:table-cell>
          <table:table-cell office:value-type="float" office:value="0.0006959994" calcext:value-type="float">
            <text:p>0.000695999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2095734" calcext:value-type="float">
            <text:p>0.000209573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6773042" calcext:value-type="float">
            <text:p>0.000677304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office:value-type="float" office:value="0.000693254" calcext:value-type="float">
            <text:p>0.0006932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058401" calcext:value-type="float">
            <text:p>0.000205840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2841791" calcext:value-type="float">
            <text:p>0.0002841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5" calcext:value-type="float">
            <text:p>65</text:p>
          </table:table-cell>
          <table:table-cell office:value-type="float" office:value="0.0006913238" calcext:value-type="float">
            <text:p>0.000691323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2021892" calcext:value-type="float">
            <text:p>0.00020218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4741062" calcext:value-type="float">
            <text:p>0.00047410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6" calcext:value-type="float">
            <text:p>66</text:p>
          </table:table-cell>
          <table:table-cell office:value-type="float" office:value="0.0006893818" calcext:value-type="float">
            <text:p>0.00068938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1986187" calcext:value-type="float">
            <text:p>0.000198618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273862" calcext:value-type="float">
            <text:p>0.00027386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0.0006877581" calcext:value-type="float">
            <text:p>0.000687758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1951265" calcext:value-type="float">
            <text:p>0.00019512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23764791" calcext:value-type="float">
            <text:p>0.002376479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8" calcext:value-type="float">
            <text:p>68</text:p>
          </table:table-cell>
          <table:table-cell office:value-type="float" office:value="0.0006865018" calcext:value-type="float">
            <text:p>0.00068650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1917108" calcext:value-type="float">
            <text:p>0.000191710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535441" calcext:value-type="float">
            <text:p>0.0005354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69" calcext:value-type="float">
            <text:p>69</text:p>
          </table:table-cell>
          <table:table-cell office:value-type="float" office:value="0.0006836369" calcext:value-type="float">
            <text:p>0.00068363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1883698" calcext:value-type="float">
            <text:p>0.00018836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12938059" calcext:value-type="float">
            <text:p>0.00129380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0" calcext:value-type="float">
            <text:p>70</text:p>
          </table:table-cell>
          <table:table-cell office:value-type="float" office:value="0.0006837336" calcext:value-type="float">
            <text:p>0.000683733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1851012" calcext:value-type="float">
            <text:p>0.000185101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588685" calcext:value-type="float">
            <text:p>0.000588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1" calcext:value-type="float">
            <text:p>71</text:p>
          </table:table-cell>
          <table:table-cell office:value-type="float" office:value="0.0006795225" calcext:value-type="float">
            <text:p>0.000679522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1819037" calcext:value-type="float">
            <text:p>0.000181903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2561417" calcext:value-type="float">
            <text:p>0.000256141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2" calcext:value-type="float">
            <text:p>72</text:p>
          </table:table-cell>
          <table:table-cell office:value-type="float" office:value="0.0006787907" calcext:value-type="float">
            <text:p>0.00067879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1787753" calcext:value-type="float">
            <text:p>0.000178775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3732272" calcext:value-type="float">
            <text:p>0.000373227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0.0006761929" calcext:value-type="float">
            <text:p>0.00067619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01757144" calcext:value-type="float">
            <text:p>0.000175714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3904373" calcext:value-type="float">
            <text:p>0.000390437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0.0006745753" calcext:value-type="float">
            <text:p>0.000674575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1727192" calcext:value-type="float">
            <text:p>0.00017271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6905525" calcext:value-type="float">
            <text:p>0.000690552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5" calcext:value-type="float">
            <text:p>75</text:p>
          </table:table-cell>
          <table:table-cell office:value-type="float" office:value="0.0006739743" calcext:value-type="float">
            <text:p>0.000673974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1697883" calcext:value-type="float">
            <text:p>0.000169788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22318978" calcext:value-type="float">
            <text:p>0.00223189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6" calcext:value-type="float">
            <text:p>76</text:p>
          </table:table-cell>
          <table:table-cell office:value-type="float" office:value="0.0006694586" calcext:value-type="float">
            <text:p>0.00066945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016692" calcext:value-type="float">
            <text:p>0.0001669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5512702" calcext:value-type="float">
            <text:p>0.00055127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7" calcext:value-type="float">
            <text:p>77</text:p>
          </table:table-cell>
          <table:table-cell office:value-type="float" office:value="0.0006695692" calcext:value-type="float">
            <text:p>0.00066956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1641127" calcext:value-type="float">
            <text:p>0.00016411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11106593" calcext:value-type="float">
            <text:p>0.00111065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8" calcext:value-type="float">
            <text:p>78</text:p>
          </table:table-cell>
          <table:table-cell office:value-type="float" office:value="0.0006659703" calcext:value-type="float">
            <text:p>0.000665970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1613652" calcext:value-type="float">
            <text:p>0.000161365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1231266" calcext:value-type="float">
            <text:p>0.001231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9" calcext:value-type="float">
            <text:p>79</text:p>
          </table:table-cell>
          <table:table-cell office:value-type="float" office:value="0.0006648428" calcext:value-type="float">
            <text:p>0.00066484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1586757" calcext:value-type="float">
            <text:p>0.000158675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20422949" calcext:value-type="float">
            <text:p>0.002042294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0.0006619451" calcext:value-type="float">
            <text:p>0.00066194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1560431" calcext:value-type="float">
            <text:p>0.000156043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2647186" calcext:value-type="float">
            <text:p>0.000264718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0.0006601948" calcext:value-type="float">
            <text:p>0.000660194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1534659" calcext:value-type="float">
            <text:p>0.000153465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6916511" calcext:value-type="float">
            <text:p>0.000691651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.0006583069" calcext:value-type="float">
            <text:p>0.00065830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1509427" calcext:value-type="float">
            <text:p>0.000150942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5003178" calcext:value-type="float">
            <text:p>0.000500317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3" calcext:value-type="float">
            <text:p>83</text:p>
          </table:table-cell>
          <table:table-cell office:value-type="float" office:value="0.0006569301" calcext:value-type="float">
            <text:p>0.00065693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01484724" calcext:value-type="float">
            <text:p>0.00014847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51789964" calcext:value-type="float">
            <text:p>0.00517899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4" calcext:value-type="float">
            <text:p>84</text:p>
          </table:table-cell>
          <table:table-cell office:value-type="float" office:value="0.0006561805" calcext:value-type="float">
            <text:p>0.000656180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1460536" calcext:value-type="float">
            <text:p>0.000146053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8392346" calcext:value-type="float">
            <text:p>0.000839234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5" calcext:value-type="float">
            <text:p>85</text:p>
          </table:table-cell>
          <table:table-cell office:value-type="float" office:value="0.0006529817" calcext:value-type="float">
            <text:p>0.000652981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143685" calcext:value-type="float">
            <text:p>0.0001436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3778032" calcext:value-type="float">
            <text:p>0.00377803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0.0006541667" calcext:value-type="float">
            <text:p>0.00065416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1413655" calcext:value-type="float">
            <text:p>0.00014136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12753324" calcext:value-type="float">
            <text:p>0.001275332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7" calcext:value-type="float">
            <text:p>87</text:p>
          </table:table-cell>
          <table:table-cell office:value-type="float" office:value="0.0006489822" calcext:value-type="float">
            <text:p>0.00064898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1390941" calcext:value-type="float">
            <text:p>0.00013909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5612364" calcext:value-type="float">
            <text:p>0.000561236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8" calcext:value-type="float">
            <text:p>88</text:p>
          </table:table-cell>
          <table:table-cell office:value-type="float" office:value="0.0006487242" calcext:value-type="float">
            <text:p>0.00064872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1368694" calcext:value-type="float">
            <text:p>0.000136869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5271047" calcext:value-type="float">
            <text:p>0.000527104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89" calcext:value-type="float">
            <text:p>89</text:p>
          </table:table-cell>
          <table:table-cell office:value-type="float" office:value="0.0006460533" calcext:value-type="float">
            <text:p>0.00064605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01346904" calcext:value-type="float">
            <text:p>0.00013469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3427456" calcext:value-type="float">
            <text:p>0.00034274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0" calcext:value-type="float">
            <text:p>90</text:p>
          </table:table-cell>
          <table:table-cell office:value-type="float" office:value="0.000644689" calcext:value-type="float">
            <text:p>0.0006446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132556" calcext:value-type="float">
            <text:p>0.00013255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8374202" calcext:value-type="float">
            <text:p>0.00083742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0.0006450773" calcext:value-type="float">
            <text:p>0.000645077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01304651" calcext:value-type="float">
            <text:p>0.000130465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5613721" calcext:value-type="float">
            <text:p>0.00561372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2" calcext:value-type="float">
            <text:p>92</text:p>
          </table:table-cell>
          <table:table-cell office:value-type="float" office:value="0.0006393166" calcext:value-type="float">
            <text:p>0.00063931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01284169" calcext:value-type="float">
            <text:p>0.000128416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20489793" calcext:value-type="float">
            <text:p>0.002048979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office:value-type="float" office:value="0.0006403608" calcext:value-type="float">
            <text:p>0.000640360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1264102" calcext:value-type="float">
            <text:p>0.00012641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41604266" calcext:value-type="float">
            <text:p>0.00416042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4" calcext:value-type="float">
            <text:p>94</text:p>
          </table:table-cell>
          <table:table-cell office:value-type="float" office:value="0.0006361154" calcext:value-type="float">
            <text:p>0.000636115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1244441" calcext:value-type="float">
            <text:p>0.000124444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24331328" calcext:value-type="float">
            <text:p>0.002433132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5" calcext:value-type="float">
            <text:p>95</text:p>
          </table:table-cell>
          <table:table-cell office:value-type="float" office:value="0.0006352978" calcext:value-type="float">
            <text:p>0.00063529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01225176" calcext:value-type="float">
            <text:p>0.000122517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64473185" calcext:value-type="float">
            <text:p>0.006447318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float" office:value="0.0006322231" calcext:value-type="float">
            <text:p>0.000632223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1206298" calcext:value-type="float">
            <text:p>0.000120629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6025081" calcext:value-type="float">
            <text:p>0.000602508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7" calcext:value-type="float">
            <text:p>97</text:p>
          </table:table-cell>
          <table:table-cell office:value-type="float" office:value="0.0006306777" calcext:value-type="float">
            <text:p>0.0006306777</text:p>
          </table:table-cell>
        </table:table-row>
        <table:table-row table:style-name="ro1">
          <table:table-cell office:value-type="string" calcext:value-type="string">
            <text:p>numberOfIndices</text:p>
          </table:table-cell>
          <table:table-cell office:value-type="float" office:value="496067872" calcext:value-type="float">
            <text:p>49606787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15149477" calcext:value-type="float">
            <text:p>0.0015149477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8" calcext:value-type="float">
            <text:p>98</text:p>
          </table:table-cell>
          <table:table-cell office:value-type="float" office:value="0.0006288145" calcext:value-type="float">
            <text:p>0.0006288145</text:p>
          </table:table-cell>
        </table:table-row>
        <table:table-row table:style-name="ro1">
          <table:table-cell office:value-type="string" calcext:value-type="string">
            <text:p>value_to_integer_scaler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14199058" calcext:value-type="float">
            <text:p>0.001419905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9" calcext:value-type="float">
            <text:p>99</text:p>
          </table:table-cell>
          <table:table-cell office:value-type="float" office:value="0.0006276875" calcext:value-type="float">
            <text:p>0.0006276875</text:p>
          </table:table-cell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.0029722487" calcext:value-type="float">
            <text:p>0.002972248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8194869" calcext:value-type="float">
            <text:p>0.0008194869</text:p>
          </table:table-cell>
          <table:table-cell office:value-type="float" office:value="0.0008198884" calcext:value-type="float">
            <text:p>0.0008198884</text:p>
          </table:table-cell>
          <table:table-cell office:value-type="float" office:value="0.0008361891" calcext:value-type="float">
            <text:p>0.000836189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006491" calcext:value-type="float">
            <text:p>0.0008006491</text:p>
          </table:table-cell>
          <table:table-cell office:value-type="float" office:value="0.0008010697" calcext:value-type="float">
            <text:p>0.0008010697</text:p>
          </table:table-cell>
          <table:table-cell office:value-type="float" office:value="0.0008336896" calcext:value-type="float">
            <text:p>0.00083368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7823048" calcext:value-type="float">
            <text:p>0.0007823048</text:p>
          </table:table-cell>
          <table:table-cell office:value-type="float" office:value="0.0007844869" calcext:value-type="float">
            <text:p>0.0007844869</text:p>
          </table:table-cell>
          <table:table-cell office:value-type="float" office:value="0.0008312613" calcext:value-type="float">
            <text:p>0.00083126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7644408" calcext:value-type="float">
            <text:p>0.0007644408</text:p>
          </table:table-cell>
          <table:table-cell office:value-type="float" office:value="0.0007714119" calcext:value-type="float">
            <text:p>0.0007714119</text:p>
          </table:table-cell>
          <table:table-cell office:value-type="float" office:value="0.0008288634" calcext:value-type="float">
            <text:p>0.000828863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470431" calcext:value-type="float">
            <text:p>0.0007470431</text:p>
          </table:table-cell>
          <table:table-cell office:value-type="float" office:value="0.0007472727" calcext:value-type="float">
            <text:p>0.0007472727</text:p>
          </table:table-cell>
          <table:table-cell office:value-type="float" office:value="0.0008263399" calcext:value-type="float">
            <text:p>0.000826339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7300981" calcext:value-type="float">
            <text:p>0.0007300981</text:p>
          </table:table-cell>
          <table:table-cell office:value-type="float" office:value="0.0007308439" calcext:value-type="float">
            <text:p>0.0007308439</text:p>
          </table:table-cell>
          <table:table-cell office:value-type="float" office:value="0.0008239491" calcext:value-type="float">
            <text:p>0.000823949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7135941" calcext:value-type="float">
            <text:p>0.0007135941</text:p>
          </table:table-cell>
          <table:table-cell office:value-type="float" office:value="0.0007150128" calcext:value-type="float">
            <text:p>0.0007150128</text:p>
          </table:table-cell>
          <table:table-cell office:value-type="float" office:value="0.0008214065" calcext:value-type="float">
            <text:p>0.000821406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6975172" calcext:value-type="float">
            <text:p>0.0006975172</text:p>
          </table:table-cell>
          <table:table-cell office:value-type="float" office:value="0.0007005288" calcext:value-type="float">
            <text:p>0.0007005288</text:p>
          </table:table-cell>
          <table:table-cell office:value-type="float" office:value="0.0008190518" calcext:value-type="float">
            <text:p>0.000819051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6818568" calcext:value-type="float">
            <text:p>0.0006818568</text:p>
          </table:table-cell>
          <table:table-cell office:value-type="float" office:value="0.0006846946" calcext:value-type="float">
            <text:p>0.0006846946</text:p>
          </table:table-cell>
          <table:table-cell office:value-type="float" office:value="0.0008168858" calcext:value-type="float">
            <text:p>0.000816885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6666004" calcext:value-type="float">
            <text:p>0.0006666004</text:p>
          </table:table-cell>
          <table:table-cell office:value-type="float" office:value="0.0006705167" calcext:value-type="float">
            <text:p>0.0006705167</text:p>
          </table:table-cell>
          <table:table-cell office:value-type="float" office:value="0.0008144201" calcext:value-type="float">
            <text:p>0.00081442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517371" calcext:value-type="float">
            <text:p>0.0006517371</text:p>
          </table:table-cell>
          <table:table-cell office:value-type="float" office:value="0.0006601903" calcext:value-type="float">
            <text:p>0.0006601903</text:p>
          </table:table-cell>
          <table:table-cell office:value-type="float" office:value="0.0008120692" calcext:value-type="float">
            <text:p>0.000812069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6372554" calcext:value-type="float">
            <text:p>0.0006372554</text:p>
          </table:table-cell>
          <table:table-cell office:value-type="float" office:value="0.0006810817" calcext:value-type="float">
            <text:p>0.0006810817</text:p>
          </table:table-cell>
          <table:table-cell office:value-type="float" office:value="0.0008095989" calcext:value-type="float">
            <text:p>0.000809598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231451" calcext:value-type="float">
            <text:p>0.0006231451</text:p>
          </table:table-cell>
          <table:table-cell office:value-type="float" office:value="0.0006243575" calcext:value-type="float">
            <text:p>0.0006243575</text:p>
          </table:table-cell>
          <table:table-cell office:value-type="float" office:value="0.0008070845" calcext:value-type="float">
            <text:p>0.000807084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093955" calcext:value-type="float">
            <text:p>0.0006093955</text:p>
          </table:table-cell>
          <table:table-cell office:value-type="float" office:value="0.0006142622" calcext:value-type="float">
            <text:p>0.0006142622</text:p>
          </table:table-cell>
          <table:table-cell office:value-type="float" office:value="0.0008048074" calcext:value-type="float">
            <text:p>0.000804807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5959967" calcext:value-type="float">
            <text:p>0.0005959967</text:p>
          </table:table-cell>
          <table:table-cell office:value-type="float" office:value="0.0006010167" calcext:value-type="float">
            <text:p>0.0006010167</text:p>
          </table:table-cell>
          <table:table-cell office:value-type="float" office:value="0.0008023409" calcext:value-type="float">
            <text:p>0.000802340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5829393" calcext:value-type="float">
            <text:p>0.0005829393</text:p>
          </table:table-cell>
          <table:table-cell office:value-type="float" office:value="0.000602481" calcext:value-type="float">
            <text:p>0.000602481</text:p>
          </table:table-cell>
          <table:table-cell office:value-type="float" office:value="0.000800106" calcext:value-type="float">
            <text:p>0.00080010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702131" calcext:value-type="float">
            <text:p>0.0005702131</text:p>
          </table:table-cell>
          <table:table-cell office:value-type="float" office:value="0.0005716614" calcext:value-type="float">
            <text:p>0.0005716614</text:p>
          </table:table-cell>
          <table:table-cell office:value-type="float" office:value="0.0007976052" calcext:value-type="float">
            <text:p>0.000797605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5578094" calcext:value-type="float">
            <text:p>0.0005578094</text:p>
          </table:table-cell>
          <table:table-cell office:value-type="float" office:value="0.0005652225" calcext:value-type="float">
            <text:p>0.0005652225</text:p>
          </table:table-cell>
          <table:table-cell office:value-type="float" office:value="0.0007952426" calcext:value-type="float">
            <text:p>0.000795242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5457193" calcext:value-type="float">
            <text:p>0.0005457193</text:p>
          </table:table-cell>
          <table:table-cell office:value-type="float" office:value="0.0005535483" calcext:value-type="float">
            <text:p>0.0005535483</text:p>
          </table:table-cell>
          <table:table-cell office:value-type="float" office:value="0.0007929566" calcext:value-type="float">
            <text:p>0.000792956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5339338" calcext:value-type="float">
            <text:p>0.0005339338</text:p>
          </table:table-cell>
          <table:table-cell office:value-type="float" office:value="0.0005719615" calcext:value-type="float">
            <text:p>0.0005719615</text:p>
          </table:table-cell>
          <table:table-cell office:value-type="float" office:value="0.0007907154" calcext:value-type="float">
            <text:p>0.00079071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224449" calcext:value-type="float">
            <text:p>0.0005224449</text:p>
          </table:table-cell>
          <table:table-cell office:value-type="float" office:value="0.0005464036" calcext:value-type="float">
            <text:p>0.0005464036</text:p>
          </table:table-cell>
          <table:table-cell office:value-type="float" office:value="0.0007883495" calcext:value-type="float">
            <text:p>0.000788349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5112442" calcext:value-type="float">
            <text:p>0.0005112442</text:p>
          </table:table-cell>
          <table:table-cell office:value-type="float" office:value="0.0005096591" calcext:value-type="float">
            <text:p>0.0005096591</text:p>
          </table:table-cell>
          <table:table-cell office:value-type="float" office:value="0.0007860451" calcext:value-type="float">
            <text:p>0.000786045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5003237" calcext:value-type="float">
            <text:p>0.0005003237</text:p>
          </table:table-cell>
          <table:table-cell office:value-type="float" office:value="0.0005196254" calcext:value-type="float">
            <text:p>0.0005196254</text:p>
          </table:table-cell>
          <table:table-cell office:value-type="float" office:value="0.0007838025" calcext:value-type="float">
            <text:p>0.000783802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896761" calcext:value-type="float">
            <text:p>0.0004896761</text:p>
          </table:table-cell>
          <table:table-cell office:value-type="float" office:value="0.0005093666" calcext:value-type="float">
            <text:p>0.0005093666</text:p>
          </table:table-cell>
          <table:table-cell office:value-type="float" office:value="0.0007813608" calcext:value-type="float">
            <text:p>0.000781360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792936" calcext:value-type="float">
            <text:p>0.0004792936</text:p>
          </table:table-cell>
          <table:table-cell office:value-type="float" office:value="0.0004944296" calcext:value-type="float">
            <text:p>0.0004944296</text:p>
          </table:table-cell>
          <table:table-cell office:value-type="float" office:value="0.0007794755" calcext:value-type="float">
            <text:p>0.000779475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691692" calcext:value-type="float">
            <text:p>0.0004691692</text:p>
          </table:table-cell>
          <table:table-cell office:value-type="float" office:value="0.0004792531" calcext:value-type="float">
            <text:p>0.0004792531</text:p>
          </table:table-cell>
          <table:table-cell office:value-type="float" office:value="0.0007770176" calcext:value-type="float">
            <text:p>0.000777017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592955" calcext:value-type="float">
            <text:p>0.0004592955</text:p>
          </table:table-cell>
          <table:table-cell office:value-type="float" office:value="0.0005018823" calcext:value-type="float">
            <text:p>0.0005018823</text:p>
          </table:table-cell>
          <table:table-cell office:value-type="float" office:value="0.0007748128" calcext:value-type="float">
            <text:p>0.000774812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496659" calcext:value-type="float">
            <text:p>0.0004496659</text:p>
          </table:table-cell>
          <table:table-cell office:value-type="float" office:value="0.0006059397" calcext:value-type="float">
            <text:p>0.0006059397</text:p>
          </table:table-cell>
          <table:table-cell office:value-type="float" office:value="0.0007725484" calcext:value-type="float">
            <text:p>0.000772548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402737" calcext:value-type="float">
            <text:p>0.0004402737</text:p>
          </table:table-cell>
          <table:table-cell office:value-type="float" office:value="0.000448062" calcext:value-type="float">
            <text:p>0.000448062</text:p>
          </table:table-cell>
          <table:table-cell office:value-type="float" office:value="0.000769925" calcext:value-type="float">
            <text:p>0.00076992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4311124" calcext:value-type="float">
            <text:p>0.0004311124</text:p>
          </table:table-cell>
          <table:table-cell office:value-type="float" office:value="0.0004480233" calcext:value-type="float">
            <text:p>0.0004480233</text:p>
          </table:table-cell>
          <table:table-cell office:value-type="float" office:value="0.0007680144" calcext:value-type="float">
            <text:p>0.000768014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221761" calcext:value-type="float">
            <text:p>0.0004221761</text:p>
          </table:table-cell>
          <table:table-cell office:value-type="float" office:value="0.0004355507" calcext:value-type="float">
            <text:p>0.0004355507</text:p>
          </table:table-cell>
          <table:table-cell office:value-type="float" office:value="0.0007655052" calcext:value-type="float">
            <text:p>0.000765505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134582" calcext:value-type="float">
            <text:p>0.0004134582</text:p>
          </table:table-cell>
          <table:table-cell office:value-type="float" office:value="0.0004967842" calcext:value-type="float">
            <text:p>0.0004967842</text:p>
          </table:table-cell>
          <table:table-cell office:value-type="float" office:value="0.0007635118" calcext:value-type="float">
            <text:p>0.000763511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049533" calcext:value-type="float">
            <text:p>0.0004049533</text:p>
          </table:table-cell>
          <table:table-cell office:value-type="float" office:value="0.0004051622" calcext:value-type="float">
            <text:p>0.0004051622</text:p>
          </table:table-cell>
          <table:table-cell office:value-type="float" office:value="0.000760991" calcext:value-type="float">
            <text:p>0.00076099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3966552" calcext:value-type="float">
            <text:p>0.0003966552</text:p>
          </table:table-cell>
          <table:table-cell office:value-type="float" office:value="0.0004229459" calcext:value-type="float">
            <text:p>0.0004229459</text:p>
          </table:table-cell>
          <table:table-cell office:value-type="float" office:value="0.0007587603" calcext:value-type="float">
            <text:p>0.000758760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3885589" calcext:value-type="float">
            <text:p>0.0003885589</text:p>
          </table:table-cell>
          <table:table-cell office:value-type="float" office:value="0.0004326609" calcext:value-type="float">
            <text:p>0.0004326609</text:p>
          </table:table-cell>
          <table:table-cell office:value-type="float" office:value="0.0007566115" calcext:value-type="float">
            <text:p>0.000756611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3806584" calcext:value-type="float">
            <text:p>0.0003806584</text:p>
          </table:table-cell>
          <table:table-cell office:value-type="float" office:value="0.0004261146" calcext:value-type="float">
            <text:p>0.0004261146</text:p>
          </table:table-cell>
          <table:table-cell office:value-type="float" office:value="0.0007545527" calcext:value-type="float">
            <text:p>0.000754552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3729487" calcext:value-type="float">
            <text:p>0.0003729487</text:p>
          </table:table-cell>
          <table:table-cell office:value-type="float" office:value="0.0005512125" calcext:value-type="float">
            <text:p>0.0005512125</text:p>
          </table:table-cell>
          <table:table-cell office:value-type="float" office:value="0.0007524589" calcext:value-type="float">
            <text:p>0.000752458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3654249" calcext:value-type="float">
            <text:p>0.0003654249</text:p>
          </table:table-cell>
          <table:table-cell office:value-type="float" office:value="0.0003758968" calcext:value-type="float">
            <text:p>0.0003758968</text:p>
          </table:table-cell>
          <table:table-cell office:value-type="float" office:value="0.0007500824" calcext:value-type="float">
            <text:p>0.000750082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3580818" calcext:value-type="float">
            <text:p>0.0003580818</text:p>
          </table:table-cell>
          <table:table-cell office:value-type="float" office:value="0.0004448861" calcext:value-type="float">
            <text:p>0.0004448861</text:p>
          </table:table-cell>
          <table:table-cell office:value-type="float" office:value="0.0007484129" calcext:value-type="float">
            <text:p>0.000748412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3509145" calcext:value-type="float">
            <text:p>0.0003509145</text:p>
          </table:table-cell>
          <table:table-cell office:value-type="float" office:value="0.0004018237" calcext:value-type="float">
            <text:p>0.0004018237</text:p>
          </table:table-cell>
          <table:table-cell office:value-type="float" office:value="0.0007456105" calcext:value-type="float">
            <text:p>0.000745610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439187" calcext:value-type="float">
            <text:p>0.0003439187</text:p>
          </table:table-cell>
          <table:table-cell office:value-type="float" office:value="0.0003722238" calcext:value-type="float">
            <text:p>0.0003722238</text:p>
          </table:table-cell>
          <table:table-cell office:value-type="float" office:value="0.0007440721" calcext:value-type="float">
            <text:p>0.000744072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3370895" calcext:value-type="float">
            <text:p>0.0003370895</text:p>
          </table:table-cell>
          <table:table-cell office:value-type="float" office:value="0.0003679049" calcext:value-type="float">
            <text:p>0.0003679049</text:p>
          </table:table-cell>
          <table:table-cell office:value-type="float" office:value="0.0007415769" calcext:value-type="float">
            <text:p>0.000741576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3304227" calcext:value-type="float">
            <text:p>0.0003304227</text:p>
          </table:table-cell>
          <table:table-cell office:value-type="float" office:value="0.000443183" calcext:value-type="float">
            <text:p>0.000443183</text:p>
          </table:table-cell>
          <table:table-cell office:value-type="float" office:value="0.0007395402" calcext:value-type="float">
            <text:p>0.000739540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3239138" calcext:value-type="float">
            <text:p>0.0003239138</text:p>
          </table:table-cell>
          <table:table-cell office:value-type="float" office:value="0.0006127144" calcext:value-type="float">
            <text:p>0.0006127144</text:p>
          </table:table-cell>
          <table:table-cell office:value-type="float" office:value="0.0007376477" calcext:value-type="float">
            <text:p>0.000737647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3175588" calcext:value-type="float">
            <text:p>0.0003175588</text:p>
          </table:table-cell>
          <table:table-cell office:value-type="float" office:value="0.000442721" calcext:value-type="float">
            <text:p>0.000442721</text:p>
          </table:table-cell>
          <table:table-cell office:value-type="float" office:value="0.0007346672" calcext:value-type="float">
            <text:p>0.000734667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3113538" calcext:value-type="float">
            <text:p>0.0003113538</text:p>
          </table:table-cell>
          <table:table-cell office:value-type="float" office:value="0.0003295495" calcext:value-type="float">
            <text:p>0.0003295495</text:p>
          </table:table-cell>
          <table:table-cell office:value-type="float" office:value="0.0007332888" calcext:value-type="float">
            <text:p>0.0007332888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052946" calcext:value-type="float">
            <text:p>0.0003052946</text:p>
          </table:table-cell>
          <table:table-cell office:value-type="float" office:value="0.000312356" calcext:value-type="float">
            <text:p>0.000312356</text:p>
          </table:table-cell>
          <table:table-cell office:value-type="float" office:value="0.000730569" calcext:value-type="float">
            <text:p>0.00073056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2993775" calcext:value-type="float">
            <text:p>0.0002993775</text:p>
          </table:table-cell>
          <table:table-cell office:value-type="float" office:value="0.0005111508" calcext:value-type="float">
            <text:p>0.0005111508</text:p>
          </table:table-cell>
          <table:table-cell office:value-type="float" office:value="0.0007288473" calcext:value-type="float">
            <text:p>0.000728847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2935987" calcext:value-type="float">
            <text:p>0.0002935987</text:p>
          </table:table-cell>
          <table:table-cell office:value-type="float" office:value="0.0003532746" calcext:value-type="float">
            <text:p>0.0003532746</text:p>
          </table:table-cell>
          <table:table-cell office:value-type="float" office:value="0.0007262393" calcext:value-type="float">
            <text:p>0.000726239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2879546" calcext:value-type="float">
            <text:p>0.0002879546</text:p>
          </table:table-cell>
          <table:table-cell office:value-type="float" office:value="0.00033724" calcext:value-type="float">
            <text:p>0.00033724</text:p>
          </table:table-cell>
          <table:table-cell office:value-type="float" office:value="0.0007241519" calcext:value-type="float">
            <text:p>0.000724151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824418" calcext:value-type="float">
            <text:p>0.0002824418</text:p>
          </table:table-cell>
          <table:table-cell office:value-type="float" office:value="0.0004044723" calcext:value-type="float">
            <text:p>0.0004044723</text:p>
          </table:table-cell>
          <table:table-cell office:value-type="float" office:value="0.0007221192" calcext:value-type="float">
            <text:p>0.0007221192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2770568" calcext:value-type="float">
            <text:p>0.0002770568</text:p>
          </table:table-cell>
          <table:table-cell office:value-type="float" office:value="0.0002997161" calcext:value-type="float">
            <text:p>0.0002997161</text:p>
          </table:table-cell>
          <table:table-cell office:value-type="float" office:value="0.0007202669" calcext:value-type="float">
            <text:p>0.0007202669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717963" calcext:value-type="float">
            <text:p>0.0002717963</text:p>
          </table:table-cell>
          <table:table-cell office:value-type="float" office:value="0.0010034939" calcext:value-type="float">
            <text:p>0.0010034939</text:p>
          </table:table-cell>
          <table:table-cell office:value-type="float" office:value="0.0007185364" calcext:value-type="float">
            <text:p>0.000718536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2666571" calcext:value-type="float">
            <text:p>0.0002666571</text:p>
          </table:table-cell>
          <table:table-cell office:value-type="float" office:value="0.0003752895" calcext:value-type="float">
            <text:p>0.0003752895</text:p>
          </table:table-cell>
          <table:table-cell office:value-type="float" office:value="0.000715975" calcext:value-type="float">
            <text:p>0.00071597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2616362" calcext:value-type="float">
            <text:p>0.0002616362</text:p>
          </table:table-cell>
          <table:table-cell office:value-type="float" office:value="0.0005915439" calcext:value-type="float">
            <text:p>0.0005915439</text:p>
          </table:table-cell>
          <table:table-cell office:value-type="float" office:value="0.0007150992" calcext:value-type="float">
            <text:p>0.000715099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2567303" calcext:value-type="float">
            <text:p>0.0002567303</text:p>
          </table:table-cell>
          <table:table-cell office:value-type="float" office:value="0.000409975" calcext:value-type="float">
            <text:p>0.000409975</text:p>
          </table:table-cell>
          <table:table-cell office:value-type="float" office:value="0.0007116962" calcext:value-type="float">
            <text:p>0.000711696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2519366" calcext:value-type="float">
            <text:p>0.0002519366</text:p>
          </table:table-cell>
          <table:table-cell office:value-type="float" office:value="0.0002811723" calcext:value-type="float">
            <text:p>0.0002811723</text:p>
          </table:table-cell>
          <table:table-cell office:value-type="float" office:value="0.0007105374" calcext:value-type="float">
            <text:p>0.0007105374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2472523" calcext:value-type="float">
            <text:p>0.0002472523</text:p>
          </table:table-cell>
          <table:table-cell office:value-type="float" office:value="0.0003284627" calcext:value-type="float">
            <text:p>0.0003284627</text:p>
          </table:table-cell>
          <table:table-cell office:value-type="float" office:value="0.0007080015" calcext:value-type="float">
            <text:p>0.0007080015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2426742" calcext:value-type="float">
            <text:p>0.0002426742</text:p>
          </table:table-cell>
          <table:table-cell office:value-type="float" office:value="0.000402563" calcext:value-type="float">
            <text:p>0.000402563</text:p>
          </table:table-cell>
          <table:table-cell office:value-type="float" office:value="0.0007061654" calcext:value-type="float">
            <text:p>0.000706165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382001" calcext:value-type="float">
            <text:p>0.0002382001</text:p>
          </table:table-cell>
          <table:table-cell office:value-type="float" office:value="0.0006279419" calcext:value-type="float">
            <text:p>0.0006279419</text:p>
          </table:table-cell>
          <table:table-cell office:value-type="float" office:value="0.0007048188" calcext:value-type="float">
            <text:p>0.000704818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338271" calcext:value-type="float">
            <text:p>0.0002338271</text:p>
          </table:table-cell>
          <table:table-cell office:value-type="float" office:value="0.0008569206" calcext:value-type="float">
            <text:p>0.0008569206</text:p>
          </table:table-cell>
          <table:table-cell office:value-type="float" office:value="0.0007012127" calcext:value-type="float">
            <text:p>0.0007012127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295525" calcext:value-type="float">
            <text:p>0.0002295525</text:p>
          </table:table-cell>
          <table:table-cell office:value-type="float" office:value="0.000266208" calcext:value-type="float">
            <text:p>0.000266208</text:p>
          </table:table-cell>
          <table:table-cell office:value-type="float" office:value="0.0007005134" calcext:value-type="float">
            <text:p>0.000700513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2253742" calcext:value-type="float">
            <text:p>0.0002253742</text:p>
          </table:table-cell>
          <table:table-cell office:value-type="float" office:value="0.0003491364" calcext:value-type="float">
            <text:p>0.0003491364</text:p>
          </table:table-cell>
          <table:table-cell office:value-type="float" office:value="0.0006974267" calcext:value-type="float">
            <text:p>0.000697426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2212894" calcext:value-type="float">
            <text:p>0.0002212894</text:p>
          </table:table-cell>
          <table:table-cell office:value-type="float" office:value="0.0006695515" calcext:value-type="float">
            <text:p>0.0006695515</text:p>
          </table:table-cell>
          <table:table-cell office:value-type="float" office:value="0.0006959994" calcext:value-type="float">
            <text:p>0.000695999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172958" calcext:value-type="float">
            <text:p>0.0002172958</text:p>
          </table:table-cell>
          <table:table-cell office:value-type="float" office:value="0.0006773042" calcext:value-type="float">
            <text:p>0.0006773042</text:p>
          </table:table-cell>
          <table:table-cell office:value-type="float" office:value="0.000693254" calcext:value-type="float">
            <text:p>0.00069325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2133912" calcext:value-type="float">
            <text:p>0.0002133912</text:p>
          </table:table-cell>
          <table:table-cell office:value-type="float" office:value="0.0002841791" calcext:value-type="float">
            <text:p>0.0002841791</text:p>
          </table:table-cell>
          <table:table-cell office:value-type="float" office:value="0.0006913238" calcext:value-type="float">
            <text:p>0.0006913238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2095734" calcext:value-type="float">
            <text:p>0.0002095734</text:p>
          </table:table-cell>
          <table:table-cell office:value-type="float" office:value="0.0004741062" calcext:value-type="float">
            <text:p>0.0004741062</text:p>
          </table:table-cell>
          <table:table-cell office:value-type="float" office:value="0.0006893818" calcext:value-type="float">
            <text:p>0.0006893818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2058401" calcext:value-type="float">
            <text:p>0.0002058401</text:p>
          </table:table-cell>
          <table:table-cell office:value-type="float" office:value="0.000273862" calcext:value-type="float">
            <text:p>0.000273862</text:p>
          </table:table-cell>
          <table:table-cell office:value-type="float" office:value="0.0006877581" calcext:value-type="float">
            <text:p>0.000687758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2021892" calcext:value-type="float">
            <text:p>0.0002021892</text:p>
          </table:table-cell>
          <table:table-cell office:value-type="float" office:value="0.0023764791" calcext:value-type="float">
            <text:p>0.0023764791</text:p>
          </table:table-cell>
          <table:table-cell office:value-type="float" office:value="0.0006865018" calcext:value-type="float">
            <text:p>0.000686501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1986187" calcext:value-type="float">
            <text:p>0.0001986187</text:p>
          </table:table-cell>
          <table:table-cell office:value-type="float" office:value="0.000535441" calcext:value-type="float">
            <text:p>0.000535441</text:p>
          </table:table-cell>
          <table:table-cell office:value-type="float" office:value="0.0006836369" calcext:value-type="float">
            <text:p>0.000683636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1951265" calcext:value-type="float">
            <text:p>0.0001951265</text:p>
          </table:table-cell>
          <table:table-cell office:value-type="float" office:value="0.0012938059" calcext:value-type="float">
            <text:p>0.0012938059</text:p>
          </table:table-cell>
          <table:table-cell office:value-type="float" office:value="0.0006837336" calcext:value-type="float">
            <text:p>0.000683733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1917108" calcext:value-type="float">
            <text:p>0.0001917108</text:p>
          </table:table-cell>
          <table:table-cell office:value-type="float" office:value="0.000588685" calcext:value-type="float">
            <text:p>0.000588685</text:p>
          </table:table-cell>
          <table:table-cell office:value-type="float" office:value="0.0006795225" calcext:value-type="float">
            <text:p>0.0006795225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1883698" calcext:value-type="float">
            <text:p>0.0001883698</text:p>
          </table:table-cell>
          <table:table-cell office:value-type="float" office:value="0.0002561417" calcext:value-type="float">
            <text:p>0.0002561417</text:p>
          </table:table-cell>
          <table:table-cell office:value-type="float" office:value="0.0006787907" calcext:value-type="float">
            <text:p>0.0006787907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1851012" calcext:value-type="float">
            <text:p>0.0001851012</text:p>
          </table:table-cell>
          <table:table-cell office:value-type="float" office:value="0.0003732272" calcext:value-type="float">
            <text:p>0.0003732272</text:p>
          </table:table-cell>
          <table:table-cell office:value-type="float" office:value="0.0006761929" calcext:value-type="float">
            <text:p>0.000676192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1819037" calcext:value-type="float">
            <text:p>0.0001819037</text:p>
          </table:table-cell>
          <table:table-cell office:value-type="float" office:value="0.0003904373" calcext:value-type="float">
            <text:p>0.0003904373</text:p>
          </table:table-cell>
          <table:table-cell office:value-type="float" office:value="0.0006745753" calcext:value-type="float">
            <text:p>0.0006745753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787753" calcext:value-type="float">
            <text:p>0.0001787753</text:p>
          </table:table-cell>
          <table:table-cell office:value-type="float" office:value="0.0006905525" calcext:value-type="float">
            <text:p>0.0006905525</text:p>
          </table:table-cell>
          <table:table-cell office:value-type="float" office:value="0.0006739743" calcext:value-type="float">
            <text:p>0.000673974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1757144" calcext:value-type="float">
            <text:p>0.0001757144</text:p>
          </table:table-cell>
          <table:table-cell office:value-type="float" office:value="0.0022318978" calcext:value-type="float">
            <text:p>0.0022318978</text:p>
          </table:table-cell>
          <table:table-cell office:value-type="float" office:value="0.0006694586" calcext:value-type="float">
            <text:p>0.000669458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1727192" calcext:value-type="float">
            <text:p>0.0001727192</text:p>
          </table:table-cell>
          <table:table-cell office:value-type="float" office:value="0.0005512702" calcext:value-type="float">
            <text:p>0.0005512702</text:p>
          </table:table-cell>
          <table:table-cell office:value-type="float" office:value="0.0006695692" calcext:value-type="float">
            <text:p>0.000669569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1697883" calcext:value-type="float">
            <text:p>0.0001697883</text:p>
          </table:table-cell>
          <table:table-cell office:value-type="float" office:value="0.0011106593" calcext:value-type="float">
            <text:p>0.0011106593</text:p>
          </table:table-cell>
          <table:table-cell office:value-type="float" office:value="0.0006659703" calcext:value-type="float">
            <text:p>0.0006659703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16692" calcext:value-type="float">
            <text:p>0.00016692</text:p>
          </table:table-cell>
          <table:table-cell office:value-type="float" office:value="0.001231266" calcext:value-type="float">
            <text:p>0.001231266</text:p>
          </table:table-cell>
          <table:table-cell office:value-type="float" office:value="0.0006648428" calcext:value-type="float">
            <text:p>0.000664842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641127" calcext:value-type="float">
            <text:p>0.0001641127</text:p>
          </table:table-cell>
          <table:table-cell office:value-type="float" office:value="0.0020422949" calcext:value-type="float">
            <text:p>0.0020422949</text:p>
          </table:table-cell>
          <table:table-cell office:value-type="float" office:value="0.0006619451" calcext:value-type="float">
            <text:p>0.000661945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1613652" calcext:value-type="float">
            <text:p>0.0001613652</text:p>
          </table:table-cell>
          <table:table-cell office:value-type="float" office:value="0.0002647186" calcext:value-type="float">
            <text:p>0.0002647186</text:p>
          </table:table-cell>
          <table:table-cell office:value-type="float" office:value="0.0006601948" calcext:value-type="float">
            <text:p>0.0006601948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1586757" calcext:value-type="float">
            <text:p>0.0001586757</text:p>
          </table:table-cell>
          <table:table-cell office:value-type="float" office:value="0.0006916511" calcext:value-type="float">
            <text:p>0.0006916511</text:p>
          </table:table-cell>
          <table:table-cell office:value-type="float" office:value="0.0006583069" calcext:value-type="float">
            <text:p>0.000658306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1560431" calcext:value-type="float">
            <text:p>0.0001560431</text:p>
          </table:table-cell>
          <table:table-cell office:value-type="float" office:value="0.0005003178" calcext:value-type="float">
            <text:p>0.0005003178</text:p>
          </table:table-cell>
          <table:table-cell office:value-type="float" office:value="0.0006569301" calcext:value-type="float">
            <text:p>0.000656930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1534659" calcext:value-type="float">
            <text:p>0.0001534659</text:p>
          </table:table-cell>
          <table:table-cell office:value-type="float" office:value="0.0051789964" calcext:value-type="float">
            <text:p>0.0051789964</text:p>
          </table:table-cell>
          <table:table-cell office:value-type="float" office:value="0.0006561805" calcext:value-type="float">
            <text:p>0.000656180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1509427" calcext:value-type="float">
            <text:p>0.0001509427</text:p>
          </table:table-cell>
          <table:table-cell office:value-type="float" office:value="0.0008392346" calcext:value-type="float">
            <text:p>0.0008392346</text:p>
          </table:table-cell>
          <table:table-cell office:value-type="float" office:value="0.0006529817" calcext:value-type="float">
            <text:p>0.0006529817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1484724" calcext:value-type="float">
            <text:p>0.0001484724</text:p>
          </table:table-cell>
          <table:table-cell office:value-type="float" office:value="0.003778032" calcext:value-type="float">
            <text:p>0.003778032</text:p>
          </table:table-cell>
          <table:table-cell office:value-type="float" office:value="0.0006541667" calcext:value-type="float">
            <text:p>0.000654166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1460536" calcext:value-type="float">
            <text:p>0.0001460536</text:p>
          </table:table-cell>
          <table:table-cell office:value-type="float" office:value="0.0012753324" calcext:value-type="float">
            <text:p>0.0012753324</text:p>
          </table:table-cell>
          <table:table-cell office:value-type="float" office:value="0.0006489822" calcext:value-type="float">
            <text:p>0.000648982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143685" calcext:value-type="float">
            <text:p>0.000143685</text:p>
          </table:table-cell>
          <table:table-cell office:value-type="float" office:value="0.0005612364" calcext:value-type="float">
            <text:p>0.0005612364</text:p>
          </table:table-cell>
          <table:table-cell office:value-type="float" office:value="0.0006487242" calcext:value-type="float">
            <text:p>0.0006487242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1413655" calcext:value-type="float">
            <text:p>0.0001413655</text:p>
          </table:table-cell>
          <table:table-cell office:value-type="float" office:value="0.0005271047" calcext:value-type="float">
            <text:p>0.0005271047</text:p>
          </table:table-cell>
          <table:table-cell office:value-type="float" office:value="0.0006460533" calcext:value-type="float">
            <text:p>0.000646053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1390941" calcext:value-type="float">
            <text:p>0.0001390941</text:p>
          </table:table-cell>
          <table:table-cell office:value-type="float" office:value="0.0003427456" calcext:value-type="float">
            <text:p>0.0003427456</text:p>
          </table:table-cell>
          <table:table-cell office:value-type="float" office:value="0.000644689" calcext:value-type="float">
            <text:p>0.000644689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1368694" calcext:value-type="float">
            <text:p>0.0001368694</text:p>
          </table:table-cell>
          <table:table-cell office:value-type="float" office:value="0.0008374202" calcext:value-type="float">
            <text:p>0.0008374202</text:p>
          </table:table-cell>
          <table:table-cell office:value-type="float" office:value="0.0006450773" calcext:value-type="float">
            <text:p>0.000645077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1346904" calcext:value-type="float">
            <text:p>0.0001346904</text:p>
          </table:table-cell>
          <table:table-cell office:value-type="float" office:value="0.005613721" calcext:value-type="float">
            <text:p>0.005613721</text:p>
          </table:table-cell>
          <table:table-cell office:value-type="float" office:value="0.0006393166" calcext:value-type="float">
            <text:p>0.000639316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32556" calcext:value-type="float">
            <text:p>0.000132556</text:p>
          </table:table-cell>
          <table:table-cell office:value-type="float" office:value="0.0020489793" calcext:value-type="float">
            <text:p>0.0020489793</text:p>
          </table:table-cell>
          <table:table-cell office:value-type="float" office:value="0.0006403608" calcext:value-type="float">
            <text:p>0.0006403608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1304651" calcext:value-type="float">
            <text:p>0.0001304651</text:p>
          </table:table-cell>
          <table:table-cell office:value-type="float" office:value="0.0041604266" calcext:value-type="float">
            <text:p>0.0041604266</text:p>
          </table:table-cell>
          <table:table-cell office:value-type="float" office:value="0.0006361154" calcext:value-type="float">
            <text:p>0.000636115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1284169" calcext:value-type="float">
            <text:p>0.0001284169</text:p>
          </table:table-cell>
          <table:table-cell office:value-type="float" office:value="0.0024331328" calcext:value-type="float">
            <text:p>0.0024331328</text:p>
          </table:table-cell>
          <table:table-cell office:value-type="float" office:value="0.0006352978" calcext:value-type="float">
            <text:p>0.000635297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1264102" calcext:value-type="float">
            <text:p>0.0001264102</text:p>
          </table:table-cell>
          <table:table-cell office:value-type="float" office:value="0.0064473185" calcext:value-type="float">
            <text:p>0.0064473185</text:p>
          </table:table-cell>
          <table:table-cell office:value-type="float" office:value="0.0006322231" calcext:value-type="float">
            <text:p>0.000632223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1244441" calcext:value-type="float">
            <text:p>0.0001244441</text:p>
          </table:table-cell>
          <table:table-cell office:value-type="float" office:value="0.0006025081" calcext:value-type="float">
            <text:p>0.0006025081</text:p>
          </table:table-cell>
          <table:table-cell office:value-type="float" office:value="0.0006306777" calcext:value-type="float">
            <text:p>0.000630677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1225176" calcext:value-type="float">
            <text:p>0.0001225176</text:p>
          </table:table-cell>
          <table:table-cell office:value-type="float" office:value="0.0015149477" calcext:value-type="float">
            <text:p>0.0015149477</text:p>
          </table:table-cell>
          <table:table-cell office:value-type="float" office:value="0.0006288145" calcext:value-type="float">
            <text:p>0.000628814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1206298" calcext:value-type="float">
            <text:p>0.0001206298</text:p>
          </table:table-cell>
          <table:table-cell office:value-type="float" office:value="0.0014199058" calcext:value-type="float">
            <text:p>0.0014199058</text:p>
          </table:table-cell>
          <table:table-cell office:value-type="float" office:value="0.0006276875" calcext:value-type="float">
            <text:p>0.00062768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8:05:30.40063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5:07:39.852346660</meta:creation-date>
    <dc:date>2017-01-05T14:04:27.780126870</dc:date>
    <meta:editing-duration>P1DT20H49M47S</meta:editing-duration>
    <meta:editing-cycles>57</meta:editing-cycles>
    <meta:generator>LibreOffice/4.2.8.2$Linux_X86_64 LibreOffice_project/420m0$Build-2</meta:generator>
    <meta:document-statistic meta:table-count="11" meta:cell-count="20384" meta:object-count="0"/>
  </office:meta>
</office:document-meta>
</file>